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4.542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7.625cm"/>
    </style:style>
    <style:style style:name="co14" style:family="table-column">
      <style:table-column-properties fo:break-before="auto" style:column-width="9.613cm"/>
    </style:style>
    <style:style style:name="co15" style:family="table-column">
      <style:table-column-properties fo:break-before="auto" style:column-width="0.82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4.574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3.595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7.525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18.39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249cm"/>
    </style:style>
    <style:style style:name="co29" style:family="table-column">
      <style:table-column-properties fo:break-before="auto" style:column-width="2.24cm"/>
    </style:style>
    <style:style style:name="co30" style:family="table-column">
      <style:table-column-properties fo:break-before="auto" style:column-width="22.176cm"/>
    </style:style>
    <style:style style:name="co31" style:family="table-column">
      <style:table-column-properties fo:break-before="auto" style:column-width="2.84cm"/>
    </style:style>
    <style:style style:name="co32" style:family="table-column">
      <style:table-column-properties fo:break-before="auto" style:column-width="17.6cm"/>
    </style:style>
    <style:style style:name="co33" style:family="table-column">
      <style:table-column-properties fo:break-before="auto" style:column-width="3.921cm"/>
    </style:style>
    <style:style style:name="co34" style:family="table-column">
      <style:table-column-properties fo:break-before="auto" style:column-width="2.914cm"/>
    </style:style>
    <style:style style:name="co35" style:family="table-column">
      <style:table-column-properties fo:break-before="auto" style:column-width="15.332cm"/>
    </style:style>
    <style:style style:name="co36" style:family="table-column">
      <style:table-column-properties fo:break-before="auto" style:column-width="14.977cm"/>
    </style:style>
    <style:style style:name="co37" style:family="table-column">
      <style:table-column-properties fo:break-before="auto" style:column-width="5.009cm"/>
    </style:style>
    <style:style style:name="co38" style:family="table-column">
      <style:table-column-properties fo:break-before="auto" style:column-width="3.295cm"/>
    </style:style>
    <style:style style:name="co39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12.554cm"/>
    </style:style>
    <style:style style:name="co41" style:family="table-column">
      <style:table-column-properties fo:break-before="auto" style:column-width="2.295cm"/>
    </style:style>
    <style:style style:name="co42" style:family="table-column">
      <style:table-column-properties fo:break-before="auto" style:column-width="18.355cm"/>
    </style:style>
    <style:style style:name="co43" style:family="table-column">
      <style:table-column-properties fo:break-before="auto" style:column-width="3.985cm"/>
    </style:style>
    <style:style style:name="co44" style:family="table-column">
      <style:table-column-properties fo:break-before="auto" style:column-width="1.261cm"/>
    </style:style>
    <style:style style:name="co45" style:family="table-column">
      <style:table-column-properties fo:break-before="auto" style:column-width="7.678cm"/>
    </style:style>
    <style:style style:name="co46" style:family="table-column">
      <style:table-column-properties fo:break-before="auto" style:column-width="4.002cm"/>
    </style:style>
    <style:style style:name="co47" style:family="table-column">
      <style:table-column-properties fo:break-before="auto" style:column-width="0.688cm"/>
    </style:style>
    <style:style style:name="co48" style:family="table-column">
      <style:table-column-properties fo:break-before="auto" style:column-width="5.092cm"/>
    </style:style>
    <style:style style:name="co49" style:family="table-column">
      <style:table-column-properties fo:break-before="auto" style:column-width="1.743cm"/>
    </style:style>
    <style:style style:name="co50" style:family="table-column">
      <style:table-column-properties fo:break-before="auto" style:column-width="11.411cm"/>
    </style:style>
    <style:style style:name="co51" style:family="table-column">
      <style:table-column-properties fo:break-before="auto" style:column-width="2.35cm"/>
    </style:style>
    <style:style style:name="co52" style:family="table-column">
      <style:table-column-properties fo:break-before="auto" style:column-width="2.868cm"/>
    </style:style>
    <style:style style:name="co53" style:family="table-column">
      <style:table-column-properties fo:break-before="auto" style:column-width="3.059cm"/>
    </style:style>
    <style:style style:name="co54" style:family="table-column">
      <style:table-column-properties fo:break-before="auto" style:column-width="3.113cm"/>
    </style:style>
    <style:style style:name="co55" style:family="table-column">
      <style:table-column-properties fo:break-before="auto" style:column-width="4.411cm"/>
    </style:style>
    <style:style style:name="co56" style:family="table-column">
      <style:table-column-properties fo:break-before="auto" style:column-width="1.797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7.271cm"/>
    </style:style>
    <style:style style:name="co59" style:family="table-column">
      <style:table-column-properties fo:break-before="auto" style:column-width="5.664cm"/>
    </style:style>
    <style:style style:name="co60" style:family="table-column">
      <style:table-column-properties fo:break-before="auto" style:column-width="4.147cm"/>
    </style:style>
    <style:style style:name="co61" style:family="table-column">
      <style:table-column-properties fo:break-before="auto" style:column-width="2.268cm"/>
    </style:style>
    <style:style style:name="co62" style:family="table-column">
      <style:table-column-properties fo:break-before="auto" style:column-width="1.697cm"/>
    </style:style>
    <style:style style:name="co63" style:family="table-column">
      <style:table-column-properties fo:break-before="auto" style:column-width="9.885cm"/>
    </style:style>
    <style:style style:name="co64" style:family="table-column">
      <style:table-column-properties fo:break-before="auto" style:column-width="9.83cm"/>
    </style:style>
    <style:style style:name="co65" style:family="table-column">
      <style:table-column-properties fo:break-before="auto" style:column-width="5.427cm"/>
    </style:style>
    <style:style style:name="co66" style:family="table-column">
      <style:table-column-properties fo:break-before="auto" style:column-width="4.337cm"/>
    </style:style>
    <style:style style:name="co67" style:family="table-column">
      <style:table-column-properties fo:break-before="auto" style:column-width="1.41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0.579cm" fo:break-before="auto" style:use-optimal-row-height="true"/>
    </style:style>
    <style:style style:name="ro19" style:family="table-row">
      <style:table-row-properties style:row-height="3.263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685cm" fo:break-before="auto" style:use-optimal-row-height="true"/>
    </style:style>
    <style:style style:name="ro22" style:family="table-row">
      <style:table-row-properties style:row-height="3.738cm" fo:break-before="auto" style:use-optimal-row-height="true"/>
    </style:style>
    <style:style style:name="ro23" style:family="table-row">
      <style:table-row-properties style:row-height="4.263cm" fo:break-before="auto" style:use-optimal-row-height="true"/>
    </style:style>
    <style:style style:name="ro24" style:family="table-row">
      <style:table-row-properties style:row-height="0.487cm" fo:break-before="auto" style:use-optimal-row-height="true"/>
    </style:style>
    <style:style style:name="ro25" style:family="table-row">
      <style:table-row-properties style:row-height="5.316cm" fo:break-before="auto" style:use-optimal-row-height="true"/>
    </style:style>
    <style:style style:name="ro26" style:family="table-row">
      <style:table-row-properties style:row-height="0.466cm" fo:break-before="auto" style:use-optimal-row-height="true"/>
    </style:style>
    <style:style style:name="ro27" style:family="table-row">
      <style:table-row-properties style:row-height="8.95cm" fo:break-before="auto" style:use-optimal-row-height="false"/>
    </style:style>
    <style:style style:name="ro28" style:family="table-row">
      <style:table-row-properties style:row-height="7.765cm" fo:break-before="auto" style:use-optimal-row-height="false"/>
    </style:style>
    <style:style style:name="ro29" style:family="table-row">
      <style:table-row-properties style:row-height="4.606cm" fo:break-before="auto" style:use-optimal-row-height="false"/>
    </style:style>
    <style:style style:name="ro30" style:family="table-row">
      <style:table-row-properties style:row-height="8.16cm" fo:break-before="auto" style:use-optimal-row-height="false"/>
    </style:style>
    <style:style style:name="ro31" style:family="table-row">
      <style:table-row-properties style:row-height="5.396cm" fo:break-before="auto" style:use-optimal-row-height="false"/>
    </style:style>
    <style:style style:name="ro32" style:family="table-row">
      <style:table-row-properties style:row-height="5.791cm" fo:break-before="auto" style:use-optimal-row-height="false"/>
    </style:style>
    <style:style style:name="ro33" style:family="table-row">
      <style:table-row-properties style:row-height="2.237cm" fo:break-before="auto" style:use-optimal-row-height="false"/>
    </style:style>
    <style:style style:name="ro34" style:family="table-row">
      <style:table-row-properties style:row-height="3.027cm" fo:break-before="auto" style:use-optimal-row-height="false"/>
    </style:style>
    <style:style style:name="ro35" style:family="table-row">
      <style:table-row-properties style:row-height="5.001cm" fo:break-before="auto" style:use-optimal-row-height="false"/>
    </style:style>
    <style:style style:name="ro36" style:family="table-row">
      <style:table-row-properties style:row-height="2.632cm" fo:break-before="auto" style:use-optimal-row-height="false"/>
    </style:style>
    <style:style style:name="ro37" style:family="table-row">
      <style:table-row-properties style:row-height="6.976cm" fo:break-before="auto" style:use-optimal-row-height="false"/>
    </style:style>
    <style:style style:name="ro38" style:family="table-row">
      <style:table-row-properties style:row-height="4.21cm" fo:break-before="auto" style:use-optimal-row-height="false"/>
    </style:style>
    <style:style style:name="ro39" style:family="table-row">
      <style:table-row-properties style:row-height="6.581cm" fo:break-before="auto" style:use-optimal-row-height="false"/>
    </style:style>
    <style:style style:name="ro40" style:family="table-row">
      <style:table-row-properties style:row-height="6.186cm" fo:break-before="auto" style:use-optimal-row-height="false"/>
    </style:style>
    <style:style style:name="ro41" style:family="table-row">
      <style:table-row-properties style:row-height="7.37cm" fo:break-before="auto" style:use-optimal-row-height="false"/>
    </style:style>
    <style:style style:name="ro42" style:family="table-row">
      <style:table-row-properties style:row-height="1.842cm" fo:break-before="auto" style:use-optimal-row-height="false"/>
    </style:style>
    <style:style style:name="ro43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ff99ff"/>
    </style:style>
    <style:style style:name="ce72" style:family="table-cell" style:parent-style-name="Default">
      <style:table-cell-properties fo:border="none" style:shadow="none"/>
    </style:style>
    <style:style style:name="ce74" style:family="table-cell" style:parent-style-name="Default">
      <style:table-cell-properties style:shadow="none"/>
    </style:style>
    <style:style style:name="ce80" style:family="table-cell" style:parent-style-name="Default">
      <style:table-cell-properties fo:wrap-option="wrap"/>
      <style:text-properties fo:color="#c9211e" fo:hyphenate="true"/>
    </style:style>
    <style:style style:name="ce8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83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84" style:family="table-cell" style:parent-style-name="Default">
      <style:table-cell-properties fo:border="1.25pt solid #000000" style:shadow="#808080 0.176cm 0.176cm"/>
    </style:style>
    <style:style style:name="ce86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2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2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1" style:family="table-cell" style:parent-style-name="Default" style:data-style-name="N99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63" style:family="table-cell" style:parent-style-name="Default">
      <style:table-cell-properties fo:background-color="#ff99ff" fo:border="0.74pt solid #000000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39" style:family="table-cell" style:parent-style-name="Default">
      <style:table-cell-properties fo:border="0.74pt solid #000000"/>
    </style:style>
    <style:style style:name="ce117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99ffff"/>
    </style:style>
    <style:style style:name="ce52" style:family="table-cell" style:parent-style-name="Default" style:data-style-name="N0">
      <style:table-cell-properties fo:background-color="#99ffff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a933"/>
    </style:style>
    <style:style style:name="ce57" style:family="table-cell" style:parent-style-name="Default">
      <style:table-cell-properties fo:background-color="#00a933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58" style:family="table-cell" style:parent-style-name="Default">
      <style:table-cell-properties fo:background-color="#00a933"/>
      <style:text-properties style:font-name="Liberation Sans" style:font-name-asian="Noto Sans CJK SC Regular" style:font-name-complex="FreeSans"/>
    </style:style>
    <style:style style:name="ce70" style:family="table-cell" style:parent-style-name="Default">
      <style:table-cell-properties fo:background-color="#00a933"/>
      <style:text-properties style:font-name="Liberation Serif" fo:font-size="10.5pt" fo:language="none" fo:country="none" style:font-name-asian="DejaVu Sans" style:font-size-asian="10.5pt" style:language-asian="none" style:country-asian="none" style:font-name-complex="Noto Sans" style:font-size-complex="10.5pt" style:language-complex="none" style:country-complex="none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93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c9ba4"/>
    </style:style>
    <style:style style:name="ce142" style:family="table-cell" style:parent-style-name="Default">
      <style:table-cell-properties fo:background-color="#ffff99" fo:wrap-option="wrap"/>
      <style:text-properties fo:hyphenate="true"/>
    </style:style>
    <style:style style:name="ce143" style:family="table-cell" style:parent-style-name="Default">
      <style:table-cell-properties fo:background-color="#ffff00"/>
    </style:style>
    <style:style style:name="ce144" style:family="table-cell" style:parent-style-name="Default">
      <style:table-cell-properties fo:background-color="#ffff99"/>
    </style:style>
    <style:style style:name="ce99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47" style:family="table-cell" style:parent-style-name="Default">
      <style:table-cell-properties style:text-align-source="fix" style:repeat-content="false"/>
      <style:paragraph-properties fo:text-align="end"/>
    </style:style>
    <style:style style:name="ce148" style:family="table-cell" style:parent-style-name="Default">
      <style:table-cell-properties fo:wrap-option="wrap"/>
      <style:text-properties fo:hyphenate="true"/>
    </style:style>
    <style:style style:name="ce73" style:family="table-cell" style:parent-style-name="Default">
      <style:table-cell-properties fo:background-color="#ffff99" fo:border="0.74pt solid #000000"/>
      <style:text-properties style:use-window-font-color="true" style:font-name="Liberation Sans" fo:font-size="10pt" style:font-size-asian="10pt" style:font-size-complex="10pt"/>
    </style:style>
    <style:style style:name="ce160" style:family="table-cell" style:parent-style-name="Default">
      <style:table-cell-properties fo:background-color="#99ff66" fo:border="0.74pt solid #000000"/>
      <style:text-properties style:use-window-font-color="true"/>
    </style:style>
    <style:style style:name="ce75" style:family="table-cell" style:parent-style-name="Default">
      <style:table-cell-properties fo:background-color="#ffff99" fo:border="0.74pt solid #000000"/>
      <style:text-properties style:font-name="Liberation Sans" fo:font-size="10pt" style:font-size-asian="10pt" style:font-size-complex="10pt"/>
    </style:style>
    <style:style style:name="ce162" style:family="table-cell" style:parent-style-name="Default">
      <style:table-cell-properties fo:background-color="#ffffff" fo:border="0.74pt solid #000000"/>
    </style:style>
    <style:style style:name="ce16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69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76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85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78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79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88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ans" fo:font-size="10pt" fo:language="none" fo:country="none" style:font-name-asian="DejaVu Sans" style:font-size-asian="10pt" style:language-asian="none" style:country-asian="none" style:font-name-complex="Noto Sans" style:font-size-complex="10pt" style:language-complex="none" style:country-complex="none" fo:hyphenate="true"/>
    </style:style>
    <style:style style:name="ce187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9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style:font-size-asian="10pt" style:font-size-complex="10pt" fo:hyphenate="true"/>
    </style:style>
    <style:style style:name="ce193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5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94" style:family="table-cell" style:parent-style-name="Default">
      <style:table-cell-properties fo:background-color="#ffff99" style:cell-protect="protected" style:print-content="true" fo:border="0.74pt solid #000000"/>
      <style:text-properties style:font-name="Liberation Sans" fo:font-size="10pt" style:font-size-asian="10pt" style:font-size-complex="10pt"/>
    </style:style>
    <style:style style:name="ce197" style:family="table-cell" style:parent-style-name="Default" style:data-style-name="N0">
      <style:table-cell-properties fo:background-color="#ff99ff" style:cell-protect="protected" style:print-content="true" fo:border="0.74pt solid #000000"/>
    </style:style>
    <style:style style:name="ce198" style:family="table-cell" style:parent-style-name="Default">
      <style:table-cell-properties fo:background-color="#ff99ff" style:cell-protect="protected" style:print-content="true" fo:border="0.74pt solid #000000"/>
    </style:style>
    <style:style style:name="ce199" style:family="table-cell" style:parent-style-name="Default" style:data-style-name="N0">
      <style:table-cell-properties style:cell-protect="protected" style:print-content="true" fo:background-color="transparent" fo:border="0.74pt solid #000000"/>
    </style:style>
    <style:style style:name="ce200" style:family="table-cell" style:parent-style-name="Default" style:data-style-name="N99">
      <style:table-cell-properties style:cell-protect="protected" style:print-content="true" fo:background-color="transparent" fo:border="0.74pt solid #000000"/>
    </style:style>
    <style:style style:name="ce201" style:family="table-cell" style:parent-style-name="Default">
      <style:table-cell-properties style:cell-protect="protected" style:print-content="true" fo:background-color="transparent" fo:border="0.74pt solid #000000"/>
    </style:style>
    <style:style style:name="ce202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204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118" style:family="table-cell" style:parent-style-name="Default">
      <style:text-properties style:font-name="Liberation Sans" fo:font-size="10pt" style:font-size-asian="10pt" style:font-size-complex="10pt"/>
    </style:style>
    <style:style style:name="ce205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206" style:family="table-cell" style:parent-style-name="Default" style:data-style-name="N37">
      <style:table-cell-properties fo:background-color="#66ffff" fo:wrap-option="wrap" fo:border="0.74pt solid #000000"/>
      <style:text-properties fo:color="#000000" fo:hyphenate="true"/>
    </style:style>
    <style:style style:name="ce207" style:family="table-cell" style:parent-style-name="Default">
      <style:table-cell-properties fo:background-color="#66ffff" fo:wrap-option="wrap" fo:border="0.74pt solid #000000"/>
      <style:text-properties fo:color="#000000" fo:hyphenate="true"/>
    </style:style>
    <style:style style:name="ce208" style:family="table-cell" style:parent-style-name="Default">
      <style:table-cell-properties fo:border-bottom="none" fo:background-color="#66ffff" fo:wrap-option="wrap" fo:border-left="0.74pt solid #000000" fo:border-right="0.74pt solid #000000" fo:border-top="none"/>
      <style:text-properties fo:color="#000000" fo:hyphenate="true"/>
    </style:style>
    <style:style style:name="ce209" style:family="table-cell" style:parent-style-name="Default">
      <style:table-cell-properties fo:border-bottom="0.74pt solid #000000" fo:background-color="#66ffff" fo:wrap-option="wrap" fo:border-left="0.74pt solid #000000" fo:border-right="0.74pt solid #000000" fo:border-top="none"/>
      <style:text-properties fo:color="#000000" fo:hyphenate="true"/>
    </style:style>
    <style:style style:name="ce210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216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21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218" style:family="table-cell" style:parent-style-name="Default">
      <style:table-cell-properties fo:background-color="#ffff99" style:cell-protect="none" style:print-content="true" fo:border="0.74pt solid #000000"/>
    </style:style>
    <style:style style:name="ce219" style:family="table-cell" style:parent-style-name="Default">
      <style:table-cell-properties style:cell-protect="none" style:print-content="true" fo:border="0.74pt solid #000000"/>
    </style:style>
    <style:style style:name="ce220" style:family="table-cell" style:parent-style-name="Default">
      <style:table-cell-properties style:cell-protect="none" style:print-content="true" fo:border="none"/>
    </style:style>
    <style:style style:name="ce177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221" style:family="table-cell" style:parent-style-name="Default">
      <style:table-cell-properties fo:wrap-option="wrap" fo:border="0.74pt solid #000000"/>
      <style:text-properties fo:hyphenate="true"/>
    </style:style>
    <style:style style:name="ce222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223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225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276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96" style:family="table-cell" style:parent-style-name="Default">
      <style:table-cell-properties fo:background-color="#ffff99" style:cell-protect="protected" style:print-content="true" fo:border="0.74pt solid #000000"/>
    </style:style>
    <style:style style:name="ce277" style:family="table-cell" style:parent-style-name="Default">
      <style:table-cell-properties fo:background-color="#99ff66" style:cell-protect="protected" style:print-content="true" fo:border="0.74pt solid #000000"/>
    </style:style>
    <style:style style:name="ce19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278" style:family="table-cell" style:parent-style-name="Default" style:data-style-name="N0">
      <style:table-cell-properties fo:background-color="#99ff66" style:cell-protect="protected" style:print-content="true" fo:border="0.74pt solid #000000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67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71" office:value-type="string" calcext:value-type="string">
            <text:p>Tabelle Abschnitt</text:p>
          </table:table-cell>
          <table:table-cell table:style-name="ce81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8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68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72"/>
          <table:table-cell table:style-name="ce83"/>
          <table:table-cell table:style-name="ce8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1.</text:p>
          </table:table-cell>
          <table:table-cell table:style-name="ce84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2.</text:p>
          </table:table-cell>
          <table:table-cell table:style-name="ce84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2"/>
          <table:table-cell table:style-name="ce84" office:value-type="string" calcext:value-type="string">
            <text:p>3.</text:p>
          </table:table-cell>
          <table:table-cell table:style-name="ce84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74"/>
          <table:table-cell table:number-columns-repeated="61"/>
        </table:table-row>
        <table:table-row table:style-name="ro7">
          <table:table-cell table:number-columns-repeated="2"/>
          <table:table-cell table:style-name="ce80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80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89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67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71" office:value-type="string" calcext:value-type="string">
            <text:p>Tabelle Abschnitt</text:p>
          </table:table-cell>
          <table:table-cell table:style-name="ce81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8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68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90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90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90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90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90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92"/>
          <table:table-cell table:style-name="ce92" office:value-type="string" calcext:value-type="string">
            <text:p>Template</text:p>
          </table:table-cell>
          <table:table-cell table:style-name="ce92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Anwendungsentwicklung Übersichtskarten</text:p>
          </table:table-cell>
          <table:table-cell table:style-name="ce92" office:value-type="string" calcext:value-type="string">
            <text:p>Karten_gross</text:p>
          </table:table-cell>
          <table:table-cell table:style-name="ce92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Systemintegration Übersichtskarten</text:p>
          </table:table-cell>
          <table:table-cell table:style-name="ce92" office:value-type="string" calcext:value-type="string">
            <text:p>Karten_gross</text:p>
          </table:table-cell>
          <table:table-cell table:style-name="ce92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Anwendungsentwicklung Detailkarten</text:p>
          </table:table-cell>
          <table:table-cell table:style-name="ce92" office:value-type="string" calcext:value-type="string">
            <text:p>Karten</text:p>
          </table:table-cell>
          <table:table-cell table:style-name="ce92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92" office:value-type="string" calcext:value-type="string">
            <text:p>Systemintegration Detailkarten</text:p>
          </table:table-cell>
          <table:table-cell table:style-name="ce92" office:value-type="string" calcext:value-type="string">
            <text:p>Karten</text:p>
          </table:table-cell>
          <table:table-cell table:style-name="ce92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90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72"/>
          <table:table-cell table:number-columns-repeated="61"/>
        </table:table-row>
        <table:table-row table:style-name="ro3">
          <table:table-cell table:number-columns-repeated="2"/>
          <table:table-cell table:style-name="ce74"/>
          <table:table-cell table:number-columns-repeated="61"/>
        </table:table-row>
      </table:table>
      <table:table table:name="Grosse_Karten" table:style-name="ta1">
        <table:table-column table:style-name="co7" table:default-cell-style-name="ce1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120"/>
        <table:table-column table:style-name="co12" table:default-cell-style-name="ce120"/>
        <table:table-column table:style-name="co6" table:number-columns-repeated="58" table:default-cell-style-name="ce12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F1]" office:value-type="string" office:string-value="Bereich" calcext:value-type="string">
            <text:p>Bereich</text:p>
          </table:table-cell>
          <table:table-cell table:style-name="ce19" table:formula="of:=[Bereiche.H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9">
          <table:table-cell table:formula="of:=IF(OR([$Bereiche.$I2] = [$Fachrichtungen.$B$2];[$Bereiche.$I2] = [$Variablen.$A$9];[$Fachrichtungen.$B$2] = [$Variablen.$A$9]);CONCATENATE([$Bereiche.$C2];&quot; Nummer &quot;;[$Bereiche.$E2]); &quot;&quot;)" office:value-type="string" office:string-value="§ 4 Absatz 2 Nummer 1" calcext:value-type="string">
            <text:p>§ 4 Absatz 2 Nummer 1</text:p>
          </table:table-cell>
          <table:table-cell table:formula="of:=IF(OR([$Bereiche.$I2] = [$Fachrichtungen.$B$2];[$Bereiche.$I2] = [$Variablen.$A$9];[$Fachrichtungen.$B$2] = [$Variablen.$A$9]);[$Bereiche.$D2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2] = [$Fachrichtungen.$B$2];[$Bereiche.$I2] = [$Variablen.$A$9];[$Fachrichtungen.$B$2] = [$Variablen.$A$9]);[$Bereiche.$F2]; 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IF(OR([$Bereiche.$I2] = [$Fachrichtungen.$B$2];[$Bereiche.$I2] = [$Variablen.$A$9];[$Fachrichtungen.$B$2] = [$Variablen.$A$9]);[$Bereiche.$H2]; 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33" table:formula="of:=IF(OR([$Bereiche.$I2]=[$Fachrichtungen.$B$2];[$Bereiche.$I2]=[$Variablen.$A$9];[$Fachrichtungen.$B$2]=[$Variablen.$A$9]);IF([$Bereiche.J2]&lt;&gt;&quot;&quot;;IF([$Bereiche.J2]=-1;&quot;während der gesamten Ausbildung&quot;;CONCATENATE([.E$1];&quot;: &quot;;[$Bereiche.J2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]=[$Fachrichtungen.$B$2];[$Bereiche.$I2]=[$Variablen.$A$9];[$Fachrichtungen.$B$2]=[$Variablen.$A$9]);IF([$Bereiche.K2]&lt;&gt;&quot;&quot;;IF([$Bereiche.K2]=-1;&quot;während der gesamten Ausbildung&quot;;CONCATENATE([.F$1];&quot;: &quot;;[$Bereiche.K2];&quot; Wochen.&quot;));&quot;&quot;);&quot;&quot;)">
            <text:p/>
          </table:table-cell>
          <table:table-cell table:number-columns-repeated="58"/>
        </table:table-row>
        <table:table-row table:style-name="ro10">
          <table:table-cell table:formula="of:=IF(OR([$Bereiche.$I3] = [$Fachrichtungen.$B$2];[$Bereiche.$I3] = [$Variablen.$A$9];[$Fachrichtungen.$B$2] = [$Variablen.$A$9]);CONCATENATE([$Bereiche.$C3];&quot; Nummer &quot;;[$Bereiche.$E3]); &quot;&quot;)" office:value-type="string" office:string-value="§ 4 Absatz 2 Nummer 2" calcext:value-type="string">
            <text:p>§ 4 Absatz 2 Nummer 2</text:p>
          </table:table-cell>
          <table:table-cell table:formula="of:=IF(OR([$Bereiche.$I3] = [$Fachrichtungen.$B$2];[$Bereiche.$I3] = [$Variablen.$A$9];[$Fachrichtungen.$B$2] = [$Variablen.$A$9]);[$Bereiche.$D3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3] = [$Fachrichtungen.$B$2];[$Bereiche.$I3] = [$Variablen.$A$9];[$Fachrichtungen.$B$2] = [$Variablen.$A$9]);[$Bereiche.$F3]; 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OR([$Bereiche.$I3] = [$Fachrichtungen.$B$2];[$Bereiche.$I3] = [$Variablen.$A$9];[$Fachrichtungen.$B$2] = [$Variablen.$A$9]);[$Bereiche.$H3]; 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33" table:formula="of:=IF(OR([$Bereiche.$I3]=[$Fachrichtungen.$B$2];[$Bereiche.$I3]=[$Variablen.$A$9];[$Fachrichtungen.$B$2]=[$Variablen.$A$9]);IF([$Bereiche.J3]&lt;&gt;&quot;&quot;;IF([$Bereiche.J3]=-1;&quot;während der gesamten Ausbildung&quot;;CONCATENATE([.E$1];&quot;: &quot;;[$Bereiche.J3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3]=[$Fachrichtungen.$B$2];[$Bereiche.$I3]=[$Variablen.$A$9];[$Fachrichtungen.$B$2]=[$Variablen.$A$9]);IF([$Bereiche.K3]&lt;&gt;&quot;&quot;;IF([$Bereiche.K3]=-1;&quot;während der gesamten Ausbildung&quot;;CONCATENATE([.F$1];&quot;: &quot;;[$Bereiche.K3];&quot; Wochen.&quot;));&quot;&quot;);&quot;&quot;)" office:value-type="string" office:string-value="Ausbildungsphase2: 2 Wochen." calcext:value-type="string">
            <text:p>Ausbildungsphase2: 2 Wochen.</text:p>
          </table:table-cell>
          <table:table-cell table:number-columns-repeated="58"/>
        </table:table-row>
        <table:table-row table:style-name="ro8">
          <table:table-cell table:formula="of:=IF(OR([$Bereiche.$I4] = [$Fachrichtungen.$B$2];[$Bereiche.$I4] = [$Variablen.$A$9];[$Fachrichtungen.$B$2] = [$Variablen.$A$9]);CONCATENATE([$Bereiche.$C4];&quot; Nummer &quot;;[$Bereiche.$E4]); &quot;&quot;)" office:value-type="string" office:string-value="§ 4 Absatz 2 Nummer 3" calcext:value-type="string">
            <text:p>§ 4 Absatz 2 Nummer 3</text:p>
          </table:table-cell>
          <table:table-cell table:formula="of:=IF(OR([$Bereiche.$I4] = [$Fachrichtungen.$B$2];[$Bereiche.$I4] = [$Variablen.$A$9];[$Fachrichtungen.$B$2] = [$Variablen.$A$9]);[$Bereiche.$D4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4] = [$Fachrichtungen.$B$2];[$Bereiche.$I4] = [$Variablen.$A$9];[$Fachrichtungen.$B$2] = [$Variablen.$A$9]);[$Bereiche.$F4]; 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OR([$Bereiche.$I4] = [$Fachrichtungen.$B$2];[$Bereiche.$I4] = [$Variablen.$A$9];[$Fachrichtungen.$B$2] = [$Variablen.$A$9]);[$Bereiche.$H4]; 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33" table:formula="of:=IF(OR([$Bereiche.$I4]=[$Fachrichtungen.$B$2];[$Bereiche.$I4]=[$Variablen.$A$9];[$Fachrichtungen.$B$2]=[$Variablen.$A$9]);IF([$Bereiche.J4]&lt;&gt;&quot;&quot;;IF([$Bereiche.J4]=-1;&quot;während der gesamten Ausbildung&quot;;CONCATENATE([.E$1];&quot;: &quot;;[$Bereiche.J4];&quot; Wochen.&quot;));&quot;&quot;);&quot;&quot;)" office:value-type="string" office:string-value="Ausbildungsphase1: 10 Wochen." calcext:value-type="string">
            <text:p>Ausbildungsphase1: 10 Wochen.</text:p>
          </table:table-cell>
          <table:table-cell table:style-name="ce33" table:formula="of:=IF(OR([$Bereiche.$I4]=[$Fachrichtungen.$B$2];[$Bereiche.$I4]=[$Variablen.$A$9];[$Fachrichtungen.$B$2]=[$Variablen.$A$9]);IF([$Bereiche.K4]&lt;&gt;&quot;&quot;;IF([$Bereiche.K4]=-1;&quot;während der gesamten Ausbildung&quot;;CONCATENATE([.F$1];&quot;: &quot;;[$Bereiche.K4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1">
          <table:table-cell table:formula="of:=IF(OR([$Bereiche.$I5] = [$Fachrichtungen.$B$2];[$Bereiche.$I5] = [$Variablen.$A$9];[$Fachrichtungen.$B$2] = [$Variablen.$A$9]);CONCATENATE([$Bereiche.$C5];&quot; Nummer &quot;;[$Bereiche.$E5]); &quot;&quot;)" office:value-type="string" office:string-value="§ 4 Absatz 2 Nummer 4" calcext:value-type="string">
            <text:p>§ 4 Absatz 2 Nummer 4</text:p>
          </table:table-cell>
          <table:table-cell table:formula="of:=IF(OR([$Bereiche.$I5] = [$Fachrichtungen.$B$2];[$Bereiche.$I5] = [$Variablen.$A$9];[$Fachrichtungen.$B$2] = [$Variablen.$A$9]);[$Bereiche.$D5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5] = [$Fachrichtungen.$B$2];[$Bereiche.$I5] = [$Variablen.$A$9];[$Fachrichtungen.$B$2] = [$Variablen.$A$9]);[$Bereiche.$F5]; 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OR([$Bereiche.$I5] = [$Fachrichtungen.$B$2];[$Bereiche.$I5] = [$Variablen.$A$9];[$Fachrichtungen.$B$2] = [$Variablen.$A$9]);[$Bereiche.$H5]; 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33" table:formula="of:=IF(OR([$Bereiche.$I5]=[$Fachrichtungen.$B$2];[$Bereiche.$I5]=[$Variablen.$A$9];[$Fachrichtungen.$B$2]=[$Variablen.$A$9]);IF([$Bereiche.J5]&lt;&gt;&quot;&quot;;IF([$Bereiche.J5]=-1;&quot;während der gesamten Ausbildung&quot;;CONCATENATE([.E$1];&quot;: &quot;;[$Bereiche.J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5]=[$Fachrichtungen.$B$2];[$Bereiche.$I5]=[$Variablen.$A$9];[$Fachrichtungen.$B$2]=[$Variablen.$A$9]);IF([$Bereiche.K5]&lt;&gt;&quot;&quot;;IF([$Bereiche.K5]=-1;&quot;während der gesamten Ausbildung&quot;;CONCATENATE([.F$1];&quot;: &quot;;[$Bereiche.K5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2">
          <table:table-cell table:formula="of:=IF(OR([$Bereiche.$I6] = [$Fachrichtungen.$B$2];[$Bereiche.$I6] = [$Variablen.$A$9];[$Fachrichtungen.$B$2] = [$Variablen.$A$9]);CONCATENATE([$Bereiche.$C6];&quot; Nummer &quot;;[$Bereiche.$E6]); &quot;&quot;)" office:value-type="string" office:string-value="§ 4 Absatz 2 Nummer 5" calcext:value-type="string">
            <text:p>§ 4 Absatz 2 Nummer 5</text:p>
          </table:table-cell>
          <table:table-cell table:formula="of:=IF(OR([$Bereiche.$I6] = [$Fachrichtungen.$B$2];[$Bereiche.$I6] = [$Variablen.$A$9];[$Fachrichtungen.$B$2] = [$Variablen.$A$9]);[$Bereiche.$D6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6] = [$Fachrichtungen.$B$2];[$Bereiche.$I6] = [$Variablen.$A$9];[$Fachrichtungen.$B$2] = [$Variablen.$A$9]);[$Bereiche.$F6]; 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OR([$Bereiche.$I6] = [$Fachrichtungen.$B$2];[$Bereiche.$I6] = [$Variablen.$A$9];[$Fachrichtungen.$B$2] = [$Variablen.$A$9]);[$Bereiche.$H6]; 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33" table:formula="of:=IF(OR([$Bereiche.$I6]=[$Fachrichtungen.$B$2];[$Bereiche.$I6]=[$Variablen.$A$9];[$Fachrichtungen.$B$2]=[$Variablen.$A$9]);IF([$Bereiche.J6]&lt;&gt;&quot;&quot;;IF([$Bereiche.J6]=-1;&quot;während der gesamten Ausbildung&quot;;CONCATENATE([.E$1];&quot;: &quot;;[$Bereiche.J6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6]=[$Fachrichtungen.$B$2];[$Bereiche.$I6]=[$Variablen.$A$9];[$Fachrichtungen.$B$2]=[$Variablen.$A$9]);IF([$Bereiche.K6]&lt;&gt;&quot;&quot;;IF([$Bereiche.K6]=-1;&quot;während der gesamten Ausbildung&quot;;CONCATENATE([.F$1];&quot;: &quot;;[$Bereiche.K6];&quot; Wochen.&quot;));&quot;&quot;);&quot;&quot;)" office:value-type="string" office:string-value="Ausbildungsphase2: 8 Wochen." calcext:value-type="string">
            <text:p>Ausbildungsphase2: 8 Wochen.</text:p>
          </table:table-cell>
          <table:table-cell table:number-columns-repeated="58"/>
        </table:table-row>
        <table:table-row table:style-name="ro13">
          <table:table-cell table:formula="of:=IF(OR([$Bereiche.$I7] = [$Fachrichtungen.$B$2];[$Bereiche.$I7] = [$Variablen.$A$9];[$Fachrichtungen.$B$2] = [$Variablen.$A$9]);CONCATENATE([$Bereiche.$C7];&quot; Nummer &quot;;[$Bereiche.$E7]); &quot;&quot;)" office:value-type="string" office:string-value="§ 4 Absatz 2 Nummer 6" calcext:value-type="string">
            <text:p>§ 4 Absatz 2 Nummer 6</text:p>
          </table:table-cell>
          <table:table-cell table:formula="of:=IF(OR([$Bereiche.$I7] = [$Fachrichtungen.$B$2];[$Bereiche.$I7] = [$Variablen.$A$9];[$Fachrichtungen.$B$2] = [$Variablen.$A$9]);[$Bereiche.$D7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7] = [$Fachrichtungen.$B$2];[$Bereiche.$I7] = [$Variablen.$A$9];[$Fachrichtungen.$B$2] = [$Variablen.$A$9]);[$Bereiche.$F7]; 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OR([$Bereiche.$I7] = [$Fachrichtungen.$B$2];[$Bereiche.$I7] = [$Variablen.$A$9];[$Fachrichtungen.$B$2] = [$Variablen.$A$9]);[$Bereiche.$H7]; 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33" table:formula="of:=IF(OR([$Bereiche.$I7]=[$Fachrichtungen.$B$2];[$Bereiche.$I7]=[$Variablen.$A$9];[$Fachrichtungen.$B$2]=[$Variablen.$A$9]);IF([$Bereiche.J7]&lt;&gt;&quot;&quot;;IF([$Bereiche.J7]=-1;&quot;während der gesamten Ausbildung&quot;;CONCATENATE([.E$1];&quot;: &quot;;[$Bereiche.J7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7]=[$Fachrichtungen.$B$2];[$Bereiche.$I7]=[$Variablen.$A$9];[$Fachrichtungen.$B$2]=[$Variablen.$A$9]);IF([$Bereiche.K7]&lt;&gt;&quot;&quot;;IF([$Bereiche.K7]=-1;&quot;während der gesamten Ausbildung&quot;;CONCATENATE([.F$1];&quot;: &quot;;[$Bereiche.K7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8] = [$Fachrichtungen.$B$2];[$Bereiche.$I8] = [$Variablen.$A$9];[$Fachrichtungen.$B$2] = [$Variablen.$A$9]);CONCATENATE([$Bereiche.$C8];&quot; Nummer &quot;;[$Bereiche.$E8]); &quot;&quot;)" office:value-type="string" office:string-value="§ 4 Absatz 2 Nummer 7" calcext:value-type="string">
            <text:p>§ 4 Absatz 2 Nummer 7</text:p>
          </table:table-cell>
          <table:table-cell table:formula="of:=IF(OR([$Bereiche.$I8] = [$Fachrichtungen.$B$2];[$Bereiche.$I8] = [$Variablen.$A$9];[$Fachrichtungen.$B$2] = [$Variablen.$A$9]);[$Bereiche.$D8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8] = [$Fachrichtungen.$B$2];[$Bereiche.$I8] = [$Variablen.$A$9];[$Fachrichtungen.$B$2] = [$Variablen.$A$9]);[$Bereiche.$F8]; 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OR([$Bereiche.$I8] = [$Fachrichtungen.$B$2];[$Bereiche.$I8] = [$Variablen.$A$9];[$Fachrichtungen.$B$2] = [$Variablen.$A$9]);[$Bereiche.$H8]; 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33" table:formula="of:=IF(OR([$Bereiche.$I8]=[$Fachrichtungen.$B$2];[$Bereiche.$I8]=[$Variablen.$A$9];[$Fachrichtungen.$B$2]=[$Variablen.$A$9]);IF([$Bereiche.J8]&lt;&gt;&quot;&quot;;IF([$Bereiche.J8]=-1;&quot;während der gesamten Ausbildung&quot;;CONCATENATE([.E$1];&quot;: &quot;;[$Bereiche.J8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8]=[$Fachrichtungen.$B$2];[$Bereiche.$I8]=[$Variablen.$A$9];[$Fachrichtungen.$B$2]=[$Variablen.$A$9]);IF([$Bereiche.K8]&lt;&gt;&quot;&quot;;IF([$Bereiche.K8]=-1;&quot;während der gesamten Ausbildung&quot;;CONCATENATE([.F$1];&quot;: &quot;;[$Bereiche.K8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9] = [$Fachrichtungen.$B$2];[$Bereiche.$I9] = [$Variablen.$A$9];[$Fachrichtungen.$B$2] = [$Variablen.$A$9]);CONCATENATE([$Bereiche.$C9];&quot; Nummer &quot;;[$Bereiche.$E9]); &quot;&quot;)" office:value-type="string" office:string-value="§ 4 Absatz 2 Nummer 8" calcext:value-type="string">
            <text:p>§ 4 Absatz 2 Nummer 8</text:p>
          </table:table-cell>
          <table:table-cell table:formula="of:=IF(OR([$Bereiche.$I9] = [$Fachrichtungen.$B$2];[$Bereiche.$I9] = [$Variablen.$A$9];[$Fachrichtungen.$B$2] = [$Variablen.$A$9]);[$Bereiche.$D9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9] = [$Fachrichtungen.$B$2];[$Bereiche.$I9] = [$Variablen.$A$9];[$Fachrichtungen.$B$2] = [$Variablen.$A$9]);[$Bereiche.$F9]; &quot;&quot;)" office:value-type="string" office:string-value="Betreiben von IT-Systemen" calcext:value-type="string">
            <text:p>Betreiben von IT-Systemen</text:p>
          </table:table-cell>
          <table:table-cell table:formula="of:=IF(OR([$Bereiche.$I9] = [$Fachrichtungen.$B$2];[$Bereiche.$I9] = [$Variablen.$A$9];[$Fachrichtungen.$B$2] = [$Variablen.$A$9]);[$Bereiche.$H9]; &quot;&quot;)" office:value-type="string" office:string-value="a) Netzwerkkonzepte für unterschiedliche Anwe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Anwe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33" table:formula="of:=IF(OR([$Bereiche.$I9]=[$Fachrichtungen.$B$2];[$Bereiche.$I9]=[$Variablen.$A$9];[$Fachrichtungen.$B$2]=[$Variablen.$A$9]);IF([$Bereiche.J9]&lt;&gt;&quot;&quot;;IF([$Bereiche.J9]=-1;&quot;während der gesamten Ausbildung&quot;;CONCATENATE([.E$1];&quot;: &quot;;[$Bereiche.J9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9]=[$Fachrichtungen.$B$2];[$Bereiche.$I9]=[$Variablen.$A$9];[$Fachrichtungen.$B$2]=[$Variablen.$A$9]);IF([$Bereiche.K9]&lt;&gt;&quot;&quot;;IF([$Bereiche.K9]=-1;&quot;während der gesamten Ausbildung&quot;;CONCATENATE([.F$1];&quot;: &quot;;[$Bereiche.K9];&quot; Wochen.&quot;));&quot;&quot;);&quot;&quot;)" office:value-type="string" office:string-value="Ausbildungsphase2: 3 Wochen." calcext:value-type="string">
            <text:p>Ausbildungsphase2: 3 Wochen.</text:p>
          </table:table-cell>
          <table:table-cell table:number-columns-repeated="58"/>
        </table:table-row>
        <table:table-row table:style-name="ro7">
          <table:table-cell table:formula="of:=IF(OR([$Bereiche.$I10] = [$Fachrichtungen.$B$2];[$Bereiche.$I10] = [$Variablen.$A$9];[$Fachrichtungen.$B$2] = [$Variablen.$A$9]);CONCATENATE([$Bereiche.$C10];&quot; Nummer &quot;;[$Bereiche.$E10]); &quot;&quot;)" office:value-type="string" office:string-value="§ 4 Absatz 2 Nummer 9" calcext:value-type="string">
            <text:p>§ 4 Absatz 2 Nummer 9</text:p>
          </table:table-cell>
          <table:table-cell table:formula="of:=IF(OR([$Bereiche.$I10] = [$Fachrichtungen.$B$2];[$Bereiche.$I10] = [$Variablen.$A$9];[$Fachrichtungen.$B$2] = [$Variablen.$A$9]);[$Bereiche.$D10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0] = [$Fachrichtungen.$B$2];[$Bereiche.$I10] = [$Variablen.$A$9];[$Fachrichtungen.$B$2] = [$Variablen.$A$9]);[$Bereiche.$F10]; &quot;&quot;)" office:value-type="string" office:string-value="Inbetriebnehmen von Speicherlösungen" calcext:value-type="string">
            <text:p>Inbetriebnehmen von Speicherlösungen</text:p>
          </table:table-cell>
          <table:table-cell table:formula="of:=IF(OR([$Bereiche.$I10] = [$Fachrichtungen.$B$2];[$Bereiche.$I10] = [$Variablen.$A$9];[$Fachrichtungen.$B$2] = [$Variablen.$A$9]);[$Bereiche.$H10]; 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33" table:formula="of:=IF(OR([$Bereiche.$I10]=[$Fachrichtungen.$B$2];[$Bereiche.$I10]=[$Variablen.$A$9];[$Fachrichtungen.$B$2]=[$Variablen.$A$9]);IF([$Bereiche.J10]&lt;&gt;&quot;&quot;;IF([$Bereiche.J10]=-1;&quot;während der gesamten Ausbildung&quot;;CONCATENATE([.E$1];&quot;: &quot;;[$Bereiche.J10];&quot; Wochen.&quot;));&quot;&quot;);&quot;&quot;)">
            <text:p/>
          </table:table-cell>
          <table:table-cell table:style-name="ce33" table:formula="of:=IF(OR([$Bereiche.$I10]=[$Fachrichtungen.$B$2];[$Bereiche.$I10]=[$Variablen.$A$9];[$Fachrichtungen.$B$2]=[$Variablen.$A$9]);IF([$Bereiche.K10]&lt;&gt;&quot;&quot;;IF([$Bereiche.K10]=-1;&quot;während der gesamten Ausbildung&quot;;CONCATENATE([.F$1];&quot;: &quot;;[$Bereiche.K10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4">
          <table:table-cell table:formula="of:=IF(OR([$Bereiche.$I11] = [$Fachrichtungen.$B$2];[$Bereiche.$I11] = [$Variablen.$A$9];[$Fachrichtungen.$B$2] = [$Variablen.$A$9]);CONCATENATE([$Bereiche.$C11];&quot; Nummer &quot;;[$Bereiche.$E11]); &quot;&quot;)" office:value-type="string" office:string-value="§ 4 Absatz 2 Nummer 10" calcext:value-type="string">
            <text:p>§ 4 Absatz 2 Nummer 10</text:p>
          </table:table-cell>
          <table:table-cell table:formula="of:=IF(OR([$Bereiche.$I11] = [$Fachrichtungen.$B$2];[$Bereiche.$I11] = [$Variablen.$A$9];[$Fachrichtungen.$B$2] = [$Variablen.$A$9]);[$Bereiche.$D11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1] = [$Fachrichtungen.$B$2];[$Bereiche.$I11] = [$Variablen.$A$9];[$Fachrichtungen.$B$2] = [$Variablen.$A$9]);[$Bereiche.$F11]; &quot;&quot;)" office:value-type="string" office:string-value="Programmieren von Softwarelösungen" calcext:value-type="string">
            <text:p>Programmieren von Softwarelösungen</text:p>
          </table:table-cell>
          <table:table-cell table:formula="of:=IF(OR([$Bereiche.$I11] = [$Fachrichtungen.$B$2];[$Bereiche.$I11] = [$Variablen.$A$9];[$Fachrichtungen.$B$2] = [$Variablen.$A$9]);[$Bereiche.$H11]; 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33" table:formula="of:=IF(OR([$Bereiche.$I11]=[$Fachrichtungen.$B$2];[$Bereiche.$I11]=[$Variablen.$A$9];[$Fachrichtungen.$B$2]=[$Variablen.$A$9]);IF([$Bereiche.J11]&lt;&gt;&quot;&quot;;IF([$Bereiche.J11]=-1;&quot;während der gesamten Ausbildung&quot;;CONCATENATE([.E$1];&quot;: &quot;;[$Bereiche.J11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1]=[$Fachrichtungen.$B$2];[$Bereiche.$I11]=[$Variablen.$A$9];[$Fachrichtungen.$B$2]=[$Variablen.$A$9]);IF([$Bereiche.K11]&lt;&gt;&quot;&quot;;IF([$Bereiche.K11]=-1;&quot;während der gesamten Ausbildung&quot;;CONCATENATE([.F$1];&quot;: &quot;;[$Bereiche.K11];&quot; Wochen.&quot;));&quot;&quot;);&quot;&quot;)" office:value-type="string" office:string-value="Ausbildungsphase2: 10 Wochen." calcext:value-type="string">
            <text:p>Ausbildungsphase2: 10 Wochen.</text:p>
          </table:table-cell>
          <table:table-cell table:number-columns-repeated="58"/>
        </table:table-row>
        <table:table-row table:style-name="ro3">
          <table:table-cell table:formula="of:=IF(OR([$Bereiche.$I12] = [$Fachrichtungen.$B$2];[$Bereiche.$I12] = [$Variablen.$A$9];[$Fachrichtungen.$B$2] = [$Variablen.$A$9]);CONCATENATE([$Bereiche.$C12];&quot; Nummer &quot;;[$Bereiche.$E12]); &quot;&quot;)">
            <text:p/>
          </table:table-cell>
          <table:table-cell table:formula="of:=IF(OR([$Bereiche.$I12] = [$Fachrichtungen.$B$2];[$Bereiche.$I12] = [$Variablen.$A$9];[$Fachrichtungen.$B$2] = [$Variablen.$A$9]);[$Bereiche.$D12]; &quot;&quot;)">
            <text:p/>
          </table:table-cell>
          <table:table-cell table:formula="of:=IF(OR([$Bereiche.$I12] = [$Fachrichtungen.$B$2];[$Bereiche.$I12] = [$Variablen.$A$9];[$Fachrichtungen.$B$2] = [$Variablen.$A$9]);[$Bereiche.$F12]; &quot;&quot;)">
            <text:p/>
          </table:table-cell>
          <table:table-cell table:formula="of:=IF(OR([$Bereiche.$I12] = [$Fachrichtungen.$B$2];[$Bereiche.$I12] = [$Variablen.$A$9];[$Fachrichtungen.$B$2] = [$Variablen.$A$9]);[$Bereiche.$H12]; &quot;&quot;)">
            <text:p/>
          </table:table-cell>
          <table:table-cell table:style-name="ce33" table:formula="of:=IF(OR([$Bereiche.$I12]=[$Fachrichtungen.$B$2];[$Bereiche.$I12]=[$Variablen.$A$9];[$Fachrichtungen.$B$2]=[$Variablen.$A$9]);IF([$Bereiche.J12]&lt;&gt;&quot;&quot;;IF([$Bereiche.J12]=-1;&quot;während der gesamten Ausbildung&quot;;CONCATENATE([.E$1];&quot;: &quot;;[$Bereiche.J12];&quot; Wochen.&quot;));&quot;&quot;);&quot;&quot;)">
            <text:p/>
          </table:table-cell>
          <table:table-cell table:style-name="ce33" table:formula="of:=IF(OR([$Bereiche.$I12]=[$Fachrichtungen.$B$2];[$Bereiche.$I12]=[$Variablen.$A$9];[$Fachrichtungen.$B$2]=[$Variablen.$A$9]);IF([$Bereiche.K12]&lt;&gt;&quot;&quot;;IF([$Bereiche.K12]=-1;&quot;während der gesamten Ausbildung&quot;;CONCATENATE([.F$1];&quot;: &quot;;[$Bereiche.K12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13] = [$Fachrichtungen.$B$2];[$Bereiche.$I13] = [$Variablen.$A$9];[$Fachrichtungen.$B$2] = [$Variablen.$A$9]);CONCATENATE([$Bereiche.$C13];&quot; Nummer &quot;;[$Bereiche.$E13]); &quot;&quot;)">
            <text:p/>
          </table:table-cell>
          <table:table-cell table:formula="of:=IF(OR([$Bereiche.$I13] = [$Fachrichtungen.$B$2];[$Bereiche.$I13] = [$Variablen.$A$9];[$Fachrichtungen.$B$2] = [$Variablen.$A$9]);[$Bereiche.$D13]; &quot;&quot;)">
            <text:p/>
          </table:table-cell>
          <table:table-cell table:formula="of:=IF(OR([$Bereiche.$I13] = [$Fachrichtungen.$B$2];[$Bereiche.$I13] = [$Variablen.$A$9];[$Fachrichtungen.$B$2] = [$Variablen.$A$9]);[$Bereiche.$F13]; &quot;&quot;)">
            <text:p/>
          </table:table-cell>
          <table:table-cell table:formula="of:=IF(OR([$Bereiche.$I13] = [$Fachrichtungen.$B$2];[$Bereiche.$I13] = [$Variablen.$A$9];[$Fachrichtungen.$B$2] = [$Variablen.$A$9]);[$Bereiche.$H13]; &quot;&quot;)">
            <text:p/>
          </table:table-cell>
          <table:table-cell table:style-name="ce33" table:formula="of:=IF(OR([$Bereiche.$I13]=[$Fachrichtungen.$B$2];[$Bereiche.$I13]=[$Variablen.$A$9];[$Fachrichtungen.$B$2]=[$Variablen.$A$9]);IF([$Bereiche.J13]&lt;&gt;&quot;&quot;;IF([$Bereiche.J13]=-1;&quot;während der gesamten Ausbildung&quot;;CONCATENATE([.E$1];&quot;: &quot;;[$Bereiche.J13];&quot; Wochen.&quot;));&quot;&quot;);&quot;&quot;)">
            <text:p/>
          </table:table-cell>
          <table:table-cell table:style-name="ce33" table:formula="of:=IF(OR([$Bereiche.$I13]=[$Fachrichtungen.$B$2];[$Bereiche.$I13]=[$Variablen.$A$9];[$Fachrichtungen.$B$2]=[$Variablen.$A$9]);IF([$Bereiche.K13]&lt;&gt;&quot;&quot;;IF([$Bereiche.K13]=-1;&quot;während der gesamten Ausbildung&quot;;CONCATENATE([.F$1];&quot;: &quot;;[$Bereiche.K13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14] = [$Fachrichtungen.$B$2];[$Bereiche.$I14] = [$Variablen.$A$9];[$Fachrichtungen.$B$2] = [$Variablen.$A$9]);CONCATENATE([$Bereiche.$C14];&quot; Nummer &quot;;[$Bereiche.$E14]); &quot;&quot;)" office:value-type="string" office:string-value="§ 4 Absatz 4 Nummer 1" calcext:value-type="string">
            <text:p>§ 4 Absatz 4 Nummer 1</text:p>
          </table:table-cell>
          <table:table-cell table:formula="of:=IF(OR([$Bereiche.$I14] = [$Fachrichtungen.$B$2];[$Bereiche.$I14] = [$Variablen.$A$9];[$Fachrichtungen.$B$2] = [$Variablen.$A$9]);[$Bereiche.$D14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4] = [$Fachrichtungen.$B$2];[$Bereiche.$I14] = [$Variablen.$A$9];[$Fachrichtungen.$B$2] = [$Variablen.$A$9]);[$Bereiche.$F14]; &quot;&quot;)" office:value-type="string" office:string-value="Konzipieren und Realisieren von IT-Systemen" calcext:value-type="string">
            <text:p>Konzipieren und Realisieren von IT-Systemen</text:p>
          </table:table-cell>
          <table:table-cell table:formula="of:=IF(OR([$Bereiche.$I14] = [$Fachrichtungen.$B$2];[$Bereiche.$I14] = [$Variablen.$A$9];[$Fachrichtungen.$B$2] = [$Variablen.$A$9]);[$Bereiche.$H14]; &quot;&quot;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33" table:formula="of:=IF(OR([$Bereiche.$I14]=[$Fachrichtungen.$B$2];[$Bereiche.$I14]=[$Variablen.$A$9];[$Fachrichtungen.$B$2]=[$Variablen.$A$9]);IF([$Bereiche.J14]&lt;&gt;&quot;&quot;;IF([$Bereiche.J14]=-1;&quot;während der gesamten Ausbildung&quot;;CONCATENATE([.E$1];&quot;: &quot;;[$Bereiche.J14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4]=[$Fachrichtungen.$B$2];[$Bereiche.$I14]=[$Variablen.$A$9];[$Fachrichtungen.$B$2]=[$Variablen.$A$9]);IF([$Bereiche.K14]&lt;&gt;&quot;&quot;;IF([$Bereiche.K14]=-1;&quot;während der gesamten Ausbildung&quot;;CONCATENATE([.F$1];&quot;: &quot;;[$Bereiche.K14];&quot; Wochen.&quot;));&quot;&quot;);&quot;&quot;)" office:value-type="string" office:string-value="Ausbildungsphase2: 12 Wochen." calcext:value-type="string">
            <text:p>Ausbildungsphase2: 12 Wochen.</text:p>
          </table:table-cell>
          <table:table-cell table:number-columns-repeated="58"/>
        </table:table-row>
        <table:table-row table:style-name="ro14">
          <table:table-cell table:formula="of:=IF(OR([$Bereiche.$I15] = [$Fachrichtungen.$B$2];[$Bereiche.$I15] = [$Variablen.$A$9];[$Fachrichtungen.$B$2] = [$Variablen.$A$9]);CONCATENATE([$Bereiche.$C15];&quot; Nummer &quot;;[$Bereiche.$E15]); &quot;&quot;)" office:value-type="string" office:string-value="§ 4 Absatz 4 Nummer 2" calcext:value-type="string">
            <text:p>§ 4 Absatz 4 Nummer 2</text:p>
          </table:table-cell>
          <table:table-cell table:formula="of:=IF(OR([$Bereiche.$I15] = [$Fachrichtungen.$B$2];[$Bereiche.$I15] = [$Variablen.$A$9];[$Fachrichtungen.$B$2] = [$Variablen.$A$9]);[$Bereiche.$D15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5] = [$Fachrichtungen.$B$2];[$Bereiche.$I15] = [$Variablen.$A$9];[$Fachrichtungen.$B$2] = [$Variablen.$A$9]);[$Bereiche.$F15]; 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IF(OR([$Bereiche.$I15] = [$Fachrichtungen.$B$2];[$Bereiche.$I15] = [$Variablen.$A$9];[$Fachrichtungen.$B$2] = [$Variablen.$A$9]);[$Bereiche.$H15]; &quot;&quot;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33" table:formula="of:=IF(OR([$Bereiche.$I15]=[$Fachrichtungen.$B$2];[$Bereiche.$I15]=[$Variablen.$A$9];[$Fachrichtungen.$B$2]=[$Variablen.$A$9]);IF([$Bereiche.J15]&lt;&gt;&quot;&quot;;IF([$Bereiche.J15]=-1;&quot;während der gesamten Ausbildung&quot;;CONCATENATE([.E$1];&quot;: &quot;;[$Bereiche.J1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5]=[$Fachrichtungen.$B$2];[$Bereiche.$I15]=[$Variablen.$A$9];[$Fachrichtungen.$B$2]=[$Variablen.$A$9]);IF([$Bereiche.K15]&lt;&gt;&quot;&quot;;IF([$Bereiche.K15]=-1;&quot;während der gesamten Ausbildung&quot;;CONCATENATE([.F$1];&quot;: &quot;;[$Bereiche.K15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16] = [$Fachrichtungen.$B$2];[$Bereiche.$I16] = [$Variablen.$A$9];[$Fachrichtungen.$B$2] = [$Variablen.$A$9]);CONCATENATE([$Bereiche.$C16];&quot; Nummer &quot;;[$Bereiche.$E16]); &quot;&quot;)" office:value-type="string" office:string-value="§ 4 Absatz 4 Nummer 3" calcext:value-type="string">
            <text:p>§ 4 Absatz 4 Nummer 3</text:p>
          </table:table-cell>
          <table:table-cell table:formula="of:=IF(OR([$Bereiche.$I16] = [$Fachrichtungen.$B$2];[$Bereiche.$I16] = [$Variablen.$A$9];[$Fachrichtungen.$B$2] = [$Variablen.$A$9]);[$Bereiche.$D16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6] = [$Fachrichtungen.$B$2];[$Bereiche.$I16] = [$Variablen.$A$9];[$Fachrichtungen.$B$2] = [$Variablen.$A$9]);[$Bereiche.$F16]; 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IF(OR([$Bereiche.$I16] = [$Fachrichtungen.$B$2];[$Bereiche.$I16] = [$Variablen.$A$9];[$Fachrichtungen.$B$2] = [$Variablen.$A$9]);[$Bereiche.$H16]; &quot;&quot;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33" table:formula="of:=IF(OR([$Bereiche.$I16]=[$Fachrichtungen.$B$2];[$Bereiche.$I16]=[$Variablen.$A$9];[$Fachrichtungen.$B$2]=[$Variablen.$A$9]);IF([$Bereiche.J16]&lt;&gt;&quot;&quot;;IF([$Bereiche.J16]=-1;&quot;während der gesamten Ausbildung&quot;;CONCATENATE([.E$1];&quot;: &quot;;[$Bereiche.J16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16]=[$Fachrichtungen.$B$2];[$Bereiche.$I16]=[$Variablen.$A$9];[$Fachrichtungen.$B$2]=[$Variablen.$A$9]);IF([$Bereiche.K16]&lt;&gt;&quot;&quot;;IF([$Bereiche.K16]=-1;&quot;während der gesamten Ausbildung&quot;;CONCATENATE([.F$1];&quot;: &quot;;[$Bereiche.K16];&quot; Wochen.&quot;));&quot;&quot;);&quot;&quot;)" office:value-type="string" office:string-value="Ausbildungsphase2: 14 Wochen." calcext:value-type="string">
            <text:p>Ausbildungsphase2: 14 Wochen.</text:p>
          </table:table-cell>
          <table:table-cell table:number-columns-repeated="58"/>
        </table:table-row>
        <table:table-row table:style-name="ro3">
          <table:table-cell table:formula="of:=IF(OR([$Bereiche.$I17] = [$Fachrichtungen.$B$2];[$Bereiche.$I17] = [$Variablen.$A$9];[$Fachrichtungen.$B$2] = [$Variablen.$A$9]);CONCATENATE([$Bereiche.$C17];&quot; Nummer &quot;;[$Bereiche.$E17]); &quot;&quot;)">
            <text:p/>
          </table:table-cell>
          <table:table-cell table:formula="of:=IF(OR([$Bereiche.$I17] = [$Fachrichtungen.$B$2];[$Bereiche.$I17] = [$Variablen.$A$9];[$Fachrichtungen.$B$2] = [$Variablen.$A$9]);[$Bereiche.$D17]; &quot;&quot;)">
            <text:p/>
          </table:table-cell>
          <table:table-cell table:formula="of:=IF(OR([$Bereiche.$I17] = [$Fachrichtungen.$B$2];[$Bereiche.$I17] = [$Variablen.$A$9];[$Fachrichtungen.$B$2] = [$Variablen.$A$9]);[$Bereiche.$F17]; &quot;&quot;)">
            <text:p/>
          </table:table-cell>
          <table:table-cell table:formula="of:=IF(OR([$Bereiche.$I17] = [$Fachrichtungen.$B$2];[$Bereiche.$I17] = [$Variablen.$A$9];[$Fachrichtungen.$B$2] = [$Variablen.$A$9]);[$Bereiche.$H17]; &quot;&quot;)">
            <text:p/>
          </table:table-cell>
          <table:table-cell table:style-name="ce33" table:formula="of:=IF(OR([$Bereiche.$I17]=[$Fachrichtungen.$B$2];[$Bereiche.$I17]=[$Variablen.$A$9];[$Fachrichtungen.$B$2]=[$Variablen.$A$9]);IF([$Bereiche.J17]&lt;&gt;&quot;&quot;;IF([$Bereiche.J17]=-1;&quot;während der gesamten Ausbildung&quot;;CONCATENATE([.E$1];&quot;: &quot;;[$Bereiche.J17];&quot; Wochen.&quot;));&quot;&quot;);&quot;&quot;)">
            <text:p/>
          </table:table-cell>
          <table:table-cell table:style-name="ce33" table:formula="of:=IF(OR([$Bereiche.$I17]=[$Fachrichtungen.$B$2];[$Bereiche.$I17]=[$Variablen.$A$9];[$Fachrichtungen.$B$2]=[$Variablen.$A$9]);IF([$Bereiche.K17]&lt;&gt;&quot;&quot;;IF([$Bereiche.K17]=-1;&quot;während der gesamten Ausbildung&quot;;CONCATENATE([.F$1];&quot;: &quot;;[$Bereiche.K17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18] = [$Fachrichtungen.$B$2];[$Bereiche.$I18] = [$Variablen.$A$9];[$Fachrichtungen.$B$2] = [$Variablen.$A$9]);CONCATENATE([$Bereiche.$C18];&quot; Nummer &quot;;[$Bereiche.$E18]); &quot;&quot;)">
            <text:p/>
          </table:table-cell>
          <table:table-cell table:formula="of:=IF(OR([$Bereiche.$I18] = [$Fachrichtungen.$B$2];[$Bereiche.$I18] = [$Variablen.$A$9];[$Fachrichtungen.$B$2] = [$Variablen.$A$9]);[$Bereiche.$D18]; &quot;&quot;)">
            <text:p/>
          </table:table-cell>
          <table:table-cell table:formula="of:=IF(OR([$Bereiche.$I18] = [$Fachrichtungen.$B$2];[$Bereiche.$I18] = [$Variablen.$A$9];[$Fachrichtungen.$B$2] = [$Variablen.$A$9]);[$Bereiche.$F18]; &quot;&quot;)">
            <text:p/>
          </table:table-cell>
          <table:table-cell table:formula="of:=IF(OR([$Bereiche.$I18] = [$Fachrichtungen.$B$2];[$Bereiche.$I18] = [$Variablen.$A$9];[$Fachrichtungen.$B$2] = [$Variablen.$A$9]);[$Bereiche.$H18]; &quot;&quot;)">
            <text:p/>
          </table:table-cell>
          <table:table-cell table:style-name="ce33" table:formula="of:=IF(OR([$Bereiche.$I18]=[$Fachrichtungen.$B$2];[$Bereiche.$I18]=[$Variablen.$A$9];[$Fachrichtungen.$B$2]=[$Variablen.$A$9]);IF([$Bereiche.J18]&lt;&gt;&quot;&quot;;IF([$Bereiche.J18]=-1;&quot;während der gesamten Ausbildung&quot;;CONCATENATE([.E$1];&quot;: &quot;;[$Bereiche.J18];&quot; Wochen.&quot;));&quot;&quot;);&quot;&quot;)">
            <text:p/>
          </table:table-cell>
          <table:table-cell table:style-name="ce33" table:formula="of:=IF(OR([$Bereiche.$I18]=[$Fachrichtungen.$B$2];[$Bereiche.$I18]=[$Variablen.$A$9];[$Fachrichtungen.$B$2]=[$Variablen.$A$9]);IF([$Bereiche.K18]&lt;&gt;&quot;&quot;;IF([$Bereiche.K18]=-1;&quot;während der gesamten Ausbildung&quot;;CONCATENATE([.F$1];&quot;: &quot;;[$Bereiche.K18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19] = [$Fachrichtungen.$B$2];[$Bereiche.$I19] = [$Variablen.$A$9];[$Fachrichtungen.$B$2] = [$Variablen.$A$9]);CONCATENATE([$Bereiche.$C19];&quot; Nummer &quot;;[$Bereiche.$E19]); &quot;&quot;)">
            <text:p/>
          </table:table-cell>
          <table:table-cell table:formula="of:=IF(OR([$Bereiche.$I19] = [$Fachrichtungen.$B$2];[$Bereiche.$I19] = [$Variablen.$A$9];[$Fachrichtungen.$B$2] = [$Variablen.$A$9]);[$Bereiche.$D19]; &quot;&quot;)">
            <text:p/>
          </table:table-cell>
          <table:table-cell table:formula="of:=IF(OR([$Bereiche.$I19] = [$Fachrichtungen.$B$2];[$Bereiche.$I19] = [$Variablen.$A$9];[$Fachrichtungen.$B$2] = [$Variablen.$A$9]);[$Bereiche.$F19]; &quot;&quot;)">
            <text:p/>
          </table:table-cell>
          <table:table-cell table:formula="of:=IF(OR([$Bereiche.$I19] = [$Fachrichtungen.$B$2];[$Bereiche.$I19] = [$Variablen.$A$9];[$Fachrichtungen.$B$2] = [$Variablen.$A$9]);[$Bereiche.$H19]; &quot;&quot;)">
            <text:p/>
          </table:table-cell>
          <table:table-cell table:style-name="ce33" table:formula="of:=IF(OR([$Bereiche.$I19]=[$Fachrichtungen.$B$2];[$Bereiche.$I19]=[$Variablen.$A$9];[$Fachrichtungen.$B$2]=[$Variablen.$A$9]);IF([$Bereiche.J19]&lt;&gt;&quot;&quot;;IF([$Bereiche.J19]=-1;&quot;während der gesamten Ausbildung&quot;;CONCATENATE([.E$1];&quot;: &quot;;[$Bereiche.J19];&quot; Wochen.&quot;));&quot;&quot;);&quot;&quot;)">
            <text:p/>
          </table:table-cell>
          <table:table-cell table:style-name="ce33" table:formula="of:=IF(OR([$Bereiche.$I19]=[$Fachrichtungen.$B$2];[$Bereiche.$I19]=[$Variablen.$A$9];[$Fachrichtungen.$B$2]=[$Variablen.$A$9]);IF([$Bereiche.K19]&lt;&gt;&quot;&quot;;IF([$Bereiche.K19]=-1;&quot;während der gesamten Ausbildung&quot;;CONCATENATE([.F$1];&quot;: &quot;;[$Bereiche.K19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0] = [$Fachrichtungen.$B$2];[$Bereiche.$I20] = [$Variablen.$A$9];[$Fachrichtungen.$B$2] = [$Variablen.$A$9]);CONCATENATE([$Bereiche.$C20];&quot; Nummer &quot;;[$Bereiche.$E20]); &quot;&quot;)">
            <text:p/>
          </table:table-cell>
          <table:table-cell table:formula="of:=IF(OR([$Bereiche.$I20] = [$Fachrichtungen.$B$2];[$Bereiche.$I20] = [$Variablen.$A$9];[$Fachrichtungen.$B$2] = [$Variablen.$A$9]);[$Bereiche.$D20]; &quot;&quot;)">
            <text:p/>
          </table:table-cell>
          <table:table-cell table:formula="of:=IF(OR([$Bereiche.$I20] = [$Fachrichtungen.$B$2];[$Bereiche.$I20] = [$Variablen.$A$9];[$Fachrichtungen.$B$2] = [$Variablen.$A$9]);[$Bereiche.$F20]; &quot;&quot;)">
            <text:p/>
          </table:table-cell>
          <table:table-cell table:formula="of:=IF(OR([$Bereiche.$I20] = [$Fachrichtungen.$B$2];[$Bereiche.$I20] = [$Variablen.$A$9];[$Fachrichtungen.$B$2] = [$Variablen.$A$9]);[$Bereiche.$H20]; &quot;&quot;)">
            <text:p/>
          </table:table-cell>
          <table:table-cell table:style-name="ce33" table:formula="of:=IF(OR([$Bereiche.$I20]=[$Fachrichtungen.$B$2];[$Bereiche.$I20]=[$Variablen.$A$9];[$Fachrichtungen.$B$2]=[$Variablen.$A$9]);IF([$Bereiche.J20]&lt;&gt;&quot;&quot;;IF([$Bereiche.J20]=-1;&quot;während der gesamten Ausbildung&quot;;CONCATENATE([.E$1];&quot;: &quot;;[$Bereiche.J20];&quot; Wochen.&quot;));&quot;&quot;);&quot;&quot;)">
            <text:p/>
          </table:table-cell>
          <table:table-cell table:style-name="ce33" table:formula="of:=IF(OR([$Bereiche.$I20]=[$Fachrichtungen.$B$2];[$Bereiche.$I20]=[$Variablen.$A$9];[$Fachrichtungen.$B$2]=[$Variablen.$A$9]);IF([$Bereiche.K20]&lt;&gt;&quot;&quot;;IF([$Bereiche.K20]=-1;&quot;während der gesamten Ausbildung&quot;;CONCATENATE([.F$1];&quot;: &quot;;[$Bereiche.K20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1] = [$Fachrichtungen.$B$2];[$Bereiche.$I21] = [$Variablen.$A$9];[$Fachrichtungen.$B$2] = [$Variablen.$A$9]);CONCATENATE([$Bereiche.$C21];&quot; Nummer &quot;;[$Bereiche.$E21]); &quot;&quot;)">
            <text:p/>
          </table:table-cell>
          <table:table-cell table:formula="of:=IF(OR([$Bereiche.$I21] = [$Fachrichtungen.$B$2];[$Bereiche.$I21] = [$Variablen.$A$9];[$Fachrichtungen.$B$2] = [$Variablen.$A$9]);[$Bereiche.$D21]; &quot;&quot;)">
            <text:p/>
          </table:table-cell>
          <table:table-cell table:formula="of:=IF(OR([$Bereiche.$I21] = [$Fachrichtungen.$B$2];[$Bereiche.$I21] = [$Variablen.$A$9];[$Fachrichtungen.$B$2] = [$Variablen.$A$9]);[$Bereiche.$F21]; &quot;&quot;)">
            <text:p/>
          </table:table-cell>
          <table:table-cell table:formula="of:=IF(OR([$Bereiche.$I21] = [$Fachrichtungen.$B$2];[$Bereiche.$I21] = [$Variablen.$A$9];[$Fachrichtungen.$B$2] = [$Variablen.$A$9]);[$Bereiche.$H21]; &quot;&quot;)">
            <text:p/>
          </table:table-cell>
          <table:table-cell table:style-name="ce33" table:formula="of:=IF(OR([$Bereiche.$I21]=[$Fachrichtungen.$B$2];[$Bereiche.$I21]=[$Variablen.$A$9];[$Fachrichtungen.$B$2]=[$Variablen.$A$9]);IF([$Bereiche.J21]&lt;&gt;&quot;&quot;;IF([$Bereiche.J21]=-1;&quot;während der gesamten Ausbildung&quot;;CONCATENATE([.E$1];&quot;: &quot;;[$Bereiche.J21];&quot; Wochen.&quot;));&quot;&quot;);&quot;&quot;)">
            <text:p/>
          </table:table-cell>
          <table:table-cell table:style-name="ce33" table:formula="of:=IF(OR([$Bereiche.$I21]=[$Fachrichtungen.$B$2];[$Bereiche.$I21]=[$Variablen.$A$9];[$Fachrichtungen.$B$2]=[$Variablen.$A$9]);IF([$Bereiche.K21]&lt;&gt;&quot;&quot;;IF([$Bereiche.K21]=-1;&quot;während der gesamten Ausbildung&quot;;CONCATENATE([.F$1];&quot;: &quot;;[$Bereiche.K21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2] = [$Fachrichtungen.$B$2];[$Bereiche.$I22] = [$Variablen.$A$9];[$Fachrichtungen.$B$2] = [$Variablen.$A$9]);CONCATENATE([$Bereiche.$C22];&quot; Nummer &quot;;[$Bereiche.$E22]); &quot;&quot;)">
            <text:p/>
          </table:table-cell>
          <table:table-cell table:formula="of:=IF(OR([$Bereiche.$I22] = [$Fachrichtungen.$B$2];[$Bereiche.$I22] = [$Variablen.$A$9];[$Fachrichtungen.$B$2] = [$Variablen.$A$9]);[$Bereiche.$D22]; &quot;&quot;)">
            <text:p/>
          </table:table-cell>
          <table:table-cell table:formula="of:=IF(OR([$Bereiche.$I22] = [$Fachrichtungen.$B$2];[$Bereiche.$I22] = [$Variablen.$A$9];[$Fachrichtungen.$B$2] = [$Variablen.$A$9]);[$Bereiche.$F22]; &quot;&quot;)">
            <text:p/>
          </table:table-cell>
          <table:table-cell table:formula="of:=IF(OR([$Bereiche.$I22] = [$Fachrichtungen.$B$2];[$Bereiche.$I22] = [$Variablen.$A$9];[$Fachrichtungen.$B$2] = [$Variablen.$A$9]);[$Bereiche.$H22]; &quot;&quot;)">
            <text:p/>
          </table:table-cell>
          <table:table-cell table:style-name="ce33" table:formula="of:=IF(OR([$Bereiche.$I22]=[$Fachrichtungen.$B$2];[$Bereiche.$I22]=[$Variablen.$A$9];[$Fachrichtungen.$B$2]=[$Variablen.$A$9]);IF([$Bereiche.J22]&lt;&gt;&quot;&quot;;IF([$Bereiche.J22]=-1;&quot;während der gesamten Ausbildung&quot;;CONCATENATE([.E$1];&quot;: &quot;;[$Bereiche.J22];&quot; Wochen.&quot;));&quot;&quot;);&quot;&quot;)">
            <text:p/>
          </table:table-cell>
          <table:table-cell table:style-name="ce33" table:formula="of:=IF(OR([$Bereiche.$I22]=[$Fachrichtungen.$B$2];[$Bereiche.$I22]=[$Variablen.$A$9];[$Fachrichtungen.$B$2]=[$Variablen.$A$9]);IF([$Bereiche.K22]&lt;&gt;&quot;&quot;;IF([$Bereiche.K22]=-1;&quot;während der gesamten Ausbildung&quot;;CONCATENATE([.F$1];&quot;: &quot;;[$Bereiche.K22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3] = [$Fachrichtungen.$B$2];[$Bereiche.$I23] = [$Variablen.$A$9];[$Fachrichtungen.$B$2] = [$Variablen.$A$9]);CONCATENATE([$Bereiche.$C23];&quot; Nummer &quot;;[$Bereiche.$E23]); &quot;&quot;)">
            <text:p/>
          </table:table-cell>
          <table:table-cell table:formula="of:=IF(OR([$Bereiche.$I23] = [$Fachrichtungen.$B$2];[$Bereiche.$I23] = [$Variablen.$A$9];[$Fachrichtungen.$B$2] = [$Variablen.$A$9]);[$Bereiche.$D23]; &quot;&quot;)">
            <text:p/>
          </table:table-cell>
          <table:table-cell table:formula="of:=IF(OR([$Bereiche.$I23] = [$Fachrichtungen.$B$2];[$Bereiche.$I23] = [$Variablen.$A$9];[$Fachrichtungen.$B$2] = [$Variablen.$A$9]);[$Bereiche.$F23]; &quot;&quot;)">
            <text:p/>
          </table:table-cell>
          <table:table-cell table:formula="of:=IF(OR([$Bereiche.$I23] = [$Fachrichtungen.$B$2];[$Bereiche.$I23] = [$Variablen.$A$9];[$Fachrichtungen.$B$2] = [$Variablen.$A$9]);[$Bereiche.$H23]; &quot;&quot;)">
            <text:p/>
          </table:table-cell>
          <table:table-cell table:style-name="ce33" table:formula="of:=IF(OR([$Bereiche.$I23]=[$Fachrichtungen.$B$2];[$Bereiche.$I23]=[$Variablen.$A$9];[$Fachrichtungen.$B$2]=[$Variablen.$A$9]);IF([$Bereiche.J23]&lt;&gt;&quot;&quot;;IF([$Bereiche.J23]=-1;&quot;während der gesamten Ausbildung&quot;;CONCATENATE([.E$1];&quot;: &quot;;[$Bereiche.J23];&quot; Wochen.&quot;));&quot;&quot;);&quot;&quot;)">
            <text:p/>
          </table:table-cell>
          <table:table-cell table:style-name="ce33" table:formula="of:=IF(OR([$Bereiche.$I23]=[$Fachrichtungen.$B$2];[$Bereiche.$I23]=[$Variablen.$A$9];[$Fachrichtungen.$B$2]=[$Variablen.$A$9]);IF([$Bereiche.K23]&lt;&gt;&quot;&quot;;IF([$Bereiche.K23]=-1;&quot;während der gesamten Ausbildung&quot;;CONCATENATE([.F$1];&quot;: &quot;;[$Bereiche.K23];&quot; Wochen.&quot;));&quot;&quot;);&quot;&quot;)">
            <text:p/>
          </table:table-cell>
          <table:table-cell table:number-columns-repeated="58"/>
        </table:table-row>
        <table:table-row table:style-name="ro15">
          <table:table-cell table:formula="of:=IF(OR([$Bereiche.$I24] = [$Fachrichtungen.$B$2];[$Bereiche.$I24] = [$Variablen.$A$9];[$Fachrichtungen.$B$2] = [$Variablen.$A$9]);CONCATENATE([$Bereiche.$C24];&quot; Nummer &quot;;[$Bereiche.$E24]); &quot;&quot;)" office:value-type="string" office:string-value="§ 4 Absatz 7 Nummer 1" calcext:value-type="string">
            <text:p>§ 4 Absatz 7 Nummer 1</text:p>
          </table:table-cell>
          <table:table-cell table:formula="of:=IF(OR([$Bereiche.$I24] = [$Fachrichtungen.$B$2];[$Bereiche.$I24] = [$Variablen.$A$9];[$Fachrichtungen.$B$2] = [$Variablen.$A$9]);[$Bereiche.$D24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4] = [$Fachrichtungen.$B$2];[$Bereiche.$I24] = [$Variablen.$A$9];[$Fachrichtungen.$B$2] = [$Variablen.$A$9]);[$Bereiche.$F24]; 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OR([$Bereiche.$I24] = [$Fachrichtungen.$B$2];[$Bereiche.$I24] = [$Variablen.$A$9];[$Fachrichtungen.$B$2] = [$Variablen.$A$9]);[$Bereiche.$H24]; 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33" table:formula="of:=IF(OR([$Bereiche.$I24]=[$Fachrichtungen.$B$2];[$Bereiche.$I24]=[$Variablen.$A$9];[$Fachrichtungen.$B$2]=[$Variablen.$A$9]);IF([$Bereiche.J24]&lt;&gt;&quot;&quot;;IF([$Bereiche.J24]=-1;&quot;während der gesamten Ausbildung&quot;;CONCATENATE([.E$1];&quot;: &quot;;[$Bereiche.J24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4]=[$Fachrichtungen.$B$2];[$Bereiche.$I24]=[$Variablen.$A$9];[$Fachrichtungen.$B$2]=[$Variablen.$A$9]);IF([$Bereiche.K24]&lt;&gt;&quot;&quot;;IF([$Bereiche.K24]=-1;&quot;während der gesamten Ausbildung&quot;;CONCATENATE([.F$1];&quot;: &quot;;[$Bereiche.K24];&quot; Wochen.&quot;));&quot;&quot;);&quot;&quot;)">
            <text:p/>
          </table:table-cell>
          <table:table-cell table:number-columns-repeated="58"/>
        </table:table-row>
        <table:table-row table:style-name="ro16">
          <table:table-cell table:formula="of:=IF(OR([$Bereiche.$I25] = [$Fachrichtungen.$B$2];[$Bereiche.$I25] = [$Variablen.$A$9];[$Fachrichtungen.$B$2] = [$Variablen.$A$9]);CONCATENATE([$Bereiche.$C25];&quot; Nummer &quot;;[$Bereiche.$E25]); &quot;&quot;)" office:value-type="string" office:string-value="§ 4 Absatz 7 Nummer 2" calcext:value-type="string">
            <text:p>§ 4 Absatz 7 Nummer 2</text:p>
          </table:table-cell>
          <table:table-cell table:formula="of:=IF(OR([$Bereiche.$I25] = [$Fachrichtungen.$B$2];[$Bereiche.$I25] = [$Variablen.$A$9];[$Fachrichtungen.$B$2] = [$Variablen.$A$9]);[$Bereiche.$D25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5] = [$Fachrichtungen.$B$2];[$Bereiche.$I25] = [$Variablen.$A$9];[$Fachrichtungen.$B$2] = [$Variablen.$A$9]);[$Bereiche.$F25]; 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OR([$Bereiche.$I25] = [$Fachrichtungen.$B$2];[$Bereiche.$I25] = [$Variablen.$A$9];[$Fachrichtungen.$B$2] = [$Variablen.$A$9]);[$Bereiche.$H25]; 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33" table:formula="of:=IF(OR([$Bereiche.$I25]=[$Fachrichtungen.$B$2];[$Bereiche.$I25]=[$Variablen.$A$9];[$Fachrichtungen.$B$2]=[$Variablen.$A$9]);IF([$Bereiche.J25]&lt;&gt;&quot;&quot;;IF([$Bereiche.J25]=-1;&quot;während der gesamten Ausbildung&quot;;CONCATENATE([.E$1];&quot;: &quot;;[$Bereiche.J25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5]=[$Fachrichtungen.$B$2];[$Bereiche.$I25]=[$Variablen.$A$9];[$Fachrichtungen.$B$2]=[$Variablen.$A$9]);IF([$Bereiche.K25]&lt;&gt;&quot;&quot;;IF([$Bereiche.K25]=-1;&quot;während der gesamten Ausbildung&quot;;CONCATENATE([.F$1];&quot;: &quot;;[$Bereiche.K25];&quot; Wochen.&quot;));&quot;&quot;);&quot;&quot;)">
            <text:p/>
          </table:table-cell>
          <table:table-cell table:number-columns-repeated="58"/>
        </table:table-row>
        <table:table-row table:style-name="ro8">
          <table:table-cell table:formula="of:=IF(OR([$Bereiche.$I26] = [$Fachrichtungen.$B$2];[$Bereiche.$I26] = [$Variablen.$A$9];[$Fachrichtungen.$B$2] = [$Variablen.$A$9]);CONCATENATE([$Bereiche.$C26];&quot; Nummer &quot;;[$Bereiche.$E26]); &quot;&quot;)" office:value-type="string" office:string-value="§ 4 Absatz 7 Nummer 3" calcext:value-type="string">
            <text:p>§ 4 Absatz 7 Nummer 3</text:p>
          </table:table-cell>
          <table:table-cell table:formula="of:=IF(OR([$Bereiche.$I26] = [$Fachrichtungen.$B$2];[$Bereiche.$I26] = [$Variablen.$A$9];[$Fachrichtungen.$B$2] = [$Variablen.$A$9]);[$Bereiche.$D26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6] = [$Fachrichtungen.$B$2];[$Bereiche.$I26] = [$Variablen.$A$9];[$Fachrichtungen.$B$2] = [$Variablen.$A$9]);[$Bereiche.$F26]; 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OR([$Bereiche.$I26] = [$Fachrichtungen.$B$2];[$Bereiche.$I26] = [$Variablen.$A$9];[$Fachrichtungen.$B$2] = [$Variablen.$A$9]);[$Bereiche.$H26]; 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33" table:formula="of:=IF(OR([$Bereiche.$I26]=[$Fachrichtungen.$B$2];[$Bereiche.$I26]=[$Variablen.$A$9];[$Fachrichtungen.$B$2]=[$Variablen.$A$9]);IF([$Bereiche.J26]&lt;&gt;&quot;&quot;;IF([$Bereiche.J26]=-1;&quot;während der gesamten Ausbildung&quot;;CONCATENATE([.E$1];&quot;: &quot;;[$Bereiche.J26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6]=[$Fachrichtungen.$B$2];[$Bereiche.$I26]=[$Variablen.$A$9];[$Fachrichtungen.$B$2]=[$Variablen.$A$9]);IF([$Bereiche.K26]&lt;&gt;&quot;&quot;;IF([$Bereiche.K26]=-1;&quot;während der gesamten Ausbildung&quot;;CONCATENATE([.F$1];&quot;: &quot;;[$Bereiche.K26];&quot; Wochen.&quot;));&quot;&quot;);&quot;&quot;)">
            <text:p/>
          </table:table-cell>
          <table:table-cell table:number-columns-repeated="58"/>
        </table:table-row>
        <table:table-row table:style-name="ro15">
          <table:table-cell table:formula="of:=IF(OR([$Bereiche.$I27] = [$Fachrichtungen.$B$2];[$Bereiche.$I27] = [$Variablen.$A$9];[$Fachrichtungen.$B$2] = [$Variablen.$A$9]);CONCATENATE([$Bereiche.$C27];&quot; Nummer &quot;;[$Bereiche.$E27]); &quot;&quot;)" office:value-type="string" office:string-value="§ 4 Absatz 7 Nummer 4" calcext:value-type="string">
            <text:p>§ 4 Absatz 7 Nummer 4</text:p>
          </table:table-cell>
          <table:table-cell table:formula="of:=IF(OR([$Bereiche.$I27] = [$Fachrichtungen.$B$2];[$Bereiche.$I27] = [$Variablen.$A$9];[$Fachrichtungen.$B$2] = [$Variablen.$A$9]);[$Bereiche.$D27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7] = [$Fachrichtungen.$B$2];[$Bereiche.$I27] = [$Variablen.$A$9];[$Fachrichtungen.$B$2] = [$Variablen.$A$9]);[$Bereiche.$F27]; &quot;&quot;)" office:value-type="string" office:string-value="Umweltschutz" calcext:value-type="string">
            <text:p>Umweltschutz</text:p>
          </table:table-cell>
          <table:table-cell table:formula="of:=IF(OR([$Bereiche.$I27] = [$Fachrichtungen.$B$2];[$Bereiche.$I27] = [$Variablen.$A$9];[$Fachrichtungen.$B$2] = [$Variablen.$A$9]);[$Bereiche.$H27]; 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OR([$Bereiche.$I27]=[$Fachrichtungen.$B$2];[$Bereiche.$I27]=[$Variablen.$A$9];[$Fachrichtungen.$B$2]=[$Variablen.$A$9]);IF([$Bereiche.J27]&lt;&gt;&quot;&quot;;IF([$Bereiche.J27]=-1;&quot;während der gesamten Ausbildung&quot;;CONCATENATE([.E$1];&quot;: &quot;;[$Bereiche.J27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7]=[$Fachrichtungen.$B$2];[$Bereiche.$I27]=[$Variablen.$A$9];[$Fachrichtungen.$B$2]=[$Variablen.$A$9]);IF([$Bereiche.K27]&lt;&gt;&quot;&quot;;IF([$Bereiche.K27]=-1;&quot;während der gesamten Ausbildung&quot;;CONCATENATE([.F$1];&quot;: &quot;;[$Bereiche.K27];&quot; Wochen.&quot;));&quot;&quot;);&quot;&quot;)">
            <text:p/>
          </table:table-cell>
          <table:table-cell table:number-columns-repeated="58"/>
        </table:table-row>
        <table:table-row table:style-name="ro17">
          <table:table-cell table:formula="of:=IF(OR([$Bereiche.$I28] = [$Fachrichtungen.$B$2];[$Bereiche.$I28] = [$Variablen.$A$9];[$Fachrichtungen.$B$2] = [$Variablen.$A$9]);CONCATENATE([$Bereiche.$C28];&quot; Nummer &quot;;[$Bereiche.$E28]); &quot;&quot;)" office:value-type="string" office:string-value="§ 4 Absatz 7 Nummer 5" calcext:value-type="string">
            <text:p>§ 4 Absatz 7 Nummer 5</text:p>
          </table:table-cell>
          <table:table-cell table:formula="of:=IF(OR([$Bereiche.$I28] = [$Fachrichtungen.$B$2];[$Bereiche.$I28] = [$Variablen.$A$9];[$Fachrichtungen.$B$2] = [$Variablen.$A$9]);[$Bereiche.$D28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8] = [$Fachrichtungen.$B$2];[$Bereiche.$I28] = [$Variablen.$A$9];[$Fachrichtungen.$B$2] = [$Variablen.$A$9]);[$Bereiche.$F28]; 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IF(OR([$Bereiche.$I28] = [$Fachrichtungen.$B$2];[$Bereiche.$I28] = [$Variablen.$A$9];[$Fachrichtungen.$B$2] = [$Variablen.$A$9]);[$Bereiche.$H28]; 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OR([$Bereiche.$I28]=[$Fachrichtungen.$B$2];[$Bereiche.$I28]=[$Variablen.$A$9];[$Fachrichtungen.$B$2]=[$Variablen.$A$9]);IF([$Bereiche.J28]&lt;&gt;&quot;&quot;;IF([$Bereiche.J28]=-1;&quot;während der gesamten Ausbildung&quot;;CONCATENATE([.E$1];&quot;: &quot;;[$Bereiche.J28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28]=[$Fachrichtungen.$B$2];[$Bereiche.$I28]=[$Variablen.$A$9];[$Fachrichtungen.$B$2]=[$Variablen.$A$9]);IF([$Bereiche.K28]&lt;&gt;&quot;&quot;;IF([$Bereiche.K28]=-1;&quot;während der gesamten Ausbildung&quot;;CONCATENATE([.F$1];&quot;: &quot;;[$Bereiche.K28];&quot; Wochen.&quot;));&quot;&quot;);&quot;&quot;)">
            <text:p/>
          </table:table-cell>
          <table:table-cell table:number-columns-repeated="58"/>
        </table:table-row>
        <table:table-row table:style-name="ro3" table:number-rows-repeated="76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3" table:number-rows-repeated="10484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tailKarten" table:style-name="ta1">
        <table:table-column table:style-name="co13" table:default-cell-style-name="ce23"/>
        <table:table-column table:style-name="co13" table:default-cell-style-name="ce26"/>
        <table:table-column table:style-name="co14" table:default-cell-style-name="ce26"/>
        <table:table-column table:style-name="co15" table:default-cell-style-name="ce23"/>
        <table:table-column table:style-name="co16" table:default-cell-style-name="ce26"/>
        <table:table-column table:style-name="co17" table:default-cell-style-name="ce23"/>
        <table:table-column table:style-name="co6" table:visibility="collapse" table:number-columns-repeated="7" table:default-cell-style-name="ce23"/>
        <table:table-column table:style-name="co18" table:default-cell-style-name="ce26"/>
        <table:table-column table:style-name="co19" table:default-cell-style-name="ce26"/>
        <table:table-column table:style-name="co20" table:default-cell-style-name="ce23"/>
        <table:table-column table:style-name="co21" table:default-cell-style-name="ce23"/>
        <table:table-column table:style-name="co6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6" table:number-columns-repeated="6" table:default-cell-style-name="ce23"/>
        <table:table-column table:style-name="co6" table:number-columns-repeated="38" table:default-cell-style-name="ce64"/>
        <table:table-column table:style-name="co6" table:number-columns-repeated="11" table:default-cell-style-name="ce65"/>
        <table:table-column table:style-name="co6" table:number-columns-repeated="947" table:default-cell-style-name="ce139"/>
        <table:table-row table:style-name="ro18">
          <table:table-cell table:style-name="ce21" office:value-type="string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 office:value-type="string" calcext:value-type="string">
            <text:p>Must print this</text:p>
          </table:table-cell>
          <table:table-cell table:style-name="ce62" table:formula="of:=CONCATENATE(SUBSTITUTE(FORMULA([.$R1]);&quot;=&quot;;&quot;&quot;;1))" office:value-type="string" office:string-value="$Themenliste.B1" calcext:value-type="string">
            <text:p>$Themenliste.B1</text:p>
          </table:table-cell>
          <table:table-cell table:style-name="ce21" table:formula="of:=[$Themenliste.B1]" office:value-type="string" office:string-value="Abschnitt" calcext:value-type="string">
            <text:p>Abschnitt</text:p>
          </table:table-cell>
          <table:table-cell table:style-name="ce21" table:formula="of:=OFFSET(INDIRECT([.$Q1]);0;1;1)" office:value-type="string" office:string-value="Bereich" calcext:value-type="string">
            <text:p>Bereich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formula="of:=OFFSET(INDIRECT([.$Q1]);0;6;1)" office:value-type="string" office:string-value="Bereichskey" calcext:value-type="string">
            <text:p>Bereichskey</text:p>
          </table:table-cell>
          <table:table-cell table:style-name="ce21" table:number-columns-repeated="7"/>
          <table:table-cell table:number-columns-repeated="996"/>
        </table:table-row>
        <table:table-row table:style-name="ro19">
          <table:table-cell table:formula="of:=IF([.P2];[$Themenliste.$A2];&quot;&quot;)" office:value-type="string" office:string-value="§ 4 Absatz 2 Nummer 1 a" calcext:value-type="string">
            <text:p>§ 4 Absatz 2 Nummer 1 a</text:p>
          </table:table-cell>
          <table:table-cell table:formula="of:=IF([.P2];OFFSET(INDIRECT([.$Q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];OFFSET(INDIRECT([.$Q2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2];OFFSET(INDIRECT([.$Q2]);0;2;1);&quot;&quot;)" office:value-type="string" office:string-value="a" calcext:value-type="string">
            <text:p>a</text:p>
          </table:table-cell>
          <table:table-cell table:formula="of:=IF([.P2];OFFSET(INDIRECT([.$Q2]);0;3;1)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IF([.P2];OFFSET(INDIRECT([.$Q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];OFFSET(INDIRECT([.$Q2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2];OFFSET(INDIRECT([.$Q2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2] = [$Fachrichtungen.$B$2];[$Themenliste.$I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]);&quot;=&quot;;&quot;&quot;;1))" office:value-type="string" office:string-value="$Themenliste.B2" calcext:value-type="string">
            <text:p>$Themenliste.B2</text:p>
          </table:table-cell>
          <table:table-cell table:formula="of:=[$Themenliste.B2]" office:value-type="float" office:value="1" calcext:value-type="float">
            <text:p>1</text:p>
          </table:table-cell>
          <table:table-cell table:formula="of:=OFFSET(INDIRECT([.$Q2]);0;1;1)" office:value-type="float" office:value="9" calcext:value-type="float">
            <text:p>9</text:p>
          </table:table-cell>
          <table:table-cell table:formula="of:=OFFSET(INDIRECT([.$Q2]);0;7;1)" office:value-type="string" office:string-value="alle" calcext:value-type="string">
            <text:p>alle</text:p>
          </table:table-cell>
          <table:table-cell table:formula="of:=OFFSET(INDIRECT([.$Q2]);0;6;1)" office:value-type="float" office:value="1001" calcext:value-type="float">
            <text:p>1001</text:p>
          </table:table-cell>
          <table:table-cell table:style-name="ce63" table:number-columns-repeated="2"/>
          <table:table-cell table:number-columns-repeated="1001"/>
        </table:table-row>
        <table:table-row table:style-name="ro15">
          <table:table-cell table:formula="of:=IF([.P3];[$Themenliste.$A3];&quot;&quot;)" office:value-type="string" office:string-value="§ 4 Absatz 2 Nummer 1 b" calcext:value-type="string">
            <text:p>§ 4 Absatz 2 Nummer 1 b</text:p>
          </table:table-cell>
          <table:table-cell table:formula="of:=IF([.P3];OFFSET(INDIRECT([.$Q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];OFFSET(INDIRECT([.$Q3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3];OFFSET(INDIRECT([.$Q3]);0;2;1);&quot;&quot;)" office:value-type="string" office:string-value="b" calcext:value-type="string">
            <text:p>b</text:p>
          </table:table-cell>
          <table:table-cell table:formula="of:=IF([.P3];OFFSET(INDIRECT([.$Q3]);0;3;1)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IF([.P3];OFFSET(INDIRECT([.$Q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];OFFSET(INDIRECT([.$Q3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3];OFFSET(INDIRECT([.$Q3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3] = [$Fachrichtungen.$B$2];[$Themenliste.$I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]);&quot;=&quot;;&quot;&quot;;1))" office:value-type="string" office:string-value="$Themenliste.B3" calcext:value-type="string">
            <text:p>$Themenliste.B3</text:p>
          </table:table-cell>
          <table:table-cell table:formula="of:=[$Themenliste.B3]" office:value-type="float" office:value="1" calcext:value-type="float">
            <text:p>1</text:p>
          </table:table-cell>
          <table:table-cell table:formula="of:=OFFSET(INDIRECT([.$Q3]);0;1;1)" office:value-type="float" office:value="9" calcext:value-type="float">
            <text:p>9</text:p>
          </table:table-cell>
          <table:table-cell table:formula="of:=OFFSET(INDIRECT([.$Q3]);0;7;1)" office:value-type="string" office:string-value="alle" calcext:value-type="string">
            <text:p>alle</text:p>
          </table:table-cell>
          <table:table-cell table:formula="of:=OFFSET(INDIRECT([.$Q3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4];[$Themenliste.$A4];&quot;&quot;)" office:value-type="string" office:string-value="§ 4 Absatz 2 Nummer 1 c" calcext:value-type="string">
            <text:p>§ 4 Absatz 2 Nummer 1 c</text:p>
          </table:table-cell>
          <table:table-cell table:formula="of:=IF([.P4];OFFSET(INDIRECT([.$Q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];OFFSET(INDIRECT([.$Q4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4];OFFSET(INDIRECT([.$Q4]);0;2;1);&quot;&quot;)" office:value-type="string" office:string-value="c" calcext:value-type="string">
            <text:p>c</text:p>
          </table:table-cell>
          <table:table-cell table:formula="of:=IF([.P4];OFFSET(INDIRECT([.$Q4]);0;3;1)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IF([.P4];OFFSET(INDIRECT([.$Q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];OFFSET(INDIRECT([.$Q4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4];OFFSET(INDIRECT([.$Q4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4] = [$Fachrichtungen.$B$2];[$Themenliste.$I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]);&quot;=&quot;;&quot;&quot;;1))" office:value-type="string" office:string-value="$Themenliste.B4" calcext:value-type="string">
            <text:p>$Themenliste.B4</text:p>
          </table:table-cell>
          <table:table-cell table:formula="of:=[$Themenliste.B4]" office:value-type="float" office:value="1" calcext:value-type="float">
            <text:p>1</text:p>
          </table:table-cell>
          <table:table-cell table:formula="of:=OFFSET(INDIRECT([.$Q4]);0;1;1)" office:value-type="float" office:value="9" calcext:value-type="float">
            <text:p>9</text:p>
          </table:table-cell>
          <table:table-cell table:formula="of:=OFFSET(INDIRECT([.$Q4]);0;7;1)" office:value-type="string" office:string-value="alle" calcext:value-type="string">
            <text:p>alle</text:p>
          </table:table-cell>
          <table:table-cell table:formula="of:=OFFSET(INDIRECT([.$Q4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5];[$Themenliste.$A5];&quot;&quot;)" office:value-type="string" office:string-value="§ 4 Absatz 2 Nummer 1 d" calcext:value-type="string">
            <text:p>§ 4 Absatz 2 Nummer 1 d</text:p>
          </table:table-cell>
          <table:table-cell table:formula="of:=IF([.P5];OFFSET(INDIRECT([.$Q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];OFFSET(INDIRECT([.$Q5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5];OFFSET(INDIRECT([.$Q5]);0;2;1);&quot;&quot;)" office:value-type="string" office:string-value="d" calcext:value-type="string">
            <text:p>d</text:p>
          </table:table-cell>
          <table:table-cell table:formula="of:=IF([.P5];OFFSET(INDIRECT([.$Q5]);0;3;1)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IF([.P5];OFFSET(INDIRECT([.$Q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];OFFSET(INDIRECT([.$Q5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5];OFFSET(INDIRECT([.$Q5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5] = [$Fachrichtungen.$B$2];[$Themenliste.$I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]);&quot;=&quot;;&quot;&quot;;1))" office:value-type="string" office:string-value="$Themenliste.B5" calcext:value-type="string">
            <text:p>$Themenliste.B5</text:p>
          </table:table-cell>
          <table:table-cell table:formula="of:=[$Themenliste.B5]" office:value-type="float" office:value="1" calcext:value-type="float">
            <text:p>1</text:p>
          </table:table-cell>
          <table:table-cell table:formula="of:=OFFSET(INDIRECT([.$Q5]);0;1;1)" office:value-type="float" office:value="9" calcext:value-type="float">
            <text:p>9</text:p>
          </table:table-cell>
          <table:table-cell table:formula="of:=OFFSET(INDIRECT([.$Q5]);0;7;1)" office:value-type="string" office:string-value="alle" calcext:value-type="string">
            <text:p>alle</text:p>
          </table:table-cell>
          <table:table-cell table:formula="of:=OFFSET(INDIRECT([.$Q5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6];[$Themenliste.$A6];&quot;&quot;)" office:value-type="string" office:string-value="§ 4 Absatz 2 Nummer 1 e" calcext:value-type="string">
            <text:p>§ 4 Absatz 2 Nummer 1 e</text:p>
          </table:table-cell>
          <table:table-cell table:formula="of:=IF([.P6];OFFSET(INDIRECT([.$Q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6];OFFSET(INDIRECT([.$Q6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6];OFFSET(INDIRECT([.$Q6]);0;2;1);&quot;&quot;)" office:value-type="string" office:string-value="e" calcext:value-type="string">
            <text:p>e</text:p>
          </table:table-cell>
          <table:table-cell table:formula="of:=IF([.P6];OFFSET(INDIRECT([.$Q6]);0;3;1)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IF([.P6];OFFSET(INDIRECT([.$Q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6];OFFSET(INDIRECT([.$Q6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6];OFFSET(INDIRECT([.$Q6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6] = [$Fachrichtungen.$B$2];[$Themenliste.$I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]);&quot;=&quot;;&quot;&quot;;1))" office:value-type="string" office:string-value="$Themenliste.B6" calcext:value-type="string">
            <text:p>$Themenliste.B6</text:p>
          </table:table-cell>
          <table:table-cell table:formula="of:=[$Themenliste.B6]" office:value-type="float" office:value="1" calcext:value-type="float">
            <text:p>1</text:p>
          </table:table-cell>
          <table:table-cell table:formula="of:=OFFSET(INDIRECT([.$Q6]);0;1;1)" office:value-type="float" office:value="9" calcext:value-type="float">
            <text:p>9</text:p>
          </table:table-cell>
          <table:table-cell table:formula="of:=OFFSET(INDIRECT([.$Q6]);0;7;1)" office:value-type="string" office:string-value="alle" calcext:value-type="string">
            <text:p>alle</text:p>
          </table:table-cell>
          <table:table-cell table:formula="of:=OFFSET(INDIRECT([.$Q6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7];[$Themenliste.$A7];&quot;&quot;)" office:value-type="string" office:string-value="§ 4 Absatz 2 Nummer 1 f" calcext:value-type="string">
            <text:p>§ 4 Absatz 2 Nummer 1 f</text:p>
          </table:table-cell>
          <table:table-cell table:formula="of:=IF([.P7];OFFSET(INDIRECT([.$Q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7];OFFSET(INDIRECT([.$Q7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7];OFFSET(INDIRECT([.$Q7]);0;2;1);&quot;&quot;)" office:value-type="string" office:string-value="f" calcext:value-type="string">
            <text:p>f</text:p>
          </table:table-cell>
          <table:table-cell table:formula="of:=IF([.P7];OFFSET(INDIRECT([.$Q7]);0;3;1)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IF([.P7];OFFSET(INDIRECT([.$Q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7];OFFSET(INDIRECT([.$Q7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7];OFFSET(INDIRECT([.$Q7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7] = [$Fachrichtungen.$B$2];[$Themenliste.$I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]);&quot;=&quot;;&quot;&quot;;1))" office:value-type="string" office:string-value="$Themenliste.B7" calcext:value-type="string">
            <text:p>$Themenliste.B7</text:p>
          </table:table-cell>
          <table:table-cell table:formula="of:=[$Themenliste.B7]" office:value-type="float" office:value="1" calcext:value-type="float">
            <text:p>1</text:p>
          </table:table-cell>
          <table:table-cell table:formula="of:=OFFSET(INDIRECT([.$Q7]);0;1;1)" office:value-type="float" office:value="9" calcext:value-type="float">
            <text:p>9</text:p>
          </table:table-cell>
          <table:table-cell table:formula="of:=OFFSET(INDIRECT([.$Q7]);0;7;1)" office:value-type="string" office:string-value="alle" calcext:value-type="string">
            <text:p>alle</text:p>
          </table:table-cell>
          <table:table-cell table:formula="of:=OFFSET(INDIRECT([.$Q7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8];[$Themenliste.$A8];&quot;&quot;)" office:value-type="string" office:string-value="§ 4 Absatz 2 Nummer 1 g" calcext:value-type="string">
            <text:p>§ 4 Absatz 2 Nummer 1 g</text:p>
          </table:table-cell>
          <table:table-cell table:formula="of:=IF([.P8];OFFSET(INDIRECT([.$Q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8];OFFSET(INDIRECT([.$Q8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8];OFFSET(INDIRECT([.$Q8]);0;2;1);&quot;&quot;)" office:value-type="string" office:string-value="g" calcext:value-type="string">
            <text:p>g</text:p>
          </table:table-cell>
          <table:table-cell table:formula="of:=IF([.P8];OFFSET(INDIRECT([.$Q8]);0;3;1)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IF([.P8];OFFSET(INDIRECT([.$Q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8];OFFSET(INDIRECT([.$Q8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8];OFFSET(INDIRECT([.$Q8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8] = [$Fachrichtungen.$B$2];[$Themenliste.$I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]);&quot;=&quot;;&quot;&quot;;1))" office:value-type="string" office:string-value="$Themenliste.B8" calcext:value-type="string">
            <text:p>$Themenliste.B8</text:p>
          </table:table-cell>
          <table:table-cell table:formula="of:=[$Themenliste.B8]" office:value-type="float" office:value="1" calcext:value-type="float">
            <text:p>1</text:p>
          </table:table-cell>
          <table:table-cell table:formula="of:=OFFSET(INDIRECT([.$Q8]);0;1;1)" office:value-type="float" office:value="9" calcext:value-type="float">
            <text:p>9</text:p>
          </table:table-cell>
          <table:table-cell table:formula="of:=OFFSET(INDIRECT([.$Q8]);0;7;1)" office:value-type="string" office:string-value="alle" calcext:value-type="string">
            <text:p>alle</text:p>
          </table:table-cell>
          <table:table-cell table:formula="of:=OFFSET(INDIRECT([.$Q8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1">
          <table:table-cell table:formula="of:=IF([.P9];[$Themenliste.$A9];&quot;&quot;)" office:value-type="string" office:string-value="§ 4 Absatz 2 Nummer 1 h" calcext:value-type="string">
            <text:p>§ 4 Absatz 2 Nummer 1 h</text:p>
          </table:table-cell>
          <table:table-cell table:formula="of:=IF([.P9];OFFSET(INDIRECT([.$Q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9];OFFSET(INDIRECT([.$Q9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9];OFFSET(INDIRECT([.$Q9]);0;2;1);&quot;&quot;)" office:value-type="string" office:string-value="h" calcext:value-type="string">
            <text:p>h</text:p>
          </table:table-cell>
          <table:table-cell table:formula="of:=IF([.P9];OFFSET(INDIRECT([.$Q9]);0;3;1)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IF([.P9];OFFSET(INDIRECT([.$Q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9];OFFSET(INDIRECT([.$Q9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9];OFFSET(INDIRECT([.$Q9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9] = [$Fachrichtungen.$B$2];[$Themenliste.$I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]);&quot;=&quot;;&quot;&quot;;1))" office:value-type="string" office:string-value="$Themenliste.B9" calcext:value-type="string">
            <text:p>$Themenliste.B9</text:p>
          </table:table-cell>
          <table:table-cell table:formula="of:=[$Themenliste.B9]" office:value-type="float" office:value="1" calcext:value-type="float">
            <text:p>1</text:p>
          </table:table-cell>
          <table:table-cell table:formula="of:=OFFSET(INDIRECT([.$Q9]);0;1;1)" office:value-type="float" office:value="9" calcext:value-type="float">
            <text:p>9</text:p>
          </table:table-cell>
          <table:table-cell table:formula="of:=OFFSET(INDIRECT([.$Q9]);0;7;1)" office:value-type="string" office:string-value="alle" calcext:value-type="string">
            <text:p>alle</text:p>
          </table:table-cell>
          <table:table-cell table:formula="of:=OFFSET(INDIRECT([.$Q9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10];[$Themenliste.$A10];&quot;&quot;)" office:value-type="string" office:string-value="§ 4 Absatz 2 Nummer 1 i" calcext:value-type="string">
            <text:p>§ 4 Absatz 2 Nummer 1 i</text:p>
          </table:table-cell>
          <table:table-cell table:formula="of:=IF([.P10];OFFSET(INDIRECT([.$Q1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0];OFFSET(INDIRECT([.$Q10]);0;9;1);&quot;&quot;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26" table:formula="of:=IF([.P10];OFFSET(INDIRECT([.$Q10]);0;2;1);&quot;&quot;)" office:value-type="string" office:string-value="i" calcext:value-type="string">
            <text:p>i</text:p>
          </table:table-cell>
          <table:table-cell table:formula="of:=IF([.P10];OFFSET(INDIRECT([.$Q10]);0;3;1)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IF([.P10];OFFSET(INDIRECT([.$Q1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0];OFFSET(INDIRECT([.$Q10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10];OFFSET(INDIRECT([.$Q10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10] = [$Fachrichtungen.$B$2];[$Themenliste.$I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]);&quot;=&quot;;&quot;&quot;;1))" office:value-type="string" office:string-value="$Themenliste.B10" calcext:value-type="string">
            <text:p>$Themenliste.B10</text:p>
          </table:table-cell>
          <table:table-cell table:formula="of:=[$Themenliste.B10]" office:value-type="float" office:value="1" calcext:value-type="float">
            <text:p>1</text:p>
          </table:table-cell>
          <table:table-cell table:formula="of:=OFFSET(INDIRECT([.$Q10]);0;1;1)" office:value-type="float" office:value="9" calcext:value-type="float">
            <text:p>9</text:p>
          </table:table-cell>
          <table:table-cell table:formula="of:=OFFSET(INDIRECT([.$Q10]);0;7;1)" office:value-type="string" office:string-value="alle" calcext:value-type="string">
            <text:p>alle</text:p>
          </table:table-cell>
          <table:table-cell table:formula="of:=OFFSET(INDIRECT([.$Q10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11];[$Themenliste.$A11];&quot;&quot;)" office:value-type="string" office:string-value="§ 4 Absatz 2 Nummer 2 a" calcext:value-type="string">
            <text:p>§ 4 Absatz 2 Nummer 2 a</text:p>
          </table:table-cell>
          <table:table-cell table:formula="of:=IF([.P11];OFFSET(INDIRECT([.$Q1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1];OFFSET(INDIRECT([.$Q11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1];OFFSET(INDIRECT([.$Q11]);0;2;1);&quot;&quot;)" office:value-type="string" office:string-value="a" calcext:value-type="string">
            <text:p>a</text:p>
          </table:table-cell>
          <table:table-cell table:formula="of:=IF([.P11];OFFSET(INDIRECT([.$Q11]);0;3;1)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IF([.P11];OFFSET(INDIRECT([.$Q1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1];OFFSET(INDIRECT([.$Q11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1];OFFSET(INDIRECT([.$Q11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1] = [$Fachrichtungen.$B$2];[$Themenliste.$I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]);&quot;=&quot;;&quot;&quot;;1))" office:value-type="string" office:string-value="$Themenliste.B11" calcext:value-type="string">
            <text:p>$Themenliste.B11</text:p>
          </table:table-cell>
          <table:table-cell table:formula="of:=[$Themenliste.B11]" office:value-type="float" office:value="2" calcext:value-type="float">
            <text:p>2</text:p>
          </table:table-cell>
          <table:table-cell table:formula="of:=OFFSET(INDIRECT([.$Q11]);0;1;1)" office:value-type="float" office:value="8" calcext:value-type="float">
            <text:p>8</text:p>
          </table:table-cell>
          <table:table-cell table:formula="of:=OFFSET(INDIRECT([.$Q11]);0;7;1)" office:value-type="string" office:string-value="alle" calcext:value-type="string">
            <text:p>alle</text:p>
          </table:table-cell>
          <table:table-cell table:formula="of:=OFFSET(INDIRECT([.$Q11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0">
          <table:table-cell table:formula="of:=IF([.P12];[$Themenliste.$A12];&quot;&quot;)" office:value-type="string" office:string-value="§ 4 Absatz 2 Nummer 2 b" calcext:value-type="string">
            <text:p>§ 4 Absatz 2 Nummer 2 b</text:p>
          </table:table-cell>
          <table:table-cell table:formula="of:=IF([.P12];OFFSET(INDIRECT([.$Q1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2];OFFSET(INDIRECT([.$Q12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2];OFFSET(INDIRECT([.$Q12]);0;2;1);&quot;&quot;)" office:value-type="string" office:string-value="b" calcext:value-type="string">
            <text:p>b</text:p>
          </table:table-cell>
          <table:table-cell table:formula="of:=IF([.P12];OFFSET(INDIRECT([.$Q12]);0;3;1)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IF([.P12];OFFSET(INDIRECT([.$Q1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];OFFSET(INDIRECT([.$Q12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2];OFFSET(INDIRECT([.$Q12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2] = [$Fachrichtungen.$B$2];[$Themenliste.$I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]);&quot;=&quot;;&quot;&quot;;1))" office:value-type="string" office:string-value="$Themenliste.B12" calcext:value-type="string">
            <text:p>$Themenliste.B12</text:p>
          </table:table-cell>
          <table:table-cell table:formula="of:=[$Themenliste.B12]" office:value-type="float" office:value="2" calcext:value-type="float">
            <text:p>2</text:p>
          </table:table-cell>
          <table:table-cell table:formula="of:=OFFSET(INDIRECT([.$Q12]);0;1;1)" office:value-type="float" office:value="8" calcext:value-type="float">
            <text:p>8</text:p>
          </table:table-cell>
          <table:table-cell table:formula="of:=OFFSET(INDIRECT([.$Q12]);0;7;1)" office:value-type="string" office:string-value="alle" calcext:value-type="string">
            <text:p>alle</text:p>
          </table:table-cell>
          <table:table-cell table:formula="of:=OFFSET(INDIRECT([.$Q12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3];[$Themenliste.$A13];&quot;&quot;)" office:value-type="string" office:string-value="§ 4 Absatz 2 Nummer 2 c" calcext:value-type="string">
            <text:p>§ 4 Absatz 2 Nummer 2 c</text:p>
          </table:table-cell>
          <table:table-cell table:formula="of:=IF([.P13];OFFSET(INDIRECT([.$Q1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3];OFFSET(INDIRECT([.$Q13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3];OFFSET(INDIRECT([.$Q13]);0;2;1);&quot;&quot;)" office:value-type="string" office:string-value="c" calcext:value-type="string">
            <text:p>c</text:p>
          </table:table-cell>
          <table:table-cell table:formula="of:=IF([.P13];OFFSET(INDIRECT([.$Q13]);0;3;1)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IF([.P13];OFFSET(INDIRECT([.$Q1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];OFFSET(INDIRECT([.$Q13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3];OFFSET(INDIRECT([.$Q13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3] = [$Fachrichtungen.$B$2];[$Themenliste.$I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]);&quot;=&quot;;&quot;&quot;;1))" office:value-type="string" office:string-value="$Themenliste.B13" calcext:value-type="string">
            <text:p>$Themenliste.B13</text:p>
          </table:table-cell>
          <table:table-cell table:formula="of:=[$Themenliste.B13]" office:value-type="float" office:value="2" calcext:value-type="float">
            <text:p>2</text:p>
          </table:table-cell>
          <table:table-cell table:formula="of:=OFFSET(INDIRECT([.$Q13]);0;1;1)" office:value-type="float" office:value="8" calcext:value-type="float">
            <text:p>8</text:p>
          </table:table-cell>
          <table:table-cell table:formula="of:=OFFSET(INDIRECT([.$Q13]);0;7;1)" office:value-type="string" office:string-value="alle" calcext:value-type="string">
            <text:p>alle</text:p>
          </table:table-cell>
          <table:table-cell table:formula="of:=OFFSET(INDIRECT([.$Q13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4">
          <table:table-cell table:formula="of:=IF([.P14];[$Themenliste.$A14];&quot;&quot;)" office:value-type="string" office:string-value="§ 4 Absatz 2 Nummer 2 d" calcext:value-type="string">
            <text:p>§ 4 Absatz 2 Nummer 2 d</text:p>
          </table:table-cell>
          <table:table-cell table:formula="of:=IF([.P14];OFFSET(INDIRECT([.$Q1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4];OFFSET(INDIRECT([.$Q14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4];OFFSET(INDIRECT([.$Q14]);0;2;1);&quot;&quot;)" office:value-type="string" office:string-value="d" calcext:value-type="string">
            <text:p>d</text:p>
          </table:table-cell>
          <table:table-cell table:formula="of:=IF([.P14];OFFSET(INDIRECT([.$Q14]);0;3;1)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IF([.P14];OFFSET(INDIRECT([.$Q1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];OFFSET(INDIRECT([.$Q14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4];OFFSET(INDIRECT([.$Q14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4] = [$Fachrichtungen.$B$2];[$Themenliste.$I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]);&quot;=&quot;;&quot;&quot;;1))" office:value-type="string" office:string-value="$Themenliste.B14" calcext:value-type="string">
            <text:p>$Themenliste.B14</text:p>
          </table:table-cell>
          <table:table-cell table:formula="of:=[$Themenliste.B14]" office:value-type="float" office:value="2" calcext:value-type="float">
            <text:p>2</text:p>
          </table:table-cell>
          <table:table-cell table:formula="of:=OFFSET(INDIRECT([.$Q14]);0;1;1)" office:value-type="float" office:value="8" calcext:value-type="float">
            <text:p>8</text:p>
          </table:table-cell>
          <table:table-cell table:formula="of:=OFFSET(INDIRECT([.$Q14]);0;7;1)" office:value-type="string" office:string-value="alle" calcext:value-type="string">
            <text:p>alle</text:p>
          </table:table-cell>
          <table:table-cell table:formula="of:=OFFSET(INDIRECT([.$Q14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1">
          <table:table-cell table:formula="of:=IF([.P15];[$Themenliste.$A15];&quot;&quot;)" office:value-type="string" office:string-value="§ 4 Absatz 2 Nummer 2 e" calcext:value-type="string">
            <text:p>§ 4 Absatz 2 Nummer 2 e</text:p>
          </table:table-cell>
          <table:table-cell table:formula="of:=IF([.P15];OFFSET(INDIRECT([.$Q1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5];OFFSET(INDIRECT([.$Q15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5];OFFSET(INDIRECT([.$Q15]);0;2;1);&quot;&quot;)" office:value-type="string" office:string-value="e" calcext:value-type="string">
            <text:p>e</text:p>
          </table:table-cell>
          <table:table-cell table:formula="of:=IF([.P15];OFFSET(INDIRECT([.$Q15]);0;3;1)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IF([.P15];OFFSET(INDIRECT([.$Q1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5];OFFSET(INDIRECT([.$Q15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5];OFFSET(INDIRECT([.$Q15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5] = [$Fachrichtungen.$B$2];[$Themenliste.$I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5]);&quot;=&quot;;&quot;&quot;;1))" office:value-type="string" office:string-value="$Themenliste.B15" calcext:value-type="string">
            <text:p>$Themenliste.B15</text:p>
          </table:table-cell>
          <table:table-cell table:formula="of:=[$Themenliste.B15]" office:value-type="float" office:value="2" calcext:value-type="float">
            <text:p>2</text:p>
          </table:table-cell>
          <table:table-cell table:formula="of:=OFFSET(INDIRECT([.$Q15]);0;1;1)" office:value-type="float" office:value="8" calcext:value-type="float">
            <text:p>8</text:p>
          </table:table-cell>
          <table:table-cell table:formula="of:=OFFSET(INDIRECT([.$Q15]);0;7;1)" office:value-type="string" office:string-value="alle" calcext:value-type="string">
            <text:p>alle</text:p>
          </table:table-cell>
          <table:table-cell table:formula="of:=OFFSET(INDIRECT([.$Q15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1">
          <table:table-cell table:formula="of:=IF([.P16];[$Themenliste.$A16];&quot;&quot;)" office:value-type="string" office:string-value="§ 4 Absatz 2 Nummer 2 f" calcext:value-type="string">
            <text:p>§ 4 Absatz 2 Nummer 2 f</text:p>
          </table:table-cell>
          <table:table-cell table:formula="of:=IF([.P16];OFFSET(INDIRECT([.$Q1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6];OFFSET(INDIRECT([.$Q16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6];OFFSET(INDIRECT([.$Q16]);0;2;1);&quot;&quot;)" office:value-type="string" office:string-value="f" calcext:value-type="string">
            <text:p>f</text:p>
          </table:table-cell>
          <table:table-cell table:formula="of:=IF([.P16];OFFSET(INDIRECT([.$Q16]);0;3;1)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IF([.P16];OFFSET(INDIRECT([.$Q1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6];OFFSET(INDIRECT([.$Q16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6];OFFSET(INDIRECT([.$Q16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6] = [$Fachrichtungen.$B$2];[$Themenliste.$I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6]);&quot;=&quot;;&quot;&quot;;1))" office:value-type="string" office:string-value="$Themenliste.B16" calcext:value-type="string">
            <text:p>$Themenliste.B16</text:p>
          </table:table-cell>
          <table:table-cell table:formula="of:=[$Themenliste.B16]" office:value-type="float" office:value="2" calcext:value-type="float">
            <text:p>2</text:p>
          </table:table-cell>
          <table:table-cell table:formula="of:=OFFSET(INDIRECT([.$Q16]);0;1;1)" office:value-type="float" office:value="8" calcext:value-type="float">
            <text:p>8</text:p>
          </table:table-cell>
          <table:table-cell table:formula="of:=OFFSET(INDIRECT([.$Q16]);0;7;1)" office:value-type="string" office:string-value="alle" calcext:value-type="string">
            <text:p>alle</text:p>
          </table:table-cell>
          <table:table-cell table:formula="of:=OFFSET(INDIRECT([.$Q16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0">
          <table:table-cell table:formula="of:=IF([.P17];[$Themenliste.$A17];&quot;&quot;)" office:value-type="string" office:string-value="§ 4 Absatz 2 Nummer 2 g" calcext:value-type="string">
            <text:p>§ 4 Absatz 2 Nummer 2 g</text:p>
          </table:table-cell>
          <table:table-cell table:formula="of:=IF([.P17];OFFSET(INDIRECT([.$Q1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7];OFFSET(INDIRECT([.$Q17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7];OFFSET(INDIRECT([.$Q17]);0;2;1);&quot;&quot;)" office:value-type="string" office:string-value="g" calcext:value-type="string">
            <text:p>g</text:p>
          </table:table-cell>
          <table:table-cell table:formula="of:=IF([.P17];OFFSET(INDIRECT([.$Q17]);0;3;1)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IF([.P17];OFFSET(INDIRECT([.$Q1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7];OFFSET(INDIRECT([.$Q17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7];OFFSET(INDIRECT([.$Q17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7] = [$Fachrichtungen.$B$2];[$Themenliste.$I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7]);&quot;=&quot;;&quot;&quot;;1))" office:value-type="string" office:string-value="$Themenliste.B17" calcext:value-type="string">
            <text:p>$Themenliste.B17</text:p>
          </table:table-cell>
          <table:table-cell table:formula="of:=[$Themenliste.B17]" office:value-type="float" office:value="2" calcext:value-type="float">
            <text:p>2</text:p>
          </table:table-cell>
          <table:table-cell table:formula="of:=OFFSET(INDIRECT([.$Q17]);0;1;1)" office:value-type="float" office:value="8" calcext:value-type="float">
            <text:p>8</text:p>
          </table:table-cell>
          <table:table-cell table:formula="of:=OFFSET(INDIRECT([.$Q17]);0;7;1)" office:value-type="string" office:string-value="alle" calcext:value-type="string">
            <text:p>alle</text:p>
          </table:table-cell>
          <table:table-cell table:formula="of:=OFFSET(INDIRECT([.$Q17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8];[$Themenliste.$A18];&quot;&quot;)" office:value-type="string" office:string-value="§ 4 Absatz 2 Nummer 2 h" calcext:value-type="string">
            <text:p>§ 4 Absatz 2 Nummer 2 h</text:p>
          </table:table-cell>
          <table:table-cell table:formula="of:=IF([.P18];OFFSET(INDIRECT([.$Q1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8];OFFSET(INDIRECT([.$Q18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8];OFFSET(INDIRECT([.$Q18]);0;2;1);&quot;&quot;)" office:value-type="string" office:string-value="h" calcext:value-type="string">
            <text:p>h</text:p>
          </table:table-cell>
          <table:table-cell table:formula="of:=IF([.P18];OFFSET(INDIRECT([.$Q18]);0;3;1)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IF([.P18];OFFSET(INDIRECT([.$Q1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8];OFFSET(INDIRECT([.$Q18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8];OFFSET(INDIRECT([.$Q18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8] = [$Fachrichtungen.$B$2];[$Themenliste.$I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8]);&quot;=&quot;;&quot;&quot;;1))" office:value-type="string" office:string-value="$Themenliste.B18" calcext:value-type="string">
            <text:p>$Themenliste.B18</text:p>
          </table:table-cell>
          <table:table-cell table:formula="of:=[$Themenliste.B18]" office:value-type="float" office:value="2" calcext:value-type="float">
            <text:p>2</text:p>
          </table:table-cell>
          <table:table-cell table:formula="of:=OFFSET(INDIRECT([.$Q18]);0;1;1)" office:value-type="float" office:value="8" calcext:value-type="float">
            <text:p>8</text:p>
          </table:table-cell>
          <table:table-cell table:formula="of:=OFFSET(INDIRECT([.$Q18]);0;7;1)" office:value-type="string" office:string-value="alle" calcext:value-type="string">
            <text:p>alle</text:p>
          </table:table-cell>
          <table:table-cell table:formula="of:=OFFSET(INDIRECT([.$Q18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7">
          <table:table-cell table:formula="of:=IF([.P19];[$Themenliste.$A19];&quot;&quot;)" office:value-type="string" office:string-value="§ 4 Absatz 2 Nummer 3 a" calcext:value-type="string">
            <text:p>§ 4 Absatz 2 Nummer 3 a</text:p>
          </table:table-cell>
          <table:table-cell table:formula="of:=IF([.P19];OFFSET(INDIRECT([.$Q1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9];OFFSET(INDIRECT([.$Q19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19];OFFSET(INDIRECT([.$Q19]);0;2;1);&quot;&quot;)" office:value-type="string" office:string-value="a" calcext:value-type="string">
            <text:p>a</text:p>
          </table:table-cell>
          <table:table-cell table:formula="of:=IF([.P19];OFFSET(INDIRECT([.$Q19]);0;3;1)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IF([.P19];OFFSET(INDIRECT([.$Q1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9];OFFSET(INDIRECT([.$Q19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19];OFFSET(INDIRECT([.$Q19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19] = [$Fachrichtungen.$B$2];[$Themenliste.$I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9]);&quot;=&quot;;&quot;&quot;;1))" office:value-type="string" office:string-value="$Themenliste.B19" calcext:value-type="string">
            <text:p>$Themenliste.B19</text:p>
          </table:table-cell>
          <table:table-cell table:formula="of:=[$Themenliste.B19]" office:value-type="float" office:value="3" calcext:value-type="float">
            <text:p>3</text:p>
          </table:table-cell>
          <table:table-cell table:formula="of:=OFFSET(INDIRECT([.$Q19]);0;1;1)" office:value-type="float" office:value="3" calcext:value-type="float">
            <text:p>3</text:p>
          </table:table-cell>
          <table:table-cell table:formula="of:=OFFSET(INDIRECT([.$Q19]);0;7;1)" office:value-type="string" office:string-value="alle" calcext:value-type="string">
            <text:p>alle</text:p>
          </table:table-cell>
          <table:table-cell table:formula="of:=OFFSET(INDIRECT([.$Q19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0];[$Themenliste.$A20];&quot;&quot;)" office:value-type="string" office:string-value="§ 4 Absatz 2 Nummer 3 b" calcext:value-type="string">
            <text:p>§ 4 Absatz 2 Nummer 3 b</text:p>
          </table:table-cell>
          <table:table-cell table:formula="of:=IF([.P20];OFFSET(INDIRECT([.$Q2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0];OFFSET(INDIRECT([.$Q20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0];OFFSET(INDIRECT([.$Q20]);0;2;1);&quot;&quot;)" office:value-type="string" office:string-value="b" calcext:value-type="string">
            <text:p>b</text:p>
          </table:table-cell>
          <table:table-cell table:formula="of:=IF([.P20];OFFSET(INDIRECT([.$Q20]);0;3;1)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IF([.P20];OFFSET(INDIRECT([.$Q2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0];OFFSET(INDIRECT([.$Q20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0];OFFSET(INDIRECT([.$Q20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0] = [$Fachrichtungen.$B$2];[$Themenliste.$I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0]);&quot;=&quot;;&quot;&quot;;1))" office:value-type="string" office:string-value="$Themenliste.B20" calcext:value-type="string">
            <text:p>$Themenliste.B20</text:p>
          </table:table-cell>
          <table:table-cell table:formula="of:=[$Themenliste.B20]" office:value-type="float" office:value="3" calcext:value-type="float">
            <text:p>3</text:p>
          </table:table-cell>
          <table:table-cell table:formula="of:=OFFSET(INDIRECT([.$Q20]);0;1;1)" office:value-type="float" office:value="3" calcext:value-type="float">
            <text:p>3</text:p>
          </table:table-cell>
          <table:table-cell table:formula="of:=OFFSET(INDIRECT([.$Q20]);0;7;1)" office:value-type="string" office:string-value="alle" calcext:value-type="string">
            <text:p>alle</text:p>
          </table:table-cell>
          <table:table-cell table:formula="of:=OFFSET(INDIRECT([.$Q20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1];[$Themenliste.$A21];&quot;&quot;)" office:value-type="string" office:string-value="§ 4 Absatz 2 Nummer 3 c" calcext:value-type="string">
            <text:p>§ 4 Absatz 2 Nummer 3 c</text:p>
          </table:table-cell>
          <table:table-cell table:formula="of:=IF([.P21];OFFSET(INDIRECT([.$Q2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1];OFFSET(INDIRECT([.$Q21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1];OFFSET(INDIRECT([.$Q21]);0;2;1);&quot;&quot;)" office:value-type="string" office:string-value="c" calcext:value-type="string">
            <text:p>c</text:p>
          </table:table-cell>
          <table:table-cell table:formula="of:=IF([.P21];OFFSET(INDIRECT([.$Q21]);0;3;1)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IF([.P21];OFFSET(INDIRECT([.$Q2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1];OFFSET(INDIRECT([.$Q21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1];OFFSET(INDIRECT([.$Q21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1] = [$Fachrichtungen.$B$2];[$Themenliste.$I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1]);&quot;=&quot;;&quot;&quot;;1))" office:value-type="string" office:string-value="$Themenliste.B21" calcext:value-type="string">
            <text:p>$Themenliste.B21</text:p>
          </table:table-cell>
          <table:table-cell table:formula="of:=[$Themenliste.B21]" office:value-type="float" office:value="3" calcext:value-type="float">
            <text:p>3</text:p>
          </table:table-cell>
          <table:table-cell table:formula="of:=OFFSET(INDIRECT([.$Q21]);0;1;1)" office:value-type="float" office:value="3" calcext:value-type="float">
            <text:p>3</text:p>
          </table:table-cell>
          <table:table-cell table:formula="of:=OFFSET(INDIRECT([.$Q21]);0;7;1)" office:value-type="string" office:string-value="alle" calcext:value-type="string">
            <text:p>alle</text:p>
          </table:table-cell>
          <table:table-cell table:formula="of:=OFFSET(INDIRECT([.$Q21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2];[$Themenliste.$A22];&quot;&quot;)" office:value-type="string" office:string-value="§ 4 Absatz 2 Nummer 3 d" calcext:value-type="string">
            <text:p>§ 4 Absatz 2 Nummer 3 d</text:p>
          </table:table-cell>
          <table:table-cell table:formula="of:=IF([.P22];OFFSET(INDIRECT([.$Q2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2];OFFSET(INDIRECT([.$Q22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2];OFFSET(INDIRECT([.$Q22]);0;2;1);&quot;&quot;)" office:value-type="string" office:string-value="d" calcext:value-type="string">
            <text:p>d</text:p>
          </table:table-cell>
          <table:table-cell table:formula="of:=IF([.P22];OFFSET(INDIRECT([.$Q22]);0;3;1)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IF([.P22];OFFSET(INDIRECT([.$Q2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2];OFFSET(INDIRECT([.$Q22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2];OFFSET(INDIRECT([.$Q22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2] = [$Fachrichtungen.$B$2];[$Themenliste.$I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2]);&quot;=&quot;;&quot;&quot;;1))" office:value-type="string" office:string-value="$Themenliste.B22" calcext:value-type="string">
            <text:p>$Themenliste.B22</text:p>
          </table:table-cell>
          <table:table-cell table:formula="of:=[$Themenliste.B22]" office:value-type="float" office:value="3" calcext:value-type="float">
            <text:p>3</text:p>
          </table:table-cell>
          <table:table-cell table:formula="of:=OFFSET(INDIRECT([.$Q22]);0;1;1)" office:value-type="float" office:value="3" calcext:value-type="float">
            <text:p>3</text:p>
          </table:table-cell>
          <table:table-cell table:formula="of:=OFFSET(INDIRECT([.$Q22]);0;7;1)" office:value-type="string" office:string-value="alle" calcext:value-type="string">
            <text:p>alle</text:p>
          </table:table-cell>
          <table:table-cell table:formula="of:=OFFSET(INDIRECT([.$Q22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5">
          <table:table-cell table:formula="of:=IF([.P23];[$Themenliste.$A23];&quot;&quot;)" office:value-type="string" office:string-value="§ 4 Absatz 2 Nummer 4 a" calcext:value-type="string">
            <text:p>§ 4 Absatz 2 Nummer 4 a</text:p>
          </table:table-cell>
          <table:table-cell table:formula="of:=IF([.P23];OFFSET(INDIRECT([.$Q2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3];OFFSET(INDIRECT([.$Q23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3];OFFSET(INDIRECT([.$Q23]);0;2;1);&quot;&quot;)" office:value-type="string" office:string-value="a" calcext:value-type="string">
            <text:p>a</text:p>
          </table:table-cell>
          <table:table-cell table:formula="of:=IF([.P23];OFFSET(INDIRECT([.$Q23]);0;3;1)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IF([.P23];OFFSET(INDIRECT([.$Q2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3];OFFSET(INDIRECT([.$Q2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3];OFFSET(INDIRECT([.$Q23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3] = [$Fachrichtungen.$B$2];[$Themenliste.$I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3]);&quot;=&quot;;&quot;&quot;;1))" office:value-type="string" office:string-value="$Themenliste.B23" calcext:value-type="string">
            <text:p>$Themenliste.B23</text:p>
          </table:table-cell>
          <table:table-cell table:formula="of:=[$Themenliste.B23]" office:value-type="float" office:value="4" calcext:value-type="float">
            <text:p>4</text:p>
          </table:table-cell>
          <table:table-cell table:formula="of:=OFFSET(INDIRECT([.$Q23]);0;1;1)" office:value-type="float" office:value="5" calcext:value-type="float">
            <text:p>5</text:p>
          </table:table-cell>
          <table:table-cell table:formula="of:=OFFSET(INDIRECT([.$Q23]);0;7;1)" office:value-type="string" office:string-value="alle" calcext:value-type="string">
            <text:p>alle</text:p>
          </table:table-cell>
          <table:table-cell table:formula="of:=OFFSET(INDIRECT([.$Q23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1">
          <table:table-cell table:formula="of:=IF([.P24];[$Themenliste.$A24];&quot;&quot;)" office:value-type="string" office:string-value="§ 4 Absatz 2 Nummer 4 b" calcext:value-type="string">
            <text:p>§ 4 Absatz 2 Nummer 4 b</text:p>
          </table:table-cell>
          <table:table-cell table:formula="of:=IF([.P24];OFFSET(INDIRECT([.$Q2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4];OFFSET(INDIRECT([.$Q24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4];OFFSET(INDIRECT([.$Q24]);0;2;1);&quot;&quot;)" office:value-type="string" office:string-value="b" calcext:value-type="string">
            <text:p>b</text:p>
          </table:table-cell>
          <table:table-cell table:formula="of:=IF([.P24];OFFSET(INDIRECT([.$Q24]);0;3;1)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IF([.P24];OFFSET(INDIRECT([.$Q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4];OFFSET(INDIRECT([.$Q2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4];OFFSET(INDIRECT([.$Q24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4] = [$Fachrichtungen.$B$2];[$Themenliste.$I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4]);&quot;=&quot;;&quot;&quot;;1))" office:value-type="string" office:string-value="$Themenliste.B24" calcext:value-type="string">
            <text:p>$Themenliste.B24</text:p>
          </table:table-cell>
          <table:table-cell table:formula="of:=[$Themenliste.B24]" office:value-type="float" office:value="4" calcext:value-type="float">
            <text:p>4</text:p>
          </table:table-cell>
          <table:table-cell table:formula="of:=OFFSET(INDIRECT([.$Q24]);0;1;1)" office:value-type="float" office:value="5" calcext:value-type="float">
            <text:p>5</text:p>
          </table:table-cell>
          <table:table-cell table:formula="of:=OFFSET(INDIRECT([.$Q24]);0;7;1)" office:value-type="string" office:string-value="alle" calcext:value-type="string">
            <text:p>alle</text:p>
          </table:table-cell>
          <table:table-cell table:formula="of:=OFFSET(INDIRECT([.$Q24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4">
          <table:table-cell table:formula="of:=IF([.P25];[$Themenliste.$A25];&quot;&quot;)" office:value-type="string" office:string-value="§ 4 Absatz 2 Nummer 4 c" calcext:value-type="string">
            <text:p>§ 4 Absatz 2 Nummer 4 c</text:p>
          </table:table-cell>
          <table:table-cell table:formula="of:=IF([.P25];OFFSET(INDIRECT([.$Q2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5];OFFSET(INDIRECT([.$Q25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5];OFFSET(INDIRECT([.$Q25]);0;2;1);&quot;&quot;)" office:value-type="string" office:string-value="c" calcext:value-type="string">
            <text:p>c</text:p>
          </table:table-cell>
          <table:table-cell table:formula="of:=IF([.P25];OFFSET(INDIRECT([.$Q25]);0;3;1)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IF([.P25];OFFSET(INDIRECT([.$Q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5];OFFSET(INDIRECT([.$Q2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5];OFFSET(INDIRECT([.$Q25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5] = [$Fachrichtungen.$B$2];[$Themenliste.$I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5]);&quot;=&quot;;&quot;&quot;;1))" office:value-type="string" office:string-value="$Themenliste.B25" calcext:value-type="string">
            <text:p>$Themenliste.B25</text:p>
          </table:table-cell>
          <table:table-cell table:formula="of:=[$Themenliste.B25]" office:value-type="float" office:value="4" calcext:value-type="float">
            <text:p>4</text:p>
          </table:table-cell>
          <table:table-cell table:formula="of:=OFFSET(INDIRECT([.$Q25]);0;1;1)" office:value-type="float" office:value="5" calcext:value-type="float">
            <text:p>5</text:p>
          </table:table-cell>
          <table:table-cell table:formula="of:=OFFSET(INDIRECT([.$Q25]);0;7;1)" office:value-type="string" office:string-value="alle" calcext:value-type="string">
            <text:p>alle</text:p>
          </table:table-cell>
          <table:table-cell table:formula="of:=OFFSET(INDIRECT([.$Q25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0">
          <table:table-cell table:formula="of:=IF([.P26];[$Themenliste.$A26];&quot;&quot;)" office:value-type="string" office:string-value="§ 4 Absatz 2 Nummer 4 d" calcext:value-type="string">
            <text:p>§ 4 Absatz 2 Nummer 4 d</text:p>
          </table:table-cell>
          <table:table-cell table:formula="of:=IF([.P26];OFFSET(INDIRECT([.$Q2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6];OFFSET(INDIRECT([.$Q26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6];OFFSET(INDIRECT([.$Q26]);0;2;1);&quot;&quot;)" office:value-type="string" office:string-value="d" calcext:value-type="string">
            <text:p>d</text:p>
          </table:table-cell>
          <table:table-cell table:formula="of:=IF([.P26];OFFSET(INDIRECT([.$Q26]);0;3;1)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IF([.P26];OFFSET(INDIRECT([.$Q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6];OFFSET(INDIRECT([.$Q26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6];OFFSET(INDIRECT([.$Q26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6] = [$Fachrichtungen.$B$2];[$Themenliste.$I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6]);&quot;=&quot;;&quot;&quot;;1))" office:value-type="string" office:string-value="$Themenliste.B26" calcext:value-type="string">
            <text:p>$Themenliste.B26</text:p>
          </table:table-cell>
          <table:table-cell table:formula="of:=[$Themenliste.B26]" office:value-type="float" office:value="4" calcext:value-type="float">
            <text:p>4</text:p>
          </table:table-cell>
          <table:table-cell table:formula="of:=OFFSET(INDIRECT([.$Q26]);0;1;1)" office:value-type="float" office:value="5" calcext:value-type="float">
            <text:p>5</text:p>
          </table:table-cell>
          <table:table-cell table:formula="of:=OFFSET(INDIRECT([.$Q26]);0;7;1)" office:value-type="string" office:string-value="alle" calcext:value-type="string">
            <text:p>alle</text:p>
          </table:table-cell>
          <table:table-cell table:formula="of:=OFFSET(INDIRECT([.$Q26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0">
          <table:table-cell table:formula="of:=IF([.P27];[$Themenliste.$A27];&quot;&quot;)" office:value-type="string" office:string-value="§ 4 Absatz 2 Nummer 4 e" calcext:value-type="string">
            <text:p>§ 4 Absatz 2 Nummer 4 e</text:p>
          </table:table-cell>
          <table:table-cell table:formula="of:=IF([.P27];OFFSET(INDIRECT([.$Q2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7];OFFSET(INDIRECT([.$Q27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7];OFFSET(INDIRECT([.$Q27]);0;2;1);&quot;&quot;)" office:value-type="string" office:string-value="e" calcext:value-type="string">
            <text:p>e</text:p>
          </table:table-cell>
          <table:table-cell table:formula="of:=IF([.P27];OFFSET(INDIRECT([.$Q27]);0;3;1)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IF([.P27];OFFSET(INDIRECT([.$Q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7];OFFSET(INDIRECT([.$Q27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7];OFFSET(INDIRECT([.$Q27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7] = [$Fachrichtungen.$B$2];[$Themenliste.$I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7]);&quot;=&quot;;&quot;&quot;;1))" office:value-type="string" office:string-value="$Themenliste.B27" calcext:value-type="string">
            <text:p>$Themenliste.B27</text:p>
          </table:table-cell>
          <table:table-cell table:formula="of:=[$Themenliste.B27]" office:value-type="float" office:value="4" calcext:value-type="float">
            <text:p>4</text:p>
          </table:table-cell>
          <table:table-cell table:formula="of:=OFFSET(INDIRECT([.$Q27]);0;1;1)" office:value-type="float" office:value="5" calcext:value-type="float">
            <text:p>5</text:p>
          </table:table-cell>
          <table:table-cell table:formula="of:=OFFSET(INDIRECT([.$Q27]);0;7;1)" office:value-type="string" office:string-value="alle" calcext:value-type="string">
            <text:p>alle</text:p>
          </table:table-cell>
          <table:table-cell table:formula="of:=OFFSET(INDIRECT([.$Q27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8];[$Themenliste.$A28];&quot;&quot;)" office:value-type="string" office:string-value="§ 4 Absatz 2 Nummer 5 a" calcext:value-type="string">
            <text:p>§ 4 Absatz 2 Nummer 5 a</text:p>
          </table:table-cell>
          <table:table-cell table:formula="of:=IF([.P28];OFFSET(INDIRECT([.$Q2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8];OFFSET(INDIRECT([.$Q28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8];OFFSET(INDIRECT([.$Q28]);0;2;1);&quot;&quot;)" office:value-type="string" office:string-value="a" calcext:value-type="string">
            <text:p>a</text:p>
          </table:table-cell>
          <table:table-cell table:formula="of:=IF([.P28];OFFSET(INDIRECT([.$Q28]);0;3;1)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IF([.P28];OFFSET(INDIRECT([.$Q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8];OFFSET(INDIRECT([.$Q28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8];OFFSET(INDIRECT([.$Q28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8] = [$Fachrichtungen.$B$2];[$Themenliste.$I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8]);&quot;=&quot;;&quot;&quot;;1))" office:value-type="string" office:string-value="$Themenliste.B28" calcext:value-type="string">
            <text:p>$Themenliste.B28</text:p>
          </table:table-cell>
          <table:table-cell table:formula="of:=[$Themenliste.B28]" office:value-type="float" office:value="5" calcext:value-type="float">
            <text:p>5</text:p>
          </table:table-cell>
          <table:table-cell table:formula="of:=OFFSET(INDIRECT([.$Q28]);0;1;1)" office:value-type="float" office:value="3" calcext:value-type="float">
            <text:p>3</text:p>
          </table:table-cell>
          <table:table-cell table:formula="of:=OFFSET(INDIRECT([.$Q28]);0;7;1)" office:value-type="string" office:string-value="alle" calcext:value-type="string">
            <text:p>alle</text:p>
          </table:table-cell>
          <table:table-cell table:formula="of:=OFFSET(INDIRECT([.$Q28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0">
          <table:table-cell table:formula="of:=IF([.P29];[$Themenliste.$A29];&quot;&quot;)" office:value-type="string" office:string-value="§ 4 Absatz 2 Nummer 5 b" calcext:value-type="string">
            <text:p>§ 4 Absatz 2 Nummer 5 b</text:p>
          </table:table-cell>
          <table:table-cell table:formula="of:=IF([.P29];OFFSET(INDIRECT([.$Q2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9];OFFSET(INDIRECT([.$Q29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9];OFFSET(INDIRECT([.$Q29]);0;2;1);&quot;&quot;)" office:value-type="string" office:string-value="b" calcext:value-type="string">
            <text:p>b</text:p>
          </table:table-cell>
          <table:table-cell table:formula="of:=IF([.P29];OFFSET(INDIRECT([.$Q29]);0;3;1)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IF([.P29];OFFSET(INDIRECT([.$Q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9];OFFSET(INDIRECT([.$Q29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9];OFFSET(INDIRECT([.$Q29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9] = [$Fachrichtungen.$B$2];[$Themenliste.$I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9]);&quot;=&quot;;&quot;&quot;;1))" office:value-type="string" office:string-value="$Themenliste.B29" calcext:value-type="string">
            <text:p>$Themenliste.B29</text:p>
          </table:table-cell>
          <table:table-cell table:formula="of:=[$Themenliste.B29]" office:value-type="float" office:value="5" calcext:value-type="float">
            <text:p>5</text:p>
          </table:table-cell>
          <table:table-cell table:formula="of:=OFFSET(INDIRECT([.$Q29]);0;1;1)" office:value-type="float" office:value="3" calcext:value-type="float">
            <text:p>3</text:p>
          </table:table-cell>
          <table:table-cell table:formula="of:=OFFSET(INDIRECT([.$Q29]);0;7;1)" office:value-type="string" office:string-value="alle" calcext:value-type="string">
            <text:p>alle</text:p>
          </table:table-cell>
          <table:table-cell table:formula="of:=OFFSET(INDIRECT([.$Q29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1">
          <table:table-cell table:formula="of:=IF([.P30];[$Themenliste.$A30];&quot;&quot;)" office:value-type="string" office:string-value="§ 4 Absatz 2 Nummer 5 c" calcext:value-type="string">
            <text:p>§ 4 Absatz 2 Nummer 5 c</text:p>
          </table:table-cell>
          <table:table-cell table:formula="of:=IF([.P30];OFFSET(INDIRECT([.$Q3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0];OFFSET(INDIRECT([.$Q30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30];OFFSET(INDIRECT([.$Q30]);0;2;1);&quot;&quot;)" office:value-type="string" office:string-value="c" calcext:value-type="string">
            <text:p>c</text:p>
          </table:table-cell>
          <table:table-cell table:formula="of:=IF([.P30];OFFSET(INDIRECT([.$Q30]);0;3;1)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IF([.P30];OFFSET(INDIRECT([.$Q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0];OFFSET(INDIRECT([.$Q30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30];OFFSET(INDIRECT([.$Q30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30] = [$Fachrichtungen.$B$2];[$Themenliste.$I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0]);&quot;=&quot;;&quot;&quot;;1))" office:value-type="string" office:string-value="$Themenliste.B30" calcext:value-type="string">
            <text:p>$Themenliste.B30</text:p>
          </table:table-cell>
          <table:table-cell table:formula="of:=[$Themenliste.B30]" office:value-type="float" office:value="5" calcext:value-type="float">
            <text:p>5</text:p>
          </table:table-cell>
          <table:table-cell table:formula="of:=OFFSET(INDIRECT([.$Q30]);0;1;1)" office:value-type="float" office:value="3" calcext:value-type="float">
            <text:p>3</text:p>
          </table:table-cell>
          <table:table-cell table:formula="of:=OFFSET(INDIRECT([.$Q30]);0;7;1)" office:value-type="string" office:string-value="alle" calcext:value-type="string">
            <text:p>alle</text:p>
          </table:table-cell>
          <table:table-cell table:formula="of:=OFFSET(INDIRECT([.$Q30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0">
          <table:table-cell table:formula="of:=IF([.P31];[$Themenliste.$A31];&quot;&quot;)" office:value-type="string" office:string-value="§ 4 Absatz 2 Nummer 6 a" calcext:value-type="string">
            <text:p>§ 4 Absatz 2 Nummer 6 a</text:p>
          </table:table-cell>
          <table:table-cell table:formula="of:=IF([.P31];OFFSET(INDIRECT([.$Q3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1];OFFSET(INDIRECT([.$Q31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1];OFFSET(INDIRECT([.$Q31]);0;2;1);&quot;&quot;)" office:value-type="string" office:string-value="a" calcext:value-type="string">
            <text:p>a</text:p>
          </table:table-cell>
          <table:table-cell table:formula="of:=IF([.P31];OFFSET(INDIRECT([.$Q31]);0;3;1)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IF([.P31];OFFSET(INDIRECT([.$Q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1];OFFSET(INDIRECT([.$Q31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1];OFFSET(INDIRECT([.$Q31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1] = [$Fachrichtungen.$B$2];[$Themenliste.$I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1]);&quot;=&quot;;&quot;&quot;;1))" office:value-type="string" office:string-value="$Themenliste.B31" calcext:value-type="string">
            <text:p>$Themenliste.B31</text:p>
          </table:table-cell>
          <table:table-cell table:formula="of:=[$Themenliste.B31]" office:value-type="float" office:value="6" calcext:value-type="float">
            <text:p>6</text:p>
          </table:table-cell>
          <table:table-cell table:formula="of:=OFFSET(INDIRECT([.$Q31]);0;1;1)" office:value-type="float" office:value="5" calcext:value-type="float">
            <text:p>5</text:p>
          </table:table-cell>
          <table:table-cell table:formula="of:=OFFSET(INDIRECT([.$Q31]);0;7;1)" office:value-type="string" office:string-value="alle" calcext:value-type="string">
            <text:p>alle</text:p>
          </table:table-cell>
          <table:table-cell table:formula="of:=OFFSET(INDIRECT([.$Q31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2];[$Themenliste.$A32];&quot;&quot;)" office:value-type="string" office:string-value="§ 4 Absatz 2 Nummer 6 b" calcext:value-type="string">
            <text:p>§ 4 Absatz 2 Nummer 6 b</text:p>
          </table:table-cell>
          <table:table-cell table:formula="of:=IF([.P32];OFFSET(INDIRECT([.$Q3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2];OFFSET(INDIRECT([.$Q32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2];OFFSET(INDIRECT([.$Q32]);0;2;1);&quot;&quot;)" office:value-type="string" office:string-value="b" calcext:value-type="string">
            <text:p>b</text:p>
          </table:table-cell>
          <table:table-cell table:formula="of:=IF([.P32];OFFSET(INDIRECT([.$Q32]);0;3;1)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IF([.P32];OFFSET(INDIRECT([.$Q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2];OFFSET(INDIRECT([.$Q32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2];OFFSET(INDIRECT([.$Q32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2] = [$Fachrichtungen.$B$2];[$Themenliste.$I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2]);&quot;=&quot;;&quot;&quot;;1))" office:value-type="string" office:string-value="$Themenliste.B32" calcext:value-type="string">
            <text:p>$Themenliste.B32</text:p>
          </table:table-cell>
          <table:table-cell table:formula="of:=[$Themenliste.B32]" office:value-type="float" office:value="6" calcext:value-type="float">
            <text:p>6</text:p>
          </table:table-cell>
          <table:table-cell table:formula="of:=OFFSET(INDIRECT([.$Q32]);0;1;1)" office:value-type="float" office:value="5" calcext:value-type="float">
            <text:p>5</text:p>
          </table:table-cell>
          <table:table-cell table:formula="of:=OFFSET(INDIRECT([.$Q32]);0;7;1)" office:value-type="string" office:string-value="alle" calcext:value-type="string">
            <text:p>alle</text:p>
          </table:table-cell>
          <table:table-cell table:formula="of:=OFFSET(INDIRECT([.$Q32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3];[$Themenliste.$A33];&quot;&quot;)" office:value-type="string" office:string-value="§ 4 Absatz 2 Nummer 6 c" calcext:value-type="string">
            <text:p>§ 4 Absatz 2 Nummer 6 c</text:p>
          </table:table-cell>
          <table:table-cell table:formula="of:=IF([.P33];OFFSET(INDIRECT([.$Q3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3];OFFSET(INDIRECT([.$Q33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3];OFFSET(INDIRECT([.$Q33]);0;2;1);&quot;&quot;)" office:value-type="string" office:string-value="c" calcext:value-type="string">
            <text:p>c</text:p>
          </table:table-cell>
          <table:table-cell table:formula="of:=IF([.P33];OFFSET(INDIRECT([.$Q33]);0;3;1)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IF([.P33];OFFSET(INDIRECT([.$Q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3];OFFSET(INDIRECT([.$Q33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3];OFFSET(INDIRECT([.$Q33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3] = [$Fachrichtungen.$B$2];[$Themenliste.$I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3]);&quot;=&quot;;&quot;&quot;;1))" office:value-type="string" office:string-value="$Themenliste.B33" calcext:value-type="string">
            <text:p>$Themenliste.B33</text:p>
          </table:table-cell>
          <table:table-cell table:formula="of:=[$Themenliste.B33]" office:value-type="float" office:value="6" calcext:value-type="float">
            <text:p>6</text:p>
          </table:table-cell>
          <table:table-cell table:formula="of:=OFFSET(INDIRECT([.$Q33]);0;1;1)" office:value-type="float" office:value="5" calcext:value-type="float">
            <text:p>5</text:p>
          </table:table-cell>
          <table:table-cell table:formula="of:=OFFSET(INDIRECT([.$Q33]);0;7;1)" office:value-type="string" office:string-value="alle" calcext:value-type="string">
            <text:p>alle</text:p>
          </table:table-cell>
          <table:table-cell table:formula="of:=OFFSET(INDIRECT([.$Q33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1">
          <table:table-cell table:formula="of:=IF([.P34];[$Themenliste.$A34];&quot;&quot;)" office:value-type="string" office:string-value="§ 4 Absatz 2 Nummer 6 d" calcext:value-type="string">
            <text:p>§ 4 Absatz 2 Nummer 6 d</text:p>
          </table:table-cell>
          <table:table-cell table:formula="of:=IF([.P34];OFFSET(INDIRECT([.$Q3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4];OFFSET(INDIRECT([.$Q34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4];OFFSET(INDIRECT([.$Q34]);0;2;1);&quot;&quot;)" office:value-type="string" office:string-value="d" calcext:value-type="string">
            <text:p>d</text:p>
          </table:table-cell>
          <table:table-cell table:formula="of:=IF([.P34];OFFSET(INDIRECT([.$Q34]);0;3;1)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IF([.P34];OFFSET(INDIRECT([.$Q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4];OFFSET(INDIRECT([.$Q34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4];OFFSET(INDIRECT([.$Q34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4] = [$Fachrichtungen.$B$2];[$Themenliste.$I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4]);&quot;=&quot;;&quot;&quot;;1))" office:value-type="string" office:string-value="$Themenliste.B34" calcext:value-type="string">
            <text:p>$Themenliste.B34</text:p>
          </table:table-cell>
          <table:table-cell table:formula="of:=[$Themenliste.B34]" office:value-type="float" office:value="6" calcext:value-type="float">
            <text:p>6</text:p>
          </table:table-cell>
          <table:table-cell table:formula="of:=OFFSET(INDIRECT([.$Q34]);0;1;1)" office:value-type="float" office:value="5" calcext:value-type="float">
            <text:p>5</text:p>
          </table:table-cell>
          <table:table-cell table:formula="of:=OFFSET(INDIRECT([.$Q34]);0;7;1)" office:value-type="string" office:string-value="alle" calcext:value-type="string">
            <text:p>alle</text:p>
          </table:table-cell>
          <table:table-cell table:formula="of:=OFFSET(INDIRECT([.$Q34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0">
          <table:table-cell table:formula="of:=IF([.P35];[$Themenliste.$A35];&quot;&quot;)" office:value-type="string" office:string-value="§ 4 Absatz 2 Nummer 6 e" calcext:value-type="string">
            <text:p>§ 4 Absatz 2 Nummer 6 e</text:p>
          </table:table-cell>
          <table:table-cell table:formula="of:=IF([.P35];OFFSET(INDIRECT([.$Q3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5];OFFSET(INDIRECT([.$Q35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5];OFFSET(INDIRECT([.$Q35]);0;2;1);&quot;&quot;)" office:value-type="string" office:string-value="e" calcext:value-type="string">
            <text:p>e</text:p>
          </table:table-cell>
          <table:table-cell table:formula="of:=IF([.P35];OFFSET(INDIRECT([.$Q35]);0;3;1)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IF([.P35];OFFSET(INDIRECT([.$Q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5];OFFSET(INDIRECT([.$Q35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5];OFFSET(INDIRECT([.$Q35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5] = [$Fachrichtungen.$B$2];[$Themenliste.$I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5]);&quot;=&quot;;&quot;&quot;;1))" office:value-type="string" office:string-value="$Themenliste.B35" calcext:value-type="string">
            <text:p>$Themenliste.B35</text:p>
          </table:table-cell>
          <table:table-cell table:formula="of:=[$Themenliste.B35]" office:value-type="float" office:value="6" calcext:value-type="float">
            <text:p>6</text:p>
          </table:table-cell>
          <table:table-cell table:formula="of:=OFFSET(INDIRECT([.$Q35]);0;1;1)" office:value-type="float" office:value="5" calcext:value-type="float">
            <text:p>5</text:p>
          </table:table-cell>
          <table:table-cell table:formula="of:=OFFSET(INDIRECT([.$Q35]);0;7;1)" office:value-type="string" office:string-value="alle" calcext:value-type="string">
            <text:p>alle</text:p>
          </table:table-cell>
          <table:table-cell table:formula="of:=OFFSET(INDIRECT([.$Q35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4">
          <table:table-cell table:formula="of:=IF([.P36];[$Themenliste.$A36];&quot;&quot;)" office:value-type="string" office:string-value="§ 4 Absatz 2 Nummer 7 a" calcext:value-type="string">
            <text:p>§ 4 Absatz 2 Nummer 7 a</text:p>
          </table:table-cell>
          <table:table-cell table:formula="of:=IF([.P36];OFFSET(INDIRECT([.$Q3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6];OFFSET(INDIRECT([.$Q36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6];OFFSET(INDIRECT([.$Q36]);0;2;1);&quot;&quot;)" office:value-type="string" office:string-value="a" calcext:value-type="string">
            <text:p>a</text:p>
          </table:table-cell>
          <table:table-cell table:formula="of:=IF([.P36];OFFSET(INDIRECT([.$Q36]);0;3;1)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IF([.P36];OFFSET(INDIRECT([.$Q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6];OFFSET(INDIRECT([.$Q36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6];OFFSET(INDIRECT([.$Q36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6] = [$Fachrichtungen.$B$2];[$Themenliste.$I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6]);&quot;=&quot;;&quot;&quot;;1))" office:value-type="string" office:string-value="$Themenliste.B36" calcext:value-type="string">
            <text:p>$Themenliste.B36</text:p>
          </table:table-cell>
          <table:table-cell table:formula="of:=[$Themenliste.B36]" office:value-type="float" office:value="7" calcext:value-type="float">
            <text:p>7</text:p>
          </table:table-cell>
          <table:table-cell table:formula="of:=OFFSET(INDIRECT([.$Q36]);0;1;1)" office:value-type="float" office:value="6" calcext:value-type="float">
            <text:p>6</text:p>
          </table:table-cell>
          <table:table-cell table:formula="of:=OFFSET(INDIRECT([.$Q36]);0;7;1)" office:value-type="string" office:string-value="alle" calcext:value-type="string">
            <text:p>alle</text:p>
          </table:table-cell>
          <table:table-cell table:formula="of:=OFFSET(INDIRECT([.$Q36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7">
          <table:table-cell table:formula="of:=IF([.P37];[$Themenliste.$A37];&quot;&quot;)" office:value-type="string" office:string-value="§ 4 Absatz 2 Nummer 7 b" calcext:value-type="string">
            <text:p>§ 4 Absatz 2 Nummer 7 b</text:p>
          </table:table-cell>
          <table:table-cell table:formula="of:=IF([.P37];OFFSET(INDIRECT([.$Q3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7];OFFSET(INDIRECT([.$Q37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7];OFFSET(INDIRECT([.$Q37]);0;2;1);&quot;&quot;)" office:value-type="string" office:string-value="b" calcext:value-type="string">
            <text:p>b</text:p>
          </table:table-cell>
          <table:table-cell table:formula="of:=IF([.P37];OFFSET(INDIRECT([.$Q37]);0;3;1)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IF([.P37];OFFSET(INDIRECT([.$Q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7];OFFSET(INDIRECT([.$Q37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7];OFFSET(INDIRECT([.$Q37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7] = [$Fachrichtungen.$B$2];[$Themenliste.$I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7]);&quot;=&quot;;&quot;&quot;;1))" office:value-type="string" office:string-value="$Themenliste.B37" calcext:value-type="string">
            <text:p>$Themenliste.B37</text:p>
          </table:table-cell>
          <table:table-cell table:formula="of:=[$Themenliste.B37]" office:value-type="float" office:value="7" calcext:value-type="float">
            <text:p>7</text:p>
          </table:table-cell>
          <table:table-cell table:formula="of:=OFFSET(INDIRECT([.$Q37]);0;1;1)" office:value-type="float" office:value="6" calcext:value-type="float">
            <text:p>6</text:p>
          </table:table-cell>
          <table:table-cell table:formula="of:=OFFSET(INDIRECT([.$Q37]);0;7;1)" office:value-type="string" office:string-value="alle" calcext:value-type="string">
            <text:p>alle</text:p>
          </table:table-cell>
          <table:table-cell table:formula="of:=OFFSET(INDIRECT([.$Q37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38];[$Themenliste.$A38];&quot;&quot;)" office:value-type="string" office:string-value="§ 4 Absatz 2 Nummer 7 c" calcext:value-type="string">
            <text:p>§ 4 Absatz 2 Nummer 7 c</text:p>
          </table:table-cell>
          <table:table-cell table:formula="of:=IF([.P38];OFFSET(INDIRECT([.$Q3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8];OFFSET(INDIRECT([.$Q38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8];OFFSET(INDIRECT([.$Q38]);0;2;1);&quot;&quot;)" office:value-type="string" office:string-value="c" calcext:value-type="string">
            <text:p>c</text:p>
          </table:table-cell>
          <table:table-cell table:formula="of:=IF([.P38];OFFSET(INDIRECT([.$Q38]);0;3;1)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IF([.P38];OFFSET(INDIRECT([.$Q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8];OFFSET(INDIRECT([.$Q38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8];OFFSET(INDIRECT([.$Q38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8] = [$Fachrichtungen.$B$2];[$Themenliste.$I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8]);&quot;=&quot;;&quot;&quot;;1))" office:value-type="string" office:string-value="$Themenliste.B38" calcext:value-type="string">
            <text:p>$Themenliste.B38</text:p>
          </table:table-cell>
          <table:table-cell table:formula="of:=[$Themenliste.B38]" office:value-type="float" office:value="7" calcext:value-type="float">
            <text:p>7</text:p>
          </table:table-cell>
          <table:table-cell table:formula="of:=OFFSET(INDIRECT([.$Q38]);0;1;1)" office:value-type="float" office:value="6" calcext:value-type="float">
            <text:p>6</text:p>
          </table:table-cell>
          <table:table-cell table:formula="of:=OFFSET(INDIRECT([.$Q38]);0;7;1)" office:value-type="string" office:string-value="alle" calcext:value-type="string">
            <text:p>alle</text:p>
          </table:table-cell>
          <table:table-cell table:formula="of:=OFFSET(INDIRECT([.$Q38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0">
          <table:table-cell table:formula="of:=IF([.P39];[$Themenliste.$A39];&quot;&quot;)" office:value-type="string" office:string-value="§ 4 Absatz 2 Nummer 7 d" calcext:value-type="string">
            <text:p>§ 4 Absatz 2 Nummer 7 d</text:p>
          </table:table-cell>
          <table:table-cell table:formula="of:=IF([.P39];OFFSET(INDIRECT([.$Q3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9];OFFSET(INDIRECT([.$Q39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9];OFFSET(INDIRECT([.$Q39]);0;2;1);&quot;&quot;)" office:value-type="string" office:string-value="d" calcext:value-type="string">
            <text:p>d</text:p>
          </table:table-cell>
          <table:table-cell table:formula="of:=IF([.P39];OFFSET(INDIRECT([.$Q39]);0;3;1)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IF([.P39];OFFSET(INDIRECT([.$Q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9];OFFSET(INDIRECT([.$Q39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9];OFFSET(INDIRECT([.$Q39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9] = [$Fachrichtungen.$B$2];[$Themenliste.$I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9]);&quot;=&quot;;&quot;&quot;;1))" office:value-type="string" office:string-value="$Themenliste.B39" calcext:value-type="string">
            <text:p>$Themenliste.B39</text:p>
          </table:table-cell>
          <table:table-cell table:formula="of:=[$Themenliste.B39]" office:value-type="float" office:value="7" calcext:value-type="float">
            <text:p>7</text:p>
          </table:table-cell>
          <table:table-cell table:formula="of:=OFFSET(INDIRECT([.$Q39]);0;1;1)" office:value-type="float" office:value="6" calcext:value-type="float">
            <text:p>6</text:p>
          </table:table-cell>
          <table:table-cell table:formula="of:=OFFSET(INDIRECT([.$Q39]);0;7;1)" office:value-type="string" office:string-value="alle" calcext:value-type="string">
            <text:p>alle</text:p>
          </table:table-cell>
          <table:table-cell table:formula="of:=OFFSET(INDIRECT([.$Q39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1">
          <table:table-cell table:formula="of:=IF([.P40];[$Themenliste.$A40];&quot;&quot;)" office:value-type="string" office:string-value="§ 4 Absatz 2 Nummer 7 e" calcext:value-type="string">
            <text:p>§ 4 Absatz 2 Nummer 7 e</text:p>
          </table:table-cell>
          <table:table-cell table:formula="of:=IF([.P40];OFFSET(INDIRECT([.$Q4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0];OFFSET(INDIRECT([.$Q40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0];OFFSET(INDIRECT([.$Q40]);0;2;1);&quot;&quot;)" office:value-type="string" office:string-value="e" calcext:value-type="string">
            <text:p>e</text:p>
          </table:table-cell>
          <table:table-cell table:formula="of:=IF([.P40];OFFSET(INDIRECT([.$Q40]);0;3;1)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IF([.P40];OFFSET(INDIRECT([.$Q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0];OFFSET(INDIRECT([.$Q40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0];OFFSET(INDIRECT([.$Q40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0] = [$Fachrichtungen.$B$2];[$Themenliste.$I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0]);&quot;=&quot;;&quot;&quot;;1))" office:value-type="string" office:string-value="$Themenliste.B40" calcext:value-type="string">
            <text:p>$Themenliste.B40</text:p>
          </table:table-cell>
          <table:table-cell table:formula="of:=[$Themenliste.B40]" office:value-type="float" office:value="7" calcext:value-type="float">
            <text:p>7</text:p>
          </table:table-cell>
          <table:table-cell table:formula="of:=OFFSET(INDIRECT([.$Q40]);0;1;1)" office:value-type="float" office:value="6" calcext:value-type="float">
            <text:p>6</text:p>
          </table:table-cell>
          <table:table-cell table:formula="of:=OFFSET(INDIRECT([.$Q40]);0;7;1)" office:value-type="string" office:string-value="alle" calcext:value-type="string">
            <text:p>alle</text:p>
          </table:table-cell>
          <table:table-cell table:formula="of:=OFFSET(INDIRECT([.$Q40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0">
          <table:table-cell table:formula="of:=IF([.P41];[$Themenliste.$A41];&quot;&quot;)" office:value-type="string" office:string-value="§ 4 Absatz 2 Nummer 7 f" calcext:value-type="string">
            <text:p>§ 4 Absatz 2 Nummer 7 f</text:p>
          </table:table-cell>
          <table:table-cell table:formula="of:=IF([.P41];OFFSET(INDIRECT([.$Q4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1];OFFSET(INDIRECT([.$Q41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1];OFFSET(INDIRECT([.$Q41]);0;2;1);&quot;&quot;)" office:value-type="string" office:string-value="f" calcext:value-type="string">
            <text:p>f</text:p>
          </table:table-cell>
          <table:table-cell table:formula="of:=IF([.P41];OFFSET(INDIRECT([.$Q41]);0;3;1)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IF([.P41];OFFSET(INDIRECT([.$Q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1];OFFSET(INDIRECT([.$Q41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1];OFFSET(INDIRECT([.$Q41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1] = [$Fachrichtungen.$B$2];[$Themenliste.$I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1]);&quot;=&quot;;&quot;&quot;;1))" office:value-type="string" office:string-value="$Themenliste.B41" calcext:value-type="string">
            <text:p>$Themenliste.B41</text:p>
          </table:table-cell>
          <table:table-cell table:formula="of:=[$Themenliste.B41]" office:value-type="float" office:value="7" calcext:value-type="float">
            <text:p>7</text:p>
          </table:table-cell>
          <table:table-cell table:formula="of:=OFFSET(INDIRECT([.$Q41]);0;1;1)" office:value-type="float" office:value="6" calcext:value-type="float">
            <text:p>6</text:p>
          </table:table-cell>
          <table:table-cell table:formula="of:=OFFSET(INDIRECT([.$Q41]);0;7;1)" office:value-type="string" office:string-value="alle" calcext:value-type="string">
            <text:p>alle</text:p>
          </table:table-cell>
          <table:table-cell table:formula="of:=OFFSET(INDIRECT([.$Q41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42];[$Themenliste.$A42];&quot;&quot;)" office:value-type="string" office:string-value="§ 4 Absatz 2 Nummer 8 a" calcext:value-type="string">
            <text:p>§ 4 Absatz 2 Nummer 8 a</text:p>
          </table:table-cell>
          <table:table-cell table:formula="of:=IF([.P42];OFFSET(INDIRECT([.$Q4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2];OFFSET(INDIRECT([.$Q42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2];OFFSET(INDIRECT([.$Q42]);0;2;1);&quot;&quot;)" office:value-type="string" office:string-value="a" calcext:value-type="string">
            <text:p>a</text:p>
          </table:table-cell>
          <table:table-cell table:formula="of:=IF([.P42];OFFSET(INDIRECT([.$Q42]);0;3;1);&quot;&quot;)" office:value-type="string" office:string-value="Netzwerkkonzepte für unterschiedliche Anwedungsgebiete unterscheiden" calcext:value-type="string">
            <text:p>Netzwerkkonzepte für unterschiedliche Anwedungsgebiete unterscheiden</text:p>
          </table:table-cell>
          <table:table-cell table:formula="of:=IF([.P42];OFFSET(INDIRECT([.$Q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2];OFFSET(INDIRECT([.$Q42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2];OFFSET(INDIRECT([.$Q42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2] = [$Fachrichtungen.$B$2];[$Themenliste.$I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2]);&quot;=&quot;;&quot;&quot;;1))" office:value-type="string" office:string-value="$Themenliste.B42" calcext:value-type="string">
            <text:p>$Themenliste.B42</text:p>
          </table:table-cell>
          <table:table-cell table:formula="of:=[$Themenliste.B42]" office:value-type="float" office:value="8" calcext:value-type="float">
            <text:p>8</text:p>
          </table:table-cell>
          <table:table-cell table:formula="of:=OFFSET(INDIRECT([.$Q42]);0;1;1)" office:value-type="float" office:value="6" calcext:value-type="float">
            <text:p>6</text:p>
          </table:table-cell>
          <table:table-cell table:formula="of:=OFFSET(INDIRECT([.$Q42]);0;7;1)" office:value-type="string" office:string-value="alle" calcext:value-type="string">
            <text:p>alle</text:p>
          </table:table-cell>
          <table:table-cell table:formula="of:=OFFSET(INDIRECT([.$Q42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14">
          <table:table-cell table:formula="of:=IF([.P43];[$Themenliste.$A43];&quot;&quot;)" office:value-type="string" office:string-value="§ 4 Absatz 2 Nummer 8 b" calcext:value-type="string">
            <text:p>§ 4 Absatz 2 Nummer 8 b</text:p>
          </table:table-cell>
          <table:table-cell table:formula="of:=IF([.P43];OFFSET(INDIRECT([.$Q4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3];OFFSET(INDIRECT([.$Q43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3];OFFSET(INDIRECT([.$Q43]);0;2;1);&quot;&quot;)" office:value-type="string" office:string-value="b" calcext:value-type="string">
            <text:p>b</text:p>
          </table:table-cell>
          <table:table-cell table:formula="of:=IF([.P43];OFFSET(INDIRECT([.$Q43]);0;3;1)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IF([.P43];OFFSET(INDIRECT([.$Q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3];OFFSET(INDIRECT([.$Q43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3];OFFSET(INDIRECT([.$Q43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3] = [$Fachrichtungen.$B$2];[$Themenliste.$I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3]);&quot;=&quot;;&quot;&quot;;1))" office:value-type="string" office:string-value="$Themenliste.B43" calcext:value-type="string">
            <text:p>$Themenliste.B43</text:p>
          </table:table-cell>
          <table:table-cell table:formula="of:=[$Themenliste.B43]" office:value-type="float" office:value="8" calcext:value-type="float">
            <text:p>8</text:p>
          </table:table-cell>
          <table:table-cell table:formula="of:=OFFSET(INDIRECT([.$Q43]);0;1;1)" office:value-type="float" office:value="6" calcext:value-type="float">
            <text:p>6</text:p>
          </table:table-cell>
          <table:table-cell table:formula="of:=OFFSET(INDIRECT([.$Q43]);0;7;1)" office:value-type="string" office:string-value="alle" calcext:value-type="string">
            <text:p>alle</text:p>
          </table:table-cell>
          <table:table-cell table:formula="of:=OFFSET(INDIRECT([.$Q43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4];[$Themenliste.$A44];&quot;&quot;)" office:value-type="string" office:string-value="§ 4 Absatz 2 Nummer 8 c" calcext:value-type="string">
            <text:p>§ 4 Absatz 2 Nummer 8 c</text:p>
          </table:table-cell>
          <table:table-cell table:formula="of:=IF([.P44];OFFSET(INDIRECT([.$Q4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4];OFFSET(INDIRECT([.$Q44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4];OFFSET(INDIRECT([.$Q44]);0;2;1);&quot;&quot;)" office:value-type="string" office:string-value="c" calcext:value-type="string">
            <text:p>c</text:p>
          </table:table-cell>
          <table:table-cell table:formula="of:=IF([.P44];OFFSET(INDIRECT([.$Q44]);0;3;1)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IF([.P44];OFFSET(INDIRECT([.$Q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4];OFFSET(INDIRECT([.$Q44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4];OFFSET(INDIRECT([.$Q44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4] = [$Fachrichtungen.$B$2];[$Themenliste.$I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4]);&quot;=&quot;;&quot;&quot;;1))" office:value-type="string" office:string-value="$Themenliste.B44" calcext:value-type="string">
            <text:p>$Themenliste.B44</text:p>
          </table:table-cell>
          <table:table-cell table:formula="of:=[$Themenliste.B44]" office:value-type="float" office:value="8" calcext:value-type="float">
            <text:p>8</text:p>
          </table:table-cell>
          <table:table-cell table:formula="of:=OFFSET(INDIRECT([.$Q44]);0;1;1)" office:value-type="float" office:value="6" calcext:value-type="float">
            <text:p>6</text:p>
          </table:table-cell>
          <table:table-cell table:formula="of:=OFFSET(INDIRECT([.$Q44]);0;7;1)" office:value-type="string" office:string-value="alle" calcext:value-type="string">
            <text:p>alle</text:p>
          </table:table-cell>
          <table:table-cell table:formula="of:=OFFSET(INDIRECT([.$Q44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5];[$Themenliste.$A45];&quot;&quot;)" office:value-type="string" office:string-value="§ 4 Absatz 2 Nummer 8 d" calcext:value-type="string">
            <text:p>§ 4 Absatz 2 Nummer 8 d</text:p>
          </table:table-cell>
          <table:table-cell table:formula="of:=IF([.P45];OFFSET(INDIRECT([.$Q4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5];OFFSET(INDIRECT([.$Q45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5];OFFSET(INDIRECT([.$Q45]);0;2;1);&quot;&quot;)" office:value-type="string" office:string-value="d" calcext:value-type="string">
            <text:p>d</text:p>
          </table:table-cell>
          <table:table-cell table:formula="of:=IF([.P45];OFFSET(INDIRECT([.$Q45]);0;3;1)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IF([.P45];OFFSET(INDIRECT([.$Q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5];OFFSET(INDIRECT([.$Q45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5];OFFSET(INDIRECT([.$Q45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5] = [$Fachrichtungen.$B$2];[$Themenliste.$I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5]);&quot;=&quot;;&quot;&quot;;1))" office:value-type="string" office:string-value="$Themenliste.B45" calcext:value-type="string">
            <text:p>$Themenliste.B45</text:p>
          </table:table-cell>
          <table:table-cell table:formula="of:=[$Themenliste.B45]" office:value-type="float" office:value="8" calcext:value-type="float">
            <text:p>8</text:p>
          </table:table-cell>
          <table:table-cell table:formula="of:=OFFSET(INDIRECT([.$Q45]);0;1;1)" office:value-type="float" office:value="6" calcext:value-type="float">
            <text:p>6</text:p>
          </table:table-cell>
          <table:table-cell table:formula="of:=OFFSET(INDIRECT([.$Q45]);0;7;1)" office:value-type="string" office:string-value="alle" calcext:value-type="string">
            <text:p>alle</text:p>
          </table:table-cell>
          <table:table-cell table:formula="of:=OFFSET(INDIRECT([.$Q45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6];[$Themenliste.$A46];&quot;&quot;)" office:value-type="string" office:string-value="§ 4 Absatz 2 Nummer 8 e" calcext:value-type="string">
            <text:p>§ 4 Absatz 2 Nummer 8 e</text:p>
          </table:table-cell>
          <table:table-cell table:formula="of:=IF([.P46];OFFSET(INDIRECT([.$Q4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6];OFFSET(INDIRECT([.$Q46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6];OFFSET(INDIRECT([.$Q46]);0;2;1);&quot;&quot;)" office:value-type="string" office:string-value="e" calcext:value-type="string">
            <text:p>e</text:p>
          </table:table-cell>
          <table:table-cell table:formula="of:=IF([.P46];OFFSET(INDIRECT([.$Q46]);0;3;1)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IF([.P46];OFFSET(INDIRECT([.$Q4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6];OFFSET(INDIRECT([.$Q46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6];OFFSET(INDIRECT([.$Q46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6] = [$Fachrichtungen.$B$2];[$Themenliste.$I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6]);&quot;=&quot;;&quot;&quot;;1))" office:value-type="string" office:string-value="$Themenliste.B46" calcext:value-type="string">
            <text:p>$Themenliste.B46</text:p>
          </table:table-cell>
          <table:table-cell table:formula="of:=[$Themenliste.B46]" office:value-type="float" office:value="8" calcext:value-type="float">
            <text:p>8</text:p>
          </table:table-cell>
          <table:table-cell table:formula="of:=OFFSET(INDIRECT([.$Q46]);0;1;1)" office:value-type="float" office:value="6" calcext:value-type="float">
            <text:p>6</text:p>
          </table:table-cell>
          <table:table-cell table:formula="of:=OFFSET(INDIRECT([.$Q46]);0;7;1)" office:value-type="string" office:string-value="alle" calcext:value-type="string">
            <text:p>alle</text:p>
          </table:table-cell>
          <table:table-cell table:formula="of:=OFFSET(INDIRECT([.$Q46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7];[$Themenliste.$A47];&quot;&quot;)" office:value-type="string" office:string-value="§ 4 Absatz 2 Nummer 8 f" calcext:value-type="string">
            <text:p>§ 4 Absatz 2 Nummer 8 f</text:p>
          </table:table-cell>
          <table:table-cell table:formula="of:=IF([.P47];OFFSET(INDIRECT([.$Q4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7];OFFSET(INDIRECT([.$Q47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7];OFFSET(INDIRECT([.$Q47]);0;2;1);&quot;&quot;)" office:value-type="string" office:string-value="f" calcext:value-type="string">
            <text:p>f</text:p>
          </table:table-cell>
          <table:table-cell table:formula="of:=IF([.P47];OFFSET(INDIRECT([.$Q47]);0;3;1)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IF([.P47];OFFSET(INDIRECT([.$Q4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7];OFFSET(INDIRECT([.$Q47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7];OFFSET(INDIRECT([.$Q47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7] = [$Fachrichtungen.$B$2];[$Themenliste.$I4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7]);&quot;=&quot;;&quot;&quot;;1))" office:value-type="string" office:string-value="$Themenliste.B47" calcext:value-type="string">
            <text:p>$Themenliste.B47</text:p>
          </table:table-cell>
          <table:table-cell table:formula="of:=[$Themenliste.B47]" office:value-type="float" office:value="8" calcext:value-type="float">
            <text:p>8</text:p>
          </table:table-cell>
          <table:table-cell table:formula="of:=OFFSET(INDIRECT([.$Q47]);0;1;1)" office:value-type="float" office:value="6" calcext:value-type="float">
            <text:p>6</text:p>
          </table:table-cell>
          <table:table-cell table:formula="of:=OFFSET(INDIRECT([.$Q47]);0;7;1)" office:value-type="string" office:string-value="alle" calcext:value-type="string">
            <text:p>alle</text:p>
          </table:table-cell>
          <table:table-cell table:formula="of:=OFFSET(INDIRECT([.$Q47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8];[$Themenliste.$A48];&quot;&quot;)" office:value-type="string" office:string-value="§ 4 Absatz 2 Nummer 9 a" calcext:value-type="string">
            <text:p>§ 4 Absatz 2 Nummer 9 a</text:p>
          </table:table-cell>
          <table:table-cell table:formula="of:=IF([.P48];OFFSET(INDIRECT([.$Q4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8];OFFSET(INDIRECT([.$Q48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8];OFFSET(INDIRECT([.$Q48]);0;2;1);&quot;&quot;)" office:value-type="string" office:string-value="a" calcext:value-type="string">
            <text:p>a</text:p>
          </table:table-cell>
          <table:table-cell table:formula="of:=IF([.P48];OFFSET(INDIRECT([.$Q48]);0;3;1)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IF([.P48];OFFSET(INDIRECT([.$Q4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8];OFFSET(INDIRECT([.$Q48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8];OFFSET(INDIRECT([.$Q48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8] = [$Fachrichtungen.$B$2];[$Themenliste.$I4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8]);&quot;=&quot;;&quot;&quot;;1))" office:value-type="string" office:string-value="$Themenliste.B48" calcext:value-type="string">
            <text:p>$Themenliste.B48</text:p>
          </table:table-cell>
          <table:table-cell table:formula="of:=[$Themenliste.B48]" office:value-type="float" office:value="9" calcext:value-type="float">
            <text:p>9</text:p>
          </table:table-cell>
          <table:table-cell table:formula="of:=OFFSET(INDIRECT([.$Q48]);0;1;1)" office:value-type="float" office:value="2" calcext:value-type="float">
            <text:p>2</text:p>
          </table:table-cell>
          <table:table-cell table:formula="of:=OFFSET(INDIRECT([.$Q48]);0;7;1)" office:value-type="string" office:string-value="alle" calcext:value-type="string">
            <text:p>alle</text:p>
          </table:table-cell>
          <table:table-cell table:formula="of:=OFFSET(INDIRECT([.$Q48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4">
          <table:table-cell table:formula="of:=IF([.P49];[$Themenliste.$A49];&quot;&quot;)" office:value-type="string" office:string-value="§ 4 Absatz 2 Nummer 9 b" calcext:value-type="string">
            <text:p>§ 4 Absatz 2 Nummer 9 b</text:p>
          </table:table-cell>
          <table:table-cell table:formula="of:=IF([.P49];OFFSET(INDIRECT([.$Q4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9];OFFSET(INDIRECT([.$Q49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9];OFFSET(INDIRECT([.$Q49]);0;2;1);&quot;&quot;)" office:value-type="string" office:string-value="b" calcext:value-type="string">
            <text:p>b</text:p>
          </table:table-cell>
          <table:table-cell table:formula="of:=IF([.P49];OFFSET(INDIRECT([.$Q49]);0;3;1);&quot;&quot;)" office:value-type="string" office:string-value="Speicherlösungen, insbesondere Datenbanksysteme, Integrieren" calcext:value-type="string">
            <text:p>Speicherlösungen, insbesondere Datenbanksysteme, Integrieren</text:p>
          </table:table-cell>
          <table:table-cell table:formula="of:=IF([.P49];OFFSET(INDIRECT([.$Q4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9];OFFSET(INDIRECT([.$Q49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9];OFFSET(INDIRECT([.$Q49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9] = [$Fachrichtungen.$B$2];[$Themenliste.$I4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9]);&quot;=&quot;;&quot;&quot;;1))" office:value-type="string" office:string-value="$Themenliste.B49" calcext:value-type="string">
            <text:p>$Themenliste.B49</text:p>
          </table:table-cell>
          <table:table-cell table:formula="of:=[$Themenliste.B49]" office:value-type="float" office:value="9" calcext:value-type="float">
            <text:p>9</text:p>
          </table:table-cell>
          <table:table-cell table:formula="of:=OFFSET(INDIRECT([.$Q49]);0;1;1)" office:value-type="float" office:value="2" calcext:value-type="float">
            <text:p>2</text:p>
          </table:table-cell>
          <table:table-cell table:formula="of:=OFFSET(INDIRECT([.$Q49]);0;7;1)" office:value-type="string" office:string-value="alle" calcext:value-type="string">
            <text:p>alle</text:p>
          </table:table-cell>
          <table:table-cell table:formula="of:=OFFSET(INDIRECT([.$Q49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7">
          <table:table-cell table:formula="of:=IF([.P50];[$Themenliste.$A50];&quot;&quot;)" office:value-type="string" office:string-value="§ 4 Absatz 2 Nummer 10 a" calcext:value-type="string">
            <text:p>§ 4 Absatz 2 Nummer 10 a</text:p>
          </table:table-cell>
          <table:table-cell table:formula="of:=IF([.P50];OFFSET(INDIRECT([.$Q5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0];OFFSET(INDIRECT([.$Q50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0];OFFSET(INDIRECT([.$Q50]);0;2;1);&quot;&quot;)" office:value-type="string" office:string-value="a" calcext:value-type="string">
            <text:p>a</text:p>
          </table:table-cell>
          <table:table-cell table:formula="of:=IF([.P50];OFFSET(INDIRECT([.$Q50]);0;3;1)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IF([.P50];OFFSET(INDIRECT([.$Q5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0];OFFSET(INDIRECT([.$Q50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0];OFFSET(INDIRECT([.$Q50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0] = [$Fachrichtungen.$B$2];[$Themenliste.$I5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0]);&quot;=&quot;;&quot;&quot;;1))" office:value-type="string" office:string-value="$Themenliste.B50" calcext:value-type="string">
            <text:p>$Themenliste.B50</text:p>
          </table:table-cell>
          <table:table-cell table:formula="of:=[$Themenliste.B50]" office:value-type="float" office:value="10" calcext:value-type="float">
            <text:p>10</text:p>
          </table:table-cell>
          <table:table-cell table:formula="of:=OFFSET(INDIRECT([.$Q50]);0;1;1)" office:value-type="float" office:value="3" calcext:value-type="float">
            <text:p>3</text:p>
          </table:table-cell>
          <table:table-cell table:formula="of:=OFFSET(INDIRECT([.$Q50]);0;7;1)" office:value-type="string" office:string-value="alle" calcext:value-type="string">
            <text:p>alle</text:p>
          </table:table-cell>
          <table:table-cell table:formula="of:=OFFSET(INDIRECT([.$Q50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0">
          <table:table-cell table:formula="of:=IF([.P51];[$Themenliste.$A51];&quot;&quot;)" office:value-type="string" office:string-value="§ 4 Absatz 2 Nummer 10 b" calcext:value-type="string">
            <text:p>§ 4 Absatz 2 Nummer 10 b</text:p>
          </table:table-cell>
          <table:table-cell table:formula="of:=IF([.P51];OFFSET(INDIRECT([.$Q5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1];OFFSET(INDIRECT([.$Q51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1];OFFSET(INDIRECT([.$Q51]);0;2;1);&quot;&quot;)" office:value-type="string" office:string-value="b" calcext:value-type="string">
            <text:p>b</text:p>
          </table:table-cell>
          <table:table-cell table:formula="of:=IF([.P51];OFFSET(INDIRECT([.$Q51]);0;3;1)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IF([.P51];OFFSET(INDIRECT([.$Q5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1];OFFSET(INDIRECT([.$Q51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1];OFFSET(INDIRECT([.$Q51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1] = [$Fachrichtungen.$B$2];[$Themenliste.$I5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1]);&quot;=&quot;;&quot;&quot;;1))" office:value-type="string" office:string-value="$Themenliste.B51" calcext:value-type="string">
            <text:p>$Themenliste.B51</text:p>
          </table:table-cell>
          <table:table-cell table:formula="of:=[$Themenliste.B51]" office:value-type="float" office:value="10" calcext:value-type="float">
            <text:p>10</text:p>
          </table:table-cell>
          <table:table-cell table:formula="of:=OFFSET(INDIRECT([.$Q51]);0;1;1)" office:value-type="float" office:value="3" calcext:value-type="float">
            <text:p>3</text:p>
          </table:table-cell>
          <table:table-cell table:formula="of:=OFFSET(INDIRECT([.$Q51]);0;7;1)" office:value-type="string" office:string-value="alle" calcext:value-type="string">
            <text:p>alle</text:p>
          </table:table-cell>
          <table:table-cell table:formula="of:=OFFSET(INDIRECT([.$Q51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14">
          <table:table-cell table:formula="of:=IF([.P52];[$Themenliste.$A52];&quot;&quot;)" office:value-type="string" office:string-value="§ 4 Absatz 2 Nummer 10 c" calcext:value-type="string">
            <text:p>§ 4 Absatz 2 Nummer 10 c</text:p>
          </table:table-cell>
          <table:table-cell table:formula="of:=IF([.P52];OFFSET(INDIRECT([.$Q5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2];OFFSET(INDIRECT([.$Q52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2];OFFSET(INDIRECT([.$Q52]);0;2;1);&quot;&quot;)" office:value-type="string" office:string-value="c" calcext:value-type="string">
            <text:p>c</text:p>
          </table:table-cell>
          <table:table-cell table:formula="of:=IF([.P52];OFFSET(INDIRECT([.$Q52]);0;3;1);&quot;&quot;)" office:value-type="string" office:string-value="Teilaufgaben von IT-Systemen automatisieren" calcext:value-type="string">
            <text:p>Teilaufgaben von IT-Systemen automatisieren</text:p>
          </table:table-cell>
          <table:table-cell table:formula="of:=IF([.P52];OFFSET(INDIRECT([.$Q5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2];OFFSET(INDIRECT([.$Q52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2];OFFSET(INDIRECT([.$Q52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2] = [$Fachrichtungen.$B$2];[$Themenliste.$I5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2]);&quot;=&quot;;&quot;&quot;;1))" office:value-type="string" office:string-value="$Themenliste.B52" calcext:value-type="string">
            <text:p>$Themenliste.B52</text:p>
          </table:table-cell>
          <table:table-cell table:formula="of:=[$Themenliste.B52]" office:value-type="float" office:value="10" calcext:value-type="float">
            <text:p>10</text:p>
          </table:table-cell>
          <table:table-cell table:formula="of:=OFFSET(INDIRECT([.$Q52]);0;1;1)" office:value-type="float" office:value="3" calcext:value-type="float">
            <text:p>3</text:p>
          </table:table-cell>
          <table:table-cell table:formula="of:=OFFSET(INDIRECT([.$Q52]);0;7;1)" office:value-type="string" office:string-value="alle" calcext:value-type="string">
            <text:p>alle</text:p>
          </table:table-cell>
          <table:table-cell table:formula="of:=OFFSET(INDIRECT([.$Q52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4">
          <table:table-cell table:formula="of:=IF([.P53];[$Themenliste.$A53];&quot;&quot;)">
            <text:p/>
          </table:table-cell>
          <table:table-cell table:formula="of:=IF([.P53];OFFSET(INDIRECT([.$Q53]);0;8;1);&quot;&quot;)">
            <text:p/>
          </table:table-cell>
          <table:table-cell table:formula="of:=IF([.P53];OFFSET(INDIRECT([.$Q53]);0;9;1);&quot;&quot;)">
            <text:p/>
          </table:table-cell>
          <table:table-cell table:style-name="ce26" table:formula="of:=IF([.P53];OFFSET(INDIRECT([.$Q53]);0;2;1);&quot;&quot;)">
            <text:p/>
          </table:table-cell>
          <table:table-cell table:formula="of:=IF([.P53];OFFSET(INDIRECT([.$Q53]);0;3;1);&quot;&quot;)">
            <text:p/>
          </table:table-cell>
          <table:table-cell table:formula="of:=IF([.P53];OFFSET(INDIRECT([.$Q53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53];OFFSET(INDIRECT([.$Q53]);0;10;1);&quot;&quot;)">
            <text:p/>
          </table:table-cell>
          <table:table-cell table:style-name="ce47" table:formula="of:=IF([.P53];OFFSET(INDIRECT([.$Q53]);0;11;1);&quot;&quot;)">
            <text:p/>
          </table:table-cell>
          <table:table-cell table:style-name="ce48" table:formula="of:=IF(OR([$Themenliste.$I53] = [$Fachrichtungen.$B$2];[$Themenliste.$I53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53]);&quot;=&quot;;&quot;&quot;;1))" office:value-type="string" office:string-value="$Themenliste.B53" calcext:value-type="string">
            <text:p>$Themenliste.B53</text:p>
          </table:table-cell>
          <table:table-cell table:formula="of:=[$Themenliste.B53]" office:value-type="float" office:value="1" calcext:value-type="float">
            <text:p>1</text:p>
          </table:table-cell>
          <table:table-cell table:formula="of:=OFFSET(INDIRECT([.$Q53]);0;1;1)" office:value-type="float" office:value="7" calcext:value-type="float">
            <text:p>7</text:p>
          </table:table-cell>
          <table:table-cell table:formula="of:=OFFSET(INDIRECT([.$Q53]);0;7;1)" office:value-type="string" office:string-value="Anw" calcext:value-type="string">
            <text:p>Anw</text:p>
          </table:table-cell>
          <table:table-cell table:formula="of:=OFFSET(INDIRECT([.$Q53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4];[$Themenliste.$A54];&quot;&quot;)">
            <text:p/>
          </table:table-cell>
          <table:table-cell table:formula="of:=IF([.P54];OFFSET(INDIRECT([.$Q54]);0;8;1);&quot;&quot;)">
            <text:p/>
          </table:table-cell>
          <table:table-cell table:formula="of:=IF([.P54];OFFSET(INDIRECT([.$Q54]);0;9;1);&quot;&quot;)">
            <text:p/>
          </table:table-cell>
          <table:table-cell table:style-name="ce26" table:formula="of:=IF([.P54];OFFSET(INDIRECT([.$Q54]);0;2;1);&quot;&quot;)">
            <text:p/>
          </table:table-cell>
          <table:table-cell table:formula="of:=IF([.P54];OFFSET(INDIRECT([.$Q54]);0;3;1);&quot;&quot;)">
            <text:p/>
          </table:table-cell>
          <table:table-cell table:formula="of:=IF([.P54];OFFSET(INDIRECT([.$Q54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54];OFFSET(INDIRECT([.$Q54]);0;10;1);&quot;&quot;)">
            <text:p/>
          </table:table-cell>
          <table:table-cell table:style-name="ce47" table:formula="of:=IF([.P54];OFFSET(INDIRECT([.$Q54]);0;11;1);&quot;&quot;)">
            <text:p/>
          </table:table-cell>
          <table:table-cell table:style-name="ce48" table:formula="of:=IF(OR([$Themenliste.$I54] = [$Fachrichtungen.$B$2];[$Themenliste.$I54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54]);&quot;=&quot;;&quot;&quot;;1))" office:value-type="string" office:string-value="$Themenliste.B54" calcext:value-type="string">
            <text:p>$Themenliste.B54</text:p>
          </table:table-cell>
          <table:table-cell table:formula="of:=[$Themenliste.B54]" office:value-type="float" office:value="1" calcext:value-type="float">
            <text:p>1</text:p>
          </table:table-cell>
          <table:table-cell table:formula="of:=OFFSET(INDIRECT([.$Q54]);0;1;1)" office:value-type="float" office:value="7" calcext:value-type="float">
            <text:p>7</text:p>
          </table:table-cell>
          <table:table-cell table:formula="of:=OFFSET(INDIRECT([.$Q54]);0;7;1)" office:value-type="string" office:string-value="Anw" calcext:value-type="string">
            <text:p>Anw</text:p>
          </table:table-cell>
          <table:table-cell table:formula="of:=OFFSET(INDIRECT([.$Q54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5];[$Themenliste.$A55];&quot;&quot;)">
            <text:p/>
          </table:table-cell>
          <table:table-cell table:formula="of:=IF([.P55];OFFSET(INDIRECT([.$Q55]);0;8;1);&quot;&quot;)">
            <text:p/>
          </table:table-cell>
          <table:table-cell table:formula="of:=IF([.P55];OFFSET(INDIRECT([.$Q55]);0;9;1);&quot;&quot;)">
            <text:p/>
          </table:table-cell>
          <table:table-cell table:style-name="ce26" table:formula="of:=IF([.P55];OFFSET(INDIRECT([.$Q55]);0;2;1);&quot;&quot;)">
            <text:p/>
          </table:table-cell>
          <table:table-cell table:formula="of:=IF([.P55];OFFSET(INDIRECT([.$Q55]);0;3;1);&quot;&quot;)">
            <text:p/>
          </table:table-cell>
          <table:table-cell table:formula="of:=IF([.P55];OFFSET(INDIRECT([.$Q55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55];OFFSET(INDIRECT([.$Q55]);0;10;1);&quot;&quot;)">
            <text:p/>
          </table:table-cell>
          <table:table-cell table:style-name="ce47" table:formula="of:=IF([.P55];OFFSET(INDIRECT([.$Q55]);0;11;1);&quot;&quot;)">
            <text:p/>
          </table:table-cell>
          <table:table-cell table:style-name="ce48" table:formula="of:=IF(OR([$Themenliste.$I55] = [$Fachrichtungen.$B$2];[$Themenliste.$I55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55]);&quot;=&quot;;&quot;&quot;;1))" office:value-type="string" office:string-value="$Themenliste.B55" calcext:value-type="string">
            <text:p>$Themenliste.B55</text:p>
          </table:table-cell>
          <table:table-cell table:formula="of:=[$Themenliste.B55]" office:value-type="float" office:value="1" calcext:value-type="float">
            <text:p>1</text:p>
          </table:table-cell>
          <table:table-cell table:formula="of:=OFFSET(INDIRECT([.$Q55]);0;1;1)" office:value-type="float" office:value="7" calcext:value-type="float">
            <text:p>7</text:p>
          </table:table-cell>
          <table:table-cell table:formula="of:=OFFSET(INDIRECT([.$Q55]);0;7;1)" office:value-type="string" office:string-value="Anw" calcext:value-type="string">
            <text:p>Anw</text:p>
          </table:table-cell>
          <table:table-cell table:formula="of:=OFFSET(INDIRECT([.$Q55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6];[$Themenliste.$A56];&quot;&quot;)">
            <text:p/>
          </table:table-cell>
          <table:table-cell table:formula="of:=IF([.P56];OFFSET(INDIRECT([.$Q56]);0;8;1);&quot;&quot;)">
            <text:p/>
          </table:table-cell>
          <table:table-cell table:formula="of:=IF([.P56];OFFSET(INDIRECT([.$Q56]);0;9;1);&quot;&quot;)">
            <text:p/>
          </table:table-cell>
          <table:table-cell table:style-name="ce26" table:formula="of:=IF([.P56];OFFSET(INDIRECT([.$Q56]);0;2;1);&quot;&quot;)">
            <text:p/>
          </table:table-cell>
          <table:table-cell table:formula="of:=IF([.P56];OFFSET(INDIRECT([.$Q56]);0;3;1);&quot;&quot;)">
            <text:p/>
          </table:table-cell>
          <table:table-cell table:formula="of:=IF([.P56];OFFSET(INDIRECT([.$Q56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56];OFFSET(INDIRECT([.$Q56]);0;10;1);&quot;&quot;)">
            <text:p/>
          </table:table-cell>
          <table:table-cell table:style-name="ce47" table:formula="of:=IF([.P56];OFFSET(INDIRECT([.$Q56]);0;11;1);&quot;&quot;)">
            <text:p/>
          </table:table-cell>
          <table:table-cell table:style-name="ce48" table:formula="of:=IF(OR([$Themenliste.$I56] = [$Fachrichtungen.$B$2];[$Themenliste.$I56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56]);&quot;=&quot;;&quot;&quot;;1))" office:value-type="string" office:string-value="$Themenliste.B56" calcext:value-type="string">
            <text:p>$Themenliste.B56</text:p>
          </table:table-cell>
          <table:table-cell table:formula="of:=[$Themenliste.B56]" office:value-type="float" office:value="1" calcext:value-type="float">
            <text:p>1</text:p>
          </table:table-cell>
          <table:table-cell table:formula="of:=OFFSET(INDIRECT([.$Q56]);0;1;1)" office:value-type="float" office:value="7" calcext:value-type="float">
            <text:p>7</text:p>
          </table:table-cell>
          <table:table-cell table:formula="of:=OFFSET(INDIRECT([.$Q56]);0;7;1)" office:value-type="string" office:string-value="Anw" calcext:value-type="string">
            <text:p>Anw</text:p>
          </table:table-cell>
          <table:table-cell table:formula="of:=OFFSET(INDIRECT([.$Q56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7];[$Themenliste.$A57];&quot;&quot;)">
            <text:p/>
          </table:table-cell>
          <table:table-cell table:formula="of:=IF([.P57];OFFSET(INDIRECT([.$Q57]);0;8;1);&quot;&quot;)">
            <text:p/>
          </table:table-cell>
          <table:table-cell table:formula="of:=IF([.P57];OFFSET(INDIRECT([.$Q57]);0;9;1);&quot;&quot;)">
            <text:p/>
          </table:table-cell>
          <table:table-cell table:style-name="ce26" table:formula="of:=IF([.P57];OFFSET(INDIRECT([.$Q57]);0;2;1);&quot;&quot;)">
            <text:p/>
          </table:table-cell>
          <table:table-cell table:formula="of:=IF([.P57];OFFSET(INDIRECT([.$Q57]);0;3;1);&quot;&quot;)">
            <text:p/>
          </table:table-cell>
          <table:table-cell table:formula="of:=IF([.P57];OFFSET(INDIRECT([.$Q57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57];OFFSET(INDIRECT([.$Q57]);0;10;1);&quot;&quot;)">
            <text:p/>
          </table:table-cell>
          <table:table-cell table:style-name="ce47" table:formula="of:=IF([.P57];OFFSET(INDIRECT([.$Q57]);0;11;1);&quot;&quot;)">
            <text:p/>
          </table:table-cell>
          <table:table-cell table:style-name="ce48" table:formula="of:=IF(OR([$Themenliste.$I57] = [$Fachrichtungen.$B$2];[$Themenliste.$I57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57]);&quot;=&quot;;&quot;&quot;;1))" office:value-type="string" office:string-value="$Themenliste.B57" calcext:value-type="string">
            <text:p>$Themenliste.B57</text:p>
          </table:table-cell>
          <table:table-cell table:formula="of:=[$Themenliste.B57]" office:value-type="float" office:value="1" calcext:value-type="float">
            <text:p>1</text:p>
          </table:table-cell>
          <table:table-cell table:formula="of:=OFFSET(INDIRECT([.$Q57]);0;1;1)" office:value-type="float" office:value="7" calcext:value-type="float">
            <text:p>7</text:p>
          </table:table-cell>
          <table:table-cell table:formula="of:=OFFSET(INDIRECT([.$Q57]);0;7;1)" office:value-type="string" office:string-value="Anw" calcext:value-type="string">
            <text:p>Anw</text:p>
          </table:table-cell>
          <table:table-cell table:formula="of:=OFFSET(INDIRECT([.$Q57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8];[$Themenliste.$A58];&quot;&quot;)">
            <text:p/>
          </table:table-cell>
          <table:table-cell table:formula="of:=IF([.P58];OFFSET(INDIRECT([.$Q58]);0;8;1);&quot;&quot;)">
            <text:p/>
          </table:table-cell>
          <table:table-cell table:formula="of:=IF([.P58];OFFSET(INDIRECT([.$Q58]);0;9;1);&quot;&quot;)">
            <text:p/>
          </table:table-cell>
          <table:table-cell table:style-name="ce26" table:formula="of:=IF([.P58];OFFSET(INDIRECT([.$Q58]);0;2;1);&quot;&quot;)">
            <text:p/>
          </table:table-cell>
          <table:table-cell table:formula="of:=IF([.P58];OFFSET(INDIRECT([.$Q58]);0;3;1);&quot;&quot;)">
            <text:p/>
          </table:table-cell>
          <table:table-cell table:formula="of:=IF([.P58];OFFSET(INDIRECT([.$Q58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58];OFFSET(INDIRECT([.$Q58]);0;10;1);&quot;&quot;)">
            <text:p/>
          </table:table-cell>
          <table:table-cell table:style-name="ce47" table:formula="of:=IF([.P58];OFFSET(INDIRECT([.$Q58]);0;11;1);&quot;&quot;)">
            <text:p/>
          </table:table-cell>
          <table:table-cell table:style-name="ce48" table:formula="of:=IF(OR([$Themenliste.$I58] = [$Fachrichtungen.$B$2];[$Themenliste.$I58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58]);&quot;=&quot;;&quot;&quot;;1))" office:value-type="string" office:string-value="$Themenliste.B58" calcext:value-type="string">
            <text:p>$Themenliste.B58</text:p>
          </table:table-cell>
          <table:table-cell table:formula="of:=[$Themenliste.B58]" office:value-type="float" office:value="1" calcext:value-type="float">
            <text:p>1</text:p>
          </table:table-cell>
          <table:table-cell table:formula="of:=OFFSET(INDIRECT([.$Q58]);0;1;1)" office:value-type="float" office:value="7" calcext:value-type="float">
            <text:p>7</text:p>
          </table:table-cell>
          <table:table-cell table:formula="of:=OFFSET(INDIRECT([.$Q58]);0;7;1)" office:value-type="string" office:string-value="Anw" calcext:value-type="string">
            <text:p>Anw</text:p>
          </table:table-cell>
          <table:table-cell table:formula="of:=OFFSET(INDIRECT([.$Q58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59];[$Themenliste.$A59];&quot;&quot;)">
            <text:p/>
          </table:table-cell>
          <table:table-cell table:formula="of:=IF([.P59];OFFSET(INDIRECT([.$Q59]);0;8;1);&quot;&quot;)">
            <text:p/>
          </table:table-cell>
          <table:table-cell table:formula="of:=IF([.P59];OFFSET(INDIRECT([.$Q59]);0;9;1);&quot;&quot;)">
            <text:p/>
          </table:table-cell>
          <table:table-cell table:style-name="ce26" table:formula="of:=IF([.P59];OFFSET(INDIRECT([.$Q59]);0;2;1);&quot;&quot;)">
            <text:p/>
          </table:table-cell>
          <table:table-cell table:formula="of:=IF([.P59];OFFSET(INDIRECT([.$Q59]);0;3;1);&quot;&quot;)">
            <text:p/>
          </table:table-cell>
          <table:table-cell table:formula="of:=IF([.P59];OFFSET(INDIRECT([.$Q59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59];OFFSET(INDIRECT([.$Q59]);0;10;1);&quot;&quot;)">
            <text:p/>
          </table:table-cell>
          <table:table-cell table:style-name="ce47" table:formula="of:=IF([.P59];OFFSET(INDIRECT([.$Q59]);0;11;1);&quot;&quot;)">
            <text:p/>
          </table:table-cell>
          <table:table-cell table:style-name="ce48" table:formula="of:=IF(OR([$Themenliste.$I59] = [$Fachrichtungen.$B$2];[$Themenliste.$I59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59]);&quot;=&quot;;&quot;&quot;;1))" office:value-type="string" office:string-value="$Themenliste.B59" calcext:value-type="string">
            <text:p>$Themenliste.B59</text:p>
          </table:table-cell>
          <table:table-cell table:formula="of:=[$Themenliste.B59]" office:value-type="float" office:value="1" calcext:value-type="float">
            <text:p>1</text:p>
          </table:table-cell>
          <table:table-cell table:formula="of:=OFFSET(INDIRECT([.$Q59]);0;1;1)" office:value-type="float" office:value="7" calcext:value-type="float">
            <text:p>7</text:p>
          </table:table-cell>
          <table:table-cell table:formula="of:=OFFSET(INDIRECT([.$Q59]);0;7;1)" office:value-type="string" office:string-value="Anw" calcext:value-type="string">
            <text:p>Anw</text:p>
          </table:table-cell>
          <table:table-cell table:formula="of:=OFFSET(INDIRECT([.$Q59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4">
          <table:table-cell table:formula="of:=IF([.P60];[$Themenliste.$A60];&quot;&quot;)">
            <text:p/>
          </table:table-cell>
          <table:table-cell table:formula="of:=IF([.P60];OFFSET(INDIRECT([.$Q60]);0;8;1);&quot;&quot;)">
            <text:p/>
          </table:table-cell>
          <table:table-cell table:formula="of:=IF([.P60];OFFSET(INDIRECT([.$Q60]);0;9;1);&quot;&quot;)">
            <text:p/>
          </table:table-cell>
          <table:table-cell table:style-name="ce26" table:formula="of:=IF([.P60];OFFSET(INDIRECT([.$Q60]);0;2;1);&quot;&quot;)">
            <text:p/>
          </table:table-cell>
          <table:table-cell table:formula="of:=IF([.P60];OFFSET(INDIRECT([.$Q60]);0;3;1);&quot;&quot;)">
            <text:p/>
          </table:table-cell>
          <table:table-cell table:formula="of:=IF([.P60];OFFSET(INDIRECT([.$Q60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60];OFFSET(INDIRECT([.$Q60]);0;10;1);&quot;&quot;)">
            <text:p/>
          </table:table-cell>
          <table:table-cell table:style-name="ce47" table:formula="of:=IF([.P60];OFFSET(INDIRECT([.$Q60]);0;11;1);&quot;&quot;)">
            <text:p/>
          </table:table-cell>
          <table:table-cell table:style-name="ce48" table:formula="of:=IF(OR([$Themenliste.$I60] = [$Fachrichtungen.$B$2];[$Themenliste.$I60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60]);&quot;=&quot;;&quot;&quot;;1))" office:value-type="string" office:string-value="$Themenliste.B60" calcext:value-type="string">
            <text:p>$Themenliste.B60</text:p>
          </table:table-cell>
          <table:table-cell table:formula="of:=[$Themenliste.B60]" office:value-type="float" office:value="2" calcext:value-type="float">
            <text:p>2</text:p>
          </table:table-cell>
          <table:table-cell table:formula="of:=OFFSET(INDIRECT([.$Q60]);0;1;1)" office:value-type="float" office:value="6" calcext:value-type="float">
            <text:p>6</text:p>
          </table:table-cell>
          <table:table-cell table:formula="of:=OFFSET(INDIRECT([.$Q60]);0;7;1)" office:value-type="string" office:string-value="Anw" calcext:value-type="string">
            <text:p>Anw</text:p>
          </table:table-cell>
          <table:table-cell table:formula="of:=OFFSET(INDIRECT([.$Q60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4">
          <table:table-cell table:formula="of:=IF([.P61];[$Themenliste.$A61];&quot;&quot;)">
            <text:p/>
          </table:table-cell>
          <table:table-cell table:formula="of:=IF([.P61];OFFSET(INDIRECT([.$Q61]);0;8;1);&quot;&quot;)">
            <text:p/>
          </table:table-cell>
          <table:table-cell table:formula="of:=IF([.P61];OFFSET(INDIRECT([.$Q61]);0;9;1);&quot;&quot;)">
            <text:p/>
          </table:table-cell>
          <table:table-cell table:style-name="ce26" table:formula="of:=IF([.P61];OFFSET(INDIRECT([.$Q61]);0;2;1);&quot;&quot;)">
            <text:p/>
          </table:table-cell>
          <table:table-cell table:formula="of:=IF([.P61];OFFSET(INDIRECT([.$Q61]);0;3;1);&quot;&quot;)">
            <text:p/>
          </table:table-cell>
          <table:table-cell table:formula="of:=IF([.P61];OFFSET(INDIRECT([.$Q61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61];OFFSET(INDIRECT([.$Q61]);0;10;1);&quot;&quot;)">
            <text:p/>
          </table:table-cell>
          <table:table-cell table:style-name="ce47" table:formula="of:=IF([.P61];OFFSET(INDIRECT([.$Q61]);0;11;1);&quot;&quot;)">
            <text:p/>
          </table:table-cell>
          <table:table-cell table:style-name="ce48" table:formula="of:=IF(OR([$Themenliste.$I61] = [$Fachrichtungen.$B$2];[$Themenliste.$I61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61]);&quot;=&quot;;&quot;&quot;;1))" office:value-type="string" office:string-value="$Themenliste.B61" calcext:value-type="string">
            <text:p>$Themenliste.B61</text:p>
          </table:table-cell>
          <table:table-cell table:formula="of:=[$Themenliste.B61]" office:value-type="float" office:value="2" calcext:value-type="float">
            <text:p>2</text:p>
          </table:table-cell>
          <table:table-cell table:formula="of:=OFFSET(INDIRECT([.$Q61]);0;1;1)" office:value-type="float" office:value="6" calcext:value-type="float">
            <text:p>6</text:p>
          </table:table-cell>
          <table:table-cell table:formula="of:=OFFSET(INDIRECT([.$Q61]);0;7;1)" office:value-type="string" office:string-value="Anw" calcext:value-type="string">
            <text:p>Anw</text:p>
          </table:table-cell>
          <table:table-cell table:formula="of:=OFFSET(INDIRECT([.$Q61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4">
          <table:table-cell table:formula="of:=IF([.P62];[$Themenliste.$A62];&quot;&quot;)">
            <text:p/>
          </table:table-cell>
          <table:table-cell table:formula="of:=IF([.P62];OFFSET(INDIRECT([.$Q62]);0;8;1);&quot;&quot;)">
            <text:p/>
          </table:table-cell>
          <table:table-cell table:formula="of:=IF([.P62];OFFSET(INDIRECT([.$Q62]);0;9;1);&quot;&quot;)">
            <text:p/>
          </table:table-cell>
          <table:table-cell table:style-name="ce26" table:formula="of:=IF([.P62];OFFSET(INDIRECT([.$Q62]);0;2;1);&quot;&quot;)">
            <text:p/>
          </table:table-cell>
          <table:table-cell table:formula="of:=IF([.P62];OFFSET(INDIRECT([.$Q62]);0;3;1);&quot;&quot;)">
            <text:p/>
          </table:table-cell>
          <table:table-cell table:formula="of:=IF([.P62];OFFSET(INDIRECT([.$Q62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62];OFFSET(INDIRECT([.$Q62]);0;10;1);&quot;&quot;)">
            <text:p/>
          </table:table-cell>
          <table:table-cell table:style-name="ce47" table:formula="of:=IF([.P62];OFFSET(INDIRECT([.$Q62]);0;11;1);&quot;&quot;)">
            <text:p/>
          </table:table-cell>
          <table:table-cell table:style-name="ce48" table:formula="of:=IF(OR([$Themenliste.$I62] = [$Fachrichtungen.$B$2];[$Themenliste.$I62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62]);&quot;=&quot;;&quot;&quot;;1))" office:value-type="string" office:string-value="$Themenliste.B62" calcext:value-type="string">
            <text:p>$Themenliste.B62</text:p>
          </table:table-cell>
          <table:table-cell table:formula="of:=[$Themenliste.B62]" office:value-type="float" office:value="2" calcext:value-type="float">
            <text:p>2</text:p>
          </table:table-cell>
          <table:table-cell table:formula="of:=OFFSET(INDIRECT([.$Q62]);0;1;1)" office:value-type="float" office:value="6" calcext:value-type="float">
            <text:p>6</text:p>
          </table:table-cell>
          <table:table-cell table:formula="of:=OFFSET(INDIRECT([.$Q62]);0;7;1)" office:value-type="string" office:string-value="Anw" calcext:value-type="string">
            <text:p>Anw</text:p>
          </table:table-cell>
          <table:table-cell table:formula="of:=OFFSET(INDIRECT([.$Q62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4">
          <table:table-cell table:formula="of:=IF([.P63];[$Themenliste.$A63];&quot;&quot;)">
            <text:p/>
          </table:table-cell>
          <table:table-cell table:formula="of:=IF([.P63];OFFSET(INDIRECT([.$Q63]);0;8;1);&quot;&quot;)">
            <text:p/>
          </table:table-cell>
          <table:table-cell table:formula="of:=IF([.P63];OFFSET(INDIRECT([.$Q63]);0;9;1);&quot;&quot;)">
            <text:p/>
          </table:table-cell>
          <table:table-cell table:style-name="ce26" table:formula="of:=IF([.P63];OFFSET(INDIRECT([.$Q63]);0;2;1);&quot;&quot;)">
            <text:p/>
          </table:table-cell>
          <table:table-cell table:formula="of:=IF([.P63];OFFSET(INDIRECT([.$Q63]);0;3;1);&quot;&quot;)">
            <text:p/>
          </table:table-cell>
          <table:table-cell table:formula="of:=IF([.P63];OFFSET(INDIRECT([.$Q63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63];OFFSET(INDIRECT([.$Q63]);0;10;1);&quot;&quot;)">
            <text:p/>
          </table:table-cell>
          <table:table-cell table:style-name="ce47" table:formula="of:=IF([.P63];OFFSET(INDIRECT([.$Q63]);0;11;1);&quot;&quot;)">
            <text:p/>
          </table:table-cell>
          <table:table-cell table:style-name="ce48" table:formula="of:=IF(OR([$Themenliste.$I63] = [$Fachrichtungen.$B$2];[$Themenliste.$I63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63]);&quot;=&quot;;&quot;&quot;;1))" office:value-type="string" office:string-value="$Themenliste.B63" calcext:value-type="string">
            <text:p>$Themenliste.B63</text:p>
          </table:table-cell>
          <table:table-cell table:formula="of:=[$Themenliste.B63]" office:value-type="float" office:value="2" calcext:value-type="float">
            <text:p>2</text:p>
          </table:table-cell>
          <table:table-cell table:formula="of:=OFFSET(INDIRECT([.$Q63]);0;1;1)" office:value-type="float" office:value="6" calcext:value-type="float">
            <text:p>6</text:p>
          </table:table-cell>
          <table:table-cell table:formula="of:=OFFSET(INDIRECT([.$Q63]);0;7;1)" office:value-type="string" office:string-value="Anw" calcext:value-type="string">
            <text:p>Anw</text:p>
          </table:table-cell>
          <table:table-cell table:formula="of:=OFFSET(INDIRECT([.$Q63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4">
          <table:table-cell table:formula="of:=IF([.P64];[$Themenliste.$A64];&quot;&quot;)">
            <text:p/>
          </table:table-cell>
          <table:table-cell table:formula="of:=IF([.P64];OFFSET(INDIRECT([.$Q64]);0;8;1);&quot;&quot;)">
            <text:p/>
          </table:table-cell>
          <table:table-cell table:formula="of:=IF([.P64];OFFSET(INDIRECT([.$Q64]);0;9;1);&quot;&quot;)">
            <text:p/>
          </table:table-cell>
          <table:table-cell table:style-name="ce26" table:formula="of:=IF([.P64];OFFSET(INDIRECT([.$Q64]);0;2;1);&quot;&quot;)">
            <text:p/>
          </table:table-cell>
          <table:table-cell table:formula="of:=IF([.P64];OFFSET(INDIRECT([.$Q64]);0;3;1);&quot;&quot;)">
            <text:p/>
          </table:table-cell>
          <table:table-cell table:formula="of:=IF([.P64];OFFSET(INDIRECT([.$Q64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64];OFFSET(INDIRECT([.$Q64]);0;10;1);&quot;&quot;)">
            <text:p/>
          </table:table-cell>
          <table:table-cell table:style-name="ce47" table:formula="of:=IF([.P64];OFFSET(INDIRECT([.$Q64]);0;11;1);&quot;&quot;)">
            <text:p/>
          </table:table-cell>
          <table:table-cell table:style-name="ce48" table:formula="of:=IF(OR([$Themenliste.$I64] = [$Fachrichtungen.$B$2];[$Themenliste.$I64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64]);&quot;=&quot;;&quot;&quot;;1))" office:value-type="string" office:string-value="$Themenliste.B64" calcext:value-type="string">
            <text:p>$Themenliste.B64</text:p>
          </table:table-cell>
          <table:table-cell table:formula="of:=[$Themenliste.B64]" office:value-type="float" office:value="2" calcext:value-type="float">
            <text:p>2</text:p>
          </table:table-cell>
          <table:table-cell table:formula="of:=OFFSET(INDIRECT([.$Q64]);0;1;1)" office:value-type="float" office:value="6" calcext:value-type="float">
            <text:p>6</text:p>
          </table:table-cell>
          <table:table-cell table:formula="of:=OFFSET(INDIRECT([.$Q64]);0;7;1)" office:value-type="string" office:string-value="Anw" calcext:value-type="string">
            <text:p>Anw</text:p>
          </table:table-cell>
          <table:table-cell table:formula="of:=OFFSET(INDIRECT([.$Q64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4">
          <table:table-cell table:formula="of:=IF([.P65];[$Themenliste.$A65];&quot;&quot;)">
            <text:p/>
          </table:table-cell>
          <table:table-cell table:formula="of:=IF([.P65];OFFSET(INDIRECT([.$Q65]);0;8;1);&quot;&quot;)">
            <text:p/>
          </table:table-cell>
          <table:table-cell table:formula="of:=IF([.P65];OFFSET(INDIRECT([.$Q65]);0;9;1);&quot;&quot;)">
            <text:p/>
          </table:table-cell>
          <table:table-cell table:style-name="ce26" table:formula="of:=IF([.P65];OFFSET(INDIRECT([.$Q65]);0;2;1);&quot;&quot;)">
            <text:p/>
          </table:table-cell>
          <table:table-cell table:formula="of:=IF([.P65];OFFSET(INDIRECT([.$Q65]);0;3;1);&quot;&quot;)">
            <text:p/>
          </table:table-cell>
          <table:table-cell table:formula="of:=IF([.P65];OFFSET(INDIRECT([.$Q65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65];OFFSET(INDIRECT([.$Q65]);0;10;1);&quot;&quot;)">
            <text:p/>
          </table:table-cell>
          <table:table-cell table:style-name="ce47" table:formula="of:=IF([.P65];OFFSET(INDIRECT([.$Q65]);0;11;1);&quot;&quot;)">
            <text:p/>
          </table:table-cell>
          <table:table-cell table:style-name="ce48" table:formula="of:=IF(OR([$Themenliste.$I65] = [$Fachrichtungen.$B$2];[$Themenliste.$I65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65]);&quot;=&quot;;&quot;&quot;;1))" office:value-type="string" office:string-value="$Themenliste.B65" calcext:value-type="string">
            <text:p>$Themenliste.B65</text:p>
          </table:table-cell>
          <table:table-cell table:formula="of:=[$Themenliste.B65]" office:value-type="float" office:value="2" calcext:value-type="float">
            <text:p>2</text:p>
          </table:table-cell>
          <table:table-cell table:formula="of:=OFFSET(INDIRECT([.$Q65]);0;1;1)" office:value-type="float" office:value="6" calcext:value-type="float">
            <text:p>6</text:p>
          </table:table-cell>
          <table:table-cell table:formula="of:=OFFSET(INDIRECT([.$Q65]);0;7;1)" office:value-type="string" office:string-value="Anw" calcext:value-type="string">
            <text:p>Anw</text:p>
          </table:table-cell>
          <table:table-cell table:formula="of:=OFFSET(INDIRECT([.$Q65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7">
          <table:table-cell table:formula="of:=IF([.P66];[$Themenliste.$A66];&quot;&quot;)" office:value-type="string" office:string-value="§ 4 Absatz 4 Nummer 1 a" calcext:value-type="string">
            <text:p>§ 4 Absatz 4 Nummer 1 a</text:p>
          </table:table-cell>
          <table:table-cell table:formula="of:=IF([.P66];OFFSET(INDIRECT([.$Q6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6];OFFSET(INDIRECT([.$Q66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6];OFFSET(INDIRECT([.$Q66]);0;2;1);&quot;&quot;)" office:value-type="string" office:string-value="a" calcext:value-type="string">
            <text:p>a</text:p>
          </table:table-cell>
          <table:table-cell table:formula="of:=IF([.P66];OFFSET(INDIRECT([.$Q66]);0;3;1)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IF([.P66];OFFSET(INDIRECT([.$Q6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6];OFFSET(INDIRECT([.$Q66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6];OFFSET(INDIRECT([.$Q66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6] = [$Fachrichtungen.$B$2];[$Themenliste.$I6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6]);&quot;=&quot;;&quot;&quot;;1))" office:value-type="string" office:string-value="$Themenliste.B66" calcext:value-type="string">
            <text:p>$Themenliste.B66</text:p>
          </table:table-cell>
          <table:table-cell table:formula="of:=[$Themenliste.B66]" office:value-type="float" office:value="1" calcext:value-type="float">
            <text:p>1</text:p>
          </table:table-cell>
          <table:table-cell table:formula="of:=OFFSET(INDIRECT([.$Q66]);0;1;1)" office:value-type="float" office:value="7" calcext:value-type="float">
            <text:p>7</text:p>
          </table:table-cell>
          <table:table-cell table:formula="of:=OFFSET(INDIRECT([.$Q66]);0;7;1)" office:value-type="string" office:string-value="FiSi" calcext:value-type="string">
            <text:p>FiSi</text:p>
          </table:table-cell>
          <table:table-cell table:formula="of:=OFFSET(INDIRECT([.$Q66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7];[$Themenliste.$A67];&quot;&quot;)" office:value-type="string" office:string-value="§ 4 Absatz 4 Nummer 1 b" calcext:value-type="string">
            <text:p>§ 4 Absatz 4 Nummer 1 b</text:p>
          </table:table-cell>
          <table:table-cell table:formula="of:=IF([.P67];OFFSET(INDIRECT([.$Q6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7];OFFSET(INDIRECT([.$Q67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7];OFFSET(INDIRECT([.$Q67]);0;2;1);&quot;&quot;)" office:value-type="string" office:string-value="b" calcext:value-type="string">
            <text:p>b</text:p>
          </table:table-cell>
          <table:table-cell table:formula="of:=IF([.P67];OFFSET(INDIRECT([.$Q67]);0;3;1)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IF([.P67];OFFSET(INDIRECT([.$Q6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7];OFFSET(INDIRECT([.$Q67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7];OFFSET(INDIRECT([.$Q67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7] = [$Fachrichtungen.$B$2];[$Themenliste.$I6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7]);&quot;=&quot;;&quot;&quot;;1))" office:value-type="string" office:string-value="$Themenliste.B67" calcext:value-type="string">
            <text:p>$Themenliste.B67</text:p>
          </table:table-cell>
          <table:table-cell table:formula="of:=[$Themenliste.B67]" office:value-type="float" office:value="1" calcext:value-type="float">
            <text:p>1</text:p>
          </table:table-cell>
          <table:table-cell table:formula="of:=OFFSET(INDIRECT([.$Q67]);0;1;1)" office:value-type="float" office:value="7" calcext:value-type="float">
            <text:p>7</text:p>
          </table:table-cell>
          <table:table-cell table:formula="of:=OFFSET(INDIRECT([.$Q67]);0;7;1)" office:value-type="string" office:string-value="FiSi" calcext:value-type="string">
            <text:p>FiSi</text:p>
          </table:table-cell>
          <table:table-cell table:formula="of:=OFFSET(INDIRECT([.$Q67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8];[$Themenliste.$A68];&quot;&quot;)" office:value-type="string" office:string-value="§ 4 Absatz 4 Nummer 1 c" calcext:value-type="string">
            <text:p>§ 4 Absatz 4 Nummer 1 c</text:p>
          </table:table-cell>
          <table:table-cell table:formula="of:=IF([.P68];OFFSET(INDIRECT([.$Q6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8];OFFSET(INDIRECT([.$Q68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8];OFFSET(INDIRECT([.$Q68]);0;2;1);&quot;&quot;)" office:value-type="string" office:string-value="c" calcext:value-type="string">
            <text:p>c</text:p>
          </table:table-cell>
          <table:table-cell table:formula="of:=IF([.P68];OFFSET(INDIRECT([.$Q68]);0;3;1)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IF([.P68];OFFSET(INDIRECT([.$Q6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8];OFFSET(INDIRECT([.$Q68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8];OFFSET(INDIRECT([.$Q68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8] = [$Fachrichtungen.$B$2];[$Themenliste.$I6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8]);&quot;=&quot;;&quot;&quot;;1))" office:value-type="string" office:string-value="$Themenliste.B68" calcext:value-type="string">
            <text:p>$Themenliste.B68</text:p>
          </table:table-cell>
          <table:table-cell table:formula="of:=[$Themenliste.B68]" office:value-type="float" office:value="1" calcext:value-type="float">
            <text:p>1</text:p>
          </table:table-cell>
          <table:table-cell table:formula="of:=OFFSET(INDIRECT([.$Q68]);0;1;1)" office:value-type="float" office:value="7" calcext:value-type="float">
            <text:p>7</text:p>
          </table:table-cell>
          <table:table-cell table:formula="of:=OFFSET(INDIRECT([.$Q68]);0;7;1)" office:value-type="string" office:string-value="FiSi" calcext:value-type="string">
            <text:p>FiSi</text:p>
          </table:table-cell>
          <table:table-cell table:formula="of:=OFFSET(INDIRECT([.$Q68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0">
          <table:table-cell table:formula="of:=IF([.P69];[$Themenliste.$A69];&quot;&quot;)" office:value-type="string" office:string-value="§ 4 Absatz 4 Nummer 1 d" calcext:value-type="string">
            <text:p>§ 4 Absatz 4 Nummer 1 d</text:p>
          </table:table-cell>
          <table:table-cell table:formula="of:=IF([.P69];OFFSET(INDIRECT([.$Q6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9];OFFSET(INDIRECT([.$Q69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9];OFFSET(INDIRECT([.$Q69]);0;2;1);&quot;&quot;)" office:value-type="string" office:string-value="d" calcext:value-type="string">
            <text:p>d</text:p>
          </table:table-cell>
          <table:table-cell table:formula="of:=IF([.P69];OFFSET(INDIRECT([.$Q69]);0;3;1)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IF([.P69];OFFSET(INDIRECT([.$Q6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9];OFFSET(INDIRECT([.$Q69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9];OFFSET(INDIRECT([.$Q69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9] = [$Fachrichtungen.$B$2];[$Themenliste.$I6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9]);&quot;=&quot;;&quot;&quot;;1))" office:value-type="string" office:string-value="$Themenliste.B69" calcext:value-type="string">
            <text:p>$Themenliste.B69</text:p>
          </table:table-cell>
          <table:table-cell table:formula="of:=[$Themenliste.B69]" office:value-type="float" office:value="1" calcext:value-type="float">
            <text:p>1</text:p>
          </table:table-cell>
          <table:table-cell table:formula="of:=OFFSET(INDIRECT([.$Q69]);0;1;1)" office:value-type="float" office:value="7" calcext:value-type="float">
            <text:p>7</text:p>
          </table:table-cell>
          <table:table-cell table:formula="of:=OFFSET(INDIRECT([.$Q69]);0;7;1)" office:value-type="string" office:string-value="FiSi" calcext:value-type="string">
            <text:p>FiSi</text:p>
          </table:table-cell>
          <table:table-cell table:formula="of:=OFFSET(INDIRECT([.$Q69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0];[$Themenliste.$A70];&quot;&quot;)" office:value-type="string" office:string-value="§ 4 Absatz 4 Nummer 1 e" calcext:value-type="string">
            <text:p>§ 4 Absatz 4 Nummer 1 e</text:p>
          </table:table-cell>
          <table:table-cell table:formula="of:=IF([.P70];OFFSET(INDIRECT([.$Q7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0];OFFSET(INDIRECT([.$Q70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0];OFFSET(INDIRECT([.$Q70]);0;2;1);&quot;&quot;)" office:value-type="string" office:string-value="e" calcext:value-type="string">
            <text:p>e</text:p>
          </table:table-cell>
          <table:table-cell table:formula="of:=IF([.P70];OFFSET(INDIRECT([.$Q70]);0;3;1)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IF([.P70];OFFSET(INDIRECT([.$Q7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0];OFFSET(INDIRECT([.$Q70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0];OFFSET(INDIRECT([.$Q70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0] = [$Fachrichtungen.$B$2];[$Themenliste.$I7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0]);&quot;=&quot;;&quot;&quot;;1))" office:value-type="string" office:string-value="$Themenliste.B70" calcext:value-type="string">
            <text:p>$Themenliste.B70</text:p>
          </table:table-cell>
          <table:table-cell table:formula="of:=[$Themenliste.B70]" office:value-type="float" office:value="1" calcext:value-type="float">
            <text:p>1</text:p>
          </table:table-cell>
          <table:table-cell table:formula="of:=OFFSET(INDIRECT([.$Q70]);0;1;1)" office:value-type="float" office:value="7" calcext:value-type="float">
            <text:p>7</text:p>
          </table:table-cell>
          <table:table-cell table:formula="of:=OFFSET(INDIRECT([.$Q70]);0;7;1)" office:value-type="string" office:string-value="FiSi" calcext:value-type="string">
            <text:p>FiSi</text:p>
          </table:table-cell>
          <table:table-cell table:formula="of:=OFFSET(INDIRECT([.$Q70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7">
          <table:table-cell table:formula="of:=IF([.P71];[$Themenliste.$A71];&quot;&quot;)" office:value-type="string" office:string-value="§ 4 Absatz 4 Nummer 1 f" calcext:value-type="string">
            <text:p>§ 4 Absatz 4 Nummer 1 f</text:p>
          </table:table-cell>
          <table:table-cell table:formula="of:=IF([.P71];OFFSET(INDIRECT([.$Q7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1];OFFSET(INDIRECT([.$Q71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1];OFFSET(INDIRECT([.$Q71]);0;2;1);&quot;&quot;)" office:value-type="string" office:string-value="f" calcext:value-type="string">
            <text:p>f</text:p>
          </table:table-cell>
          <table:table-cell table:formula="of:=IF([.P71];OFFSET(INDIRECT([.$Q71]);0;3;1)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IF([.P71];OFFSET(INDIRECT([.$Q7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1];OFFSET(INDIRECT([.$Q71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1];OFFSET(INDIRECT([.$Q71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1] = [$Fachrichtungen.$B$2];[$Themenliste.$I7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1]);&quot;=&quot;;&quot;&quot;;1))" office:value-type="string" office:string-value="$Themenliste.B71" calcext:value-type="string">
            <text:p>$Themenliste.B71</text:p>
          </table:table-cell>
          <table:table-cell table:formula="of:=[$Themenliste.B71]" office:value-type="float" office:value="1" calcext:value-type="float">
            <text:p>1</text:p>
          </table:table-cell>
          <table:table-cell table:formula="of:=OFFSET(INDIRECT([.$Q71]);0;1;1)" office:value-type="float" office:value="7" calcext:value-type="float">
            <text:p>7</text:p>
          </table:table-cell>
          <table:table-cell table:formula="of:=OFFSET(INDIRECT([.$Q71]);0;7;1)" office:value-type="string" office:string-value="FiSi" calcext:value-type="string">
            <text:p>FiSi</text:p>
          </table:table-cell>
          <table:table-cell table:formula="of:=OFFSET(INDIRECT([.$Q71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2];[$Themenliste.$A72];&quot;&quot;)" office:value-type="string" office:string-value="§ 4 Absatz 4 Nummer 1 g" calcext:value-type="string">
            <text:p>§ 4 Absatz 4 Nummer 1 g</text:p>
          </table:table-cell>
          <table:table-cell table:formula="of:=IF([.P72];OFFSET(INDIRECT([.$Q7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2];OFFSET(INDIRECT([.$Q72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2];OFFSET(INDIRECT([.$Q72]);0;2;1);&quot;&quot;)" office:value-type="string" office:string-value="g" calcext:value-type="string">
            <text:p>g</text:p>
          </table:table-cell>
          <table:table-cell table:formula="of:=IF([.P72];OFFSET(INDIRECT([.$Q72]);0;3;1);&quot;&quot;)" office:value-type="string" office:string-value="Datenübernahmen planen und durchführen" calcext:value-type="string">
            <text:p>Datenübernahmen planen und durchführen</text:p>
          </table:table-cell>
          <table:table-cell table:formula="of:=IF([.P72];OFFSET(INDIRECT([.$Q7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2];OFFSET(INDIRECT([.$Q72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2];OFFSET(INDIRECT([.$Q72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2] = [$Fachrichtungen.$B$2];[$Themenliste.$I7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2]);&quot;=&quot;;&quot;&quot;;1))" office:value-type="string" office:string-value="$Themenliste.B72" calcext:value-type="string">
            <text:p>$Themenliste.B72</text:p>
          </table:table-cell>
          <table:table-cell table:formula="of:=[$Themenliste.B72]" office:value-type="float" office:value="1" calcext:value-type="float">
            <text:p>1</text:p>
          </table:table-cell>
          <table:table-cell table:formula="of:=OFFSET(INDIRECT([.$Q72]);0;1;1)" office:value-type="float" office:value="7" calcext:value-type="float">
            <text:p>7</text:p>
          </table:table-cell>
          <table:table-cell table:formula="of:=OFFSET(INDIRECT([.$Q72]);0;7;1)" office:value-type="string" office:string-value="FiSi" calcext:value-type="string">
            <text:p>FiSi</text:p>
          </table:table-cell>
          <table:table-cell table:formula="of:=OFFSET(INDIRECT([.$Q72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1">
          <table:table-cell table:formula="of:=IF([.P73];[$Themenliste.$A73];&quot;&quot;)" office:value-type="string" office:string-value="§ 4 Absatz 4 Nummer 2 a" calcext:value-type="string">
            <text:p>§ 4 Absatz 4 Nummer 2 a</text:p>
          </table:table-cell>
          <table:table-cell table:formula="of:=IF([.P73];OFFSET(INDIRECT([.$Q7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3];OFFSET(INDIRECT([.$Q73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3];OFFSET(INDIRECT([.$Q73]);0;2;1);&quot;&quot;)" office:value-type="string" office:string-value="a" calcext:value-type="string">
            <text:p>a</text:p>
          </table:table-cell>
          <table:table-cell table:formula="of:=IF([.P73];OFFSET(INDIRECT([.$Q73]);0;3;1)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IF([.P73];OFFSET(INDIRECT([.$Q7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3];OFFSET(INDIRECT([.$Q73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3];OFFSET(INDIRECT([.$Q73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3] = [$Fachrichtungen.$B$2];[$Themenliste.$I7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3]);&quot;=&quot;;&quot;&quot;;1))" office:value-type="string" office:string-value="$Themenliste.B73" calcext:value-type="string">
            <text:p>$Themenliste.B73</text:p>
          </table:table-cell>
          <table:table-cell table:formula="of:=[$Themenliste.B73]" office:value-type="float" office:value="2" calcext:value-type="float">
            <text:p>2</text:p>
          </table:table-cell>
          <table:table-cell table:formula="of:=OFFSET(INDIRECT([.$Q73]);0;1;1)" office:value-type="float" office:value="3" calcext:value-type="float">
            <text:p>3</text:p>
          </table:table-cell>
          <table:table-cell table:formula="of:=OFFSET(INDIRECT([.$Q73]);0;7;1)" office:value-type="string" office:string-value="FiSi" calcext:value-type="string">
            <text:p>FiSi</text:p>
          </table:table-cell>
          <table:table-cell table:formula="of:=OFFSET(INDIRECT([.$Q73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4];[$Themenliste.$A74];&quot;&quot;)" office:value-type="string" office:string-value="§ 4 Absatz 4 Nummer 2 b" calcext:value-type="string">
            <text:p>§ 4 Absatz 4 Nummer 2 b</text:p>
          </table:table-cell>
          <table:table-cell table:formula="of:=IF([.P74];OFFSET(INDIRECT([.$Q7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4];OFFSET(INDIRECT([.$Q74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4];OFFSET(INDIRECT([.$Q74]);0;2;1);&quot;&quot;)" office:value-type="string" office:string-value="b" calcext:value-type="string">
            <text:p>b</text:p>
          </table:table-cell>
          <table:table-cell table:formula="of:=IF([.P74];OFFSET(INDIRECT([.$Q74]);0;3;1)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IF([.P74];OFFSET(INDIRECT([.$Q7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4];OFFSET(INDIRECT([.$Q74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4];OFFSET(INDIRECT([.$Q74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4] = [$Fachrichtungen.$B$2];[$Themenliste.$I7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4]);&quot;=&quot;;&quot;&quot;;1))" office:value-type="string" office:string-value="$Themenliste.B74" calcext:value-type="string">
            <text:p>$Themenliste.B74</text:p>
          </table:table-cell>
          <table:table-cell table:formula="of:=[$Themenliste.B74]" office:value-type="float" office:value="2" calcext:value-type="float">
            <text:p>2</text:p>
          </table:table-cell>
          <table:table-cell table:formula="of:=OFFSET(INDIRECT([.$Q74]);0;1;1)" office:value-type="float" office:value="3" calcext:value-type="float">
            <text:p>3</text:p>
          </table:table-cell>
          <table:table-cell table:formula="of:=OFFSET(INDIRECT([.$Q74]);0;7;1)" office:value-type="string" office:string-value="FiSi" calcext:value-type="string">
            <text:p>FiSi</text:p>
          </table:table-cell>
          <table:table-cell table:formula="of:=OFFSET(INDIRECT([.$Q74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5];[$Themenliste.$A75];&quot;&quot;)" office:value-type="string" office:string-value="§ 4 Absatz 4 Nummer 2 c" calcext:value-type="string">
            <text:p>§ 4 Absatz 4 Nummer 2 c</text:p>
          </table:table-cell>
          <table:table-cell table:formula="of:=IF([.P75];OFFSET(INDIRECT([.$Q75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5];OFFSET(INDIRECT([.$Q75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5];OFFSET(INDIRECT([.$Q75]);0;2;1);&quot;&quot;)" office:value-type="string" office:string-value="c" calcext:value-type="string">
            <text:p>c</text:p>
          </table:table-cell>
          <table:table-cell table:formula="of:=IF([.P75];OFFSET(INDIRECT([.$Q75]);0;3;1)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IF([.P75];OFFSET(INDIRECT([.$Q75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5];OFFSET(INDIRECT([.$Q75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5];OFFSET(INDIRECT([.$Q75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5] = [$Fachrichtungen.$B$2];[$Themenliste.$I7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5]);&quot;=&quot;;&quot;&quot;;1))" office:value-type="string" office:string-value="$Themenliste.B75" calcext:value-type="string">
            <text:p>$Themenliste.B75</text:p>
          </table:table-cell>
          <table:table-cell table:formula="of:=[$Themenliste.B75]" office:value-type="float" office:value="2" calcext:value-type="float">
            <text:p>2</text:p>
          </table:table-cell>
          <table:table-cell table:formula="of:=OFFSET(INDIRECT([.$Q75]);0;1;1)" office:value-type="float" office:value="3" calcext:value-type="float">
            <text:p>3</text:p>
          </table:table-cell>
          <table:table-cell table:formula="of:=OFFSET(INDIRECT([.$Q75]);0;7;1)" office:value-type="string" office:string-value="FiSi" calcext:value-type="string">
            <text:p>FiSi</text:p>
          </table:table-cell>
          <table:table-cell table:formula="of:=OFFSET(INDIRECT([.$Q75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6];[$Themenliste.$A76];&quot;&quot;)" office:value-type="string" office:string-value="§ 4 Absatz 4 Nummer 3 a" calcext:value-type="string">
            <text:p>§ 4 Absatz 4 Nummer 3 a</text:p>
          </table:table-cell>
          <table:table-cell table:formula="of:=IF([.P76];OFFSET(INDIRECT([.$Q7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6];OFFSET(INDIRECT([.$Q76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6];OFFSET(INDIRECT([.$Q76]);0;2;1);&quot;&quot;)" office:value-type="string" office:string-value="a" calcext:value-type="string">
            <text:p>a</text:p>
          </table:table-cell>
          <table:table-cell table:formula="of:=IF([.P76];OFFSET(INDIRECT([.$Q76]);0;3;1)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IF([.P76];OFFSET(INDIRECT([.$Q7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6];OFFSET(INDIRECT([.$Q76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6];OFFSET(INDIRECT([.$Q76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6] = [$Fachrichtungen.$B$2];[$Themenliste.$I7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6]);&quot;=&quot;;&quot;&quot;;1))" office:value-type="string" office:string-value="$Themenliste.B76" calcext:value-type="string">
            <text:p>$Themenliste.B76</text:p>
          </table:table-cell>
          <table:table-cell table:formula="of:=[$Themenliste.B76]" office:value-type="float" office:value="3" calcext:value-type="float">
            <text:p>3</text:p>
          </table:table-cell>
          <table:table-cell table:formula="of:=OFFSET(INDIRECT([.$Q76]);0;1;1)" office:value-type="float" office:value="9" calcext:value-type="float">
            <text:p>9</text:p>
          </table:table-cell>
          <table:table-cell table:formula="of:=OFFSET(INDIRECT([.$Q76]);0;7;1)" office:value-type="string" office:string-value="FiSi" calcext:value-type="string">
            <text:p>FiSi</text:p>
          </table:table-cell>
          <table:table-cell table:formula="of:=OFFSET(INDIRECT([.$Q76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0">
          <table:table-cell table:formula="of:=IF([.P77];[$Themenliste.$A77];&quot;&quot;)" office:value-type="string" office:string-value="§ 4 Absatz 4 Nummer 3 b" calcext:value-type="string">
            <text:p>§ 4 Absatz 4 Nummer 3 b</text:p>
          </table:table-cell>
          <table:table-cell table:formula="of:=IF([.P77];OFFSET(INDIRECT([.$Q7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7];OFFSET(INDIRECT([.$Q77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7];OFFSET(INDIRECT([.$Q77]);0;2;1);&quot;&quot;)" office:value-type="string" office:string-value="b" calcext:value-type="string">
            <text:p>b</text:p>
          </table:table-cell>
          <table:table-cell table:formula="of:=IF([.P77];OFFSET(INDIRECT([.$Q77]);0;3;1)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IF([.P77];OFFSET(INDIRECT([.$Q7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7];OFFSET(INDIRECT([.$Q77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7];OFFSET(INDIRECT([.$Q77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7] = [$Fachrichtungen.$B$2];[$Themenliste.$I7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7]);&quot;=&quot;;&quot;&quot;;1))" office:value-type="string" office:string-value="$Themenliste.B77" calcext:value-type="string">
            <text:p>$Themenliste.B77</text:p>
          </table:table-cell>
          <table:table-cell table:formula="of:=[$Themenliste.B77]" office:value-type="float" office:value="3" calcext:value-type="float">
            <text:p>3</text:p>
          </table:table-cell>
          <table:table-cell table:formula="of:=OFFSET(INDIRECT([.$Q77]);0;1;1)" office:value-type="float" office:value="9" calcext:value-type="float">
            <text:p>9</text:p>
          </table:table-cell>
          <table:table-cell table:formula="of:=OFFSET(INDIRECT([.$Q77]);0;7;1)" office:value-type="string" office:string-value="FiSi" calcext:value-type="string">
            <text:p>FiSi</text:p>
          </table:table-cell>
          <table:table-cell table:formula="of:=OFFSET(INDIRECT([.$Q77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8];[$Themenliste.$A78];&quot;&quot;)" office:value-type="string" office:string-value="§ 4 Absatz 4 Nummer 3 c" calcext:value-type="string">
            <text:p>§ 4 Absatz 4 Nummer 3 c</text:p>
          </table:table-cell>
          <table:table-cell table:formula="of:=IF([.P78];OFFSET(INDIRECT([.$Q7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8];OFFSET(INDIRECT([.$Q78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8];OFFSET(INDIRECT([.$Q78]);0;2;1);&quot;&quot;)" office:value-type="string" office:string-value="c" calcext:value-type="string">
            <text:p>c</text:p>
          </table:table-cell>
          <table:table-cell table:formula="of:=IF([.P78];OFFSET(INDIRECT([.$Q78]);0;3;1)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IF([.P78];OFFSET(INDIRECT([.$Q7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8];OFFSET(INDIRECT([.$Q78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8];OFFSET(INDIRECT([.$Q78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8] = [$Fachrichtungen.$B$2];[$Themenliste.$I7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8]);&quot;=&quot;;&quot;&quot;;1))" office:value-type="string" office:string-value="$Themenliste.B78" calcext:value-type="string">
            <text:p>$Themenliste.B78</text:p>
          </table:table-cell>
          <table:table-cell table:formula="of:=[$Themenliste.B78]" office:value-type="float" office:value="3" calcext:value-type="float">
            <text:p>3</text:p>
          </table:table-cell>
          <table:table-cell table:formula="of:=OFFSET(INDIRECT([.$Q78]);0;1;1)" office:value-type="float" office:value="9" calcext:value-type="float">
            <text:p>9</text:p>
          </table:table-cell>
          <table:table-cell table:formula="of:=OFFSET(INDIRECT([.$Q78]);0;7;1)" office:value-type="string" office:string-value="FiSi" calcext:value-type="string">
            <text:p>FiSi</text:p>
          </table:table-cell>
          <table:table-cell table:formula="of:=OFFSET(INDIRECT([.$Q78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9];[$Themenliste.$A79];&quot;&quot;)" office:value-type="string" office:string-value="§ 4 Absatz 4 Nummer 3 d" calcext:value-type="string">
            <text:p>§ 4 Absatz 4 Nummer 3 d</text:p>
          </table:table-cell>
          <table:table-cell table:formula="of:=IF([.P79];OFFSET(INDIRECT([.$Q7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9];OFFSET(INDIRECT([.$Q79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79];OFFSET(INDIRECT([.$Q79]);0;2;1);&quot;&quot;)" office:value-type="string" office:string-value="d" calcext:value-type="string">
            <text:p>d</text:p>
          </table:table-cell>
          <table:table-cell table:formula="of:=IF([.P79];OFFSET(INDIRECT([.$Q79]);0;3;1)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IF([.P79];OFFSET(INDIRECT([.$Q7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9];OFFSET(INDIRECT([.$Q79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9];OFFSET(INDIRECT([.$Q79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9] = [$Fachrichtungen.$B$2];[$Themenliste.$I7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9]);&quot;=&quot;;&quot;&quot;;1))" office:value-type="string" office:string-value="$Themenliste.B79" calcext:value-type="string">
            <text:p>$Themenliste.B79</text:p>
          </table:table-cell>
          <table:table-cell table:formula="of:=[$Themenliste.B79]" office:value-type="float" office:value="3" calcext:value-type="float">
            <text:p>3</text:p>
          </table:table-cell>
          <table:table-cell table:formula="of:=OFFSET(INDIRECT([.$Q79]);0;1;1)" office:value-type="float" office:value="9" calcext:value-type="float">
            <text:p>9</text:p>
          </table:table-cell>
          <table:table-cell table:formula="of:=OFFSET(INDIRECT([.$Q79]);0;7;1)" office:value-type="string" office:string-value="FiSi" calcext:value-type="string">
            <text:p>FiSi</text:p>
          </table:table-cell>
          <table:table-cell table:formula="of:=OFFSET(INDIRECT([.$Q79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0];[$Themenliste.$A80];&quot;&quot;)" office:value-type="string" office:string-value="§ 4 Absatz 4 Nummer 3 e" calcext:value-type="string">
            <text:p>§ 4 Absatz 4 Nummer 3 e</text:p>
          </table:table-cell>
          <table:table-cell table:formula="of:=IF([.P80];OFFSET(INDIRECT([.$Q8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0];OFFSET(INDIRECT([.$Q80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0];OFFSET(INDIRECT([.$Q80]);0;2;1);&quot;&quot;)" office:value-type="string" office:string-value="e" calcext:value-type="string">
            <text:p>e</text:p>
          </table:table-cell>
          <table:table-cell table:formula="of:=IF([.P80];OFFSET(INDIRECT([.$Q80]);0;3;1)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IF([.P80];OFFSET(INDIRECT([.$Q8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0];OFFSET(INDIRECT([.$Q80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0];OFFSET(INDIRECT([.$Q80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0] = [$Fachrichtungen.$B$2];[$Themenliste.$I8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0]);&quot;=&quot;;&quot;&quot;;1))" office:value-type="string" office:string-value="$Themenliste.B80" calcext:value-type="string">
            <text:p>$Themenliste.B80</text:p>
          </table:table-cell>
          <table:table-cell table:formula="of:=[$Themenliste.B80]" office:value-type="float" office:value="3" calcext:value-type="float">
            <text:p>3</text:p>
          </table:table-cell>
          <table:table-cell table:formula="of:=OFFSET(INDIRECT([.$Q80]);0;1;1)" office:value-type="float" office:value="9" calcext:value-type="float">
            <text:p>9</text:p>
          </table:table-cell>
          <table:table-cell table:formula="of:=OFFSET(INDIRECT([.$Q80]);0;7;1)" office:value-type="string" office:string-value="FiSi" calcext:value-type="string">
            <text:p>FiSi</text:p>
          </table:table-cell>
          <table:table-cell table:formula="of:=OFFSET(INDIRECT([.$Q80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1];[$Themenliste.$A81];&quot;&quot;)" office:value-type="string" office:string-value="§ 4 Absatz 4 Nummer 3 f" calcext:value-type="string">
            <text:p>§ 4 Absatz 4 Nummer 3 f</text:p>
          </table:table-cell>
          <table:table-cell table:formula="of:=IF([.P81];OFFSET(INDIRECT([.$Q8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1];OFFSET(INDIRECT([.$Q81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1];OFFSET(INDIRECT([.$Q81]);0;2;1);&quot;&quot;)" office:value-type="string" office:string-value="f" calcext:value-type="string">
            <text:p>f</text:p>
          </table:table-cell>
          <table:table-cell table:formula="of:=IF([.P81];OFFSET(INDIRECT([.$Q81]);0;3;1)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IF([.P81];OFFSET(INDIRECT([.$Q8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1];OFFSET(INDIRECT([.$Q81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1];OFFSET(INDIRECT([.$Q81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1] = [$Fachrichtungen.$B$2];[$Themenliste.$I8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1]);&quot;=&quot;;&quot;&quot;;1))" office:value-type="string" office:string-value="$Themenliste.B81" calcext:value-type="string">
            <text:p>$Themenliste.B81</text:p>
          </table:table-cell>
          <table:table-cell table:formula="of:=[$Themenliste.B81]" office:value-type="float" office:value="3" calcext:value-type="float">
            <text:p>3</text:p>
          </table:table-cell>
          <table:table-cell table:formula="of:=OFFSET(INDIRECT([.$Q81]);0;1;1)" office:value-type="float" office:value="9" calcext:value-type="float">
            <text:p>9</text:p>
          </table:table-cell>
          <table:table-cell table:formula="of:=OFFSET(INDIRECT([.$Q81]);0;7;1)" office:value-type="string" office:string-value="FiSi" calcext:value-type="string">
            <text:p>FiSi</text:p>
          </table:table-cell>
          <table:table-cell table:formula="of:=OFFSET(INDIRECT([.$Q81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2];[$Themenliste.$A82];&quot;&quot;)" office:value-type="string" office:string-value="§ 4 Absatz 4 Nummer 3 g" calcext:value-type="string">
            <text:p>§ 4 Absatz 4 Nummer 3 g</text:p>
          </table:table-cell>
          <table:table-cell table:formula="of:=IF([.P82];OFFSET(INDIRECT([.$Q8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2];OFFSET(INDIRECT([.$Q82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2];OFFSET(INDIRECT([.$Q82]);0;2;1);&quot;&quot;)" office:value-type="string" office:string-value="g" calcext:value-type="string">
            <text:p>g</text:p>
          </table:table-cell>
          <table:table-cell table:formula="of:=IF([.P82];OFFSET(INDIRECT([.$Q82]);0;3;1)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IF([.P82];OFFSET(INDIRECT([.$Q8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2];OFFSET(INDIRECT([.$Q82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2];OFFSET(INDIRECT([.$Q82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2] = [$Fachrichtungen.$B$2];[$Themenliste.$I8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2]);&quot;=&quot;;&quot;&quot;;1))" office:value-type="string" office:string-value="$Themenliste.B82" calcext:value-type="string">
            <text:p>$Themenliste.B82</text:p>
          </table:table-cell>
          <table:table-cell table:formula="of:=[$Themenliste.B82]" office:value-type="float" office:value="3" calcext:value-type="float">
            <text:p>3</text:p>
          </table:table-cell>
          <table:table-cell table:formula="of:=OFFSET(INDIRECT([.$Q82]);0;1;1)" office:value-type="float" office:value="9" calcext:value-type="float">
            <text:p>9</text:p>
          </table:table-cell>
          <table:table-cell table:formula="of:=OFFSET(INDIRECT([.$Q82]);0;7;1)" office:value-type="string" office:string-value="FiSi" calcext:value-type="string">
            <text:p>FiSi</text:p>
          </table:table-cell>
          <table:table-cell table:formula="of:=OFFSET(INDIRECT([.$Q82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3];[$Themenliste.$A83];&quot;&quot;)" office:value-type="string" office:string-value="§ 4 Absatz 4 Nummer 3 h" calcext:value-type="string">
            <text:p>§ 4 Absatz 4 Nummer 3 h</text:p>
          </table:table-cell>
          <table:table-cell table:formula="of:=IF([.P83];OFFSET(INDIRECT([.$Q8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3];OFFSET(INDIRECT([.$Q83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3];OFFSET(INDIRECT([.$Q83]);0;2;1);&quot;&quot;)" office:value-type="string" office:string-value="h" calcext:value-type="string">
            <text:p>h</text:p>
          </table:table-cell>
          <table:table-cell table:formula="of:=IF([.P83];OFFSET(INDIRECT([.$Q83]);0;3;1)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IF([.P83];OFFSET(INDIRECT([.$Q8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3];OFFSET(INDIRECT([.$Q83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3];OFFSET(INDIRECT([.$Q83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3] = [$Fachrichtungen.$B$2];[$Themenliste.$I8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3]);&quot;=&quot;;&quot;&quot;;1))" office:value-type="string" office:string-value="$Themenliste.B83" calcext:value-type="string">
            <text:p>$Themenliste.B83</text:p>
          </table:table-cell>
          <table:table-cell table:formula="of:=[$Themenliste.B83]" office:value-type="float" office:value="3" calcext:value-type="float">
            <text:p>3</text:p>
          </table:table-cell>
          <table:table-cell table:formula="of:=OFFSET(INDIRECT([.$Q83]);0;1;1)" office:value-type="float" office:value="9" calcext:value-type="float">
            <text:p>9</text:p>
          </table:table-cell>
          <table:table-cell table:formula="of:=OFFSET(INDIRECT([.$Q83]);0;7;1)" office:value-type="string" office:string-value="FiSi" calcext:value-type="string">
            <text:p>FiSi</text:p>
          </table:table-cell>
          <table:table-cell table:formula="of:=OFFSET(INDIRECT([.$Q83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4];[$Themenliste.$A84];&quot;&quot;)" office:value-type="string" office:string-value="§ 4 Absatz 4 Nummer 3 i" calcext:value-type="string">
            <text:p>§ 4 Absatz 4 Nummer 3 i</text:p>
          </table:table-cell>
          <table:table-cell table:formula="of:=IF([.P84];OFFSET(INDIRECT([.$Q8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4];OFFSET(INDIRECT([.$Q84]);0;9;1);&quot;&quot;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style-name="ce26" table:formula="of:=IF([.P84];OFFSET(INDIRECT([.$Q84]);0;2;1);&quot;&quot;)" office:value-type="string" office:string-value="i" calcext:value-type="string">
            <text:p>i</text:p>
          </table:table-cell>
          <table:table-cell table:formula="of:=IF([.P84];OFFSET(INDIRECT([.$Q84]);0;3;1)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IF([.P84];OFFSET(INDIRECT([.$Q8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4];OFFSET(INDIRECT([.$Q84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4];OFFSET(INDIRECT([.$Q84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4] = [$Fachrichtungen.$B$2];[$Themenliste.$I8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4]);&quot;=&quot;;&quot;&quot;;1))" office:value-type="string" office:string-value="$Themenliste.B84" calcext:value-type="string">
            <text:p>$Themenliste.B84</text:p>
          </table:table-cell>
          <table:table-cell table:formula="of:=[$Themenliste.B84]" office:value-type="float" office:value="3" calcext:value-type="float">
            <text:p>3</text:p>
          </table:table-cell>
          <table:table-cell table:formula="of:=OFFSET(INDIRECT([.$Q84]);0;1;1)" office:value-type="float" office:value="9" calcext:value-type="float">
            <text:p>9</text:p>
          </table:table-cell>
          <table:table-cell table:formula="of:=OFFSET(INDIRECT([.$Q84]);0;7;1)" office:value-type="string" office:string-value="FiSi" calcext:value-type="string">
            <text:p>FiSi</text:p>
          </table:table-cell>
          <table:table-cell table:formula="of:=OFFSET(INDIRECT([.$Q84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4">
          <table:table-cell table:formula="of:=IF([.P85];[$Themenliste.$A85];&quot;&quot;)">
            <text:p/>
          </table:table-cell>
          <table:table-cell table:formula="of:=IF([.P85];OFFSET(INDIRECT([.$Q85]);0;8;1);&quot;&quot;)">
            <text:p/>
          </table:table-cell>
          <table:table-cell table:formula="of:=IF([.P85];OFFSET(INDIRECT([.$Q85]);0;9;1);&quot;&quot;)">
            <text:p/>
          </table:table-cell>
          <table:table-cell table:style-name="ce26" table:formula="of:=IF([.P85];OFFSET(INDIRECT([.$Q85]);0;2;1);&quot;&quot;)">
            <text:p/>
          </table:table-cell>
          <table:table-cell table:formula="of:=IF([.P85];OFFSET(INDIRECT([.$Q85]);0;3;1);&quot;&quot;)">
            <text:p/>
          </table:table-cell>
          <table:table-cell table:formula="of:=IF([.P85];OFFSET(INDIRECT([.$Q85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85];OFFSET(INDIRECT([.$Q85]);0;10;1);&quot;&quot;)">
            <text:p/>
          </table:table-cell>
          <table:table-cell table:style-name="ce47" table:formula="of:=IF([.P85];OFFSET(INDIRECT([.$Q85]);0;11;1);&quot;&quot;)">
            <text:p/>
          </table:table-cell>
          <table:table-cell table:style-name="ce48" table:formula="of:=IF(OR([$Themenliste.$I85] = [$Fachrichtungen.$B$2];[$Themenliste.$I85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85]);&quot;=&quot;;&quot;&quot;;1))" office:value-type="string" office:string-value="$Themenliste.B85" calcext:value-type="string">
            <text:p>$Themenliste.B85</text:p>
          </table:table-cell>
          <table:table-cell table:formula="of:=[$Themenliste.B85]" office:value-type="float" office:value="1" calcext:value-type="float">
            <text:p>1</text:p>
          </table:table-cell>
          <table:table-cell table:formula="of:=OFFSET(INDIRECT([.$Q85]);0;1;1)" office:value-type="float" office:value="3" calcext:value-type="float">
            <text:p>3</text:p>
          </table:table-cell>
          <table:table-cell table:formula="of:=OFFSET(INDIRECT([.$Q85]);0;7;1)" office:value-type="string" office:string-value="DaPro" calcext:value-type="string">
            <text:p>DaPro</text:p>
          </table:table-cell>
          <table:table-cell table:formula="of:=OFFSET(INDIRECT([.$Q85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4">
          <table:table-cell table:formula="of:=IF([.P86];[$Themenliste.$A86];&quot;&quot;)">
            <text:p/>
          </table:table-cell>
          <table:table-cell table:formula="of:=IF([.P86];OFFSET(INDIRECT([.$Q86]);0;8;1);&quot;&quot;)">
            <text:p/>
          </table:table-cell>
          <table:table-cell table:formula="of:=IF([.P86];OFFSET(INDIRECT([.$Q86]);0;9;1);&quot;&quot;)">
            <text:p/>
          </table:table-cell>
          <table:table-cell table:style-name="ce26" table:formula="of:=IF([.P86];OFFSET(INDIRECT([.$Q86]);0;2;1);&quot;&quot;)">
            <text:p/>
          </table:table-cell>
          <table:table-cell table:formula="of:=IF([.P86];OFFSET(INDIRECT([.$Q86]);0;3;1);&quot;&quot;)">
            <text:p/>
          </table:table-cell>
          <table:table-cell table:formula="of:=IF([.P86];OFFSET(INDIRECT([.$Q86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86];OFFSET(INDIRECT([.$Q86]);0;10;1);&quot;&quot;)">
            <text:p/>
          </table:table-cell>
          <table:table-cell table:style-name="ce47" table:formula="of:=IF([.P86];OFFSET(INDIRECT([.$Q86]);0;11;1);&quot;&quot;)">
            <text:p/>
          </table:table-cell>
          <table:table-cell table:style-name="ce48" table:formula="of:=IF(OR([$Themenliste.$I86] = [$Fachrichtungen.$B$2];[$Themenliste.$I86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86]);&quot;=&quot;;&quot;&quot;;1))" office:value-type="string" office:string-value="$Themenliste.B86" calcext:value-type="string">
            <text:p>$Themenliste.B86</text:p>
          </table:table-cell>
          <table:table-cell table:formula="of:=[$Themenliste.B86]" office:value-type="float" office:value="1" calcext:value-type="float">
            <text:p>1</text:p>
          </table:table-cell>
          <table:table-cell table:formula="of:=OFFSET(INDIRECT([.$Q86]);0;1;1)" office:value-type="float" office:value="3" calcext:value-type="float">
            <text:p>3</text:p>
          </table:table-cell>
          <table:table-cell table:formula="of:=OFFSET(INDIRECT([.$Q86]);0;7;1)" office:value-type="string" office:string-value="DaPro" calcext:value-type="string">
            <text:p>DaPro</text:p>
          </table:table-cell>
          <table:table-cell table:formula="of:=OFFSET(INDIRECT([.$Q86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4">
          <table:table-cell table:formula="of:=IF([.P87];[$Themenliste.$A87];&quot;&quot;)">
            <text:p/>
          </table:table-cell>
          <table:table-cell table:formula="of:=IF([.P87];OFFSET(INDIRECT([.$Q87]);0;8;1);&quot;&quot;)">
            <text:p/>
          </table:table-cell>
          <table:table-cell table:formula="of:=IF([.P87];OFFSET(INDIRECT([.$Q87]);0;9;1);&quot;&quot;)">
            <text:p/>
          </table:table-cell>
          <table:table-cell table:style-name="ce26" table:formula="of:=IF([.P87];OFFSET(INDIRECT([.$Q87]);0;2;1);&quot;&quot;)">
            <text:p/>
          </table:table-cell>
          <table:table-cell table:formula="of:=IF([.P87];OFFSET(INDIRECT([.$Q87]);0;3;1);&quot;&quot;)">
            <text:p/>
          </table:table-cell>
          <table:table-cell table:formula="of:=IF([.P87];OFFSET(INDIRECT([.$Q87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87];OFFSET(INDIRECT([.$Q87]);0;10;1);&quot;&quot;)">
            <text:p/>
          </table:table-cell>
          <table:table-cell table:style-name="ce47" table:formula="of:=IF([.P87];OFFSET(INDIRECT([.$Q87]);0;11;1);&quot;&quot;)">
            <text:p/>
          </table:table-cell>
          <table:table-cell table:style-name="ce48" table:formula="of:=IF(OR([$Themenliste.$I87] = [$Fachrichtungen.$B$2];[$Themenliste.$I87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87]);&quot;=&quot;;&quot;&quot;;1))" office:value-type="string" office:string-value="$Themenliste.B87" calcext:value-type="string">
            <text:p>$Themenliste.B87</text:p>
          </table:table-cell>
          <table:table-cell table:formula="of:=[$Themenliste.B87]" office:value-type="float" office:value="1" calcext:value-type="float">
            <text:p>1</text:p>
          </table:table-cell>
          <table:table-cell table:formula="of:=OFFSET(INDIRECT([.$Q87]);0;1;1)" office:value-type="float" office:value="3" calcext:value-type="float">
            <text:p>3</text:p>
          </table:table-cell>
          <table:table-cell table:formula="of:=OFFSET(INDIRECT([.$Q87]);0;7;1)" office:value-type="string" office:string-value="DaPro" calcext:value-type="string">
            <text:p>DaPro</text:p>
          </table:table-cell>
          <table:table-cell table:formula="of:=OFFSET(INDIRECT([.$Q87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4">
          <table:table-cell table:formula="of:=IF([.P88];[$Themenliste.$A88];&quot;&quot;)">
            <text:p/>
          </table:table-cell>
          <table:table-cell table:formula="of:=IF([.P88];OFFSET(INDIRECT([.$Q88]);0;8;1);&quot;&quot;)">
            <text:p/>
          </table:table-cell>
          <table:table-cell table:formula="of:=IF([.P88];OFFSET(INDIRECT([.$Q88]);0;9;1);&quot;&quot;)">
            <text:p/>
          </table:table-cell>
          <table:table-cell table:style-name="ce26" table:formula="of:=IF([.P88];OFFSET(INDIRECT([.$Q88]);0;2;1);&quot;&quot;)">
            <text:p/>
          </table:table-cell>
          <table:table-cell table:formula="of:=IF([.P88];OFFSET(INDIRECT([.$Q88]);0;3;1);&quot;&quot;)">
            <text:p/>
          </table:table-cell>
          <table:table-cell table:formula="of:=IF([.P88];OFFSET(INDIRECT([.$Q88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88];OFFSET(INDIRECT([.$Q88]);0;10;1);&quot;&quot;)">
            <text:p/>
          </table:table-cell>
          <table:table-cell table:style-name="ce47" table:formula="of:=IF([.P88];OFFSET(INDIRECT([.$Q88]);0;11;1);&quot;&quot;)">
            <text:p/>
          </table:table-cell>
          <table:table-cell table:style-name="ce48" table:formula="of:=IF(OR([$Themenliste.$I88] = [$Fachrichtungen.$B$2];[$Themenliste.$I88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88]);&quot;=&quot;;&quot;&quot;;1))" office:value-type="string" office:string-value="$Themenliste.B88" calcext:value-type="string">
            <text:p>$Themenliste.B88</text:p>
          </table:table-cell>
          <table:table-cell table:formula="of:=[$Themenliste.B88]" office:value-type="float" office:value="2" calcext:value-type="float">
            <text:p>2</text:p>
          </table:table-cell>
          <table:table-cell table:formula="of:=OFFSET(INDIRECT([.$Q88]);0;1;1)" office:value-type="float" office:value="3" calcext:value-type="float">
            <text:p>3</text:p>
          </table:table-cell>
          <table:table-cell table:formula="of:=OFFSET(INDIRECT([.$Q88]);0;7;1)" office:value-type="string" office:string-value="DaPro" calcext:value-type="string">
            <text:p>DaPro</text:p>
          </table:table-cell>
          <table:table-cell table:formula="of:=OFFSET(INDIRECT([.$Q88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4">
          <table:table-cell table:formula="of:=IF([.P89];[$Themenliste.$A89];&quot;&quot;)">
            <text:p/>
          </table:table-cell>
          <table:table-cell table:formula="of:=IF([.P89];OFFSET(INDIRECT([.$Q89]);0;8;1);&quot;&quot;)">
            <text:p/>
          </table:table-cell>
          <table:table-cell table:formula="of:=IF([.P89];OFFSET(INDIRECT([.$Q89]);0;9;1);&quot;&quot;)">
            <text:p/>
          </table:table-cell>
          <table:table-cell table:style-name="ce26" table:formula="of:=IF([.P89];OFFSET(INDIRECT([.$Q89]);0;2;1);&quot;&quot;)">
            <text:p/>
          </table:table-cell>
          <table:table-cell table:formula="of:=IF([.P89];OFFSET(INDIRECT([.$Q89]);0;3;1);&quot;&quot;)">
            <text:p/>
          </table:table-cell>
          <table:table-cell table:formula="of:=IF([.P89];OFFSET(INDIRECT([.$Q89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89];OFFSET(INDIRECT([.$Q89]);0;10;1);&quot;&quot;)">
            <text:p/>
          </table:table-cell>
          <table:table-cell table:style-name="ce47" table:formula="of:=IF([.P89];OFFSET(INDIRECT([.$Q89]);0;11;1);&quot;&quot;)">
            <text:p/>
          </table:table-cell>
          <table:table-cell table:style-name="ce48" table:formula="of:=IF(OR([$Themenliste.$I89] = [$Fachrichtungen.$B$2];[$Themenliste.$I89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89]);&quot;=&quot;;&quot;&quot;;1))" office:value-type="string" office:string-value="$Themenliste.B89" calcext:value-type="string">
            <text:p>$Themenliste.B89</text:p>
          </table:table-cell>
          <table:table-cell table:formula="of:=[$Themenliste.B89]" office:value-type="float" office:value="2" calcext:value-type="float">
            <text:p>2</text:p>
          </table:table-cell>
          <table:table-cell table:formula="of:=OFFSET(INDIRECT([.$Q89]);0;1;1)" office:value-type="float" office:value="3" calcext:value-type="float">
            <text:p>3</text:p>
          </table:table-cell>
          <table:table-cell table:formula="of:=OFFSET(INDIRECT([.$Q89]);0;7;1)" office:value-type="string" office:string-value="DaPro" calcext:value-type="string">
            <text:p>DaPro</text:p>
          </table:table-cell>
          <table:table-cell table:formula="of:=OFFSET(INDIRECT([.$Q89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4">
          <table:table-cell table:formula="of:=IF([.P90];[$Themenliste.$A90];&quot;&quot;)">
            <text:p/>
          </table:table-cell>
          <table:table-cell table:formula="of:=IF([.P90];OFFSET(INDIRECT([.$Q90]);0;8;1);&quot;&quot;)">
            <text:p/>
          </table:table-cell>
          <table:table-cell table:formula="of:=IF([.P90];OFFSET(INDIRECT([.$Q90]);0;9;1);&quot;&quot;)">
            <text:p/>
          </table:table-cell>
          <table:table-cell table:style-name="ce26" table:formula="of:=IF([.P90];OFFSET(INDIRECT([.$Q90]);0;2;1);&quot;&quot;)">
            <text:p/>
          </table:table-cell>
          <table:table-cell table:formula="of:=IF([.P90];OFFSET(INDIRECT([.$Q90]);0;3;1);&quot;&quot;)">
            <text:p/>
          </table:table-cell>
          <table:table-cell table:formula="of:=IF([.P90];OFFSET(INDIRECT([.$Q90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0];OFFSET(INDIRECT([.$Q90]);0;10;1);&quot;&quot;)">
            <text:p/>
          </table:table-cell>
          <table:table-cell table:style-name="ce47" table:formula="of:=IF([.P90];OFFSET(INDIRECT([.$Q90]);0;11;1);&quot;&quot;)">
            <text:p/>
          </table:table-cell>
          <table:table-cell table:style-name="ce48" table:formula="of:=IF(OR([$Themenliste.$I90] = [$Fachrichtungen.$B$2];[$Themenliste.$I90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0]);&quot;=&quot;;&quot;&quot;;1))" office:value-type="string" office:string-value="$Themenliste.B90" calcext:value-type="string">
            <text:p>$Themenliste.B90</text:p>
          </table:table-cell>
          <table:table-cell table:formula="of:=[$Themenliste.B90]" office:value-type="float" office:value="2" calcext:value-type="float">
            <text:p>2</text:p>
          </table:table-cell>
          <table:table-cell table:formula="of:=OFFSET(INDIRECT([.$Q90]);0;1;1)" office:value-type="float" office:value="3" calcext:value-type="float">
            <text:p>3</text:p>
          </table:table-cell>
          <table:table-cell table:formula="of:=OFFSET(INDIRECT([.$Q90]);0;7;1)" office:value-type="string" office:string-value="DaPro" calcext:value-type="string">
            <text:p>DaPro</text:p>
          </table:table-cell>
          <table:table-cell table:formula="of:=OFFSET(INDIRECT([.$Q90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4">
          <table:table-cell table:formula="of:=IF([.P91];[$Themenliste.$A91];&quot;&quot;)">
            <text:p/>
          </table:table-cell>
          <table:table-cell table:formula="of:=IF([.P91];OFFSET(INDIRECT([.$Q91]);0;8;1);&quot;&quot;)">
            <text:p/>
          </table:table-cell>
          <table:table-cell table:formula="of:=IF([.P91];OFFSET(INDIRECT([.$Q91]);0;9;1);&quot;&quot;)">
            <text:p/>
          </table:table-cell>
          <table:table-cell table:style-name="ce26" table:formula="of:=IF([.P91];OFFSET(INDIRECT([.$Q91]);0;2;1);&quot;&quot;)">
            <text:p/>
          </table:table-cell>
          <table:table-cell table:formula="of:=IF([.P91];OFFSET(INDIRECT([.$Q91]);0;3;1);&quot;&quot;)">
            <text:p/>
          </table:table-cell>
          <table:table-cell table:formula="of:=IF([.P91];OFFSET(INDIRECT([.$Q91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1];OFFSET(INDIRECT([.$Q91]);0;10;1);&quot;&quot;)">
            <text:p/>
          </table:table-cell>
          <table:table-cell table:style-name="ce47" table:formula="of:=IF([.P91];OFFSET(INDIRECT([.$Q91]);0;11;1);&quot;&quot;)">
            <text:p/>
          </table:table-cell>
          <table:table-cell table:style-name="ce48" table:formula="of:=IF(OR([$Themenliste.$I91] = [$Fachrichtungen.$B$2];[$Themenliste.$I91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1]);&quot;=&quot;;&quot;&quot;;1))" office:value-type="string" office:string-value="$Themenliste.B91" calcext:value-type="string">
            <text:p>$Themenliste.B91</text:p>
          </table:table-cell>
          <table:table-cell table:formula="of:=[$Themenliste.B91]" office:value-type="float" office:value="3" calcext:value-type="float">
            <text:p>3</text:p>
          </table:table-cell>
          <table:table-cell table:formula="of:=OFFSET(INDIRECT([.$Q91]);0;1;1)" office:value-type="float" office:value="9" calcext:value-type="float">
            <text:p>9</text:p>
          </table:table-cell>
          <table:table-cell table:formula="of:=OFFSET(INDIRECT([.$Q91]);0;7;1)" office:value-type="string" office:string-value="DaPro" calcext:value-type="string">
            <text:p>DaPro</text:p>
          </table:table-cell>
          <table:table-cell table:formula="of:=OFFSET(INDIRECT([.$Q91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2];[$Themenliste.$A92];&quot;&quot;)">
            <text:p/>
          </table:table-cell>
          <table:table-cell table:formula="of:=IF([.P92];OFFSET(INDIRECT([.$Q92]);0;8;1);&quot;&quot;)">
            <text:p/>
          </table:table-cell>
          <table:table-cell table:formula="of:=IF([.P92];OFFSET(INDIRECT([.$Q92]);0;9;1);&quot;&quot;)">
            <text:p/>
          </table:table-cell>
          <table:table-cell table:style-name="ce26" table:formula="of:=IF([.P92];OFFSET(INDIRECT([.$Q92]);0;2;1);&quot;&quot;)">
            <text:p/>
          </table:table-cell>
          <table:table-cell table:formula="of:=IF([.P92];OFFSET(INDIRECT([.$Q92]);0;3;1);&quot;&quot;)">
            <text:p/>
          </table:table-cell>
          <table:table-cell table:formula="of:=IF([.P92];OFFSET(INDIRECT([.$Q92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2];OFFSET(INDIRECT([.$Q92]);0;10;1);&quot;&quot;)">
            <text:p/>
          </table:table-cell>
          <table:table-cell table:style-name="ce47" table:formula="of:=IF([.P92];OFFSET(INDIRECT([.$Q92]);0;11;1);&quot;&quot;)">
            <text:p/>
          </table:table-cell>
          <table:table-cell table:style-name="ce48" table:formula="of:=IF(OR([$Themenliste.$I92] = [$Fachrichtungen.$B$2];[$Themenliste.$I92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2]);&quot;=&quot;;&quot;&quot;;1))" office:value-type="string" office:string-value="$Themenliste.B92" calcext:value-type="string">
            <text:p>$Themenliste.B92</text:p>
          </table:table-cell>
          <table:table-cell table:formula="of:=[$Themenliste.B92]" office:value-type="float" office:value="3" calcext:value-type="float">
            <text:p>3</text:p>
          </table:table-cell>
          <table:table-cell table:formula="of:=OFFSET(INDIRECT([.$Q92]);0;1;1)" office:value-type="float" office:value="9" calcext:value-type="float">
            <text:p>9</text:p>
          </table:table-cell>
          <table:table-cell table:formula="of:=OFFSET(INDIRECT([.$Q92]);0;7;1)" office:value-type="string" office:string-value="DaPro" calcext:value-type="string">
            <text:p>DaPro</text:p>
          </table:table-cell>
          <table:table-cell table:formula="of:=OFFSET(INDIRECT([.$Q92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3];[$Themenliste.$A93];&quot;&quot;)">
            <text:p/>
          </table:table-cell>
          <table:table-cell table:formula="of:=IF([.P93];OFFSET(INDIRECT([.$Q93]);0;8;1);&quot;&quot;)">
            <text:p/>
          </table:table-cell>
          <table:table-cell table:formula="of:=IF([.P93];OFFSET(INDIRECT([.$Q93]);0;9;1);&quot;&quot;)">
            <text:p/>
          </table:table-cell>
          <table:table-cell table:style-name="ce26" table:formula="of:=IF([.P93];OFFSET(INDIRECT([.$Q93]);0;2;1);&quot;&quot;)">
            <text:p/>
          </table:table-cell>
          <table:table-cell table:formula="of:=IF([.P93];OFFSET(INDIRECT([.$Q93]);0;3;1);&quot;&quot;)">
            <text:p/>
          </table:table-cell>
          <table:table-cell table:formula="of:=IF([.P93];OFFSET(INDIRECT([.$Q93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3];OFFSET(INDIRECT([.$Q93]);0;10;1);&quot;&quot;)">
            <text:p/>
          </table:table-cell>
          <table:table-cell table:style-name="ce47" table:formula="of:=IF([.P93];OFFSET(INDIRECT([.$Q93]);0;11;1);&quot;&quot;)">
            <text:p/>
          </table:table-cell>
          <table:table-cell table:style-name="ce48" table:formula="of:=IF(OR([$Themenliste.$I93] = [$Fachrichtungen.$B$2];[$Themenliste.$I93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3]);&quot;=&quot;;&quot;&quot;;1))" office:value-type="string" office:string-value="$Themenliste.B93" calcext:value-type="string">
            <text:p>$Themenliste.B93</text:p>
          </table:table-cell>
          <table:table-cell table:formula="of:=[$Themenliste.B93]" office:value-type="float" office:value="3" calcext:value-type="float">
            <text:p>3</text:p>
          </table:table-cell>
          <table:table-cell table:formula="of:=OFFSET(INDIRECT([.$Q93]);0;1;1)" office:value-type="float" office:value="9" calcext:value-type="float">
            <text:p>9</text:p>
          </table:table-cell>
          <table:table-cell table:formula="of:=OFFSET(INDIRECT([.$Q93]);0;7;1)" office:value-type="string" office:string-value="DaPro" calcext:value-type="string">
            <text:p>DaPro</text:p>
          </table:table-cell>
          <table:table-cell table:formula="of:=OFFSET(INDIRECT([.$Q93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4];[$Themenliste.$A94];&quot;&quot;)">
            <text:p/>
          </table:table-cell>
          <table:table-cell table:formula="of:=IF([.P94];OFFSET(INDIRECT([.$Q94]);0;8;1);&quot;&quot;)">
            <text:p/>
          </table:table-cell>
          <table:table-cell table:formula="of:=IF([.P94];OFFSET(INDIRECT([.$Q94]);0;9;1);&quot;&quot;)">
            <text:p/>
          </table:table-cell>
          <table:table-cell table:style-name="ce26" table:formula="of:=IF([.P94];OFFSET(INDIRECT([.$Q94]);0;2;1);&quot;&quot;)">
            <text:p/>
          </table:table-cell>
          <table:table-cell table:formula="of:=IF([.P94];OFFSET(INDIRECT([.$Q94]);0;3;1);&quot;&quot;)">
            <text:p/>
          </table:table-cell>
          <table:table-cell table:formula="of:=IF([.P94];OFFSET(INDIRECT([.$Q94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4];OFFSET(INDIRECT([.$Q94]);0;10;1);&quot;&quot;)">
            <text:p/>
          </table:table-cell>
          <table:table-cell table:style-name="ce47" table:formula="of:=IF([.P94];OFFSET(INDIRECT([.$Q94]);0;11;1);&quot;&quot;)">
            <text:p/>
          </table:table-cell>
          <table:table-cell table:style-name="ce48" table:formula="of:=IF(OR([$Themenliste.$I94] = [$Fachrichtungen.$B$2];[$Themenliste.$I94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4]);&quot;=&quot;;&quot;&quot;;1))" office:value-type="string" office:string-value="$Themenliste.B94" calcext:value-type="string">
            <text:p>$Themenliste.B94</text:p>
          </table:table-cell>
          <table:table-cell table:formula="of:=[$Themenliste.B94]" office:value-type="float" office:value="3" calcext:value-type="float">
            <text:p>3</text:p>
          </table:table-cell>
          <table:table-cell table:formula="of:=OFFSET(INDIRECT([.$Q94]);0;1;1)" office:value-type="float" office:value="9" calcext:value-type="float">
            <text:p>9</text:p>
          </table:table-cell>
          <table:table-cell table:formula="of:=OFFSET(INDIRECT([.$Q94]);0;7;1)" office:value-type="string" office:string-value="DaPro" calcext:value-type="string">
            <text:p>DaPro</text:p>
          </table:table-cell>
          <table:table-cell table:formula="of:=OFFSET(INDIRECT([.$Q94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5];[$Themenliste.$A95];&quot;&quot;)">
            <text:p/>
          </table:table-cell>
          <table:table-cell table:formula="of:=IF([.P95];OFFSET(INDIRECT([.$Q95]);0;8;1);&quot;&quot;)">
            <text:p/>
          </table:table-cell>
          <table:table-cell table:formula="of:=IF([.P95];OFFSET(INDIRECT([.$Q95]);0;9;1);&quot;&quot;)">
            <text:p/>
          </table:table-cell>
          <table:table-cell table:style-name="ce26" table:formula="of:=IF([.P95];OFFSET(INDIRECT([.$Q95]);0;2;1);&quot;&quot;)">
            <text:p/>
          </table:table-cell>
          <table:table-cell table:formula="of:=IF([.P95];OFFSET(INDIRECT([.$Q95]);0;3;1);&quot;&quot;)">
            <text:p/>
          </table:table-cell>
          <table:table-cell table:formula="of:=IF([.P95];OFFSET(INDIRECT([.$Q95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5];OFFSET(INDIRECT([.$Q95]);0;10;1);&quot;&quot;)">
            <text:p/>
          </table:table-cell>
          <table:table-cell table:style-name="ce47" table:formula="of:=IF([.P95];OFFSET(INDIRECT([.$Q95]);0;11;1);&quot;&quot;)">
            <text:p/>
          </table:table-cell>
          <table:table-cell table:style-name="ce48" table:formula="of:=IF(OR([$Themenliste.$I95] = [$Fachrichtungen.$B$2];[$Themenliste.$I95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5]);&quot;=&quot;;&quot;&quot;;1))" office:value-type="string" office:string-value="$Themenliste.B95" calcext:value-type="string">
            <text:p>$Themenliste.B95</text:p>
          </table:table-cell>
          <table:table-cell table:formula="of:=[$Themenliste.B95]" office:value-type="float" office:value="3" calcext:value-type="float">
            <text:p>3</text:p>
          </table:table-cell>
          <table:table-cell table:formula="of:=OFFSET(INDIRECT([.$Q95]);0;1;1)" office:value-type="float" office:value="9" calcext:value-type="float">
            <text:p>9</text:p>
          </table:table-cell>
          <table:table-cell table:formula="of:=OFFSET(INDIRECT([.$Q95]);0;7;1)" office:value-type="string" office:string-value="DaPro" calcext:value-type="string">
            <text:p>DaPro</text:p>
          </table:table-cell>
          <table:table-cell table:formula="of:=OFFSET(INDIRECT([.$Q95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6];[$Themenliste.$A96];&quot;&quot;)">
            <text:p/>
          </table:table-cell>
          <table:table-cell table:formula="of:=IF([.P96];OFFSET(INDIRECT([.$Q96]);0;8;1);&quot;&quot;)">
            <text:p/>
          </table:table-cell>
          <table:table-cell table:formula="of:=IF([.P96];OFFSET(INDIRECT([.$Q96]);0;9;1);&quot;&quot;)">
            <text:p/>
          </table:table-cell>
          <table:table-cell table:style-name="ce26" table:formula="of:=IF([.P96];OFFSET(INDIRECT([.$Q96]);0;2;1);&quot;&quot;)">
            <text:p/>
          </table:table-cell>
          <table:table-cell table:formula="of:=IF([.P96];OFFSET(INDIRECT([.$Q96]);0;3;1);&quot;&quot;)">
            <text:p/>
          </table:table-cell>
          <table:table-cell table:formula="of:=IF([.P96];OFFSET(INDIRECT([.$Q96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6];OFFSET(INDIRECT([.$Q96]);0;10;1);&quot;&quot;)">
            <text:p/>
          </table:table-cell>
          <table:table-cell table:style-name="ce47" table:formula="of:=IF([.P96];OFFSET(INDIRECT([.$Q96]);0;11;1);&quot;&quot;)">
            <text:p/>
          </table:table-cell>
          <table:table-cell table:style-name="ce48" table:formula="of:=IF(OR([$Themenliste.$I96] = [$Fachrichtungen.$B$2];[$Themenliste.$I96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6]);&quot;=&quot;;&quot;&quot;;1))" office:value-type="string" office:string-value="$Themenliste.B96" calcext:value-type="string">
            <text:p>$Themenliste.B96</text:p>
          </table:table-cell>
          <table:table-cell table:formula="of:=[$Themenliste.B96]" office:value-type="float" office:value="3" calcext:value-type="float">
            <text:p>3</text:p>
          </table:table-cell>
          <table:table-cell table:formula="of:=OFFSET(INDIRECT([.$Q96]);0;1;1)" office:value-type="float" office:value="9" calcext:value-type="float">
            <text:p>9</text:p>
          </table:table-cell>
          <table:table-cell table:formula="of:=OFFSET(INDIRECT([.$Q96]);0;7;1)" office:value-type="string" office:string-value="DaPro" calcext:value-type="string">
            <text:p>DaPro</text:p>
          </table:table-cell>
          <table:table-cell table:formula="of:=OFFSET(INDIRECT([.$Q96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7];[$Themenliste.$A97];&quot;&quot;)">
            <text:p/>
          </table:table-cell>
          <table:table-cell table:formula="of:=IF([.P97];OFFSET(INDIRECT([.$Q97]);0;8;1);&quot;&quot;)">
            <text:p/>
          </table:table-cell>
          <table:table-cell table:formula="of:=IF([.P97];OFFSET(INDIRECT([.$Q97]);0;9;1);&quot;&quot;)">
            <text:p/>
          </table:table-cell>
          <table:table-cell table:style-name="ce26" table:formula="of:=IF([.P97];OFFSET(INDIRECT([.$Q97]);0;2;1);&quot;&quot;)">
            <text:p/>
          </table:table-cell>
          <table:table-cell table:formula="of:=IF([.P97];OFFSET(INDIRECT([.$Q97]);0;3;1);&quot;&quot;)">
            <text:p/>
          </table:table-cell>
          <table:table-cell table:formula="of:=IF([.P97];OFFSET(INDIRECT([.$Q97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7];OFFSET(INDIRECT([.$Q97]);0;10;1);&quot;&quot;)">
            <text:p/>
          </table:table-cell>
          <table:table-cell table:style-name="ce47" table:formula="of:=IF([.P97];OFFSET(INDIRECT([.$Q97]);0;11;1);&quot;&quot;)">
            <text:p/>
          </table:table-cell>
          <table:table-cell table:style-name="ce48" table:formula="of:=IF(OR([$Themenliste.$I97] = [$Fachrichtungen.$B$2];[$Themenliste.$I97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7]);&quot;=&quot;;&quot;&quot;;1))" office:value-type="string" office:string-value="$Themenliste.B97" calcext:value-type="string">
            <text:p>$Themenliste.B97</text:p>
          </table:table-cell>
          <table:table-cell table:formula="of:=[$Themenliste.B97]" office:value-type="float" office:value="3" calcext:value-type="float">
            <text:p>3</text:p>
          </table:table-cell>
          <table:table-cell table:formula="of:=OFFSET(INDIRECT([.$Q97]);0;1;1)" office:value-type="float" office:value="9" calcext:value-type="float">
            <text:p>9</text:p>
          </table:table-cell>
          <table:table-cell table:formula="of:=OFFSET(INDIRECT([.$Q97]);0;7;1)" office:value-type="string" office:string-value="DaPro" calcext:value-type="string">
            <text:p>DaPro</text:p>
          </table:table-cell>
          <table:table-cell table:formula="of:=OFFSET(INDIRECT([.$Q97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8];[$Themenliste.$A98];&quot;&quot;)">
            <text:p/>
          </table:table-cell>
          <table:table-cell table:formula="of:=IF([.P98];OFFSET(INDIRECT([.$Q98]);0;8;1);&quot;&quot;)">
            <text:p/>
          </table:table-cell>
          <table:table-cell table:formula="of:=IF([.P98];OFFSET(INDIRECT([.$Q98]);0;9;1);&quot;&quot;)">
            <text:p/>
          </table:table-cell>
          <table:table-cell table:style-name="ce26" table:formula="of:=IF([.P98];OFFSET(INDIRECT([.$Q98]);0;2;1);&quot;&quot;)">
            <text:p/>
          </table:table-cell>
          <table:table-cell table:formula="of:=IF([.P98];OFFSET(INDIRECT([.$Q98]);0;3;1);&quot;&quot;)">
            <text:p/>
          </table:table-cell>
          <table:table-cell table:formula="of:=IF([.P98];OFFSET(INDIRECT([.$Q98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8];OFFSET(INDIRECT([.$Q98]);0;10;1);&quot;&quot;)">
            <text:p/>
          </table:table-cell>
          <table:table-cell table:style-name="ce47" table:formula="of:=IF([.P98];OFFSET(INDIRECT([.$Q98]);0;11;1);&quot;&quot;)">
            <text:p/>
          </table:table-cell>
          <table:table-cell table:style-name="ce48" table:formula="of:=IF(OR([$Themenliste.$I98] = [$Fachrichtungen.$B$2];[$Themenliste.$I98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8]);&quot;=&quot;;&quot;&quot;;1))" office:value-type="string" office:string-value="$Themenliste.B98" calcext:value-type="string">
            <text:p>$Themenliste.B98</text:p>
          </table:table-cell>
          <table:table-cell table:formula="of:=[$Themenliste.B98]" office:value-type="float" office:value="3" calcext:value-type="float">
            <text:p>3</text:p>
          </table:table-cell>
          <table:table-cell table:formula="of:=OFFSET(INDIRECT([.$Q98]);0;1;1)" office:value-type="float" office:value="9" calcext:value-type="float">
            <text:p>9</text:p>
          </table:table-cell>
          <table:table-cell table:formula="of:=OFFSET(INDIRECT([.$Q98]);0;7;1)" office:value-type="string" office:string-value="DaPro" calcext:value-type="string">
            <text:p>DaPro</text:p>
          </table:table-cell>
          <table:table-cell table:formula="of:=OFFSET(INDIRECT([.$Q98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99];[$Themenliste.$A99];&quot;&quot;)">
            <text:p/>
          </table:table-cell>
          <table:table-cell table:formula="of:=IF([.P99];OFFSET(INDIRECT([.$Q99]);0;8;1);&quot;&quot;)">
            <text:p/>
          </table:table-cell>
          <table:table-cell table:formula="of:=IF([.P99];OFFSET(INDIRECT([.$Q99]);0;9;1);&quot;&quot;)">
            <text:p/>
          </table:table-cell>
          <table:table-cell table:style-name="ce26" table:formula="of:=IF([.P99];OFFSET(INDIRECT([.$Q99]);0;2;1);&quot;&quot;)">
            <text:p/>
          </table:table-cell>
          <table:table-cell table:formula="of:=IF([.P99];OFFSET(INDIRECT([.$Q99]);0;3;1);&quot;&quot;)">
            <text:p/>
          </table:table-cell>
          <table:table-cell table:formula="of:=IF([.P99];OFFSET(INDIRECT([.$Q99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99];OFFSET(INDIRECT([.$Q99]);0;10;1);&quot;&quot;)">
            <text:p/>
          </table:table-cell>
          <table:table-cell table:style-name="ce47" table:formula="of:=IF([.P99];OFFSET(INDIRECT([.$Q99]);0;11;1);&quot;&quot;)">
            <text:p/>
          </table:table-cell>
          <table:table-cell table:style-name="ce48" table:formula="of:=IF(OR([$Themenliste.$I99] = [$Fachrichtungen.$B$2];[$Themenliste.$I99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99]);&quot;=&quot;;&quot;&quot;;1))" office:value-type="string" office:string-value="$Themenliste.B99" calcext:value-type="string">
            <text:p>$Themenliste.B99</text:p>
          </table:table-cell>
          <table:table-cell table:formula="of:=[$Themenliste.B99]" office:value-type="float" office:value="3" calcext:value-type="float">
            <text:p>3</text:p>
          </table:table-cell>
          <table:table-cell table:formula="of:=OFFSET(INDIRECT([.$Q99]);0;1;1)" office:value-type="float" office:value="9" calcext:value-type="float">
            <text:p>9</text:p>
          </table:table-cell>
          <table:table-cell table:formula="of:=OFFSET(INDIRECT([.$Q99]);0;7;1)" office:value-type="string" office:string-value="DaPro" calcext:value-type="string">
            <text:p>DaPro</text:p>
          </table:table-cell>
          <table:table-cell table:formula="of:=OFFSET(INDIRECT([.$Q99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4">
          <table:table-cell table:formula="of:=IF([.P100];[$Themenliste.$A100];&quot;&quot;)">
            <text:p/>
          </table:table-cell>
          <table:table-cell table:formula="of:=IF([.P100];OFFSET(INDIRECT([.$Q100]);0;8;1);&quot;&quot;)">
            <text:p/>
          </table:table-cell>
          <table:table-cell table:formula="of:=IF([.P100];OFFSET(INDIRECT([.$Q100]);0;9;1);&quot;&quot;)">
            <text:p/>
          </table:table-cell>
          <table:table-cell table:style-name="ce26" table:formula="of:=IF([.P100];OFFSET(INDIRECT([.$Q100]);0;2;1);&quot;&quot;)">
            <text:p/>
          </table:table-cell>
          <table:table-cell table:formula="of:=IF([.P100];OFFSET(INDIRECT([.$Q100]);0;3;1);&quot;&quot;)">
            <text:p/>
          </table:table-cell>
          <table:table-cell table:formula="of:=IF([.P100];OFFSET(INDIRECT([.$Q100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0];OFFSET(INDIRECT([.$Q100]);0;10;1);&quot;&quot;)">
            <text:p/>
          </table:table-cell>
          <table:table-cell table:style-name="ce47" table:formula="of:=IF([.P100];OFFSET(INDIRECT([.$Q100]);0;11;1);&quot;&quot;)">
            <text:p/>
          </table:table-cell>
          <table:table-cell table:style-name="ce48" table:formula="of:=IF(OR([$Themenliste.$I100] = [$Fachrichtungen.$B$2];[$Themenliste.$I100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0]);&quot;=&quot;;&quot;&quot;;1))" office:value-type="string" office:string-value="$Themenliste.B100" calcext:value-type="string">
            <text:p>$Themenliste.B100</text:p>
          </table:table-cell>
          <table:table-cell table:formula="of:=[$Themenliste.B100]" office:value-type="float" office:value="4" calcext:value-type="float">
            <text:p>4</text:p>
          </table:table-cell>
          <table:table-cell table:formula="of:=OFFSET(INDIRECT([.$Q100]);0;1;1)" office:value-type="float" office:value="4" calcext:value-type="float">
            <text:p>4</text:p>
          </table:table-cell>
          <table:table-cell table:formula="of:=OFFSET(INDIRECT([.$Q100]);0;7;1)" office:value-type="string" office:string-value="DaPro" calcext:value-type="string">
            <text:p>DaPro</text:p>
          </table:table-cell>
          <table:table-cell table:formula="of:=OFFSET(INDIRECT([.$Q100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4">
          <table:table-cell table:formula="of:=IF([.P101];[$Themenliste.$A101];&quot;&quot;)">
            <text:p/>
          </table:table-cell>
          <table:table-cell table:formula="of:=IF([.P101];OFFSET(INDIRECT([.$Q101]);0;8;1);&quot;&quot;)">
            <text:p/>
          </table:table-cell>
          <table:table-cell table:formula="of:=IF([.P101];OFFSET(INDIRECT([.$Q101]);0;9;1);&quot;&quot;)">
            <text:p/>
          </table:table-cell>
          <table:table-cell table:style-name="ce26" table:formula="of:=IF([.P101];OFFSET(INDIRECT([.$Q101]);0;2;1);&quot;&quot;)">
            <text:p/>
          </table:table-cell>
          <table:table-cell table:formula="of:=IF([.P101];OFFSET(INDIRECT([.$Q101]);0;3;1);&quot;&quot;)">
            <text:p/>
          </table:table-cell>
          <table:table-cell table:formula="of:=IF([.P101];OFFSET(INDIRECT([.$Q101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1];OFFSET(INDIRECT([.$Q101]);0;10;1);&quot;&quot;)">
            <text:p/>
          </table:table-cell>
          <table:table-cell table:style-name="ce47" table:formula="of:=IF([.P101];OFFSET(INDIRECT([.$Q101]);0;11;1);&quot;&quot;)">
            <text:p/>
          </table:table-cell>
          <table:table-cell table:style-name="ce48" table:formula="of:=IF(OR([$Themenliste.$I101] = [$Fachrichtungen.$B$2];[$Themenliste.$I101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1]);&quot;=&quot;;&quot;&quot;;1))" office:value-type="string" office:string-value="$Themenliste.B101" calcext:value-type="string">
            <text:p>$Themenliste.B101</text:p>
          </table:table-cell>
          <table:table-cell table:formula="of:=[$Themenliste.B101]" office:value-type="float" office:value="4" calcext:value-type="float">
            <text:p>4</text:p>
          </table:table-cell>
          <table:table-cell table:formula="of:=OFFSET(INDIRECT([.$Q101]);0;1;1)" office:value-type="float" office:value="4" calcext:value-type="float">
            <text:p>4</text:p>
          </table:table-cell>
          <table:table-cell table:formula="of:=OFFSET(INDIRECT([.$Q101]);0;7;1)" office:value-type="string" office:string-value="DaPro" calcext:value-type="string">
            <text:p>DaPro</text:p>
          </table:table-cell>
          <table:table-cell table:formula="of:=OFFSET(INDIRECT([.$Q101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4">
          <table:table-cell table:formula="of:=IF([.P102];[$Themenliste.$A102];&quot;&quot;)">
            <text:p/>
          </table:table-cell>
          <table:table-cell table:formula="of:=IF([.P102];OFFSET(INDIRECT([.$Q102]);0;8;1);&quot;&quot;)">
            <text:p/>
          </table:table-cell>
          <table:table-cell table:formula="of:=IF([.P102];OFFSET(INDIRECT([.$Q102]);0;9;1);&quot;&quot;)">
            <text:p/>
          </table:table-cell>
          <table:table-cell table:style-name="ce26" table:formula="of:=IF([.P102];OFFSET(INDIRECT([.$Q102]);0;2;1);&quot;&quot;)">
            <text:p/>
          </table:table-cell>
          <table:table-cell table:formula="of:=IF([.P102];OFFSET(INDIRECT([.$Q102]);0;3;1);&quot;&quot;)">
            <text:p/>
          </table:table-cell>
          <table:table-cell table:formula="of:=IF([.P102];OFFSET(INDIRECT([.$Q102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2];OFFSET(INDIRECT([.$Q102]);0;10;1);&quot;&quot;)">
            <text:p/>
          </table:table-cell>
          <table:table-cell table:style-name="ce47" table:formula="of:=IF([.P102];OFFSET(INDIRECT([.$Q102]);0;11;1);&quot;&quot;)">
            <text:p/>
          </table:table-cell>
          <table:table-cell table:style-name="ce48" table:formula="of:=IF(OR([$Themenliste.$I102] = [$Fachrichtungen.$B$2];[$Themenliste.$I102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2]);&quot;=&quot;;&quot;&quot;;1))" office:value-type="string" office:string-value="$Themenliste.B102" calcext:value-type="string">
            <text:p>$Themenliste.B102</text:p>
          </table:table-cell>
          <table:table-cell table:formula="of:=[$Themenliste.B102]" office:value-type="float" office:value="4" calcext:value-type="float">
            <text:p>4</text:p>
          </table:table-cell>
          <table:table-cell table:formula="of:=OFFSET(INDIRECT([.$Q102]);0;1;1)" office:value-type="float" office:value="4" calcext:value-type="float">
            <text:p>4</text:p>
          </table:table-cell>
          <table:table-cell table:formula="of:=OFFSET(INDIRECT([.$Q102]);0;7;1)" office:value-type="string" office:string-value="DaPro" calcext:value-type="string">
            <text:p>DaPro</text:p>
          </table:table-cell>
          <table:table-cell table:formula="of:=OFFSET(INDIRECT([.$Q102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4">
          <table:table-cell table:formula="of:=IF([.P103];[$Themenliste.$A103];&quot;&quot;)">
            <text:p/>
          </table:table-cell>
          <table:table-cell table:formula="of:=IF([.P103];OFFSET(INDIRECT([.$Q103]);0;8;1);&quot;&quot;)">
            <text:p/>
          </table:table-cell>
          <table:table-cell table:formula="of:=IF([.P103];OFFSET(INDIRECT([.$Q103]);0;9;1);&quot;&quot;)">
            <text:p/>
          </table:table-cell>
          <table:table-cell table:style-name="ce26" table:formula="of:=IF([.P103];OFFSET(INDIRECT([.$Q103]);0;2;1);&quot;&quot;)">
            <text:p/>
          </table:table-cell>
          <table:table-cell table:formula="of:=IF([.P103];OFFSET(INDIRECT([.$Q103]);0;3;1);&quot;&quot;)">
            <text:p/>
          </table:table-cell>
          <table:table-cell table:formula="of:=IF([.P103];OFFSET(INDIRECT([.$Q103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3];OFFSET(INDIRECT([.$Q103]);0;10;1);&quot;&quot;)">
            <text:p/>
          </table:table-cell>
          <table:table-cell table:style-name="ce47" table:formula="of:=IF([.P103];OFFSET(INDIRECT([.$Q103]);0;11;1);&quot;&quot;)">
            <text:p/>
          </table:table-cell>
          <table:table-cell table:style-name="ce48" table:formula="of:=IF(OR([$Themenliste.$I103] = [$Fachrichtungen.$B$2];[$Themenliste.$I103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3]);&quot;=&quot;;&quot;&quot;;1))" office:value-type="string" office:string-value="$Themenliste.B103" calcext:value-type="string">
            <text:p>$Themenliste.B103</text:p>
          </table:table-cell>
          <table:table-cell table:formula="of:=[$Themenliste.B103]" office:value-type="float" office:value="4" calcext:value-type="float">
            <text:p>4</text:p>
          </table:table-cell>
          <table:table-cell table:formula="of:=OFFSET(INDIRECT([.$Q103]);0;1;1)" office:value-type="float" office:value="4" calcext:value-type="float">
            <text:p>4</text:p>
          </table:table-cell>
          <table:table-cell table:formula="of:=OFFSET(INDIRECT([.$Q103]);0;7;1)" office:value-type="string" office:string-value="DaPro" calcext:value-type="string">
            <text:p>DaPro</text:p>
          </table:table-cell>
          <table:table-cell table:formula="of:=OFFSET(INDIRECT([.$Q103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4">
          <table:table-cell table:formula="of:=IF([.P104];[$Themenliste.$A104];&quot;&quot;)">
            <text:p/>
          </table:table-cell>
          <table:table-cell table:formula="of:=IF([.P104];OFFSET(INDIRECT([.$Q104]);0;8;1);&quot;&quot;)">
            <text:p/>
          </table:table-cell>
          <table:table-cell table:formula="of:=IF([.P104];OFFSET(INDIRECT([.$Q104]);0;9;1);&quot;&quot;)">
            <text:p/>
          </table:table-cell>
          <table:table-cell table:style-name="ce26" table:formula="of:=IF([.P104];OFFSET(INDIRECT([.$Q104]);0;2;1);&quot;&quot;)">
            <text:p/>
          </table:table-cell>
          <table:table-cell table:formula="of:=IF([.P104];OFFSET(INDIRECT([.$Q104]);0;3;1);&quot;&quot;)">
            <text:p/>
          </table:table-cell>
          <table:table-cell table:formula="of:=IF([.P104];OFFSET(INDIRECT([.$Q104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4];OFFSET(INDIRECT([.$Q104]);0;10;1);&quot;&quot;)">
            <text:p/>
          </table:table-cell>
          <table:table-cell table:style-name="ce47" table:formula="of:=IF([.P104];OFFSET(INDIRECT([.$Q104]);0;11;1);&quot;&quot;)">
            <text:p/>
          </table:table-cell>
          <table:table-cell table:style-name="ce48" table:formula="of:=IF(OR([$Themenliste.$I104] = [$Fachrichtungen.$B$2];[$Themenliste.$I104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4]);&quot;=&quot;;&quot;&quot;;1))" office:value-type="string" office:string-value="$Themenliste.B104" calcext:value-type="string">
            <text:p>$Themenliste.B104</text:p>
          </table:table-cell>
          <table:table-cell table:formula="of:=[$Themenliste.B104]" office:value-type="float" office:value="1" calcext:value-type="float">
            <text:p>1</text:p>
          </table:table-cell>
          <table:table-cell table:formula="of:=OFFSET(INDIRECT([.$Q104]);0;1;1)" office:value-type="float" office:value="6" calcext:value-type="float">
            <text:p>6</text:p>
          </table:table-cell>
          <table:table-cell table:formula="of:=OFFSET(INDIRECT([.$Q104]);0;7;1)" office:value-type="string" office:string-value="Net" calcext:value-type="string">
            <text:p>Net</text:p>
          </table:table-cell>
          <table:table-cell table:formula="of:=OFFSET(INDIRECT([.$Q104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05];[$Themenliste.$A105];&quot;&quot;)">
            <text:p/>
          </table:table-cell>
          <table:table-cell table:formula="of:=IF([.P105];OFFSET(INDIRECT([.$Q105]);0;8;1);&quot;&quot;)">
            <text:p/>
          </table:table-cell>
          <table:table-cell table:formula="of:=IF([.P105];OFFSET(INDIRECT([.$Q105]);0;9;1);&quot;&quot;)">
            <text:p/>
          </table:table-cell>
          <table:table-cell table:style-name="ce26" table:formula="of:=IF([.P105];OFFSET(INDIRECT([.$Q105]);0;2;1);&quot;&quot;)">
            <text:p/>
          </table:table-cell>
          <table:table-cell table:formula="of:=IF([.P105];OFFSET(INDIRECT([.$Q105]);0;3;1);&quot;&quot;)">
            <text:p/>
          </table:table-cell>
          <table:table-cell table:formula="of:=IF([.P105];OFFSET(INDIRECT([.$Q105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5];OFFSET(INDIRECT([.$Q105]);0;10;1);&quot;&quot;)">
            <text:p/>
          </table:table-cell>
          <table:table-cell table:style-name="ce47" table:formula="of:=IF([.P105];OFFSET(INDIRECT([.$Q105]);0;11;1);&quot;&quot;)">
            <text:p/>
          </table:table-cell>
          <table:table-cell table:style-name="ce48" table:formula="of:=IF(OR([$Themenliste.$I105] = [$Fachrichtungen.$B$2];[$Themenliste.$I105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5]);&quot;=&quot;;&quot;&quot;;1))" office:value-type="string" office:string-value="$Themenliste.B105" calcext:value-type="string">
            <text:p>$Themenliste.B105</text:p>
          </table:table-cell>
          <table:table-cell table:formula="of:=[$Themenliste.B105]" office:value-type="float" office:value="1" calcext:value-type="float">
            <text:p>1</text:p>
          </table:table-cell>
          <table:table-cell table:formula="of:=OFFSET(INDIRECT([.$Q105]);0;1;1)" office:value-type="float" office:value="6" calcext:value-type="float">
            <text:p>6</text:p>
          </table:table-cell>
          <table:table-cell table:formula="of:=OFFSET(INDIRECT([.$Q105]);0;7;1)" office:value-type="string" office:string-value="Net" calcext:value-type="string">
            <text:p>Net</text:p>
          </table:table-cell>
          <table:table-cell table:formula="of:=OFFSET(INDIRECT([.$Q105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06];[$Themenliste.$A106];&quot;&quot;)">
            <text:p/>
          </table:table-cell>
          <table:table-cell table:formula="of:=IF([.P106];OFFSET(INDIRECT([.$Q106]);0;8;1);&quot;&quot;)">
            <text:p/>
          </table:table-cell>
          <table:table-cell table:formula="of:=IF([.P106];OFFSET(INDIRECT([.$Q106]);0;9;1);&quot;&quot;)">
            <text:p/>
          </table:table-cell>
          <table:table-cell table:style-name="ce26" table:formula="of:=IF([.P106];OFFSET(INDIRECT([.$Q106]);0;2;1);&quot;&quot;)">
            <text:p/>
          </table:table-cell>
          <table:table-cell table:formula="of:=IF([.P106];OFFSET(INDIRECT([.$Q106]);0;3;1);&quot;&quot;)">
            <text:p/>
          </table:table-cell>
          <table:table-cell table:formula="of:=IF([.P106];OFFSET(INDIRECT([.$Q106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6];OFFSET(INDIRECT([.$Q106]);0;10;1);&quot;&quot;)">
            <text:p/>
          </table:table-cell>
          <table:table-cell table:style-name="ce47" table:formula="of:=IF([.P106];OFFSET(INDIRECT([.$Q106]);0;11;1);&quot;&quot;)">
            <text:p/>
          </table:table-cell>
          <table:table-cell table:style-name="ce48" table:formula="of:=IF(OR([$Themenliste.$I106] = [$Fachrichtungen.$B$2];[$Themenliste.$I106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6]);&quot;=&quot;;&quot;&quot;;1))" office:value-type="string" office:string-value="$Themenliste.B106" calcext:value-type="string">
            <text:p>$Themenliste.B106</text:p>
          </table:table-cell>
          <table:table-cell table:formula="of:=[$Themenliste.B106]" office:value-type="float" office:value="1" calcext:value-type="float">
            <text:p>1</text:p>
          </table:table-cell>
          <table:table-cell table:formula="of:=OFFSET(INDIRECT([.$Q106]);0;1;1)" office:value-type="float" office:value="6" calcext:value-type="float">
            <text:p>6</text:p>
          </table:table-cell>
          <table:table-cell table:formula="of:=OFFSET(INDIRECT([.$Q106]);0;7;1)" office:value-type="string" office:string-value="Net" calcext:value-type="string">
            <text:p>Net</text:p>
          </table:table-cell>
          <table:table-cell table:formula="of:=OFFSET(INDIRECT([.$Q106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07];[$Themenliste.$A107];&quot;&quot;)">
            <text:p/>
          </table:table-cell>
          <table:table-cell table:formula="of:=IF([.P107];OFFSET(INDIRECT([.$Q107]);0;8;1);&quot;&quot;)">
            <text:p/>
          </table:table-cell>
          <table:table-cell table:formula="of:=IF([.P107];OFFSET(INDIRECT([.$Q107]);0;9;1);&quot;&quot;)">
            <text:p/>
          </table:table-cell>
          <table:table-cell table:style-name="ce26" table:formula="of:=IF([.P107];OFFSET(INDIRECT([.$Q107]);0;2;1);&quot;&quot;)">
            <text:p/>
          </table:table-cell>
          <table:table-cell table:formula="of:=IF([.P107];OFFSET(INDIRECT([.$Q107]);0;3;1);&quot;&quot;)">
            <text:p/>
          </table:table-cell>
          <table:table-cell table:formula="of:=IF([.P107];OFFSET(INDIRECT([.$Q107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7];OFFSET(INDIRECT([.$Q107]);0;10;1);&quot;&quot;)">
            <text:p/>
          </table:table-cell>
          <table:table-cell table:style-name="ce47" table:formula="of:=IF([.P107];OFFSET(INDIRECT([.$Q107]);0;11;1);&quot;&quot;)">
            <text:p/>
          </table:table-cell>
          <table:table-cell table:style-name="ce48" table:formula="of:=IF(OR([$Themenliste.$I107] = [$Fachrichtungen.$B$2];[$Themenliste.$I107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7]);&quot;=&quot;;&quot;&quot;;1))" office:value-type="string" office:string-value="$Themenliste.B107" calcext:value-type="string">
            <text:p>$Themenliste.B107</text:p>
          </table:table-cell>
          <table:table-cell table:formula="of:=[$Themenliste.B107]" office:value-type="float" office:value="1" calcext:value-type="float">
            <text:p>1</text:p>
          </table:table-cell>
          <table:table-cell table:formula="of:=OFFSET(INDIRECT([.$Q107]);0;1;1)" office:value-type="float" office:value="6" calcext:value-type="float">
            <text:p>6</text:p>
          </table:table-cell>
          <table:table-cell table:formula="of:=OFFSET(INDIRECT([.$Q107]);0;7;1)" office:value-type="string" office:string-value="Net" calcext:value-type="string">
            <text:p>Net</text:p>
          </table:table-cell>
          <table:table-cell table:formula="of:=OFFSET(INDIRECT([.$Q107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08];[$Themenliste.$A108];&quot;&quot;)">
            <text:p/>
          </table:table-cell>
          <table:table-cell table:formula="of:=IF([.P108];OFFSET(INDIRECT([.$Q108]);0;8;1);&quot;&quot;)">
            <text:p/>
          </table:table-cell>
          <table:table-cell table:formula="of:=IF([.P108];OFFSET(INDIRECT([.$Q108]);0;9;1);&quot;&quot;)">
            <text:p/>
          </table:table-cell>
          <table:table-cell table:style-name="ce26" table:formula="of:=IF([.P108];OFFSET(INDIRECT([.$Q108]);0;2;1);&quot;&quot;)">
            <text:p/>
          </table:table-cell>
          <table:table-cell table:formula="of:=IF([.P108];OFFSET(INDIRECT([.$Q108]);0;3;1);&quot;&quot;)">
            <text:p/>
          </table:table-cell>
          <table:table-cell table:formula="of:=IF([.P108];OFFSET(INDIRECT([.$Q108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8];OFFSET(INDIRECT([.$Q108]);0;10;1);&quot;&quot;)">
            <text:p/>
          </table:table-cell>
          <table:table-cell table:style-name="ce47" table:formula="of:=IF([.P108];OFFSET(INDIRECT([.$Q108]);0;11;1);&quot;&quot;)">
            <text:p/>
          </table:table-cell>
          <table:table-cell table:style-name="ce48" table:formula="of:=IF(OR([$Themenliste.$I108] = [$Fachrichtungen.$B$2];[$Themenliste.$I108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8]);&quot;=&quot;;&quot;&quot;;1))" office:value-type="string" office:string-value="$Themenliste.B108" calcext:value-type="string">
            <text:p>$Themenliste.B108</text:p>
          </table:table-cell>
          <table:table-cell table:formula="of:=[$Themenliste.B108]" office:value-type="float" office:value="1" calcext:value-type="float">
            <text:p>1</text:p>
          </table:table-cell>
          <table:table-cell table:formula="of:=OFFSET(INDIRECT([.$Q108]);0;1;1)" office:value-type="float" office:value="6" calcext:value-type="float">
            <text:p>6</text:p>
          </table:table-cell>
          <table:table-cell table:formula="of:=OFFSET(INDIRECT([.$Q108]);0;7;1)" office:value-type="string" office:string-value="Net" calcext:value-type="string">
            <text:p>Net</text:p>
          </table:table-cell>
          <table:table-cell table:formula="of:=OFFSET(INDIRECT([.$Q108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09];[$Themenliste.$A109];&quot;&quot;)">
            <text:p/>
          </table:table-cell>
          <table:table-cell table:formula="of:=IF([.P109];OFFSET(INDIRECT([.$Q109]);0;8;1);&quot;&quot;)">
            <text:p/>
          </table:table-cell>
          <table:table-cell table:formula="of:=IF([.P109];OFFSET(INDIRECT([.$Q109]);0;9;1);&quot;&quot;)">
            <text:p/>
          </table:table-cell>
          <table:table-cell table:style-name="ce26" table:formula="of:=IF([.P109];OFFSET(INDIRECT([.$Q109]);0;2;1);&quot;&quot;)">
            <text:p/>
          </table:table-cell>
          <table:table-cell table:formula="of:=IF([.P109];OFFSET(INDIRECT([.$Q109]);0;3;1);&quot;&quot;)">
            <text:p/>
          </table:table-cell>
          <table:table-cell table:formula="of:=IF([.P109];OFFSET(INDIRECT([.$Q109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09];OFFSET(INDIRECT([.$Q109]);0;10;1);&quot;&quot;)">
            <text:p/>
          </table:table-cell>
          <table:table-cell table:style-name="ce47" table:formula="of:=IF([.P109];OFFSET(INDIRECT([.$Q109]);0;11;1);&quot;&quot;)">
            <text:p/>
          </table:table-cell>
          <table:table-cell table:style-name="ce48" table:formula="of:=IF(OR([$Themenliste.$I109] = [$Fachrichtungen.$B$2];[$Themenliste.$I109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09]);&quot;=&quot;;&quot;&quot;;1))" office:value-type="string" office:string-value="$Themenliste.B109" calcext:value-type="string">
            <text:p>$Themenliste.B109</text:p>
          </table:table-cell>
          <table:table-cell table:formula="of:=[$Themenliste.B109]" office:value-type="float" office:value="1" calcext:value-type="float">
            <text:p>1</text:p>
          </table:table-cell>
          <table:table-cell table:formula="of:=OFFSET(INDIRECT([.$Q109]);0;1;1)" office:value-type="float" office:value="6" calcext:value-type="float">
            <text:p>6</text:p>
          </table:table-cell>
          <table:table-cell table:formula="of:=OFFSET(INDIRECT([.$Q109]);0;7;1)" office:value-type="string" office:string-value="Net" calcext:value-type="string">
            <text:p>Net</text:p>
          </table:table-cell>
          <table:table-cell table:formula="of:=OFFSET(INDIRECT([.$Q109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4">
          <table:table-cell table:formula="of:=IF([.P110];[$Themenliste.$A110];&quot;&quot;)">
            <text:p/>
          </table:table-cell>
          <table:table-cell table:formula="of:=IF([.P110];OFFSET(INDIRECT([.$Q110]);0;8;1);&quot;&quot;)">
            <text:p/>
          </table:table-cell>
          <table:table-cell table:formula="of:=IF([.P110];OFFSET(INDIRECT([.$Q110]);0;9;1);&quot;&quot;)">
            <text:p/>
          </table:table-cell>
          <table:table-cell table:style-name="ce26" table:formula="of:=IF([.P110];OFFSET(INDIRECT([.$Q110]);0;2;1);&quot;&quot;)">
            <text:p/>
          </table:table-cell>
          <table:table-cell table:formula="of:=IF([.P110];OFFSET(INDIRECT([.$Q110]);0;3;1);&quot;&quot;)">
            <text:p/>
          </table:table-cell>
          <table:table-cell table:formula="of:=IF([.P110];OFFSET(INDIRECT([.$Q110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0];OFFSET(INDIRECT([.$Q110]);0;10;1);&quot;&quot;)">
            <text:p/>
          </table:table-cell>
          <table:table-cell table:style-name="ce47" table:formula="of:=IF([.P110];OFFSET(INDIRECT([.$Q110]);0;11;1);&quot;&quot;)">
            <text:p/>
          </table:table-cell>
          <table:table-cell table:style-name="ce48" table:formula="of:=IF(OR([$Themenliste.$I110] = [$Fachrichtungen.$B$2];[$Themenliste.$I110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0]);&quot;=&quot;;&quot;&quot;;1))" office:value-type="string" office:string-value="$Themenliste.B110" calcext:value-type="string">
            <text:p>$Themenliste.B110</text:p>
          </table:table-cell>
          <table:table-cell table:formula="of:=[$Themenliste.B110]" office:value-type="float" office:value="2" calcext:value-type="float">
            <text:p>2</text:p>
          </table:table-cell>
          <table:table-cell table:formula="of:=OFFSET(INDIRECT([.$Q110]);0;1;1)" office:value-type="float" office:value="6" calcext:value-type="float">
            <text:p>6</text:p>
          </table:table-cell>
          <table:table-cell table:formula="of:=OFFSET(INDIRECT([.$Q110]);0;7;1)" office:value-type="string" office:string-value="Net" calcext:value-type="string">
            <text:p>Net</text:p>
          </table:table-cell>
          <table:table-cell table:formula="of:=OFFSET(INDIRECT([.$Q110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1];[$Themenliste.$A111];&quot;&quot;)">
            <text:p/>
          </table:table-cell>
          <table:table-cell table:formula="of:=IF([.P111];OFFSET(INDIRECT([.$Q111]);0;8;1);&quot;&quot;)">
            <text:p/>
          </table:table-cell>
          <table:table-cell table:formula="of:=IF([.P111];OFFSET(INDIRECT([.$Q111]);0;9;1);&quot;&quot;)">
            <text:p/>
          </table:table-cell>
          <table:table-cell table:style-name="ce26" table:formula="of:=IF([.P111];OFFSET(INDIRECT([.$Q111]);0;2;1);&quot;&quot;)">
            <text:p/>
          </table:table-cell>
          <table:table-cell table:formula="of:=IF([.P111];OFFSET(INDIRECT([.$Q111]);0;3;1);&quot;&quot;)">
            <text:p/>
          </table:table-cell>
          <table:table-cell table:formula="of:=IF([.P111];OFFSET(INDIRECT([.$Q111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1];OFFSET(INDIRECT([.$Q111]);0;10;1);&quot;&quot;)">
            <text:p/>
          </table:table-cell>
          <table:table-cell table:style-name="ce47" table:formula="of:=IF([.P111];OFFSET(INDIRECT([.$Q111]);0;11;1);&quot;&quot;)">
            <text:p/>
          </table:table-cell>
          <table:table-cell table:style-name="ce48" table:formula="of:=IF(OR([$Themenliste.$I111] = [$Fachrichtungen.$B$2];[$Themenliste.$I111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1]);&quot;=&quot;;&quot;&quot;;1))" office:value-type="string" office:string-value="$Themenliste.B111" calcext:value-type="string">
            <text:p>$Themenliste.B111</text:p>
          </table:table-cell>
          <table:table-cell table:formula="of:=[$Themenliste.B111]" office:value-type="float" office:value="2" calcext:value-type="float">
            <text:p>2</text:p>
          </table:table-cell>
          <table:table-cell table:formula="of:=OFFSET(INDIRECT([.$Q111]);0;1;1)" office:value-type="float" office:value="6" calcext:value-type="float">
            <text:p>6</text:p>
          </table:table-cell>
          <table:table-cell table:formula="of:=OFFSET(INDIRECT([.$Q111]);0;7;1)" office:value-type="string" office:string-value="Net" calcext:value-type="string">
            <text:p>Net</text:p>
          </table:table-cell>
          <table:table-cell table:formula="of:=OFFSET(INDIRECT([.$Q111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2];[$Themenliste.$A112];&quot;&quot;)">
            <text:p/>
          </table:table-cell>
          <table:table-cell table:formula="of:=IF([.P112];OFFSET(INDIRECT([.$Q112]);0;8;1);&quot;&quot;)">
            <text:p/>
          </table:table-cell>
          <table:table-cell table:formula="of:=IF([.P112];OFFSET(INDIRECT([.$Q112]);0;9;1);&quot;&quot;)">
            <text:p/>
          </table:table-cell>
          <table:table-cell table:style-name="ce26" table:formula="of:=IF([.P112];OFFSET(INDIRECT([.$Q112]);0;2;1);&quot;&quot;)">
            <text:p/>
          </table:table-cell>
          <table:table-cell table:formula="of:=IF([.P112];OFFSET(INDIRECT([.$Q112]);0;3;1);&quot;&quot;)">
            <text:p/>
          </table:table-cell>
          <table:table-cell table:formula="of:=IF([.P112];OFFSET(INDIRECT([.$Q112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2];OFFSET(INDIRECT([.$Q112]);0;10;1);&quot;&quot;)">
            <text:p/>
          </table:table-cell>
          <table:table-cell table:style-name="ce47" table:formula="of:=IF([.P112];OFFSET(INDIRECT([.$Q112]);0;11;1);&quot;&quot;)">
            <text:p/>
          </table:table-cell>
          <table:table-cell table:style-name="ce48" table:formula="of:=IF(OR([$Themenliste.$I112] = [$Fachrichtungen.$B$2];[$Themenliste.$I112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2]);&quot;=&quot;;&quot;&quot;;1))" office:value-type="string" office:string-value="$Themenliste.B112" calcext:value-type="string">
            <text:p>$Themenliste.B112</text:p>
          </table:table-cell>
          <table:table-cell table:formula="of:=[$Themenliste.B112]" office:value-type="float" office:value="2" calcext:value-type="float">
            <text:p>2</text:p>
          </table:table-cell>
          <table:table-cell table:formula="of:=OFFSET(INDIRECT([.$Q112]);0;1;1)" office:value-type="float" office:value="6" calcext:value-type="float">
            <text:p>6</text:p>
          </table:table-cell>
          <table:table-cell table:formula="of:=OFFSET(INDIRECT([.$Q112]);0;7;1)" office:value-type="string" office:string-value="Net" calcext:value-type="string">
            <text:p>Net</text:p>
          </table:table-cell>
          <table:table-cell table:formula="of:=OFFSET(INDIRECT([.$Q112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3];[$Themenliste.$A113];&quot;&quot;)">
            <text:p/>
          </table:table-cell>
          <table:table-cell table:formula="of:=IF([.P113];OFFSET(INDIRECT([.$Q113]);0;8;1);&quot;&quot;)">
            <text:p/>
          </table:table-cell>
          <table:table-cell table:formula="of:=IF([.P113];OFFSET(INDIRECT([.$Q113]);0;9;1);&quot;&quot;)">
            <text:p/>
          </table:table-cell>
          <table:table-cell table:style-name="ce26" table:formula="of:=IF([.P113];OFFSET(INDIRECT([.$Q113]);0;2;1);&quot;&quot;)">
            <text:p/>
          </table:table-cell>
          <table:table-cell table:formula="of:=IF([.P113];OFFSET(INDIRECT([.$Q113]);0;3;1);&quot;&quot;)">
            <text:p/>
          </table:table-cell>
          <table:table-cell table:formula="of:=IF([.P113];OFFSET(INDIRECT([.$Q113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3];OFFSET(INDIRECT([.$Q113]);0;10;1);&quot;&quot;)">
            <text:p/>
          </table:table-cell>
          <table:table-cell table:style-name="ce47" table:formula="of:=IF([.P113];OFFSET(INDIRECT([.$Q113]);0;11;1);&quot;&quot;)">
            <text:p/>
          </table:table-cell>
          <table:table-cell table:style-name="ce48" table:formula="of:=IF(OR([$Themenliste.$I113] = [$Fachrichtungen.$B$2];[$Themenliste.$I113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3]);&quot;=&quot;;&quot;&quot;;1))" office:value-type="string" office:string-value="$Themenliste.B113" calcext:value-type="string">
            <text:p>$Themenliste.B113</text:p>
          </table:table-cell>
          <table:table-cell table:formula="of:=[$Themenliste.B113]" office:value-type="float" office:value="2" calcext:value-type="float">
            <text:p>2</text:p>
          </table:table-cell>
          <table:table-cell table:formula="of:=OFFSET(INDIRECT([.$Q113]);0;1;1)" office:value-type="float" office:value="6" calcext:value-type="float">
            <text:p>6</text:p>
          </table:table-cell>
          <table:table-cell table:formula="of:=OFFSET(INDIRECT([.$Q113]);0;7;1)" office:value-type="string" office:string-value="Net" calcext:value-type="string">
            <text:p>Net</text:p>
          </table:table-cell>
          <table:table-cell table:formula="of:=OFFSET(INDIRECT([.$Q113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4];[$Themenliste.$A114];&quot;&quot;)">
            <text:p/>
          </table:table-cell>
          <table:table-cell table:formula="of:=IF([.P114];OFFSET(INDIRECT([.$Q114]);0;8;1);&quot;&quot;)">
            <text:p/>
          </table:table-cell>
          <table:table-cell table:formula="of:=IF([.P114];OFFSET(INDIRECT([.$Q114]);0;9;1);&quot;&quot;)">
            <text:p/>
          </table:table-cell>
          <table:table-cell table:style-name="ce26" table:formula="of:=IF([.P114];OFFSET(INDIRECT([.$Q114]);0;2;1);&quot;&quot;)">
            <text:p/>
          </table:table-cell>
          <table:table-cell table:formula="of:=IF([.P114];OFFSET(INDIRECT([.$Q114]);0;3;1);&quot;&quot;)">
            <text:p/>
          </table:table-cell>
          <table:table-cell table:formula="of:=IF([.P114];OFFSET(INDIRECT([.$Q114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4];OFFSET(INDIRECT([.$Q114]);0;10;1);&quot;&quot;)">
            <text:p/>
          </table:table-cell>
          <table:table-cell table:style-name="ce47" table:formula="of:=IF([.P114];OFFSET(INDIRECT([.$Q114]);0;11;1);&quot;&quot;)">
            <text:p/>
          </table:table-cell>
          <table:table-cell table:style-name="ce48" table:formula="of:=IF(OR([$Themenliste.$I114] = [$Fachrichtungen.$B$2];[$Themenliste.$I114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4]);&quot;=&quot;;&quot;&quot;;1))" office:value-type="string" office:string-value="$Themenliste.B114" calcext:value-type="string">
            <text:p>$Themenliste.B114</text:p>
          </table:table-cell>
          <table:table-cell table:formula="of:=[$Themenliste.B114]" office:value-type="float" office:value="2" calcext:value-type="float">
            <text:p>2</text:p>
          </table:table-cell>
          <table:table-cell table:formula="of:=OFFSET(INDIRECT([.$Q114]);0;1;1)" office:value-type="float" office:value="6" calcext:value-type="float">
            <text:p>6</text:p>
          </table:table-cell>
          <table:table-cell table:formula="of:=OFFSET(INDIRECT([.$Q114]);0;7;1)" office:value-type="string" office:string-value="Net" calcext:value-type="string">
            <text:p>Net</text:p>
          </table:table-cell>
          <table:table-cell table:formula="of:=OFFSET(INDIRECT([.$Q114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5];[$Themenliste.$A115];&quot;&quot;)">
            <text:p/>
          </table:table-cell>
          <table:table-cell table:formula="of:=IF([.P115];OFFSET(INDIRECT([.$Q115]);0;8;1);&quot;&quot;)">
            <text:p/>
          </table:table-cell>
          <table:table-cell table:formula="of:=IF([.P115];OFFSET(INDIRECT([.$Q115]);0;9;1);&quot;&quot;)">
            <text:p/>
          </table:table-cell>
          <table:table-cell table:style-name="ce26" table:formula="of:=IF([.P115];OFFSET(INDIRECT([.$Q115]);0;2;1);&quot;&quot;)">
            <text:p/>
          </table:table-cell>
          <table:table-cell table:formula="of:=IF([.P115];OFFSET(INDIRECT([.$Q115]);0;3;1);&quot;&quot;)">
            <text:p/>
          </table:table-cell>
          <table:table-cell table:formula="of:=IF([.P115];OFFSET(INDIRECT([.$Q115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5];OFFSET(INDIRECT([.$Q115]);0;10;1);&quot;&quot;)">
            <text:p/>
          </table:table-cell>
          <table:table-cell table:style-name="ce47" table:formula="of:=IF([.P115];OFFSET(INDIRECT([.$Q115]);0;11;1);&quot;&quot;)">
            <text:p/>
          </table:table-cell>
          <table:table-cell table:style-name="ce48" table:formula="of:=IF(OR([$Themenliste.$I115] = [$Fachrichtungen.$B$2];[$Themenliste.$I115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5]);&quot;=&quot;;&quot;&quot;;1))" office:value-type="string" office:string-value="$Themenliste.B115" calcext:value-type="string">
            <text:p>$Themenliste.B115</text:p>
          </table:table-cell>
          <table:table-cell table:formula="of:=[$Themenliste.B115]" office:value-type="float" office:value="2" calcext:value-type="float">
            <text:p>2</text:p>
          </table:table-cell>
          <table:table-cell table:formula="of:=OFFSET(INDIRECT([.$Q115]);0;1;1)" office:value-type="float" office:value="6" calcext:value-type="float">
            <text:p>6</text:p>
          </table:table-cell>
          <table:table-cell table:formula="of:=OFFSET(INDIRECT([.$Q115]);0;7;1)" office:value-type="string" office:string-value="Net" calcext:value-type="string">
            <text:p>Net</text:p>
          </table:table-cell>
          <table:table-cell table:formula="of:=OFFSET(INDIRECT([.$Q115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4">
          <table:table-cell table:formula="of:=IF([.P116];[$Themenliste.$A116];&quot;&quot;)">
            <text:p/>
          </table:table-cell>
          <table:table-cell table:formula="of:=IF([.P116];OFFSET(INDIRECT([.$Q116]);0;8;1);&quot;&quot;)">
            <text:p/>
          </table:table-cell>
          <table:table-cell table:formula="of:=IF([.P116];OFFSET(INDIRECT([.$Q116]);0;9;1);&quot;&quot;)">
            <text:p/>
          </table:table-cell>
          <table:table-cell table:style-name="ce26" table:formula="of:=IF([.P116];OFFSET(INDIRECT([.$Q116]);0;2;1);&quot;&quot;)">
            <text:p/>
          </table:table-cell>
          <table:table-cell table:formula="of:=IF([.P116];OFFSET(INDIRECT([.$Q116]);0;3;1);&quot;&quot;)">
            <text:p/>
          </table:table-cell>
          <table:table-cell table:formula="of:=IF([.P116];OFFSET(INDIRECT([.$Q116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6];OFFSET(INDIRECT([.$Q116]);0;10;1);&quot;&quot;)">
            <text:p/>
          </table:table-cell>
          <table:table-cell table:style-name="ce47" table:formula="of:=IF([.P116];OFFSET(INDIRECT([.$Q116]);0;11;1);&quot;&quot;)">
            <text:p/>
          </table:table-cell>
          <table:table-cell table:style-name="ce48" table:formula="of:=IF(OR([$Themenliste.$I116] = [$Fachrichtungen.$B$2];[$Themenliste.$I116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6]);&quot;=&quot;;&quot;&quot;;1))" office:value-type="string" office:string-value="$Themenliste.B116" calcext:value-type="string">
            <text:p>$Themenliste.B116</text:p>
          </table:table-cell>
          <table:table-cell table:formula="of:=[$Themenliste.B116]" office:value-type="float" office:value="3" calcext:value-type="float">
            <text:p>3</text:p>
          </table:table-cell>
          <table:table-cell table:formula="of:=OFFSET(INDIRECT([.$Q116]);0;1;1)" office:value-type="float" office:value="8" calcext:value-type="float">
            <text:p>8</text:p>
          </table:table-cell>
          <table:table-cell table:formula="of:=OFFSET(INDIRECT([.$Q116]);0;7;1)" office:value-type="string" office:string-value="Net" calcext:value-type="string">
            <text:p>Net</text:p>
          </table:table-cell>
          <table:table-cell table:formula="of:=OFFSET(INDIRECT([.$Q116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17];[$Themenliste.$A117];&quot;&quot;)">
            <text:p/>
          </table:table-cell>
          <table:table-cell table:formula="of:=IF([.P117];OFFSET(INDIRECT([.$Q117]);0;8;1);&quot;&quot;)">
            <text:p/>
          </table:table-cell>
          <table:table-cell table:formula="of:=IF([.P117];OFFSET(INDIRECT([.$Q117]);0;9;1);&quot;&quot;)">
            <text:p/>
          </table:table-cell>
          <table:table-cell table:style-name="ce26" table:formula="of:=IF([.P117];OFFSET(INDIRECT([.$Q117]);0;2;1);&quot;&quot;)">
            <text:p/>
          </table:table-cell>
          <table:table-cell table:formula="of:=IF([.P117];OFFSET(INDIRECT([.$Q117]);0;3;1);&quot;&quot;)">
            <text:p/>
          </table:table-cell>
          <table:table-cell table:formula="of:=IF([.P117];OFFSET(INDIRECT([.$Q117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7];OFFSET(INDIRECT([.$Q117]);0;10;1);&quot;&quot;)">
            <text:p/>
          </table:table-cell>
          <table:table-cell table:style-name="ce47" table:formula="of:=IF([.P117];OFFSET(INDIRECT([.$Q117]);0;11;1);&quot;&quot;)">
            <text:p/>
          </table:table-cell>
          <table:table-cell table:style-name="ce48" table:formula="of:=IF(OR([$Themenliste.$I117] = [$Fachrichtungen.$B$2];[$Themenliste.$I117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7]);&quot;=&quot;;&quot;&quot;;1))" office:value-type="string" office:string-value="$Themenliste.B117" calcext:value-type="string">
            <text:p>$Themenliste.B117</text:p>
          </table:table-cell>
          <table:table-cell table:formula="of:=[$Themenliste.B117]" office:value-type="float" office:value="3" calcext:value-type="float">
            <text:p>3</text:p>
          </table:table-cell>
          <table:table-cell table:formula="of:=OFFSET(INDIRECT([.$Q117]);0;1;1)" office:value-type="float" office:value="8" calcext:value-type="float">
            <text:p>8</text:p>
          </table:table-cell>
          <table:table-cell table:formula="of:=OFFSET(INDIRECT([.$Q117]);0;7;1)" office:value-type="string" office:string-value="Net" calcext:value-type="string">
            <text:p>Net</text:p>
          </table:table-cell>
          <table:table-cell table:formula="of:=OFFSET(INDIRECT([.$Q117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18];[$Themenliste.$A118];&quot;&quot;)">
            <text:p/>
          </table:table-cell>
          <table:table-cell table:formula="of:=IF([.P118];OFFSET(INDIRECT([.$Q118]);0;8;1);&quot;&quot;)">
            <text:p/>
          </table:table-cell>
          <table:table-cell table:formula="of:=IF([.P118];OFFSET(INDIRECT([.$Q118]);0;9;1);&quot;&quot;)">
            <text:p/>
          </table:table-cell>
          <table:table-cell table:style-name="ce26" table:formula="of:=IF([.P118];OFFSET(INDIRECT([.$Q118]);0;2;1);&quot;&quot;)">
            <text:p/>
          </table:table-cell>
          <table:table-cell table:formula="of:=IF([.P118];OFFSET(INDIRECT([.$Q118]);0;3;1);&quot;&quot;)">
            <text:p/>
          </table:table-cell>
          <table:table-cell table:formula="of:=IF([.P118];OFFSET(INDIRECT([.$Q118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8];OFFSET(INDIRECT([.$Q118]);0;10;1);&quot;&quot;)">
            <text:p/>
          </table:table-cell>
          <table:table-cell table:style-name="ce47" table:formula="of:=IF([.P118];OFFSET(INDIRECT([.$Q118]);0;11;1);&quot;&quot;)">
            <text:p/>
          </table:table-cell>
          <table:table-cell table:style-name="ce48" table:formula="of:=IF(OR([$Themenliste.$I118] = [$Fachrichtungen.$B$2];[$Themenliste.$I118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8]);&quot;=&quot;;&quot;&quot;;1))" office:value-type="string" office:string-value="$Themenliste.B118" calcext:value-type="string">
            <text:p>$Themenliste.B118</text:p>
          </table:table-cell>
          <table:table-cell table:formula="of:=[$Themenliste.B118]" office:value-type="float" office:value="3" calcext:value-type="float">
            <text:p>3</text:p>
          </table:table-cell>
          <table:table-cell table:formula="of:=OFFSET(INDIRECT([.$Q118]);0;1;1)" office:value-type="float" office:value="8" calcext:value-type="float">
            <text:p>8</text:p>
          </table:table-cell>
          <table:table-cell table:formula="of:=OFFSET(INDIRECT([.$Q118]);0;7;1)" office:value-type="string" office:string-value="Net" calcext:value-type="string">
            <text:p>Net</text:p>
          </table:table-cell>
          <table:table-cell table:formula="of:=OFFSET(INDIRECT([.$Q118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19];[$Themenliste.$A119];&quot;&quot;)">
            <text:p/>
          </table:table-cell>
          <table:table-cell table:formula="of:=IF([.P119];OFFSET(INDIRECT([.$Q119]);0;8;1);&quot;&quot;)">
            <text:p/>
          </table:table-cell>
          <table:table-cell table:formula="of:=IF([.P119];OFFSET(INDIRECT([.$Q119]);0;9;1);&quot;&quot;)">
            <text:p/>
          </table:table-cell>
          <table:table-cell table:style-name="ce26" table:formula="of:=IF([.P119];OFFSET(INDIRECT([.$Q119]);0;2;1);&quot;&quot;)">
            <text:p/>
          </table:table-cell>
          <table:table-cell table:formula="of:=IF([.P119];OFFSET(INDIRECT([.$Q119]);0;3;1);&quot;&quot;)">
            <text:p/>
          </table:table-cell>
          <table:table-cell table:formula="of:=IF([.P119];OFFSET(INDIRECT([.$Q119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19];OFFSET(INDIRECT([.$Q119]);0;10;1);&quot;&quot;)">
            <text:p/>
          </table:table-cell>
          <table:table-cell table:style-name="ce47" table:formula="of:=IF([.P119];OFFSET(INDIRECT([.$Q119]);0;11;1);&quot;&quot;)">
            <text:p/>
          </table:table-cell>
          <table:table-cell table:style-name="ce48" table:formula="of:=IF(OR([$Themenliste.$I119] = [$Fachrichtungen.$B$2];[$Themenliste.$I119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19]);&quot;=&quot;;&quot;&quot;;1))" office:value-type="string" office:string-value="$Themenliste.B119" calcext:value-type="string">
            <text:p>$Themenliste.B119</text:p>
          </table:table-cell>
          <table:table-cell table:formula="of:=[$Themenliste.B119]" office:value-type="float" office:value="3" calcext:value-type="float">
            <text:p>3</text:p>
          </table:table-cell>
          <table:table-cell table:formula="of:=OFFSET(INDIRECT([.$Q119]);0;1;1)" office:value-type="float" office:value="8" calcext:value-type="float">
            <text:p>8</text:p>
          </table:table-cell>
          <table:table-cell table:formula="of:=OFFSET(INDIRECT([.$Q119]);0;7;1)" office:value-type="string" office:string-value="Net" calcext:value-type="string">
            <text:p>Net</text:p>
          </table:table-cell>
          <table:table-cell table:formula="of:=OFFSET(INDIRECT([.$Q119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20];[$Themenliste.$A120];&quot;&quot;)">
            <text:p/>
          </table:table-cell>
          <table:table-cell table:formula="of:=IF([.P120];OFFSET(INDIRECT([.$Q120]);0;8;1);&quot;&quot;)">
            <text:p/>
          </table:table-cell>
          <table:table-cell table:formula="of:=IF([.P120];OFFSET(INDIRECT([.$Q120]);0;9;1);&quot;&quot;)">
            <text:p/>
          </table:table-cell>
          <table:table-cell table:style-name="ce26" table:formula="of:=IF([.P120];OFFSET(INDIRECT([.$Q120]);0;2;1);&quot;&quot;)">
            <text:p/>
          </table:table-cell>
          <table:table-cell table:formula="of:=IF([.P120];OFFSET(INDIRECT([.$Q120]);0;3;1);&quot;&quot;)">
            <text:p/>
          </table:table-cell>
          <table:table-cell table:formula="of:=IF([.P120];OFFSET(INDIRECT([.$Q120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20];OFFSET(INDIRECT([.$Q120]);0;10;1);&quot;&quot;)">
            <text:p/>
          </table:table-cell>
          <table:table-cell table:style-name="ce47" table:formula="of:=IF([.P120];OFFSET(INDIRECT([.$Q120]);0;11;1);&quot;&quot;)">
            <text:p/>
          </table:table-cell>
          <table:table-cell table:style-name="ce48" table:formula="of:=IF(OR([$Themenliste.$I120] = [$Fachrichtungen.$B$2];[$Themenliste.$I120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20]);&quot;=&quot;;&quot;&quot;;1))" office:value-type="string" office:string-value="$Themenliste.B120" calcext:value-type="string">
            <text:p>$Themenliste.B120</text:p>
          </table:table-cell>
          <table:table-cell table:formula="of:=[$Themenliste.B120]" office:value-type="float" office:value="3" calcext:value-type="float">
            <text:p>3</text:p>
          </table:table-cell>
          <table:table-cell table:formula="of:=OFFSET(INDIRECT([.$Q120]);0;1;1)" office:value-type="float" office:value="8" calcext:value-type="float">
            <text:p>8</text:p>
          </table:table-cell>
          <table:table-cell table:formula="of:=OFFSET(INDIRECT([.$Q120]);0;7;1)" office:value-type="string" office:string-value="Net" calcext:value-type="string">
            <text:p>Net</text:p>
          </table:table-cell>
          <table:table-cell table:formula="of:=OFFSET(INDIRECT([.$Q120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21];[$Themenliste.$A121];&quot;&quot;)">
            <text:p/>
          </table:table-cell>
          <table:table-cell table:formula="of:=IF([.P121];OFFSET(INDIRECT([.$Q121]);0;8;1);&quot;&quot;)">
            <text:p/>
          </table:table-cell>
          <table:table-cell table:formula="of:=IF([.P121];OFFSET(INDIRECT([.$Q121]);0;9;1);&quot;&quot;)">
            <text:p/>
          </table:table-cell>
          <table:table-cell table:style-name="ce26" table:formula="of:=IF([.P121];OFFSET(INDIRECT([.$Q121]);0;2;1);&quot;&quot;)">
            <text:p/>
          </table:table-cell>
          <table:table-cell table:formula="of:=IF([.P121];OFFSET(INDIRECT([.$Q121]);0;3;1);&quot;&quot;)">
            <text:p/>
          </table:table-cell>
          <table:table-cell table:formula="of:=IF([.P121];OFFSET(INDIRECT([.$Q121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21];OFFSET(INDIRECT([.$Q121]);0;10;1);&quot;&quot;)">
            <text:p/>
          </table:table-cell>
          <table:table-cell table:style-name="ce47" table:formula="of:=IF([.P121];OFFSET(INDIRECT([.$Q121]);0;11;1);&quot;&quot;)">
            <text:p/>
          </table:table-cell>
          <table:table-cell table:style-name="ce48" table:formula="of:=IF(OR([$Themenliste.$I121] = [$Fachrichtungen.$B$2];[$Themenliste.$I121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21]);&quot;=&quot;;&quot;&quot;;1))" office:value-type="string" office:string-value="$Themenliste.B121" calcext:value-type="string">
            <text:p>$Themenliste.B121</text:p>
          </table:table-cell>
          <table:table-cell table:formula="of:=[$Themenliste.B121]" office:value-type="float" office:value="3" calcext:value-type="float">
            <text:p>3</text:p>
          </table:table-cell>
          <table:table-cell table:formula="of:=OFFSET(INDIRECT([.$Q121]);0;1;1)" office:value-type="float" office:value="8" calcext:value-type="float">
            <text:p>8</text:p>
          </table:table-cell>
          <table:table-cell table:formula="of:=OFFSET(INDIRECT([.$Q121]);0;7;1)" office:value-type="string" office:string-value="Net" calcext:value-type="string">
            <text:p>Net</text:p>
          </table:table-cell>
          <table:table-cell table:formula="of:=OFFSET(INDIRECT([.$Q121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22];[$Themenliste.$A122];&quot;&quot;)">
            <text:p/>
          </table:table-cell>
          <table:table-cell table:formula="of:=IF([.P122];OFFSET(INDIRECT([.$Q122]);0;8;1);&quot;&quot;)">
            <text:p/>
          </table:table-cell>
          <table:table-cell table:formula="of:=IF([.P122];OFFSET(INDIRECT([.$Q122]);0;9;1);&quot;&quot;)">
            <text:p/>
          </table:table-cell>
          <table:table-cell table:style-name="ce26" table:formula="of:=IF([.P122];OFFSET(INDIRECT([.$Q122]);0;2;1);&quot;&quot;)">
            <text:p/>
          </table:table-cell>
          <table:table-cell table:formula="of:=IF([.P122];OFFSET(INDIRECT([.$Q122]);0;3;1);&quot;&quot;)">
            <text:p/>
          </table:table-cell>
          <table:table-cell table:formula="of:=IF([.P122];OFFSET(INDIRECT([.$Q122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22];OFFSET(INDIRECT([.$Q122]);0;10;1);&quot;&quot;)">
            <text:p/>
          </table:table-cell>
          <table:table-cell table:style-name="ce47" table:formula="of:=IF([.P122];OFFSET(INDIRECT([.$Q122]);0;11;1);&quot;&quot;)">
            <text:p/>
          </table:table-cell>
          <table:table-cell table:style-name="ce48" table:formula="of:=IF(OR([$Themenliste.$I122] = [$Fachrichtungen.$B$2];[$Themenliste.$I122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22]);&quot;=&quot;;&quot;&quot;;1))" office:value-type="string" office:string-value="$Themenliste.B122" calcext:value-type="string">
            <text:p>$Themenliste.B122</text:p>
          </table:table-cell>
          <table:table-cell table:formula="of:=[$Themenliste.B122]" office:value-type="float" office:value="3" calcext:value-type="float">
            <text:p>3</text:p>
          </table:table-cell>
          <table:table-cell table:formula="of:=OFFSET(INDIRECT([.$Q122]);0;1;1)" office:value-type="float" office:value="8" calcext:value-type="float">
            <text:p>8</text:p>
          </table:table-cell>
          <table:table-cell table:formula="of:=OFFSET(INDIRECT([.$Q122]);0;7;1)" office:value-type="string" office:string-value="Net" calcext:value-type="string">
            <text:p>Net</text:p>
          </table:table-cell>
          <table:table-cell table:formula="of:=OFFSET(INDIRECT([.$Q122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4">
          <table:table-cell table:formula="of:=IF([.P123];[$Themenliste.$A123];&quot;&quot;)">
            <text:p/>
          </table:table-cell>
          <table:table-cell table:formula="of:=IF([.P123];OFFSET(INDIRECT([.$Q123]);0;8;1);&quot;&quot;)">
            <text:p/>
          </table:table-cell>
          <table:table-cell table:formula="of:=IF([.P123];OFFSET(INDIRECT([.$Q123]);0;9;1);&quot;&quot;)">
            <text:p/>
          </table:table-cell>
          <table:table-cell table:style-name="ce26" table:formula="of:=IF([.P123];OFFSET(INDIRECT([.$Q123]);0;2;1);&quot;&quot;)">
            <text:p/>
          </table:table-cell>
          <table:table-cell table:formula="of:=IF([.P123];OFFSET(INDIRECT([.$Q123]);0;3;1);&quot;&quot;)">
            <text:p/>
          </table:table-cell>
          <table:table-cell table:formula="of:=IF([.P123];OFFSET(INDIRECT([.$Q123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23];OFFSET(INDIRECT([.$Q123]);0;10;1);&quot;&quot;)">
            <text:p/>
          </table:table-cell>
          <table:table-cell table:style-name="ce47" table:formula="of:=IF([.P123];OFFSET(INDIRECT([.$Q123]);0;11;1);&quot;&quot;)">
            <text:p/>
          </table:table-cell>
          <table:table-cell table:style-name="ce48" table:formula="of:=IF(OR([$Themenliste.$I123] = [$Fachrichtungen.$B$2];[$Themenliste.$I123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23]);&quot;=&quot;;&quot;&quot;;1))" office:value-type="string" office:string-value="$Themenliste.B123" calcext:value-type="string">
            <text:p>$Themenliste.B123</text:p>
          </table:table-cell>
          <table:table-cell table:formula="of:=[$Themenliste.B123]" office:value-type="float" office:value="3" calcext:value-type="float">
            <text:p>3</text:p>
          </table:table-cell>
          <table:table-cell table:formula="of:=OFFSET(INDIRECT([.$Q123]);0;1;1)" office:value-type="float" office:value="8" calcext:value-type="float">
            <text:p>8</text:p>
          </table:table-cell>
          <table:table-cell table:formula="of:=OFFSET(INDIRECT([.$Q123]);0;7;1)" office:value-type="string" office:string-value="Net" calcext:value-type="string">
            <text:p>Net</text:p>
          </table:table-cell>
          <table:table-cell table:formula="of:=OFFSET(INDIRECT([.$Q123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24];[$Themenliste.$A124];&quot;&quot;)" office:value-type="string" office:string-value="§ 4 Absatz 7 Nummer 1 a" calcext:value-type="string">
            <text:p>§ 4 Absatz 7 Nummer 1 a</text:p>
          </table:table-cell>
          <table:table-cell table:formula="of:=IF([.P124];OFFSET(INDIRECT([.$Q12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4];OFFSET(INDIRECT([.$Q124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4];OFFSET(INDIRECT([.$Q124]);0;2;1);&quot;&quot;)" office:value-type="string" office:string-value="a" calcext:value-type="string">
            <text:p>a</text:p>
          </table:table-cell>
          <table:table-cell table:formula="of:=IF([.P124];OFFSET(INDIRECT([.$Q124]);0;3;1)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IF([.P124];OFFSET(INDIRECT([.$Q1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4];OFFSET(INDIRECT([.$Q12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4];OFFSET(INDIRECT([.$Q124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4] = [$Fachrichtungen.$B$2];[$Themenliste.$I1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4]);&quot;=&quot;;&quot;&quot;;1))" office:value-type="string" office:string-value="$Themenliste.B124" calcext:value-type="string">
            <text:p>$Themenliste.B124</text:p>
          </table:table-cell>
          <table:table-cell table:formula="of:=[$Themenliste.B124]" office:value-type="float" office:value="1" calcext:value-type="float">
            <text:p>1</text:p>
          </table:table-cell>
          <table:table-cell table:formula="of:=OFFSET(INDIRECT([.$Q124]);0;1;1)" office:value-type="float" office:value="7" calcext:value-type="float">
            <text:p>7</text:p>
          </table:table-cell>
          <table:table-cell table:formula="of:=OFFSET(INDIRECT([.$Q124]);0;7;1)" office:value-type="string" office:string-value="alle" calcext:value-type="string">
            <text:p>alle</text:p>
          </table:table-cell>
          <table:table-cell table:formula="of:=OFFSET(INDIRECT([.$Q124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5];[$Themenliste.$A125];&quot;&quot;)" office:value-type="string" office:string-value="§ 4 Absatz 7 Nummer 1 b" calcext:value-type="string">
            <text:p>§ 4 Absatz 7 Nummer 1 b</text:p>
          </table:table-cell>
          <table:table-cell table:formula="of:=IF([.P125];OFFSET(INDIRECT([.$Q12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5];OFFSET(INDIRECT([.$Q125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5];OFFSET(INDIRECT([.$Q125]);0;2;1);&quot;&quot;)" office:value-type="string" office:string-value="b" calcext:value-type="string">
            <text:p>b</text:p>
          </table:table-cell>
          <table:table-cell table:formula="of:=IF([.P125];OFFSET(INDIRECT([.$Q125]);0;3;1)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IF([.P125];OFFSET(INDIRECT([.$Q1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5];OFFSET(INDIRECT([.$Q12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5];OFFSET(INDIRECT([.$Q125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5] = [$Fachrichtungen.$B$2];[$Themenliste.$I1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5]);&quot;=&quot;;&quot;&quot;;1))" office:value-type="string" office:string-value="$Themenliste.B125" calcext:value-type="string">
            <text:p>$Themenliste.B125</text:p>
          </table:table-cell>
          <table:table-cell table:formula="of:=[$Themenliste.B125]" office:value-type="float" office:value="1" calcext:value-type="float">
            <text:p>1</text:p>
          </table:table-cell>
          <table:table-cell table:formula="of:=OFFSET(INDIRECT([.$Q125]);0;1;1)" office:value-type="float" office:value="7" calcext:value-type="float">
            <text:p>7</text:p>
          </table:table-cell>
          <table:table-cell table:formula="of:=OFFSET(INDIRECT([.$Q125]);0;7;1)" office:value-type="string" office:string-value="alle" calcext:value-type="string">
            <text:p>alle</text:p>
          </table:table-cell>
          <table:table-cell table:formula="of:=OFFSET(INDIRECT([.$Q125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6];[$Themenliste.$A126];&quot;&quot;)" office:value-type="string" office:string-value="§ 4 Absatz 7 Nummer 1 c" calcext:value-type="string">
            <text:p>§ 4 Absatz 7 Nummer 1 c</text:p>
          </table:table-cell>
          <table:table-cell table:formula="of:=IF([.P126];OFFSET(INDIRECT([.$Q12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6];OFFSET(INDIRECT([.$Q126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6];OFFSET(INDIRECT([.$Q126]);0;2;1);&quot;&quot;)" office:value-type="string" office:string-value="c" calcext:value-type="string">
            <text:p>c</text:p>
          </table:table-cell>
          <table:table-cell table:formula="of:=IF([.P126];OFFSET(INDIRECT([.$Q126]);0;3;1);&quot;&quot;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IF([.P126];OFFSET(INDIRECT([.$Q1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6];OFFSET(INDIRECT([.$Q12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6];OFFSET(INDIRECT([.$Q126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6] = [$Fachrichtungen.$B$2];[$Themenliste.$I1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6]);&quot;=&quot;;&quot;&quot;;1))" office:value-type="string" office:string-value="$Themenliste.B126" calcext:value-type="string">
            <text:p>$Themenliste.B126</text:p>
          </table:table-cell>
          <table:table-cell table:formula="of:=[$Themenliste.B126]" office:value-type="float" office:value="1" calcext:value-type="float">
            <text:p>1</text:p>
          </table:table-cell>
          <table:table-cell table:formula="of:=OFFSET(INDIRECT([.$Q126]);0;1;1)" office:value-type="float" office:value="7" calcext:value-type="float">
            <text:p>7</text:p>
          </table:table-cell>
          <table:table-cell table:formula="of:=OFFSET(INDIRECT([.$Q126]);0;7;1)" office:value-type="string" office:string-value="alle" calcext:value-type="string">
            <text:p>alle</text:p>
          </table:table-cell>
          <table:table-cell table:formula="of:=OFFSET(INDIRECT([.$Q126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7];[$Themenliste.$A127];&quot;&quot;)" office:value-type="string" office:string-value="§ 4 Absatz 7 Nummer 1 d" calcext:value-type="string">
            <text:p>§ 4 Absatz 7 Nummer 1 d</text:p>
          </table:table-cell>
          <table:table-cell table:formula="of:=IF([.P127];OFFSET(INDIRECT([.$Q12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7];OFFSET(INDIRECT([.$Q127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7];OFFSET(INDIRECT([.$Q127]);0;2;1);&quot;&quot;)" office:value-type="string" office:string-value="d" calcext:value-type="string">
            <text:p>d</text:p>
          </table:table-cell>
          <table:table-cell table:formula="of:=IF([.P127];OFFSET(INDIRECT([.$Q127]);0;3;1);&quot;&quot;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IF([.P127];OFFSET(INDIRECT([.$Q1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7];OFFSET(INDIRECT([.$Q12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7];OFFSET(INDIRECT([.$Q127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7] = [$Fachrichtungen.$B$2];[$Themenliste.$I1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7]);&quot;=&quot;;&quot;&quot;;1))" office:value-type="string" office:string-value="$Themenliste.B127" calcext:value-type="string">
            <text:p>$Themenliste.B127</text:p>
          </table:table-cell>
          <table:table-cell table:formula="of:=[$Themenliste.B127]" office:value-type="float" office:value="1" calcext:value-type="float">
            <text:p>1</text:p>
          </table:table-cell>
          <table:table-cell table:formula="of:=OFFSET(INDIRECT([.$Q127]);0;1;1)" office:value-type="float" office:value="7" calcext:value-type="float">
            <text:p>7</text:p>
          </table:table-cell>
          <table:table-cell table:formula="of:=OFFSET(INDIRECT([.$Q127]);0;7;1)" office:value-type="string" office:string-value="alle" calcext:value-type="string">
            <text:p>alle</text:p>
          </table:table-cell>
          <table:table-cell table:formula="of:=OFFSET(INDIRECT([.$Q127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2">
          <table:table-cell table:formula="of:=IF([.P128];[$Themenliste.$A128];&quot;&quot;)" office:value-type="string" office:string-value="§ 4 Absatz 7 Nummer 1 e" calcext:value-type="string">
            <text:p>§ 4 Absatz 7 Nummer 1 e</text:p>
          </table:table-cell>
          <table:table-cell table:formula="of:=IF([.P128];OFFSET(INDIRECT([.$Q12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8];OFFSET(INDIRECT([.$Q128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8];OFFSET(INDIRECT([.$Q128]);0;2;1);&quot;&quot;)" office:value-type="string" office:string-value="e" calcext:value-type="string">
            <text:p>e</text:p>
          </table:table-cell>
          <table:table-cell table:formula="of:=IF([.P128];OFFSET(INDIRECT([.$Q128]);0;3;1);&quot;&quot;)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IF([.P128];OFFSET(INDIRECT([.$Q1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8];OFFSET(INDIRECT([.$Q12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8];OFFSET(INDIRECT([.$Q128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8] = [$Fachrichtungen.$B$2];[$Themenliste.$I1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8]);&quot;=&quot;;&quot;&quot;;1))" office:value-type="string" office:string-value="$Themenliste.B128" calcext:value-type="string">
            <text:p>$Themenliste.B128</text:p>
          </table:table-cell>
          <table:table-cell table:formula="of:=[$Themenliste.B128]" office:value-type="float" office:value="1" calcext:value-type="float">
            <text:p>1</text:p>
          </table:table-cell>
          <table:table-cell table:formula="of:=OFFSET(INDIRECT([.$Q128]);0;1;1)" office:value-type="float" office:value="7" calcext:value-type="float">
            <text:p>7</text:p>
          </table:table-cell>
          <table:table-cell table:formula="of:=OFFSET(INDIRECT([.$Q128]);0;7;1)" office:value-type="string" office:string-value="alle" calcext:value-type="string">
            <text:p>alle</text:p>
          </table:table-cell>
          <table:table-cell table:formula="of:=OFFSET(INDIRECT([.$Q128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9];[$Themenliste.$A129];&quot;&quot;)" office:value-type="string" office:string-value="§ 4 Absatz 7 Nummer 1 f" calcext:value-type="string">
            <text:p>§ 4 Absatz 7 Nummer 1 f</text:p>
          </table:table-cell>
          <table:table-cell table:formula="of:=IF([.P129];OFFSET(INDIRECT([.$Q12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9];OFFSET(INDIRECT([.$Q129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9];OFFSET(INDIRECT([.$Q129]);0;2;1);&quot;&quot;)" office:value-type="string" office:string-value="f" calcext:value-type="string">
            <text:p>f</text:p>
          </table:table-cell>
          <table:table-cell table:formula="of:=IF([.P129];OFFSET(INDIRECT([.$Q129]);0;3;1);&quot;&quot;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IF([.P129];OFFSET(INDIRECT([.$Q1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9];OFFSET(INDIRECT([.$Q12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9];OFFSET(INDIRECT([.$Q129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9] = [$Fachrichtungen.$B$2];[$Themenliste.$I1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9]);&quot;=&quot;;&quot;&quot;;1))" office:value-type="string" office:string-value="$Themenliste.B129" calcext:value-type="string">
            <text:p>$Themenliste.B129</text:p>
          </table:table-cell>
          <table:table-cell table:formula="of:=[$Themenliste.B129]" office:value-type="float" office:value="1" calcext:value-type="float">
            <text:p>1</text:p>
          </table:table-cell>
          <table:table-cell table:formula="of:=OFFSET(INDIRECT([.$Q129]);0;1;1)" office:value-type="float" office:value="7" calcext:value-type="float">
            <text:p>7</text:p>
          </table:table-cell>
          <table:table-cell table:formula="of:=OFFSET(INDIRECT([.$Q129]);0;7;1)" office:value-type="string" office:string-value="alle" calcext:value-type="string">
            <text:p>alle</text:p>
          </table:table-cell>
          <table:table-cell table:formula="of:=OFFSET(INDIRECT([.$Q129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30];[$Themenliste.$A130];&quot;&quot;)" office:value-type="string" office:string-value="§ 4 Absatz 7 Nummer 1 g" calcext:value-type="string">
            <text:p>§ 4 Absatz 7 Nummer 1 g</text:p>
          </table:table-cell>
          <table:table-cell table:formula="of:=IF([.P130];OFFSET(INDIRECT([.$Q13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0];OFFSET(INDIRECT([.$Q130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30];OFFSET(INDIRECT([.$Q130]);0;2;1);&quot;&quot;)" office:value-type="string" office:string-value="g" calcext:value-type="string">
            <text:p>g</text:p>
          </table:table-cell>
          <table:table-cell table:formula="of:=IF([.P130];OFFSET(INDIRECT([.$Q130]);0;3;1);&quot;&quot;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IF([.P130];OFFSET(INDIRECT([.$Q1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0];OFFSET(INDIRECT([.$Q13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0];OFFSET(INDIRECT([.$Q130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30] = [$Fachrichtungen.$B$2];[$Themenliste.$I1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0]);&quot;=&quot;;&quot;&quot;;1))" office:value-type="string" office:string-value="$Themenliste.B130" calcext:value-type="string">
            <text:p>$Themenliste.B130</text:p>
          </table:table-cell>
          <table:table-cell table:formula="of:=[$Themenliste.B130]" office:value-type="float" office:value="1" calcext:value-type="float">
            <text:p>1</text:p>
          </table:table-cell>
          <table:table-cell table:formula="of:=OFFSET(INDIRECT([.$Q130]);0;1;1)" office:value-type="float" office:value="7" calcext:value-type="float">
            <text:p>7</text:p>
          </table:table-cell>
          <table:table-cell table:formula="of:=OFFSET(INDIRECT([.$Q130]);0;7;1)" office:value-type="string" office:string-value="alle" calcext:value-type="string">
            <text:p>alle</text:p>
          </table:table-cell>
          <table:table-cell table:formula="of:=OFFSET(INDIRECT([.$Q130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3">
          <table:table-cell table:formula="of:=IF([.P131];[$Themenliste.$A131];&quot;&quot;)" office:value-type="string" office:string-value="§ 4 Absatz 7 Nummer 2 a" calcext:value-type="string">
            <text:p>§ 4 Absatz 7 Nummer 2 a</text:p>
          </table:table-cell>
          <table:table-cell table:formula="of:=IF([.P131];OFFSET(INDIRECT([.$Q13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1];OFFSET(INDIRECT([.$Q131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1];OFFSET(INDIRECT([.$Q131]);0;2;1);&quot;&quot;)" office:value-type="string" office:string-value="a" calcext:value-type="string">
            <text:p>a</text:p>
          </table:table-cell>
          <table:table-cell table:formula="of:=IF([.P131];OFFSET(INDIRECT([.$Q131]);0;3;1);&quot;&quot;)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IF([.P131];OFFSET(INDIRECT([.$Q1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1];OFFSET(INDIRECT([.$Q13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1];OFFSET(INDIRECT([.$Q131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1] = [$Fachrichtungen.$B$2];[$Themenliste.$I1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1]);&quot;=&quot;;&quot;&quot;;1))" office:value-type="string" office:string-value="$Themenliste.B131" calcext:value-type="string">
            <text:p>$Themenliste.B131</text:p>
          </table:table-cell>
          <table:table-cell table:formula="of:=[$Themenliste.B131]" office:value-type="float" office:value="2" calcext:value-type="float">
            <text:p>2</text:p>
          </table:table-cell>
          <table:table-cell table:formula="of:=OFFSET(INDIRECT([.$Q131]);0;1;1)" office:value-type="float" office:value="3" calcext:value-type="float">
            <text:p>3</text:p>
          </table:table-cell>
          <table:table-cell table:formula="of:=OFFSET(INDIRECT([.$Q131]);0;7;1)" office:value-type="string" office:string-value="alle" calcext:value-type="string">
            <text:p>alle</text:p>
          </table:table-cell>
          <table:table-cell table:formula="of:=OFFSET(INDIRECT([.$Q131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2];[$Themenliste.$A132];&quot;&quot;)" office:value-type="string" office:string-value="§ 4 Absatz 7 Nummer 2 b" calcext:value-type="string">
            <text:p>§ 4 Absatz 7 Nummer 2 b</text:p>
          </table:table-cell>
          <table:table-cell table:formula="of:=IF([.P132];OFFSET(INDIRECT([.$Q13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2];OFFSET(INDIRECT([.$Q132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2];OFFSET(INDIRECT([.$Q132]);0;2;1);&quot;&quot;)" office:value-type="string" office:string-value="b" calcext:value-type="string">
            <text:p>b</text:p>
          </table:table-cell>
          <table:table-cell table:formula="of:=IF([.P132];OFFSET(INDIRECT([.$Q132]);0;3;1);&quot;&quot;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IF([.P132];OFFSET(INDIRECT([.$Q1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2];OFFSET(INDIRECT([.$Q132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2];OFFSET(INDIRECT([.$Q132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2] = [$Fachrichtungen.$B$2];[$Themenliste.$I1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2]);&quot;=&quot;;&quot;&quot;;1))" office:value-type="string" office:string-value="$Themenliste.B132" calcext:value-type="string">
            <text:p>$Themenliste.B132</text:p>
          </table:table-cell>
          <table:table-cell table:formula="of:=[$Themenliste.B132]" office:value-type="float" office:value="2" calcext:value-type="float">
            <text:p>2</text:p>
          </table:table-cell>
          <table:table-cell table:formula="of:=OFFSET(INDIRECT([.$Q132]);0;1;1)" office:value-type="float" office:value="3" calcext:value-type="float">
            <text:p>3</text:p>
          </table:table-cell>
          <table:table-cell table:formula="of:=OFFSET(INDIRECT([.$Q132]);0;7;1)" office:value-type="string" office:string-value="alle" calcext:value-type="string">
            <text:p>alle</text:p>
          </table:table-cell>
          <table:table-cell table:formula="of:=OFFSET(INDIRECT([.$Q132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21">
          <table:table-cell table:formula="of:=IF([.P133];[$Themenliste.$A133];&quot;&quot;)" office:value-type="string" office:string-value="§ 4 Absatz 7 Nummer 2 c" calcext:value-type="string">
            <text:p>§ 4 Absatz 7 Nummer 2 c</text:p>
          </table:table-cell>
          <table:table-cell table:formula="of:=IF([.P133];OFFSET(INDIRECT([.$Q13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3];OFFSET(INDIRECT([.$Q133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3];OFFSET(INDIRECT([.$Q133]);0;2;1);&quot;&quot;)" office:value-type="string" office:string-value="c" calcext:value-type="string">
            <text:p>c</text:p>
          </table:table-cell>
          <table:table-cell table:formula="of:=IF([.P133];OFFSET(INDIRECT([.$Q133]);0;3;1);&quot;&quot;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IF([.P133];OFFSET(INDIRECT([.$Q1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3];OFFSET(INDIRECT([.$Q133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3];OFFSET(INDIRECT([.$Q133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3] = [$Fachrichtungen.$B$2];[$Themenliste.$I1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3]);&quot;=&quot;;&quot;&quot;;1))" office:value-type="string" office:string-value="$Themenliste.B133" calcext:value-type="string">
            <text:p>$Themenliste.B133</text:p>
          </table:table-cell>
          <table:table-cell table:formula="of:=[$Themenliste.B133]" office:value-type="float" office:value="2" calcext:value-type="float">
            <text:p>2</text:p>
          </table:table-cell>
          <table:table-cell table:formula="of:=OFFSET(INDIRECT([.$Q133]);0;1;1)" office:value-type="float" office:value="3" calcext:value-type="float">
            <text:p>3</text:p>
          </table:table-cell>
          <table:table-cell table:formula="of:=OFFSET(INDIRECT([.$Q133]);0;7;1)" office:value-type="string" office:string-value="alle" calcext:value-type="string">
            <text:p>alle</text:p>
          </table:table-cell>
          <table:table-cell table:formula="of:=OFFSET(INDIRECT([.$Q133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4];[$Themenliste.$A134];&quot;&quot;)" office:value-type="string" office:string-value="§ 4 Absatz 7 Nummer 3 a" calcext:value-type="string">
            <text:p>§ 4 Absatz 7 Nummer 3 a</text:p>
          </table:table-cell>
          <table:table-cell table:formula="of:=IF([.P134];OFFSET(INDIRECT([.$Q13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4];OFFSET(INDIRECT([.$Q134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4];OFFSET(INDIRECT([.$Q134]);0;2;1);&quot;&quot;)" office:value-type="string" office:string-value="a" calcext:value-type="string">
            <text:p>a</text:p>
          </table:table-cell>
          <table:table-cell table:formula="of:=IF([.P134];OFFSET(INDIRECT([.$Q134]);0;3;1);&quot;&quot;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IF([.P134];OFFSET(INDIRECT([.$Q1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4];OFFSET(INDIRECT([.$Q13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4];OFFSET(INDIRECT([.$Q134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4] = [$Fachrichtungen.$B$2];[$Themenliste.$I1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4]);&quot;=&quot;;&quot;&quot;;1))" office:value-type="string" office:string-value="$Themenliste.B134" calcext:value-type="string">
            <text:p>$Themenliste.B134</text:p>
          </table:table-cell>
          <table:table-cell table:formula="of:=[$Themenliste.B134]" office:value-type="float" office:value="3" calcext:value-type="float">
            <text:p>3</text:p>
          </table:table-cell>
          <table:table-cell table:formula="of:=OFFSET(INDIRECT([.$Q134]);0;1;1)" office:value-type="float" office:value="4" calcext:value-type="float">
            <text:p>4</text:p>
          </table:table-cell>
          <table:table-cell table:formula="of:=OFFSET(INDIRECT([.$Q134]);0;7;1)" office:value-type="string" office:string-value="alle" calcext:value-type="string">
            <text:p>alle</text:p>
          </table:table-cell>
          <table:table-cell table:formula="of:=OFFSET(INDIRECT([.$Q134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0">
          <table:table-cell table:formula="of:=IF([.P135];[$Themenliste.$A135];&quot;&quot;)" office:value-type="string" office:string-value="§ 4 Absatz 7 Nummer 3 b" calcext:value-type="string">
            <text:p>§ 4 Absatz 7 Nummer 3 b</text:p>
          </table:table-cell>
          <table:table-cell table:formula="of:=IF([.P135];OFFSET(INDIRECT([.$Q13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5];OFFSET(INDIRECT([.$Q135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5];OFFSET(INDIRECT([.$Q135]);0;2;1);&quot;&quot;)" office:value-type="string" office:string-value="b" calcext:value-type="string">
            <text:p>b</text:p>
          </table:table-cell>
          <table:table-cell table:formula="of:=IF([.P135];OFFSET(INDIRECT([.$Q135]);0;3;1)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IF([.P135];OFFSET(INDIRECT([.$Q1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5];OFFSET(INDIRECT([.$Q13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5];OFFSET(INDIRECT([.$Q135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5] = [$Fachrichtungen.$B$2];[$Themenliste.$I1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5]);&quot;=&quot;;&quot;&quot;;1))" office:value-type="string" office:string-value="$Themenliste.B135" calcext:value-type="string">
            <text:p>$Themenliste.B135</text:p>
          </table:table-cell>
          <table:table-cell table:formula="of:=[$Themenliste.B135]" office:value-type="float" office:value="3" calcext:value-type="float">
            <text:p>3</text:p>
          </table:table-cell>
          <table:table-cell table:formula="of:=OFFSET(INDIRECT([.$Q135]);0;1;1)" office:value-type="float" office:value="4" calcext:value-type="float">
            <text:p>4</text:p>
          </table:table-cell>
          <table:table-cell table:formula="of:=OFFSET(INDIRECT([.$Q135]);0;7;1)" office:value-type="string" office:string-value="alle" calcext:value-type="string">
            <text:p>alle</text:p>
          </table:table-cell>
          <table:table-cell table:formula="of:=OFFSET(INDIRECT([.$Q135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14">
          <table:table-cell table:formula="of:=IF([.P136];[$Themenliste.$A136];&quot;&quot;)" office:value-type="string" office:string-value="§ 4 Absatz 7 Nummer 3 c" calcext:value-type="string">
            <text:p>§ 4 Absatz 7 Nummer 3 c</text:p>
          </table:table-cell>
          <table:table-cell table:formula="of:=IF([.P136];OFFSET(INDIRECT([.$Q13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6];OFFSET(INDIRECT([.$Q136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6];OFFSET(INDIRECT([.$Q136]);0;2;1);&quot;&quot;)" office:value-type="string" office:string-value="c" calcext:value-type="string">
            <text:p>c</text:p>
          </table:table-cell>
          <table:table-cell table:formula="of:=IF([.P136];OFFSET(INDIRECT([.$Q136]);0;3;1)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IF([.P136];OFFSET(INDIRECT([.$Q1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6];OFFSET(INDIRECT([.$Q13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6];OFFSET(INDIRECT([.$Q136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6] = [$Fachrichtungen.$B$2];[$Themenliste.$I1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6]);&quot;=&quot;;&quot;&quot;;1))" office:value-type="string" office:string-value="$Themenliste.B136" calcext:value-type="string">
            <text:p>$Themenliste.B136</text:p>
          </table:table-cell>
          <table:table-cell table:formula="of:=[$Themenliste.B136]" office:value-type="float" office:value="3" calcext:value-type="float">
            <text:p>3</text:p>
          </table:table-cell>
          <table:table-cell table:formula="of:=OFFSET(INDIRECT([.$Q136]);0;1;1)" office:value-type="float" office:value="4" calcext:value-type="float">
            <text:p>4</text:p>
          </table:table-cell>
          <table:table-cell table:formula="of:=OFFSET(INDIRECT([.$Q136]);0;7;1)" office:value-type="string" office:string-value="alle" calcext:value-type="string">
            <text:p>alle</text:p>
          </table:table-cell>
          <table:table-cell table:formula="of:=OFFSET(INDIRECT([.$Q136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2">
          <table:table-cell table:formula="of:=IF([.P137];[$Themenliste.$A137];&quot;&quot;)" office:value-type="string" office:string-value="§ 4 Absatz 7 Nummer 3 d" calcext:value-type="string">
            <text:p>§ 4 Absatz 7 Nummer 3 d</text:p>
          </table:table-cell>
          <table:table-cell table:formula="of:=IF([.P137];OFFSET(INDIRECT([.$Q13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7];OFFSET(INDIRECT([.$Q137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7];OFFSET(INDIRECT([.$Q137]);0;2;1);&quot;&quot;)" office:value-type="string" office:string-value="d" calcext:value-type="string">
            <text:p>d</text:p>
          </table:table-cell>
          <table:table-cell table:formula="of:=IF([.P137];OFFSET(INDIRECT([.$Q137]);0;3;1);&quot;&quot;)" office:value-type="string" office:string-value="Vorschriften des vorbeugenden Brandschutzes anwenden sowie Verhaltensweisen bei Bränden beschreiben und Maßnahmen zur Brandbekämpfung ergreifen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IF([.P137];OFFSET(INDIRECT([.$Q1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7];OFFSET(INDIRECT([.$Q13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7];OFFSET(INDIRECT([.$Q137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7] = [$Fachrichtungen.$B$2];[$Themenliste.$I1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7]);&quot;=&quot;;&quot;&quot;;1))" office:value-type="string" office:string-value="$Themenliste.B137" calcext:value-type="string">
            <text:p>$Themenliste.B137</text:p>
          </table:table-cell>
          <table:table-cell table:formula="of:=[$Themenliste.B137]" office:value-type="float" office:value="3" calcext:value-type="float">
            <text:p>3</text:p>
          </table:table-cell>
          <table:table-cell table:formula="of:=OFFSET(INDIRECT([.$Q137]);0;1;1)" office:value-type="float" office:value="4" calcext:value-type="float">
            <text:p>4</text:p>
          </table:table-cell>
          <table:table-cell table:formula="of:=OFFSET(INDIRECT([.$Q137]);0;7;1)" office:value-type="string" office:string-value="alle" calcext:value-type="string">
            <text:p>alle</text:p>
          </table:table-cell>
          <table:table-cell table:formula="of:=OFFSET(INDIRECT([.$Q137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5">
          <table:table-cell table:formula="of:=IF([.P138];[$Themenliste.$A138];&quot;&quot;)" office:value-type="string" office:string-value="§ 4 Absatz 7 Nummer 4 a" calcext:value-type="string">
            <text:p>§ 4 Absatz 7 Nummer 4 a</text:p>
          </table:table-cell>
          <table:table-cell table:formula="of:=IF([.P138];OFFSET(INDIRECT([.$Q13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8];OFFSET(INDIRECT([.$Q138]);0;9;1);&quot;&quot;)" office:value-type="string" office:string-value="Umweltschutz" calcext:value-type="string">
            <text:p>Umweltschutz</text:p>
          </table:table-cell>
          <table:table-cell table:style-name="ce26" table:formula="of:=IF([.P138];OFFSET(INDIRECT([.$Q138]);0;2;1);&quot;&quot;)" office:value-type="string" office:string-value="a" calcext:value-type="string">
            <text:p>a</text:p>
          </table:table-cell>
          <table:table-cell table:formula="of:=IF([.P138];OFFSET(INDIRECT([.$Q138]);0;3;1)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IF([.P138];OFFSET(INDIRECT([.$Q1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8];OFFSET(INDIRECT([.$Q13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8];OFFSET(INDIRECT([.$Q138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8] = [$Fachrichtungen.$B$2];[$Themenliste.$I1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8]);&quot;=&quot;;&quot;&quot;;1))" office:value-type="string" office:string-value="$Themenliste.B138" calcext:value-type="string">
            <text:p>$Themenliste.B138</text:p>
          </table:table-cell>
          <table:table-cell table:formula="of:=[$Themenliste.B138]" office:value-type="float" office:value="4" calcext:value-type="float">
            <text:p>4</text:p>
          </table:table-cell>
          <table:table-cell table:formula="of:=OFFSET(INDIRECT([.$Q138]);0;1;1)" office:value-type="float" office:value="4" calcext:value-type="float">
            <text:p>4</text:p>
          </table:table-cell>
          <table:table-cell table:formula="of:=OFFSET(INDIRECT([.$Q138]);0;7;1)" office:value-type="string" office:string-value="alle" calcext:value-type="string">
            <text:p>alle</text:p>
          </table:table-cell>
          <table:table-cell table:formula="of:=OFFSET(INDIRECT([.$Q138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3">
          <table:table-cell table:formula="of:=IF([.P139];[$Themenliste.$A139];&quot;&quot;)" office:value-type="string" office:string-value="§ 4 Absatz 7 Nummer 4 b" calcext:value-type="string">
            <text:p>§ 4 Absatz 7 Nummer 4 b</text:p>
          </table:table-cell>
          <table:table-cell table:formula="of:=IF([.P139];OFFSET(INDIRECT([.$Q13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9];OFFSET(INDIRECT([.$Q139]);0;9;1);&quot;&quot;)" office:value-type="string" office:string-value="Umweltschutz" calcext:value-type="string">
            <text:p>Umweltschutz</text:p>
          </table:table-cell>
          <table:table-cell table:style-name="ce26" table:formula="of:=IF([.P139];OFFSET(INDIRECT([.$Q139]);0;2;1);&quot;&quot;)" office:value-type="string" office:string-value="b" calcext:value-type="string">
            <text:p>b</text:p>
          </table:table-cell>
          <table:table-cell table:formula="of:=IF([.P139];OFFSET(INDIRECT([.$Q139]);0;3;1)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IF([.P139];OFFSET(INDIRECT([.$Q1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9];OFFSET(INDIRECT([.$Q13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9];OFFSET(INDIRECT([.$Q139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9] = [$Fachrichtungen.$B$2];[$Themenliste.$I1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9]);&quot;=&quot;;&quot;&quot;;1))" office:value-type="string" office:string-value="$Themenliste.B139" calcext:value-type="string">
            <text:p>$Themenliste.B139</text:p>
          </table:table-cell>
          <table:table-cell table:formula="of:=[$Themenliste.B139]" office:value-type="float" office:value="4" calcext:value-type="float">
            <text:p>4</text:p>
          </table:table-cell>
          <table:table-cell table:formula="of:=OFFSET(INDIRECT([.$Q139]);0;1;1)" office:value-type="float" office:value="4" calcext:value-type="float">
            <text:p>4</text:p>
          </table:table-cell>
          <table:table-cell table:formula="of:=OFFSET(INDIRECT([.$Q139]);0;7;1)" office:value-type="string" office:string-value="alle" calcext:value-type="string">
            <text:p>alle</text:p>
          </table:table-cell>
          <table:table-cell table:formula="of:=OFFSET(INDIRECT([.$Q139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5">
          <table:table-cell table:formula="of:=IF([.P140];[$Themenliste.$A140];&quot;&quot;)" office:value-type="string" office:string-value="§ 4 Absatz 7 Nummer 4 c" calcext:value-type="string">
            <text:p>§ 4 Absatz 7 Nummer 4 c</text:p>
          </table:table-cell>
          <table:table-cell table:formula="of:=IF([.P140];OFFSET(INDIRECT([.$Q14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0];OFFSET(INDIRECT([.$Q140]);0;9;1);&quot;&quot;)" office:value-type="string" office:string-value="Umweltschutz" calcext:value-type="string">
            <text:p>Umweltschutz</text:p>
          </table:table-cell>
          <table:table-cell table:style-name="ce26" table:formula="of:=IF([.P140];OFFSET(INDIRECT([.$Q140]);0;2;1);&quot;&quot;)" office:value-type="string" office:string-value="c" calcext:value-type="string">
            <text:p>c</text:p>
          </table:table-cell>
          <table:table-cell table:formula="of:=IF([.P140];OFFSET(INDIRECT([.$Q140]);0;3;1)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IF([.P140];OFFSET(INDIRECT([.$Q1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0];OFFSET(INDIRECT([.$Q14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0];OFFSET(INDIRECT([.$Q140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0] = [$Fachrichtungen.$B$2];[$Themenliste.$I1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0]);&quot;=&quot;;&quot;&quot;;1))" office:value-type="string" office:string-value="$Themenliste.B140" calcext:value-type="string">
            <text:p>$Themenliste.B140</text:p>
          </table:table-cell>
          <table:table-cell table:formula="of:=[$Themenliste.B140]" office:value-type="float" office:value="4" calcext:value-type="float">
            <text:p>4</text:p>
          </table:table-cell>
          <table:table-cell table:formula="of:=OFFSET(INDIRECT([.$Q140]);0;1;1)" office:value-type="float" office:value="4" calcext:value-type="float">
            <text:p>4</text:p>
          </table:table-cell>
          <table:table-cell table:formula="of:=OFFSET(INDIRECT([.$Q140]);0;7;1)" office:value-type="string" office:string-value="alle" calcext:value-type="string">
            <text:p>alle</text:p>
          </table:table-cell>
          <table:table-cell table:formula="of:=OFFSET(INDIRECT([.$Q140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5">
          <table:table-cell table:formula="of:=IF([.P141];[$Themenliste.$A141];&quot;&quot;)" office:value-type="string" office:string-value="§ 4 Absatz 7 Nummer 4 d" calcext:value-type="string">
            <text:p>§ 4 Absatz 7 Nummer 4 d</text:p>
          </table:table-cell>
          <table:table-cell table:formula="of:=IF([.P141];OFFSET(INDIRECT([.$Q14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1];OFFSET(INDIRECT([.$Q141]);0;9;1);&quot;&quot;)" office:value-type="string" office:string-value="Umweltschutz" calcext:value-type="string">
            <text:p>Umweltschutz</text:p>
          </table:table-cell>
          <table:table-cell table:style-name="ce26" table:formula="of:=IF([.P141];OFFSET(INDIRECT([.$Q141]);0;2;1);&quot;&quot;)" office:value-type="string" office:string-value="d" calcext:value-type="string">
            <text:p>d</text:p>
          </table:table-cell>
          <table:table-cell table:formula="of:=IF([.P141];OFFSET(INDIRECT([.$Q141]);0;3;1);&quot;&quot;)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IF([.P141];OFFSET(INDIRECT([.$Q1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1];OFFSET(INDIRECT([.$Q14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1];OFFSET(INDIRECT([.$Q141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1] = [$Fachrichtungen.$B$2];[$Themenliste.$I1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1]);&quot;=&quot;;&quot;&quot;;1))" office:value-type="string" office:string-value="$Themenliste.B141" calcext:value-type="string">
            <text:p>$Themenliste.B141</text:p>
          </table:table-cell>
          <table:table-cell table:formula="of:=[$Themenliste.B141]" office:value-type="float" office:value="4" calcext:value-type="float">
            <text:p>4</text:p>
          </table:table-cell>
          <table:table-cell table:formula="of:=OFFSET(INDIRECT([.$Q141]);0;1;1)" office:value-type="float" office:value="4" calcext:value-type="float">
            <text:p>4</text:p>
          </table:table-cell>
          <table:table-cell table:formula="of:=OFFSET(INDIRECT([.$Q141]);0;7;1)" office:value-type="string" office:string-value="alle" calcext:value-type="string">
            <text:p>alle</text:p>
          </table:table-cell>
          <table:table-cell table:formula="of:=OFFSET(INDIRECT([.$Q141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1">
          <table:table-cell table:formula="of:=IF([.P142];[$Themenliste.$A142];&quot;&quot;)" office:value-type="string" office:string-value="§ 4 Absatz 7 Nummer 5 a" calcext:value-type="string">
            <text:p>§ 4 Absatz 7 Nummer 5 a</text:p>
          </table:table-cell>
          <table:table-cell table:formula="of:=IF([.P142];OFFSET(INDIRECT([.$Q14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2];OFFSET(INDIRECT([.$Q142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2];OFFSET(INDIRECT([.$Q142]);0;2;1);&quot;&quot;)" office:value-type="string" office:string-value="a" calcext:value-type="string">
            <text:p>a</text:p>
          </table:table-cell>
          <table:table-cell table:formula="of:=IF([.P142];OFFSET(INDIRECT([.$Q142]);0;3;1);&quot;&quot;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IF([.P142];OFFSET(INDIRECT([.$Q1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2];OFFSET(INDIRECT([.$Q142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2];OFFSET(INDIRECT([.$Q142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2] = [$Fachrichtungen.$B$2];[$Themenliste.$I1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2]);&quot;=&quot;;&quot;&quot;;1))" office:value-type="string" office:string-value="$Themenliste.B142" calcext:value-type="string">
            <text:p>$Themenliste.B142</text:p>
          </table:table-cell>
          <table:table-cell table:formula="of:=[$Themenliste.B142]" office:value-type="float" office:value="5" calcext:value-type="float">
            <text:p>5</text:p>
          </table:table-cell>
          <table:table-cell table:formula="of:=OFFSET(INDIRECT([.$Q142]);0;1;1)" office:value-type="float" office:value="4" calcext:value-type="float">
            <text:p>4</text:p>
          </table:table-cell>
          <table:table-cell table:formula="of:=OFFSET(INDIRECT([.$Q142]);0;7;1)" office:value-type="string" office:string-value="alle" calcext:value-type="string">
            <text:p>alle</text:p>
          </table:table-cell>
          <table:table-cell table:formula="of:=OFFSET(INDIRECT([.$Q142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2">
          <table:table-cell table:formula="of:=IF([.P143];[$Themenliste.$A143];&quot;&quot;)" office:value-type="string" office:string-value="§ 4 Absatz 7 Nummer 5 b" calcext:value-type="string">
            <text:p>§ 4 Absatz 7 Nummer 5 b</text:p>
          </table:table-cell>
          <table:table-cell table:formula="of:=IF([.P143];OFFSET(INDIRECT([.$Q14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3];OFFSET(INDIRECT([.$Q143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3];OFFSET(INDIRECT([.$Q143]);0;2;1);&quot;&quot;)" office:value-type="string" office:string-value="b" calcext:value-type="string">
            <text:p>b</text:p>
          </table:table-cell>
          <table:table-cell table:formula="of:=IF([.P143];OFFSET(INDIRECT([.$Q143]);0;3;1);&quot;&quot;)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IF([.P143];OFFSET(INDIRECT([.$Q1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3];OFFSET(INDIRECT([.$Q143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3];OFFSET(INDIRECT([.$Q143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3] = [$Fachrichtungen.$B$2];[$Themenliste.$I1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3]);&quot;=&quot;;&quot;&quot;;1))" office:value-type="string" office:string-value="$Themenliste.B143" calcext:value-type="string">
            <text:p>$Themenliste.B143</text:p>
          </table:table-cell>
          <table:table-cell table:formula="of:=[$Themenliste.B143]" office:value-type="float" office:value="5" calcext:value-type="float">
            <text:p>5</text:p>
          </table:table-cell>
          <table:table-cell table:formula="of:=OFFSET(INDIRECT([.$Q143]);0;1;1)" office:value-type="float" office:value="4" calcext:value-type="float">
            <text:p>4</text:p>
          </table:table-cell>
          <table:table-cell table:formula="of:=OFFSET(INDIRECT([.$Q143]);0;7;1)" office:value-type="string" office:string-value="alle" calcext:value-type="string">
            <text:p>alle</text:p>
          </table:table-cell>
          <table:table-cell table:formula="of:=OFFSET(INDIRECT([.$Q143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2">
          <table:table-cell table:formula="of:=IF([.P144];[$Themenliste.$A144];&quot;&quot;)" office:value-type="string" office:string-value="§ 4 Absatz 7 Nummer 5 c" calcext:value-type="string">
            <text:p>§ 4 Absatz 7 Nummer 5 c</text:p>
          </table:table-cell>
          <table:table-cell table:formula="of:=IF([.P144];OFFSET(INDIRECT([.$Q14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4];OFFSET(INDIRECT([.$Q144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4];OFFSET(INDIRECT([.$Q144]);0;2;1);&quot;&quot;)" office:value-type="string" office:string-value="c" calcext:value-type="string">
            <text:p>c</text:p>
          </table:table-cell>
          <table:table-cell table:formula="of:=IF([.P144];OFFSET(INDIRECT([.$Q144]);0;3;1);&quot;&quot;)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IF([.P144];OFFSET(INDIRECT([.$Q1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4];OFFSET(INDIRECT([.$Q144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4];OFFSET(INDIRECT([.$Q144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4] = [$Fachrichtungen.$B$2];[$Themenliste.$I1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4]);&quot;=&quot;;&quot;&quot;;1))" office:value-type="string" office:string-value="$Themenliste.B144" calcext:value-type="string">
            <text:p>$Themenliste.B144</text:p>
          </table:table-cell>
          <table:table-cell table:formula="of:=[$Themenliste.B144]" office:value-type="float" office:value="5" calcext:value-type="float">
            <text:p>5</text:p>
          </table:table-cell>
          <table:table-cell table:formula="of:=OFFSET(INDIRECT([.$Q144]);0;1;1)" office:value-type="float" office:value="4" calcext:value-type="float">
            <text:p>4</text:p>
          </table:table-cell>
          <table:table-cell table:formula="of:=OFFSET(INDIRECT([.$Q144]);0;7;1)" office:value-type="string" office:string-value="alle" calcext:value-type="string">
            <text:p>alle</text:p>
          </table:table-cell>
          <table:table-cell table:formula="of:=OFFSET(INDIRECT([.$Q144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1">
          <table:table-cell table:formula="of:=IF([.P145];[$Themenliste.$A145];&quot;&quot;)" office:value-type="string" office:string-value="§ 4 Absatz 7 Nummer 5 d" calcext:value-type="string">
            <text:p>§ 4 Absatz 7 Nummer 5 d</text:p>
          </table:table-cell>
          <table:table-cell table:formula="of:=IF([.P145];OFFSET(INDIRECT([.$Q14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5];OFFSET(INDIRECT([.$Q145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5];OFFSET(INDIRECT([.$Q145]);0;2;1);&quot;&quot;)" office:value-type="string" office:string-value="d" calcext:value-type="string">
            <text:p>d</text:p>
          </table:table-cell>
          <table:table-cell table:formula="of:=IF([.P145];OFFSET(INDIRECT([.$Q145]);0;3;1);&quot;&quot;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IF([.P145];OFFSET(INDIRECT([.$Q1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5];OFFSET(INDIRECT([.$Q145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5];OFFSET(INDIRECT([.$Q145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5] = [$Fachrichtungen.$B$2];[$Themenliste.$I1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5]);&quot;=&quot;;&quot;&quot;;1))" office:value-type="string" office:string-value="$Themenliste.B145" calcext:value-type="string">
            <text:p>$Themenliste.B145</text:p>
          </table:table-cell>
          <table:table-cell table:formula="of:=[$Themenliste.B145]" office:value-type="float" office:value="5" calcext:value-type="float">
            <text:p>5</text:p>
          </table:table-cell>
          <table:table-cell table:formula="of:=OFFSET(INDIRECT([.$Q145]);0;1;1)" office:value-type="float" office:value="4" calcext:value-type="float">
            <text:p>4</text:p>
          </table:table-cell>
          <table:table-cell table:formula="of:=OFFSET(INDIRECT([.$Q145]);0;7;1)" office:value-type="string" office:string-value="alle" calcext:value-type="string">
            <text:p>alle</text:p>
          </table:table-cell>
          <table:table-cell table:formula="of:=OFFSET(INDIRECT([.$Q145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6];[$Themenliste.$A146];&quot;&quot;)">
            <text:p/>
          </table:table-cell>
          <table:table-cell table:formula="of:=IF([.P146];OFFSET(INDIRECT([.$Q146]);0;8;1);&quot;&quot;)">
            <text:p/>
          </table:table-cell>
          <table:table-cell table:formula="of:=IF([.P146];OFFSET(INDIRECT([.$Q146]);0;9;1);&quot;&quot;)">
            <text:p/>
          </table:table-cell>
          <table:table-cell table:style-name="ce26" table:formula="of:=IF([.P146];OFFSET(INDIRECT([.$Q146]);0;2;1);&quot;&quot;)">
            <text:p/>
          </table:table-cell>
          <table:table-cell table:formula="of:=IF([.P146];OFFSET(INDIRECT([.$Q146]);0;3;1);&quot;&quot;)">
            <text:p/>
          </table:table-cell>
          <table:table-cell table:formula="of:=IF([.P146];OFFSET(INDIRECT([.$Q146]);0;7;1);&quot;&quot;)">
            <text:p/>
          </table:table-cell>
          <table:table-cell table:style-name="ce48"/>
          <table:table-cell table:style-name="ce28" table:number-columns-repeated="6"/>
          <table:table-cell table:style-name="ce47" table:formula="of:=IF([.P146];OFFSET(INDIRECT([.$Q146]);0;10;1);&quot;&quot;)">
            <text:p/>
          </table:table-cell>
          <table:table-cell table:style-name="ce47" table:formula="of:=IF([.P146];OFFSET(INDIRECT([.$Q146]);0;11;1);&quot;&quot;)">
            <text:p/>
          </table:table-cell>
          <table:table-cell table:style-name="ce48" table:formula="of:=IF(OR([$Themenliste.$I146] = [$Fachrichtungen.$B$2];[$Themenliste.$I146] = [$Variablen.$A$9];[$Fachrichtungen.$B$2] = [$Variablen.$A$9] );1;0)" office:value-type="float" office:value="0" calcext:value-type="float">
            <text:p>0</text:p>
          </table:table-cell>
          <table:table-cell table:style-name="ce48" table:formula="of:=CONCATENATE(SUBSTITUTE(FORMULA([.$R146]);&quot;=&quot;;&quot;&quot;;1))" office:value-type="string" office:string-value="$Themenliste.B146" calcext:value-type="string">
            <text:p>$Themenliste.B146</text:p>
          </table:table-cell>
          <table:table-cell table:formula="of:=[$Themenliste.B146]" office:value-type="float" office:value="99" calcext:value-type="float">
            <text:p>99</text:p>
          </table:table-cell>
          <table:table-cell table:formula="of:=OFFSET(INDIRECT([.$Q146]);0;1;1)" office:value-type="float" office:value="1" calcext:value-type="float">
            <text:p>1</text:p>
          </table:table-cell>
          <table:table-cell table:formula="of:=OFFSET(INDIRECT([.$Q146]);0;7;1)" office:value-type="string" office:string-value="invisible" calcext:value-type="string">
            <text:p>invisible</text:p>
          </table:table-cell>
          <table:table-cell table:formula="of:=OFFSET(INDIRECT([.$Q146]);0;6;1)" office:value-type="float" office:value="99099" calcext:value-type="float">
            <text:p>99099</text:p>
          </table:table-cell>
          <table:table-cell table:number-columns-repeated="1003"/>
        </table:table-row>
        <table:table-row table:style-name="ro24" table:number-rows-repeated="136">
          <table:table-cell table:number-columns-repeated="3"/>
          <table:table-cell table:style-name="ce26"/>
          <table:table-cell table:number-columns-repeated="2"/>
          <table:table-cell table:style-name="ce48"/>
          <table:table-cell table:style-name="ce28" table:number-columns-repeated="6"/>
          <table:table-cell table:style-name="ce61" table:number-columns-repeated="2"/>
          <table:table-cell table:style-name="ce48" table:number-columns-repeated="2"/>
          <table:table-cell table:number-columns-repeated="1007"/>
        </table:table-row>
        <table:table-row table:style-name="ro24" table:number-rows-repeated="5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4" table:number-rows-repeated="1048288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28" table:number-columns-repeated="2" table:default-cell-style-name="ce119"/>
        <table:table-column table:style-name="co29" table:default-cell-style-name="ce119"/>
        <table:table-column table:style-name="co26" table:default-cell-style-name="ce119"/>
        <table:table-column table:style-name="co6" table:number-columns-repeated="58" table:default-cell-style-name="Default"/>
        <table:table-row table:style-name="ro3">
          <table:table-cell table:style-name="ce117" table:formula="of:=[$Variablen.$B$6]" office:value-type="string" office:string-value="IssueType" calcext:value-type="string">
            <text:p>IssueType</text:p>
          </table:table-cell>
          <table:table-cell table:style-name="ce117" table:formula="of:=[$Variablen.$E$6]" office:value-type="string" office:string-value="Summary" calcext:value-type="string">
            <text:p>Summary</text:p>
          </table:table-cell>
          <table:table-cell table:style-name="ce117" table:formula="of:=[$Variablen.$A$6]" office:value-type="string" office:string-value="Issue-ID" calcext:value-type="string">
            <text:p>Issue-ID</text:p>
          </table:table-cell>
          <table:table-cell table:style-name="ce117" office:value-type="string" calcext:value-type="string">
            <text:p>id</text:p>
          </table:table-cell>
          <table:table-cell table:style-name="ce117" table:formula="of:=[$Variablen.$D$6]" office:value-type="string" office:string-value="ParentID" calcext:value-type="string">
            <text:p>ParentID</text:p>
          </table:table-cell>
          <table:table-cell table:style-name="ce117" table:formula="of:=[$Variablen.$C$6]" office:value-type="string" office:string-value="Labels" calcext:value-type="string">
            <text:p>Labels</text:p>
          </table:table-cell>
          <table:table-cell table:style-name="ce117" office:value-type="string" calcext:value-type="string">
            <text:p>epic</text:p>
          </table:table-cell>
          <table:table-cell table:style-name="ce122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2]&lt;&gt;&quot;invisible&quot;;[$Abschnitte.$C2]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52" table:formula="of:=IF([$Abschnitte.D2] &lt;&gt; &quot;invisible&quot;;CONCATENATE([$Variablen.$D$2];[.D2]);&quot;&quot;)" office:value-type="string" office:string-value="NICKR-1" calcext:value-type="string">
            <text:p>NICKR-1</text:p>
          </table:table-cell>
          <table:table-cell table:formula="of:=[$Abschnitte.A2]" office:value-type="float" office:value="1" calcext:value-type="float">
            <text:p>1</text:p>
          </table:table-cell>
          <table:table-cell table:number-columns-repeated="2"/>
          <table:table-cell table:formula="of:=[.$B2]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3]&lt;&gt;&quot;invisible&quot;;[$Abschnitte.$C3]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52" table:formula="of:=IF([$Abschnitte.D3] &lt;&gt; &quot;invisible&quot;;CONCATENATE([$Variablen.$D$2];[.D3]);&quot;&quot;)" office:value-type="string" office:string-value="NICKR-2" calcext:value-type="string">
            <text:p>NICKR-2</text:p>
          </table:table-cell>
          <table:table-cell table:formula="of:=[$Abschnitte.A3]" office:value-type="float" office:value="2" calcext:value-type="float">
            <text:p>2</text:p>
          </table:table-cell>
          <table:table-cell table:number-columns-repeated="2"/>
          <table:table-cell table:formula="of:=[.$B3]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4]&lt;&gt;&quot;invisible&quot;;[$Abschnitte.$C4]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52" table:formula="of:=IF([$Abschnitte.D4] &lt;&gt; &quot;invisible&quot;;CONCATENATE([$Variablen.$D$2];[.D4]);&quot;&quot;)" office:value-type="string" office:string-value="NICKR-3" calcext:value-type="string">
            <text:p>NICKR-3</text:p>
          </table:table-cell>
          <table:table-cell table:formula="of:=[$Abschnitte.A4]" office:value-type="float" office:value="3" calcext:value-type="float">
            <text:p>3</text:p>
          </table:table-cell>
          <table:table-cell table:number-columns-repeated="2"/>
          <table:table-cell table:formula="of:=[.$B4]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5]&lt;&gt;&quot;invisible&quot;;[$Abschnitte.$C5]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52" table:formula="of:=IF([$Abschnitte.D5] &lt;&gt; &quot;invisible&quot;;CONCATENATE([$Variablen.$D$2];[.D5]);&quot;&quot;)" office:value-type="string" office:string-value="NICKR-4" calcext:value-type="string">
            <text:p>NICKR-4</text:p>
          </table:table-cell>
          <table:table-cell table:formula="of:=[$Abschnitte.A5]" office:value-type="float" office:value="4" calcext:value-type="float">
            <text:p>4</text:p>
          </table:table-cell>
          <table:table-cell table:number-columns-repeated="2"/>
          <table:table-cell table:formula="of:=[.$B5]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6]&lt;&gt;&quot;invisible&quot;;[$Abschnitte.$C6]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52" table:formula="of:=IF([$Abschnitte.D6] &lt;&gt; &quot;invisible&quot;;CONCATENATE([$Variablen.$D$2];[.D6]);&quot;&quot;)" office:value-type="string" office:string-value="NICKR-5" calcext:value-type="string">
            <text:p>NICKR-5</text:p>
          </table:table-cell>
          <table:table-cell table:formula="of:=[$Abschnitte.A6]" office:value-type="float" office:value="5" calcext:value-type="float">
            <text:p>5</text:p>
          </table:table-cell>
          <table:table-cell table:number-columns-repeated="2"/>
          <table:table-cell table:formula="of:=[.$B6]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7]&lt;&gt;&quot;invisible&quot;;[$Abschnitte.$C7]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52" table:formula="of:=IF([$Abschnitte.D7] &lt;&gt; &quot;invisible&quot;;CONCATENATE([$Variablen.$D$2];[.D7]);&quot;&quot;)" office:value-type="string" office:string-value="NICKR-6" calcext:value-type="string">
            <text:p>NICKR-6</text:p>
          </table:table-cell>
          <table:table-cell table:formula="of:=[$Abschnitte.A7]" office:value-type="float" office:value="6" calcext:value-type="float">
            <text:p>6</text:p>
          </table:table-cell>
          <table:table-cell table:number-columns-repeated="2"/>
          <table:table-cell table:formula="of:=[.$B7]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52" table:formula="of:=IF([$Abschnitte.$D8]&lt;&gt;&quot;invisible&quot;;[$Abschnitte.$C8];&quot;&quot;)">
            <text:p/>
          </table:table-cell>
          <table:table-cell table:style-name="ce52" table:formula="of:=IF([$Abschnitte.D8] &lt;&gt; &quot;invisible&quot;;CONCATENATE([$Variablen.$D$2];[.D8]);&quot;&quot;)">
            <text:p/>
          </table:table-cell>
          <table:table-cell table:formula="of:=[$Abschnitte.A8]" office:value-type="float" office:value="99" calcext:value-type="float">
            <text:p>99</text:p>
          </table:table-cell>
          <table:table-cell table:number-columns-repeated="2"/>
          <table:table-cell table:formula="of:=[.$B8]">
            <text:p/>
          </table:table-cell>
          <table:table-cell table:number-columns-repeated="58"/>
        </table:table-row>
        <table:table-row table:style-name="ro3" table:number-rows-repeated="4">
          <table:table-cell/>
          <table:table-cell table:style-name="ce52"/>
          <table:table-cell table:number-columns-repeated="63"/>
        </table:table-row>
        <table:table-row table:style-name="ro3" table:number-rows-repeated="1048563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Jira_Tasks" table:style-name="ta1">
        <office:forms form:automatic-focus="false" form:apply-design-mode="false"/>
        <table:table-column table:style-name="co6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6" table:default-cell-style-name="ce56"/>
        <table:table-column table:style-name="co32" table:default-cell-style-name="ce56"/>
        <table:table-column table:style-name="co33" table:default-cell-style-name="ce56"/>
        <table:table-column table:style-name="co6" table:default-cell-style-name="ce56"/>
        <table:table-column table:style-name="co6" table:number-columns-repeated="58" table:default-cell-style-name="Default"/>
        <table:table-row table:style-name="ro3">
          <table:table-cell table:style-name="ce55" table:formula="of:=[$Variablen.$B$6]" office:value-type="string" office:string-value="IssueType" calcext:value-type="string">
            <text:p>IssueType</text:p>
          </table:table-cell>
          <table:table-cell table:style-name="ce55" table:formula="of:=[$Variablen.$E$6]" office:value-type="string" office:string-value="Summary" calcext:value-type="string">
            <text:p>Summary</text:p>
          </table:table-cell>
          <table:table-cell table:style-name="ce55" table:formula="of:=[$Variablen.$A$6]" office:value-type="string" office:string-value="Issue-ID" calcext:value-type="string">
            <text:p>Issue-ID</text:p>
          </table:table-cell>
          <table:table-cell table:style-name="ce55" table:formula="of:=[$Variablen.$D$6]" office:value-type="string" office:string-value="ParentID" calcext:value-type="string">
            <text:p>ParentID</text:p>
          </table:table-cell>
          <table:table-cell table:style-name="ce55" table:formula="of:=[$Variablen.$C$6]" office:value-type="string" office:string-value="Labels" calcext:value-type="string">
            <text:p>Labels</text:p>
          </table:table-cell>
          <table:table-cell table:style-name="ce55" table:formula="of:=[$Variablen.$G$6]" office:value-type="string" office:string-value="Epic-Name" calcext:value-type="string">
            <text:p>Epic-Name</text:p>
          </table:table-cell>
          <table:table-cell table:style-name="ce55"/>
          <table:table-cell table:style-name="ce55" office:value-type="string" calcext:value-type="string">
            <text:p>id</text:p>
          </table:table-cell>
          <table:table-cell table:style-name="ce122" table:number-columns-repeated="58"/>
        </table:table-row>
        <table:table-row table:style-name="ro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] = &quot;alle&quot;;&quot;&quot;;CONCATENATE(&quot;Bereich: &quot;;[$Bereiche.$I2];&quot; - &quot;)) ;[$Bereiche.$F2]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[$Variablen.$D$2];[$Bereiche.$B2]*100000+([$Bereiche.$E2]*100 ))" office:value-type="string" office:string-value="NICKR-100100" calcext:value-type="string">
            <text:p>NICKR-1001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2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2]);&quot;=&quot;;&quot;&quot;;1))" office:value-type="string" office:string-value="$Jira_Epics.C$2" calcext:value-type="string">
            <text:p>$Jira_Epics.C$2</text:p>
          </table:table-cell>
          <table:table-cell table:formula="of:=[$Variablen.H2]" office:value-type="float" office:value="7" calcext:value-type="float">
            <text:p>7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3] = &quot;alle&quot;;&quot;&quot;;CONCATENATE(&quot;Bereich: &quot;;[$Bereiche.$I3];&quot; - &quot;)) ;[$Bereiche.$F3]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[$Variablen.$D$2];[$Bereiche.$B3]*100000+([$Bereiche.$E3]*100 ))" office:value-type="string" office:string-value="NICKR-100200" calcext:value-type="string">
            <text:p>NICKR-1002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3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3]);&quot;=&quot;;&quot;&quot;;1))" office:value-type="string" office:string-value="$Jira_Epics.C$2" calcext:value-type="string">
            <text:p>$Jira_Epics.C$2</text:p>
          </table:table-cell>
          <table:table-cell table:formula="of:=[.H2]+1" office:value-type="float" office:value="8" calcext:value-type="float">
            <text:p>8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4] = &quot;alle&quot;;&quot;&quot;;CONCATENATE(&quot;Bereich: &quot;;[$Bereiche.$I4];&quot; - &quot;)) ;[$Bereiche.$F4]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[$Variablen.$D$2];[$Bereiche.$B4]*100000+([$Bereiche.$E4]*100 ))" office:value-type="string" office:string-value="NICKR-100300" calcext:value-type="string">
            <text:p>NICKR-1003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4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4]);&quot;=&quot;;&quot;&quot;;1))" office:value-type="string" office:string-value="$Jira_Epics.C$2" calcext:value-type="string">
            <text:p>$Jira_Epics.C$2</text:p>
          </table:table-cell>
          <table:table-cell table:formula="of:=[.H3]+1" office:value-type="float" office:value="9" calcext:value-type="float">
            <text:p>9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5] = &quot;alle&quot;;&quot;&quot;;CONCATENATE(&quot;Bereich: &quot;;[$Bereiche.$I5];&quot; - &quot;)) ;[$Bereiche.$F5]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[$Variablen.$D$2];[$Bereiche.$B5]*100000+([$Bereiche.$E5]*100 ))" office:value-type="string" office:string-value="NICKR-100400" calcext:value-type="string">
            <text:p>NICKR-1004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5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5]);&quot;=&quot;;&quot;&quot;;1))" office:value-type="string" office:string-value="$Jira_Epics.C$2" calcext:value-type="string">
            <text:p>$Jira_Epics.C$2</text:p>
          </table:table-cell>
          <table:table-cell table:formula="of:=[.H4]+1" office:value-type="float" office:value="10" calcext:value-type="float">
            <text:p>10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6] = &quot;alle&quot;;&quot;&quot;;CONCATENATE(&quot;Bereich: &quot;;[$Bereiche.$I6];&quot; - &quot;)) ;[$Bereiche.$F6]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[$Variablen.$D$2];[$Bereiche.$B6]*100000+([$Bereiche.$E6]*100 ))" office:value-type="string" office:string-value="NICKR-100500" calcext:value-type="string">
            <text:p>NICKR-1005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6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6]);&quot;=&quot;;&quot;&quot;;1))" office:value-type="string" office:string-value="$Jira_Epics.C$2" calcext:value-type="string">
            <text:p>$Jira_Epics.C$2</text:p>
          </table:table-cell>
          <table:table-cell table:formula="of:=[.H5]+1" office:value-type="float" office:value="11" calcext:value-type="float">
            <text:p>11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7] = &quot;alle&quot;;&quot;&quot;;CONCATENATE(&quot;Bereich: &quot;;[$Bereiche.$I7];&quot; - &quot;)) ;[$Bereiche.$F7]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[$Variablen.$D$2];[$Bereiche.$B7]*100000+([$Bereiche.$E7]*100 ))" office:value-type="string" office:string-value="NICKR-100600" calcext:value-type="string">
            <text:p>NICKR-1006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7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7]);&quot;=&quot;;&quot;&quot;;1))" office:value-type="string" office:string-value="$Jira_Epics.C$2" calcext:value-type="string">
            <text:p>$Jira_Epics.C$2</text:p>
          </table:table-cell>
          <table:table-cell table:formula="of:=[.H6]+1" office:value-type="float" office:value="12" calcext:value-type="float">
            <text:p>12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8] = &quot;alle&quot;;&quot;&quot;;CONCATENATE(&quot;Bereich: &quot;;[$Bereiche.$I8];&quot; - &quot;)) ;[$Bereiche.$F8]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[$Variablen.$D$2];[$Bereiche.$B8]*100000+([$Bereiche.$E8]*100 ))" office:value-type="string" office:string-value="NICKR-100700" calcext:value-type="string">
            <text:p>NICKR-1007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8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8]);&quot;=&quot;;&quot;&quot;;1))" office:value-type="string" office:string-value="$Jira_Epics.C$2" calcext:value-type="string">
            <text:p>$Jira_Epics.C$2</text:p>
          </table:table-cell>
          <table:table-cell table:formula="of:=[.H7]+1" office:value-type="float" office:value="13" calcext:value-type="float">
            <text:p>13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9] = &quot;alle&quot;;&quot;&quot;;CONCATENATE(&quot;Bereich: &quot;;[$Bereiche.$I9];&quot; - &quot;)) ;[$Bereiche.$F9])" office:value-type="string" office:string-value="Betreiben von IT-Systemen" calcext:value-type="string">
            <text:p>Betreiben von IT-Systemen</text:p>
          </table:table-cell>
          <table:table-cell table:formula="of:=CONCATENATE([$Variablen.$D$2];[$Bereiche.$B9]*100000+([$Bereiche.$E9]*100 ))" office:value-type="string" office:string-value="NICKR-100800" calcext:value-type="string">
            <text:p>NICKR-1008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9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9]);&quot;=&quot;;&quot;&quot;;1))" office:value-type="string" office:string-value="$Jira_Epics.C$2" calcext:value-type="string">
            <text:p>$Jira_Epics.C$2</text:p>
          </table:table-cell>
          <table:table-cell table:formula="of:=[.H8]+1" office:value-type="float" office:value="14" calcext:value-type="float">
            <text:p>14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0] = &quot;alle&quot;;&quot;&quot;;CONCATENATE(&quot;Bereich: &quot;;[$Bereiche.$I10];&quot; - &quot;)) ;[$Bereiche.$F10])" office:value-type="string" office:string-value="Inbetriebnehmen von Speicherlösungen" calcext:value-type="string">
            <text:p>Inbetriebnehmen von Speicherlösungen</text:p>
          </table:table-cell>
          <table:table-cell table:formula="of:=CONCATENATE([$Variablen.$D$2];[$Bereiche.$B10]*100000+([$Bereiche.$E10]*100 ))" office:value-type="string" office:string-value="NICKR-100900" calcext:value-type="string">
            <text:p>NICKR-1009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10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10]);&quot;=&quot;;&quot;&quot;;1))" office:value-type="string" office:string-value="$Jira_Epics.C$2" calcext:value-type="string">
            <text:p>$Jira_Epics.C$2</text:p>
          </table:table-cell>
          <table:table-cell table:formula="of:=[.H9]+1" office:value-type="float" office:value="15" calcext:value-type="float">
            <text:p>15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1] = &quot;alle&quot;;&quot;&quot;;CONCATENATE(&quot;Bereich: &quot;;[$Bereiche.$I11];&quot; - &quot;)) ;[$Bereiche.$F11])" office:value-type="string" office:string-value="Programmieren von Softwarelösungen" calcext:value-type="string">
            <text:p>Programmieren von Softwarelösungen</text:p>
          </table:table-cell>
          <table:table-cell table:formula="of:=CONCATENATE([$Variablen.$D$2];[$Bereiche.$B11]*100000+([$Bereiche.$E11]*100 ))" office:value-type="string" office:string-value="NICKR-101000" calcext:value-type="string">
            <text:p>NICKR-101000</text:p>
          </table:table-cell>
          <table:table-cell table:style-name="ce58" table:formula="of:=[$Jira_Epics.C$2]" office:value-type="string" office:string-value="NICKR-1" calcext:value-type="string">
            <text:p>NICKR-1</text:p>
          </table:table-cell>
          <table:table-cell/>
          <table:table-cell table:formula="of:=OFFSET(INDIRECT([.$G11]);0;-1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70" table:formula="of:=CONCATENATE(SUBSTITUTE(FORMULA([.$D11]);&quot;=&quot;;&quot;&quot;;1))" office:value-type="string" office:string-value="$Jira_Epics.C$2" calcext:value-type="string">
            <text:p>$Jira_Epics.C$2</text:p>
          </table:table-cell>
          <table:table-cell table:formula="of:=[.H10]+1" office:value-type="float" office:value="16" calcext:value-type="float">
            <text:p>16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2] = &quot;alle&quot;;&quot;&quot;;CONCATENATE(&quot;Bereich: &quot;;[$Bereiche.$I12];&quot; - &quot;)) ;[$Bereiche.$F12])" office:value-type="string" office:string-value="Bereich: Anw - Konzipieren und Umsetzen von kundenspezifischen Softwareanwendungen" calcext:value-type="string">
            <text:p>Bereich: Anw - Konzipieren und Umsetzen von kundenspezifischen Softwareanwendungen</text:p>
          </table:table-cell>
          <table:table-cell table:formula="of:=CONCATENATE([$Variablen.$D$2];[$Bereiche.$B12]*100000+([$Bereiche.$E12]*100 ))" office:value-type="string" office:string-value="NICKR-200100" calcext:value-type="string">
            <text:p>NICKR-200100</text:p>
          </table:table-cell>
          <table:table-cell table:style-name="ce58" table:formula="of:=[$Jira_Epics.C$3]" office:value-type="string" office:string-value="NICKR-2" calcext:value-type="string">
            <text:p>NICKR-2</text:p>
          </table:table-cell>
          <table:table-cell/>
          <table:table-cell table:formula="of:=OFFSET(INDIRECT([.$G12]);0;-1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70" table:formula="of:=CONCATENATE(SUBSTITUTE(FORMULA([.$D12]);&quot;=&quot;;&quot;&quot;;1))" office:value-type="string" office:string-value="$Jira_Epics.C$3" calcext:value-type="string">
            <text:p>$Jira_Epics.C$3</text:p>
          </table:table-cell>
          <table:table-cell table:formula="of:=[.H11]+1" office:value-type="float" office:value="17" calcext:value-type="float">
            <text:p>17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3] = &quot;alle&quot;;&quot;&quot;;CONCATENATE(&quot;Bereich: &quot;;[$Bereiche.$I13];&quot; - &quot;)) ;[$Bereiche.$F13])" office:value-type="string" office:string-value="Bereich: Anw - Sicherstellen der Qualität von Softwareanwendungen" calcext:value-type="string">
            <text:p>Bereich: Anw - Sicherstellen der Qualität von Softwareanwendungen</text:p>
          </table:table-cell>
          <table:table-cell table:formula="of:=CONCATENATE([$Variablen.$D$2];[$Bereiche.$B13]*100000+([$Bereiche.$E13]*100 ))" office:value-type="string" office:string-value="NICKR-200200" calcext:value-type="string">
            <text:p>NICKR-200200</text:p>
          </table:table-cell>
          <table:table-cell table:style-name="ce58" table:formula="of:=[$Jira_Epics.C$3]" office:value-type="string" office:string-value="NICKR-2" calcext:value-type="string">
            <text:p>NICKR-2</text:p>
          </table:table-cell>
          <table:table-cell/>
          <table:table-cell table:formula="of:=OFFSET(INDIRECT([.$G13]);0;-1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70" table:formula="of:=CONCATENATE(SUBSTITUTE(FORMULA([.$D13]);&quot;=&quot;;&quot;&quot;;1))" office:value-type="string" office:string-value="$Jira_Epics.C$3" calcext:value-type="string">
            <text:p>$Jira_Epics.C$3</text:p>
          </table:table-cell>
          <table:table-cell table:formula="of:=[.H12]+1" office:value-type="float" office:value="18" calcext:value-type="float">
            <text:p>18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4] = &quot;alle&quot;;&quot;&quot;;CONCATENATE(&quot;Bereich: &quot;;[$Bereiche.$I14];&quot; - &quot;)) ;[$Bereiche.$F14])" office:value-type="string" office:string-value="Bereich: FiSi - Konzipieren und Realisieren von IT-Systemen" calcext:value-type="string">
            <text:p>Bereich: FiSi - Konzipieren und Realisieren von IT-Systemen</text:p>
          </table:table-cell>
          <table:table-cell table:formula="of:=CONCATENATE([$Variablen.$D$2];[$Bereiche.$B14]*100000+([$Bereiche.$E14]*100 ))" office:value-type="string" office:string-value="NICKR-300100" calcext:value-type="string">
            <text:p>NICKR-300100</text:p>
          </table:table-cell>
          <table:table-cell table:style-name="ce58" table:formula="of:=[$Jira_Epics.C$4]" office:value-type="string" office:string-value="NICKR-3" calcext:value-type="string">
            <text:p>NICKR-3</text:p>
          </table:table-cell>
          <table:table-cell/>
          <table:table-cell table:formula="of:=OFFSET(INDIRECT([.$G14]);0;-1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70" table:formula="of:=CONCATENATE(SUBSTITUTE(FORMULA([.$D14]);&quot;=&quot;;&quot;&quot;;1))" office:value-type="string" office:string-value="$Jira_Epics.C$4" calcext:value-type="string">
            <text:p>$Jira_Epics.C$4</text:p>
          </table:table-cell>
          <table:table-cell table:formula="of:=[.H13]+1" office:value-type="float" office:value="19" calcext:value-type="float">
            <text:p>19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5] = &quot;alle&quot;;&quot;&quot;;CONCATENATE(&quot;Bereich: &quot;;[$Bereiche.$I15];&quot; - &quot;)) ;[$Bereiche.$F15])" office:value-type="string" office:string-value="Bereich: FiSi - Errichten, Ändern und Prüfen von vernetzten Systemen / Installieren und Konfigurieren von Netzwerken" calcext:value-type="string">
            <text:p>Bereich: FiSi - Errichten, Ändern und Prüfen von vernetzten Systemen / Installieren und Konfigurieren von Netzwerken</text:p>
          </table:table-cell>
          <table:table-cell table:formula="of:=CONCATENATE([$Variablen.$D$2];[$Bereiche.$B15]*100000+([$Bereiche.$E15]*100 ))" office:value-type="string" office:string-value="NICKR-300200" calcext:value-type="string">
            <text:p>NICKR-300200</text:p>
          </table:table-cell>
          <table:table-cell table:style-name="ce58" table:formula="of:=[$Jira_Epics.C$4]" office:value-type="string" office:string-value="NICKR-3" calcext:value-type="string">
            <text:p>NICKR-3</text:p>
          </table:table-cell>
          <table:table-cell/>
          <table:table-cell table:formula="of:=OFFSET(INDIRECT([.$G15]);0;-1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70" table:formula="of:=CONCATENATE(SUBSTITUTE(FORMULA([.$D15]);&quot;=&quot;;&quot;&quot;;1))" office:value-type="string" office:string-value="$Jira_Epics.C$4" calcext:value-type="string">
            <text:p>$Jira_Epics.C$4</text:p>
          </table:table-cell>
          <table:table-cell table:formula="of:=[.H14]+1" office:value-type="float" office:value="20" calcext:value-type="float">
            <text:p>20</text:p>
          </table:table-cell>
          <table:table-cell table:number-columns-repeated="58"/>
        </table:table-row>
        <table:table-row table:style-name="ro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6] = &quot;alle&quot;;&quot;&quot;;CONCATENATE(&quot;Bereich: &quot;;[$Bereiche.$I16];&quot; - &quot;)) ;[$Bereiche.$F16])" office:value-type="string" office:string-value="Bereich: FiSi - Betreiben von vernetzten Systemen und Sicherstellen der Systemverfügbarkeit / Administrieren&#10;von IT-Systemen" calcext:value-type="string">
            <text:p>Bereich: FiSi - Betreiben von vernetzten Systemen und Sicherstellen der Systemverfügbarkeit / Administrieren</text:p>
            <text:p>von IT-Systemen</text:p>
          </table:table-cell>
          <table:table-cell table:formula="of:=CONCATENATE([$Variablen.$D$2];[$Bereiche.$B16]*100000+([$Bereiche.$E16]*100 ))" office:value-type="string" office:string-value="NICKR-300300" calcext:value-type="string">
            <text:p>NICKR-300300</text:p>
          </table:table-cell>
          <table:table-cell table:style-name="ce58" table:formula="of:=[$Jira_Epics.C$4]" office:value-type="string" office:string-value="NICKR-3" calcext:value-type="string">
            <text:p>NICKR-3</text:p>
          </table:table-cell>
          <table:table-cell/>
          <table:table-cell table:formula="of:=OFFSET(INDIRECT([.$G16]);0;-1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70" table:formula="of:=CONCATENATE(SUBSTITUTE(FORMULA([.$D16]);&quot;=&quot;;&quot;&quot;;1))" office:value-type="string" office:string-value="$Jira_Epics.C$4" calcext:value-type="string">
            <text:p>$Jira_Epics.C$4</text:p>
          </table:table-cell>
          <table:table-cell table:formula="of:=[.H15]+1" office:value-type="float" office:value="21" calcext:value-type="float">
            <text:p>21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7] = &quot;alle&quot;;&quot;&quot;;CONCATENATE(&quot;Bereich: &quot;;[$Bereiche.$I17];&quot; - &quot;)) ;[$Bereiche.$F17])" office:value-type="string" office:string-value="Bereich: DaPro - Analysieren von Arbeits- und Geschäftsprozessen" calcext:value-type="string">
            <text:p>Bereich: DaPro - Analysieren von Arbeits- und Geschäftsprozessen</text:p>
          </table:table-cell>
          <table:table-cell table:formula="of:=CONCATENATE([$Variablen.$D$2];[$Bereiche.$B17]*100000+([$Bereiche.$E17]*100 ))" office:value-type="string" office:string-value="NICKR-400100" calcext:value-type="string">
            <text:p>NICKR-400100</text:p>
          </table:table-cell>
          <table:table-cell table:style-name="ce58" table:formula="of:=[$Jira_Epics.C$5]" office:value-type="string" office:string-value="NICKR-4" calcext:value-type="string">
            <text:p>NICKR-4</text:p>
          </table:table-cell>
          <table:table-cell/>
          <table:table-cell table:formula="of:=OFFSET(INDIRECT([.$G17]);0;-1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70" table:formula="of:=CONCATENATE(SUBSTITUTE(FORMULA([.$D17]);&quot;=&quot;;&quot;&quot;;1))" office:value-type="string" office:string-value="$Jira_Epics.C$5" calcext:value-type="string">
            <text:p>$Jira_Epics.C$5</text:p>
          </table:table-cell>
          <table:table-cell table:formula="of:=[.H16]+1" office:value-type="float" office:value="22" calcext:value-type="float">
            <text:p>22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8] = &quot;alle&quot;;&quot;&quot;;CONCATENATE(&quot;Bereich: &quot;;[$Bereiche.$I18];&quot; - &quot;)) ;[$Bereiche.$F18])" office:value-type="string" office:string-value="Bereich: DaPro - Analysieren von Datenquellen und Bereitstellen von Daten" calcext:value-type="string">
            <text:p>Bereich: DaPro - Analysieren von Datenquellen und Bereitstellen von Daten</text:p>
          </table:table-cell>
          <table:table-cell table:formula="of:=CONCATENATE([$Variablen.$D$2];[$Bereiche.$B18]*100000+([$Bereiche.$E18]*100 ))" office:value-type="string" office:string-value="NICKR-400200" calcext:value-type="string">
            <text:p>NICKR-400200</text:p>
          </table:table-cell>
          <table:table-cell table:style-name="ce58" table:formula="of:=[$Jira_Epics.C$5]" office:value-type="string" office:string-value="NICKR-4" calcext:value-type="string">
            <text:p>NICKR-4</text:p>
          </table:table-cell>
          <table:table-cell/>
          <table:table-cell table:formula="of:=OFFSET(INDIRECT([.$G18]);0;-1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70" table:formula="of:=CONCATENATE(SUBSTITUTE(FORMULA([.$D18]);&quot;=&quot;;&quot;&quot;;1))" office:value-type="string" office:string-value="$Jira_Epics.C$5" calcext:value-type="string">
            <text:p>$Jira_Epics.C$5</text:p>
          </table:table-cell>
          <table:table-cell table:formula="of:=[.H17]+1" office:value-type="float" office:value="23" calcext:value-type="float">
            <text:p>23</text:p>
          </table:table-cell>
          <table:table-cell table:number-columns-repeated="58"/>
        </table:table-row>
        <table:table-row table:style-name="ro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19] = &quot;alle&quot;;&quot;&quot;;CONCATENATE(&quot;Bereich: &quot;;[$Bereiche.$I19];&quot; - &quot;)) ;[$Bereiche.$F19])" office:value-type="string" office:string-value="Bereich: DaPro - Nutzen der Daten zur Optimierung von Arbeits- und Geschäftsprozessen sowie zur Optimierung&#10;digitaler Geschäftsmodelle" calcext:value-type="string">
            <text:p>Bereich: DaPro - Nutzen der Daten zur Optimierung von Arbeits- und Geschäftsprozessen sowie zur Optimierung</text:p>
            <text:p>digitaler Geschäftsmodelle</text:p>
          </table:table-cell>
          <table:table-cell table:formula="of:=CONCATENATE([$Variablen.$D$2];[$Bereiche.$B19]*100000+([$Bereiche.$E19]*100 ))" office:value-type="string" office:string-value="NICKR-400300" calcext:value-type="string">
            <text:p>NICKR-400300</text:p>
          </table:table-cell>
          <table:table-cell table:style-name="ce58" table:formula="of:=[$Jira_Epics.C$5]" office:value-type="string" office:string-value="NICKR-4" calcext:value-type="string">
            <text:p>NICKR-4</text:p>
          </table:table-cell>
          <table:table-cell/>
          <table:table-cell table:formula="of:=OFFSET(INDIRECT([.$G19]);0;-1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70" table:formula="of:=CONCATENATE(SUBSTITUTE(FORMULA([.$D19]);&quot;=&quot;;&quot;&quot;;1))" office:value-type="string" office:string-value="$Jira_Epics.C$5" calcext:value-type="string">
            <text:p>$Jira_Epics.C$5</text:p>
          </table:table-cell>
          <table:table-cell table:formula="of:=[.H18]+1" office:value-type="float" office:value="24" calcext:value-type="float">
            <text:p>24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0] = &quot;alle&quot;;&quot;&quot;;CONCATENATE(&quot;Bereich: &quot;;[$Bereiche.$I20];&quot; - &quot;)) ;[$Bereiche.$F20])" office:value-type="string" office:string-value="Bereich: DaPro - Umsetzen des Datenschutzes und der Schutzziele der Datensicherheit" calcext:value-type="string">
            <text:p>Bereich: DaPro - Umsetzen des Datenschutzes und der Schutzziele der Datensicherheit</text:p>
          </table:table-cell>
          <table:table-cell table:formula="of:=CONCATENATE([$Variablen.$D$2];[$Bereiche.$B20]*100000+([$Bereiche.$E20]*100 ))" office:value-type="string" office:string-value="NICKR-400400" calcext:value-type="string">
            <text:p>NICKR-400400</text:p>
          </table:table-cell>
          <table:table-cell table:style-name="ce58" table:formula="of:=[$Jira_Epics.C$5]" office:value-type="string" office:string-value="NICKR-4" calcext:value-type="string">
            <text:p>NICKR-4</text:p>
          </table:table-cell>
          <table:table-cell/>
          <table:table-cell table:formula="of:=OFFSET(INDIRECT([.$G20]);0;-1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70" table:formula="of:=CONCATENATE(SUBSTITUTE(FORMULA([.$D20]);&quot;=&quot;;&quot;&quot;;1))" office:value-type="string" office:string-value="$Jira_Epics.C$5" calcext:value-type="string">
            <text:p>$Jira_Epics.C$5</text:p>
          </table:table-cell>
          <table:table-cell table:formula="of:=[.H19]+1" office:value-type="float" office:value="25" calcext:value-type="float">
            <text:p>25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1] = &quot;alle&quot;;&quot;&quot;;CONCATENATE(&quot;Bereich: &quot;;[$Bereiche.$I21];&quot; - &quot;)) ;[$Bereiche.$F21])" office:value-type="string" office:string-value="Bereich: Net - Analysieren und Planen von Systemen zur Vernetzung von Prozessen und Produkten" calcext:value-type="string">
            <text:p>Bereich: Net - Analysieren und Planen von Systemen zur Vernetzung von Prozessen und Produkten</text:p>
          </table:table-cell>
          <table:table-cell table:formula="of:=CONCATENATE([$Variablen.$D$2];[$Bereiche.$B21]*100000+([$Bereiche.$E21]*100 ))" office:value-type="string" office:string-value="NICKR-500100" calcext:value-type="string">
            <text:p>NICKR-500100</text:p>
          </table:table-cell>
          <table:table-cell table:style-name="ce58" table:formula="of:=[$Jira_Epics.C$6]" office:value-type="string" office:string-value="NICKR-5" calcext:value-type="string">
            <text:p>NICKR-5</text:p>
          </table:table-cell>
          <table:table-cell/>
          <table:table-cell table:formula="of:=OFFSET(INDIRECT([.$G21]);0;-1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70" table:formula="of:=CONCATENATE(SUBSTITUTE(FORMULA([.$D21]);&quot;=&quot;;&quot;&quot;;1))" office:value-type="string" office:string-value="$Jira_Epics.C$6" calcext:value-type="string">
            <text:p>$Jira_Epics.C$6</text:p>
          </table:table-cell>
          <table:table-cell table:formula="of:=[.H20]+1" office:value-type="float" office:value="26" calcext:value-type="float">
            <text:p>26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2] = &quot;alle&quot;;&quot;&quot;;CONCATENATE(&quot;Bereich: &quot;;[$Bereiche.$I22];&quot; - &quot;)) ;[$Bereiche.$F22])" office:value-type="string" office:string-value="Bereich: Net - Errichten, Ändern und Prüfen von vernetzten Systemen" calcext:value-type="string">
            <text:p>Bereich: Net - Errichten, Ändern und Prüfen von vernetzten Systemen</text:p>
          </table:table-cell>
          <table:table-cell table:formula="of:=CONCATENATE([$Variablen.$D$2];[$Bereiche.$B22]*100000+([$Bereiche.$E22]*100 ))" office:value-type="string" office:string-value="NICKR-500200" calcext:value-type="string">
            <text:p>NICKR-500200</text:p>
          </table:table-cell>
          <table:table-cell table:style-name="ce58" table:formula="of:=[$Jira_Epics.C$6]" office:value-type="string" office:string-value="NICKR-5" calcext:value-type="string">
            <text:p>NICKR-5</text:p>
          </table:table-cell>
          <table:table-cell/>
          <table:table-cell table:formula="of:=OFFSET(INDIRECT([.$G22]);0;-1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70" table:formula="of:=CONCATENATE(SUBSTITUTE(FORMULA([.$D22]);&quot;=&quot;;&quot;&quot;;1))" office:value-type="string" office:string-value="$Jira_Epics.C$6" calcext:value-type="string">
            <text:p>$Jira_Epics.C$6</text:p>
          </table:table-cell>
          <table:table-cell table:formula="of:=[.H21]+1" office:value-type="float" office:value="27" calcext:value-type="float">
            <text:p>27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3] = &quot;alle&quot;;&quot;&quot;;CONCATENATE(&quot;Bereich: &quot;;[$Bereiche.$I23];&quot; - &quot;)) ;[$Bereiche.$F23])" office:value-type="string" office:string-value="Bereich: Net - Betreiben von vernetzten Systemen und Sicherstellen der Systemverfügbarkeit" calcext:value-type="string">
            <text:p>Bereich: Net - Betreiben von vernetzten Systemen und Sicherstellen der Systemverfügbarkeit</text:p>
          </table:table-cell>
          <table:table-cell table:formula="of:=CONCATENATE([$Variablen.$D$2];[$Bereiche.$B23]*100000+([$Bereiche.$E23]*100 ))" office:value-type="string" office:string-value="NICKR-500300" calcext:value-type="string">
            <text:p>NICKR-500300</text:p>
          </table:table-cell>
          <table:table-cell table:style-name="ce58" table:formula="of:=[$Jira_Epics.C$6]" office:value-type="string" office:string-value="NICKR-5" calcext:value-type="string">
            <text:p>NICKR-5</text:p>
          </table:table-cell>
          <table:table-cell/>
          <table:table-cell table:formula="of:=OFFSET(INDIRECT([.$G23]);0;-1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70" table:formula="of:=CONCATENATE(SUBSTITUTE(FORMULA([.$D23]);&quot;=&quot;;&quot;&quot;;1))" office:value-type="string" office:string-value="$Jira_Epics.C$6" calcext:value-type="string">
            <text:p>$Jira_Epics.C$6</text:p>
          </table:table-cell>
          <table:table-cell table:formula="of:=[.H22]+1" office:value-type="float" office:value="28" calcext:value-type="float">
            <text:p>28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4] = &quot;alle&quot;;&quot;&quot;;CONCATENATE(&quot;Bereich: &quot;;[$Bereiche.$I24];&quot; - &quot;)) ;[$Bereiche.$F24]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[$Variablen.$D$2];[$Bereiche.$B24]*100000+([$Bereiche.$E24]*100 ))" office:value-type="string" office:string-value="NICKR-600100" calcext:value-type="string">
            <text:p>NICKR-600100</text:p>
          </table:table-cell>
          <table:table-cell table:style-name="ce58" table:formula="of:=[$Jira_Epics.C$7]" office:value-type="string" office:string-value="NICKR-6" calcext:value-type="string">
            <text:p>NICKR-6</text:p>
          </table:table-cell>
          <table:table-cell/>
          <table:table-cell table:formula="of:=OFFSET(INDIRECT([.$G24]);0;-1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70" table:formula="of:=CONCATENATE(SUBSTITUTE(FORMULA([.$D24]);&quot;=&quot;;&quot;&quot;;1))" office:value-type="string" office:string-value="$Jira_Epics.C$7" calcext:value-type="string">
            <text:p>$Jira_Epics.C$7</text:p>
          </table:table-cell>
          <table:table-cell table:formula="of:=[.H23]+1" office:value-type="float" office:value="29" calcext:value-type="float">
            <text:p>29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5] = &quot;alle&quot;;&quot;&quot;;CONCATENATE(&quot;Bereich: &quot;;[$Bereiche.$I25];&quot; - &quot;)) ;[$Bereiche.$F25]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[$Variablen.$D$2];[$Bereiche.$B25]*100000+([$Bereiche.$E25]*100 ))" office:value-type="string" office:string-value="NICKR-600200" calcext:value-type="string">
            <text:p>NICKR-600200</text:p>
          </table:table-cell>
          <table:table-cell table:style-name="ce58" table:formula="of:=[$Jira_Epics.C$7]" office:value-type="string" office:string-value="NICKR-6" calcext:value-type="string">
            <text:p>NICKR-6</text:p>
          </table:table-cell>
          <table:table-cell/>
          <table:table-cell table:formula="of:=OFFSET(INDIRECT([.$G25]);0;-1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70" table:formula="of:=CONCATENATE(SUBSTITUTE(FORMULA([.$D25]);&quot;=&quot;;&quot;&quot;;1))" office:value-type="string" office:string-value="$Jira_Epics.C$7" calcext:value-type="string">
            <text:p>$Jira_Epics.C$7</text:p>
          </table:table-cell>
          <table:table-cell table:formula="of:=[.H24]+1" office:value-type="float" office:value="30" calcext:value-type="float">
            <text:p>30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6] = &quot;alle&quot;;&quot;&quot;;CONCATENATE(&quot;Bereich: &quot;;[$Bereiche.$I26];&quot; - &quot;)) ;[$Bereiche.$F26]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[$Variablen.$D$2];[$Bereiche.$B26]*100000+([$Bereiche.$E26]*100 ))" office:value-type="string" office:string-value="NICKR-600300" calcext:value-type="string">
            <text:p>NICKR-600300</text:p>
          </table:table-cell>
          <table:table-cell table:style-name="ce58" table:formula="of:=[$Jira_Epics.C$7]" office:value-type="string" office:string-value="NICKR-6" calcext:value-type="string">
            <text:p>NICKR-6</text:p>
          </table:table-cell>
          <table:table-cell/>
          <table:table-cell table:formula="of:=OFFSET(INDIRECT([.$G26]);0;-1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70" table:formula="of:=CONCATENATE(SUBSTITUTE(FORMULA([.$D26]);&quot;=&quot;;&quot;&quot;;1))" office:value-type="string" office:string-value="$Jira_Epics.C$7" calcext:value-type="string">
            <text:p>$Jira_Epics.C$7</text:p>
          </table:table-cell>
          <table:table-cell table:formula="of:=[.H25]+1" office:value-type="float" office:value="31" calcext:value-type="float">
            <text:p>31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7] = &quot;alle&quot;;&quot;&quot;;CONCATENATE(&quot;Bereich: &quot;;[$Bereiche.$I27];&quot; - &quot;)) ;[$Bereiche.$F27])" office:value-type="string" office:string-value="Umweltschutz" calcext:value-type="string">
            <text:p>Umweltschutz</text:p>
          </table:table-cell>
          <table:table-cell table:formula="of:=CONCATENATE([$Variablen.$D$2];[$Bereiche.$B27]*100000+([$Bereiche.$E27]*100 ))" office:value-type="string" office:string-value="NICKR-600400" calcext:value-type="string">
            <text:p>NICKR-600400</text:p>
          </table:table-cell>
          <table:table-cell table:style-name="ce58" table:formula="of:=[$Jira_Epics.C$7]" office:value-type="string" office:string-value="NICKR-6" calcext:value-type="string">
            <text:p>NICKR-6</text:p>
          </table:table-cell>
          <table:table-cell/>
          <table:table-cell table:formula="of:=OFFSET(INDIRECT([.$G27]);0;-1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70" table:formula="of:=CONCATENATE(SUBSTITUTE(FORMULA([.$D27]);&quot;=&quot;;&quot;&quot;;1))" office:value-type="string" office:string-value="$Jira_Epics.C$7" calcext:value-type="string">
            <text:p>$Jira_Epics.C$7</text:p>
          </table:table-cell>
          <table:table-cell table:formula="of:=[.H26]+1" office:value-type="float" office:value="32" calcext:value-type="float">
            <text:p>32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8] = &quot;alle&quot;;&quot;&quot;;CONCATENATE(&quot;Bereich: &quot;;[$Bereiche.$I28];&quot; - &quot;)) ;[$Bereiche.$F28]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[$Variablen.$D$2];[$Bereiche.$B28]*100000+([$Bereiche.$E28]*100 ))" office:value-type="string" office:string-value="NICKR-600500" calcext:value-type="string">
            <text:p>NICKR-600500</text:p>
          </table:table-cell>
          <table:table-cell table:style-name="ce58" table:formula="of:=[$Jira_Epics.C$7]" office:value-type="string" office:string-value="NICKR-6" calcext:value-type="string">
            <text:p>NICKR-6</text:p>
          </table:table-cell>
          <table:table-cell/>
          <table:table-cell table:formula="of:=OFFSET(INDIRECT([.$G28]);0;-1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70" table:formula="of:=CONCATENATE(SUBSTITUTE(FORMULA([.$D28]);&quot;=&quot;;&quot;&quot;;1))" office:value-type="string" office:string-value="$Jira_Epics.C$7" calcext:value-type="string">
            <text:p>$Jira_Epics.C$7</text:p>
          </table:table-cell>
          <table:table-cell table:formula="of:=[.H27]+1" office:value-type="float" office:value="33" calcext:value-type="float">
            <text:p>33</text:p>
          </table:table-cell>
          <table:table-cell table:number-columns-repeated="58"/>
        </table:table-row>
        <table:table-row table:style-name="ro26">
          <table:table-cell table:formula="of:=[$Variablen.$F$2]" office:value-type="string" office:string-value="Task" calcext:value-type="string">
            <text:p>Task</text:p>
          </table:table-cell>
          <table:table-cell table:style-name="ce57" table:formula="of:=CONCATENATE(IF([$Bereiche.$I29] = &quot;alle&quot;;&quot;&quot;;CONCATENATE(&quot;Bereich: &quot;;[$Bereiche.$I29];&quot; - &quot;)) ;[$Bereiche.$F29])" office:value-type="string" office:string-value="Bereich: invisible - Last Line" calcext:value-type="string">
            <text:p>Bereich: invisible - Last Line</text:p>
          </table:table-cell>
          <table:table-cell table:formula="of:=CONCATENATE([$Variablen.$D$2];[$Bereiche.$B29]*100000+([$Bereiche.$E29]*100 ))" office:value-type="string" office:string-value="NICKR-9909900" calcext:value-type="string">
            <text:p>NICKR-9909900</text:p>
          </table:table-cell>
          <table:table-cell table:style-name="ce58" table:formula="of:=[$Jira_Epics.C$8]">
            <text:p/>
          </table:table-cell>
          <table:table-cell/>
          <table:table-cell table:formula="of:=OFFSET(INDIRECT([.$G29]);0;-1;1)">
            <text:p/>
          </table:table-cell>
          <table:table-cell table:style-name="ce70" table:formula="of:=CONCATENATE(SUBSTITUTE(FORMULA([.$D29]);&quot;=&quot;;&quot;&quot;;1))" office:value-type="string" office:string-value="$Jira_Epics.C$8" calcext:value-type="string">
            <text:p>$Jira_Epics.C$8</text:p>
          </table:table-cell>
          <table:table-cell table:formula="of:=[.H28]+1" office:value-type="float" office:value="34" calcext:value-type="float">
            <text:p>34</text:p>
          </table:table-cell>
          <table:table-cell table:number-columns-repeated="58"/>
        </table:table-row>
        <table:table-row table:style-name="ro26">
          <table:table-cell/>
          <table:table-cell table:style-name="ce57"/>
          <table:table-cell/>
          <table:table-cell table:style-name="ce58"/>
          <table:table-cell table:number-columns-repeated="2"/>
          <table:table-cell table:style-name="ce70"/>
          <table:table-cell table:number-columns-repeated="59"/>
        </table:table-row>
        <table:table-row table:style-name="ro3" table:number-rows-repeated="59">
          <table:table-cell/>
          <table:table-cell table:style-name="ce57"/>
          <table:table-cell/>
          <table:table-cell table:style-name="ce58"/>
          <table:table-cell table:number-columns-repeated="62"/>
        </table:table-row>
        <table:table-row table:style-name="ro3" table:number-rows-repeated="1048486">
          <table:table-cell table:number-columns-repeated="66"/>
        </table:table-row>
        <table:table-row table:style-name="ro3">
          <table:table-cell table:number-columns-repeated="66"/>
        </table:table-row>
      </table:table>
      <table:table table:name="Jira_SubTasks" table:style-name="ta1">
        <office:forms form:automatic-focus="false" form:apply-design-mode="false"/>
        <table:table-column table:style-name="co34" table:default-cell-style-name="ce71"/>
        <table:table-column table:style-name="co35" table:default-cell-style-name="ce130"/>
        <table:table-column table:style-name="co36" table:default-cell-style-name="ce130"/>
        <table:table-column table:style-name="co27" table:default-cell-style-name="ce130"/>
        <table:table-column table:style-name="co37" table:default-cell-style-name="ce130"/>
        <table:table-column table:style-name="co31" table:default-cell-style-name="ce71"/>
        <table:table-column table:style-name="co28" table:default-cell-style-name="ce71"/>
        <table:table-column table:style-name="co6" table:default-cell-style-name="Default"/>
        <table:table-column table:style-name="co6" table:default-cell-style-name="ce95"/>
        <table:table-column table:style-name="co6" table:number-columns-repeated="56" table:default-cell-style-name="Default"/>
        <table:table-row table:style-name="ro3">
          <table:table-cell table:style-name="ce128" table:formula="of:=[$Variablen.$B$6]" office:value-type="string" office:string-value="IssueType" calcext:value-type="string">
            <text:p>IssueType</text:p>
          </table:table-cell>
          <table:table-cell table:style-name="ce129" table:formula="of:=[$Variablen.$E$6]" office:value-type="string" office:string-value="Summary" calcext:value-type="string">
            <text:p>Summary</text:p>
          </table:table-cell>
          <table:table-cell table:style-name="ce129" table:formula="of:=[$Variablen.$F$6]" office:value-type="string" office:string-value="Comments" calcext:value-type="string">
            <text:p>Comments</text:p>
          </table:table-cell>
          <table:table-cell table:style-name="ce129" office:value-type="string" calcext:value-type="string">
            <text:p>Kennung</text:p>
          </table:table-cell>
          <table:table-cell table:style-name="ce129" office:value-type="string" calcext:value-type="string">
            <text:p>Ausbildungsphase</text:p>
          </table:table-cell>
          <table:table-cell table:style-name="ce128" table:formula="of:=[$Variablen.$A$6]" office:value-type="string" office:string-value="Issue-ID" calcext:value-type="string">
            <text:p>Issue-ID</text:p>
          </table:table-cell>
          <table:table-cell table:style-name="ce128" table:formula="of:=[$Variablen.$D$6]" office:value-type="string" office:string-value="ParentID" calcext:value-type="string">
            <text:p>ParentID</text:p>
          </table:table-cell>
          <table:table-cell table:style-name="ce122" office:value-type="string" calcext:value-type="string">
            <text:p>id</text:p>
          </table:table-cell>
          <table:table-cell table:style-name="ce93" table:formula="of:=[$Variablen.$H$6]" office:value-type="string" office:string-value="epic-link" calcext:value-type="string">
            <text:p>epic-link</text:p>
          </table:table-cell>
          <table:table-cell table:style-name="ce122"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];&quot;)&quot;;UNICHAR(10);MID([$Themenliste.$E2];1;[$Variablen.$C$9]);&quot;...&quot;)" office:value-type="string" office:string-value="(§ 4 Absatz 2 Nummer 1 a)&#10;Grundsätze und Methoden des Projektmanagements Anwenden..." calcext:value-type="string">
            <text:p>(§ 4 Absatz 2 Nummer 1 a)</text:p>
            <text:p>Grundsätze und Methoden des Projektmanagements Anwenden...</text:p>
          </table:table-cell>
          <table:table-cell table:formula="of:=CONCATENATE([$Themenliste.$E2];UNICHAR(10);&quot;(&quot;;[.E2];&quot;)&quot;)" office:value-type="string" office:string-value="Grundsätze und Methoden des Projektmanagements Anwenden&#10;(Phase 1: 12 Wo., Phase 2:  Wo.)" calcext:value-type="string">
            <text:p>Grundsätze und Methoden des Projektmanagements Anwenden</text:p>
            <text:p>(Phase 1: 12 Wo., Phase 2:  Wo.)</text:p>
          </table:table-cell>
          <table:table-cell table:formula="of:=[$Themenliste.$A2]" office:value-type="string" office:string-value="§ 4 Absatz 2 Nummer 1 a" calcext:value-type="string">
            <text:p>§ 4 Absatz 2 Nummer 1 a</text:p>
          </table:table-cell>
          <table:table-cell table:formula="of:=[$Themenliste.$L2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2]*100+UNICODE([$Themenliste.$D2])-96;0))" office:value-type="string" office:string-value="NICKR-100101" calcext:value-type="string">
            <text:p>NICKR-100101</text:p>
          </table:table-cell>
          <table:table-cell table:formula="of:=CONCATENATE([$Variablen.$D$2];IF(0=0;[$Themenliste.$H2]*100;0))" office:value-type="string" office:string-value="NICKR-100100" calcext:value-type="string">
            <text:p>NICKR-100100</text:p>
          </table:table-cell>
          <table:table-cell table:formula="of:=[$Variablen.I2] +1" office:value-type="float" office:value="35" calcext:value-type="float">
            <text:p>35</text:p>
          </table:table-cell>
          <table:table-cell table:formula="of:=MID([.G2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];&quot;)&quot;;UNICHAR(10);MID([$Themenliste.$E3];1;[$Variablen.$C$9]);&quot;...&quot;)" office:value-type="string" office:string-value="(§ 4 Absatz 2 Nummer 1 b)&#10;Auftragsunterlagen und Durchführbarkeit des Auftrags prüfen, insbesondere in Hin..." calcext:value-type="string">
            <text:p>(§ 4 Absatz 2 Nummer 1 b)</text:p>
            <text:p>Auftragsunterlagen und Durchführbarkeit des Auftrags prüfen, insbesondere in Hin...</text:p>
          </table:table-cell>
          <table:table-cell table:formula="of:=CONCATENATE([$Themenliste.$E3];UNICHAR(10);&quot;(&quot;;[.E3];&quot;)&quot;)" office:value-type="string" office:string-value="Auftragsunterlagen und Durchführbarkeit des Auftrags prüfen, insbesondere in Hinblick auf rechtliche, wirtschaftliche und terminliche Vorgaben, und den Auftrag mit den betrieblichen Prozessen und Möglichkeiten ab&#10;(Phase 1: 12 Wo., Phase 2:  Wo.)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  <text:p>(Phase 1: 12 Wo., Phase 2:  Wo.)</text:p>
          </table:table-cell>
          <table:table-cell table:formula="of:=[$Themenliste.$A3]" office:value-type="string" office:string-value="§ 4 Absatz 2 Nummer 1 b" calcext:value-type="string">
            <text:p>§ 4 Absatz 2 Nummer 1 b</text:p>
          </table:table-cell>
          <table:table-cell table:formula="of:=[$Themenliste.$L3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3]*100+UNICODE([$Themenliste.$D3])-96;0))" office:value-type="string" office:string-value="NICKR-100102" calcext:value-type="string">
            <text:p>NICKR-100102</text:p>
          </table:table-cell>
          <table:table-cell table:formula="of:=CONCATENATE([$Variablen.$D$2];IF(0=0;[$Themenliste.$H3]*100;0))" office:value-type="string" office:string-value="NICKR-100100" calcext:value-type="string">
            <text:p>NICKR-100100</text:p>
          </table:table-cell>
          <table:table-cell/>
          <table:table-cell table:formula="of:=MID([.G3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];&quot;)&quot;;UNICHAR(10);MID([$Themenliste.$E4];1;[$Variablen.$C$9]);&quot;...&quot;)" office:value-type="string" office:string-value="(§ 4 Absatz 2 Nummer 1 c)&#10;Zeitplan und Reihenfolge der Arbeitsschritte für den eigenen Arbeitsbereich fest..." calcext:value-type="string">
            <text:p>(§ 4 Absatz 2 Nummer 1 c)</text:p>
            <text:p>Zeitplan und Reihenfolge der Arbeitsschritte für den eigenen Arbeitsbereich fest...</text:p>
          </table:table-cell>
          <table:table-cell table:formula="of:=CONCATENATE([$Themenliste.$E4];UNICHAR(10);&quot;(&quot;;[.E4];&quot;)&quot;)" office:value-type="string" office:string-value="Zeitplan und Reihenfolge der Arbeitsschritte für den eigenen Arbeitsbereich festlegen&#10;(Phase 1: 12 Wo., Phase 2:  Wo.)" calcext:value-type="string">
            <text:p>Zeitplan und Reihenfolge der Arbeitsschritte für den eigenen Arbeitsbereich festlegen</text:p>
            <text:p>(Phase 1: 12 Wo., Phase 2:  Wo.)</text:p>
          </table:table-cell>
          <table:table-cell table:formula="of:=[$Themenliste.$A4]" office:value-type="string" office:string-value="§ 4 Absatz 2 Nummer 1 c" calcext:value-type="string">
            <text:p>§ 4 Absatz 2 Nummer 1 c</text:p>
          </table:table-cell>
          <table:table-cell table:formula="of:=[$Themenliste.$L4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4]*100+UNICODE([$Themenliste.$D4])-96;0))" office:value-type="string" office:string-value="NICKR-100103" calcext:value-type="string">
            <text:p>NICKR-100103</text:p>
          </table:table-cell>
          <table:table-cell table:formula="of:=CONCATENATE([$Variablen.$D$2];IF(0=0;[$Themenliste.$H4]*100;0))" office:value-type="string" office:string-value="NICKR-100100" calcext:value-type="string">
            <text:p>NICKR-100100</text:p>
          </table:table-cell>
          <table:table-cell/>
          <table:table-cell table:formula="of:=MID([.G4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];&quot;)&quot;;UNICHAR(10);MID([$Themenliste.$E5];1;[$Variablen.$C$9]);&quot;...&quot;)" office:value-type="string" office:string-value="(§ 4 Absatz 2 Nummer 1 d)&#10;Termine planen und abstimmen sowie Terminüberwachung durchführen..." calcext:value-type="string">
            <text:p>(§ 4 Absatz 2 Nummer 1 d)</text:p>
            <text:p>Termine planen und abstimmen sowie Terminüberwachung durchführen...</text:p>
          </table:table-cell>
          <table:table-cell table:formula="of:=CONCATENATE([$Themenliste.$E5];UNICHAR(10);&quot;(&quot;;[.E5];&quot;)&quot;)" office:value-type="string" office:string-value="Termine planen und abstimmen sowie Terminüberwachung durchführen&#10;(Phase 1: 12 Wo., Phase 2:  Wo.)" calcext:value-type="string">
            <text:p>Termine planen und abstimmen sowie Terminüberwachung durchführen</text:p>
            <text:p>(Phase 1: 12 Wo., Phase 2:  Wo.)</text:p>
          </table:table-cell>
          <table:table-cell table:formula="of:=[$Themenliste.$A5]" office:value-type="string" office:string-value="§ 4 Absatz 2 Nummer 1 d" calcext:value-type="string">
            <text:p>§ 4 Absatz 2 Nummer 1 d</text:p>
          </table:table-cell>
          <table:table-cell table:formula="of:=[$Themenliste.$L5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5]*100+UNICODE([$Themenliste.$D5])-96;0))" office:value-type="string" office:string-value="NICKR-100104" calcext:value-type="string">
            <text:p>NICKR-100104</text:p>
          </table:table-cell>
          <table:table-cell table:formula="of:=CONCATENATE([$Variablen.$D$2];IF(0=0;[$Themenliste.$H5]*100;0))" office:value-type="string" office:string-value="NICKR-100100" calcext:value-type="string">
            <text:p>NICKR-100100</text:p>
          </table:table-cell>
          <table:table-cell/>
          <table:table-cell table:formula="of:=MID([.G5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];&quot;)&quot;;UNICHAR(10);MID([$Themenliste.$E6];1;[$Variablen.$C$9]);&quot;...&quot;)" office:value-type="string" office:string-value="(§ 4 Absatz 2 Nummer 1 e)&#10;Probleme analysieren und als Aufgabe definieren sowie Lösungsalternativen entwic..." calcext:value-type="string">
            <text:p>(§ 4 Absatz 2 Nummer 1 e)</text:p>
            <text:p>Probleme analysieren und als Aufgabe definieren sowie Lösungsalternativen entwic...</text:p>
          </table:table-cell>
          <table:table-cell table:formula="of:=CONCATENATE([$Themenliste.$E6];UNICHAR(10);&quot;(&quot;;[.E6];&quot;)&quot;)" office:value-type="string" office:string-value="Probleme analysieren und als Aufgabe definieren sowie Lösungsalternativen entwickeln und beurteilen&#10;(Phase 1: 12 Wo., Phase 2:  Wo.)" calcext:value-type="string">
            <text:p>Probleme analysieren und als Aufgabe definieren sowie Lösungsalternativen entwickeln und beurteilen</text:p>
            <text:p>(Phase 1: 12 Wo., Phase 2:  Wo.)</text:p>
          </table:table-cell>
          <table:table-cell table:formula="of:=[$Themenliste.$A6]" office:value-type="string" office:string-value="§ 4 Absatz 2 Nummer 1 e" calcext:value-type="string">
            <text:p>§ 4 Absatz 2 Nummer 1 e</text:p>
          </table:table-cell>
          <table:table-cell table:formula="of:=[$Themenliste.$L6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6]*100+UNICODE([$Themenliste.$D6])-96;0))" office:value-type="string" office:string-value="NICKR-100105" calcext:value-type="string">
            <text:p>NICKR-100105</text:p>
          </table:table-cell>
          <table:table-cell table:formula="of:=CONCATENATE([$Variablen.$D$2];IF(0=0;[$Themenliste.$H6]*100;0))" office:value-type="string" office:string-value="NICKR-100100" calcext:value-type="string">
            <text:p>NICKR-100100</text:p>
          </table:table-cell>
          <table:table-cell/>
          <table:table-cell table:formula="of:=MID([.G6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];&quot;)&quot;;UNICHAR(10);MID([$Themenliste.$E7];1;[$Variablen.$C$9]);&quot;...&quot;)" office:value-type="string" office:string-value="(§ 4 Absatz 2 Nummer 1 f)&#10;Arbeits- und Organisationsmittel wirtschaftlich und ökologisch unter Berücksicht..." calcext:value-type="string">
            <text:p>(§ 4 Absatz 2 Nummer 1 f)</text:p>
            <text:p>Arbeits- und Organisationsmittel wirtschaftlich und ökologisch unter Berücksicht...</text:p>
          </table:table-cell>
          <table:table-cell table:formula="of:=CONCATENATE([$Themenliste.$E7];UNICHAR(10);&quot;(&quot;;[.E7];&quot;)&quot;)" office:value-type="string" office:string-value="Arbeits- und Organisationsmittel wirtschaftlich und ökologisch unter Berücksichtigung der vorhandenen Ressourcen und der Budgetvorgaben einsetzen&#10;(Phase 1: 12 Wo., Phase 2:  Wo.)" calcext:value-type="string">
            <text:p>Arbeits- und Organisationsmittel wirtschaftlich und ökologisch unter Berücksichtigung der vorhandenen Ressourcen und der Budgetvorgaben einsetzen</text:p>
            <text:p>(Phase 1: 12 Wo., Phase 2:  Wo.)</text:p>
          </table:table-cell>
          <table:table-cell table:formula="of:=[$Themenliste.$A7]" office:value-type="string" office:string-value="§ 4 Absatz 2 Nummer 1 f" calcext:value-type="string">
            <text:p>§ 4 Absatz 2 Nummer 1 f</text:p>
          </table:table-cell>
          <table:table-cell table:formula="of:=[$Themenliste.$L7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7]*100+UNICODE([$Themenliste.$D7])-96;0))" office:value-type="string" office:string-value="NICKR-100106" calcext:value-type="string">
            <text:p>NICKR-100106</text:p>
          </table:table-cell>
          <table:table-cell table:formula="of:=CONCATENATE([$Variablen.$D$2];IF(0=0;[$Themenliste.$H7]*100;0))" office:value-type="string" office:string-value="NICKR-100100" calcext:value-type="string">
            <text:p>NICKR-100100</text:p>
          </table:table-cell>
          <table:table-cell/>
          <table:table-cell table:formula="of:=MID([.G7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];&quot;)&quot;;UNICHAR(10);MID([$Themenliste.$E8];1;[$Variablen.$C$9]);&quot;...&quot;)" office:value-type="string" office:string-value="(§ 4 Absatz 2 Nummer 1 g)&#10;Aufgaben im Team sowie mit internen und externen Kunden und Kundinnen planen und..." calcext:value-type="string">
            <text:p>(§ 4 Absatz 2 Nummer 1 g)</text:p>
            <text:p>Aufgaben im Team sowie mit internen und externen Kunden und Kundinnen planen und...</text:p>
          </table:table-cell>
          <table:table-cell table:formula="of:=CONCATENATE([$Themenliste.$E8];UNICHAR(10);&quot;(&quot;;[.E8];&quot;)&quot;)" office:value-type="string" office:string-value="Aufgaben im Team sowie mit internen und externen Kunden und Kundinnen planen und abstimmen&#10;(Phase 1: 12 Wo., Phase 2:  Wo.)" calcext:value-type="string">
            <text:p>Aufgaben im Team sowie mit internen und externen Kunden und Kundinnen planen und abstimmen</text:p>
            <text:p>(Phase 1: 12 Wo., Phase 2:  Wo.)</text:p>
          </table:table-cell>
          <table:table-cell table:formula="of:=[$Themenliste.$A8]" office:value-type="string" office:string-value="§ 4 Absatz 2 Nummer 1 g" calcext:value-type="string">
            <text:p>§ 4 Absatz 2 Nummer 1 g</text:p>
          </table:table-cell>
          <table:table-cell table:formula="of:=[$Themenliste.$L8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8]*100+UNICODE([$Themenliste.$D8])-96;0))" office:value-type="string" office:string-value="NICKR-100107" calcext:value-type="string">
            <text:p>NICKR-100107</text:p>
          </table:table-cell>
          <table:table-cell table:formula="of:=CONCATENATE([$Variablen.$D$2];IF(0=0;[$Themenliste.$H8]*100;0))" office:value-type="string" office:string-value="NICKR-100100" calcext:value-type="string">
            <text:p>NICKR-100100</text:p>
          </table:table-cell>
          <table:table-cell/>
          <table:table-cell table:formula="of:=MID([.G8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];&quot;)&quot;;UNICHAR(10);MID([$Themenliste.$E9];1;[$Variablen.$C$9]);&quot;...&quot;)" office:value-type="string" office:string-value="(§ 4 Absatz 2 Nummer 1 h)&#10;betriebswirtschaftlich relevante Daten erheben und bewerten und dabei Geschäfts-..." calcext:value-type="string">
            <text:p>(§ 4 Absatz 2 Nummer 1 h)</text:p>
            <text:p>betriebswirtschaftlich relevante Daten erheben und bewerten und dabei Geschäfts-...</text:p>
          </table:table-cell>
          <table:table-cell table:formula="of:=CONCATENATE([$Themenliste.$E9];UNICHAR(10);&quot;(&quot;;[.E9];&quot;)&quot;)" office:value-type="string" office:string-value="betriebswirtschaftlich relevante Daten erheben und bewerten und dabei Geschäfts- und Leistungsprozesse berücksichtigen&#10;(Phase 1: 12 Wo., Phase 2:  Wo.)" calcext:value-type="string">
            <text:p>betriebswirtschaftlich relevante Daten erheben und bewerten und dabei Geschäfts- und Leistungsprozesse berücksichtigen</text:p>
            <text:p>(Phase 1: 12 Wo., Phase 2:  Wo.)</text:p>
          </table:table-cell>
          <table:table-cell table:formula="of:=[$Themenliste.$A9]" office:value-type="string" office:string-value="§ 4 Absatz 2 Nummer 1 h" calcext:value-type="string">
            <text:p>§ 4 Absatz 2 Nummer 1 h</text:p>
          </table:table-cell>
          <table:table-cell table:formula="of:=[$Themenliste.$L9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9]*100+UNICODE([$Themenliste.$D9])-96;0))" office:value-type="string" office:string-value="NICKR-100108" calcext:value-type="string">
            <text:p>NICKR-100108</text:p>
          </table:table-cell>
          <table:table-cell table:formula="of:=CONCATENATE([$Variablen.$D$2];IF(0=0;[$Themenliste.$H9]*100;0))" office:value-type="string" office:string-value="NICKR-100100" calcext:value-type="string">
            <text:p>NICKR-100100</text:p>
          </table:table-cell>
          <table:table-cell/>
          <table:table-cell table:formula="of:=MID([.G9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];&quot;)&quot;;UNICHAR(10);MID([$Themenliste.$E10];1;[$Variablen.$C$9]);&quot;...&quot;)" office:value-type="string" office:string-value="(§ 4 Absatz 2 Nummer 1 i)&#10;eigene Vorgehensweise sowie die Aufgabendurchführung im Team reflektieren und be..." calcext:value-type="string">
            <text:p>(§ 4 Absatz 2 Nummer 1 i)</text:p>
            <text:p>eigene Vorgehensweise sowie die Aufgabendurchführung im Team reflektieren und be...</text:p>
          </table:table-cell>
          <table:table-cell table:formula="of:=CONCATENATE([$Themenliste.$E10];UNICHAR(10);&quot;(&quot;;[.E10];&quot;)&quot;)" office:value-type="string" office:string-value="eigene Vorgehensweise sowie die Aufgabendurchführung im Team reflektieren und bei der Verbesserung der Arbeitsprozesse mitwirken&#10;(Phase 1: 12 Wo., Phase 2:  Wo.)" calcext:value-type="string">
            <text:p>eigene Vorgehensweise sowie die Aufgabendurchführung im Team reflektieren und bei der Verbesserung der Arbeitsprozesse mitwirken</text:p>
            <text:p>(Phase 1: 12 Wo., Phase 2:  Wo.)</text:p>
          </table:table-cell>
          <table:table-cell table:formula="of:=[$Themenliste.$A10]" office:value-type="string" office:string-value="§ 4 Absatz 2 Nummer 1 i" calcext:value-type="string">
            <text:p>§ 4 Absatz 2 Nummer 1 i</text:p>
          </table:table-cell>
          <table:table-cell table:formula="of:=[$Themenliste.$L10]" office:value-type="string" office:string-value="Phase 1: 12 Wo., Phase 2:  Wo." calcext:value-type="string">
            <text:p>Phase 1: 12 Wo., Phase 2: <text:s/>Wo.</text:p>
          </table:table-cell>
          <table:table-cell table:formula="of:=CONCATENATE([$Variablen.$D$2];IF(1=1;[$Themenliste.$H10]*100+UNICODE([$Themenliste.$D10])-96;0))" office:value-type="string" office:string-value="NICKR-100109" calcext:value-type="string">
            <text:p>NICKR-100109</text:p>
          </table:table-cell>
          <table:table-cell table:formula="of:=CONCATENATE([$Variablen.$D$2];IF(0=0;[$Themenliste.$H10]*100;0))" office:value-type="string" office:string-value="NICKR-100100" calcext:value-type="string">
            <text:p>NICKR-100100</text:p>
          </table:table-cell>
          <table:table-cell/>
          <table:table-cell table:formula="of:=MID([.G10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];&quot;)&quot;;UNICHAR(10);MID([$Themenliste.$E11];1;[$Variablen.$C$9]);&quot;...&quot;)" office:value-type="string" office:string-value="(§ 4 Absatz 2 Nummer 2 a)&#10;im Rahmen der Marktbeobachtung Preise, Leistungen und Konditionen von Wettbewerb..." calcext:value-type="string">
            <text:p>(§ 4 Absatz 2 Nummer 2 a)</text:p>
            <text:p>im Rahmen der Marktbeobachtung Preise, Leistungen und Konditionen von Wettbewerb...</text:p>
          </table:table-cell>
          <table:table-cell table:formula="of:=CONCATENATE([$Themenliste.$E11];UNICHAR(10);&quot;(&quot;;[.E11];&quot;)&quot;)" office:value-type="string" office:string-value="im Rahmen der Marktbeobachtung Preise, Leistungen und Konditionen von Wettbewerbern vergleichen&#10;(Phase 1: 3 Wo., Phase 2: 2 Wo.)" calcext:value-type="string">
            <text:p>im Rahmen der Marktbeobachtung Preise, Leistungen und Konditionen von Wettbewerbern vergleichen</text:p>
            <text:p>(Phase 1: 3 Wo., Phase 2: 2 Wo.)</text:p>
          </table:table-cell>
          <table:table-cell table:formula="of:=[$Themenliste.$A11]" office:value-type="string" office:string-value="§ 4 Absatz 2 Nummer 2 a" calcext:value-type="string">
            <text:p>§ 4 Absatz 2 Nummer 2 a</text:p>
          </table:table-cell>
          <table:table-cell table:formula="of:=[$Themenliste.$L11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1]*100+UNICODE([$Themenliste.$D11])-96;0))" office:value-type="string" office:string-value="NICKR-100201" calcext:value-type="string">
            <text:p>NICKR-100201</text:p>
          </table:table-cell>
          <table:table-cell table:formula="of:=CONCATENATE([$Variablen.$D$2];IF(0=0;[$Themenliste.$H11]*100;0))" office:value-type="string" office:string-value="NICKR-100200" calcext:value-type="string">
            <text:p>NICKR-100200</text:p>
          </table:table-cell>
          <table:table-cell/>
          <table:table-cell table:formula="of:=MID([.G11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];&quot;)&quot;;UNICHAR(10);MID([$Themenliste.$E12];1;[$Variablen.$C$9]);&quot;...&quot;)" office:value-type="string" office:string-value="(§ 4 Absatz 2 Nummer 2 b)&#10;Bedarfe von Kunden und Kundinnen feststellen sowie Zielgruppen unterscheiden..." calcext:value-type="string">
            <text:p>(§ 4 Absatz 2 Nummer 2 b)</text:p>
            <text:p>Bedarfe von Kunden und Kundinnen feststellen sowie Zielgruppen unterscheiden...</text:p>
          </table:table-cell>
          <table:table-cell table:formula="of:=CONCATENATE([$Themenliste.$E12];UNICHAR(10);&quot;(&quot;;[.E12];&quot;)&quot;)" office:value-type="string" office:string-value="Bedarfe von Kunden und Kundinnen feststellen sowie Zielgruppen unterscheiden&#10;(Phase 1: 3 Wo., Phase 2: 2 Wo.)" calcext:value-type="string">
            <text:p>Bedarfe von Kunden und Kundinnen feststellen sowie Zielgruppen unterscheiden</text:p>
            <text:p>(Phase 1: 3 Wo., Phase 2: 2 Wo.)</text:p>
          </table:table-cell>
          <table:table-cell table:formula="of:=[$Themenliste.$A12]" office:value-type="string" office:string-value="§ 4 Absatz 2 Nummer 2 b" calcext:value-type="string">
            <text:p>§ 4 Absatz 2 Nummer 2 b</text:p>
          </table:table-cell>
          <table:table-cell table:formula="of:=[$Themenliste.$L12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2]*100+UNICODE([$Themenliste.$D12])-96;0))" office:value-type="string" office:string-value="NICKR-100202" calcext:value-type="string">
            <text:p>NICKR-100202</text:p>
          </table:table-cell>
          <table:table-cell table:formula="of:=CONCATENATE([$Variablen.$D$2];IF(0=0;[$Themenliste.$H12]*100;0))" office:value-type="string" office:string-value="NICKR-100200" calcext:value-type="string">
            <text:p>NICKR-100200</text:p>
          </table:table-cell>
          <table:table-cell/>
          <table:table-cell table:formula="of:=MID([.G12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];&quot;)&quot;;UNICHAR(10);MID([$Themenliste.$E13];1;[$Variablen.$C$9]);&quot;...&quot;)" office:value-type="string" office:string-value="(§ 4 Absatz 2 Nummer 2 c)&#10;Kunden und Kundinnen unter Beachtung von Kommunikationsregeln informieren sowie ..." calcext:value-type="string">
            <text:p>(§ 4 Absatz 2 Nummer 2 c)</text:p>
            <text:p>Kunden und Kundinnen unter Beachtung von Kommunikationsregeln informieren sowie ...</text:p>
          </table:table-cell>
          <table:table-cell table:formula="of:=CONCATENATE([$Themenliste.$E13];UNICHAR(10);&quot;(&quot;;[.E13];&quot;)&quot;)" office:value-type="string" office:string-value="Kunden und Kundinnen unter Beachtung von Kommunikationsregeln informieren sowie Sachverhalte präsentieren und dabei deutsche und englische Fachbegriffe anwenden&#10;(Phase 1: 3 Wo., Phase 2: 2 Wo.)" calcext:value-type="string">
            <text:p>Kunden und Kundinnen unter Beachtung von Kommunikationsregeln informieren sowie Sachverhalte präsentieren und dabei deutsche und englische Fachbegriffe anwenden</text:p>
            <text:p>(Phase 1: 3 Wo., Phase 2: 2 Wo.)</text:p>
          </table:table-cell>
          <table:table-cell table:formula="of:=[$Themenliste.$A13]" office:value-type="string" office:string-value="§ 4 Absatz 2 Nummer 2 c" calcext:value-type="string">
            <text:p>§ 4 Absatz 2 Nummer 2 c</text:p>
          </table:table-cell>
          <table:table-cell table:formula="of:=[$Themenliste.$L13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3]*100+UNICODE([$Themenliste.$D13])-96;0))" office:value-type="string" office:string-value="NICKR-100203" calcext:value-type="string">
            <text:p>NICKR-100203</text:p>
          </table:table-cell>
          <table:table-cell table:formula="of:=CONCATENATE([$Variablen.$D$2];IF(0=0;[$Themenliste.$H13]*100;0))" office:value-type="string" office:string-value="NICKR-100200" calcext:value-type="string">
            <text:p>NICKR-100200</text:p>
          </table:table-cell>
          <table:table-cell/>
          <table:table-cell table:formula="of:=MID([.G13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];&quot;)&quot;;UNICHAR(10);MID([$Themenliste.$E14];1;[$Variablen.$C$9]);&quot;...&quot;)" office:value-type="string" office:string-value="(§ 4 Absatz 2 Nummer 2 d)&#10;Maßnahmen für Marketing und Vertrieb unterstützen..." calcext:value-type="string">
            <text:p>(§ 4 Absatz 2 Nummer 2 d)</text:p>
            <text:p>Maßnahmen für Marketing und Vertrieb unterstützen...</text:p>
          </table:table-cell>
          <table:table-cell table:formula="of:=CONCATENATE([$Themenliste.$E14];UNICHAR(10);&quot;(&quot;;[.E14];&quot;)&quot;)" office:value-type="string" office:string-value="Maßnahmen für Marketing und Vertrieb unterstützen&#10;(Phase 1: 3 Wo., Phase 2: 2 Wo.)" calcext:value-type="string">
            <text:p>Maßnahmen für Marketing und Vertrieb unterstützen</text:p>
            <text:p>(Phase 1: 3 Wo., Phase 2: 2 Wo.)</text:p>
          </table:table-cell>
          <table:table-cell table:formula="of:=[$Themenliste.$A14]" office:value-type="string" office:string-value="§ 4 Absatz 2 Nummer 2 d" calcext:value-type="string">
            <text:p>§ 4 Absatz 2 Nummer 2 d</text:p>
          </table:table-cell>
          <table:table-cell table:formula="of:=[$Themenliste.$L14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4]*100+UNICODE([$Themenliste.$D14])-96;0))" office:value-type="string" office:string-value="NICKR-100204" calcext:value-type="string">
            <text:p>NICKR-100204</text:p>
          </table:table-cell>
          <table:table-cell table:formula="of:=CONCATENATE([$Variablen.$D$2];IF(0=0;[$Themenliste.$H14]*100;0))" office:value-type="string" office:string-value="NICKR-100200" calcext:value-type="string">
            <text:p>NICKR-100200</text:p>
          </table:table-cell>
          <table:table-cell/>
          <table:table-cell table:formula="of:=MID([.G14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5];&quot;)&quot;;UNICHAR(10);MID([$Themenliste.$E15];1;[$Variablen.$C$9]);&quot;...&quot;)" office:value-type="string" office:string-value="(§ 4 Absatz 2 Nummer 2 e)&#10;Informationsquellen auch in englischer Sprache aufgabenbezogen auswerten und für..." calcext:value-type="string">
            <text:p>(§ 4 Absatz 2 Nummer 2 e)</text:p>
            <text:p>Informationsquellen auch in englischer Sprache aufgabenbezogen auswerten und für...</text:p>
          </table:table-cell>
          <table:table-cell table:formula="of:=CONCATENATE([$Themenliste.$E15];UNICHAR(10);&quot;(&quot;;[.E15];&quot;)&quot;)" office:value-type="string" office:string-value="Informationsquellen auch in englischer Sprache aufgabenbezogen auswerten und für die Kundeninformation nutzen&#10;(Phase 1: 3 Wo., Phase 2: 2 Wo.)" calcext:value-type="string">
            <text:p>Informationsquellen auch in englischer Sprache aufgabenbezogen auswerten und für die Kundeninformation nutzen</text:p>
            <text:p>(Phase 1: 3 Wo., Phase 2: 2 Wo.)</text:p>
          </table:table-cell>
          <table:table-cell table:formula="of:=[$Themenliste.$A15]" office:value-type="string" office:string-value="§ 4 Absatz 2 Nummer 2 e" calcext:value-type="string">
            <text:p>§ 4 Absatz 2 Nummer 2 e</text:p>
          </table:table-cell>
          <table:table-cell table:formula="of:=[$Themenliste.$L15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5]*100+UNICODE([$Themenliste.$D15])-96;0))" office:value-type="string" office:string-value="NICKR-100205" calcext:value-type="string">
            <text:p>NICKR-100205</text:p>
          </table:table-cell>
          <table:table-cell table:formula="of:=CONCATENATE([$Variablen.$D$2];IF(0=0;[$Themenliste.$H15]*100;0))" office:value-type="string" office:string-value="NICKR-100200" calcext:value-type="string">
            <text:p>NICKR-100200</text:p>
          </table:table-cell>
          <table:table-cell/>
          <table:table-cell table:formula="of:=MID([.G15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6];&quot;)&quot;;UNICHAR(10);MID([$Themenliste.$E16];1;[$Variablen.$C$9]);&quot;...&quot;)" office:value-type="string" office:string-value="(§ 4 Absatz 2 Nummer 2 f)&#10;Gespräche situationsgerecht führen und Kunden und Kundinnen unter Berücksichtigu..." calcext:value-type="string">
            <text:p>(§ 4 Absatz 2 Nummer 2 f)</text:p>
            <text:p>Gespräche situationsgerecht führen und Kunden und Kundinnen unter Berücksichtigu...</text:p>
          </table:table-cell>
          <table:table-cell table:formula="of:=CONCATENATE([$Themenliste.$E16];UNICHAR(10);&quot;(&quot;;[.E16];&quot;)&quot;)" office:value-type="string" office:string-value="Gespräche situationsgerecht führen und Kunden und Kundinnen unter Berücksichtigung der Kundeninteressen beraten&#10;(Phase 1: 3 Wo., Phase 2: 2 Wo.)" calcext:value-type="string">
            <text:p>Gespräche situationsgerecht führen und Kunden und Kundinnen unter Berücksichtigung der Kundeninteressen beraten</text:p>
            <text:p>(Phase 1: 3 Wo., Phase 2: 2 Wo.)</text:p>
          </table:table-cell>
          <table:table-cell table:formula="of:=[$Themenliste.$A16]" office:value-type="string" office:string-value="§ 4 Absatz 2 Nummer 2 f" calcext:value-type="string">
            <text:p>§ 4 Absatz 2 Nummer 2 f</text:p>
          </table:table-cell>
          <table:table-cell table:formula="of:=[$Themenliste.$L16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6]*100+UNICODE([$Themenliste.$D16])-96;0))" office:value-type="string" office:string-value="NICKR-100206" calcext:value-type="string">
            <text:p>NICKR-100206</text:p>
          </table:table-cell>
          <table:table-cell table:formula="of:=CONCATENATE([$Variablen.$D$2];IF(0=0;[$Themenliste.$H16]*100;0))" office:value-type="string" office:string-value="NICKR-100200" calcext:value-type="string">
            <text:p>NICKR-100200</text:p>
          </table:table-cell>
          <table:table-cell/>
          <table:table-cell table:formula="of:=MID([.G16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7];&quot;)&quot;;UNICHAR(10);MID([$Themenliste.$E17];1;[$Variablen.$C$9]);&quot;...&quot;)" office:value-type="string" office:string-value="(§ 4 Absatz 2 Nummer 2 g)&#10;Kundenbeziehungen unter Beachtung rechtlicher Regelungen und betrieblicher Grund..." calcext:value-type="string">
            <text:p>(§ 4 Absatz 2 Nummer 2 g)</text:p>
            <text:p>Kundenbeziehungen unter Beachtung rechtlicher Regelungen und betrieblicher Grund...</text:p>
          </table:table-cell>
          <table:table-cell table:formula="of:=CONCATENATE([$Themenliste.$E17];UNICHAR(10);&quot;(&quot;;[.E17];&quot;)&quot;)" office:value-type="string" office:string-value="Kundenbeziehungen unter Beachtung rechtlicher Regelungen und betrieblicher Grundsätze gestalten&#10;(Phase 1: 3 Wo., Phase 2: 2 Wo.)" calcext:value-type="string">
            <text:p>Kundenbeziehungen unter Beachtung rechtlicher Regelungen und betrieblicher Grundsätze gestalten</text:p>
            <text:p>(Phase 1: 3 Wo., Phase 2: 2 Wo.)</text:p>
          </table:table-cell>
          <table:table-cell table:formula="of:=[$Themenliste.$A17]" office:value-type="string" office:string-value="§ 4 Absatz 2 Nummer 2 g" calcext:value-type="string">
            <text:p>§ 4 Absatz 2 Nummer 2 g</text:p>
          </table:table-cell>
          <table:table-cell table:formula="of:=[$Themenliste.$L17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7]*100+UNICODE([$Themenliste.$D17])-96;0))" office:value-type="string" office:string-value="NICKR-100207" calcext:value-type="string">
            <text:p>NICKR-100207</text:p>
          </table:table-cell>
          <table:table-cell table:formula="of:=CONCATENATE([$Variablen.$D$2];IF(0=0;[$Themenliste.$H17]*100;0))" office:value-type="string" office:string-value="NICKR-100200" calcext:value-type="string">
            <text:p>NICKR-100200</text:p>
          </table:table-cell>
          <table:table-cell/>
          <table:table-cell table:formula="of:=MID([.G17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8];&quot;)&quot;;UNICHAR(10);MID([$Themenliste.$E18];1;[$Variablen.$C$9]);&quot;...&quot;)" office:value-type="string" office:string-value="(§ 4 Absatz 2 Nummer 2 h)&#10;Daten und Sachverhalte interpretieren, multimedial aufbereiten und situationsger..." calcext:value-type="string">
            <text:p>(§ 4 Absatz 2 Nummer 2 h)</text:p>
            <text:p>Daten und Sachverhalte interpretieren, multimedial aufbereiten und situationsger...</text:p>
          </table:table-cell>
          <table:table-cell table:formula="of:=CONCATENATE([$Themenliste.$E18];UNICHAR(10);&quot;(&quot;;[.E18];&quot;)&quot;)" office:value-type="string" office:string-value="Daten und Sachverhalte interpretieren, multimedial aufbereiten und situationsgerecht unter Nutzung digitaler Werkzeuge und unter Berücksichtigung der betrieblichen Vorgaben präsentieren&#10;(Phase 1: 3 Wo., Phase 2: 2 Wo.)" calcext:value-type="string">
            <text:p>Daten und Sachverhalte interpretieren, multimedial aufbereiten und situationsgerecht unter Nutzung digitaler Werkzeuge und unter Berücksichtigung der betrieblichen Vorgaben präsentieren</text:p>
            <text:p>(Phase 1: 3 Wo., Phase 2: 2 Wo.)</text:p>
          </table:table-cell>
          <table:table-cell table:formula="of:=[$Themenliste.$A18]" office:value-type="string" office:string-value="§ 4 Absatz 2 Nummer 2 h" calcext:value-type="string">
            <text:p>§ 4 Absatz 2 Nummer 2 h</text:p>
          </table:table-cell>
          <table:table-cell table:formula="of:=[$Themenliste.$L18]" office:value-type="string" office:string-value="Phase 1: 3 Wo., Phase 2: 2 Wo." calcext:value-type="string">
            <text:p>Phase 1: 3 Wo., Phase 2: 2 Wo.</text:p>
          </table:table-cell>
          <table:table-cell table:formula="of:=CONCATENATE([$Variablen.$D$2];IF(1=1;[$Themenliste.$H18]*100+UNICODE([$Themenliste.$D18])-96;0))" office:value-type="string" office:string-value="NICKR-100208" calcext:value-type="string">
            <text:p>NICKR-100208</text:p>
          </table:table-cell>
          <table:table-cell table:formula="of:=CONCATENATE([$Variablen.$D$2];IF(0=0;[$Themenliste.$H18]*100;0))" office:value-type="string" office:string-value="NICKR-100200" calcext:value-type="string">
            <text:p>NICKR-100200</text:p>
          </table:table-cell>
          <table:table-cell/>
          <table:table-cell table:formula="of:=MID([.G18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9];&quot;)&quot;;UNICHAR(10);MID([$Themenliste.$E19];1;[$Variablen.$C$9]);&quot;...&quot;)" office:value-type="string" office:string-value="(§ 4 Absatz 2 Nummer 3 a)&#10;marktgängige IT-Systeme für unterschiedliche Einsatzbereiche hinsichtlich Leistu..." calcext:value-type="string">
            <text:p>(§ 4 Absatz 2 Nummer 3 a)</text:p>
            <text:p>marktgängige IT-Systeme für unterschiedliche Einsatzbereiche hinsichtlich Leistu...</text:p>
          </table:table-cell>
          <table:table-cell table:formula="of:=CONCATENATE([$Themenliste.$E19];UNICHAR(10);&quot;(&quot;;[.E19];&quot;)&quot;)" office:value-type="string" office:string-value="marktgängige IT-Systeme für unterschiedliche Einsatzbereiche hinsichtlich Leistungsfähigkeit, Wirtschaftlichkeit und Barrierefreiheit beurteilen&#10;(Phase 1: 10 Wo., Phase 2: 5 Wo.)" calcext:value-type="string">
            <text:p>marktgängige IT-Systeme für unterschiedliche Einsatzbereiche hinsichtlich Leistungsfähigkeit, Wirtschaftlichkeit und Barrierefreiheit beurteilen</text:p>
            <text:p>(Phase 1: 10 Wo., Phase 2: 5 Wo.)</text:p>
          </table:table-cell>
          <table:table-cell table:formula="of:=[$Themenliste.$A19]" office:value-type="string" office:string-value="§ 4 Absatz 2 Nummer 3 a" calcext:value-type="string">
            <text:p>§ 4 Absatz 2 Nummer 3 a</text:p>
          </table:table-cell>
          <table:table-cell table:formula="of:=[$Themenliste.$L19]" office:value-type="string" office:string-value="Phase 1: 10 Wo., Phase 2: 5 Wo." calcext:value-type="string">
            <text:p>Phase 1: 10 Wo., Phase 2: 5 Wo.</text:p>
          </table:table-cell>
          <table:table-cell table:formula="of:=CONCATENATE([$Variablen.$D$2];IF(1=1;[$Themenliste.$H19]*100+UNICODE([$Themenliste.$D19])-96;0))" office:value-type="string" office:string-value="NICKR-100301" calcext:value-type="string">
            <text:p>NICKR-100301</text:p>
          </table:table-cell>
          <table:table-cell table:formula="of:=CONCATENATE([$Variablen.$D$2];IF(0=0;[$Themenliste.$H19]*100;0))" office:value-type="string" office:string-value="NICKR-100300" calcext:value-type="string">
            <text:p>NICKR-100300</text:p>
          </table:table-cell>
          <table:table-cell/>
          <table:table-cell table:formula="of:=MID([.G19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0];&quot;)&quot;;UNICHAR(10);MID([$Themenliste.$E20];1;[$Variablen.$C$9]);&quot;...&quot;)" office:value-type="string" office:string-value="(§ 4 Absatz 2 Nummer 3 b)&#10;Angebote zu IT-Komponenten, IT-Produkten und IT-Dienstleistungen einholen und be..." calcext:value-type="string">
            <text:p>(§ 4 Absatz 2 Nummer 3 b)</text:p>
            <text:p>Angebote zu IT-Komponenten, IT-Produkten und IT-Dienstleistungen einholen und be...</text:p>
          </table:table-cell>
          <table:table-cell table:formula="of:=CONCATENATE([$Themenliste.$E20];UNICHAR(10);&quot;(&quot;;[.E20];&quot;)&quot;)" office:value-type="string" office:string-value="Angebote zu IT-Komponenten, IT-Produkten und IT-Dienstleistungen einholen und bewerten sowie Spezifikationen und Konditionen vergleichen&#10;(Phase 1: 10 Wo., Phase 2: 5 Wo.)" calcext:value-type="string">
            <text:p>Angebote zu IT-Komponenten, IT-Produkten und IT-Dienstleistungen einholen und bewerten sowie Spezifikationen und Konditionen vergleichen</text:p>
            <text:p>(Phase 1: 10 Wo., Phase 2: 5 Wo.)</text:p>
          </table:table-cell>
          <table:table-cell table:formula="of:=[$Themenliste.$A20]" office:value-type="string" office:string-value="§ 4 Absatz 2 Nummer 3 b" calcext:value-type="string">
            <text:p>§ 4 Absatz 2 Nummer 3 b</text:p>
          </table:table-cell>
          <table:table-cell table:formula="of:=[$Themenliste.$L20]" office:value-type="string" office:string-value="Phase 1: 10 Wo., Phase 2: 5 Wo." calcext:value-type="string">
            <text:p>Phase 1: 10 Wo., Phase 2: 5 Wo.</text:p>
          </table:table-cell>
          <table:table-cell table:formula="of:=CONCATENATE([$Variablen.$D$2];IF(1=1;[$Themenliste.$H20]*100+UNICODE([$Themenliste.$D20])-96;0))" office:value-type="string" office:string-value="NICKR-100302" calcext:value-type="string">
            <text:p>NICKR-100302</text:p>
          </table:table-cell>
          <table:table-cell table:formula="of:=CONCATENATE([$Variablen.$D$2];IF(0=0;[$Themenliste.$H20]*100;0))" office:value-type="string" office:string-value="NICKR-100300" calcext:value-type="string">
            <text:p>NICKR-100300</text:p>
          </table:table-cell>
          <table:table-cell/>
          <table:table-cell table:formula="of:=MID([.G20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1];&quot;)&quot;;UNICHAR(10);MID([$Themenliste.$E21];1;[$Variablen.$C$9]);&quot;...&quot;)" office:value-type="string" office:string-value="(§ 4 Absatz 2 Nummer 3 c)&#10;technologische Entwicklungstrends von IT-Systemen feststellen sowie ihre wirtsch..." calcext:value-type="string">
            <text:p>(§ 4 Absatz 2 Nummer 3 c)</text:p>
            <text:p>technologische Entwicklungstrends von IT-Systemen feststellen sowie ihre wirtsch...</text:p>
          </table:table-cell>
          <table:table-cell table:formula="of:=CONCATENATE([$Themenliste.$E21];UNICHAR(10);&quot;(&quot;;[.E21];&quot;)&quot;)" office:value-type="string" office:string-value="technologische Entwicklungstrends von IT-Systemen feststellen sowie ihre wirtschaftlichen, sozialen und beruflichen Auswirkungen aufzeigen&#10;(Phase 1: 10 Wo., Phase 2: 5 Wo.)" calcext:value-type="string">
            <text:p>technologische Entwicklungstrends von IT-Systemen feststellen sowie ihre wirtschaftlichen, sozialen und beruflichen Auswirkungen aufzeigen</text:p>
            <text:p>(Phase 1: 10 Wo., Phase 2: 5 Wo.)</text:p>
          </table:table-cell>
          <table:table-cell table:formula="of:=[$Themenliste.$A21]" office:value-type="string" office:string-value="§ 4 Absatz 2 Nummer 3 c" calcext:value-type="string">
            <text:p>§ 4 Absatz 2 Nummer 3 c</text:p>
          </table:table-cell>
          <table:table-cell table:formula="of:=[$Themenliste.$L21]" office:value-type="string" office:string-value="Phase 1: 10 Wo., Phase 2: 5 Wo." calcext:value-type="string">
            <text:p>Phase 1: 10 Wo., Phase 2: 5 Wo.</text:p>
          </table:table-cell>
          <table:table-cell table:formula="of:=CONCATENATE([$Variablen.$D$2];IF(1=1;[$Themenliste.$H21]*100+UNICODE([$Themenliste.$D21])-96;0))" office:value-type="string" office:string-value="NICKR-100303" calcext:value-type="string">
            <text:p>NICKR-100303</text:p>
          </table:table-cell>
          <table:table-cell table:formula="of:=CONCATENATE([$Variablen.$D$2];IF(0=0;[$Themenliste.$H21]*100;0))" office:value-type="string" office:string-value="NICKR-100300" calcext:value-type="string">
            <text:p>NICKR-100300</text:p>
          </table:table-cell>
          <table:table-cell/>
          <table:table-cell table:formula="of:=MID([.G21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2];&quot;)&quot;;UNICHAR(10);MID([$Themenliste.$E22];1;[$Variablen.$C$9]);&quot;...&quot;)" office:value-type="string" office:string-value="(§ 4 Absatz 2 Nummer 3 d)&#10;Veränderungen von Einsatzfeldern für IT-Systeme aufgrund technischer, wirtschaft..." calcext:value-type="string">
            <text:p>(§ 4 Absatz 2 Nummer 3 d)</text:p>
            <text:p>Veränderungen von Einsatzfeldern für IT-Systeme aufgrund technischer, wirtschaft...</text:p>
          </table:table-cell>
          <table:table-cell table:formula="of:=CONCATENATE([$Themenliste.$E22];UNICHAR(10);&quot;(&quot;;[.E22];&quot;)&quot;)" office:value-type="string" office:string-value="Veränderungen von Einsatzfeldern für IT-Systeme aufgrund technischer, wirtschaftlicher und gesellschaftlicher Entwicklungen feststellen&#10;(Phase 1: 10 Wo., Phase 2: 5 Wo.)" calcext:value-type="string">
            <text:p>Veränderungen von Einsatzfeldern für IT-Systeme aufgrund technischer, wirtschaftlicher und gesellschaftlicher Entwicklungen feststellen</text:p>
            <text:p>(Phase 1: 10 Wo., Phase 2: 5 Wo.)</text:p>
          </table:table-cell>
          <table:table-cell table:formula="of:=[$Themenliste.$A22]" office:value-type="string" office:string-value="§ 4 Absatz 2 Nummer 3 d" calcext:value-type="string">
            <text:p>§ 4 Absatz 2 Nummer 3 d</text:p>
          </table:table-cell>
          <table:table-cell table:formula="of:=[$Themenliste.$L22]" office:value-type="string" office:string-value="Phase 1: 10 Wo., Phase 2: 5 Wo." calcext:value-type="string">
            <text:p>Phase 1: 10 Wo., Phase 2: 5 Wo.</text:p>
          </table:table-cell>
          <table:table-cell table:formula="of:=CONCATENATE([$Variablen.$D$2];IF(1=1;[$Themenliste.$H22]*100+UNICODE([$Themenliste.$D22])-96;0))" office:value-type="string" office:string-value="NICKR-100304" calcext:value-type="string">
            <text:p>NICKR-100304</text:p>
          </table:table-cell>
          <table:table-cell table:formula="of:=CONCATENATE([$Variablen.$D$2];IF(0=0;[$Themenliste.$H22]*100;0))" office:value-type="string" office:string-value="NICKR-100300" calcext:value-type="string">
            <text:p>NICKR-100300</text:p>
          </table:table-cell>
          <table:table-cell/>
          <table:table-cell table:formula="of:=MID([.G22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3];&quot;)&quot;;UNICHAR(10);MID([$Themenliste.$E23];1;[$Variablen.$C$9]);&quot;...&quot;)" office:value-type="string" office:string-value="(§ 4 Absatz 2 Nummer 4 a)&#10;IT-Systeme zur Bearbeitung betrieblicher Fachaufgaben analysieren sowie unter Be..." calcext:value-type="string">
            <text:p>(§ 4 Absatz 2 Nummer 4 a)</text:p>
            <text:p>IT-Systeme zur Bearbeitung betrieblicher Fachaufgaben analysieren sowie unter Be...</text:p>
          </table:table-cell>
          <table:table-cell table:formula="of:=CONCATENATE([$Themenliste.$E23];UNICHAR(10);&quot;(&quot;;[.E23];&quot;)&quot;)" office:value-type="string" office:string-value="IT-Systeme zur Bearbeitung betrieblicher Fachaufgaben analysieren sowie unter Beachtung insbesondere von Lizenzmodellen, Urheberrechten und Barrierefreiheit konzeptionieren, konfigurieren, testen und dokumentieren&#10;(Phase 1: 5 Wo., Phase 2: 7 Wo.)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  <text:p>(Phase 1: 5 Wo., Phase 2: 7 Wo.)</text:p>
          </table:table-cell>
          <table:table-cell table:formula="of:=[$Themenliste.$A23]" office:value-type="string" office:string-value="§ 4 Absatz 2 Nummer 4 a" calcext:value-type="string">
            <text:p>§ 4 Absatz 2 Nummer 4 a</text:p>
          </table:table-cell>
          <table:table-cell table:formula="of:=[$Themenliste.$L23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23]*100+UNICODE([$Themenliste.$D23])-96;0))" office:value-type="string" office:string-value="NICKR-100401" calcext:value-type="string">
            <text:p>NICKR-100401</text:p>
          </table:table-cell>
          <table:table-cell table:formula="of:=CONCATENATE([$Variablen.$D$2];IF(0=0;[$Themenliste.$H23]*100;0))" office:value-type="string" office:string-value="NICKR-100400" calcext:value-type="string">
            <text:p>NICKR-100400</text:p>
          </table:table-cell>
          <table:table-cell/>
          <table:table-cell table:formula="of:=MID([.G23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4];&quot;)&quot;;UNICHAR(10);MID([$Themenliste.$E24];1;[$Variablen.$C$9]);&quot;...&quot;)" office:value-type="string" office:string-value="(§ 4 Absatz 2 Nummer 4 b)&#10;Programmiersprachen, insbesondere prozedurale und objektorientierte Programmiers..." calcext:value-type="string">
            <text:p>(§ 4 Absatz 2 Nummer 4 b)</text:p>
            <text:p>Programmiersprachen, insbesondere prozedurale und objektorientierte Programmiers...</text:p>
          </table:table-cell>
          <table:table-cell table:formula="of:=CONCATENATE([$Themenliste.$E24];UNICHAR(10);&quot;(&quot;;[.E24];&quot;)&quot;)" office:value-type="string" office:string-value="Programmiersprachen, insbesondere prozedurale und objektorientierte Programmiersprachen, unterscheiden&#10;(Phase 1: 5 Wo., Phase 2: 7 Wo.)" calcext:value-type="string">
            <text:p>Programmiersprachen, insbesondere prozedurale und objektorientierte Programmiersprachen, unterscheiden</text:p>
            <text:p>(Phase 1: 5 Wo., Phase 2: 7 Wo.)</text:p>
          </table:table-cell>
          <table:table-cell table:formula="of:=[$Themenliste.$A24]" office:value-type="string" office:string-value="§ 4 Absatz 2 Nummer 4 b" calcext:value-type="string">
            <text:p>§ 4 Absatz 2 Nummer 4 b</text:p>
          </table:table-cell>
          <table:table-cell table:formula="of:=[$Themenliste.$L24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24]*100+UNICODE([$Themenliste.$D24])-96;0))" office:value-type="string" office:string-value="NICKR-100402" calcext:value-type="string">
            <text:p>NICKR-100402</text:p>
          </table:table-cell>
          <table:table-cell table:formula="of:=CONCATENATE([$Variablen.$D$2];IF(0=0;[$Themenliste.$H24]*100;0))" office:value-type="string" office:string-value="NICKR-100400" calcext:value-type="string">
            <text:p>NICKR-100400</text:p>
          </table:table-cell>
          <table:table-cell/>
          <table:table-cell table:formula="of:=MID([.G24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5];&quot;)&quot;;UNICHAR(10);MID([$Themenliste.$E25];1;[$Variablen.$C$9]);&quot;...&quot;)" office:value-type="string" office:string-value="(§ 4 Absatz 2 Nummer 4 c)&#10;systematisch Fehler erkennen, analysieren und beheben..." calcext:value-type="string">
            <text:p>(§ 4 Absatz 2 Nummer 4 c)</text:p>
            <text:p>systematisch Fehler erkennen, analysieren und beheben...</text:p>
          </table:table-cell>
          <table:table-cell table:formula="of:=CONCATENATE([$Themenliste.$E25];UNICHAR(10);&quot;(&quot;;[.E25];&quot;)&quot;)" office:value-type="string" office:string-value="systematisch Fehler erkennen, analysieren und beheben&#10;(Phase 1: 5 Wo., Phase 2: 7 Wo.)" calcext:value-type="string">
            <text:p>systematisch Fehler erkennen, analysieren und beheben</text:p>
            <text:p>(Phase 1: 5 Wo., Phase 2: 7 Wo.)</text:p>
          </table:table-cell>
          <table:table-cell table:formula="of:=[$Themenliste.$A25]" office:value-type="string" office:string-value="§ 4 Absatz 2 Nummer 4 c" calcext:value-type="string">
            <text:p>§ 4 Absatz 2 Nummer 4 c</text:p>
          </table:table-cell>
          <table:table-cell table:formula="of:=[$Themenliste.$L25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25]*100+UNICODE([$Themenliste.$D25])-96;0))" office:value-type="string" office:string-value="NICKR-100403" calcext:value-type="string">
            <text:p>NICKR-100403</text:p>
          </table:table-cell>
          <table:table-cell table:formula="of:=CONCATENATE([$Variablen.$D$2];IF(0=0;[$Themenliste.$H25]*100;0))" office:value-type="string" office:string-value="NICKR-100400" calcext:value-type="string">
            <text:p>NICKR-100400</text:p>
          </table:table-cell>
          <table:table-cell/>
          <table:table-cell table:formula="of:=MID([.G25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6];&quot;)&quot;;UNICHAR(10);MID([$Themenliste.$E26];1;[$Variablen.$C$9]);&quot;...&quot;)" office:value-type="string" office:string-value="(§ 4 Absatz 2 Nummer 4 d)&#10;Algorithmen formulieren und Anwendungen in einer Programmiersprache erstellen..." calcext:value-type="string">
            <text:p>(§ 4 Absatz 2 Nummer 4 d)</text:p>
            <text:p>Algorithmen formulieren und Anwendungen in einer Programmiersprache erstellen...</text:p>
          </table:table-cell>
          <table:table-cell table:formula="of:=CONCATENATE([$Themenliste.$E26];UNICHAR(10);&quot;(&quot;;[.E26];&quot;)&quot;)" office:value-type="string" office:string-value="Algorithmen formulieren und Anwendungen in einer Programmiersprache erstellen&#10;(Phase 1: 5 Wo., Phase 2: 7 Wo.)" calcext:value-type="string">
            <text:p>Algorithmen formulieren und Anwendungen in einer Programmiersprache erstellen</text:p>
            <text:p>(Phase 1: 5 Wo., Phase 2: 7 Wo.)</text:p>
          </table:table-cell>
          <table:table-cell table:formula="of:=[$Themenliste.$A26]" office:value-type="string" office:string-value="§ 4 Absatz 2 Nummer 4 d" calcext:value-type="string">
            <text:p>§ 4 Absatz 2 Nummer 4 d</text:p>
          </table:table-cell>
          <table:table-cell table:formula="of:=[$Themenliste.$L26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26]*100+UNICODE([$Themenliste.$D26])-96;0))" office:value-type="string" office:string-value="NICKR-100404" calcext:value-type="string">
            <text:p>NICKR-100404</text:p>
          </table:table-cell>
          <table:table-cell table:formula="of:=CONCATENATE([$Variablen.$D$2];IF(0=0;[$Themenliste.$H26]*100;0))" office:value-type="string" office:string-value="NICKR-100400" calcext:value-type="string">
            <text:p>NICKR-100400</text:p>
          </table:table-cell>
          <table:table-cell/>
          <table:table-cell table:formula="of:=MID([.G26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7];&quot;)&quot;;UNICHAR(10);MID([$Themenliste.$E27];1;[$Variablen.$C$9]);&quot;...&quot;)" office:value-type="string" office:string-value="(§ 4 Absatz 2 Nummer 4 e)&#10;Datenbankmodelle unterscheiden, Daten organisieren und speichern sowie Abfragen ..." calcext:value-type="string">
            <text:p>(§ 4 Absatz 2 Nummer 4 e)</text:p>
            <text:p>Datenbankmodelle unterscheiden, Daten organisieren und speichern sowie Abfragen ...</text:p>
          </table:table-cell>
          <table:table-cell table:formula="of:=CONCATENATE([$Themenliste.$E27];UNICHAR(10);&quot;(&quot;;[.E27];&quot;)&quot;)" office:value-type="string" office:string-value="Datenbankmodelle unterscheiden, Daten organisieren und speichern sowie Abfragen erstellen&#10;(Phase 1: 5 Wo., Phase 2: 7 Wo.)" calcext:value-type="string">
            <text:p>Datenbankmodelle unterscheiden, Daten organisieren und speichern sowie Abfragen erstellen</text:p>
            <text:p>(Phase 1: 5 Wo., Phase 2: 7 Wo.)</text:p>
          </table:table-cell>
          <table:table-cell table:formula="of:=[$Themenliste.$A27]" office:value-type="string" office:string-value="§ 4 Absatz 2 Nummer 4 e" calcext:value-type="string">
            <text:p>§ 4 Absatz 2 Nummer 4 e</text:p>
          </table:table-cell>
          <table:table-cell table:formula="of:=[$Themenliste.$L27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27]*100+UNICODE([$Themenliste.$D27])-96;0))" office:value-type="string" office:string-value="NICKR-100405" calcext:value-type="string">
            <text:p>NICKR-100405</text:p>
          </table:table-cell>
          <table:table-cell table:formula="of:=CONCATENATE([$Variablen.$D$2];IF(0=0;[$Themenliste.$H27]*100;0))" office:value-type="string" office:string-value="NICKR-100400" calcext:value-type="string">
            <text:p>NICKR-100400</text:p>
          </table:table-cell>
          <table:table-cell/>
          <table:table-cell table:formula="of:=MID([.G27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8];&quot;)&quot;;UNICHAR(10);MID([$Themenliste.$E28];1;[$Variablen.$C$9]);&quot;...&quot;)" office:value-type="string" office:string-value="(§ 4 Absatz 2 Nummer 5 a)&#10;betriebliche Qualitätssicherungssysteme im eigenen Arbeitsbereich anwenden und Q..." calcext:value-type="string">
            <text:p>(§ 4 Absatz 2 Nummer 5 a)</text:p>
            <text:p>betriebliche Qualitätssicherungssysteme im eigenen Arbeitsbereich anwenden und Q...</text:p>
          </table:table-cell>
          <table:table-cell table:formula="of:=CONCATENATE([$Themenliste.$E28];UNICHAR(10);&quot;(&quot;;[.E28];&quot;)&quot;)" office:value-type="string" office:string-value="betriebliche Qualitätssicherungssysteme im eigenen Arbeitsbereich anwenden und Qualitätssicherungsmaßnahmen projektbegleitend durchführen und dokumentieren&#10;(Phase 1: 4 Wo., Phase 2: 8 Wo.)" calcext:value-type="string">
            <text:p>betriebliche Qualitätssicherungssysteme im eigenen Arbeitsbereich anwenden und Qualitätssicherungsmaßnahmen projektbegleitend durchführen und dokumentieren</text:p>
            <text:p>(Phase 1: 4 Wo., Phase 2: 8 Wo.)</text:p>
          </table:table-cell>
          <table:table-cell table:formula="of:=[$Themenliste.$A28]" office:value-type="string" office:string-value="§ 4 Absatz 2 Nummer 5 a" calcext:value-type="string">
            <text:p>§ 4 Absatz 2 Nummer 5 a</text:p>
          </table:table-cell>
          <table:table-cell table:formula="of:=[$Themenliste.$L28]" office:value-type="string" office:string-value="Phase 1: 4 Wo., Phase 2: 8 Wo." calcext:value-type="string">
            <text:p>Phase 1: 4 Wo., Phase 2: 8 Wo.</text:p>
          </table:table-cell>
          <table:table-cell table:formula="of:=CONCATENATE([$Variablen.$D$2];IF(1=1;[$Themenliste.$H28]*100+UNICODE([$Themenliste.$D28])-96;0))" office:value-type="string" office:string-value="NICKR-100501" calcext:value-type="string">
            <text:p>NICKR-100501</text:p>
          </table:table-cell>
          <table:table-cell table:formula="of:=CONCATENATE([$Variablen.$D$2];IF(0=0;[$Themenliste.$H28]*100;0))" office:value-type="string" office:string-value="NICKR-100500" calcext:value-type="string">
            <text:p>NICKR-100500</text:p>
          </table:table-cell>
          <table:table-cell/>
          <table:table-cell table:formula="of:=MID([.G28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29];&quot;)&quot;;UNICHAR(10);MID([$Themenliste.$E29];1;[$Variablen.$C$9]);&quot;...&quot;)" office:value-type="string" office:string-value="(§ 4 Absatz 2 Nummer 5 b)&#10;Ursachen von Qualitätsmängeln systematisch feststellen, beseitigen und dokumenti..." calcext:value-type="string">
            <text:p>(§ 4 Absatz 2 Nummer 5 b)</text:p>
            <text:p>Ursachen von Qualitätsmängeln systematisch feststellen, beseitigen und dokumenti...</text:p>
          </table:table-cell>
          <table:table-cell table:formula="of:=CONCATENATE([$Themenliste.$E29];UNICHAR(10);&quot;(&quot;;[.E29];&quot;)&quot;)" office:value-type="string" office:string-value="Ursachen von Qualitätsmängeln systematisch feststellen, beseitigen und dokumentieren&#10;(Phase 1: 4 Wo., Phase 2: 8 Wo.)" calcext:value-type="string">
            <text:p>Ursachen von Qualitätsmängeln systematisch feststellen, beseitigen und dokumentieren</text:p>
            <text:p>(Phase 1: 4 Wo., Phase 2: 8 Wo.)</text:p>
          </table:table-cell>
          <table:table-cell table:formula="of:=[$Themenliste.$A29]" office:value-type="string" office:string-value="§ 4 Absatz 2 Nummer 5 b" calcext:value-type="string">
            <text:p>§ 4 Absatz 2 Nummer 5 b</text:p>
          </table:table-cell>
          <table:table-cell table:formula="of:=[$Themenliste.$L29]" office:value-type="string" office:string-value="Phase 1: 4 Wo., Phase 2: 8 Wo." calcext:value-type="string">
            <text:p>Phase 1: 4 Wo., Phase 2: 8 Wo.</text:p>
          </table:table-cell>
          <table:table-cell table:formula="of:=CONCATENATE([$Variablen.$D$2];IF(1=1;[$Themenliste.$H29]*100+UNICODE([$Themenliste.$D29])-96;0))" office:value-type="string" office:string-value="NICKR-100502" calcext:value-type="string">
            <text:p>NICKR-100502</text:p>
          </table:table-cell>
          <table:table-cell table:formula="of:=CONCATENATE([$Variablen.$D$2];IF(0=0;[$Themenliste.$H29]*100;0))" office:value-type="string" office:string-value="NICKR-100500" calcext:value-type="string">
            <text:p>NICKR-100500</text:p>
          </table:table-cell>
          <table:table-cell/>
          <table:table-cell table:formula="of:=MID([.G29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0];&quot;)&quot;;UNICHAR(10);MID([$Themenliste.$E30];1;[$Variablen.$C$9]);&quot;...&quot;)" office:value-type="string" office:string-value="(§ 4 Absatz 2 Nummer 5 c)&#10;im Rahmen eines Verbesserungsprozesses die Zielerreichung kontrollieren, insbeso..." calcext:value-type="string">
            <text:p>(§ 4 Absatz 2 Nummer 5 c)</text:p>
            <text:p>im Rahmen eines Verbesserungsprozesses die Zielerreichung kontrollieren, insbeso...</text:p>
          </table:table-cell>
          <table:table-cell table:formula="of:=CONCATENATE([$Themenliste.$E30];UNICHAR(10);&quot;(&quot;;[.E30];&quot;)&quot;)" office:value-type="string" office:string-value="im Rahmen eines Verbesserungsprozesses die Zielerreichung kontrollieren, insbesondere einen Soll-Ist-Vergleich durchführen&#10;(Phase 1: 4 Wo., Phase 2: 8 Wo.)" calcext:value-type="string">
            <text:p>im Rahmen eines Verbesserungsprozesses die Zielerreichung kontrollieren, insbesondere einen Soll-Ist-Vergleich durchführen</text:p>
            <text:p>(Phase 1: 4 Wo., Phase 2: 8 Wo.)</text:p>
          </table:table-cell>
          <table:table-cell table:formula="of:=[$Themenliste.$A30]" office:value-type="string" office:string-value="§ 4 Absatz 2 Nummer 5 c" calcext:value-type="string">
            <text:p>§ 4 Absatz 2 Nummer 5 c</text:p>
          </table:table-cell>
          <table:table-cell table:formula="of:=[$Themenliste.$L30]" office:value-type="string" office:string-value="Phase 1: 4 Wo., Phase 2: 8 Wo." calcext:value-type="string">
            <text:p>Phase 1: 4 Wo., Phase 2: 8 Wo.</text:p>
          </table:table-cell>
          <table:table-cell table:formula="of:=CONCATENATE([$Variablen.$D$2];IF(1=1;[$Themenliste.$H30]*100+UNICODE([$Themenliste.$D30])-96;0))" office:value-type="string" office:string-value="NICKR-100503" calcext:value-type="string">
            <text:p>NICKR-100503</text:p>
          </table:table-cell>
          <table:table-cell table:formula="of:=CONCATENATE([$Variablen.$D$2];IF(0=0;[$Themenliste.$H30]*100;0))" office:value-type="string" office:string-value="NICKR-100500" calcext:value-type="string">
            <text:p>NICKR-100500</text:p>
          </table:table-cell>
          <table:table-cell/>
          <table:table-cell table:formula="of:=MID([.G30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1];&quot;)&quot;;UNICHAR(10);MID([$Themenliste.$E31];1;[$Variablen.$C$9]);&quot;...&quot;)" office:value-type="string" office:string-value="(§ 4 Absatz 2 Nummer 6 a)&#10;betriebliche Vorgaben und rechtliche Regelungen zur IT-Sicherheit und zum Datens..." calcext:value-type="string">
            <text:p>(§ 4 Absatz 2 Nummer 6 a)</text:p>
            <text:p>betriebliche Vorgaben und rechtliche Regelungen zur IT-Sicherheit und zum Datens...</text:p>
          </table:table-cell>
          <table:table-cell table:formula="of:=CONCATENATE([$Themenliste.$E31];UNICHAR(10);&quot;(&quot;;[.E31];&quot;)&quot;)" office:value-type="string" office:string-value="betriebliche Vorgaben und rechtliche Regelungen zur IT-Sicherheit und zum Datenschutz einhalten&#10;(Phase 1: 6 Wo., Phase 2: 6 Wo.)" calcext:value-type="string">
            <text:p>betriebliche Vorgaben und rechtliche Regelungen zur IT-Sicherheit und zum Datenschutz einhalten</text:p>
            <text:p>(Phase 1: 6 Wo., Phase 2: 6 Wo.)</text:p>
          </table:table-cell>
          <table:table-cell table:formula="of:=[$Themenliste.$A31]" office:value-type="string" office:string-value="§ 4 Absatz 2 Nummer 6 a" calcext:value-type="string">
            <text:p>§ 4 Absatz 2 Nummer 6 a</text:p>
          </table:table-cell>
          <table:table-cell table:formula="of:=[$Themenliste.$L31]" office:value-type="string" office:string-value="Phase 1: 6 Wo., Phase 2: 6 Wo." calcext:value-type="string">
            <text:p>Phase 1: 6 Wo., Phase 2: 6 Wo.</text:p>
          </table:table-cell>
          <table:table-cell table:formula="of:=CONCATENATE([$Variablen.$D$2];IF(1=1;[$Themenliste.$H31]*100+UNICODE([$Themenliste.$D31])-96;0))" office:value-type="string" office:string-value="NICKR-100601" calcext:value-type="string">
            <text:p>NICKR-100601</text:p>
          </table:table-cell>
          <table:table-cell table:formula="of:=CONCATENATE([$Variablen.$D$2];IF(0=0;[$Themenliste.$H31]*100;0))" office:value-type="string" office:string-value="NICKR-100600" calcext:value-type="string">
            <text:p>NICKR-100600</text:p>
          </table:table-cell>
          <table:table-cell/>
          <table:table-cell table:formula="of:=MID([.G31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2];&quot;)&quot;;UNICHAR(10);MID([$Themenliste.$E32];1;[$Variablen.$C$9]);&quot;...&quot;)" office:value-type="string" office:string-value="(§ 4 Absatz 2 Nummer 6 b)&#10;Sicherheitsanforderungen von IT-Systemen analysieren und Maßnahmen zur IT-Sicher..." calcext:value-type="string">
            <text:p>(§ 4 Absatz 2 Nummer 6 b)</text:p>
            <text:p>Sicherheitsanforderungen von IT-Systemen analysieren und Maßnahmen zur IT-Sicher...</text:p>
          </table:table-cell>
          <table:table-cell table:formula="of:=CONCATENATE([$Themenliste.$E32];UNICHAR(10);&quot;(&quot;;[.E32];&quot;)&quot;)" office:value-type="string" office:string-value="Sicherheitsanforderungen von IT-Systemen analysieren und Maßnahmen zur IT-Sicherheit ableiten, abstimmen, umsetzen und evaluieren&#10;(Phase 1: 6 Wo., Phase 2: 6 Wo.)" calcext:value-type="string">
            <text:p>Sicherheitsanforderungen von IT-Systemen analysieren und Maßnahmen zur IT-Sicherheit ableiten, abstimmen, umsetzen und evaluieren</text:p>
            <text:p>(Phase 1: 6 Wo., Phase 2: 6 Wo.)</text:p>
          </table:table-cell>
          <table:table-cell table:formula="of:=[$Themenliste.$A32]" office:value-type="string" office:string-value="§ 4 Absatz 2 Nummer 6 b" calcext:value-type="string">
            <text:p>§ 4 Absatz 2 Nummer 6 b</text:p>
          </table:table-cell>
          <table:table-cell table:formula="of:=[$Themenliste.$L32]" office:value-type="string" office:string-value="Phase 1: 6 Wo., Phase 2: 6 Wo." calcext:value-type="string">
            <text:p>Phase 1: 6 Wo., Phase 2: 6 Wo.</text:p>
          </table:table-cell>
          <table:table-cell table:formula="of:=CONCATENATE([$Variablen.$D$2];IF(1=1;[$Themenliste.$H32]*100+UNICODE([$Themenliste.$D32])-96;0))" office:value-type="string" office:string-value="NICKR-100602" calcext:value-type="string">
            <text:p>NICKR-100602</text:p>
          </table:table-cell>
          <table:table-cell table:formula="of:=CONCATENATE([$Variablen.$D$2];IF(0=0;[$Themenliste.$H32]*100;0))" office:value-type="string" office:string-value="NICKR-100600" calcext:value-type="string">
            <text:p>NICKR-100600</text:p>
          </table:table-cell>
          <table:table-cell/>
          <table:table-cell table:formula="of:=MID([.G32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3];&quot;)&quot;;UNICHAR(10);MID([$Themenliste.$E33];1;[$Variablen.$C$9]);&quot;...&quot;)" office:value-type="string" office:string-value="(§ 4 Absatz 2 Nummer 6 c)&#10;Bedrohungsszenarien erkennen und Schadenspotenziale unter Berücksichtigung wirts..." calcext:value-type="string">
            <text:p>(§ 4 Absatz 2 Nummer 6 c)</text:p>
            <text:p>Bedrohungsszenarien erkennen und Schadenspotenziale unter Berücksichtigung wirts...</text:p>
          </table:table-cell>
          <table:table-cell table:formula="of:=CONCATENATE([$Themenliste.$E33];UNICHAR(10);&quot;(&quot;;[.E33];&quot;)&quot;)" office:value-type="string" office:string-value="Bedrohungsszenarien erkennen und Schadenspotenziale unter Berücksichtigung wirtschaftlicher und technischer Kriterien einschätzen&#10;(Phase 1: 6 Wo., Phase 2: 6 Wo.)" calcext:value-type="string">
            <text:p>Bedrohungsszenarien erkennen und Schadenspotenziale unter Berücksichtigung wirtschaftlicher und technischer Kriterien einschätzen</text:p>
            <text:p>(Phase 1: 6 Wo., Phase 2: 6 Wo.)</text:p>
          </table:table-cell>
          <table:table-cell table:formula="of:=[$Themenliste.$A33]" office:value-type="string" office:string-value="§ 4 Absatz 2 Nummer 6 c" calcext:value-type="string">
            <text:p>§ 4 Absatz 2 Nummer 6 c</text:p>
          </table:table-cell>
          <table:table-cell table:formula="of:=[$Themenliste.$L33]" office:value-type="string" office:string-value="Phase 1: 6 Wo., Phase 2: 6 Wo." calcext:value-type="string">
            <text:p>Phase 1: 6 Wo., Phase 2: 6 Wo.</text:p>
          </table:table-cell>
          <table:table-cell table:formula="of:=CONCATENATE([$Variablen.$D$2];IF(1=1;[$Themenliste.$H33]*100+UNICODE([$Themenliste.$D33])-96;0))" office:value-type="string" office:string-value="NICKR-100603" calcext:value-type="string">
            <text:p>NICKR-100603</text:p>
          </table:table-cell>
          <table:table-cell table:formula="of:=CONCATENATE([$Variablen.$D$2];IF(0=0;[$Themenliste.$H33]*100;0))" office:value-type="string" office:string-value="NICKR-100600" calcext:value-type="string">
            <text:p>NICKR-100600</text:p>
          </table:table-cell>
          <table:table-cell/>
          <table:table-cell table:formula="of:=MID([.G33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4];&quot;)&quot;;UNICHAR(10);MID([$Themenliste.$E34];1;[$Variablen.$C$9]);&quot;...&quot;)" office:value-type="string" office:string-value="(§ 4 Absatz 2 Nummer 6 d)&#10;Kunden und Kundinnen im Hinblick auf Anforderungen an die IT-Sicherheit und an d..." calcext:value-type="string">
            <text:p>(§ 4 Absatz 2 Nummer 6 d)</text:p>
            <text:p>Kunden und Kundinnen im Hinblick auf Anforderungen an die IT-Sicherheit und an d...</text:p>
          </table:table-cell>
          <table:table-cell table:formula="of:=CONCATENATE([$Themenliste.$E34];UNICHAR(10);&quot;(&quot;;[.E34];&quot;)&quot;)" office:value-type="string" office:string-value="Kunden und Kundinnen im Hinblick auf Anforderungen an die IT-Sicherheit und an den Datenschutz beraten&#10;(Phase 1: 6 Wo., Phase 2: 6 Wo.)" calcext:value-type="string">
            <text:p>Kunden und Kundinnen im Hinblick auf Anforderungen an die IT-Sicherheit und an den Datenschutz beraten</text:p>
            <text:p>(Phase 1: 6 Wo., Phase 2: 6 Wo.)</text:p>
          </table:table-cell>
          <table:table-cell table:formula="of:=[$Themenliste.$A34]" office:value-type="string" office:string-value="§ 4 Absatz 2 Nummer 6 d" calcext:value-type="string">
            <text:p>§ 4 Absatz 2 Nummer 6 d</text:p>
          </table:table-cell>
          <table:table-cell table:formula="of:=[$Themenliste.$L34]" office:value-type="string" office:string-value="Phase 1: 6 Wo., Phase 2: 6 Wo." calcext:value-type="string">
            <text:p>Phase 1: 6 Wo., Phase 2: 6 Wo.</text:p>
          </table:table-cell>
          <table:table-cell table:formula="of:=CONCATENATE([$Variablen.$D$2];IF(1=1;[$Themenliste.$H34]*100+UNICODE([$Themenliste.$D34])-96;0))" office:value-type="string" office:string-value="NICKR-100604" calcext:value-type="string">
            <text:p>NICKR-100604</text:p>
          </table:table-cell>
          <table:table-cell table:formula="of:=CONCATENATE([$Variablen.$D$2];IF(0=0;[$Themenliste.$H34]*100;0))" office:value-type="string" office:string-value="NICKR-100600" calcext:value-type="string">
            <text:p>NICKR-100600</text:p>
          </table:table-cell>
          <table:table-cell/>
          <table:table-cell table:formula="of:=MID([.G34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5];&quot;)&quot;;UNICHAR(10);MID([$Themenliste.$E35];1;[$Variablen.$C$9]);&quot;...&quot;)" office:value-type="string" office:string-value="(§ 4 Absatz 2 Nummer 6 e)&#10;Wirksamkeit und Effizienz der umgesetzten Maßnahmen zur IT-Sicherheit und zum Da..." calcext:value-type="string">
            <text:p>(§ 4 Absatz 2 Nummer 6 e)</text:p>
            <text:p>Wirksamkeit und Effizienz der umgesetzten Maßnahmen zur IT-Sicherheit und zum Da...</text:p>
          </table:table-cell>
          <table:table-cell table:formula="of:=CONCATENATE([$Themenliste.$E35];UNICHAR(10);&quot;(&quot;;[.E35];&quot;)&quot;)" office:value-type="string" office:string-value="Wirksamkeit und Effizienz der umgesetzten Maßnahmen zur IT-Sicherheit und zum Datenschutz prüfen&#10;(Phase 1: 6 Wo., Phase 2: 6 Wo.)" calcext:value-type="string">
            <text:p>Wirksamkeit und Effizienz der umgesetzten Maßnahmen zur IT-Sicherheit und zum Datenschutz prüfen</text:p>
            <text:p>(Phase 1: 6 Wo., Phase 2: 6 Wo.)</text:p>
          </table:table-cell>
          <table:table-cell table:formula="of:=[$Themenliste.$A35]" office:value-type="string" office:string-value="§ 4 Absatz 2 Nummer 6 e" calcext:value-type="string">
            <text:p>§ 4 Absatz 2 Nummer 6 e</text:p>
          </table:table-cell>
          <table:table-cell table:formula="of:=[$Themenliste.$L35]" office:value-type="string" office:string-value="Phase 1: 6 Wo., Phase 2: 6 Wo." calcext:value-type="string">
            <text:p>Phase 1: 6 Wo., Phase 2: 6 Wo.</text:p>
          </table:table-cell>
          <table:table-cell table:formula="of:=CONCATENATE([$Variablen.$D$2];IF(1=1;[$Themenliste.$H35]*100+UNICODE([$Themenliste.$D35])-96;0))" office:value-type="string" office:string-value="NICKR-100605" calcext:value-type="string">
            <text:p>NICKR-100605</text:p>
          </table:table-cell>
          <table:table-cell table:formula="of:=CONCATENATE([$Variablen.$D$2];IF(0=0;[$Themenliste.$H35]*100;0))" office:value-type="string" office:string-value="NICKR-100600" calcext:value-type="string">
            <text:p>NICKR-100600</text:p>
          </table:table-cell>
          <table:table-cell/>
          <table:table-cell table:formula="of:=MID([.G35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6];&quot;)&quot;;UNICHAR(10);MID([$Themenliste.$E36];1;[$Variablen.$C$9]);&quot;...&quot;)" office:value-type="string" office:string-value="(§ 4 Absatz 2 Nummer 7 a)&#10;Leistungen nach betrieblichen und vertraglichen Vorgaben dokumentieren..." calcext:value-type="string">
            <text:p>(§ 4 Absatz 2 Nummer 7 a)</text:p>
            <text:p>Leistungen nach betrieblichen und vertraglichen Vorgaben dokumentieren...</text:p>
          </table:table-cell>
          <table:table-cell table:formula="of:=CONCATENATE([$Themenliste.$E36];UNICHAR(10);&quot;(&quot;;[.E36];&quot;)&quot;)" office:value-type="string" office:string-value="Leistungen nach betrieblichen und vertraglichen Vorgaben dokumentieren&#10;(Phase 1: 7 Wo., Phase 2:  Wo.)" calcext:value-type="string">
            <text:p>Leistungen nach betrieblichen und vertraglichen Vorgaben dokumentieren</text:p>
            <text:p>(Phase 1: 7 Wo., Phase 2:  Wo.)</text:p>
          </table:table-cell>
          <table:table-cell table:formula="of:=[$Themenliste.$A36]" office:value-type="string" office:string-value="§ 4 Absatz 2 Nummer 7 a" calcext:value-type="string">
            <text:p>§ 4 Absatz 2 Nummer 7 a</text:p>
          </table:table-cell>
          <table:table-cell table:formula="of:=[$Themenliste.$L36]" office:value-type="string" office:string-value="Phase 1: 7 Wo., Phase 2:  Wo." calcext:value-type="string">
            <text:p>Phase 1: 7 Wo., Phase 2: <text:s/>Wo.</text:p>
          </table:table-cell>
          <table:table-cell table:formula="of:=CONCATENATE([$Variablen.$D$2];IF(1=1;[$Themenliste.$H36]*100+UNICODE([$Themenliste.$D36])-96;0))" office:value-type="string" office:string-value="NICKR-100701" calcext:value-type="string">
            <text:p>NICKR-100701</text:p>
          </table:table-cell>
          <table:table-cell table:formula="of:=CONCATENATE([$Variablen.$D$2];IF(0=0;[$Themenliste.$H36]*100;0))" office:value-type="string" office:string-value="NICKR-100700" calcext:value-type="string">
            <text:p>NICKR-100700</text:p>
          </table:table-cell>
          <table:table-cell/>
          <table:table-cell table:formula="of:=MID([.G36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7];&quot;)&quot;;UNICHAR(10);MID([$Themenliste.$E37];1;[$Variablen.$C$9]);&quot;...&quot;)" office:value-type="string" office:string-value="(§ 4 Absatz 2 Nummer 7 b)&#10;Leistungserbringung unter Berücksichtigung der organisatorischen und terminliche..." calcext:value-type="string">
            <text:p>(§ 4 Absatz 2 Nummer 7 b)</text:p>
            <text:p>Leistungserbringung unter Berücksichtigung der organisatorischen und terminliche...</text:p>
          </table:table-cell>
          <table:table-cell table:formula="of:=CONCATENATE([$Themenliste.$E37];UNICHAR(10);&quot;(&quot;;[.E37];&quot;)&quot;)" office:value-type="string" office:string-value="Leistungserbringung unter Berücksichtigung der organisatorischen und terminlichen Vorgaben mit Kunden und Kundinnen abstimmen und kontrollieren&#10;(Phase 1: 7 Wo., Phase 2:  Wo.)" calcext:value-type="string">
            <text:p>Leistungserbringung unter Berücksichtigung der organisatorischen und terminlichen Vorgaben mit Kunden und Kundinnen abstimmen und kontrollieren</text:p>
            <text:p>(Phase 1: 7 Wo., Phase 2:  Wo.)</text:p>
          </table:table-cell>
          <table:table-cell table:formula="of:=[$Themenliste.$A37]" office:value-type="string" office:string-value="§ 4 Absatz 2 Nummer 7 b" calcext:value-type="string">
            <text:p>§ 4 Absatz 2 Nummer 7 b</text:p>
          </table:table-cell>
          <table:table-cell table:formula="of:=[$Themenliste.$L37]" office:value-type="string" office:string-value="Phase 1: 7 Wo., Phase 2:  Wo." calcext:value-type="string">
            <text:p>Phase 1: 7 Wo., Phase 2: <text:s/>Wo.</text:p>
          </table:table-cell>
          <table:table-cell table:formula="of:=CONCATENATE([$Variablen.$D$2];IF(1=1;[$Themenliste.$H37]*100+UNICODE([$Themenliste.$D37])-96;0))" office:value-type="string" office:string-value="NICKR-100702" calcext:value-type="string">
            <text:p>NICKR-100702</text:p>
          </table:table-cell>
          <table:table-cell table:formula="of:=CONCATENATE([$Variablen.$D$2];IF(0=0;[$Themenliste.$H37]*100;0))" office:value-type="string" office:string-value="NICKR-100700" calcext:value-type="string">
            <text:p>NICKR-100700</text:p>
          </table:table-cell>
          <table:table-cell/>
          <table:table-cell table:formula="of:=MID([.G37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8];&quot;)&quot;;UNICHAR(10);MID([$Themenliste.$E38];1;[$Variablen.$C$9]);&quot;...&quot;)" office:value-type="string" office:string-value="(§ 4 Absatz 2 Nummer 7 c)&#10;Veränderungsprozesse begleiten und unterstützen..." calcext:value-type="string">
            <text:p>(§ 4 Absatz 2 Nummer 7 c)</text:p>
            <text:p>Veränderungsprozesse begleiten und unterstützen...</text:p>
          </table:table-cell>
          <table:table-cell table:formula="of:=CONCATENATE([$Themenliste.$E38];UNICHAR(10);&quot;(&quot;;[.E38];&quot;)&quot;)" office:value-type="string" office:string-value="Veränderungsprozesse begleiten und unterstützen&#10;(Phase 1: 7 Wo., Phase 2:  Wo.)" calcext:value-type="string">
            <text:p>Veränderungsprozesse begleiten und unterstützen</text:p>
            <text:p>(Phase 1: 7 Wo., Phase 2:  Wo.)</text:p>
          </table:table-cell>
          <table:table-cell table:formula="of:=[$Themenliste.$A38]" office:value-type="string" office:string-value="§ 4 Absatz 2 Nummer 7 c" calcext:value-type="string">
            <text:p>§ 4 Absatz 2 Nummer 7 c</text:p>
          </table:table-cell>
          <table:table-cell table:formula="of:=[$Themenliste.$L38]" office:value-type="string" office:string-value="Phase 1: 7 Wo., Phase 2:  Wo." calcext:value-type="string">
            <text:p>Phase 1: 7 Wo., Phase 2: <text:s/>Wo.</text:p>
          </table:table-cell>
          <table:table-cell table:formula="of:=CONCATENATE([$Variablen.$D$2];IF(1=1;[$Themenliste.$H38]*100+UNICODE([$Themenliste.$D38])-96;0))" office:value-type="string" office:string-value="NICKR-100703" calcext:value-type="string">
            <text:p>NICKR-100703</text:p>
          </table:table-cell>
          <table:table-cell table:formula="of:=CONCATENATE([$Variablen.$D$2];IF(0=0;[$Themenliste.$H38]*100;0))" office:value-type="string" office:string-value="NICKR-100700" calcext:value-type="string">
            <text:p>NICKR-100700</text:p>
          </table:table-cell>
          <table:table-cell/>
          <table:table-cell table:formula="of:=MID([.G38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39];&quot;)&quot;;UNICHAR(10);MID([$Themenliste.$E39];1;[$Variablen.$C$9]);&quot;...&quot;)" office:value-type="string" office:string-value="(§ 4 Absatz 2 Nummer 7 d)&#10;Kunden und Kundinnen in die Nutzung von Produkten und Dienstleistungen einweisen..." calcext:value-type="string">
            <text:p>(§ 4 Absatz 2 Nummer 7 d)</text:p>
            <text:p>Kunden und Kundinnen in die Nutzung von Produkten und Dienstleistungen einweisen...</text:p>
          </table:table-cell>
          <table:table-cell table:formula="of:=CONCATENATE([$Themenliste.$E39];UNICHAR(10);&quot;(&quot;;[.E39];&quot;)&quot;)" office:value-type="string" office:string-value="Kunden und Kundinnen in die Nutzung von Produkten und Dienstleistungen einweisen&#10;(Phase 1: 7 Wo., Phase 2:  Wo.)" calcext:value-type="string">
            <text:p>Kunden und Kundinnen in die Nutzung von Produkten und Dienstleistungen einweisen</text:p>
            <text:p>(Phase 1: 7 Wo., Phase 2:  Wo.)</text:p>
          </table:table-cell>
          <table:table-cell table:formula="of:=[$Themenliste.$A39]" office:value-type="string" office:string-value="§ 4 Absatz 2 Nummer 7 d" calcext:value-type="string">
            <text:p>§ 4 Absatz 2 Nummer 7 d</text:p>
          </table:table-cell>
          <table:table-cell table:formula="of:=[$Themenliste.$L39]" office:value-type="string" office:string-value="Phase 1: 7 Wo., Phase 2:  Wo." calcext:value-type="string">
            <text:p>Phase 1: 7 Wo., Phase 2: <text:s/>Wo.</text:p>
          </table:table-cell>
          <table:table-cell table:formula="of:=CONCATENATE([$Variablen.$D$2];IF(1=1;[$Themenliste.$H39]*100+UNICODE([$Themenliste.$D39])-96;0))" office:value-type="string" office:string-value="NICKR-100704" calcext:value-type="string">
            <text:p>NICKR-100704</text:p>
          </table:table-cell>
          <table:table-cell table:formula="of:=CONCATENATE([$Variablen.$D$2];IF(0=0;[$Themenliste.$H39]*100;0))" office:value-type="string" office:string-value="NICKR-100700" calcext:value-type="string">
            <text:p>NICKR-100700</text:p>
          </table:table-cell>
          <table:table-cell/>
          <table:table-cell table:formula="of:=MID([.G39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0];&quot;)&quot;;UNICHAR(10);MID([$Themenliste.$E40];1;[$Variablen.$C$9]);&quot;...&quot;)" office:value-type="string" office:string-value="(§ 4 Absatz 2 Nummer 7 e)&#10;Leistungen und Dokumentationen an Kunden und Kundinnen übergeben sowie Abnahmepr..." calcext:value-type="string">
            <text:p>(§ 4 Absatz 2 Nummer 7 e)</text:p>
            <text:p>Leistungen und Dokumentationen an Kunden und Kundinnen übergeben sowie Abnahmepr...</text:p>
          </table:table-cell>
          <table:table-cell table:formula="of:=CONCATENATE([$Themenliste.$E40];UNICHAR(10);&quot;(&quot;;[.E40];&quot;)&quot;)" office:value-type="string" office:string-value="Leistungen und Dokumentationen an Kunden und Kundinnen übergeben sowie Abnahmeprotokolle anfertigen&#10;(Phase 1: 7 Wo., Phase 2:  Wo.)" calcext:value-type="string">
            <text:p>Leistungen und Dokumentationen an Kunden und Kundinnen übergeben sowie Abnahmeprotokolle anfertigen</text:p>
            <text:p>(Phase 1: 7 Wo., Phase 2:  Wo.)</text:p>
          </table:table-cell>
          <table:table-cell table:formula="of:=[$Themenliste.$A40]" office:value-type="string" office:string-value="§ 4 Absatz 2 Nummer 7 e" calcext:value-type="string">
            <text:p>§ 4 Absatz 2 Nummer 7 e</text:p>
          </table:table-cell>
          <table:table-cell table:formula="of:=[$Themenliste.$L40]" office:value-type="string" office:string-value="Phase 1: 7 Wo., Phase 2:  Wo." calcext:value-type="string">
            <text:p>Phase 1: 7 Wo., Phase 2: <text:s/>Wo.</text:p>
          </table:table-cell>
          <table:table-cell table:formula="of:=CONCATENATE([$Variablen.$D$2];IF(1=1;[$Themenliste.$H40]*100+UNICODE([$Themenliste.$D40])-96;0))" office:value-type="string" office:string-value="NICKR-100705" calcext:value-type="string">
            <text:p>NICKR-100705</text:p>
          </table:table-cell>
          <table:table-cell table:formula="of:=CONCATENATE([$Variablen.$D$2];IF(0=0;[$Themenliste.$H40]*100;0))" office:value-type="string" office:string-value="NICKR-100700" calcext:value-type="string">
            <text:p>NICKR-100700</text:p>
          </table:table-cell>
          <table:table-cell/>
          <table:table-cell table:formula="of:=MID([.G40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1];&quot;)&quot;;UNICHAR(10);MID([$Themenliste.$E41];1;[$Variablen.$C$9]);&quot;...&quot;)" office:value-type="string" office:string-value="(§ 4 Absatz 2 Nummer 7 f)&#10;Kosten für erbrachte Leistungen erfassen sowie im Zeitvergleich und im Soll-Ist-..." calcext:value-type="string">
            <text:p>(§ 4 Absatz 2 Nummer 7 f)</text:p>
            <text:p>Kosten für erbrachte Leistungen erfassen sowie im Zeitvergleich und im Soll-Ist-...</text:p>
          </table:table-cell>
          <table:table-cell table:formula="of:=CONCATENATE([$Themenliste.$E41];UNICHAR(10);&quot;(&quot;;[.E41];&quot;)&quot;)" office:value-type="string" office:string-value="Kosten für erbrachte Leistungen erfassen sowie im Zeitvergleich und im Soll-Ist-Vergleich bewerten&#10;(Phase 1: 7 Wo., Phase 2:  Wo.)" calcext:value-type="string">
            <text:p>Kosten für erbrachte Leistungen erfassen sowie im Zeitvergleich und im Soll-Ist-Vergleich bewerten</text:p>
            <text:p>(Phase 1: 7 Wo., Phase 2:  Wo.)</text:p>
          </table:table-cell>
          <table:table-cell table:formula="of:=[$Themenliste.$A41]" office:value-type="string" office:string-value="§ 4 Absatz 2 Nummer 7 f" calcext:value-type="string">
            <text:p>§ 4 Absatz 2 Nummer 7 f</text:p>
          </table:table-cell>
          <table:table-cell table:formula="of:=[$Themenliste.$L41]" office:value-type="string" office:string-value="Phase 1: 7 Wo., Phase 2:  Wo." calcext:value-type="string">
            <text:p>Phase 1: 7 Wo., Phase 2: <text:s/>Wo.</text:p>
          </table:table-cell>
          <table:table-cell table:formula="of:=CONCATENATE([$Variablen.$D$2];IF(1=1;[$Themenliste.$H41]*100+UNICODE([$Themenliste.$D41])-96;0))" office:value-type="string" office:string-value="NICKR-100706" calcext:value-type="string">
            <text:p>NICKR-100706</text:p>
          </table:table-cell>
          <table:table-cell table:formula="of:=CONCATENATE([$Variablen.$D$2];IF(0=0;[$Themenliste.$H41]*100;0))" office:value-type="string" office:string-value="NICKR-100700" calcext:value-type="string">
            <text:p>NICKR-100700</text:p>
          </table:table-cell>
          <table:table-cell/>
          <table:table-cell table:formula="of:=MID([.G41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2];&quot;)&quot;;UNICHAR(10);MID([$Themenliste.$E42];1;[$Variablen.$C$9]);&quot;...&quot;)" office:value-type="string" office:string-value="(§ 4 Absatz 2 Nummer 8 a)&#10;Netzwerkkonzepte für unterschiedliche Anwedungsgebiete unterscheiden..." calcext:value-type="string">
            <text:p>(§ 4 Absatz 2 Nummer 8 a)</text:p>
            <text:p>Netzwerkkonzepte für unterschiedliche Anwedungsgebiete unterscheiden...</text:p>
          </table:table-cell>
          <table:table-cell table:formula="of:=CONCATENATE([$Themenliste.$E42];UNICHAR(10);&quot;(&quot;;[.E42];&quot;)&quot;)" office:value-type="string" office:string-value="Netzwerkkonzepte für unterschiedliche Anwedungsgebiete unterscheiden&#10;(Phase 1: 3 Wo., Phase 2: 3 Wo.)" calcext:value-type="string">
            <text:p>Netzwerkkonzepte für unterschiedliche Anwedungsgebiete unterscheiden</text:p>
            <text:p>(Phase 1: 3 Wo., Phase 2: 3 Wo.)</text:p>
          </table:table-cell>
          <table:table-cell table:formula="of:=[$Themenliste.$A42]" office:value-type="string" office:string-value="§ 4 Absatz 2 Nummer 8 a" calcext:value-type="string">
            <text:p>§ 4 Absatz 2 Nummer 8 a</text:p>
          </table:table-cell>
          <table:table-cell table:formula="of:=[$Themenliste.$L42]" office:value-type="string" office:string-value="Phase 1: 3 Wo., Phase 2: 3 Wo." calcext:value-type="string">
            <text:p>Phase 1: 3 Wo., Phase 2: 3 Wo.</text:p>
          </table:table-cell>
          <table:table-cell table:formula="of:=CONCATENATE([$Variablen.$D$2];IF(1=1;[$Themenliste.$H42]*100+UNICODE([$Themenliste.$D42])-96;0))" office:value-type="string" office:string-value="NICKR-100801" calcext:value-type="string">
            <text:p>NICKR-100801</text:p>
          </table:table-cell>
          <table:table-cell table:formula="of:=CONCATENATE([$Variablen.$D$2];IF(0=0;[$Themenliste.$H42]*100;0))" office:value-type="string" office:string-value="NICKR-100800" calcext:value-type="string">
            <text:p>NICKR-100800</text:p>
          </table:table-cell>
          <table:table-cell/>
          <table:table-cell table:formula="of:=MID([.G42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3];&quot;)&quot;;UNICHAR(10);MID([$Themenliste.$E43];1;[$Variablen.$C$9]);&quot;...&quot;)" office:value-type="string" office:string-value="(§ 4 Absatz 2 Nummer 8 b)&#10;Datenaustausch von vernetzten Systemen realisieren..." calcext:value-type="string">
            <text:p>(§ 4 Absatz 2 Nummer 8 b)</text:p>
            <text:p>Datenaustausch von vernetzten Systemen realisieren...</text:p>
          </table:table-cell>
          <table:table-cell table:formula="of:=CONCATENATE([$Themenliste.$E43];UNICHAR(10);&quot;(&quot;;[.E43];&quot;)&quot;)" office:value-type="string" office:string-value="Datenaustausch von vernetzten Systemen realisieren&#10;(Phase 1: 3 Wo., Phase 2: 3 Wo.)" calcext:value-type="string">
            <text:p>Datenaustausch von vernetzten Systemen realisieren</text:p>
            <text:p>(Phase 1: 3 Wo., Phase 2: 3 Wo.)</text:p>
          </table:table-cell>
          <table:table-cell table:formula="of:=[$Themenliste.$A43]" office:value-type="string" office:string-value="§ 4 Absatz 2 Nummer 8 b" calcext:value-type="string">
            <text:p>§ 4 Absatz 2 Nummer 8 b</text:p>
          </table:table-cell>
          <table:table-cell table:formula="of:=[$Themenliste.$L43]" office:value-type="string" office:string-value="Phase 1: 3 Wo., Phase 2: 3 Wo." calcext:value-type="string">
            <text:p>Phase 1: 3 Wo., Phase 2: 3 Wo.</text:p>
          </table:table-cell>
          <table:table-cell table:formula="of:=CONCATENATE([$Variablen.$D$2];IF(1=1;[$Themenliste.$H43]*100+UNICODE([$Themenliste.$D43])-96;0))" office:value-type="string" office:string-value="NICKR-100802" calcext:value-type="string">
            <text:p>NICKR-100802</text:p>
          </table:table-cell>
          <table:table-cell table:formula="of:=CONCATENATE([$Variablen.$D$2];IF(0=0;[$Themenliste.$H43]*100;0))" office:value-type="string" office:string-value="NICKR-100800" calcext:value-type="string">
            <text:p>NICKR-100800</text:p>
          </table:table-cell>
          <table:table-cell/>
          <table:table-cell table:formula="of:=MID([.G43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4];&quot;)&quot;;UNICHAR(10);MID([$Themenliste.$E44];1;[$Variablen.$C$9]);&quot;...&quot;)" office:value-type="string" office:string-value="(§ 4 Absatz 2 Nummer 8 c)&#10;Verfügbarkeit und Ausfallwahrscheinlichkeiten analysieren und Lösungsvorschläge ..." calcext:value-type="string">
            <text:p>(§ 4 Absatz 2 Nummer 8 c)</text:p>
            <text:p>Verfügbarkeit und Ausfallwahrscheinlichkeiten analysieren und Lösungsvorschläge ...</text:p>
          </table:table-cell>
          <table:table-cell table:formula="of:=CONCATENATE([$Themenliste.$E44];UNICHAR(10);&quot;(&quot;;[.E44];&quot;)&quot;)" office:value-type="string" office:string-value="Verfügbarkeit und Ausfallwahrscheinlichkeiten analysieren und Lösungsvorschläge unterbreiten&#10;(Phase 1: 3 Wo., Phase 2: 3 Wo.)" calcext:value-type="string">
            <text:p>Verfügbarkeit und Ausfallwahrscheinlichkeiten analysieren und Lösungsvorschläge unterbreiten</text:p>
            <text:p>(Phase 1: 3 Wo., Phase 2: 3 Wo.)</text:p>
          </table:table-cell>
          <table:table-cell table:formula="of:=[$Themenliste.$A44]" office:value-type="string" office:string-value="§ 4 Absatz 2 Nummer 8 c" calcext:value-type="string">
            <text:p>§ 4 Absatz 2 Nummer 8 c</text:p>
          </table:table-cell>
          <table:table-cell table:formula="of:=[$Themenliste.$L44]" office:value-type="string" office:string-value="Phase 1: 3 Wo., Phase 2: 3 Wo." calcext:value-type="string">
            <text:p>Phase 1: 3 Wo., Phase 2: 3 Wo.</text:p>
          </table:table-cell>
          <table:table-cell table:formula="of:=CONCATENATE([$Variablen.$D$2];IF(1=1;[$Themenliste.$H44]*100+UNICODE([$Themenliste.$D44])-96;0))" office:value-type="string" office:string-value="NICKR-100803" calcext:value-type="string">
            <text:p>NICKR-100803</text:p>
          </table:table-cell>
          <table:table-cell table:formula="of:=CONCATENATE([$Variablen.$D$2];IF(0=0;[$Themenliste.$H44]*100;0))" office:value-type="string" office:string-value="NICKR-100800" calcext:value-type="string">
            <text:p>NICKR-100800</text:p>
          </table:table-cell>
          <table:table-cell/>
          <table:table-cell table:formula="of:=MID([.G44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5];&quot;)&quot;;UNICHAR(10);MID([$Themenliste.$E45];1;[$Variablen.$C$9]);&quot;...&quot;)" office:value-type="string" office:string-value="(§ 4 Absatz 2 Nummer 8 d)&#10;Maßnahmen zur präventiven Wartung und zur Störungsvermeidung einleiten und durch..." calcext:value-type="string">
            <text:p>(§ 4 Absatz 2 Nummer 8 d)</text:p>
            <text:p>Maßnahmen zur präventiven Wartung und zur Störungsvermeidung einleiten und durch...</text:p>
          </table:table-cell>
          <table:table-cell table:formula="of:=CONCATENATE([$Themenliste.$E45];UNICHAR(10);&quot;(&quot;;[.E45];&quot;)&quot;)" office:value-type="string" office:string-value="Maßnahmen zur präventiven Wartung und zur Störungsvermeidung einleiten und durchführen&#10;(Phase 1: 3 Wo., Phase 2: 3 Wo.)" calcext:value-type="string">
            <text:p>Maßnahmen zur präventiven Wartung und zur Störungsvermeidung einleiten und durchführen</text:p>
            <text:p>(Phase 1: 3 Wo., Phase 2: 3 Wo.)</text:p>
          </table:table-cell>
          <table:table-cell table:formula="of:=[$Themenliste.$A45]" office:value-type="string" office:string-value="§ 4 Absatz 2 Nummer 8 d" calcext:value-type="string">
            <text:p>§ 4 Absatz 2 Nummer 8 d</text:p>
          </table:table-cell>
          <table:table-cell table:formula="of:=[$Themenliste.$L45]" office:value-type="string" office:string-value="Phase 1: 3 Wo., Phase 2: 3 Wo." calcext:value-type="string">
            <text:p>Phase 1: 3 Wo., Phase 2: 3 Wo.</text:p>
          </table:table-cell>
          <table:table-cell table:formula="of:=CONCATENATE([$Variablen.$D$2];IF(1=1;[$Themenliste.$H45]*100+UNICODE([$Themenliste.$D45])-96;0))" office:value-type="string" office:string-value="NICKR-100804" calcext:value-type="string">
            <text:p>NICKR-100804</text:p>
          </table:table-cell>
          <table:table-cell table:formula="of:=CONCATENATE([$Variablen.$D$2];IF(0=0;[$Themenliste.$H45]*100;0))" office:value-type="string" office:string-value="NICKR-100800" calcext:value-type="string">
            <text:p>NICKR-100800</text:p>
          </table:table-cell>
          <table:table-cell/>
          <table:table-cell table:formula="of:=MID([.G45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6];&quot;)&quot;;UNICHAR(10);MID([$Themenliste.$E46];1;[$Variablen.$C$9]);&quot;...&quot;)" office:value-type="string" office:string-value="(§ 4 Absatz 2 Nummer 8 e)&#10;Störungsmeldungen aufnehmen und analysieren sowie Maßnahmen zur Störungsbeseitig..." calcext:value-type="string">
            <text:p>(§ 4 Absatz 2 Nummer 8 e)</text:p>
            <text:p>Störungsmeldungen aufnehmen und analysieren sowie Maßnahmen zur Störungsbeseitig...</text:p>
          </table:table-cell>
          <table:table-cell table:formula="of:=CONCATENATE([$Themenliste.$E46];UNICHAR(10);&quot;(&quot;;[.E46];&quot;)&quot;)" office:value-type="string" office:string-value="Störungsmeldungen aufnehmen und analysieren sowie Maßnahmen zur Störungsbeseitigung ergreifen&#10;(Phase 1: 3 Wo., Phase 2: 3 Wo.)" calcext:value-type="string">
            <text:p>Störungsmeldungen aufnehmen und analysieren sowie Maßnahmen zur Störungsbeseitigung ergreifen</text:p>
            <text:p>(Phase 1: 3 Wo., Phase 2: 3 Wo.)</text:p>
          </table:table-cell>
          <table:table-cell table:formula="of:=[$Themenliste.$A46]" office:value-type="string" office:string-value="§ 4 Absatz 2 Nummer 8 e" calcext:value-type="string">
            <text:p>§ 4 Absatz 2 Nummer 8 e</text:p>
          </table:table-cell>
          <table:table-cell table:formula="of:=[$Themenliste.$L46]" office:value-type="string" office:string-value="Phase 1: 3 Wo., Phase 2: 3 Wo." calcext:value-type="string">
            <text:p>Phase 1: 3 Wo., Phase 2: 3 Wo.</text:p>
          </table:table-cell>
          <table:table-cell table:formula="of:=CONCATENATE([$Variablen.$D$2];IF(1=1;[$Themenliste.$H46]*100+UNICODE([$Themenliste.$D46])-96;0))" office:value-type="string" office:string-value="NICKR-100805" calcext:value-type="string">
            <text:p>NICKR-100805</text:p>
          </table:table-cell>
          <table:table-cell table:formula="of:=CONCATENATE([$Variablen.$D$2];IF(0=0;[$Themenliste.$H46]*100;0))" office:value-type="string" office:string-value="NICKR-100800" calcext:value-type="string">
            <text:p>NICKR-100800</text:p>
          </table:table-cell>
          <table:table-cell/>
          <table:table-cell table:formula="of:=MID([.G46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7];&quot;)&quot;;UNICHAR(10);MID([$Themenliste.$E47];1;[$Variablen.$C$9]);&quot;...&quot;)" office:value-type="string" office:string-value="(§ 4 Absatz 2 Nummer 8 f)&#10;Dokumentationen zielgruppengerecht und barrierefrei anfertigen, bereitstellen un..." calcext:value-type="string">
            <text:p>(§ 4 Absatz 2 Nummer 8 f)</text:p>
            <text:p>Dokumentationen zielgruppengerecht und barrierefrei anfertigen, bereitstellen un...</text:p>
          </table:table-cell>
          <table:table-cell table:formula="of:=CONCATENATE([$Themenliste.$E47];UNICHAR(10);&quot;(&quot;;[.E47];&quot;)&quot;)" office:value-type="string" office:string-value="Dokumentationen zielgruppengerecht und barrierefrei anfertigen, bereitstellen und pflegen, insbesondere technische Dokumentationen, System- sowie Benutzerdokumentationen&#10;(Phase 1: 3 Wo., Phase 2: 3 Wo.)" calcext:value-type="string">
            <text:p>Dokumentationen zielgruppengerecht und barrierefrei anfertigen, bereitstellen und pflegen, insbesondere technische Dokumentationen, System- sowie Benutzerdokumentationen</text:p>
            <text:p>(Phase 1: 3 Wo., Phase 2: 3 Wo.)</text:p>
          </table:table-cell>
          <table:table-cell table:formula="of:=[$Themenliste.$A47]" office:value-type="string" office:string-value="§ 4 Absatz 2 Nummer 8 f" calcext:value-type="string">
            <text:p>§ 4 Absatz 2 Nummer 8 f</text:p>
          </table:table-cell>
          <table:table-cell table:formula="of:=[$Themenliste.$L47]" office:value-type="string" office:string-value="Phase 1: 3 Wo., Phase 2: 3 Wo." calcext:value-type="string">
            <text:p>Phase 1: 3 Wo., Phase 2: 3 Wo.</text:p>
          </table:table-cell>
          <table:table-cell table:formula="of:=CONCATENATE([$Variablen.$D$2];IF(1=1;[$Themenliste.$H47]*100+UNICODE([$Themenliste.$D47])-96;0))" office:value-type="string" office:string-value="NICKR-100806" calcext:value-type="string">
            <text:p>NICKR-100806</text:p>
          </table:table-cell>
          <table:table-cell table:formula="of:=CONCATENATE([$Variablen.$D$2];IF(0=0;[$Themenliste.$H47]*100;0))" office:value-type="string" office:string-value="NICKR-100800" calcext:value-type="string">
            <text:p>NICKR-100800</text:p>
          </table:table-cell>
          <table:table-cell/>
          <table:table-cell table:formula="of:=MID([.G47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8];&quot;)&quot;;UNICHAR(10);MID([$Themenliste.$E48];1;[$Variablen.$C$9]);&quot;...&quot;)" office:value-type="string" office:string-value="(§ 4 Absatz 2 Nummer 9 a)&#10;Sicherheitsmechanismen, insbesondere Zugriffsmöglichkeiten und -rechte, festlege..." calcext:value-type="string">
            <text:p>(§ 4 Absatz 2 Nummer 9 a)</text:p>
            <text:p>Sicherheitsmechanismen, insbesondere Zugriffsmöglichkeiten und -rechte, festlege...</text:p>
          </table:table-cell>
          <table:table-cell table:formula="of:=CONCATENATE([$Themenliste.$E48];UNICHAR(10);&quot;(&quot;;[.E48];&quot;)&quot;)" office:value-type="string" office:string-value="Sicherheitsmechanismen, insbesondere Zugriffsmöglichkeiten und -rechte, festlegen und implementieren&#10;(Phase 1:  Wo., Phase 2: 5 Wo.)" calcext:value-type="string">
            <text:p>Sicherheitsmechanismen, insbesondere Zugriffsmöglichkeiten und -rechte, festlegen und implementieren</text:p>
            <text:p>(Phase 1:  Wo., Phase 2: 5 Wo.)</text:p>
          </table:table-cell>
          <table:table-cell table:formula="of:=[$Themenliste.$A48]" office:value-type="string" office:string-value="§ 4 Absatz 2 Nummer 9 a" calcext:value-type="string">
            <text:p>§ 4 Absatz 2 Nummer 9 a</text:p>
          </table:table-cell>
          <table:table-cell table:formula="of:=[$Themenliste.$L48]" office:value-type="string" office:string-value="Phase 1:  Wo., Phase 2: 5 Wo." calcext:value-type="string">
            <text:p>Phase 1: <text:s/>Wo., Phase 2: 5 Wo.</text:p>
          </table:table-cell>
          <table:table-cell table:formula="of:=CONCATENATE([$Variablen.$D$2];IF(1=1;[$Themenliste.$H48]*100+UNICODE([$Themenliste.$D48])-96;0))" office:value-type="string" office:string-value="NICKR-100901" calcext:value-type="string">
            <text:p>NICKR-100901</text:p>
          </table:table-cell>
          <table:table-cell table:formula="of:=CONCATENATE([$Variablen.$D$2];IF(0=0;[$Themenliste.$H48]*100;0))" office:value-type="string" office:string-value="NICKR-100900" calcext:value-type="string">
            <text:p>NICKR-100900</text:p>
          </table:table-cell>
          <table:table-cell/>
          <table:table-cell table:formula="of:=MID([.G48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49];&quot;)&quot;;UNICHAR(10);MID([$Themenliste.$E49];1;[$Variablen.$C$9]);&quot;...&quot;)" office:value-type="string" office:string-value="(§ 4 Absatz 2 Nummer 9 b)&#10;Speicherlösungen, insbesondere Datenbanksysteme, Integrieren..." calcext:value-type="string">
            <text:p>(§ 4 Absatz 2 Nummer 9 b)</text:p>
            <text:p>Speicherlösungen, insbesondere Datenbanksysteme, Integrieren...</text:p>
          </table:table-cell>
          <table:table-cell table:formula="of:=CONCATENATE([$Themenliste.$E49];UNICHAR(10);&quot;(&quot;;[.E49];&quot;)&quot;)" office:value-type="string" office:string-value="Speicherlösungen, insbesondere Datenbanksysteme, Integrieren&#10;(Phase 1:  Wo., Phase 2: 5 Wo.)" calcext:value-type="string">
            <text:p>Speicherlösungen, insbesondere Datenbanksysteme, Integrieren</text:p>
            <text:p>(Phase 1:  Wo., Phase 2: 5 Wo.)</text:p>
          </table:table-cell>
          <table:table-cell table:formula="of:=[$Themenliste.$A49]" office:value-type="string" office:string-value="§ 4 Absatz 2 Nummer 9 b" calcext:value-type="string">
            <text:p>§ 4 Absatz 2 Nummer 9 b</text:p>
          </table:table-cell>
          <table:table-cell table:formula="of:=[$Themenliste.$L49]" office:value-type="string" office:string-value="Phase 1:  Wo., Phase 2: 5 Wo." calcext:value-type="string">
            <text:p>Phase 1: <text:s/>Wo., Phase 2: 5 Wo.</text:p>
          </table:table-cell>
          <table:table-cell table:formula="of:=CONCATENATE([$Variablen.$D$2];IF(1=1;[$Themenliste.$H49]*100+UNICODE([$Themenliste.$D49])-96;0))" office:value-type="string" office:string-value="NICKR-100902" calcext:value-type="string">
            <text:p>NICKR-100902</text:p>
          </table:table-cell>
          <table:table-cell table:formula="of:=CONCATENATE([$Variablen.$D$2];IF(0=0;[$Themenliste.$H49]*100;0))" office:value-type="string" office:string-value="NICKR-100900" calcext:value-type="string">
            <text:p>NICKR-100900</text:p>
          </table:table-cell>
          <table:table-cell/>
          <table:table-cell table:formula="of:=MID([.G49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0];&quot;)&quot;;UNICHAR(10);MID([$Themenliste.$E50];1;[$Variablen.$C$9]);&quot;...&quot;)" office:value-type="string" office:string-value="(§ 4 Absatz 2 Nummer 10 a)&#10;Programmspezifikationen festlegen, Datenmodelle und Strukturen aus fachlichen An..." calcext:value-type="string">
            <text:p>(§ 4 Absatz 2 Nummer 10 a)</text:p>
            <text:p>Programmspezifikationen festlegen, Datenmodelle und Strukturen aus fachlichen An...</text:p>
          </table:table-cell>
          <table:table-cell table:formula="of:=CONCATENATE([$Themenliste.$E50];UNICHAR(10);&quot;(&quot;;[.E50];&quot;)&quot;)" office:value-type="string" office:string-value="Programmspezifikationen festlegen, Datenmodelle und Strukturen aus fachlichen Anforderungen ableiten sowie Schnittstellen festlegen&#10;(Phase 1: 5 Wo., Phase 2: 10 Wo.)" calcext:value-type="string">
            <text:p>Programmspezifikationen festlegen, Datenmodelle und Strukturen aus fachlichen Anforderungen ableiten sowie Schnittstellen festlegen</text:p>
            <text:p>(Phase 1: 5 Wo., Phase 2: 10 Wo.)</text:p>
          </table:table-cell>
          <table:table-cell table:formula="of:=[$Themenliste.$A50]" office:value-type="string" office:string-value="§ 4 Absatz 2 Nummer 10 a" calcext:value-type="string">
            <text:p>§ 4 Absatz 2 Nummer 10 a</text:p>
          </table:table-cell>
          <table:table-cell table:formula="of:=[$Themenliste.$L50]" office:value-type="string" office:string-value="Phase 1: 5 Wo., Phase 2: 10 Wo." calcext:value-type="string">
            <text:p>Phase 1: 5 Wo., Phase 2: 10 Wo.</text:p>
          </table:table-cell>
          <table:table-cell table:formula="of:=CONCATENATE([$Variablen.$D$2];IF(1=1;[$Themenliste.$H50]*100+UNICODE([$Themenliste.$D50])-96;0))" office:value-type="string" office:string-value="NICKR-101001" calcext:value-type="string">
            <text:p>NICKR-101001</text:p>
          </table:table-cell>
          <table:table-cell table:formula="of:=CONCATENATE([$Variablen.$D$2];IF(0=0;[$Themenliste.$H50]*100;0))" office:value-type="string" office:string-value="NICKR-101000" calcext:value-type="string">
            <text:p>NICKR-101000</text:p>
          </table:table-cell>
          <table:table-cell/>
          <table:table-cell table:formula="of:=MID([.G50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1];&quot;)&quot;;UNICHAR(10);MID([$Themenliste.$E51];1;[$Variablen.$C$9]);&quot;...&quot;)" office:value-type="string" office:string-value="(§ 4 Absatz 2 Nummer 10 b)&#10;Programmiersprachen auswählen und unterschiedliche Programmiersprachen anwenden..." calcext:value-type="string">
            <text:p>(§ 4 Absatz 2 Nummer 10 b)</text:p>
            <text:p>Programmiersprachen auswählen und unterschiedliche Programmiersprachen anwenden...</text:p>
          </table:table-cell>
          <table:table-cell table:formula="of:=CONCATENATE([$Themenliste.$E51];UNICHAR(10);&quot;(&quot;;[.E51];&quot;)&quot;)" office:value-type="string" office:string-value="Programmiersprachen auswählen und unterschiedliche Programmiersprachen anwenden&#10;(Phase 1: 5 Wo., Phase 2: 10 Wo.)" calcext:value-type="string">
            <text:p>Programmiersprachen auswählen und unterschiedliche Programmiersprachen anwenden</text:p>
            <text:p>(Phase 1: 5 Wo., Phase 2: 10 Wo.)</text:p>
          </table:table-cell>
          <table:table-cell table:formula="of:=[$Themenliste.$A51]" office:value-type="string" office:string-value="§ 4 Absatz 2 Nummer 10 b" calcext:value-type="string">
            <text:p>§ 4 Absatz 2 Nummer 10 b</text:p>
          </table:table-cell>
          <table:table-cell table:formula="of:=[$Themenliste.$L51]" office:value-type="string" office:string-value="Phase 1: 5 Wo., Phase 2: 10 Wo." calcext:value-type="string">
            <text:p>Phase 1: 5 Wo., Phase 2: 10 Wo.</text:p>
          </table:table-cell>
          <table:table-cell table:formula="of:=CONCATENATE([$Variablen.$D$2];IF(1=1;[$Themenliste.$H51]*100+UNICODE([$Themenliste.$D51])-96;0))" office:value-type="string" office:string-value="NICKR-101002" calcext:value-type="string">
            <text:p>NICKR-101002</text:p>
          </table:table-cell>
          <table:table-cell table:formula="of:=CONCATENATE([$Variablen.$D$2];IF(0=0;[$Themenliste.$H51]*100;0))" office:value-type="string" office:string-value="NICKR-101000" calcext:value-type="string">
            <text:p>NICKR-101000</text:p>
          </table:table-cell>
          <table:table-cell/>
          <table:table-cell table:formula="of:=MID([.G51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2];&quot;)&quot;;UNICHAR(10);MID([$Themenliste.$E52];1;[$Variablen.$C$9]);&quot;...&quot;)" office:value-type="string" office:string-value="(§ 4 Absatz 2 Nummer 10 c)&#10;Teilaufgaben von IT-Systemen automatisieren..." calcext:value-type="string">
            <text:p>(§ 4 Absatz 2 Nummer 10 c)</text:p>
            <text:p>Teilaufgaben von IT-Systemen automatisieren...</text:p>
          </table:table-cell>
          <table:table-cell table:formula="of:=CONCATENATE([$Themenliste.$E52];UNICHAR(10);&quot;(&quot;;[.E52];&quot;)&quot;)" office:value-type="string" office:string-value="Teilaufgaben von IT-Systemen automatisieren&#10;(Phase 1: 5 Wo., Phase 2: 10 Wo.)" calcext:value-type="string">
            <text:p>Teilaufgaben von IT-Systemen automatisieren</text:p>
            <text:p>(Phase 1: 5 Wo., Phase 2: 10 Wo.)</text:p>
          </table:table-cell>
          <table:table-cell table:formula="of:=[$Themenliste.$A52]" office:value-type="string" office:string-value="§ 4 Absatz 2 Nummer 10 c" calcext:value-type="string">
            <text:p>§ 4 Absatz 2 Nummer 10 c</text:p>
          </table:table-cell>
          <table:table-cell table:formula="of:=[$Themenliste.$L52]" office:value-type="string" office:string-value="Phase 1: 5 Wo., Phase 2: 10 Wo." calcext:value-type="string">
            <text:p>Phase 1: 5 Wo., Phase 2: 10 Wo.</text:p>
          </table:table-cell>
          <table:table-cell table:formula="of:=CONCATENATE([$Variablen.$D$2];IF(1=1;[$Themenliste.$H52]*100+UNICODE([$Themenliste.$D52])-96;0))" office:value-type="string" office:string-value="NICKR-101003" calcext:value-type="string">
            <text:p>NICKR-101003</text:p>
          </table:table-cell>
          <table:table-cell table:formula="of:=CONCATENATE([$Variablen.$D$2];IF(0=0;[$Themenliste.$H52]*100;0))" office:value-type="string" office:string-value="NICKR-101000" calcext:value-type="string">
            <text:p>NICKR-101000</text:p>
          </table:table-cell>
          <table:table-cell/>
          <table:table-cell table:formula="of:=MID([.G52];1;LEN([$Variablen.$D$2])+1)" office:value-type="string" office:string-value="NICKR-1" calcext:value-type="string">
            <text:p>NICKR-1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3];&quot;)&quot;;UNICHAR(10);MID([$Themenliste.$E53];1;[$Variablen.$C$9]);&quot;...&quot;)" office:value-type="string" office:string-value="(§ 4 Absatz 3 Nummer 1 a)&#10;Vorgehensmodelle und -methoden sowie Entwicklungsumgebungen und -bibliotheken au..." calcext:value-type="string">
            <text:p>(§ 4 Absatz 3 Nummer 1 a)</text:p>
            <text:p>Vorgehensmodelle und -methoden sowie Entwicklungsumgebungen und -bibliotheken au...</text:p>
          </table:table-cell>
          <table:table-cell table:formula="of:=CONCATENATE([$Themenliste.$E53];UNICHAR(10);&quot;(&quot;;[.E53];&quot;)&quot;)" office:value-type="string" office:string-value="Vorgehensmodelle und -methoden sowie Entwicklungsumgebungen und -bibliotheken auswählen und einsetzen&#10;(Phase 1: 15 Wo., Phase 2: 25 Wo.)" calcext:value-type="string">
            <text:p>Vorgehensmodelle und -methoden sowie Entwicklungsumgebungen und -bibliotheken auswählen und einsetzen</text:p>
            <text:p>(Phase 1: 15 Wo., Phase 2: 25 Wo.)</text:p>
          </table:table-cell>
          <table:table-cell table:formula="of:=[$Themenliste.$A53]" office:value-type="string" office:string-value="§ 4 Absatz 3 Nummer 1 a" calcext:value-type="string">
            <text:p>§ 4 Absatz 3 Nummer 1 a</text:p>
          </table:table-cell>
          <table:table-cell table:formula="of:=[$Themenliste.$L53]" office:value-type="string" office:string-value="Phase 1: 15 Wo., Phase 2: 25 Wo." calcext:value-type="string">
            <text:p>Phase 1: 15 Wo., Phase 2: 25 Wo.</text:p>
          </table:table-cell>
          <table:table-cell table:formula="of:=CONCATENATE([$Variablen.$D$2];IF(1=1;[$Themenliste.$H53]*100+UNICODE([$Themenliste.$D53])-96;0))" office:value-type="string" office:string-value="NICKR-200101" calcext:value-type="string">
            <text:p>NICKR-200101</text:p>
          </table:table-cell>
          <table:table-cell table:formula="of:=CONCATENATE([$Variablen.$D$2];IF(0=0;[$Themenliste.$H53]*100;0))" office:value-type="string" office:string-value="NICKR-200100" calcext:value-type="string">
            <text:p>NICKR-200100</text:p>
          </table:table-cell>
          <table:table-cell/>
          <table:table-cell table:formula="of:=MID([.G53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4];&quot;)&quot;;UNICHAR(10);MID([$Themenliste.$E54];1;[$Variablen.$C$9]);&quot;...&quot;)" office:value-type="string" office:string-value="(§ 4 Absatz 3 Nummer 1 b)&#10;Analyse- und Designverfahren anwenden..." calcext:value-type="string">
            <text:p>(§ 4 Absatz 3 Nummer 1 b)</text:p>
            <text:p>Analyse- und Designverfahren anwenden...</text:p>
          </table:table-cell>
          <table:table-cell table:formula="of:=CONCATENATE([$Themenliste.$E54];UNICHAR(10);&quot;(&quot;;[.E54];&quot;)&quot;)" office:value-type="string" office:string-value="Analyse- und Designverfahren anwenden&#10;(Phase 1: 15 Wo., Phase 2: 25 Wo.)" calcext:value-type="string">
            <text:p>Analyse- und Designverfahren anwenden</text:p>
            <text:p>(Phase 1: 15 Wo., Phase 2: 25 Wo.)</text:p>
          </table:table-cell>
          <table:table-cell table:formula="of:=[$Themenliste.$A54]" office:value-type="string" office:string-value="§ 4 Absatz 3 Nummer 1 b" calcext:value-type="string">
            <text:p>§ 4 Absatz 3 Nummer 1 b</text:p>
          </table:table-cell>
          <table:table-cell table:formula="of:=[$Themenliste.$L54]" office:value-type="string" office:string-value="Phase 1: 15 Wo., Phase 2: 25 Wo." calcext:value-type="string">
            <text:p>Phase 1: 15 Wo., Phase 2: 25 Wo.</text:p>
          </table:table-cell>
          <table:table-cell table:formula="of:=CONCATENATE([$Variablen.$D$2];IF(1=1;[$Themenliste.$H54]*100+UNICODE([$Themenliste.$D54])-96;0))" office:value-type="string" office:string-value="NICKR-200102" calcext:value-type="string">
            <text:p>NICKR-200102</text:p>
          </table:table-cell>
          <table:table-cell table:formula="of:=CONCATENATE([$Variablen.$D$2];IF(0=0;[$Themenliste.$H54]*100;0))" office:value-type="string" office:string-value="NICKR-200100" calcext:value-type="string">
            <text:p>NICKR-200100</text:p>
          </table:table-cell>
          <table:table-cell/>
          <table:table-cell table:formula="of:=MID([.G54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5];&quot;)&quot;;UNICHAR(10);MID([$Themenliste.$E55];1;[$Variablen.$C$9]);&quot;...&quot;)" office:value-type="string" office:string-value="(§ 4 Absatz 3 Nummer 1 c)&#10;Benutzerschnittstellen ergonomisch gestalten und an Kundenanforderungen anpassen..." calcext:value-type="string">
            <text:p>(§ 4 Absatz 3 Nummer 1 c)</text:p>
            <text:p>Benutzerschnittstellen ergonomisch gestalten und an Kundenanforderungen anpassen...</text:p>
          </table:table-cell>
          <table:table-cell table:formula="of:=CONCATENATE([$Themenliste.$E55];UNICHAR(10);&quot;(&quot;;[.E55];&quot;)&quot;)" office:value-type="string" office:string-value="Benutzerschnittstellen ergonomisch gestalten und an Kundenanforderungen anpassen&#10;(Phase 1: 15 Wo., Phase 2: 25 Wo.)" calcext:value-type="string">
            <text:p>Benutzerschnittstellen ergonomisch gestalten und an Kundenanforderungen anpassen</text:p>
            <text:p>(Phase 1: 15 Wo., Phase 2: 25 Wo.)</text:p>
          </table:table-cell>
          <table:table-cell table:formula="of:=[$Themenliste.$A55]" office:value-type="string" office:string-value="§ 4 Absatz 3 Nummer 1 c" calcext:value-type="string">
            <text:p>§ 4 Absatz 3 Nummer 1 c</text:p>
          </table:table-cell>
          <table:table-cell table:formula="of:=[$Themenliste.$L55]" office:value-type="string" office:string-value="Phase 1: 15 Wo., Phase 2: 25 Wo." calcext:value-type="string">
            <text:p>Phase 1: 15 Wo., Phase 2: 25 Wo.</text:p>
          </table:table-cell>
          <table:table-cell table:formula="of:=CONCATENATE([$Variablen.$D$2];IF(1=1;[$Themenliste.$H55]*100+UNICODE([$Themenliste.$D55])-96;0))" office:value-type="string" office:string-value="NICKR-200103" calcext:value-type="string">
            <text:p>NICKR-200103</text:p>
          </table:table-cell>
          <table:table-cell table:formula="of:=CONCATENATE([$Variablen.$D$2];IF(0=0;[$Themenliste.$H55]*100;0))" office:value-type="string" office:string-value="NICKR-200100" calcext:value-type="string">
            <text:p>NICKR-200100</text:p>
          </table:table-cell>
          <table:table-cell/>
          <table:table-cell table:formula="of:=MID([.G55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6];&quot;)&quot;;UNICHAR(10);MID([$Themenliste.$E56];1;[$Variablen.$C$9]);&quot;...&quot;)" office:value-type="string" office:string-value="(§ 4 Absatz 3 Nummer 1 d)&#10;Anwendungslösungen unter Berücksichtigung der bestehenden Systemarchitektur entw..." calcext:value-type="string">
            <text:p>(§ 4 Absatz 3 Nummer 1 d)</text:p>
            <text:p>Anwendungslösungen unter Berücksichtigung der bestehenden Systemarchitektur entw...</text:p>
          </table:table-cell>
          <table:table-cell table:formula="of:=CONCATENATE([$Themenliste.$E56];UNICHAR(10);&quot;(&quot;;[.E56];&quot;)&quot;)" office:value-type="string" office:string-value="Anwendungslösungen unter Berücksichtigung der bestehenden Systemarchitektur entwerfen und Realisieren&#10;(Phase 1: 15 Wo., Phase 2: 25 Wo.)" calcext:value-type="string">
            <text:p>Anwendungslösungen unter Berücksichtigung der bestehenden Systemarchitektur entwerfen und Realisieren</text:p>
            <text:p>(Phase 1: 15 Wo., Phase 2: 25 Wo.)</text:p>
          </table:table-cell>
          <table:table-cell table:formula="of:=[$Themenliste.$A56]" office:value-type="string" office:string-value="§ 4 Absatz 3 Nummer 1 d" calcext:value-type="string">
            <text:p>§ 4 Absatz 3 Nummer 1 d</text:p>
          </table:table-cell>
          <table:table-cell table:formula="of:=[$Themenliste.$L56]" office:value-type="string" office:string-value="Phase 1: 15 Wo., Phase 2: 25 Wo." calcext:value-type="string">
            <text:p>Phase 1: 15 Wo., Phase 2: 25 Wo.</text:p>
          </table:table-cell>
          <table:table-cell table:formula="of:=CONCATENATE([$Variablen.$D$2];IF(1=1;[$Themenliste.$H56]*100+UNICODE([$Themenliste.$D56])-96;0))" office:value-type="string" office:string-value="NICKR-200104" calcext:value-type="string">
            <text:p>NICKR-200104</text:p>
          </table:table-cell>
          <table:table-cell table:formula="of:=CONCATENATE([$Variablen.$D$2];IF(0=0;[$Themenliste.$H56]*100;0))" office:value-type="string" office:string-value="NICKR-200100" calcext:value-type="string">
            <text:p>NICKR-200100</text:p>
          </table:table-cell>
          <table:table-cell/>
          <table:table-cell table:formula="of:=MID([.G56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7];&quot;)&quot;;UNICHAR(10);MID([$Themenliste.$E57];1;[$Variablen.$C$9]);&quot;...&quot;)" office:value-type="string" office:string-value="(§ 4 Absatz 3 Nummer 1 e)&#10;bestehende Anwendungslösungen anpassen..." calcext:value-type="string">
            <text:p>(§ 4 Absatz 3 Nummer 1 e)</text:p>
            <text:p>bestehende Anwendungslösungen anpassen...</text:p>
          </table:table-cell>
          <table:table-cell table:formula="of:=CONCATENATE([$Themenliste.$E57];UNICHAR(10);&quot;(&quot;;[.E57];&quot;)&quot;)" office:value-type="string" office:string-value="bestehende Anwendungslösungen anpassen&#10;(Phase 1: 15 Wo., Phase 2: 25 Wo.)" calcext:value-type="string">
            <text:p>bestehende Anwendungslösungen anpassen</text:p>
            <text:p>(Phase 1: 15 Wo., Phase 2: 25 Wo.)</text:p>
          </table:table-cell>
          <table:table-cell table:formula="of:=[$Themenliste.$A57]" office:value-type="string" office:string-value="§ 4 Absatz 3 Nummer 1 e" calcext:value-type="string">
            <text:p>§ 4 Absatz 3 Nummer 1 e</text:p>
          </table:table-cell>
          <table:table-cell table:formula="of:=[$Themenliste.$L57]" office:value-type="string" office:string-value="Phase 1: 15 Wo., Phase 2: 25 Wo." calcext:value-type="string">
            <text:p>Phase 1: 15 Wo., Phase 2: 25 Wo.</text:p>
          </table:table-cell>
          <table:table-cell table:formula="of:=CONCATENATE([$Variablen.$D$2];IF(1=1;[$Themenliste.$H57]*100+UNICODE([$Themenliste.$D57])-96;0))" office:value-type="string" office:string-value="NICKR-200105" calcext:value-type="string">
            <text:p>NICKR-200105</text:p>
          </table:table-cell>
          <table:table-cell table:formula="of:=CONCATENATE([$Variablen.$D$2];IF(0=0;[$Themenliste.$H57]*100;0))" office:value-type="string" office:string-value="NICKR-200100" calcext:value-type="string">
            <text:p>NICKR-200100</text:p>
          </table:table-cell>
          <table:table-cell/>
          <table:table-cell table:formula="of:=MID([.G57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8];&quot;)&quot;;UNICHAR(10);MID([$Themenliste.$E58];1;[$Variablen.$C$9]);&quot;...&quot;)" office:value-type="string" office:string-value="(§ 4 Absatz 3 Nummer 1 f)&#10;Datenaustausch zwischen Systemen realisieren und unterschiedliche Datenquellen n..." calcext:value-type="string">
            <text:p>(§ 4 Absatz 3 Nummer 1 f)</text:p>
            <text:p>Datenaustausch zwischen Systemen realisieren und unterschiedliche Datenquellen n...</text:p>
          </table:table-cell>
          <table:table-cell table:formula="of:=CONCATENATE([$Themenliste.$E58];UNICHAR(10);&quot;(&quot;;[.E58];&quot;)&quot;)" office:value-type="string" office:string-value="Datenaustausch zwischen Systemen realisieren und unterschiedliche Datenquellen nutzen&#10;(Phase 1: 15 Wo., Phase 2: 25 Wo.)" calcext:value-type="string">
            <text:p>Datenaustausch zwischen Systemen realisieren und unterschiedliche Datenquellen nutzen</text:p>
            <text:p>(Phase 1: 15 Wo., Phase 2: 25 Wo.)</text:p>
          </table:table-cell>
          <table:table-cell table:formula="of:=[$Themenliste.$A58]" office:value-type="string" office:string-value="§ 4 Absatz 3 Nummer 1 f" calcext:value-type="string">
            <text:p>§ 4 Absatz 3 Nummer 1 f</text:p>
          </table:table-cell>
          <table:table-cell table:formula="of:=[$Themenliste.$L58]" office:value-type="string" office:string-value="Phase 1: 15 Wo., Phase 2: 25 Wo." calcext:value-type="string">
            <text:p>Phase 1: 15 Wo., Phase 2: 25 Wo.</text:p>
          </table:table-cell>
          <table:table-cell table:formula="of:=CONCATENATE([$Variablen.$D$2];IF(1=1;[$Themenliste.$H58]*100+UNICODE([$Themenliste.$D58])-96;0))" office:value-type="string" office:string-value="NICKR-200106" calcext:value-type="string">
            <text:p>NICKR-200106</text:p>
          </table:table-cell>
          <table:table-cell table:formula="of:=CONCATENATE([$Variablen.$D$2];IF(0=0;[$Themenliste.$H58]*100;0))" office:value-type="string" office:string-value="NICKR-200100" calcext:value-type="string">
            <text:p>NICKR-200100</text:p>
          </table:table-cell>
          <table:table-cell/>
          <table:table-cell table:formula="of:=MID([.G58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59];&quot;)&quot;;UNICHAR(10);MID([$Themenliste.$E59];1;[$Variablen.$C$9]);&quot;...&quot;)" office:value-type="string" office:string-value="(§ 4 Absatz 3 Nummer 1 g)&#10;komplexe Abfragen aus unterschiedlichen Datenquellen durchführen und Datenbestan..." calcext:value-type="string">
            <text:p>(§ 4 Absatz 3 Nummer 1 g)</text:p>
            <text:p>komplexe Abfragen aus unterschiedlichen Datenquellen durchführen und Datenbestan...</text:p>
          </table:table-cell>
          <table:table-cell table:formula="of:=CONCATENATE([$Themenliste.$E59];UNICHAR(10);&quot;(&quot;;[.E59];&quot;)&quot;)" office:value-type="string" office:string-value="komplexe Abfragen aus unterschiedlichen Datenquellen durchführen und Datenbestandsberichte erstellen&#10;(Phase 1: 15 Wo., Phase 2: 25 Wo.)" calcext:value-type="string">
            <text:p>komplexe Abfragen aus unterschiedlichen Datenquellen durchführen und Datenbestandsberichte erstellen</text:p>
            <text:p>(Phase 1: 15 Wo., Phase 2: 25 Wo.)</text:p>
          </table:table-cell>
          <table:table-cell table:formula="of:=[$Themenliste.$A59]" office:value-type="string" office:string-value="§ 4 Absatz 3 Nummer 1 g" calcext:value-type="string">
            <text:p>§ 4 Absatz 3 Nummer 1 g</text:p>
          </table:table-cell>
          <table:table-cell table:formula="of:=[$Themenliste.$L59]" office:value-type="string" office:string-value="Phase 1: 15 Wo., Phase 2: 25 Wo." calcext:value-type="string">
            <text:p>Phase 1: 15 Wo., Phase 2: 25 Wo.</text:p>
          </table:table-cell>
          <table:table-cell table:formula="of:=CONCATENATE([$Variablen.$D$2];IF(1=1;[$Themenliste.$H59]*100+UNICODE([$Themenliste.$D59])-96;0))" office:value-type="string" office:string-value="NICKR-200107" calcext:value-type="string">
            <text:p>NICKR-200107</text:p>
          </table:table-cell>
          <table:table-cell table:formula="of:=CONCATENATE([$Variablen.$D$2];IF(0=0;[$Themenliste.$H59]*100;0))" office:value-type="string" office:string-value="NICKR-200100" calcext:value-type="string">
            <text:p>NICKR-200100</text:p>
          </table:table-cell>
          <table:table-cell/>
          <table:table-cell table:formula="of:=MID([.G59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0];&quot;)&quot;;UNICHAR(10);MID([$Themenliste.$E60];1;[$Variablen.$C$9]);&quot;...&quot;)" office:value-type="string" office:string-value="(§ 4 Absatz 3 Nummer 2 a)&#10;Sicherheitsaspekte bei der Entwicklung von Softwareanwendungen berücksichtigen..." calcext:value-type="string">
            <text:p>(§ 4 Absatz 3 Nummer 2 a)</text:p>
            <text:p>Sicherheitsaspekte bei der Entwicklung von Softwareanwendungen berücksichtigen...</text:p>
          </table:table-cell>
          <table:table-cell table:formula="of:=CONCATENATE([$Themenliste.$E60];UNICHAR(10);&quot;(&quot;;[.E60];&quot;)&quot;)" office:value-type="string" office:string-value="Sicherheitsaspekte bei der Entwicklung von Softwareanwendungen berücksichtigen&#10;(Phase 1: 5 Wo., Phase 2: 7 Wo.)" calcext:value-type="string">
            <text:p>Sicherheitsaspekte bei der Entwicklung von Softwareanwendungen berücksichtigen</text:p>
            <text:p>(Phase 1: 5 Wo., Phase 2: 7 Wo.)</text:p>
          </table:table-cell>
          <table:table-cell table:formula="of:=[$Themenliste.$A60]" office:value-type="string" office:string-value="§ 4 Absatz 3 Nummer 2 a" calcext:value-type="string">
            <text:p>§ 4 Absatz 3 Nummer 2 a</text:p>
          </table:table-cell>
          <table:table-cell table:formula="of:=[$Themenliste.$L60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60]*100+UNICODE([$Themenliste.$D60])-96;0))" office:value-type="string" office:string-value="NICKR-200201" calcext:value-type="string">
            <text:p>NICKR-200201</text:p>
          </table:table-cell>
          <table:table-cell table:formula="of:=CONCATENATE([$Variablen.$D$2];IF(0=0;[$Themenliste.$H60]*100;0))" office:value-type="string" office:string-value="NICKR-200200" calcext:value-type="string">
            <text:p>NICKR-200200</text:p>
          </table:table-cell>
          <table:table-cell/>
          <table:table-cell table:formula="of:=MID([.G60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1];&quot;)&quot;;UNICHAR(10);MID([$Themenliste.$E61];1;[$Variablen.$C$9]);&quot;...&quot;)" office:value-type="string" office:string-value="(§ 4 Absatz 3 Nummer 2 b)&#10;Datenintegrität mithilfe von Werkzeugen sicherstellen..." calcext:value-type="string">
            <text:p>(§ 4 Absatz 3 Nummer 2 b)</text:p>
            <text:p>Datenintegrität mithilfe von Werkzeugen sicherstellen...</text:p>
          </table:table-cell>
          <table:table-cell table:formula="of:=CONCATENATE([$Themenliste.$E61];UNICHAR(10);&quot;(&quot;;[.E61];&quot;)&quot;)" office:value-type="string" office:string-value="Datenintegrität mithilfe von Werkzeugen sicherstellen&#10;(Phase 1: 5 Wo., Phase 2: 7 Wo.)" calcext:value-type="string">
            <text:p>Datenintegrität mithilfe von Werkzeugen sicherstellen</text:p>
            <text:p>(Phase 1: 5 Wo., Phase 2: 7 Wo.)</text:p>
          </table:table-cell>
          <table:table-cell table:formula="of:=[$Themenliste.$A61]" office:value-type="string" office:string-value="§ 4 Absatz 3 Nummer 2 b" calcext:value-type="string">
            <text:p>§ 4 Absatz 3 Nummer 2 b</text:p>
          </table:table-cell>
          <table:table-cell table:formula="of:=[$Themenliste.$L61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61]*100+UNICODE([$Themenliste.$D61])-96;0))" office:value-type="string" office:string-value="NICKR-200202" calcext:value-type="string">
            <text:p>NICKR-200202</text:p>
          </table:table-cell>
          <table:table-cell table:formula="of:=CONCATENATE([$Variablen.$D$2];IF(0=0;[$Themenliste.$H61]*100;0))" office:value-type="string" office:string-value="NICKR-200200" calcext:value-type="string">
            <text:p>NICKR-200200</text:p>
          </table:table-cell>
          <table:table-cell/>
          <table:table-cell table:formula="of:=MID([.G61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2];&quot;)&quot;;UNICHAR(10);MID([$Themenliste.$E62];1;[$Variablen.$C$9]);&quot;...&quot;)" office:value-type="string" office:string-value="(§ 4 Absatz 3 Nummer 2 c)&#10;Modultests erstellen und durchführen..." calcext:value-type="string">
            <text:p>(§ 4 Absatz 3 Nummer 2 c)</text:p>
            <text:p>Modultests erstellen und durchführen...</text:p>
          </table:table-cell>
          <table:table-cell table:formula="of:=CONCATENATE([$Themenliste.$E62];UNICHAR(10);&quot;(&quot;;[.E62];&quot;)&quot;)" office:value-type="string" office:string-value="Modultests erstellen und durchführen&#10;(Phase 1: 5 Wo., Phase 2: 7 Wo.)" calcext:value-type="string">
            <text:p>Modultests erstellen und durchführen</text:p>
            <text:p>(Phase 1: 5 Wo., Phase 2: 7 Wo.)</text:p>
          </table:table-cell>
          <table:table-cell table:formula="of:=[$Themenliste.$A62]" office:value-type="string" office:string-value="§ 4 Absatz 3 Nummer 2 c" calcext:value-type="string">
            <text:p>§ 4 Absatz 3 Nummer 2 c</text:p>
          </table:table-cell>
          <table:table-cell table:formula="of:=[$Themenliste.$L62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62]*100+UNICODE([$Themenliste.$D62])-96;0))" office:value-type="string" office:string-value="NICKR-200203" calcext:value-type="string">
            <text:p>NICKR-200203</text:p>
          </table:table-cell>
          <table:table-cell table:formula="of:=CONCATENATE([$Variablen.$D$2];IF(0=0;[$Themenliste.$H62]*100;0))" office:value-type="string" office:string-value="NICKR-200200" calcext:value-type="string">
            <text:p>NICKR-200200</text:p>
          </table:table-cell>
          <table:table-cell/>
          <table:table-cell table:formula="of:=MID([.G62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3];&quot;)&quot;;UNICHAR(10);MID([$Themenliste.$E63];1;[$Variablen.$C$9]);&quot;...&quot;)" office:value-type="string" office:string-value="(§ 4 Absatz 3 Nummer 2 d)&#10;Werkzeuge zur Versionsverwaltung einsetzen..." calcext:value-type="string">
            <text:p>(§ 4 Absatz 3 Nummer 2 d)</text:p>
            <text:p>Werkzeuge zur Versionsverwaltung einsetzen...</text:p>
          </table:table-cell>
          <table:table-cell table:formula="of:=CONCATENATE([$Themenliste.$E63];UNICHAR(10);&quot;(&quot;;[.E63];&quot;)&quot;)" office:value-type="string" office:string-value="Werkzeuge zur Versionsverwaltung einsetzen&#10;(Phase 1: 5 Wo., Phase 2: 7 Wo.)" calcext:value-type="string">
            <text:p>Werkzeuge zur Versionsverwaltung einsetzen</text:p>
            <text:p>(Phase 1: 5 Wo., Phase 2: 7 Wo.)</text:p>
          </table:table-cell>
          <table:table-cell table:formula="of:=[$Themenliste.$A63]" office:value-type="string" office:string-value="§ 4 Absatz 3 Nummer 2 d" calcext:value-type="string">
            <text:p>§ 4 Absatz 3 Nummer 2 d</text:p>
          </table:table-cell>
          <table:table-cell table:formula="of:=[$Themenliste.$L63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63]*100+UNICODE([$Themenliste.$D63])-96;0))" office:value-type="string" office:string-value="NICKR-200204" calcext:value-type="string">
            <text:p>NICKR-200204</text:p>
          </table:table-cell>
          <table:table-cell table:formula="of:=CONCATENATE([$Variablen.$D$2];IF(0=0;[$Themenliste.$H63]*100;0))" office:value-type="string" office:string-value="NICKR-200200" calcext:value-type="string">
            <text:p>NICKR-200200</text:p>
          </table:table-cell>
          <table:table-cell/>
          <table:table-cell table:formula="of:=MID([.G63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4];&quot;)&quot;;UNICHAR(10);MID([$Themenliste.$E64];1;[$Variablen.$C$9]);&quot;...&quot;)" office:value-type="string" office:string-value="(§ 4 Absatz 3 Nummer 2 e)&#10;Testkonzepte erstellen und Tests durchführen sowie Testergebnisse bewerten und d..." calcext:value-type="string">
            <text:p>(§ 4 Absatz 3 Nummer 2 e)</text:p>
            <text:p>Testkonzepte erstellen und Tests durchführen sowie Testergebnisse bewerten und d...</text:p>
          </table:table-cell>
          <table:table-cell table:formula="of:=CONCATENATE([$Themenliste.$E64];UNICHAR(10);&quot;(&quot;;[.E64];&quot;)&quot;)" office:value-type="string" office:string-value="Testkonzepte erstellen und Tests durchführen sowie Testergebnisse bewerten und dokumentieren&#10;(Phase 1: 5 Wo., Phase 2: 7 Wo.)" calcext:value-type="string">
            <text:p>Testkonzepte erstellen und Tests durchführen sowie Testergebnisse bewerten und dokumentieren</text:p>
            <text:p>(Phase 1: 5 Wo., Phase 2: 7 Wo.)</text:p>
          </table:table-cell>
          <table:table-cell table:formula="of:=[$Themenliste.$A64]" office:value-type="string" office:string-value="§ 4 Absatz 3 Nummer 2 e" calcext:value-type="string">
            <text:p>§ 4 Absatz 3 Nummer 2 e</text:p>
          </table:table-cell>
          <table:table-cell table:formula="of:=[$Themenliste.$L64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64]*100+UNICODE([$Themenliste.$D64])-96;0))" office:value-type="string" office:string-value="NICKR-200205" calcext:value-type="string">
            <text:p>NICKR-200205</text:p>
          </table:table-cell>
          <table:table-cell table:formula="of:=CONCATENATE([$Variablen.$D$2];IF(0=0;[$Themenliste.$H64]*100;0))" office:value-type="string" office:string-value="NICKR-200200" calcext:value-type="string">
            <text:p>NICKR-200200</text:p>
          </table:table-cell>
          <table:table-cell/>
          <table:table-cell table:formula="of:=MID([.G64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5];&quot;)&quot;;UNICHAR(10);MID([$Themenliste.$E65];1;[$Variablen.$C$9]);&quot;...&quot;)" office:value-type="string" office:string-value="(§ 4 Absatz 3 Nummer 2 f)&#10;Daten und Sachverhalte aus Tests multimedial aufbereiten und situationsgerecht u..." calcext:value-type="string">
            <text:p>(§ 4 Absatz 3 Nummer 2 f)</text:p>
            <text:p>Daten und Sachverhalte aus Tests multimedial aufbereiten und situationsgerecht u...</text:p>
          </table:table-cell>
          <table:table-cell table:formula="of:=CONCATENATE([$Themenliste.$E65];UNICHAR(10);&quot;(&quot;;[.E65];&quot;)&quot;)" office:value-type="string" office:string-value="Daten und Sachverhalte aus Tests multimedial aufbereiten und situationsgerecht unter Nutzung digitaler Werkzeuge und unter Beachtung der betrieblichen Vorgaben präsentieren&#10;(Phase 1: 5 Wo., Phase 2: 7 Wo.)" calcext:value-type="string">
            <text:p>Daten und Sachverhalte aus Tests multimedial aufbereiten und situationsgerecht unter Nutzung digitaler Werkzeuge und unter Beachtung der betrieblichen Vorgaben präsentieren</text:p>
            <text:p>(Phase 1: 5 Wo., Phase 2: 7 Wo.)</text:p>
          </table:table-cell>
          <table:table-cell table:formula="of:=[$Themenliste.$A65]" office:value-type="string" office:string-value="§ 4 Absatz 3 Nummer 2 f" calcext:value-type="string">
            <text:p>§ 4 Absatz 3 Nummer 2 f</text:p>
          </table:table-cell>
          <table:table-cell table:formula="of:=[$Themenliste.$L65]" office:value-type="string" office:string-value="Phase 1: 5 Wo., Phase 2: 7 Wo." calcext:value-type="string">
            <text:p>Phase 1: 5 Wo., Phase 2: 7 Wo.</text:p>
          </table:table-cell>
          <table:table-cell table:formula="of:=CONCATENATE([$Variablen.$D$2];IF(1=1;[$Themenliste.$H65]*100+UNICODE([$Themenliste.$D65])-96;0))" office:value-type="string" office:string-value="NICKR-200206" calcext:value-type="string">
            <text:p>NICKR-200206</text:p>
          </table:table-cell>
          <table:table-cell table:formula="of:=CONCATENATE([$Variablen.$D$2];IF(0=0;[$Themenliste.$H65]*100;0))" office:value-type="string" office:string-value="NICKR-200200" calcext:value-type="string">
            <text:p>NICKR-200200</text:p>
          </table:table-cell>
          <table:table-cell/>
          <table:table-cell table:formula="of:=MID([.G65];1;LEN([$Variablen.$D$2])+1)" office:value-type="string" office:string-value="NICKR-2" calcext:value-type="string">
            <text:p>NICKR-2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6];&quot;)&quot;;UNICHAR(10);MID([$Themenliste.$E66];1;[$Variablen.$C$9]);&quot;...&quot;)" office:value-type="string" office:string-value="(§ 4 Absatz 4 Nummer 1 a)&#10;Systemlösungen entsprechend den kundenspezifischen Anforderungen unter Berücksic..." calcext:value-type="string">
            <text:p>(§ 4 Absatz 4 Nummer 1 a)</text:p>
            <text:p>Systemlösungen entsprechend den kundenspezifischen Anforderungen unter Berücksic...</text:p>
          </table:table-cell>
          <table:table-cell table:formula="of:=CONCATENATE([$Themenliste.$E66];UNICHAR(10);&quot;(&quot;;[.E66];&quot;)&quot;)" office:value-type="string" office:string-value="Systemlösungen entsprechend den kundenspezifischen Anforderungen unter Berücksichtigung von Sicherheitsaspekten konzipieren&#10;(Phase 1: 8 Wo., Phase 2: 12 Wo.)" calcext:value-type="string">
            <text:p>Systemlösungen entsprechend den kundenspezifischen Anforderungen unter Berücksichtigung von Sicherheitsaspekten konzipieren</text:p>
            <text:p>(Phase 1: 8 Wo., Phase 2: 12 Wo.)</text:p>
          </table:table-cell>
          <table:table-cell table:formula="of:=[$Themenliste.$A66]" office:value-type="string" office:string-value="§ 4 Absatz 4 Nummer 1 a" calcext:value-type="string">
            <text:p>§ 4 Absatz 4 Nummer 1 a</text:p>
          </table:table-cell>
          <table:table-cell table:formula="of:=[$Themenliste.$L66]" office:value-type="string" office:string-value="Phase 1: 8 Wo., Phase 2: 12 Wo." calcext:value-type="string">
            <text:p>Phase 1: 8 Wo., Phase 2: 12 Wo.</text:p>
          </table:table-cell>
          <table:table-cell table:formula="of:=CONCATENATE([$Variablen.$D$2];IF(1=1;[$Themenliste.$H66]*100+UNICODE([$Themenliste.$D66])-96;0))" office:value-type="string" office:string-value="NICKR-300101" calcext:value-type="string">
            <text:p>NICKR-300101</text:p>
          </table:table-cell>
          <table:table-cell table:formula="of:=CONCATENATE([$Variablen.$D$2];IF(0=0;[$Themenliste.$H66]*100;0))" office:value-type="string" office:string-value="NICKR-300100" calcext:value-type="string">
            <text:p>NICKR-300100</text:p>
          </table:table-cell>
          <table:table-cell/>
          <table:table-cell table:formula="of:=MID([.G66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7];&quot;)&quot;;UNICHAR(10);MID([$Themenliste.$E67];1;[$Variablen.$C$9]);&quot;...&quot;)" office:value-type="string" office:string-value="(§ 4 Absatz 4 Nummer 1 b)&#10;IT-Systeme auswählen, installieren und konfigurieren..." calcext:value-type="string">
            <text:p>(§ 4 Absatz 4 Nummer 1 b)</text:p>
            <text:p>IT-Systeme auswählen, installieren und konfigurieren...</text:p>
          </table:table-cell>
          <table:table-cell table:formula="of:=CONCATENATE([$Themenliste.$E67];UNICHAR(10);&quot;(&quot;;[.E67];&quot;)&quot;)" office:value-type="string" office:string-value="IT-Systeme auswählen, installieren und konfigurieren&#10;(Phase 1: 8 Wo., Phase 2: 12 Wo.)" calcext:value-type="string">
            <text:p>IT-Systeme auswählen, installieren und konfigurieren</text:p>
            <text:p>(Phase 1: 8 Wo., Phase 2: 12 Wo.)</text:p>
          </table:table-cell>
          <table:table-cell table:formula="of:=[$Themenliste.$A67]" office:value-type="string" office:string-value="§ 4 Absatz 4 Nummer 1 b" calcext:value-type="string">
            <text:p>§ 4 Absatz 4 Nummer 1 b</text:p>
          </table:table-cell>
          <table:table-cell table:formula="of:=[$Themenliste.$L67]" office:value-type="string" office:string-value="Phase 1: 8 Wo., Phase 2: 12 Wo." calcext:value-type="string">
            <text:p>Phase 1: 8 Wo., Phase 2: 12 Wo.</text:p>
          </table:table-cell>
          <table:table-cell table:formula="of:=CONCATENATE([$Variablen.$D$2];IF(1=1;[$Themenliste.$H67]*100+UNICODE([$Themenliste.$D67])-96;0))" office:value-type="string" office:string-value="NICKR-300102" calcext:value-type="string">
            <text:p>NICKR-300102</text:p>
          </table:table-cell>
          <table:table-cell table:formula="of:=CONCATENATE([$Variablen.$D$2];IF(0=0;[$Themenliste.$H67]*100;0))" office:value-type="string" office:string-value="NICKR-300100" calcext:value-type="string">
            <text:p>NICKR-300100</text:p>
          </table:table-cell>
          <table:table-cell/>
          <table:table-cell table:formula="of:=MID([.G67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8];&quot;)&quot;;UNICHAR(10);MID([$Themenliste.$E68];1;[$Variablen.$C$9]);&quot;...&quot;)" office:value-type="string" office:string-value="(§ 4 Absatz 4 Nummer 1 c)&#10;externe IT-Ressourcen bewerten, auswählen und in ein IT-System integrieren..." calcext:value-type="string">
            <text:p>(§ 4 Absatz 4 Nummer 1 c)</text:p>
            <text:p>externe IT-Ressourcen bewerten, auswählen und in ein IT-System integrieren...</text:p>
          </table:table-cell>
          <table:table-cell table:formula="of:=CONCATENATE([$Themenliste.$E68];UNICHAR(10);&quot;(&quot;;[.E68];&quot;)&quot;)" office:value-type="string" office:string-value="externe IT-Ressourcen bewerten, auswählen und in ein IT-System integrieren&#10;(Phase 1: 8 Wo., Phase 2: 12 Wo.)" calcext:value-type="string">
            <text:p>externe IT-Ressourcen bewerten, auswählen und in ein IT-System integrieren</text:p>
            <text:p>(Phase 1: 8 Wo., Phase 2: 12 Wo.)</text:p>
          </table:table-cell>
          <table:table-cell table:formula="of:=[$Themenliste.$A68]" office:value-type="string" office:string-value="§ 4 Absatz 4 Nummer 1 c" calcext:value-type="string">
            <text:p>§ 4 Absatz 4 Nummer 1 c</text:p>
          </table:table-cell>
          <table:table-cell table:formula="of:=[$Themenliste.$L68]" office:value-type="string" office:string-value="Phase 1: 8 Wo., Phase 2: 12 Wo." calcext:value-type="string">
            <text:p>Phase 1: 8 Wo., Phase 2: 12 Wo.</text:p>
          </table:table-cell>
          <table:table-cell table:formula="of:=CONCATENATE([$Variablen.$D$2];IF(1=1;[$Themenliste.$H68]*100+UNICODE([$Themenliste.$D68])-96;0))" office:value-type="string" office:string-value="NICKR-300103" calcext:value-type="string">
            <text:p>NICKR-300103</text:p>
          </table:table-cell>
          <table:table-cell table:formula="of:=CONCATENATE([$Variablen.$D$2];IF(0=0;[$Themenliste.$H68]*100;0))" office:value-type="string" office:string-value="NICKR-300100" calcext:value-type="string">
            <text:p>NICKR-300100</text:p>
          </table:table-cell>
          <table:table-cell/>
          <table:table-cell table:formula="of:=MID([.G68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69];&quot;)&quot;;UNICHAR(10);MID([$Themenliste.$E69];1;[$Variablen.$C$9]);&quot;...&quot;)" office:value-type="string" office:string-value="(§ 4 Absatz 4 Nummer 1 d)&#10;Kompatibilitätsprobleme von IT-Systemen und Systemkomponenten beurteilen und lös..." calcext:value-type="string">
            <text:p>(§ 4 Absatz 4 Nummer 1 d)</text:p>
            <text:p>Kompatibilitätsprobleme von IT-Systemen und Systemkomponenten beurteilen und lös...</text:p>
          </table:table-cell>
          <table:table-cell table:formula="of:=CONCATENATE([$Themenliste.$E69];UNICHAR(10);&quot;(&quot;;[.E69];&quot;)&quot;)" office:value-type="string" office:string-value="Kompatibilitätsprobleme von IT-Systemen und Systemkomponenten beurteilen und lösen&#10;(Phase 1: 8 Wo., Phase 2: 12 Wo.)" calcext:value-type="string">
            <text:p>Kompatibilitätsprobleme von IT-Systemen und Systemkomponenten beurteilen und lösen</text:p>
            <text:p>(Phase 1: 8 Wo., Phase 2: 12 Wo.)</text:p>
          </table:table-cell>
          <table:table-cell table:formula="of:=[$Themenliste.$A69]" office:value-type="string" office:string-value="§ 4 Absatz 4 Nummer 1 d" calcext:value-type="string">
            <text:p>§ 4 Absatz 4 Nummer 1 d</text:p>
          </table:table-cell>
          <table:table-cell table:formula="of:=[$Themenliste.$L69]" office:value-type="string" office:string-value="Phase 1: 8 Wo., Phase 2: 12 Wo." calcext:value-type="string">
            <text:p>Phase 1: 8 Wo., Phase 2: 12 Wo.</text:p>
          </table:table-cell>
          <table:table-cell table:formula="of:=CONCATENATE([$Variablen.$D$2];IF(1=1;[$Themenliste.$H69]*100+UNICODE([$Themenliste.$D69])-96;0))" office:value-type="string" office:string-value="NICKR-300104" calcext:value-type="string">
            <text:p>NICKR-300104</text:p>
          </table:table-cell>
          <table:table-cell table:formula="of:=CONCATENATE([$Variablen.$D$2];IF(0=0;[$Themenliste.$H69]*100;0))" office:value-type="string" office:string-value="NICKR-300100" calcext:value-type="string">
            <text:p>NICKR-300100</text:p>
          </table:table-cell>
          <table:table-cell/>
          <table:table-cell table:formula="of:=MID([.G69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0];&quot;)&quot;;UNICHAR(10);MID([$Themenliste.$E70];1;[$Variablen.$C$9]);&quot;...&quot;)" office:value-type="string" office:string-value="(§ 4 Absatz 4 Nummer 1 e)&#10;Testkonzepte erstellen sowie Tests durchführen und dokumentieren..." calcext:value-type="string">
            <text:p>(§ 4 Absatz 4 Nummer 1 e)</text:p>
            <text:p>Testkonzepte erstellen sowie Tests durchführen und dokumentieren...</text:p>
          </table:table-cell>
          <table:table-cell table:formula="of:=CONCATENATE([$Themenliste.$E70];UNICHAR(10);&quot;(&quot;;[.E70];&quot;)&quot;)" office:value-type="string" office:string-value="Testkonzepte erstellen sowie Tests durchführen und dokumentieren&#10;(Phase 1: 8 Wo., Phase 2: 12 Wo.)" calcext:value-type="string">
            <text:p>Testkonzepte erstellen sowie Tests durchführen und dokumentieren</text:p>
            <text:p>(Phase 1: 8 Wo., Phase 2: 12 Wo.)</text:p>
          </table:table-cell>
          <table:table-cell table:formula="of:=[$Themenliste.$A70]" office:value-type="string" office:string-value="§ 4 Absatz 4 Nummer 1 e" calcext:value-type="string">
            <text:p>§ 4 Absatz 4 Nummer 1 e</text:p>
          </table:table-cell>
          <table:table-cell table:formula="of:=[$Themenliste.$L70]" office:value-type="string" office:string-value="Phase 1: 8 Wo., Phase 2: 12 Wo." calcext:value-type="string">
            <text:p>Phase 1: 8 Wo., Phase 2: 12 Wo.</text:p>
          </table:table-cell>
          <table:table-cell table:formula="of:=CONCATENATE([$Variablen.$D$2];IF(1=1;[$Themenliste.$H70]*100+UNICODE([$Themenliste.$D70])-96;0))" office:value-type="string" office:string-value="NICKR-300105" calcext:value-type="string">
            <text:p>NICKR-300105</text:p>
          </table:table-cell>
          <table:table-cell table:formula="of:=CONCATENATE([$Variablen.$D$2];IF(0=0;[$Themenliste.$H70]*100;0))" office:value-type="string" office:string-value="NICKR-300100" calcext:value-type="string">
            <text:p>NICKR-300100</text:p>
          </table:table-cell>
          <table:table-cell/>
          <table:table-cell table:formula="of:=MID([.G70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1];&quot;)&quot;;UNICHAR(10);MID([$Themenliste.$E71];1;[$Variablen.$C$9]);&quot;...&quot;)" office:value-type="string" office:string-value="(§ 4 Absatz 4 Nummer 1 f)&#10;Systemübergabe planen und mit den beteiligten Organisationseinheiten sowie Kunde..." calcext:value-type="string">
            <text:p>(§ 4 Absatz 4 Nummer 1 f)</text:p>
            <text:p>Systemübergabe planen und mit den beteiligten Organisationseinheiten sowie Kunde...</text:p>
          </table:table-cell>
          <table:table-cell table:formula="of:=CONCATENATE([$Themenliste.$E71];UNICHAR(10);&quot;(&quot;;[.E71];&quot;)&quot;)" office:value-type="string" office:string-value="Systemübergabe planen und mit den beteiligten Organisationseinheiten sowie Kunden und Kundinnen abstimmen und durchführen&#10;(Phase 1: 8 Wo., Phase 2: 12 Wo.)" calcext:value-type="string">
            <text:p>Systemübergabe planen und mit den beteiligten Organisationseinheiten sowie Kunden und Kundinnen abstimmen und durchführen</text:p>
            <text:p>(Phase 1: 8 Wo., Phase 2: 12 Wo.)</text:p>
          </table:table-cell>
          <table:table-cell table:formula="of:=[$Themenliste.$A71]" office:value-type="string" office:string-value="§ 4 Absatz 4 Nummer 1 f" calcext:value-type="string">
            <text:p>§ 4 Absatz 4 Nummer 1 f</text:p>
          </table:table-cell>
          <table:table-cell table:formula="of:=[$Themenliste.$L71]" office:value-type="string" office:string-value="Phase 1: 8 Wo., Phase 2: 12 Wo." calcext:value-type="string">
            <text:p>Phase 1: 8 Wo., Phase 2: 12 Wo.</text:p>
          </table:table-cell>
          <table:table-cell table:formula="of:=CONCATENATE([$Variablen.$D$2];IF(1=1;[$Themenliste.$H71]*100+UNICODE([$Themenliste.$D71])-96;0))" office:value-type="string" office:string-value="NICKR-300106" calcext:value-type="string">
            <text:p>NICKR-300106</text:p>
          </table:table-cell>
          <table:table-cell table:formula="of:=CONCATENATE([$Variablen.$D$2];IF(0=0;[$Themenliste.$H71]*100;0))" office:value-type="string" office:string-value="NICKR-300100" calcext:value-type="string">
            <text:p>NICKR-300100</text:p>
          </table:table-cell>
          <table:table-cell/>
          <table:table-cell table:formula="of:=MID([.G71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2];&quot;)&quot;;UNICHAR(10);MID([$Themenliste.$E72];1;[$Variablen.$C$9]);&quot;...&quot;)" office:value-type="string" office:string-value="(§ 4 Absatz 4 Nummer 1 g)&#10;Datenübernahmen planen und durchführen..." calcext:value-type="string">
            <text:p>(§ 4 Absatz 4 Nummer 1 g)</text:p>
            <text:p>Datenübernahmen planen und durchführen...</text:p>
          </table:table-cell>
          <table:table-cell table:formula="of:=CONCATENATE([$Themenliste.$E72];UNICHAR(10);&quot;(&quot;;[.E72];&quot;)&quot;)" office:value-type="string" office:string-value="Datenübernahmen planen und durchführen&#10;(Phase 1: 8 Wo., Phase 2: 12 Wo.)" calcext:value-type="string">
            <text:p>Datenübernahmen planen und durchführen</text:p>
            <text:p>(Phase 1: 8 Wo., Phase 2: 12 Wo.)</text:p>
          </table:table-cell>
          <table:table-cell table:formula="of:=[$Themenliste.$A72]" office:value-type="string" office:string-value="§ 4 Absatz 4 Nummer 1 g" calcext:value-type="string">
            <text:p>§ 4 Absatz 4 Nummer 1 g</text:p>
          </table:table-cell>
          <table:table-cell table:formula="of:=[$Themenliste.$L72]" office:value-type="string" office:string-value="Phase 1: 8 Wo., Phase 2: 12 Wo." calcext:value-type="string">
            <text:p>Phase 1: 8 Wo., Phase 2: 12 Wo.</text:p>
          </table:table-cell>
          <table:table-cell table:formula="of:=CONCATENATE([$Variablen.$D$2];IF(1=1;[$Themenliste.$H72]*100+UNICODE([$Themenliste.$D72])-96;0))" office:value-type="string" office:string-value="NICKR-300107" calcext:value-type="string">
            <text:p>NICKR-300107</text:p>
          </table:table-cell>
          <table:table-cell table:formula="of:=CONCATENATE([$Variablen.$D$2];IF(0=0;[$Themenliste.$H72]*100;0))" office:value-type="string" office:string-value="NICKR-300100" calcext:value-type="string">
            <text:p>NICKR-300100</text:p>
          </table:table-cell>
          <table:table-cell/>
          <table:table-cell table:formula="of:=MID([.G72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3];&quot;)&quot;;UNICHAR(10);MID([$Themenliste.$E73];1;[$Variablen.$C$9]);&quot;...&quot;)" office:value-type="string" office:string-value="(§ 4 Absatz 4 Nummer 2 a)&#10;Netzwerkprotokolle und -schnittstellen für unterschiedliche Anwengungsbereiche b..." calcext:value-type="string">
            <text:p>(§ 4 Absatz 4 Nummer 2 a)</text:p>
            <text:p>Netzwerkprotokolle und -schnittstellen für unterschiedliche Anwengungsbereiche b...</text:p>
          </table:table-cell>
          <table:table-cell table:formula="of:=CONCATENATE([$Themenliste.$E73];UNICHAR(10);&quot;(&quot;;[.E73];&quot;)&quot;)" office:value-type="string" office:string-value="Netzwerkprotokolle und -schnittstellen für unterschiedliche Anwengungsbereiche bewerten und auswählen&#10;(Phase 1: 5 Wo., Phase 2: 6 Wo.)" calcext:value-type="string">
            <text:p>Netzwerkprotokolle und -schnittstellen für unterschiedliche Anwengungsbereiche bewerten und auswählen</text:p>
            <text:p>(Phase 1: 5 Wo., Phase 2: 6 Wo.)</text:p>
          </table:table-cell>
          <table:table-cell table:formula="of:=[$Themenliste.$A73]" office:value-type="string" office:string-value="§ 4 Absatz 4 Nummer 2 a" calcext:value-type="string">
            <text:p>§ 4 Absatz 4 Nummer 2 a</text:p>
          </table:table-cell>
          <table:table-cell table:formula="of:=[$Themenliste.$L73]" office:value-type="string" office:string-value="Phase 1: 5 Wo., Phase 2: 6 Wo." calcext:value-type="string">
            <text:p>Phase 1: 5 Wo., Phase 2: 6 Wo.</text:p>
          </table:table-cell>
          <table:table-cell table:formula="of:=CONCATENATE([$Variablen.$D$2];IF(1=1;[$Themenliste.$H73]*100+UNICODE([$Themenliste.$D73])-96;0))" office:value-type="string" office:string-value="NICKR-300201" calcext:value-type="string">
            <text:p>NICKR-300201</text:p>
          </table:table-cell>
          <table:table-cell table:formula="of:=CONCATENATE([$Variablen.$D$2];IF(0=0;[$Themenliste.$H73]*100;0))" office:value-type="string" office:string-value="NICKR-300200" calcext:value-type="string">
            <text:p>NICKR-300200</text:p>
          </table:table-cell>
          <table:table-cell/>
          <table:table-cell table:formula="of:=MID([.G73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4];&quot;)&quot;;UNICHAR(10);MID([$Themenliste.$E74];1;[$Variablen.$C$9]);&quot;...&quot;)" office:value-type="string" office:string-value="(§ 4 Absatz 4 Nummer 2 b)&#10;Netzwerkkomponenten auswählen, installieren und Konfigurieren..." calcext:value-type="string">
            <text:p>(§ 4 Absatz 4 Nummer 2 b)</text:p>
            <text:p>Netzwerkkomponenten auswählen, installieren und Konfigurieren...</text:p>
          </table:table-cell>
          <table:table-cell table:formula="of:=CONCATENATE([$Themenliste.$E74];UNICHAR(10);&quot;(&quot;;[.E74];&quot;)&quot;)" office:value-type="string" office:string-value="Netzwerkkomponenten auswählen, installieren und Konfigurieren&#10;(Phase 1: 5 Wo., Phase 2: 6 Wo.)" calcext:value-type="string">
            <text:p>Netzwerkkomponenten auswählen, installieren und Konfigurieren</text:p>
            <text:p>(Phase 1: 5 Wo., Phase 2: 6 Wo.)</text:p>
          </table:table-cell>
          <table:table-cell table:formula="of:=[$Themenliste.$A74]" office:value-type="string" office:string-value="§ 4 Absatz 4 Nummer 2 b" calcext:value-type="string">
            <text:p>§ 4 Absatz 4 Nummer 2 b</text:p>
          </table:table-cell>
          <table:table-cell table:formula="of:=[$Themenliste.$L74]" office:value-type="string" office:string-value="Phase 1: 5 Wo., Phase 2: 6 Wo." calcext:value-type="string">
            <text:p>Phase 1: 5 Wo., Phase 2: 6 Wo.</text:p>
          </table:table-cell>
          <table:table-cell table:formula="of:=CONCATENATE([$Variablen.$D$2];IF(1=1;[$Themenliste.$H74]*100+UNICODE([$Themenliste.$D74])-96;0))" office:value-type="string" office:string-value="NICKR-300202" calcext:value-type="string">
            <text:p>NICKR-300202</text:p>
          </table:table-cell>
          <table:table-cell table:formula="of:=CONCATENATE([$Variablen.$D$2];IF(0=0;[$Themenliste.$H74]*100;0))" office:value-type="string" office:string-value="NICKR-300200" calcext:value-type="string">
            <text:p>NICKR-300200</text:p>
          </table:table-cell>
          <table:table-cell/>
          <table:table-cell table:formula="of:=MID([.G74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5];&quot;)&quot;;UNICHAR(10);MID([$Themenliste.$E75];1;[$Variablen.$C$9]);&quot;...&quot;)" office:value-type="string" office:string-value="(§ 4 Absatz 4 Nummer 2 c)&#10;Systeme zur IT-Sicherheit in Netzwerken implementieren und dokumentieren..." calcext:value-type="string">
            <text:p>(§ 4 Absatz 4 Nummer 2 c)</text:p>
            <text:p>Systeme zur IT-Sicherheit in Netzwerken implementieren und dokumentieren...</text:p>
          </table:table-cell>
          <table:table-cell table:formula="of:=CONCATENATE([$Themenliste.$E75];UNICHAR(10);&quot;(&quot;;[.E75];&quot;)&quot;)" office:value-type="string" office:string-value="Systeme zur IT-Sicherheit in Netzwerken implementieren und dokumentieren&#10;(Phase 1: 5 Wo., Phase 2: 6 Wo.)" calcext:value-type="string">
            <text:p>Systeme zur IT-Sicherheit in Netzwerken implementieren und dokumentieren</text:p>
            <text:p>(Phase 1: 5 Wo., Phase 2: 6 Wo.)</text:p>
          </table:table-cell>
          <table:table-cell table:formula="of:=[$Themenliste.$A75]" office:value-type="string" office:string-value="§ 4 Absatz 4 Nummer 2 c" calcext:value-type="string">
            <text:p>§ 4 Absatz 4 Nummer 2 c</text:p>
          </table:table-cell>
          <table:table-cell table:formula="of:=[$Themenliste.$L75]" office:value-type="string" office:string-value="Phase 1: 5 Wo., Phase 2: 6 Wo." calcext:value-type="string">
            <text:p>Phase 1: 5 Wo., Phase 2: 6 Wo.</text:p>
          </table:table-cell>
          <table:table-cell table:formula="of:=CONCATENATE([$Variablen.$D$2];IF(1=1;[$Themenliste.$H75]*100+UNICODE([$Themenliste.$D75])-96;0))" office:value-type="string" office:string-value="NICKR-300203" calcext:value-type="string">
            <text:p>NICKR-300203</text:p>
          </table:table-cell>
          <table:table-cell table:formula="of:=CONCATENATE([$Variablen.$D$2];IF(0=0;[$Themenliste.$H75]*100;0))" office:value-type="string" office:string-value="NICKR-300200" calcext:value-type="string">
            <text:p>NICKR-300200</text:p>
          </table:table-cell>
          <table:table-cell/>
          <table:table-cell table:formula="of:=MID([.G75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6];&quot;)&quot;;UNICHAR(10);MID([$Themenliste.$E76];1;[$Variablen.$C$9]);&quot;...&quot;)" office:value-type="string" office:string-value="(§ 4 Absatz 4 Nummer 3 a)&#10;Richtlinien zur Nutzung von IT-Systemen erstellen und einführen..." calcext:value-type="string">
            <text:p>(§ 4 Absatz 4 Nummer 3 a)</text:p>
            <text:p>Richtlinien zur Nutzung von IT-Systemen erstellen und einführen...</text:p>
          </table:table-cell>
          <table:table-cell table:formula="of:=CONCATENATE([$Themenliste.$E76];UNICHAR(10);&quot;(&quot;;[.E76];&quot;)&quot;)" office:value-type="string" office:string-value="Richtlinien zur Nutzung von IT-Systemen erstellen und einführen&#10;(Phase 1: 7 Wo., Phase 2: 14 Wo.)" calcext:value-type="string">
            <text:p>Richtlinien zur Nutzung von IT-Systemen erstellen und einführen</text:p>
            <text:p>(Phase 1: 7 Wo., Phase 2: 14 Wo.)</text:p>
          </table:table-cell>
          <table:table-cell table:formula="of:=[$Themenliste.$A76]" office:value-type="string" office:string-value="§ 4 Absatz 4 Nummer 3 a" calcext:value-type="string">
            <text:p>§ 4 Absatz 4 Nummer 3 a</text:p>
          </table:table-cell>
          <table:table-cell table:formula="of:=[$Themenliste.$L76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76]*100+UNICODE([$Themenliste.$D76])-96;0))" office:value-type="string" office:string-value="NICKR-300301" calcext:value-type="string">
            <text:p>NICKR-300301</text:p>
          </table:table-cell>
          <table:table-cell table:formula="of:=CONCATENATE([$Variablen.$D$2];IF(0=0;[$Themenliste.$H76]*100;0))" office:value-type="string" office:string-value="NICKR-300300" calcext:value-type="string">
            <text:p>NICKR-300300</text:p>
          </table:table-cell>
          <table:table-cell/>
          <table:table-cell table:formula="of:=MID([.G76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7];&quot;)&quot;;UNICHAR(10);MID([$Themenliste.$E77];1;[$Variablen.$C$9]);&quot;...&quot;)" office:value-type="string" office:string-value="(§ 4 Absatz 4 Nummer 3 b)&#10;Lizenzrechte verwalten und die Einhaltung von Lizenzbestimmungen überwachen..." calcext:value-type="string">
            <text:p>(§ 4 Absatz 4 Nummer 3 b)</text:p>
            <text:p>Lizenzrechte verwalten und die Einhaltung von Lizenzbestimmungen überwachen...</text:p>
          </table:table-cell>
          <table:table-cell table:formula="of:=CONCATENATE([$Themenliste.$E77];UNICHAR(10);&quot;(&quot;;[.E77];&quot;)&quot;)" office:value-type="string" office:string-value="Lizenzrechte verwalten und die Einhaltung von Lizenzbestimmungen überwachen&#10;(Phase 1: 7 Wo., Phase 2: 14 Wo.)" calcext:value-type="string">
            <text:p>Lizenzrechte verwalten und die Einhaltung von Lizenzbestimmungen überwachen</text:p>
            <text:p>(Phase 1: 7 Wo., Phase 2: 14 Wo.)</text:p>
          </table:table-cell>
          <table:table-cell table:formula="of:=[$Themenliste.$A77]" office:value-type="string" office:string-value="§ 4 Absatz 4 Nummer 3 b" calcext:value-type="string">
            <text:p>§ 4 Absatz 4 Nummer 3 b</text:p>
          </table:table-cell>
          <table:table-cell table:formula="of:=[$Themenliste.$L77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77]*100+UNICODE([$Themenliste.$D77])-96;0))" office:value-type="string" office:string-value="NICKR-300302" calcext:value-type="string">
            <text:p>NICKR-300302</text:p>
          </table:table-cell>
          <table:table-cell table:formula="of:=CONCATENATE([$Variablen.$D$2];IF(0=0;[$Themenliste.$H77]*100;0))" office:value-type="string" office:string-value="NICKR-300300" calcext:value-type="string">
            <text:p>NICKR-300300</text:p>
          </table:table-cell>
          <table:table-cell/>
          <table:table-cell table:formula="of:=MID([.G77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8];&quot;)&quot;;UNICHAR(10);MID([$Themenliste.$E78];1;[$Variablen.$C$9]);&quot;...&quot;)" office:value-type="string" office:string-value="(§ 4 Absatz 4 Nummer 3 c)&#10;Berechtigungskonzepte entwerfen, abstimmen und umsetzen..." calcext:value-type="string">
            <text:p>(§ 4 Absatz 4 Nummer 3 c)</text:p>
            <text:p>Berechtigungskonzepte entwerfen, abstimmen und umsetzen...</text:p>
          </table:table-cell>
          <table:table-cell table:formula="of:=CONCATENATE([$Themenliste.$E78];UNICHAR(10);&quot;(&quot;;[.E78];&quot;)&quot;)" office:value-type="string" office:string-value="Berechtigungskonzepte entwerfen, abstimmen und umsetzen&#10;(Phase 1: 7 Wo., Phase 2: 14 Wo.)" calcext:value-type="string">
            <text:p>Berechtigungskonzepte entwerfen, abstimmen und umsetzen</text:p>
            <text:p>(Phase 1: 7 Wo., Phase 2: 14 Wo.)</text:p>
          </table:table-cell>
          <table:table-cell table:formula="of:=[$Themenliste.$A78]" office:value-type="string" office:string-value="§ 4 Absatz 4 Nummer 3 c" calcext:value-type="string">
            <text:p>§ 4 Absatz 4 Nummer 3 c</text:p>
          </table:table-cell>
          <table:table-cell table:formula="of:=[$Themenliste.$L78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78]*100+UNICODE([$Themenliste.$D78])-96;0))" office:value-type="string" office:string-value="NICKR-300303" calcext:value-type="string">
            <text:p>NICKR-300303</text:p>
          </table:table-cell>
          <table:table-cell table:formula="of:=CONCATENATE([$Variablen.$D$2];IF(0=0;[$Themenliste.$H78]*100;0))" office:value-type="string" office:string-value="NICKR-300300" calcext:value-type="string">
            <text:p>NICKR-300300</text:p>
          </table:table-cell>
          <table:table-cell/>
          <table:table-cell table:formula="of:=MID([.G78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79];&quot;)&quot;;UNICHAR(10);MID([$Themenliste.$E79];1;[$Variablen.$C$9]);&quot;...&quot;)" office:value-type="string" office:string-value="(§ 4 Absatz 4 Nummer 3 d)&#10;Systemaktualisierungen evaluieren und durchführen..." calcext:value-type="string">
            <text:p>(§ 4 Absatz 4 Nummer 3 d)</text:p>
            <text:p>Systemaktualisierungen evaluieren und durchführen...</text:p>
          </table:table-cell>
          <table:table-cell table:formula="of:=CONCATENATE([$Themenliste.$E79];UNICHAR(10);&quot;(&quot;;[.E79];&quot;)&quot;)" office:value-type="string" office:string-value="Systemaktualisierungen evaluieren und durchführen&#10;(Phase 1: 7 Wo., Phase 2: 14 Wo.)" calcext:value-type="string">
            <text:p>Systemaktualisierungen evaluieren und durchführen</text:p>
            <text:p>(Phase 1: 7 Wo., Phase 2: 14 Wo.)</text:p>
          </table:table-cell>
          <table:table-cell table:formula="of:=[$Themenliste.$A79]" office:value-type="string" office:string-value="§ 4 Absatz 4 Nummer 3 d" calcext:value-type="string">
            <text:p>§ 4 Absatz 4 Nummer 3 d</text:p>
          </table:table-cell>
          <table:table-cell table:formula="of:=[$Themenliste.$L79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79]*100+UNICODE([$Themenliste.$D79])-96;0))" office:value-type="string" office:string-value="NICKR-300304" calcext:value-type="string">
            <text:p>NICKR-300304</text:p>
          </table:table-cell>
          <table:table-cell table:formula="of:=CONCATENATE([$Variablen.$D$2];IF(0=0;[$Themenliste.$H79]*100;0))" office:value-type="string" office:string-value="NICKR-300300" calcext:value-type="string">
            <text:p>NICKR-300300</text:p>
          </table:table-cell>
          <table:table-cell/>
          <table:table-cell table:formula="of:=MID([.G79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0];&quot;)&quot;;UNICHAR(10);MID([$Themenliste.$E80];1;[$Variablen.$C$9]);&quot;...&quot;)" office:value-type="string" office:string-value="(§ 4 Absatz 4 Nummer 3 e)&#10;Konzepte zur Datensicherung und -archivierung erstellen und umsetzen..." calcext:value-type="string">
            <text:p>(§ 4 Absatz 4 Nummer 3 e)</text:p>
            <text:p>Konzepte zur Datensicherung und -archivierung erstellen und umsetzen...</text:p>
          </table:table-cell>
          <table:table-cell table:formula="of:=CONCATENATE([$Themenliste.$E80];UNICHAR(10);&quot;(&quot;;[.E80];&quot;)&quot;)" office:value-type="string" office:string-value="Konzepte zur Datensicherung und -archivierung erstellen und umsetzen&#10;(Phase 1: 7 Wo., Phase 2: 14 Wo.)" calcext:value-type="string">
            <text:p>Konzepte zur Datensicherung und -archivierung erstellen und umsetzen</text:p>
            <text:p>(Phase 1: 7 Wo., Phase 2: 14 Wo.)</text:p>
          </table:table-cell>
          <table:table-cell table:formula="of:=[$Themenliste.$A80]" office:value-type="string" office:string-value="§ 4 Absatz 4 Nummer 3 e" calcext:value-type="string">
            <text:p>§ 4 Absatz 4 Nummer 3 e</text:p>
          </table:table-cell>
          <table:table-cell table:formula="of:=[$Themenliste.$L80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80]*100+UNICODE([$Themenliste.$D80])-96;0))" office:value-type="string" office:string-value="NICKR-300305" calcext:value-type="string">
            <text:p>NICKR-300305</text:p>
          </table:table-cell>
          <table:table-cell table:formula="of:=CONCATENATE([$Variablen.$D$2];IF(0=0;[$Themenliste.$H80]*100;0))" office:value-type="string" office:string-value="NICKR-300300" calcext:value-type="string">
            <text:p>NICKR-300300</text:p>
          </table:table-cell>
          <table:table-cell/>
          <table:table-cell table:formula="of:=MID([.G80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1];&quot;)&quot;;UNICHAR(10);MID([$Themenliste.$E81];1;[$Variablen.$C$9]);&quot;...&quot;)" office:value-type="string" office:string-value="(§ 4 Absatz 4 Nummer 3 f)&#10;Konzepte zur Daten- und Systemwiederherstellung erstellen und umsetzen..." calcext:value-type="string">
            <text:p>(§ 4 Absatz 4 Nummer 3 f)</text:p>
            <text:p>Konzepte zur Daten- und Systemwiederherstellung erstellen und umsetzen...</text:p>
          </table:table-cell>
          <table:table-cell table:formula="of:=CONCATENATE([$Themenliste.$E81];UNICHAR(10);&quot;(&quot;;[.E81];&quot;)&quot;)" office:value-type="string" office:string-value="Konzepte zur Daten- und Systemwiederherstellung erstellen und umsetzen&#10;(Phase 1: 7 Wo., Phase 2: 14 Wo.)" calcext:value-type="string">
            <text:p>Konzepte zur Daten- und Systemwiederherstellung erstellen und umsetzen</text:p>
            <text:p>(Phase 1: 7 Wo., Phase 2: 14 Wo.)</text:p>
          </table:table-cell>
          <table:table-cell table:formula="of:=[$Themenliste.$A81]" office:value-type="string" office:string-value="§ 4 Absatz 4 Nummer 3 f" calcext:value-type="string">
            <text:p>§ 4 Absatz 4 Nummer 3 f</text:p>
          </table:table-cell>
          <table:table-cell table:formula="of:=[$Themenliste.$L81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81]*100+UNICODE([$Themenliste.$D81])-96;0))" office:value-type="string" office:string-value="NICKR-300306" calcext:value-type="string">
            <text:p>NICKR-300306</text:p>
          </table:table-cell>
          <table:table-cell table:formula="of:=CONCATENATE([$Variablen.$D$2];IF(0=0;[$Themenliste.$H81]*100;0))" office:value-type="string" office:string-value="NICKR-300300" calcext:value-type="string">
            <text:p>NICKR-300300</text:p>
          </table:table-cell>
          <table:table-cell/>
          <table:table-cell table:formula="of:=MID([.G81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2];&quot;)&quot;;UNICHAR(10);MID([$Themenliste.$E82];1;[$Variablen.$C$9]);&quot;...&quot;)" office:value-type="string" office:string-value="(§ 4 Absatz 4 Nummer 3 g)&#10;Systemauslastung überwachen und Ressourcen verwalten..." calcext:value-type="string">
            <text:p>(§ 4 Absatz 4 Nummer 3 g)</text:p>
            <text:p>Systemauslastung überwachen und Ressourcen verwalten...</text:p>
          </table:table-cell>
          <table:table-cell table:formula="of:=CONCATENATE([$Themenliste.$E82];UNICHAR(10);&quot;(&quot;;[.E82];&quot;)&quot;)" office:value-type="string" office:string-value="Systemauslastung überwachen und Ressourcen verwalten&#10;(Phase 1: 7 Wo., Phase 2: 14 Wo.)" calcext:value-type="string">
            <text:p>Systemauslastung überwachen und Ressourcen verwalten</text:p>
            <text:p>(Phase 1: 7 Wo., Phase 2: 14 Wo.)</text:p>
          </table:table-cell>
          <table:table-cell table:formula="of:=[$Themenliste.$A82]" office:value-type="string" office:string-value="§ 4 Absatz 4 Nummer 3 g" calcext:value-type="string">
            <text:p>§ 4 Absatz 4 Nummer 3 g</text:p>
          </table:table-cell>
          <table:table-cell table:formula="of:=[$Themenliste.$L82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82]*100+UNICODE([$Themenliste.$D82])-96;0))" office:value-type="string" office:string-value="NICKR-300307" calcext:value-type="string">
            <text:p>NICKR-300307</text:p>
          </table:table-cell>
          <table:table-cell table:formula="of:=CONCATENATE([$Variablen.$D$2];IF(0=0;[$Themenliste.$H82]*100;0))" office:value-type="string" office:string-value="NICKR-300300" calcext:value-type="string">
            <text:p>NICKR-300300</text:p>
          </table:table-cell>
          <table:table-cell/>
          <table:table-cell table:formula="of:=MID([.G82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3];&quot;)&quot;;UNICHAR(10);MID([$Themenliste.$E83];1;[$Variablen.$C$9]);&quot;...&quot;)" office:value-type="string" office:string-value="(§ 4 Absatz 4 Nummer 3 h)&#10;Systemverhalten überwachen, bewerten und Maßnahmen ergreifen..." calcext:value-type="string">
            <text:p>(§ 4 Absatz 4 Nummer 3 h)</text:p>
            <text:p>Systemverhalten überwachen, bewerten und Maßnahmen ergreifen...</text:p>
          </table:table-cell>
          <table:table-cell table:formula="of:=CONCATENATE([$Themenliste.$E83];UNICHAR(10);&quot;(&quot;;[.E83];&quot;)&quot;)" office:value-type="string" office:string-value="Systemverhalten überwachen, bewerten und Maßnahmen ergreifen&#10;(Phase 1: 7 Wo., Phase 2: 14 Wo.)" calcext:value-type="string">
            <text:p>Systemverhalten überwachen, bewerten und Maßnahmen ergreifen</text:p>
            <text:p>(Phase 1: 7 Wo., Phase 2: 14 Wo.)</text:p>
          </table:table-cell>
          <table:table-cell table:formula="of:=[$Themenliste.$A83]" office:value-type="string" office:string-value="§ 4 Absatz 4 Nummer 3 h" calcext:value-type="string">
            <text:p>§ 4 Absatz 4 Nummer 3 h</text:p>
          </table:table-cell>
          <table:table-cell table:formula="of:=[$Themenliste.$L83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83]*100+UNICODE([$Themenliste.$D83])-96;0))" office:value-type="string" office:string-value="NICKR-300308" calcext:value-type="string">
            <text:p>NICKR-300308</text:p>
          </table:table-cell>
          <table:table-cell table:formula="of:=CONCATENATE([$Variablen.$D$2];IF(0=0;[$Themenliste.$H83]*100;0))" office:value-type="string" office:string-value="NICKR-300300" calcext:value-type="string">
            <text:p>NICKR-300300</text:p>
          </table:table-cell>
          <table:table-cell/>
          <table:table-cell table:formula="of:=MID([.G83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4];&quot;)&quot;;UNICHAR(10);MID([$Themenliste.$E84];1;[$Variablen.$C$9]);&quot;...&quot;)" office:value-type="string" office:string-value="(§ 4 Absatz 4 Nummer 3 i)&#10;Benutzeranfragen aufnehmen, analysieren und bearbeiten..." calcext:value-type="string">
            <text:p>(§ 4 Absatz 4 Nummer 3 i)</text:p>
            <text:p>Benutzeranfragen aufnehmen, analysieren und bearbeiten...</text:p>
          </table:table-cell>
          <table:table-cell table:formula="of:=CONCATENATE([$Themenliste.$E84];UNICHAR(10);&quot;(&quot;;[.E84];&quot;)&quot;)" office:value-type="string" office:string-value="Benutzeranfragen aufnehmen, analysieren und bearbeiten&#10;(Phase 1: 7 Wo., Phase 2: 14 Wo.)" calcext:value-type="string">
            <text:p>Benutzeranfragen aufnehmen, analysieren und bearbeiten</text:p>
            <text:p>(Phase 1: 7 Wo., Phase 2: 14 Wo.)</text:p>
          </table:table-cell>
          <table:table-cell table:formula="of:=[$Themenliste.$A84]" office:value-type="string" office:string-value="§ 4 Absatz 4 Nummer 3 i" calcext:value-type="string">
            <text:p>§ 4 Absatz 4 Nummer 3 i</text:p>
          </table:table-cell>
          <table:table-cell table:formula="of:=[$Themenliste.$L84]" office:value-type="string" office:string-value="Phase 1: 7 Wo., Phase 2: 14 Wo." calcext:value-type="string">
            <text:p>Phase 1: 7 Wo., Phase 2: 14 Wo.</text:p>
          </table:table-cell>
          <table:table-cell table:formula="of:=CONCATENATE([$Variablen.$D$2];IF(1=1;[$Themenliste.$H84]*100+UNICODE([$Themenliste.$D84])-96;0))" office:value-type="string" office:string-value="NICKR-300309" calcext:value-type="string">
            <text:p>NICKR-300309</text:p>
          </table:table-cell>
          <table:table-cell table:formula="of:=CONCATENATE([$Variablen.$D$2];IF(0=0;[$Themenliste.$H84]*100;0))" office:value-type="string" office:string-value="NICKR-300300" calcext:value-type="string">
            <text:p>NICKR-300300</text:p>
          </table:table-cell>
          <table:table-cell/>
          <table:table-cell table:formula="of:=MID([.G84];1;LEN([$Variablen.$D$2])+1)" office:value-type="string" office:string-value="NICKR-3" calcext:value-type="string">
            <text:p>NICKR-3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5];&quot;)&quot;;UNICHAR(10);MID([$Themenliste.$E85];1;[$Variablen.$C$9]);&quot;...&quot;)" office:value-type="string" office:string-value="(§ 4 Absatz 5 Nummer 1 a)&#10;betriebs- und produktionswirtschaftliche Geschäftsprozesse und ihr Zusammenwirke..." calcext:value-type="string">
            <text:p>(§ 4 Absatz 5 Nummer 1 a)</text:p>
            <text:p>betriebs- und produktionswirtschaftliche Geschäftsprozesse und ihr Zusammenwirke...</text:p>
          </table:table-cell>
          <table:table-cell table:formula="of:=CONCATENATE([$Themenliste.$E85];UNICHAR(10);&quot;(&quot;;[.E85];&quot;)&quot;)" office:value-type="string" office:string-value="betriebs- und produktionswirtschaftliche Geschäftsprozesse und ihr Zusammenwirken im Unternehmen analysieren&#10;(Phase 1: 8 Wo., Phase 2:  Wo.)" calcext:value-type="string">
            <text:p>betriebs- und produktionswirtschaftliche Geschäftsprozesse und ihr Zusammenwirken im Unternehmen analysieren</text:p>
            <text:p>(Phase 1: 8 Wo., Phase 2:  Wo.)</text:p>
          </table:table-cell>
          <table:table-cell table:formula="of:=[$Themenliste.$A85]" office:value-type="string" office:string-value="§ 4 Absatz 5 Nummer 1 a" calcext:value-type="string">
            <text:p>§ 4 Absatz 5 Nummer 1 a</text:p>
          </table:table-cell>
          <table:table-cell table:formula="of:=[$Themenliste.$L85]" office:value-type="string" office:string-value="Phase 1: 8 Wo., Phase 2:  Wo." calcext:value-type="string">
            <text:p>Phase 1: 8 Wo., Phase 2: <text:s/>Wo.</text:p>
          </table:table-cell>
          <table:table-cell table:formula="of:=CONCATENATE([$Variablen.$D$2];IF(1=1;[$Themenliste.$H85]*100+UNICODE([$Themenliste.$D85])-96;0))" office:value-type="string" office:string-value="NICKR-400101" calcext:value-type="string">
            <text:p>NICKR-400101</text:p>
          </table:table-cell>
          <table:table-cell table:formula="of:=CONCATENATE([$Variablen.$D$2];IF(0=0;[$Themenliste.$H85]*100;0))" office:value-type="string" office:string-value="NICKR-400100" calcext:value-type="string">
            <text:p>NICKR-400100</text:p>
          </table:table-cell>
          <table:table-cell/>
          <table:table-cell table:formula="of:=MID([.G85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6];&quot;)&quot;;UNICHAR(10);MID([$Themenliste.$E86];1;[$Variablen.$C$9]);&quot;...&quot;)" office:value-type="string" office:string-value="(§ 4 Absatz 5 Nummer 1 b)&#10;Anforderungen in einer Prozessdarstellung abbilden..." calcext:value-type="string">
            <text:p>(§ 4 Absatz 5 Nummer 1 b)</text:p>
            <text:p>Anforderungen in einer Prozessdarstellung abbilden...</text:p>
          </table:table-cell>
          <table:table-cell table:formula="of:=CONCATENATE([$Themenliste.$E86];UNICHAR(10);&quot;(&quot;;[.E86];&quot;)&quot;)" office:value-type="string" office:string-value="Anforderungen in einer Prozessdarstellung abbilden&#10;(Phase 1: 8 Wo., Phase 2:  Wo.)" calcext:value-type="string">
            <text:p>Anforderungen in einer Prozessdarstellung abbilden</text:p>
            <text:p>(Phase 1: 8 Wo., Phase 2:  Wo.)</text:p>
          </table:table-cell>
          <table:table-cell table:formula="of:=[$Themenliste.$A86]" office:value-type="string" office:string-value="§ 4 Absatz 5 Nummer 1 b" calcext:value-type="string">
            <text:p>§ 4 Absatz 5 Nummer 1 b</text:p>
          </table:table-cell>
          <table:table-cell table:formula="of:=[$Themenliste.$L86]" office:value-type="string" office:string-value="Phase 1: 8 Wo., Phase 2:  Wo." calcext:value-type="string">
            <text:p>Phase 1: 8 Wo., Phase 2: <text:s/>Wo.</text:p>
          </table:table-cell>
          <table:table-cell table:formula="of:=CONCATENATE([$Variablen.$D$2];IF(1=1;[$Themenliste.$H86]*100+UNICODE([$Themenliste.$D86])-96;0))" office:value-type="string" office:string-value="NICKR-400102" calcext:value-type="string">
            <text:p>NICKR-400102</text:p>
          </table:table-cell>
          <table:table-cell table:formula="of:=CONCATENATE([$Variablen.$D$2];IF(0=0;[$Themenliste.$H86]*100;0))" office:value-type="string" office:string-value="NICKR-400100" calcext:value-type="string">
            <text:p>NICKR-400100</text:p>
          </table:table-cell>
          <table:table-cell/>
          <table:table-cell table:formula="of:=MID([.G86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7];&quot;)&quot;;UNICHAR(10);MID([$Themenliste.$E87];1;[$Variablen.$C$9]);&quot;...&quot;)" office:value-type="string" office:string-value="(§ 4 Absatz 5 Nummer 1 c)&#10;Werkzeuge der Prozessoptimierung vergleichen und vorschlagen..." calcext:value-type="string">
            <text:p>(§ 4 Absatz 5 Nummer 1 c)</text:p>
            <text:p>Werkzeuge der Prozessoptimierung vergleichen und vorschlagen...</text:p>
          </table:table-cell>
          <table:table-cell table:formula="of:=CONCATENATE([$Themenliste.$E87];UNICHAR(10);&quot;(&quot;;[.E87];&quot;)&quot;)" office:value-type="string" office:string-value="Werkzeuge der Prozessoptimierung vergleichen und vorschlagen&#10;(Phase 1: 8 Wo., Phase 2:  Wo.)" calcext:value-type="string">
            <text:p>Werkzeuge der Prozessoptimierung vergleichen und vorschlagen</text:p>
            <text:p>(Phase 1: 8 Wo., Phase 2:  Wo.)</text:p>
          </table:table-cell>
          <table:table-cell table:formula="of:=[$Themenliste.$A87]" office:value-type="string" office:string-value="§ 4 Absatz 5 Nummer 1 c" calcext:value-type="string">
            <text:p>§ 4 Absatz 5 Nummer 1 c</text:p>
          </table:table-cell>
          <table:table-cell table:formula="of:=[$Themenliste.$L87]" office:value-type="string" office:string-value="Phase 1: 8 Wo., Phase 2:  Wo." calcext:value-type="string">
            <text:p>Phase 1: 8 Wo., Phase 2: <text:s/>Wo.</text:p>
          </table:table-cell>
          <table:table-cell table:formula="of:=CONCATENATE([$Variablen.$D$2];IF(1=1;[$Themenliste.$H87]*100+UNICODE([$Themenliste.$D87])-96;0))" office:value-type="string" office:string-value="NICKR-400103" calcext:value-type="string">
            <text:p>NICKR-400103</text:p>
          </table:table-cell>
          <table:table-cell table:formula="of:=CONCATENATE([$Variablen.$D$2];IF(0=0;[$Themenliste.$H87]*100;0))" office:value-type="string" office:string-value="NICKR-400100" calcext:value-type="string">
            <text:p>NICKR-400100</text:p>
          </table:table-cell>
          <table:table-cell/>
          <table:table-cell table:formula="of:=MID([.G87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8];&quot;)&quot;;UNICHAR(10);MID([$Themenliste.$E88];1;[$Variablen.$C$9]);&quot;...&quot;)" office:value-type="string" office:string-value="(§ 4 Absatz 5 Nummer 2 a)&#10;Daten aus heterogenen Datenquellen identifizieren und klassifizieren..." calcext:value-type="string">
            <text:p>(§ 4 Absatz 5 Nummer 2 a)</text:p>
            <text:p>Daten aus heterogenen Datenquellen identifizieren und klassifizieren...</text:p>
          </table:table-cell>
          <table:table-cell table:formula="of:=CONCATENATE([$Themenliste.$E88];UNICHAR(10);&quot;(&quot;;[.E88];&quot;)&quot;)" office:value-type="string" office:string-value="Daten aus heterogenen Datenquellen identifizieren und klassifizieren&#10;(Phase 1: 5 Wo., Phase 2: 5 Wo.)" calcext:value-type="string">
            <text:p>Daten aus heterogenen Datenquellen identifizieren und klassifizieren</text:p>
            <text:p>(Phase 1: 5 Wo., Phase 2: 5 Wo.)</text:p>
          </table:table-cell>
          <table:table-cell table:formula="of:=[$Themenliste.$A88]" office:value-type="string" office:string-value="§ 4 Absatz 5 Nummer 2 a" calcext:value-type="string">
            <text:p>§ 4 Absatz 5 Nummer 2 a</text:p>
          </table:table-cell>
          <table:table-cell table:formula="of:=[$Themenliste.$L88]" office:value-type="string" office:string-value="Phase 1: 5 Wo., Phase 2: 5 Wo." calcext:value-type="string">
            <text:p>Phase 1: 5 Wo., Phase 2: 5 Wo.</text:p>
          </table:table-cell>
          <table:table-cell table:formula="of:=CONCATENATE([$Variablen.$D$2];IF(1=1;[$Themenliste.$H88]*100+UNICODE([$Themenliste.$D88])-96;0))" office:value-type="string" office:string-value="NICKR-400201" calcext:value-type="string">
            <text:p>NICKR-400201</text:p>
          </table:table-cell>
          <table:table-cell table:formula="of:=CONCATENATE([$Variablen.$D$2];IF(0=0;[$Themenliste.$H88]*100;0))" office:value-type="string" office:string-value="NICKR-400200" calcext:value-type="string">
            <text:p>NICKR-400200</text:p>
          </table:table-cell>
          <table:table-cell/>
          <table:table-cell table:formula="of:=MID([.G88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89];&quot;)&quot;;UNICHAR(10);MID([$Themenliste.$E89];1;[$Variablen.$C$9]);&quot;...&quot;)" office:value-type="string" office:string-value="(§ 4 Absatz 5 Nummer 2 b)&#10;Berechtigung zur Nutzung und zur Verknüpfung von Daten prüfen sowie entsprechend..." calcext:value-type="string">
            <text:p>(§ 4 Absatz 5 Nummer 2 b)</text:p>
            <text:p>Berechtigung zur Nutzung und zur Verknüpfung von Daten prüfen sowie entsprechend...</text:p>
          </table:table-cell>
          <table:table-cell table:formula="of:=CONCATENATE([$Themenliste.$E89];UNICHAR(10);&quot;(&quot;;[.E89];&quot;)&quot;)" office:value-type="string" office:string-value="Berechtigung zur Nutzung und zur Verknüpfung von Daten prüfen sowie entsprechende Maßnahmen ableiten&#10;(Phase 1: 5 Wo., Phase 2: 5 Wo.)" calcext:value-type="string">
            <text:p>Berechtigung zur Nutzung und zur Verknüpfung von Daten prüfen sowie entsprechende Maßnahmen ableiten</text:p>
            <text:p>(Phase 1: 5 Wo., Phase 2: 5 Wo.)</text:p>
          </table:table-cell>
          <table:table-cell table:formula="of:=[$Themenliste.$A89]" office:value-type="string" office:string-value="§ 4 Absatz 5 Nummer 2 b" calcext:value-type="string">
            <text:p>§ 4 Absatz 5 Nummer 2 b</text:p>
          </table:table-cell>
          <table:table-cell table:formula="of:=[$Themenliste.$L89]" office:value-type="string" office:string-value="Phase 1: 5 Wo., Phase 2: 5 Wo." calcext:value-type="string">
            <text:p>Phase 1: 5 Wo., Phase 2: 5 Wo.</text:p>
          </table:table-cell>
          <table:table-cell table:formula="of:=CONCATENATE([$Variablen.$D$2];IF(1=1;[$Themenliste.$H89]*100+UNICODE([$Themenliste.$D89])-96;0))" office:value-type="string" office:string-value="NICKR-400202" calcext:value-type="string">
            <text:p>NICKR-400202</text:p>
          </table:table-cell>
          <table:table-cell table:formula="of:=CONCATENATE([$Variablen.$D$2];IF(0=0;[$Themenliste.$H89]*100;0))" office:value-type="string" office:string-value="NICKR-400200" calcext:value-type="string">
            <text:p>NICKR-400200</text:p>
          </table:table-cell>
          <table:table-cell/>
          <table:table-cell table:formula="of:=MID([.G89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0];&quot;)&quot;;UNICHAR(10);MID([$Themenliste.$E90];1;[$Variablen.$C$9]);&quot;...&quot;)" office:value-type="string" office:string-value="(§ 4 Absatz 5 Nummer 2 c)&#10;technische Voraussetzungen zur Übernahme von Daten sicherstellen und Daten berei..." calcext:value-type="string">
            <text:p>(§ 4 Absatz 5 Nummer 2 c)</text:p>
            <text:p>technische Voraussetzungen zur Übernahme von Daten sicherstellen und Daten berei...</text:p>
          </table:table-cell>
          <table:table-cell table:formula="of:=CONCATENATE([$Themenliste.$E90];UNICHAR(10);&quot;(&quot;;[.E90];&quot;)&quot;)" office:value-type="string" office:string-value="technische Voraussetzungen zur Übernahme von Daten sicherstellen und Daten bereitstellen&#10;(Phase 1: 5 Wo., Phase 2: 5 Wo.)" calcext:value-type="string">
            <text:p>technische Voraussetzungen zur Übernahme von Daten sicherstellen und Daten bereitstellen</text:p>
            <text:p>(Phase 1: 5 Wo., Phase 2: 5 Wo.)</text:p>
          </table:table-cell>
          <table:table-cell table:formula="of:=[$Themenliste.$A90]" office:value-type="string" office:string-value="§ 4 Absatz 5 Nummer 2 c" calcext:value-type="string">
            <text:p>§ 4 Absatz 5 Nummer 2 c</text:p>
          </table:table-cell>
          <table:table-cell table:formula="of:=[$Themenliste.$L90]" office:value-type="string" office:string-value="Phase 1: 5 Wo., Phase 2: 5 Wo." calcext:value-type="string">
            <text:p>Phase 1: 5 Wo., Phase 2: 5 Wo.</text:p>
          </table:table-cell>
          <table:table-cell table:formula="of:=CONCATENATE([$Variablen.$D$2];IF(1=1;[$Themenliste.$H90]*100+UNICODE([$Themenliste.$D90])-96;0))" office:value-type="string" office:string-value="NICKR-400203" calcext:value-type="string">
            <text:p>NICKR-400203</text:p>
          </table:table-cell>
          <table:table-cell table:formula="of:=CONCATENATE([$Variablen.$D$2];IF(0=0;[$Themenliste.$H90]*100;0))" office:value-type="string" office:string-value="NICKR-400200" calcext:value-type="string">
            <text:p>NICKR-400200</text:p>
          </table:table-cell>
          <table:table-cell/>
          <table:table-cell table:formula="of:=MID([.G90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1];&quot;)&quot;;UNICHAR(10);MID([$Themenliste.$E91];1;[$Variablen.$C$9]);&quot;...&quot;)" office:value-type="string" office:string-value="(§ 4 Absatz 5 Nummer 3 a)&#10;Daten auf Qualität, insbesondere auf Plausibilität, Quantität, Redundanz, Vollst..." calcext:value-type="string">
            <text:p>(§ 4 Absatz 5 Nummer 3 a)</text:p>
            <text:p>Daten auf Qualität, insbesondere auf Plausibilität, Quantität, Redundanz, Vollst...</text:p>
          </table:table-cell>
          <table:table-cell table:formula="of:=CONCATENATE([$Themenliste.$E91];UNICHAR(10);&quot;(&quot;;[.E91];&quot;)&quot;)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&#10;(Phase 1: 6 Wo., Phase 2: 21 Wo.)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(Phase 1: 6 Wo., Phase 2: 21 Wo.)</text:p>
          </table:table-cell>
          <table:table-cell table:formula="of:=[$Themenliste.$A91]" office:value-type="string" office:string-value="§ 4 Absatz 5 Nummer 3 a" calcext:value-type="string">
            <text:p>§ 4 Absatz 5 Nummer 3 a</text:p>
          </table:table-cell>
          <table:table-cell table:formula="of:=[$Themenliste.$L91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1]*100+UNICODE([$Themenliste.$D91])-96;0))" office:value-type="string" office:string-value="NICKR-400301" calcext:value-type="string">
            <text:p>NICKR-400301</text:p>
          </table:table-cell>
          <table:table-cell table:formula="of:=CONCATENATE([$Variablen.$D$2];IF(0=0;[$Themenliste.$H91]*100;0))" office:value-type="string" office:string-value="NICKR-400300" calcext:value-type="string">
            <text:p>NICKR-400300</text:p>
          </table:table-cell>
          <table:table-cell/>
          <table:table-cell table:formula="of:=MID([.G91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2];&quot;)&quot;;UNICHAR(10);MID([$Themenliste.$E92];1;[$Variablen.$C$9]);&quot;...&quot;)" office:value-type="string" office:string-value="(§ 4 Absatz 5 Nummer 3 b)&#10;Auffindbarkeit, Zugänglichkeit, Interoperabilität, Wiederverwendbarkeit von Date..." calcext:value-type="string">
            <text:p>(§ 4 Absatz 5 Nummer 3 b)</text:p>
            <text:p>Auffindbarkeit, Zugänglichkeit, Interoperabilität, Wiederverwendbarkeit von Date...</text:p>
          </table:table-cell>
          <table:table-cell table:formula="of:=CONCATENATE([$Themenliste.$E92];UNICHAR(10);&quot;(&quot;;[.E92];&quot;)&quot;)" office:value-type="string" office:string-value="Auffindbarkeit, Zugänglichkeit, Interoperabilität, Wiederverwendbarkeit von Daten sicherstellen&#10;(Phase 1: 6 Wo., Phase 2: 21 Wo.)" calcext:value-type="string">
            <text:p>Auffindbarkeit, Zugänglichkeit, Interoperabilität, Wiederverwendbarkeit von Daten sicherstellen</text:p>
            <text:p>(Phase 1: 6 Wo., Phase 2: 21 Wo.)</text:p>
          </table:table-cell>
          <table:table-cell table:formula="of:=[$Themenliste.$A92]" office:value-type="string" office:string-value="§ 4 Absatz 5 Nummer 3 b" calcext:value-type="string">
            <text:p>§ 4 Absatz 5 Nummer 3 b</text:p>
          </table:table-cell>
          <table:table-cell table:formula="of:=[$Themenliste.$L92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2]*100+UNICODE([$Themenliste.$D92])-96;0))" office:value-type="string" office:string-value="NICKR-400302" calcext:value-type="string">
            <text:p>NICKR-400302</text:p>
          </table:table-cell>
          <table:table-cell table:formula="of:=CONCATENATE([$Variablen.$D$2];IF(0=0;[$Themenliste.$H92]*100;0))" office:value-type="string" office:string-value="NICKR-400300" calcext:value-type="string">
            <text:p>NICKR-400300</text:p>
          </table:table-cell>
          <table:table-cell/>
          <table:table-cell table:formula="of:=MID([.G92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3];&quot;)&quot;;UNICHAR(10);MID([$Themenliste.$E93];1;[$Variablen.$C$9]);&quot;...&quot;)" office:value-type="string" office:string-value="(§ 4 Absatz 5 Nummer 3 c)&#10;analytische und statistische Verfahren anwenden..." calcext:value-type="string">
            <text:p>(§ 4 Absatz 5 Nummer 3 c)</text:p>
            <text:p>analytische und statistische Verfahren anwenden...</text:p>
          </table:table-cell>
          <table:table-cell table:formula="of:=CONCATENATE([$Themenliste.$E93];UNICHAR(10);&quot;(&quot;;[.E93];&quot;)&quot;)" office:value-type="string" office:string-value="analytische und statistische Verfahren anwenden&#10;(Phase 1: 6 Wo., Phase 2: 21 Wo.)" calcext:value-type="string">
            <text:p>analytische und statistische Verfahren anwenden</text:p>
            <text:p>(Phase 1: 6 Wo., Phase 2: 21 Wo.)</text:p>
          </table:table-cell>
          <table:table-cell table:formula="of:=[$Themenliste.$A93]" office:value-type="string" office:string-value="§ 4 Absatz 5 Nummer 3 c" calcext:value-type="string">
            <text:p>§ 4 Absatz 5 Nummer 3 c</text:p>
          </table:table-cell>
          <table:table-cell table:formula="of:=[$Themenliste.$L93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3]*100+UNICODE([$Themenliste.$D93])-96;0))" office:value-type="string" office:string-value="NICKR-400303" calcext:value-type="string">
            <text:p>NICKR-400303</text:p>
          </table:table-cell>
          <table:table-cell table:formula="of:=CONCATENATE([$Variablen.$D$2];IF(0=0;[$Themenliste.$H93]*100;0))" office:value-type="string" office:string-value="NICKR-400300" calcext:value-type="string">
            <text:p>NICKR-400300</text:p>
          </table:table-cell>
          <table:table-cell/>
          <table:table-cell table:formula="of:=MID([.G93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4];&quot;)&quot;;UNICHAR(10);MID([$Themenliste.$E94];1;[$Variablen.$C$9]);&quot;...&quot;)" office:value-type="string" office:string-value="(§ 4 Absatz 5 Nummer 3 d)&#10;Programmiersprachen mit integrierten Auswertungsverfahren und Visualisierungswer..." calcext:value-type="string">
            <text:p>(§ 4 Absatz 5 Nummer 3 d)</text:p>
            <text:p>Programmiersprachen mit integrierten Auswertungsverfahren und Visualisierungswer...</text:p>
          </table:table-cell>
          <table:table-cell table:formula="of:=CONCATENATE([$Themenliste.$E94];UNICHAR(10);&quot;(&quot;;[.E94];&quot;)&quot;)" office:value-type="string" office:string-value="Programmiersprachen mit integrierten Auswertungsverfahren und Visualisierungswerkzeugen nutzen&#10;(Phase 1: 6 Wo., Phase 2: 21 Wo.)" calcext:value-type="string">
            <text:p>Programmiersprachen mit integrierten Auswertungsverfahren und Visualisierungswerkzeugen nutzen</text:p>
            <text:p>(Phase 1: 6 Wo., Phase 2: 21 Wo.)</text:p>
          </table:table-cell>
          <table:table-cell table:formula="of:=[$Themenliste.$A94]" office:value-type="string" office:string-value="§ 4 Absatz 5 Nummer 3 d" calcext:value-type="string">
            <text:p>§ 4 Absatz 5 Nummer 3 d</text:p>
          </table:table-cell>
          <table:table-cell table:formula="of:=[$Themenliste.$L94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4]*100+UNICODE([$Themenliste.$D94])-96;0))" office:value-type="string" office:string-value="NICKR-400304" calcext:value-type="string">
            <text:p>NICKR-400304</text:p>
          </table:table-cell>
          <table:table-cell table:formula="of:=CONCATENATE([$Variablen.$D$2];IF(0=0;[$Themenliste.$H94]*100;0))" office:value-type="string" office:string-value="NICKR-400300" calcext:value-type="string">
            <text:p>NICKR-400300</text:p>
          </table:table-cell>
          <table:table-cell/>
          <table:table-cell table:formula="of:=MID([.G94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5];&quot;)&quot;;UNICHAR(10);MID([$Themenliste.$E95];1;[$Variablen.$C$9]);&quot;...&quot;)" office:value-type="string" office:string-value="(§ 4 Absatz 5 Nummer 3 e)&#10;Ergebnisse der Analyse für unterschiedliche Zielgruppen aufbereiten..." calcext:value-type="string">
            <text:p>(§ 4 Absatz 5 Nummer 3 e)</text:p>
            <text:p>Ergebnisse der Analyse für unterschiedliche Zielgruppen aufbereiten...</text:p>
          </table:table-cell>
          <table:table-cell table:formula="of:=CONCATENATE([$Themenliste.$E95];UNICHAR(10);&quot;(&quot;;[.E95];&quot;)&quot;)" office:value-type="string" office:string-value="Ergebnisse der Analyse für unterschiedliche Zielgruppen aufbereiten&#10;(Phase 1: 6 Wo., Phase 2: 21 Wo.)" calcext:value-type="string">
            <text:p>Ergebnisse der Analyse für unterschiedliche Zielgruppen aufbereiten</text:p>
            <text:p>(Phase 1: 6 Wo., Phase 2: 21 Wo.)</text:p>
          </table:table-cell>
          <table:table-cell table:formula="of:=[$Themenliste.$A95]" office:value-type="string" office:string-value="§ 4 Absatz 5 Nummer 3 e" calcext:value-type="string">
            <text:p>§ 4 Absatz 5 Nummer 3 e</text:p>
          </table:table-cell>
          <table:table-cell table:formula="of:=[$Themenliste.$L95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5]*100+UNICODE([$Themenliste.$D95])-96;0))" office:value-type="string" office:string-value="NICKR-400305" calcext:value-type="string">
            <text:p>NICKR-400305</text:p>
          </table:table-cell>
          <table:table-cell table:formula="of:=CONCATENATE([$Variablen.$D$2];IF(0=0;[$Themenliste.$H95]*100;0))" office:value-type="string" office:string-value="NICKR-400300" calcext:value-type="string">
            <text:p>NICKR-400300</text:p>
          </table:table-cell>
          <table:table-cell/>
          <table:table-cell table:formula="of:=MID([.G95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6];&quot;)&quot;;UNICHAR(10);MID([$Themenliste.$E96];1;[$Variablen.$C$9]);&quot;...&quot;)" office:value-type="string" office:string-value="(§ 4 Absatz 5 Nummer 3 f)&#10;mathematische Vorhersagemodelle anwenden..." calcext:value-type="string">
            <text:p>(§ 4 Absatz 5 Nummer 3 f)</text:p>
            <text:p>mathematische Vorhersagemodelle anwenden...</text:p>
          </table:table-cell>
          <table:table-cell table:formula="of:=CONCATENATE([$Themenliste.$E96];UNICHAR(10);&quot;(&quot;;[.E96];&quot;)&quot;)" office:value-type="string" office:string-value="mathematische Vorhersagemodelle anwenden&#10;(Phase 1: 6 Wo., Phase 2: 21 Wo.)" calcext:value-type="string">
            <text:p>mathematische Vorhersagemodelle anwenden</text:p>
            <text:p>(Phase 1: 6 Wo., Phase 2: 21 Wo.)</text:p>
          </table:table-cell>
          <table:table-cell table:formula="of:=[$Themenliste.$A96]" office:value-type="string" office:string-value="§ 4 Absatz 5 Nummer 3 f" calcext:value-type="string">
            <text:p>§ 4 Absatz 5 Nummer 3 f</text:p>
          </table:table-cell>
          <table:table-cell table:formula="of:=[$Themenliste.$L96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6]*100+UNICODE([$Themenliste.$D96])-96;0))" office:value-type="string" office:string-value="NICKR-400306" calcext:value-type="string">
            <text:p>NICKR-400306</text:p>
          </table:table-cell>
          <table:table-cell table:formula="of:=CONCATENATE([$Variablen.$D$2];IF(0=0;[$Themenliste.$H96]*100;0))" office:value-type="string" office:string-value="NICKR-400300" calcext:value-type="string">
            <text:p>NICKR-400300</text:p>
          </table:table-cell>
          <table:table-cell/>
          <table:table-cell table:formula="of:=MID([.G96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7];&quot;)&quot;;UNICHAR(10);MID([$Themenliste.$E97];1;[$Variablen.$C$9]);&quot;...&quot;)" office:value-type="string" office:string-value="(§ 4 Absatz 5 Nummer 3 g)&#10;Werkzeuge zur Mustererkennung und zur Modellgenerierung nutzen..." calcext:value-type="string">
            <text:p>(§ 4 Absatz 5 Nummer 3 g)</text:p>
            <text:p>Werkzeuge zur Mustererkennung und zur Modellgenerierung nutzen...</text:p>
          </table:table-cell>
          <table:table-cell table:formula="of:=CONCATENATE([$Themenliste.$E97];UNICHAR(10);&quot;(&quot;;[.E97];&quot;)&quot;)" office:value-type="string" office:string-value="Werkzeuge zur Mustererkennung und zur Modellgenerierung nutzen&#10;(Phase 1: 6 Wo., Phase 2: 21 Wo.)" calcext:value-type="string">
            <text:p>Werkzeuge zur Mustererkennung und zur Modellgenerierung nutzen</text:p>
            <text:p>(Phase 1: 6 Wo., Phase 2: 21 Wo.)</text:p>
          </table:table-cell>
          <table:table-cell table:formula="of:=[$Themenliste.$A97]" office:value-type="string" office:string-value="§ 4 Absatz 5 Nummer 3 g" calcext:value-type="string">
            <text:p>§ 4 Absatz 5 Nummer 3 g</text:p>
          </table:table-cell>
          <table:table-cell table:formula="of:=[$Themenliste.$L97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7]*100+UNICODE([$Themenliste.$D97])-96;0))" office:value-type="string" office:string-value="NICKR-400307" calcext:value-type="string">
            <text:p>NICKR-400307</text:p>
          </table:table-cell>
          <table:table-cell table:formula="of:=CONCATENATE([$Variablen.$D$2];IF(0=0;[$Themenliste.$H97]*100;0))" office:value-type="string" office:string-value="NICKR-400300" calcext:value-type="string">
            <text:p>NICKR-400300</text:p>
          </table:table-cell>
          <table:table-cell/>
          <table:table-cell table:formula="of:=MID([.G97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8];&quot;)&quot;;UNICHAR(10);MID([$Themenliste.$E98];1;[$Variablen.$C$9]);&quot;...&quot;)" office:value-type="string" office:string-value="(§ 4 Absatz 5 Nummer 3 h)&#10;Analyseergebnisse zur Optimierung der betriebsund produktionswirtschaftlichen Ge..." calcext:value-type="string">
            <text:p>(§ 4 Absatz 5 Nummer 3 h)</text:p>
            <text:p>Analyseergebnisse zur Optimierung der betriebsund produktionswirtschaftlichen Ge...</text:p>
          </table:table-cell>
          <table:table-cell table:formula="of:=CONCATENATE([$Themenliste.$E98];UNICHAR(10);&quot;(&quot;;[.E98];&quot;)&quot;)" office:value-type="string" office:string-value="Analyseergebnisse zur Optimierung der betriebsund produktionswirtschaftlichen Geschäftsprozesse nutzen&#10;(Phase 1: 6 Wo., Phase 2: 21 Wo.)" calcext:value-type="string">
            <text:p>Analyseergebnisse zur Optimierung der betriebsund produktionswirtschaftlichen Geschäftsprozesse nutzen</text:p>
            <text:p>(Phase 1: 6 Wo., Phase 2: 21 Wo.)</text:p>
          </table:table-cell>
          <table:table-cell table:formula="of:=[$Themenliste.$A98]" office:value-type="string" office:string-value="§ 4 Absatz 5 Nummer 3 h" calcext:value-type="string">
            <text:p>§ 4 Absatz 5 Nummer 3 h</text:p>
          </table:table-cell>
          <table:table-cell table:formula="of:=[$Themenliste.$L98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8]*100+UNICODE([$Themenliste.$D98])-96;0))" office:value-type="string" office:string-value="NICKR-400308" calcext:value-type="string">
            <text:p>NICKR-400308</text:p>
          </table:table-cell>
          <table:table-cell table:formula="of:=CONCATENATE([$Variablen.$D$2];IF(0=0;[$Themenliste.$H98]*100;0))" office:value-type="string" office:string-value="NICKR-400300" calcext:value-type="string">
            <text:p>NICKR-400300</text:p>
          </table:table-cell>
          <table:table-cell/>
          <table:table-cell table:formula="of:=MID([.G98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99];&quot;)&quot;;UNICHAR(10);MID([$Themenliste.$E99];1;[$Variablen.$C$9]);&quot;...&quot;)" office:value-type="string" office:string-value="(§ 4 Absatz 5 Nummer 3 i)&#10;Kennzahlen ableiten und für ein Monitoringsystem vorschlagen..." calcext:value-type="string">
            <text:p>(§ 4 Absatz 5 Nummer 3 i)</text:p>
            <text:p>Kennzahlen ableiten und für ein Monitoringsystem vorschlagen...</text:p>
          </table:table-cell>
          <table:table-cell table:formula="of:=CONCATENATE([$Themenliste.$E99];UNICHAR(10);&quot;(&quot;;[.E99];&quot;)&quot;)" office:value-type="string" office:string-value="Kennzahlen ableiten und für ein Monitoringsystem vorschlagen&#10;(Phase 1: 6 Wo., Phase 2: 21 Wo.)" calcext:value-type="string">
            <text:p>Kennzahlen ableiten und für ein Monitoringsystem vorschlagen</text:p>
            <text:p>(Phase 1: 6 Wo., Phase 2: 21 Wo.)</text:p>
          </table:table-cell>
          <table:table-cell table:formula="of:=[$Themenliste.$A99]" office:value-type="string" office:string-value="§ 4 Absatz 5 Nummer 3 i" calcext:value-type="string">
            <text:p>§ 4 Absatz 5 Nummer 3 i</text:p>
          </table:table-cell>
          <table:table-cell table:formula="of:=[$Themenliste.$L99]" office:value-type="string" office:string-value="Phase 1: 6 Wo., Phase 2: 21 Wo." calcext:value-type="string">
            <text:p>Phase 1: 6 Wo., Phase 2: 21 Wo.</text:p>
          </table:table-cell>
          <table:table-cell table:formula="of:=CONCATENATE([$Variablen.$D$2];IF(1=1;[$Themenliste.$H99]*100+UNICODE([$Themenliste.$D99])-96;0))" office:value-type="string" office:string-value="NICKR-400309" calcext:value-type="string">
            <text:p>NICKR-400309</text:p>
          </table:table-cell>
          <table:table-cell table:formula="of:=CONCATENATE([$Variablen.$D$2];IF(0=0;[$Themenliste.$H99]*100;0))" office:value-type="string" office:string-value="NICKR-400300" calcext:value-type="string">
            <text:p>NICKR-400300</text:p>
          </table:table-cell>
          <table:table-cell/>
          <table:table-cell table:formula="of:=MID([.G99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0];&quot;)&quot;;UNICHAR(10);MID([$Themenliste.$E100];1;[$Variablen.$C$9]);&quot;...&quot;)" office:value-type="string" office:string-value="(§ 4 Absatz 5 Nummer 4 a)&#10;mit für Datenschutz zuständigen Personen und Einrichtungen kooperieren..." calcext:value-type="string">
            <text:p>(§ 4 Absatz 5 Nummer 4 a)</text:p>
            <text:p>mit für Datenschutz zuständigen Personen und Einrichtungen kooperieren...</text:p>
          </table:table-cell>
          <table:table-cell table:formula="of:=CONCATENATE([$Themenliste.$E100];UNICHAR(10);&quot;(&quot;;[.E100];&quot;)&quot;)" office:value-type="string" office:string-value="mit für Datenschutz zuständigen Personen und Einrichtungen kooperieren&#10;(Phase 1: 1 Wo., Phase 2: 6 Wo.)" calcext:value-type="string">
            <text:p>mit für Datenschutz zuständigen Personen und Einrichtungen kooperieren</text:p>
            <text:p>(Phase 1: 1 Wo., Phase 2: 6 Wo.)</text:p>
          </table:table-cell>
          <table:table-cell table:formula="of:=[$Themenliste.$A100]" office:value-type="string" office:string-value="§ 4 Absatz 5 Nummer 4 a" calcext:value-type="string">
            <text:p>§ 4 Absatz 5 Nummer 4 a</text:p>
          </table:table-cell>
          <table:table-cell table:formula="of:=[$Themenliste.$L100]" office:value-type="string" office:string-value="Phase 1: 1 Wo., Phase 2: 6 Wo." calcext:value-type="string">
            <text:p>Phase 1: 1 Wo., Phase 2: 6 Wo.</text:p>
          </table:table-cell>
          <table:table-cell table:formula="of:=CONCATENATE([$Variablen.$D$2];IF(1=1;[$Themenliste.$H100]*100+UNICODE([$Themenliste.$D100])-96;0))" office:value-type="string" office:string-value="NICKR-400401" calcext:value-type="string">
            <text:p>NICKR-400401</text:p>
          </table:table-cell>
          <table:table-cell table:formula="of:=CONCATENATE([$Variablen.$D$2];IF(0=0;[$Themenliste.$H100]*100;0))" office:value-type="string" office:string-value="NICKR-400400" calcext:value-type="string">
            <text:p>NICKR-400400</text:p>
          </table:table-cell>
          <table:table-cell/>
          <table:table-cell table:formula="of:=MID([.G100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1];&quot;)&quot;;UNICHAR(10);MID([$Themenliste.$E101];1;[$Variablen.$C$9]);&quot;...&quot;)" office:value-type="string" office:string-value="(§ 4 Absatz 5 Nummer 4 b)&#10;Benutzer-, Zugriffs- und Datenhaltungs- sowie Datensicherungskonzepte erstellen ..." calcext:value-type="string">
            <text:p>(§ 4 Absatz 5 Nummer 4 b)</text:p>
            <text:p>Benutzer-, Zugriffs- und Datenhaltungs- sowie Datensicherungskonzepte erstellen ...</text:p>
          </table:table-cell>
          <table:table-cell table:formula="of:=CONCATENATE([$Themenliste.$E101];UNICHAR(10);&quot;(&quot;;[.E101];&quot;)&quot;)" office:value-type="string" office:string-value="Benutzer-, Zugriffs- und Datenhaltungs- sowie Datensicherungskonzepte erstellen und dabei die verschiedenen Datenklassifizierungen berücksichtigen&#10;(Phase 1: 1 Wo., Phase 2: 6 Wo.)" calcext:value-type="string">
            <text:p>Benutzer-, Zugriffs- und Datenhaltungs- sowie Datensicherungskonzepte erstellen und dabei die verschiedenen Datenklassifizierungen berücksichtigen</text:p>
            <text:p>(Phase 1: 1 Wo., Phase 2: 6 Wo.)</text:p>
          </table:table-cell>
          <table:table-cell table:formula="of:=[$Themenliste.$A101]" office:value-type="string" office:string-value="§ 4 Absatz 5 Nummer 4 b" calcext:value-type="string">
            <text:p>§ 4 Absatz 5 Nummer 4 b</text:p>
          </table:table-cell>
          <table:table-cell table:formula="of:=[$Themenliste.$L101]" office:value-type="string" office:string-value="Phase 1: 1 Wo., Phase 2: 6 Wo." calcext:value-type="string">
            <text:p>Phase 1: 1 Wo., Phase 2: 6 Wo.</text:p>
          </table:table-cell>
          <table:table-cell table:formula="of:=CONCATENATE([$Variablen.$D$2];IF(1=1;[$Themenliste.$H101]*100+UNICODE([$Themenliste.$D101])-96;0))" office:value-type="string" office:string-value="NICKR-400402" calcext:value-type="string">
            <text:p>NICKR-400402</text:p>
          </table:table-cell>
          <table:table-cell table:formula="of:=CONCATENATE([$Variablen.$D$2];IF(0=0;[$Themenliste.$H101]*100;0))" office:value-type="string" office:string-value="NICKR-400400" calcext:value-type="string">
            <text:p>NICKR-400400</text:p>
          </table:table-cell>
          <table:table-cell/>
          <table:table-cell table:formula="of:=MID([.G101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2];&quot;)&quot;;UNICHAR(10);MID([$Themenliste.$E102];1;[$Variablen.$C$9]);&quot;...&quot;)" office:value-type="string" office:string-value="(§ 4 Absatz 5 Nummer 4 c)&#10;beim Umgang mit Daten und bei der Erstellung der Konzepte Datensparsamkeit und D..." calcext:value-type="string">
            <text:p>(§ 4 Absatz 5 Nummer 4 c)</text:p>
            <text:p>beim Umgang mit Daten und bei der Erstellung der Konzepte Datensparsamkeit und D...</text:p>
          </table:table-cell>
          <table:table-cell table:formula="of:=CONCATENATE([$Themenliste.$E102];UNICHAR(10);&quot;(&quot;;[.E102];&quot;)&quot;)" office:value-type="string" office:string-value="beim Umgang mit Daten und bei der Erstellung der Konzepte Datensparsamkeit und Datensorgfalt beachten&#10;(Phase 1: 1 Wo., Phase 2: 6 Wo.)" calcext:value-type="string">
            <text:p>beim Umgang mit Daten und bei der Erstellung der Konzepte Datensparsamkeit und Datensorgfalt beachten</text:p>
            <text:p>(Phase 1: 1 Wo., Phase 2: 6 Wo.)</text:p>
          </table:table-cell>
          <table:table-cell table:formula="of:=[$Themenliste.$A102]" office:value-type="string" office:string-value="§ 4 Absatz 5 Nummer 4 c" calcext:value-type="string">
            <text:p>§ 4 Absatz 5 Nummer 4 c</text:p>
          </table:table-cell>
          <table:table-cell table:formula="of:=[$Themenliste.$L102]" office:value-type="string" office:string-value="Phase 1: 1 Wo., Phase 2: 6 Wo." calcext:value-type="string">
            <text:p>Phase 1: 1 Wo., Phase 2: 6 Wo.</text:p>
          </table:table-cell>
          <table:table-cell table:formula="of:=CONCATENATE([$Variablen.$D$2];IF(1=1;[$Themenliste.$H102]*100+UNICODE([$Themenliste.$D102])-96;0))" office:value-type="string" office:string-value="NICKR-400403" calcext:value-type="string">
            <text:p>NICKR-400403</text:p>
          </table:table-cell>
          <table:table-cell table:formula="of:=CONCATENATE([$Variablen.$D$2];IF(0=0;[$Themenliste.$H102]*100;0))" office:value-type="string" office:string-value="NICKR-400400" calcext:value-type="string">
            <text:p>NICKR-400400</text:p>
          </table:table-cell>
          <table:table-cell/>
          <table:table-cell table:formula="of:=MID([.G102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3];&quot;)&quot;;UNICHAR(10);MID([$Themenliste.$E103];1;[$Variablen.$C$9]);&quot;...&quot;)" office:value-type="string" office:string-value="(§ 4 Absatz 5 Nummer 4 d)&#10;Verfahren zur Datenverschlüsselung auswählen und nutzen..." calcext:value-type="string">
            <text:p>(§ 4 Absatz 5 Nummer 4 d)</text:p>
            <text:p>Verfahren zur Datenverschlüsselung auswählen und nutzen...</text:p>
          </table:table-cell>
          <table:table-cell table:formula="of:=CONCATENATE([$Themenliste.$E103];UNICHAR(10);&quot;(&quot;;[.E103];&quot;)&quot;)" office:value-type="string" office:string-value="Verfahren zur Datenverschlüsselung auswählen und nutzen&#10;(Phase 1: 1 Wo., Phase 2: 6 Wo.)" calcext:value-type="string">
            <text:p>Verfahren zur Datenverschlüsselung auswählen und nutzen</text:p>
            <text:p>(Phase 1: 1 Wo., Phase 2: 6 Wo.)</text:p>
          </table:table-cell>
          <table:table-cell table:formula="of:=[$Themenliste.$A103]" office:value-type="string" office:string-value="§ 4 Absatz 5 Nummer 4 d" calcext:value-type="string">
            <text:p>§ 4 Absatz 5 Nummer 4 d</text:p>
          </table:table-cell>
          <table:table-cell table:formula="of:=[$Themenliste.$L103]" office:value-type="string" office:string-value="Phase 1: 1 Wo., Phase 2: 6 Wo." calcext:value-type="string">
            <text:p>Phase 1: 1 Wo., Phase 2: 6 Wo.</text:p>
          </table:table-cell>
          <table:table-cell table:formula="of:=CONCATENATE([$Variablen.$D$2];IF(1=1;[$Themenliste.$H103]*100+UNICODE([$Themenliste.$D103])-96;0))" office:value-type="string" office:string-value="NICKR-400404" calcext:value-type="string">
            <text:p>NICKR-400404</text:p>
          </table:table-cell>
          <table:table-cell table:formula="of:=CONCATENATE([$Variablen.$D$2];IF(0=0;[$Themenliste.$H103]*100;0))" office:value-type="string" office:string-value="NICKR-400400" calcext:value-type="string">
            <text:p>NICKR-400400</text:p>
          </table:table-cell>
          <table:table-cell/>
          <table:table-cell table:formula="of:=MID([.G103];1;LEN([$Variablen.$D$2])+1)" office:value-type="string" office:string-value="NICKR-4" calcext:value-type="string">
            <text:p>NICKR-4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4];&quot;)&quot;;UNICHAR(10);MID([$Themenliste.$E104];1;[$Variablen.$C$9]);&quot;...&quot;)" office:value-type="string" office:string-value="(§ 4 Absatz 6 Nummer 1 a)&#10;das Zusammenwirken der Komponenten cyberphysischer Systeme erfassen und visualis..." calcext:value-type="string">
            <text:p>(§ 4 Absatz 6 Nummer 1 a)</text:p>
            <text:p>das Zusammenwirken der Komponenten cyberphysischer Systeme erfassen und visualis...</text:p>
          </table:table-cell>
          <table:table-cell table:formula="of:=CONCATENATE([$Themenliste.$E104];UNICHAR(10);&quot;(&quot;;[.E104];&quot;)&quot;)" office:value-type="string" office:string-value="das Zusammenwirken der Komponenten cyberphysischer Systeme erfassen und visualisieren&#10;(Phase 1: 12 Wo., Phase 2: 4 Wo.)" calcext:value-type="string">
            <text:p>das Zusammenwirken der Komponenten cyberphysischer Systeme erfassen und visualisieren</text:p>
            <text:p>(Phase 1: 12 Wo., Phase 2: 4 Wo.)</text:p>
          </table:table-cell>
          <table:table-cell table:formula="of:=[$Themenliste.$A104]" office:value-type="string" office:string-value="§ 4 Absatz 6 Nummer 1 a" calcext:value-type="string">
            <text:p>§ 4 Absatz 6 Nummer 1 a</text:p>
          </table:table-cell>
          <table:table-cell table:formula="of:=[$Themenliste.$L104]" office:value-type="string" office:string-value="Phase 1: 12 Wo., Phase 2: 4 Wo." calcext:value-type="string">
            <text:p>Phase 1: 12 Wo., Phase 2: 4 Wo.</text:p>
          </table:table-cell>
          <table:table-cell table:formula="of:=CONCATENATE([$Variablen.$D$2];IF(1=1;[$Themenliste.$H104]*100+UNICODE([$Themenliste.$D104])-96;0))" office:value-type="string" office:string-value="NICKR-500101" calcext:value-type="string">
            <text:p>NICKR-500101</text:p>
          </table:table-cell>
          <table:table-cell table:formula="of:=CONCATENATE([$Variablen.$D$2];IF(0=0;[$Themenliste.$H104]*100;0))" office:value-type="string" office:string-value="NICKR-500100" calcext:value-type="string">
            <text:p>NICKR-500100</text:p>
          </table:table-cell>
          <table:table-cell/>
          <table:table-cell table:formula="of:=MID([.G104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5];&quot;)&quot;;UNICHAR(10);MID([$Themenliste.$E105];1;[$Variablen.$C$9]);&quot;...&quot;)" office:value-type="string" office:string-value="(§ 4 Absatz 6 Nummer 1 b)&#10;bestehende Vernetzung eingesetzter Software und technischer Schnittstellen analy..." calcext:value-type="string">
            <text:p>(§ 4 Absatz 6 Nummer 1 b)</text:p>
            <text:p>bestehende Vernetzung eingesetzter Software und technischer Schnittstellen analy...</text:p>
          </table:table-cell>
          <table:table-cell table:formula="of:=CONCATENATE([$Themenliste.$E105];UNICHAR(10);&quot;(&quot;;[.E105];&quot;)&quot;)" office:value-type="string" office:string-value="bestehende Vernetzung eingesetzter Software und technischer Schnittstellen analysieren, insbesondere unter Berücksichtigung der bestehenden Netztopologien&#10;(Phase 1: 12 Wo., Phase 2: 4 Wo.)" calcext:value-type="string">
            <text:p>bestehende Vernetzung eingesetzter Software und technischer Schnittstellen analysieren, insbesondere unter Berücksichtigung der bestehenden Netztopologien</text:p>
            <text:p>(Phase 1: 12 Wo., Phase 2: 4 Wo.)</text:p>
          </table:table-cell>
          <table:table-cell table:formula="of:=[$Themenliste.$A105]" office:value-type="string" office:string-value="§ 4 Absatz 6 Nummer 1 b" calcext:value-type="string">
            <text:p>§ 4 Absatz 6 Nummer 1 b</text:p>
          </table:table-cell>
          <table:table-cell table:formula="of:=[$Themenliste.$L105]" office:value-type="string" office:string-value="Phase 1: 12 Wo., Phase 2: 4 Wo." calcext:value-type="string">
            <text:p>Phase 1: 12 Wo., Phase 2: 4 Wo.</text:p>
          </table:table-cell>
          <table:table-cell table:formula="of:=CONCATENATE([$Variablen.$D$2];IF(1=1;[$Themenliste.$H105]*100+UNICODE([$Themenliste.$D105])-96;0))" office:value-type="string" office:string-value="NICKR-500102" calcext:value-type="string">
            <text:p>NICKR-500102</text:p>
          </table:table-cell>
          <table:table-cell table:formula="of:=CONCATENATE([$Variablen.$D$2];IF(0=0;[$Themenliste.$H105]*100;0))" office:value-type="string" office:string-value="NICKR-500100" calcext:value-type="string">
            <text:p>NICKR-500100</text:p>
          </table:table-cell>
          <table:table-cell/>
          <table:table-cell table:formula="of:=MID([.G105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6];&quot;)&quot;;UNICHAR(10);MID([$Themenliste.$E106];1;[$Variablen.$C$9]);&quot;...&quot;)" office:value-type="string" office:string-value="(§ 4 Absatz 6 Nummer 1 c)&#10;bei der Planung Aspekte der IT-Sicherheit und technische Rahmenbedingungen, insb..." calcext:value-type="string">
            <text:p>(§ 4 Absatz 6 Nummer 1 c)</text:p>
            <text:p>bei der Planung Aspekte der IT-Sicherheit und technische Rahmenbedingungen, insb...</text:p>
          </table:table-cell>
          <table:table-cell table:formula="of:=CONCATENATE([$Themenliste.$E106];UNICHAR(10);&quot;(&quot;;[.E106];&quot;)&quot;)" office:value-type="string" office:string-value="bei der Planung Aspekte der IT-Sicherheit und technische Rahmenbedingungen, insbesondere Netzwerkanforderungen, berücksichtigen&#10;(Phase 1: 12 Wo., Phase 2: 4 Wo.)" calcext:value-type="string">
            <text:p>bei der Planung Aspekte der IT-Sicherheit und technische Rahmenbedingungen, insbesondere Netzwerkanforderungen, berücksichtigen</text:p>
            <text:p>(Phase 1: 12 Wo., Phase 2: 4 Wo.)</text:p>
          </table:table-cell>
          <table:table-cell table:formula="of:=[$Themenliste.$A106]" office:value-type="string" office:string-value="§ 4 Absatz 6 Nummer 1 c" calcext:value-type="string">
            <text:p>§ 4 Absatz 6 Nummer 1 c</text:p>
          </table:table-cell>
          <table:table-cell table:formula="of:=[$Themenliste.$L106]" office:value-type="string" office:string-value="Phase 1: 12 Wo., Phase 2: 4 Wo." calcext:value-type="string">
            <text:p>Phase 1: 12 Wo., Phase 2: 4 Wo.</text:p>
          </table:table-cell>
          <table:table-cell table:formula="of:=CONCATENATE([$Variablen.$D$2];IF(1=1;[$Themenliste.$H106]*100+UNICODE([$Themenliste.$D106])-96;0))" office:value-type="string" office:string-value="NICKR-500103" calcext:value-type="string">
            <text:p>NICKR-500103</text:p>
          </table:table-cell>
          <table:table-cell table:formula="of:=CONCATENATE([$Variablen.$D$2];IF(0=0;[$Themenliste.$H106]*100;0))" office:value-type="string" office:string-value="NICKR-500100" calcext:value-type="string">
            <text:p>NICKR-500100</text:p>
          </table:table-cell>
          <table:table-cell/>
          <table:table-cell table:formula="of:=MID([.G106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7];&quot;)&quot;;UNICHAR(10);MID([$Themenliste.$E107];1;[$Variablen.$C$9]);&quot;...&quot;)" office:value-type="string" office:string-value="(§ 4 Absatz 6 Nummer 1 d)&#10;Netzwerkkomponenten auswählen, technische Unterlagen erstellen und Kosten kalkul..." calcext:value-type="string">
            <text:p>(§ 4 Absatz 6 Nummer 1 d)</text:p>
            <text:p>Netzwerkkomponenten auswählen, technische Unterlagen erstellen und Kosten kalkul...</text:p>
          </table:table-cell>
          <table:table-cell table:formula="of:=CONCATENATE([$Themenliste.$E107];UNICHAR(10);&quot;(&quot;;[.E107];&quot;)&quot;)" office:value-type="string" office:string-value="Netzwerkkomponenten auswählen, technische Unterlagen erstellen und Kosten kalkulieren&#10;(Phase 1: 12 Wo., Phase 2: 4 Wo.)" calcext:value-type="string">
            <text:p>Netzwerkkomponenten auswählen, technische Unterlagen erstellen und Kosten kalkulieren</text:p>
            <text:p>(Phase 1: 12 Wo., Phase 2: 4 Wo.)</text:p>
          </table:table-cell>
          <table:table-cell table:formula="of:=[$Themenliste.$A107]" office:value-type="string" office:string-value="§ 4 Absatz 6 Nummer 1 d" calcext:value-type="string">
            <text:p>§ 4 Absatz 6 Nummer 1 d</text:p>
          </table:table-cell>
          <table:table-cell table:formula="of:=[$Themenliste.$L107]" office:value-type="string" office:string-value="Phase 1: 12 Wo., Phase 2: 4 Wo." calcext:value-type="string">
            <text:p>Phase 1: 12 Wo., Phase 2: 4 Wo.</text:p>
          </table:table-cell>
          <table:table-cell table:formula="of:=CONCATENATE([$Variablen.$D$2];IF(1=1;[$Themenliste.$H107]*100+UNICODE([$Themenliste.$D107])-96;0))" office:value-type="string" office:string-value="NICKR-500104" calcext:value-type="string">
            <text:p>NICKR-500104</text:p>
          </table:table-cell>
          <table:table-cell table:formula="of:=CONCATENATE([$Variablen.$D$2];IF(0=0;[$Themenliste.$H107]*100;0))" office:value-type="string" office:string-value="NICKR-500100" calcext:value-type="string">
            <text:p>NICKR-500100</text:p>
          </table:table-cell>
          <table:table-cell/>
          <table:table-cell table:formula="of:=MID([.G107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8];&quot;)&quot;;UNICHAR(10);MID([$Themenliste.$E108];1;[$Variablen.$C$9]);&quot;...&quot;)" office:value-type="string" office:string-value="(§ 4 Absatz 6 Nummer 1 e)&#10;die Lösung zur Vernetzung und zu Änderungen am System kundenbezogen abstimmen..." calcext:value-type="string">
            <text:p>(§ 4 Absatz 6 Nummer 1 e)</text:p>
            <text:p>die Lösung zur Vernetzung und zu Änderungen am System kundenbezogen abstimmen...</text:p>
          </table:table-cell>
          <table:table-cell table:formula="of:=CONCATENATE([$Themenliste.$E108];UNICHAR(10);&quot;(&quot;;[.E108];&quot;)&quot;)" office:value-type="string" office:string-value="die Lösung zur Vernetzung und zu Änderungen am System kundenbezogen abstimmen&#10;(Phase 1: 12 Wo., Phase 2: 4 Wo.)" calcext:value-type="string">
            <text:p>die Lösung zur Vernetzung und zu Änderungen am System kundenbezogen abstimmen</text:p>
            <text:p>(Phase 1: 12 Wo., Phase 2: 4 Wo.)</text:p>
          </table:table-cell>
          <table:table-cell table:formula="of:=[$Themenliste.$A108]" office:value-type="string" office:string-value="§ 4 Absatz 6 Nummer 1 e" calcext:value-type="string">
            <text:p>§ 4 Absatz 6 Nummer 1 e</text:p>
          </table:table-cell>
          <table:table-cell table:formula="of:=[$Themenliste.$L108]" office:value-type="string" office:string-value="Phase 1: 12 Wo., Phase 2: 4 Wo." calcext:value-type="string">
            <text:p>Phase 1: 12 Wo., Phase 2: 4 Wo.</text:p>
          </table:table-cell>
          <table:table-cell table:formula="of:=CONCATENATE([$Variablen.$D$2];IF(1=1;[$Themenliste.$H108]*100+UNICODE([$Themenliste.$D108])-96;0))" office:value-type="string" office:string-value="NICKR-500105" calcext:value-type="string">
            <text:p>NICKR-500105</text:p>
          </table:table-cell>
          <table:table-cell table:formula="of:=CONCATENATE([$Variablen.$D$2];IF(0=0;[$Themenliste.$H108]*100;0))" office:value-type="string" office:string-value="NICKR-500100" calcext:value-type="string">
            <text:p>NICKR-500100</text:p>
          </table:table-cell>
          <table:table-cell/>
          <table:table-cell table:formula="of:=MID([.G108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09];&quot;)&quot;;UNICHAR(10);MID([$Themenliste.$E109];1;[$Variablen.$C$9]);&quot;...&quot;)" office:value-type="string" office:string-value="(§ 4 Absatz 6 Nummer 1 f)&#10;Daten auswerten und Vorschläge zur Optimierung der Interaktion von Systemen entw..." calcext:value-type="string">
            <text:p>(§ 4 Absatz 6 Nummer 1 f)</text:p>
            <text:p>Daten auswerten und Vorschläge zur Optimierung der Interaktion von Systemen entw...</text:p>
          </table:table-cell>
          <table:table-cell table:formula="of:=CONCATENATE([$Themenliste.$E109];UNICHAR(10);&quot;(&quot;;[.E109];&quot;)&quot;)" office:value-type="string" office:string-value="Daten auswerten und Vorschläge zur Optimierung der Interaktion von Systemen entwickeln&#10;(Phase 1: 12 Wo., Phase 2: 4 Wo.)" calcext:value-type="string">
            <text:p>Daten auswerten und Vorschläge zur Optimierung der Interaktion von Systemen entwickeln</text:p>
            <text:p>(Phase 1: 12 Wo., Phase 2: 4 Wo.)</text:p>
          </table:table-cell>
          <table:table-cell table:formula="of:=[$Themenliste.$A109]" office:value-type="string" office:string-value="§ 4 Absatz 6 Nummer 1 f" calcext:value-type="string">
            <text:p>§ 4 Absatz 6 Nummer 1 f</text:p>
          </table:table-cell>
          <table:table-cell table:formula="of:=[$Themenliste.$L109]" office:value-type="string" office:string-value="Phase 1: 12 Wo., Phase 2: 4 Wo." calcext:value-type="string">
            <text:p>Phase 1: 12 Wo., Phase 2: 4 Wo.</text:p>
          </table:table-cell>
          <table:table-cell table:formula="of:=CONCATENATE([$Variablen.$D$2];IF(1=1;[$Themenliste.$H109]*100+UNICODE([$Themenliste.$D109])-96;0))" office:value-type="string" office:string-value="NICKR-500106" calcext:value-type="string">
            <text:p>NICKR-500106</text:p>
          </table:table-cell>
          <table:table-cell table:formula="of:=CONCATENATE([$Variablen.$D$2];IF(0=0;[$Themenliste.$H109]*100;0))" office:value-type="string" office:string-value="NICKR-500100" calcext:value-type="string">
            <text:p>NICKR-500100</text:p>
          </table:table-cell>
          <table:table-cell/>
          <table:table-cell table:formula="of:=MID([.G109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0];&quot;)&quot;;UNICHAR(10);MID([$Themenliste.$E110];1;[$Variablen.$C$9]);&quot;...&quot;)" office:value-type="string" office:string-value="(§ 4 Absatz 6 Nummer 2 a)&#10;Systemkomponenten und Netzwerkbetriebssysteme installieren, anpassen und konfigu..." calcext:value-type="string">
            <text:p>(§ 4 Absatz 6 Nummer 2 a)</text:p>
            <text:p>Systemkomponenten und Netzwerkbetriebssysteme installieren, anpassen und konfigu...</text:p>
          </table:table-cell>
          <table:table-cell table:formula="of:=CONCATENATE([$Themenliste.$E110];UNICHAR(10);&quot;(&quot;;[.E110];&quot;)&quot;)" office:value-type="string" office:string-value="Systemkomponenten und Netzwerkbetriebssysteme installieren, anpassen und konfigurieren&#10;(Phase 1: 4 Wo., Phase 2: 13 Wo.)" calcext:value-type="string">
            <text:p>Systemkomponenten und Netzwerkbetriebssysteme installieren, anpassen und konfigurieren</text:p>
            <text:p>(Phase 1: 4 Wo., Phase 2: 13 Wo.)</text:p>
          </table:table-cell>
          <table:table-cell table:formula="of:=[$Themenliste.$A110]" office:value-type="string" office:string-value="§ 4 Absatz 6 Nummer 2 a" calcext:value-type="string">
            <text:p>§ 4 Absatz 6 Nummer 2 a</text:p>
          </table:table-cell>
          <table:table-cell table:formula="of:=[$Themenliste.$L110]" office:value-type="string" office:string-value="Phase 1: 4 Wo., Phase 2: 13 Wo." calcext:value-type="string">
            <text:p>Phase 1: 4 Wo., Phase 2: 13 Wo.</text:p>
          </table:table-cell>
          <table:table-cell table:formula="of:=CONCATENATE([$Variablen.$D$2];IF(1=1;[$Themenliste.$H110]*100+UNICODE([$Themenliste.$D110])-96;0))" office:value-type="string" office:string-value="NICKR-500201" calcext:value-type="string">
            <text:p>NICKR-500201</text:p>
          </table:table-cell>
          <table:table-cell table:formula="of:=CONCATENATE([$Variablen.$D$2];IF(0=0;[$Themenliste.$H110]*100;0))" office:value-type="string" office:string-value="NICKR-500200" calcext:value-type="string">
            <text:p>NICKR-500200</text:p>
          </table:table-cell>
          <table:table-cell/>
          <table:table-cell table:formula="of:=MID([.G110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1];&quot;)&quot;;UNICHAR(10);MID([$Themenliste.$E111];1;[$Variablen.$C$9]);&quot;...&quot;)" office:value-type="string" office:string-value="(§ 4 Absatz 6 Nummer 2 b)&#10;Softwarelösungen zur Visualisierung und Optimierung von Prozessabläufen anwenden..." calcext:value-type="string">
            <text:p>(§ 4 Absatz 6 Nummer 2 b)</text:p>
            <text:p>Softwarelösungen zur Visualisierung und Optimierung von Prozessabläufen anwenden...</text:p>
          </table:table-cell>
          <table:table-cell table:formula="of:=CONCATENATE([$Themenliste.$E111];UNICHAR(10);&quot;(&quot;;[.E111];&quot;)&quot;)" office:value-type="string" office:string-value="Softwarelösungen zur Visualisierung und Optimierung von Prozessabläufen anwenden&#10;(Phase 1: 4 Wo., Phase 2: 13 Wo.)" calcext:value-type="string">
            <text:p>Softwarelösungen zur Visualisierung und Optimierung von Prozessabläufen anwenden</text:p>
            <text:p>(Phase 1: 4 Wo., Phase 2: 13 Wo.)</text:p>
          </table:table-cell>
          <table:table-cell table:formula="of:=[$Themenliste.$A111]" office:value-type="string" office:string-value="§ 4 Absatz 6 Nummer 2 b" calcext:value-type="string">
            <text:p>§ 4 Absatz 6 Nummer 2 b</text:p>
          </table:table-cell>
          <table:table-cell table:formula="of:=[$Themenliste.$L111]" office:value-type="string" office:string-value="Phase 1: 4 Wo., Phase 2: 13 Wo." calcext:value-type="string">
            <text:p>Phase 1: 4 Wo., Phase 2: 13 Wo.</text:p>
          </table:table-cell>
          <table:table-cell table:formula="of:=CONCATENATE([$Variablen.$D$2];IF(1=1;[$Themenliste.$H111]*100+UNICODE([$Themenliste.$D111])-96;0))" office:value-type="string" office:string-value="NICKR-500202" calcext:value-type="string">
            <text:p>NICKR-500202</text:p>
          </table:table-cell>
          <table:table-cell table:formula="of:=CONCATENATE([$Variablen.$D$2];IF(0=0;[$Themenliste.$H111]*100;0))" office:value-type="string" office:string-value="NICKR-500200" calcext:value-type="string">
            <text:p>NICKR-500200</text:p>
          </table:table-cell>
          <table:table-cell/>
          <table:table-cell table:formula="of:=MID([.G111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2];&quot;)&quot;;UNICHAR(10);MID([$Themenliste.$E112];1;[$Variablen.$C$9]);&quot;...&quot;)" office:value-type="string" office:string-value="(§ 4 Absatz 6 Nummer 2 c)&#10;Programme erstellen und anpassen sowie Signal- und Datenübertragungseinrichtunge..." calcext:value-type="string">
            <text:p>(§ 4 Absatz 6 Nummer 2 c)</text:p>
            <text:p>Programme erstellen und anpassen sowie Signal- und Datenübertragungseinrichtunge...</text:p>
          </table:table-cell>
          <table:table-cell table:formula="of:=CONCATENATE([$Themenliste.$E112];UNICHAR(10);&quot;(&quot;;[.E112];&quot;)&quot;)" office:value-type="string" office:string-value="Programme erstellen und anpassen sowie Signal- und Datenübertragungseinrichtungen konfigurieren&#10;(Phase 1: 4 Wo., Phase 2: 13 Wo.)" calcext:value-type="string">
            <text:p>Programme erstellen und anpassen sowie Signal- und Datenübertragungseinrichtungen konfigurieren</text:p>
            <text:p>(Phase 1: 4 Wo., Phase 2: 13 Wo.)</text:p>
          </table:table-cell>
          <table:table-cell table:formula="of:=[$Themenliste.$A112]" office:value-type="string" office:string-value="§ 4 Absatz 6 Nummer 2 c" calcext:value-type="string">
            <text:p>§ 4 Absatz 6 Nummer 2 c</text:p>
          </table:table-cell>
          <table:table-cell table:formula="of:=[$Themenliste.$L112]" office:value-type="string" office:string-value="Phase 1: 4 Wo., Phase 2: 13 Wo." calcext:value-type="string">
            <text:p>Phase 1: 4 Wo., Phase 2: 13 Wo.</text:p>
          </table:table-cell>
          <table:table-cell table:formula="of:=CONCATENATE([$Variablen.$D$2];IF(1=1;[$Themenliste.$H112]*100+UNICODE([$Themenliste.$D112])-96;0))" office:value-type="string" office:string-value="NICKR-500203" calcext:value-type="string">
            <text:p>NICKR-500203</text:p>
          </table:table-cell>
          <table:table-cell table:formula="of:=CONCATENATE([$Variablen.$D$2];IF(0=0;[$Themenliste.$H112]*100;0))" office:value-type="string" office:string-value="NICKR-500200" calcext:value-type="string">
            <text:p>NICKR-500200</text:p>
          </table:table-cell>
          <table:table-cell/>
          <table:table-cell table:formula="of:=MID([.G112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3];&quot;)&quot;;UNICHAR(10);MID([$Themenliste.$E113];1;[$Variablen.$C$9]);&quot;...&quot;)" office:value-type="string" office:string-value="(§ 4 Absatz 6 Nummer 2 d)&#10;Sicherheits- und Datensicherungssysteme berücksichtigen, Gefahrenpotenziale iden..." calcext:value-type="string">
            <text:p>(§ 4 Absatz 6 Nummer 2 d)</text:p>
            <text:p>Sicherheits- und Datensicherungssysteme berücksichtigen, Gefahrenpotenziale iden...</text:p>
          </table:table-cell>
          <table:table-cell table:formula="of:=CONCATENATE([$Themenliste.$E113];UNICHAR(10);&quot;(&quot;;[.E113];&quot;)&quot;)" office:value-type="string" office:string-value="Sicherheits- und Datensicherungssysteme berücksichtigen, Gefahrenpotenziale identifizieren und Zugangsberechtigungen festlegen&#10;(Phase 1: 4 Wo., Phase 2: 13 Wo.)" calcext:value-type="string">
            <text:p>Sicherheits- und Datensicherungssysteme berücksichtigen, Gefahrenpotenziale identifizieren und Zugangsberechtigungen festlegen</text:p>
            <text:p>(Phase 1: 4 Wo., Phase 2: 13 Wo.)</text:p>
          </table:table-cell>
          <table:table-cell table:formula="of:=[$Themenliste.$A113]" office:value-type="string" office:string-value="§ 4 Absatz 6 Nummer 2 d" calcext:value-type="string">
            <text:p>§ 4 Absatz 6 Nummer 2 d</text:p>
          </table:table-cell>
          <table:table-cell table:formula="of:=[$Themenliste.$L113]" office:value-type="string" office:string-value="Phase 1: 4 Wo., Phase 2: 13 Wo." calcext:value-type="string">
            <text:p>Phase 1: 4 Wo., Phase 2: 13 Wo.</text:p>
          </table:table-cell>
          <table:table-cell table:formula="of:=CONCATENATE([$Variablen.$D$2];IF(1=1;[$Themenliste.$H113]*100+UNICODE([$Themenliste.$D113])-96;0))" office:value-type="string" office:string-value="NICKR-500204" calcext:value-type="string">
            <text:p>NICKR-500204</text:p>
          </table:table-cell>
          <table:table-cell table:formula="of:=CONCATENATE([$Variablen.$D$2];IF(0=0;[$Themenliste.$H113]*100;0))" office:value-type="string" office:string-value="NICKR-500200" calcext:value-type="string">
            <text:p>NICKR-500200</text:p>
          </table:table-cell>
          <table:table-cell/>
          <table:table-cell table:formula="of:=MID([.G113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4];&quot;)&quot;;UNICHAR(10);MID([$Themenliste.$E114];1;[$Variablen.$C$9]);&quot;...&quot;)" office:value-type="string" office:string-value="(§ 4 Absatz 6 Nummer 2 e)&#10;Testkonzepte erstellen, Tests durchführen, Fehler beseitigen sowie Ergebnisse un..." calcext:value-type="string">
            <text:p>(§ 4 Absatz 6 Nummer 2 e)</text:p>
            <text:p>Testkonzepte erstellen, Tests durchführen, Fehler beseitigen sowie Ergebnisse un...</text:p>
          </table:table-cell>
          <table:table-cell table:formula="of:=CONCATENATE([$Themenliste.$E114];UNICHAR(10);&quot;(&quot;;[.E114];&quot;)&quot;)" office:value-type="string" office:string-value="Testkonzepte erstellen, Tests durchführen, Fehler beseitigen sowie Ergebnisse und Änderungen dokumentieren&#10;(Phase 1: 4 Wo., Phase 2: 13 Wo.)" calcext:value-type="string">
            <text:p>Testkonzepte erstellen, Tests durchführen, Fehler beseitigen sowie Ergebnisse und Änderungen dokumentieren</text:p>
            <text:p>(Phase 1: 4 Wo., Phase 2: 13 Wo.)</text:p>
          </table:table-cell>
          <table:table-cell table:formula="of:=[$Themenliste.$A114]" office:value-type="string" office:string-value="§ 4 Absatz 6 Nummer 2 e" calcext:value-type="string">
            <text:p>§ 4 Absatz 6 Nummer 2 e</text:p>
          </table:table-cell>
          <table:table-cell table:formula="of:=[$Themenliste.$L114]" office:value-type="string" office:string-value="Phase 1: 4 Wo., Phase 2: 13 Wo." calcext:value-type="string">
            <text:p>Phase 1: 4 Wo., Phase 2: 13 Wo.</text:p>
          </table:table-cell>
          <table:table-cell table:formula="of:=CONCATENATE([$Variablen.$D$2];IF(1=1;[$Themenliste.$H114]*100+UNICODE([$Themenliste.$D114])-96;0))" office:value-type="string" office:string-value="NICKR-500205" calcext:value-type="string">
            <text:p>NICKR-500205</text:p>
          </table:table-cell>
          <table:table-cell table:formula="of:=CONCATENATE([$Variablen.$D$2];IF(0=0;[$Themenliste.$H114]*100;0))" office:value-type="string" office:string-value="NICKR-500200" calcext:value-type="string">
            <text:p>NICKR-500200</text:p>
          </table:table-cell>
          <table:table-cell/>
          <table:table-cell table:formula="of:=MID([.G114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5];&quot;)&quot;;UNICHAR(10);MID([$Themenliste.$E115];1;[$Variablen.$C$9]);&quot;...&quot;)" office:value-type="string" office:string-value="(§ 4 Absatz 6 Nummer 2 f)&#10;Systeme in Betrieb nehmen, Inbetriebnahmeprotokolle erstellen und Systeme überge..." calcext:value-type="string">
            <text:p>(§ 4 Absatz 6 Nummer 2 f)</text:p>
            <text:p>Systeme in Betrieb nehmen, Inbetriebnahmeprotokolle erstellen und Systeme überge...</text:p>
          </table:table-cell>
          <table:table-cell table:formula="of:=CONCATENATE([$Themenliste.$E115];UNICHAR(10);&quot;(&quot;;[.E115];&quot;)&quot;)" office:value-type="string" office:string-value="Systeme in Betrieb nehmen, Inbetriebnahmeprotokolle erstellen und Systeme übergeben&#10;(Phase 1: 4 Wo., Phase 2: 13 Wo.)" calcext:value-type="string">
            <text:p>Systeme in Betrieb nehmen, Inbetriebnahmeprotokolle erstellen und Systeme übergeben</text:p>
            <text:p>(Phase 1: 4 Wo., Phase 2: 13 Wo.)</text:p>
          </table:table-cell>
          <table:table-cell table:formula="of:=[$Themenliste.$A115]" office:value-type="string" office:string-value="§ 4 Absatz 6 Nummer 2 f" calcext:value-type="string">
            <text:p>§ 4 Absatz 6 Nummer 2 f</text:p>
          </table:table-cell>
          <table:table-cell table:formula="of:=[$Themenliste.$L115]" office:value-type="string" office:string-value="Phase 1: 4 Wo., Phase 2: 13 Wo." calcext:value-type="string">
            <text:p>Phase 1: 4 Wo., Phase 2: 13 Wo.</text:p>
          </table:table-cell>
          <table:table-cell table:formula="of:=CONCATENATE([$Variablen.$D$2];IF(1=1;[$Themenliste.$H115]*100+UNICODE([$Themenliste.$D115])-96;0))" office:value-type="string" office:string-value="NICKR-500206" calcext:value-type="string">
            <text:p>NICKR-500206</text:p>
          </table:table-cell>
          <table:table-cell table:formula="of:=CONCATENATE([$Variablen.$D$2];IF(0=0;[$Themenliste.$H115]*100;0))" office:value-type="string" office:string-value="NICKR-500200" calcext:value-type="string">
            <text:p>NICKR-500200</text:p>
          </table:table-cell>
          <table:table-cell/>
          <table:table-cell table:formula="of:=MID([.G115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6];&quot;)&quot;;UNICHAR(10);MID([$Themenliste.$E116];1;[$Variablen.$C$9]);&quot;...&quot;)" office:value-type="string" office:string-value="(§ 4 Absatz 6 Nummer 3 a)&#10;Systemauslastung überwachen und Systemstatus dokumentieren..." calcext:value-type="string">
            <text:p>(§ 4 Absatz 6 Nummer 3 a)</text:p>
            <text:p>Systemauslastung überwachen und Systemstatus dokumentieren...</text:p>
          </table:table-cell>
          <table:table-cell table:formula="of:=CONCATENATE([$Themenliste.$E116];UNICHAR(10);&quot;(&quot;;[.E116];&quot;)&quot;)" office:value-type="string" office:string-value="Systemauslastung überwachen und Systemstatus dokumentieren&#10;(Phase 1: 4 Wo., Phase 2: 15 Wo.)" calcext:value-type="string">
            <text:p>Systemauslastung überwachen und Systemstatus dokumentieren</text:p>
            <text:p>(Phase 1: 4 Wo., Phase 2: 15 Wo.)</text:p>
          </table:table-cell>
          <table:table-cell table:formula="of:=[$Themenliste.$A116]" office:value-type="string" office:string-value="§ 4 Absatz 6 Nummer 3 a" calcext:value-type="string">
            <text:p>§ 4 Absatz 6 Nummer 3 a</text:p>
          </table:table-cell>
          <table:table-cell table:formula="of:=[$Themenliste.$L116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16]*100+UNICODE([$Themenliste.$D116])-96;0))" office:value-type="string" office:string-value="NICKR-500301" calcext:value-type="string">
            <text:p>NICKR-500301</text:p>
          </table:table-cell>
          <table:table-cell table:formula="of:=CONCATENATE([$Variablen.$D$2];IF(0=0;[$Themenliste.$H116]*100;0))" office:value-type="string" office:string-value="NICKR-500300" calcext:value-type="string">
            <text:p>NICKR-500300</text:p>
          </table:table-cell>
          <table:table-cell/>
          <table:table-cell table:formula="of:=MID([.G116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7];&quot;)&quot;;UNICHAR(10);MID([$Themenliste.$E117];1;[$Variablen.$C$9]);&quot;...&quot;)" office:value-type="string" office:string-value="(§ 4 Absatz 6 Nummer 3 b)&#10;Systemdaten erfassen und im Hinblick auf Vorgabeparameter auswerten und Systemst..." calcext:value-type="string">
            <text:p>(§ 4 Absatz 6 Nummer 3 b)</text:p>
            <text:p>Systemdaten erfassen und im Hinblick auf Vorgabeparameter auswerten und Systemst...</text:p>
          </table:table-cell>
          <table:table-cell table:formula="of:=CONCATENATE([$Themenliste.$E117];UNICHAR(10);&quot;(&quot;;[.E117];&quot;)&quot;)" office:value-type="string" office:string-value="Systemdaten erfassen und im Hinblick auf Vorgabeparameter auswerten und Systemstörungen feststellen und beheben&#10;(Phase 1: 4 Wo., Phase 2: 15 Wo.)" calcext:value-type="string">
            <text:p>Systemdaten erfassen und im Hinblick auf Vorgabeparameter auswerten und Systemstörungen feststellen und beheben</text:p>
            <text:p>(Phase 1: 4 Wo., Phase 2: 15 Wo.)</text:p>
          </table:table-cell>
          <table:table-cell table:formula="of:=[$Themenliste.$A117]" office:value-type="string" office:string-value="§ 4 Absatz 6 Nummer 3 b" calcext:value-type="string">
            <text:p>§ 4 Absatz 6 Nummer 3 b</text:p>
          </table:table-cell>
          <table:table-cell table:formula="of:=[$Themenliste.$L117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17]*100+UNICODE([$Themenliste.$D117])-96;0))" office:value-type="string" office:string-value="NICKR-500302" calcext:value-type="string">
            <text:p>NICKR-500302</text:p>
          </table:table-cell>
          <table:table-cell table:formula="of:=CONCATENATE([$Variablen.$D$2];IF(0=0;[$Themenliste.$H117]*100;0))" office:value-type="string" office:string-value="NICKR-500300" calcext:value-type="string">
            <text:p>NICKR-500300</text:p>
          </table:table-cell>
          <table:table-cell/>
          <table:table-cell table:formula="of:=MID([.G117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8];&quot;)&quot;;UNICHAR(10);MID([$Themenliste.$E118];1;[$Variablen.$C$9]);&quot;...&quot;)" office:value-type="string" office:string-value="(§ 4 Absatz 6 Nummer 3 c)&#10;Daten auswerten, um Wartungsintervalle und Prozessabläufe zu optimieren..." calcext:value-type="string">
            <text:p>(§ 4 Absatz 6 Nummer 3 c)</text:p>
            <text:p>Daten auswerten, um Wartungsintervalle und Prozessabläufe zu optimieren...</text:p>
          </table:table-cell>
          <table:table-cell table:formula="of:=CONCATENATE([$Themenliste.$E118];UNICHAR(10);&quot;(&quot;;[.E118];&quot;)&quot;)" office:value-type="string" office:string-value="Daten auswerten, um Wartungsintervalle und Prozessabläufe zu optimieren&#10;(Phase 1: 4 Wo., Phase 2: 15 Wo.)" calcext:value-type="string">
            <text:p>Daten auswerten, um Wartungsintervalle und Prozessabläufe zu optimieren</text:p>
            <text:p>(Phase 1: 4 Wo., Phase 2: 15 Wo.)</text:p>
          </table:table-cell>
          <table:table-cell table:formula="of:=[$Themenliste.$A118]" office:value-type="string" office:string-value="§ 4 Absatz 6 Nummer 3 c" calcext:value-type="string">
            <text:p>§ 4 Absatz 6 Nummer 3 c</text:p>
          </table:table-cell>
          <table:table-cell table:formula="of:=[$Themenliste.$L118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18]*100+UNICODE([$Themenliste.$D118])-96;0))" office:value-type="string" office:string-value="NICKR-500303" calcext:value-type="string">
            <text:p>NICKR-500303</text:p>
          </table:table-cell>
          <table:table-cell table:formula="of:=CONCATENATE([$Variablen.$D$2];IF(0=0;[$Themenliste.$H118]*100;0))" office:value-type="string" office:string-value="NICKR-500300" calcext:value-type="string">
            <text:p>NICKR-500300</text:p>
          </table:table-cell>
          <table:table-cell/>
          <table:table-cell table:formula="of:=MID([.G118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19];&quot;)&quot;;UNICHAR(10);MID([$Themenliste.$E119];1;[$Variablen.$C$9]);&quot;...&quot;)" office:value-type="string" office:string-value="(§ 4 Absatz 6 Nummer 3 d)&#10;System-, Diagnose- und Prozessdaten auswerten, Schwachstellen identifizieren und..." calcext:value-type="string">
            <text:p>(§ 4 Absatz 6 Nummer 3 d)</text:p>
            <text:p>System-, Diagnose- und Prozessdaten auswerten, Schwachstellen identifizieren und...</text:p>
          </table:table-cell>
          <table:table-cell table:formula="of:=CONCATENATE([$Themenliste.$E119];UNICHAR(10);&quot;(&quot;;[.E119];&quot;)&quot;)" office:value-type="string" office:string-value="System-, Diagnose- und Prozessdaten auswerten, Schwachstellen identifizieren und Maßnahmen ableiten&#10;(Phase 1: 4 Wo., Phase 2: 15 Wo.)" calcext:value-type="string">
            <text:p>System-, Diagnose- und Prozessdaten auswerten, Schwachstellen identifizieren und Maßnahmen ableiten</text:p>
            <text:p>(Phase 1: 4 Wo., Phase 2: 15 Wo.)</text:p>
          </table:table-cell>
          <table:table-cell table:formula="of:=[$Themenliste.$A119]" office:value-type="string" office:string-value="§ 4 Absatz 6 Nummer 3 d" calcext:value-type="string">
            <text:p>§ 4 Absatz 6 Nummer 3 d</text:p>
          </table:table-cell>
          <table:table-cell table:formula="of:=[$Themenliste.$L119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19]*100+UNICODE([$Themenliste.$D119])-96;0))" office:value-type="string" office:string-value="NICKR-500304" calcext:value-type="string">
            <text:p>NICKR-500304</text:p>
          </table:table-cell>
          <table:table-cell table:formula="of:=CONCATENATE([$Variablen.$D$2];IF(0=0;[$Themenliste.$H119]*100;0))" office:value-type="string" office:string-value="NICKR-500300" calcext:value-type="string">
            <text:p>NICKR-500300</text:p>
          </table:table-cell>
          <table:table-cell/>
          <table:table-cell table:formula="of:=MID([.G119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0];&quot;)&quot;;UNICHAR(10);MID([$Themenliste.$E120];1;[$Variablen.$C$9]);&quot;...&quot;)" office:value-type="string" office:string-value="(§ 4 Absatz 6 Nummer 3 e)&#10;Angriffsszenarien in cyber-physischen Systemen unterscheiden und antizipieren..." calcext:value-type="string">
            <text:p>(§ 4 Absatz 6 Nummer 3 e)</text:p>
            <text:p>Angriffsszenarien in cyber-physischen Systemen unterscheiden und antizipieren...</text:p>
          </table:table-cell>
          <table:table-cell table:formula="of:=CONCATENATE([$Themenliste.$E120];UNICHAR(10);&quot;(&quot;;[.E120];&quot;)&quot;)" office:value-type="string" office:string-value="Angriffsszenarien in cyber-physischen Systemen unterscheiden und antizipieren&#10;(Phase 1: 4 Wo., Phase 2: 15 Wo.)" calcext:value-type="string">
            <text:p>Angriffsszenarien in cyber-physischen Systemen unterscheiden und antizipieren</text:p>
            <text:p>(Phase 1: 4 Wo., Phase 2: 15 Wo.)</text:p>
          </table:table-cell>
          <table:table-cell table:formula="of:=[$Themenliste.$A120]" office:value-type="string" office:string-value="§ 4 Absatz 6 Nummer 3 e" calcext:value-type="string">
            <text:p>§ 4 Absatz 6 Nummer 3 e</text:p>
          </table:table-cell>
          <table:table-cell table:formula="of:=[$Themenliste.$L120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20]*100+UNICODE([$Themenliste.$D120])-96;0))" office:value-type="string" office:string-value="NICKR-500305" calcext:value-type="string">
            <text:p>NICKR-500305</text:p>
          </table:table-cell>
          <table:table-cell table:formula="of:=CONCATENATE([$Variablen.$D$2];IF(0=0;[$Themenliste.$H120]*100;0))" office:value-type="string" office:string-value="NICKR-500300" calcext:value-type="string">
            <text:p>NICKR-500300</text:p>
          </table:table-cell>
          <table:table-cell/>
          <table:table-cell table:formula="of:=MID([.G120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1];&quot;)&quot;;UNICHAR(10);MID([$Themenliste.$E121];1;[$Variablen.$C$9]);&quot;...&quot;)" office:value-type="string" office:string-value="(§ 4 Absatz 6 Nummer 3 f)&#10;Anomalien in vernetzten Systemen feststellen und Schutzmaßnahmen einleiten..." calcext:value-type="string">
            <text:p>(§ 4 Absatz 6 Nummer 3 f)</text:p>
            <text:p>Anomalien in vernetzten Systemen feststellen und Schutzmaßnahmen einleiten...</text:p>
          </table:table-cell>
          <table:table-cell table:formula="of:=CONCATENATE([$Themenliste.$E121];UNICHAR(10);&quot;(&quot;;[.E121];&quot;)&quot;)" office:value-type="string" office:string-value="Anomalien in vernetzten Systemen feststellen und Schutzmaßnahmen einleiten&#10;(Phase 1: 4 Wo., Phase 2: 15 Wo.)" calcext:value-type="string">
            <text:p>Anomalien in vernetzten Systemen feststellen und Schutzmaßnahmen einleiten</text:p>
            <text:p>(Phase 1: 4 Wo., Phase 2: 15 Wo.)</text:p>
          </table:table-cell>
          <table:table-cell table:formula="of:=[$Themenliste.$A121]" office:value-type="string" office:string-value="§ 4 Absatz 6 Nummer 3 f" calcext:value-type="string">
            <text:p>§ 4 Absatz 6 Nummer 3 f</text:p>
          </table:table-cell>
          <table:table-cell table:formula="of:=[$Themenliste.$L121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21]*100+UNICODE([$Themenliste.$D121])-96;0))" office:value-type="string" office:string-value="NICKR-500306" calcext:value-type="string">
            <text:p>NICKR-500306</text:p>
          </table:table-cell>
          <table:table-cell table:formula="of:=CONCATENATE([$Variablen.$D$2];IF(0=0;[$Themenliste.$H121]*100;0))" office:value-type="string" office:string-value="NICKR-500300" calcext:value-type="string">
            <text:p>NICKR-500300</text:p>
          </table:table-cell>
          <table:table-cell/>
          <table:table-cell table:formula="of:=MID([.G121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2];&quot;)&quot;;UNICHAR(10);MID([$Themenliste.$E122];1;[$Variablen.$C$9]);&quot;...&quot;)" office:value-type="string" office:string-value="(§ 4 Absatz 6 Nummer 3 g)&#10;bereichsspezifische Sicherheitslösungen implementieren..." calcext:value-type="string">
            <text:p>(§ 4 Absatz 6 Nummer 3 g)</text:p>
            <text:p>bereichsspezifische Sicherheitslösungen implementieren...</text:p>
          </table:table-cell>
          <table:table-cell table:formula="of:=CONCATENATE([$Themenliste.$E122];UNICHAR(10);&quot;(&quot;;[.E122];&quot;)&quot;)" office:value-type="string" office:string-value="bereichsspezifische Sicherheitslösungen implementieren&#10;(Phase 1: 4 Wo., Phase 2: 15 Wo.)" calcext:value-type="string">
            <text:p>bereichsspezifische Sicherheitslösungen implementieren</text:p>
            <text:p>(Phase 1: 4 Wo., Phase 2: 15 Wo.)</text:p>
          </table:table-cell>
          <table:table-cell table:formula="of:=[$Themenliste.$A122]" office:value-type="string" office:string-value="§ 4 Absatz 6 Nummer 3 g" calcext:value-type="string">
            <text:p>§ 4 Absatz 6 Nummer 3 g</text:p>
          </table:table-cell>
          <table:table-cell table:formula="of:=[$Themenliste.$L122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22]*100+UNICODE([$Themenliste.$D122])-96;0))" office:value-type="string" office:string-value="NICKR-500307" calcext:value-type="string">
            <text:p>NICKR-500307</text:p>
          </table:table-cell>
          <table:table-cell table:formula="of:=CONCATENATE([$Variablen.$D$2];IF(0=0;[$Themenliste.$H122]*100;0))" office:value-type="string" office:string-value="NICKR-500300" calcext:value-type="string">
            <text:p>NICKR-500300</text:p>
          </table:table-cell>
          <table:table-cell/>
          <table:table-cell table:formula="of:=MID([.G122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3];&quot;)&quot;;UNICHAR(10);MID([$Themenliste.$E123];1;[$Variablen.$C$9]);&quot;...&quot;)" office:value-type="string" office:string-value="(§ 4 Absatz 6 Nummer 3 h)&#10;Systemaktualisierungen vornehmen und Optimierungen vorschlagen..." calcext:value-type="string">
            <text:p>(§ 4 Absatz 6 Nummer 3 h)</text:p>
            <text:p>Systemaktualisierungen vornehmen und Optimierungen vorschlagen...</text:p>
          </table:table-cell>
          <table:table-cell table:formula="of:=CONCATENATE([$Themenliste.$E123];UNICHAR(10);&quot;(&quot;;[.E123];&quot;)&quot;)" office:value-type="string" office:string-value="Systemaktualisierungen vornehmen und Optimierungen vorschlagen&#10;(Phase 1: 4 Wo., Phase 2: 15 Wo.)" calcext:value-type="string">
            <text:p>Systemaktualisierungen vornehmen und Optimierungen vorschlagen</text:p>
            <text:p>(Phase 1: 4 Wo., Phase 2: 15 Wo.)</text:p>
          </table:table-cell>
          <table:table-cell table:formula="of:=[$Themenliste.$A123]" office:value-type="string" office:string-value="§ 4 Absatz 6 Nummer 3 h" calcext:value-type="string">
            <text:p>§ 4 Absatz 6 Nummer 3 h</text:p>
          </table:table-cell>
          <table:table-cell table:formula="of:=[$Themenliste.$L123]" office:value-type="string" office:string-value="Phase 1: 4 Wo., Phase 2: 15 Wo." calcext:value-type="string">
            <text:p>Phase 1: 4 Wo., Phase 2: 15 Wo.</text:p>
          </table:table-cell>
          <table:table-cell table:formula="of:=CONCATENATE([$Variablen.$D$2];IF(1=1;[$Themenliste.$H123]*100+UNICODE([$Themenliste.$D123])-96;0))" office:value-type="string" office:string-value="NICKR-500308" calcext:value-type="string">
            <text:p>NICKR-500308</text:p>
          </table:table-cell>
          <table:table-cell table:formula="of:=CONCATENATE([$Variablen.$D$2];IF(0=0;[$Themenliste.$H123]*100;0))" office:value-type="string" office:string-value="NICKR-500300" calcext:value-type="string">
            <text:p>NICKR-500300</text:p>
          </table:table-cell>
          <table:table-cell/>
          <table:table-cell table:formula="of:=MID([.G123];1;LEN([$Variablen.$D$2])+1)" office:value-type="string" office:string-value="NICKR-5" calcext:value-type="string">
            <text:p>NICKR-5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4];&quot;)&quot;;UNICHAR(10);MID([$Themenliste.$E124];1;[$Variablen.$C$9]);&quot;...&quot;)" office:value-type="string" office:string-value="(§ 4 Absatz 7 Nummer 1 a)&#10;wesentliche Inhalte und Bestandteile des Ausbildungsvertrages darstellen, Rechte..." calcext:value-type="string">
            <text:p>(§ 4 Absatz 7 Nummer 1 a)</text:p>
            <text:p>wesentliche Inhalte und Bestandteile des Ausbildungsvertrages darstellen, Rechte...</text:p>
          </table:table-cell>
          <table:table-cell table:formula="of:=CONCATENATE([$Themenliste.$E124];UNICHAR(10);&quot;(&quot;;[.E124];&quot;)&quot;)" office:value-type="string" office:string-value="wesentliche Inhalte und Bestandteile des Ausbildungsvertrages darstellen, Rechte und Pflichten aus dem Ausbildungsvertrag feststellen und Aufgaben der Beteiligten im dualen System beschreiben&#10;(Phase 1: -1 Wo., Phase 2:  Wo.)" calcext:value-type="string">
            <text:p>wesentliche Inhalte und Bestandteile des Ausbildungsvertrages darstellen, Rechte und Pflichten aus dem Ausbildungsvertrag feststellen und Aufgaben der Beteiligten im dualen System beschreiben</text:p>
            <text:p>(Phase 1: -1 Wo., Phase 2:  Wo.)</text:p>
          </table:table-cell>
          <table:table-cell table:formula="of:=[$Themenliste.$A124]" office:value-type="string" office:string-value="§ 4 Absatz 7 Nummer 1 a" calcext:value-type="string">
            <text:p>§ 4 Absatz 7 Nummer 1 a</text:p>
          </table:table-cell>
          <table:table-cell table:formula="of:=[$Themenliste.$L124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24]*100+UNICODE([$Themenliste.$D124])-96;0))" office:value-type="string" office:string-value="NICKR-600101" calcext:value-type="string">
            <text:p>NICKR-600101</text:p>
          </table:table-cell>
          <table:table-cell table:formula="of:=CONCATENATE([$Variablen.$D$2];IF(0=0;[$Themenliste.$H124]*100;0))" office:value-type="string" office:string-value="NICKR-600100" calcext:value-type="string">
            <text:p>NICKR-600100</text:p>
          </table:table-cell>
          <table:table-cell/>
          <table:table-cell table:formula="of:=MID([.G124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5];&quot;)&quot;;UNICHAR(10);MID([$Themenliste.$E125];1;[$Variablen.$C$9]);&quot;...&quot;)" office:value-type="string" office:string-value="(§ 4 Absatz 7 Nummer 1 b)&#10;den betrieblichen Ausbildungsplan mit der Ausbildungsordnung vergleichen..." calcext:value-type="string">
            <text:p>(§ 4 Absatz 7 Nummer 1 b)</text:p>
            <text:p>den betrieblichen Ausbildungsplan mit der Ausbildungsordnung vergleichen...</text:p>
          </table:table-cell>
          <table:table-cell table:formula="of:=CONCATENATE([$Themenliste.$E125];UNICHAR(10);&quot;(&quot;;[.E125];&quot;)&quot;)" office:value-type="string" office:string-value="den betrieblichen Ausbildungsplan mit der Ausbildungsordnung vergleichen&#10;(Phase 1: -1 Wo., Phase 2:  Wo.)" calcext:value-type="string">
            <text:p>den betrieblichen Ausbildungsplan mit der Ausbildungsordnung vergleichen</text:p>
            <text:p>(Phase 1: -1 Wo., Phase 2:  Wo.)</text:p>
          </table:table-cell>
          <table:table-cell table:formula="of:=[$Themenliste.$A125]" office:value-type="string" office:string-value="§ 4 Absatz 7 Nummer 1 b" calcext:value-type="string">
            <text:p>§ 4 Absatz 7 Nummer 1 b</text:p>
          </table:table-cell>
          <table:table-cell table:formula="of:=[$Themenliste.$L125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25]*100+UNICODE([$Themenliste.$D125])-96;0))" office:value-type="string" office:string-value="NICKR-600102" calcext:value-type="string">
            <text:p>NICKR-600102</text:p>
          </table:table-cell>
          <table:table-cell table:formula="of:=CONCATENATE([$Variablen.$D$2];IF(0=0;[$Themenliste.$H125]*100;0))" office:value-type="string" office:string-value="NICKR-600100" calcext:value-type="string">
            <text:p>NICKR-600100</text:p>
          </table:table-cell>
          <table:table-cell/>
          <table:table-cell table:formula="of:=MID([.G125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6];&quot;)&quot;;UNICHAR(10);MID([$Themenliste.$E126];1;[$Variablen.$C$9]);&quot;...&quot;)" office:value-type="string" office:string-value="(§ 4 Absatz 7 Nummer 1 c)&#10;arbeits-, sozial- und mitbestimmungsrechtliche Vorschriften sowie für den Arbeit..." calcext:value-type="string">
            <text:p>(§ 4 Absatz 7 Nummer 1 c)</text:p>
            <text:p>arbeits-, sozial- und mitbestimmungsrechtliche Vorschriften sowie für den Arbeit...</text:p>
          </table:table-cell>
          <table:table-cell table:formula="of:=CONCATENATE([$Themenliste.$E126];UNICHAR(10);&quot;(&quot;;[.E126];&quot;)&quot;)" office:value-type="string" office:string-value="arbeits-, sozial- und mitbestimmungsrechtliche Vorschriften sowie für den Arbeitsbereich geltende Tarif- und Arbeitszeitregelungen beachten&#10;(Phase 1: -1 Wo., Phase 2:  Wo.)" calcext:value-type="string">
            <text:p>arbeits-, sozial- und mitbestimmungsrechtliche Vorschriften sowie für den Arbeitsbereich geltende Tarif- und Arbeitszeitregelungen beachten</text:p>
            <text:p>(Phase 1: -1 Wo., Phase 2:  Wo.)</text:p>
          </table:table-cell>
          <table:table-cell table:formula="of:=[$Themenliste.$A126]" office:value-type="string" office:string-value="§ 4 Absatz 7 Nummer 1 c" calcext:value-type="string">
            <text:p>§ 4 Absatz 7 Nummer 1 c</text:p>
          </table:table-cell>
          <table:table-cell table:formula="of:=[$Themenliste.$L126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26]*100+UNICODE([$Themenliste.$D126])-96;0))" office:value-type="string" office:string-value="NICKR-600103" calcext:value-type="string">
            <text:p>NICKR-600103</text:p>
          </table:table-cell>
          <table:table-cell table:formula="of:=CONCATENATE([$Variablen.$D$2];IF(0=0;[$Themenliste.$H126]*100;0))" office:value-type="string" office:string-value="NICKR-600100" calcext:value-type="string">
            <text:p>NICKR-600100</text:p>
          </table:table-cell>
          <table:table-cell/>
          <table:table-cell table:formula="of:=MID([.G126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7];&quot;)&quot;;UNICHAR(10);MID([$Themenliste.$E127];1;[$Variablen.$C$9]);&quot;...&quot;)" office:value-type="string" office:string-value="(§ 4 Absatz 7 Nummer 1 d)&#10;Positionen der eigenen Entgeltabrechnung erklären..." calcext:value-type="string">
            <text:p>(§ 4 Absatz 7 Nummer 1 d)</text:p>
            <text:p>Positionen der eigenen Entgeltabrechnung erklären...</text:p>
          </table:table-cell>
          <table:table-cell table:formula="of:=CONCATENATE([$Themenliste.$E127];UNICHAR(10);&quot;(&quot;;[.E127];&quot;)&quot;)" office:value-type="string" office:string-value="Positionen der eigenen Entgeltabrechnung erklären&#10;(Phase 1: -1 Wo., Phase 2:  Wo.)" calcext:value-type="string">
            <text:p>Positionen der eigenen Entgeltabrechnung erklären</text:p>
            <text:p>(Phase 1: -1 Wo., Phase 2:  Wo.)</text:p>
          </table:table-cell>
          <table:table-cell table:formula="of:=[$Themenliste.$A127]" office:value-type="string" office:string-value="§ 4 Absatz 7 Nummer 1 d" calcext:value-type="string">
            <text:p>§ 4 Absatz 7 Nummer 1 d</text:p>
          </table:table-cell>
          <table:table-cell table:formula="of:=[$Themenliste.$L127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27]*100+UNICODE([$Themenliste.$D127])-96;0))" office:value-type="string" office:string-value="NICKR-600104" calcext:value-type="string">
            <text:p>NICKR-600104</text:p>
          </table:table-cell>
          <table:table-cell table:formula="of:=CONCATENATE([$Variablen.$D$2];IF(0=0;[$Themenliste.$H127]*100;0))" office:value-type="string" office:string-value="NICKR-600100" calcext:value-type="string">
            <text:p>NICKR-600100</text:p>
          </table:table-cell>
          <table:table-cell/>
          <table:table-cell table:formula="of:=MID([.G127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8];&quot;)&quot;;UNICHAR(10);MID([$Themenliste.$E128];1;[$Variablen.$C$9]);&quot;...&quot;)" office:value-type="string" office:string-value="(§ 4 Absatz 7 Nummer 1 e)&#10;Chancen und Anforderungen des lebensbegleitenden lernens für die berufliche und ..." calcext:value-type="string">
            <text:p>(§ 4 Absatz 7 Nummer 1 e)</text:p>
            <text:p>Chancen und Anforderungen des lebensbegleitenden lernens für die berufliche und ...</text:p>
          </table:table-cell>
          <table:table-cell table:formula="of:=CONCATENATE([$Themenliste.$E128];UNICHAR(10);&quot;(&quot;;[.E128];&quot;)&quot;)" office:value-type="string" office:string-value="Chancen und Anforderungen des lebensbegleitenden lernens für die berufliche und persönliche Entwicklung begründen und die eigenen Kompetenzen weiterentwickeln&#10;(Phase 1: -1 Wo., Phase 2:  Wo.)" calcext:value-type="string">
            <text:p>Chancen und Anforderungen des lebensbegleitenden lernens für die berufliche und persönliche Entwicklung begründen und die eigenen Kompetenzen weiterentwickeln</text:p>
            <text:p>(Phase 1: -1 Wo., Phase 2:  Wo.)</text:p>
          </table:table-cell>
          <table:table-cell table:formula="of:=[$Themenliste.$A128]" office:value-type="string" office:string-value="§ 4 Absatz 7 Nummer 1 e" calcext:value-type="string">
            <text:p>§ 4 Absatz 7 Nummer 1 e</text:p>
          </table:table-cell>
          <table:table-cell table:formula="of:=[$Themenliste.$L128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28]*100+UNICODE([$Themenliste.$D128])-96;0))" office:value-type="string" office:string-value="NICKR-600105" calcext:value-type="string">
            <text:p>NICKR-600105</text:p>
          </table:table-cell>
          <table:table-cell table:formula="of:=CONCATENATE([$Variablen.$D$2];IF(0=0;[$Themenliste.$H128]*100;0))" office:value-type="string" office:string-value="NICKR-600100" calcext:value-type="string">
            <text:p>NICKR-600100</text:p>
          </table:table-cell>
          <table:table-cell/>
          <table:table-cell table:formula="of:=MID([.G128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29];&quot;)&quot;;UNICHAR(10);MID([$Themenliste.$E129];1;[$Variablen.$C$9]);&quot;...&quot;)" office:value-type="string" office:string-value="(§ 4 Absatz 7 Nummer 1 f)&#10;Lern- und Arbeitstechniken sowie Methoden des selbstgesteuerten lernens anwenden..." calcext:value-type="string">
            <text:p>(§ 4 Absatz 7 Nummer 1 f)</text:p>
            <text:p>Lern- und Arbeitstechniken sowie Methoden des selbstgesteuerten lernens anwenden...</text:p>
          </table:table-cell>
          <table:table-cell table:formula="of:=CONCATENATE([$Themenliste.$E129];UNICHAR(10);&quot;(&quot;;[.E129];&quot;)&quot;)" office:value-type="string" office:string-value="Lern- und Arbeitstechniken sowie Methoden des selbstgesteuerten lernens anwenden und beruflich relevante Informationsquellen nutzen&#10;(Phase 1: -1 Wo., Phase 2:  Wo.)" calcext:value-type="string">
            <text:p>Lern- und Arbeitstechniken sowie Methoden des selbstgesteuerten lernens anwenden und beruflich relevante Informationsquellen nutzen</text:p>
            <text:p>(Phase 1: -1 Wo., Phase 2:  Wo.)</text:p>
          </table:table-cell>
          <table:table-cell table:formula="of:=[$Themenliste.$A129]" office:value-type="string" office:string-value="§ 4 Absatz 7 Nummer 1 f" calcext:value-type="string">
            <text:p>§ 4 Absatz 7 Nummer 1 f</text:p>
          </table:table-cell>
          <table:table-cell table:formula="of:=[$Themenliste.$L129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29]*100+UNICODE([$Themenliste.$D129])-96;0))" office:value-type="string" office:string-value="NICKR-600106" calcext:value-type="string">
            <text:p>NICKR-600106</text:p>
          </table:table-cell>
          <table:table-cell table:formula="of:=CONCATENATE([$Variablen.$D$2];IF(0=0;[$Themenliste.$H129]*100;0))" office:value-type="string" office:string-value="NICKR-600100" calcext:value-type="string">
            <text:p>NICKR-600100</text:p>
          </table:table-cell>
          <table:table-cell/>
          <table:table-cell table:formula="of:=MID([.G129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0];&quot;)&quot;;UNICHAR(10);MID([$Themenliste.$E130];1;[$Variablen.$C$9]);&quot;...&quot;)" office:value-type="string" office:string-value="(§ 4 Absatz 7 Nummer 1 g)&#10;berufliche Aufstiegs- und Weiterentwicklungsmöglichkeiten darstellen..." calcext:value-type="string">
            <text:p>(§ 4 Absatz 7 Nummer 1 g)</text:p>
            <text:p>berufliche Aufstiegs- und Weiterentwicklungsmöglichkeiten darstellen...</text:p>
          </table:table-cell>
          <table:table-cell table:formula="of:=CONCATENATE([$Themenliste.$E130];UNICHAR(10);&quot;(&quot;;[.E130];&quot;)&quot;)" office:value-type="string" office:string-value="berufliche Aufstiegs- und Weiterentwicklungsmöglichkeiten darstellen&#10;(Phase 1: -1 Wo., Phase 2:  Wo.)" calcext:value-type="string">
            <text:p>berufliche Aufstiegs- und Weiterentwicklungsmöglichkeiten darstellen</text:p>
            <text:p>(Phase 1: -1 Wo., Phase 2:  Wo.)</text:p>
          </table:table-cell>
          <table:table-cell table:formula="of:=[$Themenliste.$A130]" office:value-type="string" office:string-value="§ 4 Absatz 7 Nummer 1 g" calcext:value-type="string">
            <text:p>§ 4 Absatz 7 Nummer 1 g</text:p>
          </table:table-cell>
          <table:table-cell table:formula="of:=[$Themenliste.$L130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0]*100+UNICODE([$Themenliste.$D130])-96;0))" office:value-type="string" office:string-value="NICKR-600107" calcext:value-type="string">
            <text:p>NICKR-600107</text:p>
          </table:table-cell>
          <table:table-cell table:formula="of:=CONCATENATE([$Variablen.$D$2];IF(0=0;[$Themenliste.$H130]*100;0))" office:value-type="string" office:string-value="NICKR-600100" calcext:value-type="string">
            <text:p>NICKR-600100</text:p>
          </table:table-cell>
          <table:table-cell/>
          <table:table-cell table:formula="of:=MID([.G130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1];&quot;)&quot;;UNICHAR(10);MID([$Themenliste.$E131];1;[$Variablen.$C$9]);&quot;...&quot;)" office:value-type="string" office:string-value="(§ 4 Absatz 7 Nummer 2 a)&#10;die Rechtsform und den organisatorischen Aufbau des Ausbildungsbetriebes mit sei..." calcext:value-type="string">
            <text:p>(§ 4 Absatz 7 Nummer 2 a)</text:p>
            <text:p>die Rechtsform und den organisatorischen Aufbau des Ausbildungsbetriebes mit sei...</text:p>
          </table:table-cell>
          <table:table-cell table:formula="of:=CONCATENATE([$Themenliste.$E131];UNICHAR(10);&quot;(&quot;;[.E131];&quot;)&quot;)" office:value-type="string" office:string-value="die Rechtsform und den organisatorischen Aufbau des Ausbildungsbetriebes mit seinen Aufgaben und Zuständigkeiten sowie die Zusammenhänge zwischen den Geschäftsprozessen erläutern&#10;(Phase 1: -1 Wo., Phase 2:  Wo.)" calcext:value-type="string">
            <text:p>die Rechtsform und den organisatorischen Aufbau des Ausbildungsbetriebes mit seinen Aufgaben und Zuständigkeiten sowie die Zusammenhänge zwischen den Geschäftsprozessen erläutern</text:p>
            <text:p>(Phase 1: -1 Wo., Phase 2:  Wo.)</text:p>
          </table:table-cell>
          <table:table-cell table:formula="of:=[$Themenliste.$A131]" office:value-type="string" office:string-value="§ 4 Absatz 7 Nummer 2 a" calcext:value-type="string">
            <text:p>§ 4 Absatz 7 Nummer 2 a</text:p>
          </table:table-cell>
          <table:table-cell table:formula="of:=[$Themenliste.$L131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1]*100+UNICODE([$Themenliste.$D131])-96;0))" office:value-type="string" office:string-value="NICKR-600201" calcext:value-type="string">
            <text:p>NICKR-600201</text:p>
          </table:table-cell>
          <table:table-cell table:formula="of:=CONCATENATE([$Variablen.$D$2];IF(0=0;[$Themenliste.$H131]*100;0))" office:value-type="string" office:string-value="NICKR-600200" calcext:value-type="string">
            <text:p>NICKR-600200</text:p>
          </table:table-cell>
          <table:table-cell/>
          <table:table-cell table:formula="of:=MID([.G131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2];&quot;)&quot;;UNICHAR(10);MID([$Themenliste.$E132];1;[$Variablen.$C$9]);&quot;...&quot;)" office:value-type="string" office:string-value="(§ 4 Absatz 7 Nummer 2 b)&#10;Beziehungen des Ausbildungsbetriebes und seiner Beschäftigten zu Wirtschaftsorga..." calcext:value-type="string">
            <text:p>(§ 4 Absatz 7 Nummer 2 b)</text:p>
            <text:p>Beziehungen des Ausbildungsbetriebes und seiner Beschäftigten zu Wirtschaftsorga...</text:p>
          </table:table-cell>
          <table:table-cell table:formula="of:=CONCATENATE([$Themenliste.$E132];UNICHAR(10);&quot;(&quot;;[.E132];&quot;)&quot;)" office:value-type="string" office:string-value="Beziehungen des Ausbildungsbetriebes und seiner Beschäftigten zu Wirtschaftsorganisationen, Berufsvertretungen und Gewerkschaften nennen&#10;(Phase 1: -1 Wo., Phase 2:  Wo.)" calcext:value-type="string">
            <text:p>Beziehungen des Ausbildungsbetriebes und seiner Beschäftigten zu Wirtschaftsorganisationen, Berufsvertretungen und Gewerkschaften nennen</text:p>
            <text:p>(Phase 1: -1 Wo., Phase 2:  Wo.)</text:p>
          </table:table-cell>
          <table:table-cell table:formula="of:=[$Themenliste.$A132]" office:value-type="string" office:string-value="§ 4 Absatz 7 Nummer 2 b" calcext:value-type="string">
            <text:p>§ 4 Absatz 7 Nummer 2 b</text:p>
          </table:table-cell>
          <table:table-cell table:formula="of:=[$Themenliste.$L132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2]*100+UNICODE([$Themenliste.$D132])-96;0))" office:value-type="string" office:string-value="NICKR-600202" calcext:value-type="string">
            <text:p>NICKR-600202</text:p>
          </table:table-cell>
          <table:table-cell table:formula="of:=CONCATENATE([$Variablen.$D$2];IF(0=0;[$Themenliste.$H132]*100;0))" office:value-type="string" office:string-value="NICKR-600200" calcext:value-type="string">
            <text:p>NICKR-600200</text:p>
          </table:table-cell>
          <table:table-cell/>
          <table:table-cell table:formula="of:=MID([.G132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3];&quot;)&quot;;UNICHAR(10);MID([$Themenliste.$E133];1;[$Variablen.$C$9]);&quot;...&quot;)" office:value-type="string" office:string-value="(§ 4 Absatz 7 Nummer 2 c)&#10;Grundlagen, Aufgaben und Arbeitsweise der betriebsverfassungsrechtlichen Organe ..." calcext:value-type="string">
            <text:p>(§ 4 Absatz 7 Nummer 2 c)</text:p>
            <text:p>Grundlagen, Aufgaben und Arbeitsweise der betriebsverfassungsrechtlichen Organe ...</text:p>
          </table:table-cell>
          <table:table-cell table:formula="of:=CONCATENATE([$Themenliste.$E133];UNICHAR(10);&quot;(&quot;;[.E133];&quot;)&quot;)" office:value-type="string" office:string-value="Grundlagen, Aufgaben und Arbeitsweise der betriebsverfassungsrechtlichen Organe des Ausbildungsbetriebes beschreiben&#10;(Phase 1: -1 Wo., Phase 2:  Wo.)" calcext:value-type="string">
            <text:p>Grundlagen, Aufgaben und Arbeitsweise der betriebsverfassungsrechtlichen Organe des Ausbildungsbetriebes beschreiben</text:p>
            <text:p>(Phase 1: -1 Wo., Phase 2:  Wo.)</text:p>
          </table:table-cell>
          <table:table-cell table:formula="of:=[$Themenliste.$A133]" office:value-type="string" office:string-value="§ 4 Absatz 7 Nummer 2 c" calcext:value-type="string">
            <text:p>§ 4 Absatz 7 Nummer 2 c</text:p>
          </table:table-cell>
          <table:table-cell table:formula="of:=[$Themenliste.$L133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3]*100+UNICODE([$Themenliste.$D133])-96;0))" office:value-type="string" office:string-value="NICKR-600203" calcext:value-type="string">
            <text:p>NICKR-600203</text:p>
          </table:table-cell>
          <table:table-cell table:formula="of:=CONCATENATE([$Variablen.$D$2];IF(0=0;[$Themenliste.$H133]*100;0))" office:value-type="string" office:string-value="NICKR-600200" calcext:value-type="string">
            <text:p>NICKR-600200</text:p>
          </table:table-cell>
          <table:table-cell/>
          <table:table-cell table:formula="of:=MID([.G133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4];&quot;)&quot;;UNICHAR(10);MID([$Themenliste.$E134];1;[$Variablen.$C$9]);&quot;...&quot;)" office:value-type="string" office:string-value="(§ 4 Absatz 7 Nummer 3 a)&#10;Gefährdung von Sicherheit und Gesundheit am Arbeitsplatz feststellen und Maßnahm..." calcext:value-type="string">
            <text:p>(§ 4 Absatz 7 Nummer 3 a)</text:p>
            <text:p>Gefährdung von Sicherheit und Gesundheit am Arbeitsplatz feststellen und Maßnahm...</text:p>
          </table:table-cell>
          <table:table-cell table:formula="of:=CONCATENATE([$Themenliste.$E134];UNICHAR(10);&quot;(&quot;;[.E134];&quot;)&quot;)" office:value-type="string" office:string-value="Gefährdung von Sicherheit und Gesundheit am Arbeitsplatz feststellen und Maßnahmen zur Vermeidung der Gefährdung ergreifen&#10;(Phase 1: -1 Wo., Phase 2:  Wo.)" calcext:value-type="string">
            <text:p>Gefährdung von Sicherheit und Gesundheit am Arbeitsplatz feststellen und Maßnahmen zur Vermeidung der Gefährdung ergreifen</text:p>
            <text:p>(Phase 1: -1 Wo., Phase 2:  Wo.)</text:p>
          </table:table-cell>
          <table:table-cell table:formula="of:=[$Themenliste.$A134]" office:value-type="string" office:string-value="§ 4 Absatz 7 Nummer 3 a" calcext:value-type="string">
            <text:p>§ 4 Absatz 7 Nummer 3 a</text:p>
          </table:table-cell>
          <table:table-cell table:formula="of:=[$Themenliste.$L134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4]*100+UNICODE([$Themenliste.$D134])-96;0))" office:value-type="string" office:string-value="NICKR-600301" calcext:value-type="string">
            <text:p>NICKR-600301</text:p>
          </table:table-cell>
          <table:table-cell table:formula="of:=CONCATENATE([$Variablen.$D$2];IF(0=0;[$Themenliste.$H134]*100;0))" office:value-type="string" office:string-value="NICKR-600300" calcext:value-type="string">
            <text:p>NICKR-600300</text:p>
          </table:table-cell>
          <table:table-cell/>
          <table:table-cell table:formula="of:=MID([.G134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5];&quot;)&quot;;UNICHAR(10);MID([$Themenliste.$E135];1;[$Variablen.$C$9]);&quot;...&quot;)" office:value-type="string" office:string-value="(§ 4 Absatz 7 Nummer 3 b)&#10;berufsbezogene Arbeitsschutz- und Unfallverhütungsvorschriften anwenden..." calcext:value-type="string">
            <text:p>(§ 4 Absatz 7 Nummer 3 b)</text:p>
            <text:p>berufsbezogene Arbeitsschutz- und Unfallverhütungsvorschriften anwenden...</text:p>
          </table:table-cell>
          <table:table-cell table:formula="of:=CONCATENATE([$Themenliste.$E135];UNICHAR(10);&quot;(&quot;;[.E135];&quot;)&quot;)" office:value-type="string" office:string-value="berufsbezogene Arbeitsschutz- und Unfallverhütungsvorschriften anwenden&#10;(Phase 1: -1 Wo., Phase 2:  Wo.)" calcext:value-type="string">
            <text:p>berufsbezogene Arbeitsschutz- und Unfallverhütungsvorschriften anwenden</text:p>
            <text:p>(Phase 1: -1 Wo., Phase 2:  Wo.)</text:p>
          </table:table-cell>
          <table:table-cell table:formula="of:=[$Themenliste.$A135]" office:value-type="string" office:string-value="§ 4 Absatz 7 Nummer 3 b" calcext:value-type="string">
            <text:p>§ 4 Absatz 7 Nummer 3 b</text:p>
          </table:table-cell>
          <table:table-cell table:formula="of:=[$Themenliste.$L135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5]*100+UNICODE([$Themenliste.$D135])-96;0))" office:value-type="string" office:string-value="NICKR-600302" calcext:value-type="string">
            <text:p>NICKR-600302</text:p>
          </table:table-cell>
          <table:table-cell table:formula="of:=CONCATENATE([$Variablen.$D$2];IF(0=0;[$Themenliste.$H135]*100;0))" office:value-type="string" office:string-value="NICKR-600300" calcext:value-type="string">
            <text:p>NICKR-600300</text:p>
          </table:table-cell>
          <table:table-cell/>
          <table:table-cell table:formula="of:=MID([.G135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6];&quot;)&quot;;UNICHAR(10);MID([$Themenliste.$E136];1;[$Variablen.$C$9]);&quot;...&quot;)" office:value-type="string" office:string-value="(§ 4 Absatz 7 Nummer 3 c)&#10;Verhaltensweisen bei Unfällen beschreiben sowie erste Maßnahmen einleiten..." calcext:value-type="string">
            <text:p>(§ 4 Absatz 7 Nummer 3 c)</text:p>
            <text:p>Verhaltensweisen bei Unfällen beschreiben sowie erste Maßnahmen einleiten...</text:p>
          </table:table-cell>
          <table:table-cell table:formula="of:=CONCATENATE([$Themenliste.$E136];UNICHAR(10);&quot;(&quot;;[.E136];&quot;)&quot;)" office:value-type="string" office:string-value="Verhaltensweisen bei Unfällen beschreiben sowie erste Maßnahmen einleiten&#10;(Phase 1: -1 Wo., Phase 2:  Wo.)" calcext:value-type="string">
            <text:p>Verhaltensweisen bei Unfällen beschreiben sowie erste Maßnahmen einleiten</text:p>
            <text:p>(Phase 1: -1 Wo., Phase 2:  Wo.)</text:p>
          </table:table-cell>
          <table:table-cell table:formula="of:=[$Themenliste.$A136]" office:value-type="string" office:string-value="§ 4 Absatz 7 Nummer 3 c" calcext:value-type="string">
            <text:p>§ 4 Absatz 7 Nummer 3 c</text:p>
          </table:table-cell>
          <table:table-cell table:formula="of:=[$Themenliste.$L136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6]*100+UNICODE([$Themenliste.$D136])-96;0))" office:value-type="string" office:string-value="NICKR-600303" calcext:value-type="string">
            <text:p>NICKR-600303</text:p>
          </table:table-cell>
          <table:table-cell table:formula="of:=CONCATENATE([$Variablen.$D$2];IF(0=0;[$Themenliste.$H136]*100;0))" office:value-type="string" office:string-value="NICKR-600300" calcext:value-type="string">
            <text:p>NICKR-600300</text:p>
          </table:table-cell>
          <table:table-cell/>
          <table:table-cell table:formula="of:=MID([.G136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7];&quot;)&quot;;UNICHAR(10);MID([$Themenliste.$E137];1;[$Variablen.$C$9]);&quot;...&quot;)" office:value-type="string" office:string-value="(§ 4 Absatz 7 Nummer 3 d)&#10;Vorschriften des vorbeugenden Brandschutzes anwenden sowie Verhaltensweisen bei ..." calcext:value-type="string">
            <text:p>(§ 4 Absatz 7 Nummer 3 d)</text:p>
            <text:p>Vorschriften des vorbeugenden Brandschutzes anwenden sowie Verhaltensweisen bei ...</text:p>
          </table:table-cell>
          <table:table-cell table:formula="of:=CONCATENATE([$Themenliste.$E137];UNICHAR(10);&quot;(&quot;;[.E137];&quot;)&quot;)" office:value-type="string" office:string-value="Vorschriften des vorbeugenden Brandschutzes anwenden sowie Verhaltensweisen bei Bränden beschreiben und Maßnahmen zur Brandbekämpfung ergreifen&#10;(Phase 1: -1 Wo., Phase 2:  Wo.)" calcext:value-type="string">
            <text:p>Vorschriften des vorbeugenden Brandschutzes anwenden sowie Verhaltensweisen bei Bränden beschreiben und Maßnahmen zur Brandbekämpfung ergreifen</text:p>
            <text:p>(Phase 1: -1 Wo., Phase 2:  Wo.)</text:p>
          </table:table-cell>
          <table:table-cell table:formula="of:=[$Themenliste.$A137]" office:value-type="string" office:string-value="§ 4 Absatz 7 Nummer 3 d" calcext:value-type="string">
            <text:p>§ 4 Absatz 7 Nummer 3 d</text:p>
          </table:table-cell>
          <table:table-cell table:formula="of:=[$Themenliste.$L137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7]*100+UNICODE([$Themenliste.$D137])-96;0))" office:value-type="string" office:string-value="NICKR-600304" calcext:value-type="string">
            <text:p>NICKR-600304</text:p>
          </table:table-cell>
          <table:table-cell table:formula="of:=CONCATENATE([$Variablen.$D$2];IF(0=0;[$Themenliste.$H137]*100;0))" office:value-type="string" office:string-value="NICKR-600300" calcext:value-type="string">
            <text:p>NICKR-600300</text:p>
          </table:table-cell>
          <table:table-cell/>
          <table:table-cell table:formula="of:=MID([.G137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8];&quot;)&quot;;UNICHAR(10);MID([$Themenliste.$E138];1;[$Variablen.$C$9]);&quot;...&quot;)" office:value-type="string" office:string-value="(§ 4 Absatz 7 Nummer 4 a)&#10;Zur Vermeidung betriebsbedingter Umweltbelastungen im beruflichen Einwirkungsber..." calcext:value-type="string">
            <text:p>(§ 4 Absatz 7 Nummer 4 a)</text:p>
            <text:p>Zur Vermeidung betriebsbedingter Umweltbelastungen im beruflichen Einwirkungsber...</text:p>
          </table:table-cell>
          <table:table-cell table:formula="of:=CONCATENATE([$Themenliste.$E138];UNICHAR(10);&quot;(&quot;;[.E138];&quot;)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&#10;(Phase 1: -1 Wo., Phase 2:  Wo.)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  <text:p>(Phase 1: -1 Wo., Phase 2:  Wo.)</text:p>
          </table:table-cell>
          <table:table-cell table:formula="of:=[$Themenliste.$A138]" office:value-type="string" office:string-value="§ 4 Absatz 7 Nummer 4 a" calcext:value-type="string">
            <text:p>§ 4 Absatz 7 Nummer 4 a</text:p>
          </table:table-cell>
          <table:table-cell table:formula="of:=[$Themenliste.$L138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8]*100+UNICODE([$Themenliste.$D138])-96;0))" office:value-type="string" office:string-value="NICKR-600401" calcext:value-type="string">
            <text:p>NICKR-600401</text:p>
          </table:table-cell>
          <table:table-cell table:formula="of:=CONCATENATE([$Variablen.$D$2];IF(0=0;[$Themenliste.$H138]*100;0))" office:value-type="string" office:string-value="NICKR-600400" calcext:value-type="string">
            <text:p>NICKR-600400</text:p>
          </table:table-cell>
          <table:table-cell/>
          <table:table-cell table:formula="of:=MID([.G138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39];&quot;)&quot;;UNICHAR(10);MID([$Themenliste.$E139];1;[$Variablen.$C$9]);&quot;...&quot;)" office:value-type="string" office:string-value="(§ 4 Absatz 7 Nummer 4 b)&#10;Zur Vermeidung betriebsbedingter Umweltbelastungen im beruflichen Einwirkungsber..." calcext:value-type="string">
            <text:p>(§ 4 Absatz 7 Nummer 4 b)</text:p>
            <text:p>Zur Vermeidung betriebsbedingter Umweltbelastungen im beruflichen Einwirkungsber...</text:p>
          </table:table-cell>
          <table:table-cell table:formula="of:=CONCATENATE([$Themenliste.$E139];UNICHAR(10);&quot;(&quot;;[.E139];&quot;)&quot;)" office:value-type="string" office:string-value="Zur Vermeidung betriebsbedingter Umweltbelastungen im beruflichen Einwirkungsbereich beitragen, insbesondere für den Ausbildungsbetrieb geltende Regelungen des Umweltschutzes anwenden&#10;(Phase 1: -1 Wo., Phase 2:  Wo.)" calcext:value-type="string">
            <text:p>Zur Vermeidung betriebsbedingter Umweltbelastungen im beruflichen Einwirkungsbereich beitragen, insbesondere für den Ausbildungsbetrieb geltende Regelungen des Umweltschutzes anwenden</text:p>
            <text:p>(Phase 1: -1 Wo., Phase 2:  Wo.)</text:p>
          </table:table-cell>
          <table:table-cell table:formula="of:=[$Themenliste.$A139]" office:value-type="string" office:string-value="§ 4 Absatz 7 Nummer 4 b" calcext:value-type="string">
            <text:p>§ 4 Absatz 7 Nummer 4 b</text:p>
          </table:table-cell>
          <table:table-cell table:formula="of:=[$Themenliste.$L139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39]*100+UNICODE([$Themenliste.$D139])-96;0))" office:value-type="string" office:string-value="NICKR-600402" calcext:value-type="string">
            <text:p>NICKR-600402</text:p>
          </table:table-cell>
          <table:table-cell table:formula="of:=CONCATENATE([$Variablen.$D$2];IF(0=0;[$Themenliste.$H139]*100;0))" office:value-type="string" office:string-value="NICKR-600400" calcext:value-type="string">
            <text:p>NICKR-600400</text:p>
          </table:table-cell>
          <table:table-cell/>
          <table:table-cell table:formula="of:=MID([.G139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0];&quot;)&quot;;UNICHAR(10);MID([$Themenliste.$E140];1;[$Variablen.$C$9]);&quot;...&quot;)" office:value-type="string" office:string-value="(§ 4 Absatz 7 Nummer 4 c)&#10;Zur Vermeidung betriebsbedingter Umweltbelastungen im beruflichen Einwirkungsber..." calcext:value-type="string">
            <text:p>(§ 4 Absatz 7 Nummer 4 c)</text:p>
            <text:p>Zur Vermeidung betriebsbedingter Umweltbelastungen im beruflichen Einwirkungsber...</text:p>
          </table:table-cell>
          <table:table-cell table:formula="of:=CONCATENATE([$Themenliste.$E140];UNICHAR(10);&quot;(&quot;;[.E140];&quot;)&quot;)" office:value-type="string" office:string-value="Zur Vermeidung betriebsbedingter Umweltbelastungen im beruflichen Einwirkungsbereich beitragen, insbesondere Möglichkeiten der wirtschaftlichen und umweltschonenden Energie- und Materialverwendung nutzen&#10;(Phase 1: -1 Wo., Phase 2:  Wo.)" calcext:value-type="string">
            <text:p>Zur Vermeidung betriebsbedingter Umweltbelastungen im beruflichen Einwirkungsbereich beitragen, insbesondere Möglichkeiten der wirtschaftlichen und umweltschonenden Energie- und Materialverwendung nutzen</text:p>
            <text:p>(Phase 1: -1 Wo., Phase 2:  Wo.)</text:p>
          </table:table-cell>
          <table:table-cell table:formula="of:=[$Themenliste.$A140]" office:value-type="string" office:string-value="§ 4 Absatz 7 Nummer 4 c" calcext:value-type="string">
            <text:p>§ 4 Absatz 7 Nummer 4 c</text:p>
          </table:table-cell>
          <table:table-cell table:formula="of:=[$Themenliste.$L140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40]*100+UNICODE([$Themenliste.$D140])-96;0))" office:value-type="string" office:string-value="NICKR-600403" calcext:value-type="string">
            <text:p>NICKR-600403</text:p>
          </table:table-cell>
          <table:table-cell table:formula="of:=CONCATENATE([$Variablen.$D$2];IF(0=0;[$Themenliste.$H140]*100;0))" office:value-type="string" office:string-value="NICKR-600400" calcext:value-type="string">
            <text:p>NICKR-600400</text:p>
          </table:table-cell>
          <table:table-cell/>
          <table:table-cell table:formula="of:=MID([.G140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14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1];&quot;)&quot;;UNICHAR(10);MID([$Themenliste.$E141];1;[$Variablen.$C$9]);&quot;...&quot;)" office:value-type="string" office:string-value="(§ 4 Absatz 7 Nummer 4 d)&#10;Zur Vermeidung betriebsbedingter Umweltbelastungen im beruflichen Einwirkungsber..." calcext:value-type="string">
            <text:p>(§ 4 Absatz 7 Nummer 4 d)</text:p>
            <text:p>Zur Vermeidung betriebsbedingter Umweltbelastungen im beruflichen Einwirkungsber...</text:p>
          </table:table-cell>
          <table:table-cell table:formula="of:=CONCATENATE([$Themenliste.$E141];UNICHAR(10);&quot;(&quot;;[.E141];&quot;)&quot;)" office:value-type="string" office:string-value="Zur Vermeidung betriebsbedingter Umweltbelastungen im beruflichen Einwirkungsbereich beitragen, insbesondere Abfälle vermeiden sowie Stoffe und Materialien einer umweltschonenden Entsorgung zuführen&#10;(Phase 1: -1 Wo., Phase 2:  Wo.)" calcext:value-type="string">
            <text:p>Zur Vermeidung betriebsbedingter Umweltbelastungen im beruflichen Einwirkungsbereich beitragen, insbesondere Abfälle vermeiden sowie Stoffe und Materialien einer umweltschonenden Entsorgung zuführen</text:p>
            <text:p>(Phase 1: -1 Wo., Phase 2:  Wo.)</text:p>
          </table:table-cell>
          <table:table-cell table:formula="of:=[$Themenliste.$A141]" office:value-type="string" office:string-value="§ 4 Absatz 7 Nummer 4 d" calcext:value-type="string">
            <text:p>§ 4 Absatz 7 Nummer 4 d</text:p>
          </table:table-cell>
          <table:table-cell table:formula="of:=[$Themenliste.$L141]" office:value-type="string" office:string-value="Phase 1: -1 Wo., Phase 2:  Wo." calcext:value-type="string">
            <text:p>Phase 1: -1 Wo., Phase 2: <text:s/>Wo.</text:p>
          </table:table-cell>
          <table:table-cell table:formula="of:=CONCATENATE([$Variablen.$D$2];IF(1=1;[$Themenliste.$H141]*100+UNICODE([$Themenliste.$D141])-96;0))" office:value-type="string" office:string-value="NICKR-600404" calcext:value-type="string">
            <text:p>NICKR-600404</text:p>
          </table:table-cell>
          <table:table-cell table:formula="of:=CONCATENATE([$Variablen.$D$2];IF(0=0;[$Themenliste.$H141]*100;0))" office:value-type="string" office:string-value="NICKR-600400" calcext:value-type="string">
            <text:p>NICKR-600400</text:p>
          </table:table-cell>
          <table:table-cell/>
          <table:table-cell table:formula="of:=MID([.G141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2];&quot;)&quot;;UNICHAR(10);MID([$Themenliste.$E142];1;[$Variablen.$C$9]);&quot;...&quot;)" office:value-type="string" office:string-value="(§ 4 Absatz 7 Nummer 5 a)&#10;gegenseitige Wertschätzung unter Berücksichtigung gesellschaftlicher Vielfalt be..." calcext:value-type="string">
            <text:p>(§ 4 Absatz 7 Nummer 5 a)</text:p>
            <text:p>gegenseitige Wertschätzung unter Berücksichtigung gesellschaftlicher Vielfalt be...</text:p>
          </table:table-cell>
          <table:table-cell table:formula="of:=CONCATENATE([$Themenliste.$E142];UNICHAR(10);&quot;(&quot;;[.E142];&quot;)&quot;)" office:value-type="string" office:string-value="gegenseitige Wertschätzung unter Berücksichtigung gesellschaftlicher Vielfalt bei betrieblichen Abläufen praktizieren&#10;(Phase 1: 3 Wo., Phase 2:  Wo.)" calcext:value-type="string">
            <text:p>gegenseitige Wertschätzung unter Berücksichtigung gesellschaftlicher Vielfalt bei betrieblichen Abläufen praktizieren</text:p>
            <text:p>(Phase 1: 3 Wo., Phase 2:  Wo.)</text:p>
          </table:table-cell>
          <table:table-cell table:formula="of:=[$Themenliste.$A142]" office:value-type="string" office:string-value="§ 4 Absatz 7 Nummer 5 a" calcext:value-type="string">
            <text:p>§ 4 Absatz 7 Nummer 5 a</text:p>
          </table:table-cell>
          <table:table-cell table:formula="of:=[$Themenliste.$L142]" office:value-type="string" office:string-value="Phase 1: 3 Wo., Phase 2:  Wo." calcext:value-type="string">
            <text:p>Phase 1: 3 Wo., Phase 2: <text:s/>Wo.</text:p>
          </table:table-cell>
          <table:table-cell table:formula="of:=CONCATENATE([$Variablen.$D$2];IF(1=1;[$Themenliste.$H142]*100+UNICODE([$Themenliste.$D142])-96;0))" office:value-type="string" office:string-value="NICKR-600501" calcext:value-type="string">
            <text:p>NICKR-600501</text:p>
          </table:table-cell>
          <table:table-cell table:formula="of:=CONCATENATE([$Variablen.$D$2];IF(0=0;[$Themenliste.$H142]*100;0))" office:value-type="string" office:string-value="NICKR-600500" calcext:value-type="string">
            <text:p>NICKR-600500</text:p>
          </table:table-cell>
          <table:table-cell/>
          <table:table-cell table:formula="of:=MID([.G142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3];&quot;)&quot;;UNICHAR(10);MID([$Themenliste.$E143];1;[$Variablen.$C$9]);&quot;...&quot;)" office:value-type="string" office:string-value="(§ 4 Absatz 7 Nummer 5 b)&#10;Strategien zum verantwortungsvollen Umgang mit digitalen Medien anwenden und im ..." calcext:value-type="string">
            <text:p>(§ 4 Absatz 7 Nummer 5 b)</text:p>
            <text:p>Strategien zum verantwortungsvollen Umgang mit digitalen Medien anwenden und im ...</text:p>
          </table:table-cell>
          <table:table-cell table:formula="of:=CONCATENATE([$Themenliste.$E143];UNICHAR(10);&quot;(&quot;;[.E143];&quot;)&quot;)" office:value-type="string" office:string-value="Strategien zum verantwortungsvollen Umgang mit digitalen Medien anwenden und im virtuellen Raum unter Wahrung der Persönlichkeitsrechte Dritter zusammenarbeiten&#10;(Phase 1: 3 Wo., Phase 2:  Wo.)" calcext:value-type="string">
            <text:p>Strategien zum verantwortungsvollen Umgang mit digitalen Medien anwenden und im virtuellen Raum unter Wahrung der Persönlichkeitsrechte Dritter zusammenarbeiten</text:p>
            <text:p>(Phase 1: 3 Wo., Phase 2:  Wo.)</text:p>
          </table:table-cell>
          <table:table-cell table:formula="of:=[$Themenliste.$A143]" office:value-type="string" office:string-value="§ 4 Absatz 7 Nummer 5 b" calcext:value-type="string">
            <text:p>§ 4 Absatz 7 Nummer 5 b</text:p>
          </table:table-cell>
          <table:table-cell table:formula="of:=[$Themenliste.$L143]" office:value-type="string" office:string-value="Phase 1: 3 Wo., Phase 2:  Wo." calcext:value-type="string">
            <text:p>Phase 1: 3 Wo., Phase 2: <text:s/>Wo.</text:p>
          </table:table-cell>
          <table:table-cell table:formula="of:=CONCATENATE([$Variablen.$D$2];IF(1=1;[$Themenliste.$H143]*100+UNICODE([$Themenliste.$D143])-96;0))" office:value-type="string" office:string-value="NICKR-600502" calcext:value-type="string">
            <text:p>NICKR-600502</text:p>
          </table:table-cell>
          <table:table-cell table:formula="of:=CONCATENATE([$Variablen.$D$2];IF(0=0;[$Themenliste.$H143]*100;0))" office:value-type="string" office:string-value="NICKR-600500" calcext:value-type="string">
            <text:p>NICKR-600500</text:p>
          </table:table-cell>
          <table:table-cell/>
          <table:table-cell table:formula="of:=MID([.G143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4];&quot;)&quot;;UNICHAR(10);MID([$Themenliste.$E144];1;[$Variablen.$C$9]);&quot;...&quot;)" office:value-type="string" office:string-value="(§ 4 Absatz 7 Nummer 5 c)&#10;insbesondere bei der Speicherung, Darstellung und Weitergabe digitaler Inhalte d..." calcext:value-type="string">
            <text:p>(§ 4 Absatz 7 Nummer 5 c)</text:p>
            <text:p>insbesondere bei der Speicherung, Darstellung und Weitergabe digitaler Inhalte d...</text:p>
          </table:table-cell>
          <table:table-cell table:formula="of:=CONCATENATE([$Themenliste.$E144];UNICHAR(10);&quot;(&quot;;[.E144];&quot;)&quot;)" office:value-type="string" office:string-value="insbesondere bei der Speicherung, Darstellung und Weitergabe digitaler Inhalte die Auswirkungen des eigenen Kommunikations- und Informationsverhaltens berücksichtigen&#10;(Phase 1: 3 Wo., Phase 2:  Wo.)" calcext:value-type="string">
            <text:p>insbesondere bei der Speicherung, Darstellung und Weitergabe digitaler Inhalte die Auswirkungen des eigenen Kommunikations- und Informationsverhaltens berücksichtigen</text:p>
            <text:p>(Phase 1: 3 Wo., Phase 2:  Wo.)</text:p>
          </table:table-cell>
          <table:table-cell table:formula="of:=[$Themenliste.$A144]" office:value-type="string" office:string-value="§ 4 Absatz 7 Nummer 5 c" calcext:value-type="string">
            <text:p>§ 4 Absatz 7 Nummer 5 c</text:p>
          </table:table-cell>
          <table:table-cell table:formula="of:=[$Themenliste.$L144]" office:value-type="string" office:string-value="Phase 1: 3 Wo., Phase 2:  Wo." calcext:value-type="string">
            <text:p>Phase 1: 3 Wo., Phase 2: <text:s/>Wo.</text:p>
          </table:table-cell>
          <table:table-cell table:formula="of:=CONCATENATE([$Variablen.$D$2];IF(1=1;[$Themenliste.$H144]*100+UNICODE([$Themenliste.$D144])-96;0))" office:value-type="string" office:string-value="NICKR-600503" calcext:value-type="string">
            <text:p>NICKR-600503</text:p>
          </table:table-cell>
          <table:table-cell table:formula="of:=CONCATENATE([$Variablen.$D$2];IF(0=0;[$Themenliste.$H144]*100;0))" office:value-type="string" office:string-value="NICKR-600500" calcext:value-type="string">
            <text:p>NICKR-600500</text:p>
          </table:table-cell>
          <table:table-cell/>
          <table:table-cell table:formula="of:=MID([.G144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7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5];&quot;)&quot;;UNICHAR(10);MID([$Themenliste.$E145];1;[$Variablen.$C$9]);&quot;...&quot;)" office:value-type="string" office:string-value="(§ 4 Absatz 7 Nummer 5 d)&#10;bei der Beurteilung, Entwicklung, Umsetzung und Betreuung von IT-Lösungen ethisc..." calcext:value-type="string">
            <text:p>(§ 4 Absatz 7 Nummer 5 d)</text:p>
            <text:p>bei der Beurteilung, Entwicklung, Umsetzung und Betreuung von IT-Lösungen ethisc...</text:p>
          </table:table-cell>
          <table:table-cell table:formula="of:=CONCATENATE([$Themenliste.$E145];UNICHAR(10);&quot;(&quot;;[.E145];&quot;)&quot;)" office:value-type="string" office:string-value="bei der Beurteilung, Entwicklung, Umsetzung und Betreuung von IT-Lösungen ethische Aspekte reflektieren&#10;(Phase 1: 3 Wo., Phase 2:  Wo.)" calcext:value-type="string">
            <text:p>bei der Beurteilung, Entwicklung, Umsetzung und Betreuung von IT-Lösungen ethische Aspekte reflektieren</text:p>
            <text:p>(Phase 1: 3 Wo., Phase 2:  Wo.)</text:p>
          </table:table-cell>
          <table:table-cell table:formula="of:=[$Themenliste.$A145]" office:value-type="string" office:string-value="§ 4 Absatz 7 Nummer 5 d" calcext:value-type="string">
            <text:p>§ 4 Absatz 7 Nummer 5 d</text:p>
          </table:table-cell>
          <table:table-cell table:formula="of:=[$Themenliste.$L145]" office:value-type="string" office:string-value="Phase 1: 3 Wo., Phase 2:  Wo." calcext:value-type="string">
            <text:p>Phase 1: 3 Wo., Phase 2: <text:s/>Wo.</text:p>
          </table:table-cell>
          <table:table-cell table:formula="of:=CONCATENATE([$Variablen.$D$2];IF(1=1;[$Themenliste.$H145]*100+UNICODE([$Themenliste.$D145])-96;0))" office:value-type="string" office:string-value="NICKR-600504" calcext:value-type="string">
            <text:p>NICKR-600504</text:p>
          </table:table-cell>
          <table:table-cell table:formula="of:=CONCATENATE([$Variablen.$D$2];IF(0=0;[$Themenliste.$H145]*100;0))" office:value-type="string" office:string-value="NICKR-600500" calcext:value-type="string">
            <text:p>NICKR-600500</text:p>
          </table:table-cell>
          <table:table-cell/>
          <table:table-cell table:formula="of:=MID([.G145];1;LEN([$Variablen.$D$2])+1)" office:value-type="string" office:string-value="NICKR-6" calcext:value-type="string">
            <text:p>NICKR-6</text:p>
          </table:table-cell>
          <table:table-cell table:number-columns-repeated="56"/>
        </table:table-row>
        <table:table-row table:style-name="ro6">
          <table:table-cell table:formula="of:=[$Variablen.$G$2]" office:value-type="string" office:string-value="Task" calcext:value-type="string">
            <text:p>Task</text:p>
          </table:table-cell>
          <table:table-cell table:formula="of:=CONCATENATE(&quot;(&quot;;[.$D146];&quot;)&quot;;UNICHAR(10);MID([$Themenliste.$E146];1;[$Variablen.$C$9]);&quot;...&quot;)" office:value-type="string" office:string-value="(99 Nummer 99 x)&#10;Last Card..." calcext:value-type="string">
            <text:p>(99 Nummer 99 x)</text:p>
            <text:p>Last Card...</text:p>
          </table:table-cell>
          <table:table-cell table:formula="of:=CONCATENATE([$Themenliste.$E146];UNICHAR(10);&quot;(&quot;;[.E146];&quot;)&quot;)" office:value-type="string" office:string-value="Last Card&#10;(Phase 1:  Wo., Phase 2:  Wo.)" calcext:value-type="string">
            <text:p>Last Card</text:p>
            <text:p>(Phase 1:  Wo., Phase 2:  Wo.)</text:p>
          </table:table-cell>
          <table:table-cell table:formula="of:=[$Themenliste.$A146]" office:value-type="string" office:string-value="99 Nummer 99 x" calcext:value-type="string">
            <text:p>99 Nummer 99 x</text:p>
          </table:table-cell>
          <table:table-cell table:formula="of:=[$Themenliste.$L146]" office:value-type="string" office:string-value="Phase 1:  Wo., Phase 2:  Wo." calcext:value-type="string">
            <text:p>Phase 1: <text:s/>Wo., Phase 2: <text:s/>Wo.</text:p>
          </table:table-cell>
          <table:table-cell table:formula="of:=CONCATENATE([$Variablen.$D$2];IF(1=1;[$Themenliste.$H146]*100+UNICODE([$Themenliste.$D146])-96;0))" office:value-type="string" office:string-value="NICKR-9909924" calcext:value-type="string">
            <text:p>NICKR-9909924</text:p>
          </table:table-cell>
          <table:table-cell table:formula="of:=CONCATENATE([$Variablen.$D$2];IF(0=0;[$Themenliste.$H146]*100;0))" office:value-type="string" office:string-value="NICKR-9909900" calcext:value-type="string">
            <text:p>NICKR-9909900</text:p>
          </table:table-cell>
          <table:table-cell/>
          <table:table-cell table:formula="of:=MID([.G146];1;LEN([$Variablen.$D$2])+2)" office:value-type="string" office:string-value="NICKR-99" calcext:value-type="string">
            <text:p>NICKR-99</text:p>
          </table:table-cell>
          <table:table-cell table:number-columns-repeated="56"/>
        </table:table-row>
        <table:table-row table:style-name="ro3" table:number-rows-repeated="1048429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6" table:number-columns-repeated="2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6" table:number-columns-repeated="55" table:default-cell-style-name="Default"/>
        <table:table-row table:style-name="ro6">
          <table:table-cell table:style-name="ce142" office:value-type="string" calcext:value-type="string">
            <text:p>1. bis 18. Monat</text:p>
          </table:table-cell>
          <table:table-cell table:style-name="ce142" office:value-type="string" calcext:value-type="string">
            <text:p>19. bis 36. Monat</text:p>
          </table:table-cell>
          <table:table-cell table:style-name="ce142" office:value-type="string" calcext:value-type="string">
            <text:p>War mal jahr3</text:p>
          </table:table-cell>
          <table:table-cell table:style-name="ce144" office:value-type="string" calcext:value-type="string">
            <text:p>Jira_Prefix</text:p>
          </table:table-cell>
          <table:table-cell table:style-name="ce144" office:value-type="string" calcext:value-type="string">
            <text:p>Jira-Epic</text:p>
          </table:table-cell>
          <table:table-cell table:style-name="ce144" office:value-type="string" calcext:value-type="string">
            <text:p>Jira-Story</text:p>
          </table:table-cell>
          <table:table-cell table:style-name="ce144" office:value-type="string" calcext:value-type="string">
            <text:p>Jira-Task</text:p>
          </table:table-cell>
          <table:table-cell table:style-name="ce144" office:value-type="string" calcext:value-type="string">
            <text:p>Jira 1st task</text:p>
          </table:table-cell>
          <table:table-cell table:style-name="ce144" office:value-type="string" calcext:value-type="string">
            <text:p>Jira 1st subtask</text:p>
          </table:table-cell>
          <table:table-cell table:style-name="ce144" table:number-columns-repeated="55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KR-</text:p>
          </table:table-cell>
          <table:table-cell office:value-type="string" calcext:value-type="string">
            <text:p>Epic</text:p>
          </table:table-cell>
          <table:table-cell table:number-columns-repeated="2" office:value-type="string" calcext:value-type="string">
            <text:p>Task</text:p>
          </table:table-cell>
          <table:table-cell table:formula="of:=[$Jira_Epics.$D$7] + 1" office:value-type="float" office:value="7" calcext:value-type="float">
            <text:p>7</text:p>
          </table:table-cell>
          <table:table-cell table:formula="of:=[$Jira_Tasks.H28] + 1" office:value-type="float" office:value="34" calcext:value-type="float">
            <text:p>34</text:p>
          </table:table-cell>
          <table:table-cell table:number-columns-repeated="55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43" office:value-type="string" calcext:value-type="string">
            <text:p>Issue-ID</text:p>
          </table:table-cell>
          <table:table-cell table:style-name="ce143" office:value-type="string" calcext:value-type="string">
            <text:p>IssueType</text:p>
          </table:table-cell>
          <table:table-cell table:style-name="ce143" office:value-type="string" calcext:value-type="string">
            <text:p>Labels</text:p>
          </table:table-cell>
          <table:table-cell table:style-name="ce143" office:value-type="string" calcext:value-type="string">
            <text:p>ParentID</text:p>
          </table:table-cell>
          <table:table-cell table:style-name="ce143" office:value-type="string" calcext:value-type="string">
            <text:p>Summary</text:p>
          </table:table-cell>
          <table:table-cell table:style-name="ce143" office:value-type="string" calcext:value-type="string">
            <text:p>Comments</text:p>
          </table:table-cell>
          <table:table-cell table:style-name="ce143" office:value-type="string" calcext:value-type="string">
            <text:p>Epic-Name</text:p>
          </table:table-cell>
          <table:table-cell table:style-name="ce143" office:value-type="string" calcext:value-type="string">
            <text:p>Epinc-link</text:p>
          </table:table-cell>
          <table:table-cell table:style-name="ce143" table:number-columns-repeated="56"/>
        </table:table-row>
        <table:table-row table:style-name="ro3">
          <table:table-cell office:value-type="string" calcext:value-type="string">
            <text:p>Issue-ID</text:p>
          </table:table-cell>
          <table:table-cell office:value-type="string" calcext:value-type="string">
            <text:p>IssueType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pic-Name</text:p>
          </table:table-cell>
          <table:table-cell table:style-name="ce99" office:value-type="string" calcext:value-type="string">
            <text:p>epic-link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Fachrchtungsauswahl</text:p>
          </table:table-cell>
          <table:table-cell/>
          <table:table-cell office:value-type="string" calcext:value-type="string">
            <text:p>jira_header_len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FiSi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Epic-Name</text:p>
          </table:table-cell>
          <table:table-cell table:number-columns-repeated="57"/>
        </table:table-row>
      </table:table>
      <table:table table:name="Fachrichtungen" table:style-name="ta1">
        <table:table-column table:style-name="co40" table:default-cell-style-name="Default"/>
        <table:table-column table:style-name="co6" table:number-columns-repeated="63" table:default-cell-style-name="Default"/>
        <table:table-row table:style-name="ro3">
          <table:table-cell table:style-name="ce122" office:value-type="string" calcext:value-type="string">
            <text:p>Fachrichtung</text:p>
          </table:table-cell>
          <table:table-cell table:style-name="ce122" office:value-type="string" calcext:value-type="string">
            <text:p>Kürzel</text:p>
          </table:table-cell>
          <table:table-cell table:style-name="ce122" table:number-columns-repeated="62"/>
        </table:table-row>
        <table:table-row table:style-name="ro3">
          <table:table-cell table:style-name="ce145" office:value-type="string" calcext:value-type="string">
            <text:p>übergreifend</text:p>
          </table:table-cell>
          <table:table-cell table:style-name="ce145" office:value-type="string" calcext:value-type="string">
            <text:p>alle</text:p>
          </table:table-cell>
          <table:table-cell table:style-name="ce122" table:number-columns-repeated="62"/>
        </table:table-row>
        <table:table-row table:style-name="ro3">
          <table:table-cell table:style-name="ce145" office:value-type="string" calcext:value-type="string">
            <text:p>niemand</text:p>
          </table:table-cell>
          <table:table-cell table:style-name="ce145" office:value-type="string" calcext:value-type="string">
            <text:p>invisible</text:p>
          </table:table-cell>
          <table:table-cell table:style-name="ce122" table:number-columns-repeated="6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62"/>
        </table:table-row>
      </table:table>
      <table:table table:name="Abschnitte" table:style-name="ta1">
        <table:table-column table:style-name="co6" table:default-cell-style-name="Default"/>
        <table:table-column table:style-name="co41" table:default-cell-style-name="ce147"/>
        <table:table-column table:style-name="co42" table:default-cell-style-name="ce148"/>
        <table:table-column table:style-name="co43" table:default-cell-style-name="Default"/>
        <table:table-column table:style-name="co6" table:number-columns-repeated="57" table:default-cell-style-name="Default"/>
        <table:table-row table:style-name="ro3">
          <table:table-cell table:style-name="ce144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146" office:value-type="string" calcext:value-type="string">
            <office:annotation draw:style-name="gr2" draw:text-style-name="P2" svg:width="2.899cm" svg:height="1.386cm" svg:x="5.152cm" svg:y="0cm" draw:caption-point-x="-0.61cm" draw:caption-point-y="0.01cm">
              <dc:date>2020-05-12T00:00:00</dc:date>
              <text:p text:style-name="P1"><text:span text:style-name="T1">Ist synchrom mit FIAusbV §4 (1)</text:span></text:p>
            </office:annotation>
            <text:p>Kapitel</text:p>
          </table:table-cell>
          <table:table-cell table:style-name="ce142" office:value-type="string" calcext:value-type="string">
            <text:p>Abschnittname</text:p>
          </table:table-cell>
          <table:table-cell table:style-name="ce144" office:value-type="string" calcext:value-type="string">
            <text:p>Fachrichtung</text:p>
          </table:table-cell>
          <table:table-cell table:style-name="ce144"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§ 4 Absatz 2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§ 4 Absatz 3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table:formula="of:=[$Fachrichtungen.B4]" office:value-type="string" office:string-value="Anw" calcext:value-type="string">
            <text:p>Anw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§ 4 Absatz 4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table:formula="of:=[$Fachrichtungen.B5]" office:value-type="string" office:string-value="FiSi" calcext:value-type="string">
            <text:p>FiSi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§ 4 Absatz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formula="of:=[$Fachrichtungen.B6]" office:value-type="string" office:string-value="DaPro" calcext:value-type="string">
            <text:p>DaPro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§ 4 Absatz 6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formula="of:=[$Fachrichtungen.B7]" office:value-type="string" office:string-value="Net" calcext:value-type="string">
            <text:p>Net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§ 4 Absatz 7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formula="of:=[$Fachrichtungen.B3]" office:value-type="string" office:string-value="invisible" calcext:value-type="string">
            <text:p>invisible</text:p>
          </table:table-cell>
          <table:table-cell table:number-columns-repeated="57"/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Bereiche" table:style-name="ta1">
        <table:table-column table:style-name="co44" table:default-cell-style-name="ce160"/>
        <table:table-column table:style-name="co45" table:default-cell-style-name="ce162"/>
        <table:table-column table:style-name="co21" table:default-cell-style-name="ce120"/>
        <table:table-column table:style-name="co46" table:default-cell-style-name="ce176"/>
        <table:table-column table:style-name="co47" table:default-cell-style-name="ce178"/>
        <table:table-column table:style-name="co48" table:default-cell-style-name="ce178"/>
        <table:table-column table:style-name="co49" table:default-cell-style-name="ce191"/>
        <table:table-column table:style-name="co50" table:default-cell-style-name="ce195"/>
        <table:table-column table:style-name="co51" table:default-cell-style-name="ce198"/>
        <table:table-column table:style-name="co52" table:default-cell-style-name="ce201"/>
        <table:table-column table:style-name="co53" table:default-cell-style-name="ce201"/>
        <table:table-column table:style-name="co54" table:default-cell-style-name="ce120"/>
        <table:table-column table:style-name="co6" table:default-cell-style-name="ce204"/>
        <table:table-column table:style-name="co6" table:number-columns-repeated="47" table:default-cell-style-name="ce139"/>
        <table:table-column table:style-name="co6" table:number-columns-repeated="964" table:default-cell-style-name="Default"/>
        <table:table-row table:style-name="ro3">
          <table:table-cell table:style-name="ce73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eindeutige Kennzeichnung</text:span></text:p>
            </office:annotation>
            <text:p>Key</text:p>
          </table:table-cell>
          <table:table-cell table:style-name="ce75" office:value-type="string" calcext:value-type="string">
            <office:annotation draw:style-name="gr3" draw:text-style-name="P2" svg:width="2.899cm" svg:height="1.799cm" svg:x="9.539cm" svg:y="0cm" draw:caption-point-x="-0.61cm" draw:caption-point-y="0.01cm">
              <dc:date>2020-05-12T00:00:00</dc:date>
              <text:p text:style-name="P1"><text:span text:style-name="T1">Abschnittnummer </text:span><text:span text:style-name="T2">Basisreferenz zu Abscnitte</text:span></text:p>
            </office:annotation>
            <text:p>A#</text:p>
          </table:table-cell>
          <table:table-cell table:style-name="ce75" office:value-type="string" calcext:value-type="string">
            <office:annotation draw:style-name="gr3" draw:text-style-name="P2" svg:width="2.899cm" svg:height="1.799cm" svg:x="13.333cm" svg:y="0cm" draw:caption-point-x="-0.61cm" draw:caption-point-y="0.01cm">
              <dc:date>2020-05-12T00:00:00</dc:date>
              <text:p text:style-name="P1"><text:span text:style-name="T1">Berechnet aus Spalte ref1</text:span></text:p>
            </office:annotation>
            <text:p>Abschnittbezeichnung</text:p>
          </table:table-cell>
          <table:table-cell table:style-name="ce82" table:formula="of:=[Abschnitte.C1]" office:value-type="string" office:string-value="Abschnittname" calcext:value-type="string">
            <text:p>Abschnittname</text:p>
          </table:table-cell>
          <table:table-cell table:style-name="ce85" office:value-type="string" calcext:value-type="string">
            <text:p>B#</text:p>
          </table:table-cell>
          <table:table-cell table:style-name="ce85" office:value-type="string" calcext:value-type="string">
            <text:p>Bereich</text:p>
          </table:table-cell>
          <table:table-cell table:style-name="ce88" office:value-type="string" calcext:value-type="string">
            <office:annotation draw:style-name="gr2" draw:text-style-name="P2" svg:width="2.899cm" svg:height="1.386cm" svg:x="24.248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91" office:value-type="string" calcext:value-type="string">
            <text:p>Themen</text:p>
          </table:table-cell>
          <table:table-cell table:style-name="ce94" table:formula="of:=[Themenliste.I1]" office:value-type="string" office:string-value="Fachrichtung" calcext:value-type="string">
            <text:p>Fachrichtung</text:p>
          </table:table-cell>
          <table:table-cell table:style-name="ce94" office:value-type="string" calcext:value-type="string">
            <text:p>teil1</text:p>
          </table:table-cell>
          <table:table-cell table:style-name="ce94" office:value-type="string" calcext:value-type="string">
            <text:p>teil2</text:p>
          </table:table-cell>
          <table:table-cell table:style-name="ce94" office:value-type="string" calcext:value-type="string">
            <text:p>ref1</text:p>
          </table:table-cell>
          <table:table-cell table:style-name="ce82" office:value-type="string" calcext:value-type="string">
            <text:p>ref2</text:p>
          </table:table-cell>
          <table:table-cell table:style-name="ce75" table:number-columns-repeated="45"/>
          <table:table-cell table:style-name="ce118" table:number-columns-repeated="966"/>
        </table:table-row>
        <table:table-row table:style-name="ro27">
          <table:table-cell table:formula="of:=(1000*[.$B2])+[.$E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2]);0;1;1)" office:value-type="string" office:string-value="§ 4 Absatz 2" calcext:value-type="string">
            <text:p>§ 4 Absatz 2</text:p>
          </table:table-cell>
          <table:table-cell table:style-name="ce169" table:formula="of:=OFFSET(INDIRECT([.$L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2];OFFSET(INDIRECT([.$M2]);0;0;1);&quot;&quot;);IF(1 &lt; [.$G2];CHAR(10);&quot;&quot;);IF(1 &lt; [.$G2];OFFSET(INDIRECT([.$M2]);1;0;1);&quot;&quot;);IF(2 &lt; [.$G2];CHAR(10);&quot;&quot;);IF(2 &lt; [.$G2];OFFSET(INDIRECT([.$M2]);2;0;1);&quot;&quot;);IF(3 &lt; [.$G2];CHAR(10);&quot;&quot;);IF(3 &lt; [.$G2];OFFSET(INDIRECT([.$M2]);3;0;1);&quot;&quot;);IF(4 &lt; [.$G2];CHAR(10);&quot;&quot;);IF(4 &lt; [.$G2];OFFSET(INDIRECT([.$M2]);4;0;1);&quot;&quot;);IF(5 &lt; [.$G2];CHAR(10);&quot;&quot;);IF(5 &lt; [.$G2];OFFSET(INDIRECT([.$M2]);5;0;1);&quot;&quot;);IF(6 &lt; [.$G2];CHAR(10);&quot;&quot;);IF(6 &lt; [.$G2];OFFSET(INDIRECT([.$M2]);6;0;1);&quot;&quot;);IF(7 &lt; [.$G2];CHAR(10);&quot;&quot;);IF(7 &lt; [.$G2];OFFSET(INDIRECT([.$M2]);7;0;1);&quot;&quot;);IF(8 &lt; [.$G2];CHAR(10);&quot;&quot;);IF(8 &lt; [.$G2];OFFSET(INDIRECT([.$M2]);8;0;1);&quot;&quot;);IF(9 &lt; [.$G2];CHAR(10);&quot;&quot;);IF(9 &lt; [.$G2];OFFSET(INDIRECT([.$M2]);9;0;1);&quot;&quot;);IF(10 &lt; [.$G2];CHAR(10);&quot;&quot;);IF(10 &lt; [.$G2];OFFSET(INDIRECT([.$M2]);10;0;1);&quot;&quot;);IF(11 &lt; [.$G2];CHAR(10);&quot;&quot;);IF(11 &lt; [.$G2];OFFSET(INDIRECT([.$M2]);11;0;1);&quot;&quot;);IF(12 &lt; [.$G2];CHAR(10);&quot;&quot;);IF(12 &lt; [.$G2];OFFSET(INDIRECT([.$M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97" table:formula="of:=OFFSET(INDIRECT([.$L2]);0;3;1)" office:value-type="string" office:string-value="alle" calcext:value-type="string">
            <text:p>alle</text:p>
          </table:table-cell>
          <table:table-cell table:style-name="ce199" office:value-type="float" office:value="12" calcext:value-type="float">
            <text:p>12</text:p>
          </table:table-cell>
          <table:table-cell table:style-name="ce199"/>
          <table:table-cell table:style-name="ce202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number-columns-repeated="1011"/>
        </table:table-row>
        <table:table-row table:style-name="ro28">
          <table:table-cell table:formula="of:=(1000*[.$B3])+[.$E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3]);0;1;1)" office:value-type="string" office:string-value="§ 4 Absatz 2" calcext:value-type="string">
            <text:p>§ 4 Absatz 2</text:p>
          </table:table-cell>
          <table:table-cell table:style-name="ce169" table:formula="of:=OFFSET(INDIRECT([.$L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3];OFFSET(INDIRECT([.$M3]);0;0;1);&quot;&quot;);IF(1 &lt; [.$G3];CHAR(10);&quot;&quot;);IF(1 &lt; [.$G3];OFFSET(INDIRECT([.$M3]);1;0;1);&quot;&quot;);IF(2 &lt; [.$G3];CHAR(10);&quot;&quot;);IF(2 &lt; [.$G3];OFFSET(INDIRECT([.$M3]);2;0;1);&quot;&quot;);IF(3 &lt; [.$G3];CHAR(10);&quot;&quot;);IF(3 &lt; [.$G3];OFFSET(INDIRECT([.$M3]);3;0;1);&quot;&quot;);IF(4 &lt; [.$G3];CHAR(10);&quot;&quot;);IF(4 &lt; [.$G3];OFFSET(INDIRECT([.$M3]);4;0;1);&quot;&quot;);IF(5 &lt; [.$G3];CHAR(10);&quot;&quot;);IF(5 &lt; [.$G3];OFFSET(INDIRECT([.$M3]);5;0;1);&quot;&quot;);IF(6 &lt; [.$G3];CHAR(10);&quot;&quot;);IF(6 &lt; [.$G3];OFFSET(INDIRECT([.$M3]);6;0;1);&quot;&quot;);IF(7 &lt; [.$G3];CHAR(10);&quot;&quot;);IF(7 &lt; [.$G3];OFFSET(INDIRECT([.$M3]);7;0;1);&quot;&quot;);IF(8 &lt; [.$G3];CHAR(10);&quot;&quot;);IF(8 &lt; [.$G3];OFFSET(INDIRECT([.$M3]);8;0;1);&quot;&quot;);IF(9 &lt; [.$G3];CHAR(10);&quot;&quot;);IF(9 &lt; [.$G3];OFFSET(INDIRECT([.$M3]);9;0;1);&quot;&quot;);IF(10 &lt; [.$G3];CHAR(10);&quot;&quot;);IF(10 &lt; [.$G3];OFFSET(INDIRECT([.$M3]);10;0;1);&quot;&quot;);IF(11 &lt; [.$G3];CHAR(10);&quot;&quot;);IF(11 &lt; [.$G3];OFFSET(INDIRECT([.$M3]);11;0;1);&quot;&quot;);IF(12 &lt; [.$G3];CHAR(10);&quot;&quot;);IF(12 &lt; [.$G3];OFFSET(INDIRECT([.$M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97" table:formula="of:=OFFSET(INDIRECT([.$L3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2" calcext:value-type="float">
            <text:p>2</text:p>
          </table:table-cell>
          <table:table-cell table:style-name="ce202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number-columns-repeated="1011"/>
        </table:table-row>
        <table:table-row table:style-name="ro29">
          <table:table-cell table:formula="of:=(1000*[.$B4])+[.$E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4]);0;1;1)" office:value-type="string" office:string-value="§ 4 Absatz 2" calcext:value-type="string">
            <text:p>§ 4 Absatz 2</text:p>
          </table:table-cell>
          <table:table-cell table:style-name="ce169" table:formula="of:=OFFSET(INDIRECT([.$L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4];OFFSET(INDIRECT([.$M4]);0;0;1);&quot;&quot;);IF(1 &lt; [.$G4];CHAR(10);&quot;&quot;);IF(1 &lt; [.$G4];OFFSET(INDIRECT([.$M4]);1;0;1);&quot;&quot;);IF(2 &lt; [.$G4];CHAR(10);&quot;&quot;);IF(2 &lt; [.$G4];OFFSET(INDIRECT([.$M4]);2;0;1);&quot;&quot;);IF(3 &lt; [.$G4];CHAR(10);&quot;&quot;);IF(3 &lt; [.$G4];OFFSET(INDIRECT([.$M4]);3;0;1);&quot;&quot;);IF(4 &lt; [.$G4];CHAR(10);&quot;&quot;);IF(4 &lt; [.$G4];OFFSET(INDIRECT([.$M4]);4;0;1);&quot;&quot;);IF(5 &lt; [.$G4];CHAR(10);&quot;&quot;);IF(5 &lt; [.$G4];OFFSET(INDIRECT([.$M4]);5;0;1);&quot;&quot;);IF(6 &lt; [.$G4];CHAR(10);&quot;&quot;);IF(6 &lt; [.$G4];OFFSET(INDIRECT([.$M4]);6;0;1);&quot;&quot;);IF(7 &lt; [.$G4];CHAR(10);&quot;&quot;);IF(7 &lt; [.$G4];OFFSET(INDIRECT([.$M4]);7;0;1);&quot;&quot;);IF(8 &lt; [.$G4];CHAR(10);&quot;&quot;);IF(8 &lt; [.$G4];OFFSET(INDIRECT([.$M4]);8;0;1);&quot;&quot;);IF(9 &lt; [.$G4];CHAR(10);&quot;&quot;);IF(9 &lt; [.$G4];OFFSET(INDIRECT([.$M4]);9;0;1);&quot;&quot;);IF(10 &lt; [.$G4];CHAR(10);&quot;&quot;);IF(10 &lt; [.$G4];OFFSET(INDIRECT([.$M4]);10;0;1);&quot;&quot;);IF(11 &lt; [.$G4];CHAR(10);&quot;&quot;);IF(11 &lt; [.$G4];OFFSET(INDIRECT([.$M4]);11;0;1);&quot;&quot;);IF(12 &lt; [.$G4];CHAR(10);&quot;&quot;);IF(12 &lt; [.$G4];OFFSET(INDIRECT([.$M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97" table:formula="of:=OFFSET(INDIRECT([.$L4]);0;3;1)" office:value-type="string" office:string-value="alle" calcext:value-type="string">
            <text:p>alle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number-columns-repeated="1011"/>
        </table:table-row>
        <table:table-row table:style-name="ro30">
          <table:table-cell table:formula="of:=(1000*[.$B5])+[.$E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5]);0;1;1)" office:value-type="string" office:string-value="§ 4 Absatz 2" calcext:value-type="string">
            <text:p>§ 4 Absatz 2</text:p>
          </table:table-cell>
          <table:table-cell table:style-name="ce169" table:formula="of:=OFFSET(INDIRECT([.$L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5];OFFSET(INDIRECT([.$M5]);0;0;1);&quot;&quot;);IF(1 &lt; [.$G5];CHAR(10);&quot;&quot;);IF(1 &lt; [.$G5];OFFSET(INDIRECT([.$M5]);1;0;1);&quot;&quot;);IF(2 &lt; [.$G5];CHAR(10);&quot;&quot;);IF(2 &lt; [.$G5];OFFSET(INDIRECT([.$M5]);2;0;1);&quot;&quot;);IF(3 &lt; [.$G5];CHAR(10);&quot;&quot;);IF(3 &lt; [.$G5];OFFSET(INDIRECT([.$M5]);3;0;1);&quot;&quot;);IF(4 &lt; [.$G5];CHAR(10);&quot;&quot;);IF(4 &lt; [.$G5];OFFSET(INDIRECT([.$M5]);4;0;1);&quot;&quot;);IF(5 &lt; [.$G5];CHAR(10);&quot;&quot;);IF(5 &lt; [.$G5];OFFSET(INDIRECT([.$M5]);5;0;1);&quot;&quot;);IF(6 &lt; [.$G5];CHAR(10);&quot;&quot;);IF(6 &lt; [.$G5];OFFSET(INDIRECT([.$M5]);6;0;1);&quot;&quot;);IF(7 &lt; [.$G5];CHAR(10);&quot;&quot;);IF(7 &lt; [.$G5];OFFSET(INDIRECT([.$M5]);7;0;1);&quot;&quot;);IF(8 &lt; [.$G5];CHAR(10);&quot;&quot;);IF(8 &lt; [.$G5];OFFSET(INDIRECT([.$M5]);8;0;1);&quot;&quot;);IF(9 &lt; [.$G5];CHAR(10);&quot;&quot;);IF(9 &lt; [.$G5];OFFSET(INDIRECT([.$M5]);9;0;1);&quot;&quot;);IF(10 &lt; [.$G5];CHAR(10);&quot;&quot;);IF(10 &lt; [.$G5];OFFSET(INDIRECT([.$M5]);10;0;1);&quot;&quot;);IF(11 &lt; [.$G5];CHAR(10);&quot;&quot;);IF(11 &lt; [.$G5];OFFSET(INDIRECT([.$M5]);11;0;1);&quot;&quot;);IF(12 &lt; [.$G5];CHAR(10);&quot;&quot;);IF(12 &lt; [.$G5];OFFSET(INDIRECT([.$M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97" table:formula="of:=OFFSET(INDIRECT([.$L5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number-columns-repeated="1011"/>
        </table:table-row>
        <table:table-row table:style-name="ro29">
          <table:table-cell table:formula="of:=(1000*[.$B6])+[.$E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6]);0;1;1)" office:value-type="string" office:string-value="§ 4 Absatz 2" calcext:value-type="string">
            <text:p>§ 4 Absatz 2</text:p>
          </table:table-cell>
          <table:table-cell table:style-name="ce169" table:formula="of:=OFFSET(INDIRECT([.$L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6];OFFSET(INDIRECT([.$M6]);0;0;1);&quot;&quot;);IF(1 &lt; [.$G6];CHAR(10);&quot;&quot;);IF(1 &lt; [.$G6];OFFSET(INDIRECT([.$M6]);1;0;1);&quot;&quot;);IF(2 &lt; [.$G6];CHAR(10);&quot;&quot;);IF(2 &lt; [.$G6];OFFSET(INDIRECT([.$M6]);2;0;1);&quot;&quot;);IF(3 &lt; [.$G6];CHAR(10);&quot;&quot;);IF(3 &lt; [.$G6];OFFSET(INDIRECT([.$M6]);3;0;1);&quot;&quot;);IF(4 &lt; [.$G6];CHAR(10);&quot;&quot;);IF(4 &lt; [.$G6];OFFSET(INDIRECT([.$M6]);4;0;1);&quot;&quot;);IF(5 &lt; [.$G6];CHAR(10);&quot;&quot;);IF(5 &lt; [.$G6];OFFSET(INDIRECT([.$M6]);5;0;1);&quot;&quot;);IF(6 &lt; [.$G6];CHAR(10);&quot;&quot;);IF(6 &lt; [.$G6];OFFSET(INDIRECT([.$M6]);6;0;1);&quot;&quot;);IF(7 &lt; [.$G6];CHAR(10);&quot;&quot;);IF(7 &lt; [.$G6];OFFSET(INDIRECT([.$M6]);7;0;1);&quot;&quot;);IF(8 &lt; [.$G6];CHAR(10);&quot;&quot;);IF(8 &lt; [.$G6];OFFSET(INDIRECT([.$M6]);8;0;1);&quot;&quot;);IF(9 &lt; [.$G6];CHAR(10);&quot;&quot;);IF(9 &lt; [.$G6];OFFSET(INDIRECT([.$M6]);9;0;1);&quot;&quot;);IF(10 &lt; [.$G6];CHAR(10);&quot;&quot;);IF(10 &lt; [.$G6];OFFSET(INDIRECT([.$M6]);10;0;1);&quot;&quot;);IF(11 &lt; [.$G6];CHAR(10);&quot;&quot;);IF(11 &lt; [.$G6];OFFSET(INDIRECT([.$M6]);11;0;1);&quot;&quot;);IF(12 &lt; [.$G6];CHAR(10);&quot;&quot;);IF(12 &lt; [.$G6];OFFSET(INDIRECT([.$M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97" table:formula="of:=OFFSET(INDIRECT([.$L6]);0;3;1)" office:value-type="string" office:string-value="alle" calcext:value-type="string">
            <text:p>alle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8" calcext:value-type="float">
            <text:p>8</text:p>
          </table:table-cell>
          <table:table-cell table:style-name="ce202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number-columns-repeated="1011"/>
        </table:table-row>
        <table:table-row table:style-name="ro31">
          <table:table-cell table:formula="of:=(1000*[.$B7])+[.$E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7]);0;1;1)" office:value-type="string" office:string-value="§ 4 Absatz 2" calcext:value-type="string">
            <text:p>§ 4 Absatz 2</text:p>
          </table:table-cell>
          <table:table-cell table:style-name="ce169" table:formula="of:=OFFSET(INDIRECT([.$L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7];OFFSET(INDIRECT([.$M7]);0;0;1);&quot;&quot;);IF(1 &lt; [.$G7];CHAR(10);&quot;&quot;);IF(1 &lt; [.$G7];OFFSET(INDIRECT([.$M7]);1;0;1);&quot;&quot;);IF(2 &lt; [.$G7];CHAR(10);&quot;&quot;);IF(2 &lt; [.$G7];OFFSET(INDIRECT([.$M7]);2;0;1);&quot;&quot;);IF(3 &lt; [.$G7];CHAR(10);&quot;&quot;);IF(3 &lt; [.$G7];OFFSET(INDIRECT([.$M7]);3;0;1);&quot;&quot;);IF(4 &lt; [.$G7];CHAR(10);&quot;&quot;);IF(4 &lt; [.$G7];OFFSET(INDIRECT([.$M7]);4;0;1);&quot;&quot;);IF(5 &lt; [.$G7];CHAR(10);&quot;&quot;);IF(5 &lt; [.$G7];OFFSET(INDIRECT([.$M7]);5;0;1);&quot;&quot;);IF(6 &lt; [.$G7];CHAR(10);&quot;&quot;);IF(6 &lt; [.$G7];OFFSET(INDIRECT([.$M7]);6;0;1);&quot;&quot;);IF(7 &lt; [.$G7];CHAR(10);&quot;&quot;);IF(7 &lt; [.$G7];OFFSET(INDIRECT([.$M7]);7;0;1);&quot;&quot;);IF(8 &lt; [.$G7];CHAR(10);&quot;&quot;);IF(8 &lt; [.$G7];OFFSET(INDIRECT([.$M7]);8;0;1);&quot;&quot;);IF(9 &lt; [.$G7];CHAR(10);&quot;&quot;);IF(9 &lt; [.$G7];OFFSET(INDIRECT([.$M7]);9;0;1);&quot;&quot;);IF(10 &lt; [.$G7];CHAR(10);&quot;&quot;);IF(10 &lt; [.$G7];OFFSET(INDIRECT([.$M7]);10;0;1);&quot;&quot;);IF(11 &lt; [.$G7];CHAR(10);&quot;&quot;);IF(11 &lt; [.$G7];OFFSET(INDIRECT([.$M7]);11;0;1);&quot;&quot;);IF(12 &lt; [.$G7];CHAR(10);&quot;&quot;);IF(12 &lt; [.$G7];OFFSET(INDIRECT([.$M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97" table:formula="of:=OFFSET(INDIRECT([.$L7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6" calcext:value-type="float">
            <text:p>6</text:p>
          </table:table-cell>
          <table:table-cell table:style-name="ce202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number-columns-repeated="1011"/>
        </table:table-row>
        <table:table-row table:style-name="ro32">
          <table:table-cell table:formula="of:=(1000*[.$B8])+[.$E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8]);0;1;1)" office:value-type="string" office:string-value="§ 4 Absatz 2" calcext:value-type="string">
            <text:p>§ 4 Absatz 2</text:p>
          </table:table-cell>
          <table:table-cell table:style-name="ce169" table:formula="of:=OFFSET(INDIRECT([.$L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8];OFFSET(INDIRECT([.$M8]);0;0;1);&quot;&quot;);IF(1 &lt; [.$G8];CHAR(10);&quot;&quot;);IF(1 &lt; [.$G8];OFFSET(INDIRECT([.$M8]);1;0;1);&quot;&quot;);IF(2 &lt; [.$G8];CHAR(10);&quot;&quot;);IF(2 &lt; [.$G8];OFFSET(INDIRECT([.$M8]);2;0;1);&quot;&quot;);IF(3 &lt; [.$G8];CHAR(10);&quot;&quot;);IF(3 &lt; [.$G8];OFFSET(INDIRECT([.$M8]);3;0;1);&quot;&quot;);IF(4 &lt; [.$G8];CHAR(10);&quot;&quot;);IF(4 &lt; [.$G8];OFFSET(INDIRECT([.$M8]);4;0;1);&quot;&quot;);IF(5 &lt; [.$G8];CHAR(10);&quot;&quot;);IF(5 &lt; [.$G8];OFFSET(INDIRECT([.$M8]);5;0;1);&quot;&quot;);IF(6 &lt; [.$G8];CHAR(10);&quot;&quot;);IF(6 &lt; [.$G8];OFFSET(INDIRECT([.$M8]);6;0;1);&quot;&quot;);IF(7 &lt; [.$G8];CHAR(10);&quot;&quot;);IF(7 &lt; [.$G8];OFFSET(INDIRECT([.$M8]);7;0;1);&quot;&quot;);IF(8 &lt; [.$G8];CHAR(10);&quot;&quot;);IF(8 &lt; [.$G8];OFFSET(INDIRECT([.$M8]);8;0;1);&quot;&quot;);IF(9 &lt; [.$G8];CHAR(10);&quot;&quot;);IF(9 &lt; [.$G8];OFFSET(INDIRECT([.$M8]);9;0;1);&quot;&quot;);IF(10 &lt; [.$G8];CHAR(10);&quot;&quot;);IF(10 &lt; [.$G8];OFFSET(INDIRECT([.$M8]);10;0;1);&quot;&quot;);IF(11 &lt; [.$G8];CHAR(10);&quot;&quot;);IF(11 &lt; [.$G8];OFFSET(INDIRECT([.$M8]);11;0;1);&quot;&quot;);IF(12 &lt; [.$G8];CHAR(10);&quot;&quot;);IF(12 &lt; [.$G8];OFFSET(INDIRECT([.$M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97" table:formula="of:=OFFSET(INDIRECT([.$L8]);0;3;1)" office:value-type="string" office:string-value="alle" calcext:value-type="string">
            <text:p>alle</text:p>
          </table:table-cell>
          <table:table-cell table:style-name="ce199" office:value-type="float" office:value="7" calcext:value-type="float">
            <text:p>7</text:p>
          </table:table-cell>
          <table:table-cell table:style-name="ce200"/>
          <table:table-cell table:style-name="ce202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number-columns-repeated="1011"/>
        </table:table-row>
        <table:table-row table:style-name="ro31">
          <table:table-cell table:formula="of:=(1000*[.$B9])+[.$E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9]);0;1;1)" office:value-type="string" office:string-value="§ 4 Absatz 2" calcext:value-type="string">
            <text:p>§ 4 Absatz 2</text:p>
          </table:table-cell>
          <table:table-cell table:style-name="ce169" table:formula="of:=OFFSET(INDIRECT([.$L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9];OFFSET(INDIRECT([.$M9]);0;0;1);&quot;&quot;);IF(1 &lt; [.$G9];CHAR(10);&quot;&quot;);IF(1 &lt; [.$G9];OFFSET(INDIRECT([.$M9]);1;0;1);&quot;&quot;);IF(2 &lt; [.$G9];CHAR(10);&quot;&quot;);IF(2 &lt; [.$G9];OFFSET(INDIRECT([.$M9]);2;0;1);&quot;&quot;);IF(3 &lt; [.$G9];CHAR(10);&quot;&quot;);IF(3 &lt; [.$G9];OFFSET(INDIRECT([.$M9]);3;0;1);&quot;&quot;);IF(4 &lt; [.$G9];CHAR(10);&quot;&quot;);IF(4 &lt; [.$G9];OFFSET(INDIRECT([.$M9]);4;0;1);&quot;&quot;);IF(5 &lt; [.$G9];CHAR(10);&quot;&quot;);IF(5 &lt; [.$G9];OFFSET(INDIRECT([.$M9]);5;0;1);&quot;&quot;);IF(6 &lt; [.$G9];CHAR(10);&quot;&quot;);IF(6 &lt; [.$G9];OFFSET(INDIRECT([.$M9]);6;0;1);&quot;&quot;);IF(7 &lt; [.$G9];CHAR(10);&quot;&quot;);IF(7 &lt; [.$G9];OFFSET(INDIRECT([.$M9]);7;0;1);&quot;&quot;);IF(8 &lt; [.$G9];CHAR(10);&quot;&quot;);IF(8 &lt; [.$G9];OFFSET(INDIRECT([.$M9]);8;0;1);&quot;&quot;);IF(9 &lt; [.$G9];CHAR(10);&quot;&quot;);IF(9 &lt; [.$G9];OFFSET(INDIRECT([.$M9]);9;0;1);&quot;&quot;);IF(10 &lt; [.$G9];CHAR(10);&quot;&quot;);IF(10 &lt; [.$G9];OFFSET(INDIRECT([.$M9]);10;0;1);&quot;&quot;);IF(11 &lt; [.$G9];CHAR(10);&quot;&quot;);IF(11 &lt; [.$G9];OFFSET(INDIRECT([.$M9]);11;0;1);&quot;&quot;);IF(12 &lt; [.$G9];CHAR(10);&quot;&quot;);IF(12 &lt; [.$G9];OFFSET(INDIRECT([.$M9]);12;0;1);&quot;&quot;))" office:value-type="string" office:string-value="a) Netzwerkkonzepte für unterschiedliche Anwe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Anwe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97" table:formula="of:=OFFSET(INDIRECT([.$L9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202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number-columns-repeated="1011"/>
        </table:table-row>
        <table:table-row table:style-name="ro33">
          <table:table-cell table:formula="of:=(1000*[.$B10])+[.$E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0]);0;1;1)" office:value-type="string" office:string-value="§ 4 Absatz 2" calcext:value-type="string">
            <text:p>§ 4 Absatz 2</text:p>
          </table:table-cell>
          <table:table-cell table:style-name="ce169" table:formula="of:=OFFSET(INDIRECT([.$L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87" office:value-type="float" office:value="2" calcext:value-type="float">
            <text:p>2</text:p>
          </table:table-cell>
          <table:table-cell table:style-name="ce193" table:formula="of:=CONCATENATE(IF(0 &lt; [.$G10];OFFSET(INDIRECT([.$M10]);0;0;1);&quot;&quot;);IF(1 &lt; [.$G10];CHAR(10);&quot;&quot;);IF(1 &lt; [.$G10];OFFSET(INDIRECT([.$M10]);1;0;1);&quot;&quot;);IF(2 &lt; [.$G10];CHAR(10);&quot;&quot;);IF(2 &lt; [.$G10];OFFSET(INDIRECT([.$M10]);2;0;1);&quot;&quot;);IF(3 &lt; [.$G10];CHAR(10);&quot;&quot;);IF(3 &lt; [.$G10];OFFSET(INDIRECT([.$M10]);3;0;1);&quot;&quot;);IF(4 &lt; [.$G10];CHAR(10);&quot;&quot;);IF(4 &lt; [.$G10];OFFSET(INDIRECT([.$M10]);4;0;1);&quot;&quot;);IF(5 &lt; [.$G10];CHAR(10);&quot;&quot;);IF(5 &lt; [.$G10];OFFSET(INDIRECT([.$M10]);5;0;1);&quot;&quot;);IF(6 &lt; [.$G10];CHAR(10);&quot;&quot;);IF(6 &lt; [.$G10];OFFSET(INDIRECT([.$M10]);6;0;1);&quot;&quot;);IF(7 &lt; [.$G10];CHAR(10);&quot;&quot;);IF(7 &lt; [.$G10];OFFSET(INDIRECT([.$M10]);7;0;1);&quot;&quot;);IF(8 &lt; [.$G10];CHAR(10);&quot;&quot;);IF(8 &lt; [.$G10];OFFSET(INDIRECT([.$M10]);8;0;1);&quot;&quot;);IF(9 &lt; [.$G10];CHAR(10);&quot;&quot;);IF(9 &lt; [.$G10];OFFSET(INDIRECT([.$M10]);9;0;1);&quot;&quot;);IF(10 &lt; [.$G10];CHAR(10);&quot;&quot;);IF(10 &lt; [.$G10];OFFSET(INDIRECT([.$M10]);10;0;1);&quot;&quot;);IF(11 &lt; [.$G10];CHAR(10);&quot;&quot;);IF(11 &lt; [.$G10];OFFSET(INDIRECT([.$M10]);11;0;1);&quot;&quot;);IF(12 &lt; [.$G10];CHAR(10);&quot;&quot;);IF(12 &lt; [.$G10];OFFSET(INDIRECT([.$M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97" table:formula="of:=OFFSET(INDIRECT([.$L10]);0;3;1)" office:value-type="string" office:string-value="alle" calcext:value-type="string">
            <text:p>alle</text:p>
          </table:table-cell>
          <table:table-cell table:style-name="ce200"/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number-columns-repeated="1011"/>
        </table:table-row>
        <table:table-row table:style-name="ro34">
          <table:table-cell table:formula="of:=(1000*[.$B11])+[.$E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1]);0;1;1)" office:value-type="string" office:string-value="§ 4 Absatz 2" calcext:value-type="string">
            <text:p>§ 4 Absatz 2</text:p>
          </table:table-cell>
          <table:table-cell table:style-name="ce169" table:formula="of:=OFFSET(INDIRECT([.$L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1];OFFSET(INDIRECT([.$M11]);0;0;1);&quot;&quot;);IF(1 &lt; [.$G11];CHAR(10);&quot;&quot;);IF(1 &lt; [.$G11];OFFSET(INDIRECT([.$M11]);1;0;1);&quot;&quot;);IF(2 &lt; [.$G11];CHAR(10);&quot;&quot;);IF(2 &lt; [.$G11];OFFSET(INDIRECT([.$M11]);2;0;1);&quot;&quot;);IF(3 &lt; [.$G11];CHAR(10);&quot;&quot;);IF(3 &lt; [.$G11];OFFSET(INDIRECT([.$M11]);3;0;1);&quot;&quot;);IF(4 &lt; [.$G11];CHAR(10);&quot;&quot;);IF(4 &lt; [.$G11];OFFSET(INDIRECT([.$M11]);4;0;1);&quot;&quot;);IF(5 &lt; [.$G11];CHAR(10);&quot;&quot;);IF(5 &lt; [.$G11];OFFSET(INDIRECT([.$M11]);5;0;1);&quot;&quot;);IF(6 &lt; [.$G11];CHAR(10);&quot;&quot;);IF(6 &lt; [.$G11];OFFSET(INDIRECT([.$M11]);6;0;1);&quot;&quot;);IF(7 &lt; [.$G11];CHAR(10);&quot;&quot;);IF(7 &lt; [.$G11];OFFSET(INDIRECT([.$M11]);7;0;1);&quot;&quot;);IF(8 &lt; [.$G11];CHAR(10);&quot;&quot;);IF(8 &lt; [.$G11];OFFSET(INDIRECT([.$M11]);8;0;1);&quot;&quot;);IF(9 &lt; [.$G11];CHAR(10);&quot;&quot;);IF(9 &lt; [.$G11];OFFSET(INDIRECT([.$M11]);9;0;1);&quot;&quot;);IF(10 &lt; [.$G11];CHAR(10);&quot;&quot;);IF(10 &lt; [.$G11];OFFSET(INDIRECT([.$M11]);10;0;1);&quot;&quot;);IF(11 &lt; [.$G11];CHAR(10);&quot;&quot;);IF(11 &lt; [.$G11];OFFSET(INDIRECT([.$M11]);11;0;1);&quot;&quot;);IF(12 &lt; [.$G11];CHAR(10);&quot;&quot;);IF(12 &lt; [.$G11];OFFSET(INDIRECT([.$M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97" table:formula="of:=OFFSET(INDIRECT([.$L11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10" calcext:value-type="float">
            <text:p>10</text:p>
          </table:table-cell>
          <table:table-cell table:style-name="ce202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number-columns-repeated="1011"/>
        </table:table-row>
        <table:table-row table:style-name="ro32">
          <table:table-cell table:formula="of:=(1000*[.$B12])+[.$E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2]);0;1;1)" office:value-type="string" office:string-value="§ 4 Absatz 3" calcext:value-type="string">
            <text:p>§ 4 Absatz 3</text:p>
          </table:table-cell>
          <table:table-cell table:style-name="ce169" table:formula="of:=OFFSET(INDIRECT([.$L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2];OFFSET(INDIRECT([.$M12]);0;0;1);&quot;&quot;);IF(1 &lt; [.$G12];CHAR(10);&quot;&quot;);IF(1 &lt; [.$G12];OFFSET(INDIRECT([.$M12]);1;0;1);&quot;&quot;);IF(2 &lt; [.$G12];CHAR(10);&quot;&quot;);IF(2 &lt; [.$G12];OFFSET(INDIRECT([.$M12]);2;0;1);&quot;&quot;);IF(3 &lt; [.$G12];CHAR(10);&quot;&quot;);IF(3 &lt; [.$G12];OFFSET(INDIRECT([.$M12]);3;0;1);&quot;&quot;);IF(4 &lt; [.$G12];CHAR(10);&quot;&quot;);IF(4 &lt; [.$G12];OFFSET(INDIRECT([.$M12]);4;0;1);&quot;&quot;);IF(5 &lt; [.$G12];CHAR(10);&quot;&quot;);IF(5 &lt; [.$G12];OFFSET(INDIRECT([.$M12]);5;0;1);&quot;&quot;);IF(6 &lt; [.$G12];CHAR(10);&quot;&quot;);IF(6 &lt; [.$G12];OFFSET(INDIRECT([.$M12]);6;0;1);&quot;&quot;);IF(7 &lt; [.$G12];CHAR(10);&quot;&quot;);IF(7 &lt; [.$G12];OFFSET(INDIRECT([.$M12]);7;0;1);&quot;&quot;);IF(8 &lt; [.$G12];CHAR(10);&quot;&quot;);IF(8 &lt; [.$G12];OFFSET(INDIRECT([.$M12]);8;0;1);&quot;&quot;);IF(9 &lt; [.$G12];CHAR(10);&quot;&quot;);IF(9 &lt; [.$G12];OFFSET(INDIRECT([.$M12]);9;0;1);&quot;&quot;);IF(10 &lt; [.$G12];CHAR(10);&quot;&quot;);IF(10 &lt; [.$G12];OFFSET(INDIRECT([.$M12]);10;0;1);&quot;&quot;);IF(11 &lt; [.$G12];CHAR(10);&quot;&quot;);IF(11 &lt; [.$G12];OFFSET(INDIRECT([.$M12]);11;0;1);&quot;&quot;);IF(12 &lt; [.$G12];CHAR(10);&quot;&quot;);IF(12 &lt; [.$G12];OFFSET(INDIRECT([.$M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97" table:formula="of:=OFFSET(INDIRECT([.$L12]);0;3;1)" office:value-type="string" office:string-value="Anw" calcext:value-type="string">
            <text:p>Anw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5" calcext:value-type="float">
            <text:p>25</text:p>
          </table:table-cell>
          <table:table-cell table:style-name="ce202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number-columns-repeated="1011"/>
        </table:table-row>
        <table:table-row table:style-name="ro35">
          <table:table-cell table:formula="of:=(1000*[.$B13])+[.$E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3]);0;1;1)" office:value-type="string" office:string-value="§ 4 Absatz 3" calcext:value-type="string">
            <text:p>§ 4 Absatz 3</text:p>
          </table:table-cell>
          <table:table-cell table:style-name="ce169" table:formula="of:=OFFSET(INDIRECT([.$L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13];OFFSET(INDIRECT([.$M13]);0;0;1);&quot;&quot;);IF(1 &lt; [.$G13];CHAR(10);&quot;&quot;);IF(1 &lt; [.$G13];OFFSET(INDIRECT([.$M13]);1;0;1);&quot;&quot;);IF(2 &lt; [.$G13];CHAR(10);&quot;&quot;);IF(2 &lt; [.$G13];OFFSET(INDIRECT([.$M13]);2;0;1);&quot;&quot;);IF(3 &lt; [.$G13];CHAR(10);&quot;&quot;);IF(3 &lt; [.$G13];OFFSET(INDIRECT([.$M13]);3;0;1);&quot;&quot;);IF(4 &lt; [.$G13];CHAR(10);&quot;&quot;);IF(4 &lt; [.$G13];OFFSET(INDIRECT([.$M13]);4;0;1);&quot;&quot;);IF(5 &lt; [.$G13];CHAR(10);&quot;&quot;);IF(5 &lt; [.$G13];OFFSET(INDIRECT([.$M13]);5;0;1);&quot;&quot;);IF(6 &lt; [.$G13];CHAR(10);&quot;&quot;);IF(6 &lt; [.$G13];OFFSET(INDIRECT([.$M13]);6;0;1);&quot;&quot;);IF(7 &lt; [.$G13];CHAR(10);&quot;&quot;);IF(7 &lt; [.$G13];OFFSET(INDIRECT([.$M13]);7;0;1);&quot;&quot;);IF(8 &lt; [.$G13];CHAR(10);&quot;&quot;);IF(8 &lt; [.$G13];OFFSET(INDIRECT([.$M13]);8;0;1);&quot;&quot;);IF(9 &lt; [.$G13];CHAR(10);&quot;&quot;);IF(9 &lt; [.$G13];OFFSET(INDIRECT([.$M13]);9;0;1);&quot;&quot;);IF(10 &lt; [.$G13];CHAR(10);&quot;&quot;);IF(10 &lt; [.$G13];OFFSET(INDIRECT([.$M13]);10;0;1);&quot;&quot;);IF(11 &lt; [.$G13];CHAR(10);&quot;&quot;);IF(11 &lt; [.$G13];OFFSET(INDIRECT([.$M13]);11;0;1);&quot;&quot;);IF(12 &lt; [.$G13];CHAR(10);&quot;&quot;);IF(12 &lt; [.$G13];OFFSET(INDIRECT([.$M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97" table:formula="of:=OFFSET(INDIRECT([.$L13]);0;3;1)" office:value-type="string" office:string-value="Anw" calcext:value-type="string">
            <text:p>Anw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number-columns-repeated="1011"/>
        </table:table-row>
        <table:table-row table:style-name="ro31">
          <table:table-cell table:formula="of:=(1000*[.$B14])+[.$E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4]);0;1;1)" office:value-type="string" office:string-value="§ 4 Absatz 4" calcext:value-type="string">
            <text:p>§ 4 Absatz 4</text:p>
          </table:table-cell>
          <table:table-cell table:style-name="ce169" table:formula="of:=OFFSET(INDIRECT([.$L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4];OFFSET(INDIRECT([.$M14]);0;0;1);&quot;&quot;);IF(1 &lt; [.$G14];CHAR(10);&quot;&quot;);IF(1 &lt; [.$G14];OFFSET(INDIRECT([.$M14]);1;0;1);&quot;&quot;);IF(2 &lt; [.$G14];CHAR(10);&quot;&quot;);IF(2 &lt; [.$G14];OFFSET(INDIRECT([.$M14]);2;0;1);&quot;&quot;);IF(3 &lt; [.$G14];CHAR(10);&quot;&quot;);IF(3 &lt; [.$G14];OFFSET(INDIRECT([.$M14]);3;0;1);&quot;&quot;);IF(4 &lt; [.$G14];CHAR(10);&quot;&quot;);IF(4 &lt; [.$G14];OFFSET(INDIRECT([.$M14]);4;0;1);&quot;&quot;);IF(5 &lt; [.$G14];CHAR(10);&quot;&quot;);IF(5 &lt; [.$G14];OFFSET(INDIRECT([.$M14]);5;0;1);&quot;&quot;);IF(6 &lt; [.$G14];CHAR(10);&quot;&quot;);IF(6 &lt; [.$G14];OFFSET(INDIRECT([.$M14]);6;0;1);&quot;&quot;);IF(7 &lt; [.$G14];CHAR(10);&quot;&quot;);IF(7 &lt; [.$G14];OFFSET(INDIRECT([.$M14]);7;0;1);&quot;&quot;);IF(8 &lt; [.$G14];CHAR(10);&quot;&quot;);IF(8 &lt; [.$G14];OFFSET(INDIRECT([.$M14]);8;0;1);&quot;&quot;);IF(9 &lt; [.$G14];CHAR(10);&quot;&quot;);IF(9 &lt; [.$G14];OFFSET(INDIRECT([.$M14]);9;0;1);&quot;&quot;);IF(10 &lt; [.$G14];CHAR(10);&quot;&quot;);IF(10 &lt; [.$G14];OFFSET(INDIRECT([.$M14]);10;0;1);&quot;&quot;);IF(11 &lt; [.$G14];CHAR(10);&quot;&quot;);IF(11 &lt; [.$G14];OFFSET(INDIRECT([.$M14]);11;0;1);&quot;&quot;);IF(12 &lt; [.$G14];CHAR(10);&quot;&quot;);IF(12 &lt; [.$G14];OFFSET(INDIRECT([.$M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97" table:formula="of:=OFFSET(INDIRECT([.$L14]);0;3;1)" office:value-type="string" office:string-value="FiSi" calcext:value-type="string">
            <text:p>FiSi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2" calcext:value-type="float">
            <text:p>12</text:p>
          </table:table-cell>
          <table:table-cell table:style-name="ce202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number-columns-repeated="1011"/>
        </table:table-row>
        <table:table-row table:style-name="ro34">
          <table:table-cell table:formula="of:=(1000*[.$B15])+[.$E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5]);0;1;1)" office:value-type="string" office:string-value="§ 4 Absatz 4" calcext:value-type="string">
            <text:p>§ 4 Absatz 4</text:p>
          </table:table-cell>
          <table:table-cell table:style-name="ce169" table:formula="of:=OFFSET(INDIRECT([.$L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Errichten, Ändern und Prüfen von vernetzten Systemen / Installieren und Konfigurieren von Netzwerk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5];OFFSET(INDIRECT([.$M15]);0;0;1);&quot;&quot;);IF(1 &lt; [.$G15];CHAR(10);&quot;&quot;);IF(1 &lt; [.$G15];OFFSET(INDIRECT([.$M15]);1;0;1);&quot;&quot;);IF(2 &lt; [.$G15];CHAR(10);&quot;&quot;);IF(2 &lt; [.$G15];OFFSET(INDIRECT([.$M15]);2;0;1);&quot;&quot;);IF(3 &lt; [.$G15];CHAR(10);&quot;&quot;);IF(3 &lt; [.$G15];OFFSET(INDIRECT([.$M15]);3;0;1);&quot;&quot;);IF(4 &lt; [.$G15];CHAR(10);&quot;&quot;);IF(4 &lt; [.$G15];OFFSET(INDIRECT([.$M15]);4;0;1);&quot;&quot;);IF(5 &lt; [.$G15];CHAR(10);&quot;&quot;);IF(5 &lt; [.$G15];OFFSET(INDIRECT([.$M15]);5;0;1);&quot;&quot;);IF(6 &lt; [.$G15];CHAR(10);&quot;&quot;);IF(6 &lt; [.$G15];OFFSET(INDIRECT([.$M15]);6;0;1);&quot;&quot;);IF(7 &lt; [.$G15];CHAR(10);&quot;&quot;);IF(7 &lt; [.$G15];OFFSET(INDIRECT([.$M15]);7;0;1);&quot;&quot;);IF(8 &lt; [.$G15];CHAR(10);&quot;&quot;);IF(8 &lt; [.$G15];OFFSET(INDIRECT([.$M15]);8;0;1);&quot;&quot;);IF(9 &lt; [.$G15];CHAR(10);&quot;&quot;);IF(9 &lt; [.$G15];OFFSET(INDIRECT([.$M15]);9;0;1);&quot;&quot;);IF(10 &lt; [.$G15];CHAR(10);&quot;&quot;);IF(10 &lt; [.$G15];OFFSET(INDIRECT([.$M15]);10;0;1);&quot;&quot;);IF(11 &lt; [.$G15];CHAR(10);&quot;&quot;);IF(11 &lt; [.$G15];OFFSET(INDIRECT([.$M15]);11;0;1);&quot;&quot;);IF(12 &lt; [.$G15];CHAR(10);&quot;&quot;);IF(12 &lt; [.$G15];OFFSET(INDIRECT([.$M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97" table:formula="of:=OFFSET(INDIRECT([.$L15]);0;3;1)" office:value-type="string" office:string-value="FiSi" calcext:value-type="string">
            <text:p>FiSi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number-columns-repeated="1011"/>
        </table:table-row>
        <table:table-row table:style-name="ro32">
          <table:table-cell table:formula="of:=(1000*[.$B16])+[.$E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6]);0;1;1)" office:value-type="string" office:string-value="§ 4 Absatz 4" calcext:value-type="string">
            <text:p>§ 4 Absatz 4</text:p>
          </table:table-cell>
          <table:table-cell table:style-name="ce169" table:formula="of:=OFFSET(INDIRECT([.$L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Betreiben von vernetzten Systemen und Sicherstellen der Systemverfügbarkeit / Administrieren</text:p>
            <text:p>von IT-System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6];OFFSET(INDIRECT([.$M16]);0;0;1);&quot;&quot;);IF(1 &lt; [.$G16];CHAR(10);&quot;&quot;);IF(1 &lt; [.$G16];OFFSET(INDIRECT([.$M16]);1;0;1);&quot;&quot;);IF(2 &lt; [.$G16];CHAR(10);&quot;&quot;);IF(2 &lt; [.$G16];OFFSET(INDIRECT([.$M16]);2;0;1);&quot;&quot;);IF(3 &lt; [.$G16];CHAR(10);&quot;&quot;);IF(3 &lt; [.$G16];OFFSET(INDIRECT([.$M16]);3;0;1);&quot;&quot;);IF(4 &lt; [.$G16];CHAR(10);&quot;&quot;);IF(4 &lt; [.$G16];OFFSET(INDIRECT([.$M16]);4;0;1);&quot;&quot;);IF(5 &lt; [.$G16];CHAR(10);&quot;&quot;);IF(5 &lt; [.$G16];OFFSET(INDIRECT([.$M16]);5;0;1);&quot;&quot;);IF(6 &lt; [.$G16];CHAR(10);&quot;&quot;);IF(6 &lt; [.$G16];OFFSET(INDIRECT([.$M16]);6;0;1);&quot;&quot;);IF(7 &lt; [.$G16];CHAR(10);&quot;&quot;);IF(7 &lt; [.$G16];OFFSET(INDIRECT([.$M16]);7;0;1);&quot;&quot;);IF(8 &lt; [.$G16];CHAR(10);&quot;&quot;);IF(8 &lt; [.$G16];OFFSET(INDIRECT([.$M16]);8;0;1);&quot;&quot;);IF(9 &lt; [.$G16];CHAR(10);&quot;&quot;);IF(9 &lt; [.$G16];OFFSET(INDIRECT([.$M16]);9;0;1);&quot;&quot;);IF(10 &lt; [.$G16];CHAR(10);&quot;&quot;);IF(10 &lt; [.$G16];OFFSET(INDIRECT([.$M16]);10;0;1);&quot;&quot;);IF(11 &lt; [.$G16];CHAR(10);&quot;&quot;);IF(11 &lt; [.$G16];OFFSET(INDIRECT([.$M16]);11;0;1);&quot;&quot;);IF(12 &lt; [.$G16];CHAR(10);&quot;&quot;);IF(12 &lt; [.$G16];OFFSET(INDIRECT([.$M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97" table:formula="of:=OFFSET(INDIRECT([.$L16]);0;3;1)" office:value-type="string" office:string-value="FiSi" calcext:value-type="string">
            <text:p>FiSi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14" calcext:value-type="float">
            <text:p>14</text:p>
          </table:table-cell>
          <table:table-cell table:style-name="ce202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number-columns-repeated="1011"/>
        </table:table-row>
        <table:table-row table:style-name="ro36">
          <table:table-cell table:formula="of:=(1000*[.$B17])+[.$E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7]);0;1;1)" office:value-type="string" office:string-value="§ 4 Absatz 5" calcext:value-type="string">
            <text:p>§ 4 Absatz 5</text:p>
          </table:table-cell>
          <table:table-cell table:style-name="ce169" table:formula="of:=OFFSET(INDIRECT([.$L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von Arbeits- und Geschäftsprozess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7];OFFSET(INDIRECT([.$M17]);0;0;1);&quot;&quot;);IF(1 &lt; [.$G17];CHAR(10);&quot;&quot;);IF(1 &lt; [.$G17];OFFSET(INDIRECT([.$M17]);1;0;1);&quot;&quot;);IF(2 &lt; [.$G17];CHAR(10);&quot;&quot;);IF(2 &lt; [.$G17];OFFSET(INDIRECT([.$M17]);2;0;1);&quot;&quot;);IF(3 &lt; [.$G17];CHAR(10);&quot;&quot;);IF(3 &lt; [.$G17];OFFSET(INDIRECT([.$M17]);3;0;1);&quot;&quot;);IF(4 &lt; [.$G17];CHAR(10);&quot;&quot;);IF(4 &lt; [.$G17];OFFSET(INDIRECT([.$M17]);4;0;1);&quot;&quot;);IF(5 &lt; [.$G17];CHAR(10);&quot;&quot;);IF(5 &lt; [.$G17];OFFSET(INDIRECT([.$M17]);5;0;1);&quot;&quot;);IF(6 &lt; [.$G17];CHAR(10);&quot;&quot;);IF(6 &lt; [.$G17];OFFSET(INDIRECT([.$M17]);6;0;1);&quot;&quot;);IF(7 &lt; [.$G17];CHAR(10);&quot;&quot;);IF(7 &lt; [.$G17];OFFSET(INDIRECT([.$M17]);7;0;1);&quot;&quot;);IF(8 &lt; [.$G17];CHAR(10);&quot;&quot;);IF(8 &lt; [.$G17];OFFSET(INDIRECT([.$M17]);8;0;1);&quot;&quot;);IF(9 &lt; [.$G17];CHAR(10);&quot;&quot;);IF(9 &lt; [.$G17];OFFSET(INDIRECT([.$M17]);9;0;1);&quot;&quot;);IF(10 &lt; [.$G17];CHAR(10);&quot;&quot;);IF(10 &lt; [.$G17];OFFSET(INDIRECT([.$M17]);10;0;1);&quot;&quot;);IF(11 &lt; [.$G17];CHAR(10);&quot;&quot;);IF(11 &lt; [.$G17];OFFSET(INDIRECT([.$M17]);11;0;1);&quot;&quot;);IF(12 &lt; [.$G17];CHAR(10);&quot;&quot;);IF(12 &lt; [.$G17];OFFSET(INDIRECT([.$M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97" table:formula="of:=OFFSET(INDIRECT([.$L17]);0;3;1)" office:value-type="string" office:string-value="DaPro" calcext:value-type="string">
            <text:p>DaPro</text:p>
          </table:table-cell>
          <table:table-cell table:style-name="ce199" office:value-type="float" office:value="8" calcext:value-type="float">
            <text:p>8</text:p>
          </table:table-cell>
          <table:table-cell table:style-name="ce200"/>
          <table:table-cell table:style-name="ce202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number-columns-repeated="1011"/>
        </table:table-row>
        <table:table-row table:style-name="ro34">
          <table:table-cell table:formula="of:=(1000*[.$B18])+[.$E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8]);0;1;1)" office:value-type="string" office:string-value="§ 4 Absatz 5" calcext:value-type="string">
            <text:p>§ 4 Absatz 5</text:p>
          </table:table-cell>
          <table:table-cell table:style-name="ce169" table:formula="of:=OFFSET(INDIRECT([.$L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nalysieren von Datenquellen und Bereitstellen von Dat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8];OFFSET(INDIRECT([.$M18]);0;0;1);&quot;&quot;);IF(1 &lt; [.$G18];CHAR(10);&quot;&quot;);IF(1 &lt; [.$G18];OFFSET(INDIRECT([.$M18]);1;0;1);&quot;&quot;);IF(2 &lt; [.$G18];CHAR(10);&quot;&quot;);IF(2 &lt; [.$G18];OFFSET(INDIRECT([.$M18]);2;0;1);&quot;&quot;);IF(3 &lt; [.$G18];CHAR(10);&quot;&quot;);IF(3 &lt; [.$G18];OFFSET(INDIRECT([.$M18]);3;0;1);&quot;&quot;);IF(4 &lt; [.$G18];CHAR(10);&quot;&quot;);IF(4 &lt; [.$G18];OFFSET(INDIRECT([.$M18]);4;0;1);&quot;&quot;);IF(5 &lt; [.$G18];CHAR(10);&quot;&quot;);IF(5 &lt; [.$G18];OFFSET(INDIRECT([.$M18]);5;0;1);&quot;&quot;);IF(6 &lt; [.$G18];CHAR(10);&quot;&quot;);IF(6 &lt; [.$G18];OFFSET(INDIRECT([.$M18]);6;0;1);&quot;&quot;);IF(7 &lt; [.$G18];CHAR(10);&quot;&quot;);IF(7 &lt; [.$G18];OFFSET(INDIRECT([.$M18]);7;0;1);&quot;&quot;);IF(8 &lt; [.$G18];CHAR(10);&quot;&quot;);IF(8 &lt; [.$G18];OFFSET(INDIRECT([.$M18]);8;0;1);&quot;&quot;);IF(9 &lt; [.$G18];CHAR(10);&quot;&quot;);IF(9 &lt; [.$G18];OFFSET(INDIRECT([.$M18]);9;0;1);&quot;&quot;);IF(10 &lt; [.$G18];CHAR(10);&quot;&quot;);IF(10 &lt; [.$G18];OFFSET(INDIRECT([.$M18]);10;0;1);&quot;&quot;);IF(11 &lt; [.$G18];CHAR(10);&quot;&quot;);IF(11 &lt; [.$G18];OFFSET(INDIRECT([.$M18]);11;0;1);&quot;&quot;);IF(12 &lt; [.$G18];CHAR(10);&quot;&quot;);IF(12 &lt; [.$G18];OFFSET(INDIRECT([.$M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97" table:formula="of:=OFFSET(INDIRECT([.$L18]);0;3;1)" office:value-type="string" office:string-value="DaPro" calcext:value-type="string">
            <text:p>DaPro</text:p>
          </table:table-cell>
          <table:table-cell table:number-columns-repeated="2" table:style-name="ce199" office:value-type="float" office:value="5" calcext:value-type="float">
            <text:p>5</text:p>
          </table:table-cell>
          <table:table-cell table:style-name="ce202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number-columns-repeated="1011"/>
        </table:table-row>
        <table:table-row table:style-name="ro37">
          <table:table-cell table:formula="of:=(1000*[.$B19])+[.$E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9]);0;1;1)" office:value-type="string" office:string-value="§ 4 Absatz 5" calcext:value-type="string">
            <text:p>§ 4 Absatz 5</text:p>
          </table:table-cell>
          <table:table-cell table:style-name="ce169" table:formula="of:=OFFSET(INDIRECT([.$L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</text:p>
            <text:p>digitaler Geschäftsmodelle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9];OFFSET(INDIRECT([.$M19]);0;0;1);&quot;&quot;);IF(1 &lt; [.$G19];CHAR(10);&quot;&quot;);IF(1 &lt; [.$G19];OFFSET(INDIRECT([.$M19]);1;0;1);&quot;&quot;);IF(2 &lt; [.$G19];CHAR(10);&quot;&quot;);IF(2 &lt; [.$G19];OFFSET(INDIRECT([.$M19]);2;0;1);&quot;&quot;);IF(3 &lt; [.$G19];CHAR(10);&quot;&quot;);IF(3 &lt; [.$G19];OFFSET(INDIRECT([.$M19]);3;0;1);&quot;&quot;);IF(4 &lt; [.$G19];CHAR(10);&quot;&quot;);IF(4 &lt; [.$G19];OFFSET(INDIRECT([.$M19]);4;0;1);&quot;&quot;);IF(5 &lt; [.$G19];CHAR(10);&quot;&quot;);IF(5 &lt; [.$G19];OFFSET(INDIRECT([.$M19]);5;0;1);&quot;&quot;);IF(6 &lt; [.$G19];CHAR(10);&quot;&quot;);IF(6 &lt; [.$G19];OFFSET(INDIRECT([.$M19]);6;0;1);&quot;&quot;);IF(7 &lt; [.$G19];CHAR(10);&quot;&quot;);IF(7 &lt; [.$G19];OFFSET(INDIRECT([.$M19]);7;0;1);&quot;&quot;);IF(8 &lt; [.$G19];CHAR(10);&quot;&quot;);IF(8 &lt; [.$G19];OFFSET(INDIRECT([.$M19]);8;0;1);&quot;&quot;);IF(9 &lt; [.$G19];CHAR(10);&quot;&quot;);IF(9 &lt; [.$G19];OFFSET(INDIRECT([.$M19]);9;0;1);&quot;&quot;);IF(10 &lt; [.$G19];CHAR(10);&quot;&quot;);IF(10 &lt; [.$G19];OFFSET(INDIRECT([.$M19]);10;0;1);&quot;&quot;);IF(11 &lt; [.$G19];CHAR(10);&quot;&quot;);IF(11 &lt; [.$G19];OFFSET(INDIRECT([.$M19]);11;0;1);&quot;&quot;);IF(12 &lt; [.$G19];CHAR(10);&quot;&quot;);IF(12 &lt; [.$G19];OFFSET(INDIRECT([.$M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97" table:formula="of:=OFFSET(INDIRECT([.$L19]);0;3;1)" office:value-type="string" office:string-value="DaPro" calcext:value-type="string">
            <text:p>DaPro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21" calcext:value-type="float">
            <text:p>21</text:p>
          </table:table-cell>
          <table:table-cell table:style-name="ce202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number-columns-repeated="1011"/>
        </table:table-row>
        <table:table-row table:style-name="ro38">
          <table:table-cell table:formula="of:=(1000*[.$B20])+[.$E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20]);0;1;1)" office:value-type="string" office:string-value="§ 4 Absatz 5" calcext:value-type="string">
            <text:p>§ 4 Absatz 5</text:p>
          </table:table-cell>
          <table:table-cell table:style-name="ce169" table:formula="of:=OFFSET(INDIRECT([.$L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Umsetzen des Datenschutzes und der Schutzziele der Datensicherh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0];OFFSET(INDIRECT([.$M20]);0;0;1);&quot;&quot;);IF(1 &lt; [.$G20];CHAR(10);&quot;&quot;);IF(1 &lt; [.$G20];OFFSET(INDIRECT([.$M20]);1;0;1);&quot;&quot;);IF(2 &lt; [.$G20];CHAR(10);&quot;&quot;);IF(2 &lt; [.$G20];OFFSET(INDIRECT([.$M20]);2;0;1);&quot;&quot;);IF(3 &lt; [.$G20];CHAR(10);&quot;&quot;);IF(3 &lt; [.$G20];OFFSET(INDIRECT([.$M20]);3;0;1);&quot;&quot;);IF(4 &lt; [.$G20];CHAR(10);&quot;&quot;);IF(4 &lt; [.$G20];OFFSET(INDIRECT([.$M20]);4;0;1);&quot;&quot;);IF(5 &lt; [.$G20];CHAR(10);&quot;&quot;);IF(5 &lt; [.$G20];OFFSET(INDIRECT([.$M20]);5;0;1);&quot;&quot;);IF(6 &lt; [.$G20];CHAR(10);&quot;&quot;);IF(6 &lt; [.$G20];OFFSET(INDIRECT([.$M20]);6;0;1);&quot;&quot;);IF(7 &lt; [.$G20];CHAR(10);&quot;&quot;);IF(7 &lt; [.$G20];OFFSET(INDIRECT([.$M20]);7;0;1);&quot;&quot;);IF(8 &lt; [.$G20];CHAR(10);&quot;&quot;);IF(8 &lt; [.$G20];OFFSET(INDIRECT([.$M20]);8;0;1);&quot;&quot;);IF(9 &lt; [.$G20];CHAR(10);&quot;&quot;);IF(9 &lt; [.$G20];OFFSET(INDIRECT([.$M20]);9;0;1);&quot;&quot;);IF(10 &lt; [.$G20];CHAR(10);&quot;&quot;);IF(10 &lt; [.$G20];OFFSET(INDIRECT([.$M20]);10;0;1);&quot;&quot;);IF(11 &lt; [.$G20];CHAR(10);&quot;&quot;);IF(11 &lt; [.$G20];OFFSET(INDIRECT([.$M20]);11;0;1);&quot;&quot;);IF(12 &lt; [.$G20];CHAR(10);&quot;&quot;);IF(12 &lt; [.$G20];OFFSET(INDIRECT([.$M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97" table:formula="of:=OFFSET(INDIRECT([.$L20]);0;3;1)" office:value-type="string" office:string-value="DaPro" calcext:value-type="string">
            <text:p>DaPro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number-columns-repeated="1011"/>
        </table:table-row>
        <table:table-row table:style-name="ro39">
          <table:table-cell table:formula="of:=(1000*[.$B21])+[.$E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1]);0;1;1)" office:value-type="string" office:string-value="§ 4 Absatz 6" calcext:value-type="string">
            <text:p>§ 4 Absatz 6</text:p>
          </table:table-cell>
          <table:table-cell table:style-name="ce169" table:formula="of:=OFFSET(INDIRECT([.$L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und Planen von Systemen zur Vernetzung von Prozessen und Produkt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1];OFFSET(INDIRECT([.$M21]);0;0;1);&quot;&quot;);IF(1 &lt; [.$G21];CHAR(10);&quot;&quot;);IF(1 &lt; [.$G21];OFFSET(INDIRECT([.$M21]);1;0;1);&quot;&quot;);IF(2 &lt; [.$G21];CHAR(10);&quot;&quot;);IF(2 &lt; [.$G21];OFFSET(INDIRECT([.$M21]);2;0;1);&quot;&quot;);IF(3 &lt; [.$G21];CHAR(10);&quot;&quot;);IF(3 &lt; [.$G21];OFFSET(INDIRECT([.$M21]);3;0;1);&quot;&quot;);IF(4 &lt; [.$G21];CHAR(10);&quot;&quot;);IF(4 &lt; [.$G21];OFFSET(INDIRECT([.$M21]);4;0;1);&quot;&quot;);IF(5 &lt; [.$G21];CHAR(10);&quot;&quot;);IF(5 &lt; [.$G21];OFFSET(INDIRECT([.$M21]);5;0;1);&quot;&quot;);IF(6 &lt; [.$G21];CHAR(10);&quot;&quot;);IF(6 &lt; [.$G21];OFFSET(INDIRECT([.$M21]);6;0;1);&quot;&quot;);IF(7 &lt; [.$G21];CHAR(10);&quot;&quot;);IF(7 &lt; [.$G21];OFFSET(INDIRECT([.$M21]);7;0;1);&quot;&quot;);IF(8 &lt; [.$G21];CHAR(10);&quot;&quot;);IF(8 &lt; [.$G21];OFFSET(INDIRECT([.$M21]);8;0;1);&quot;&quot;);IF(9 &lt; [.$G21];CHAR(10);&quot;&quot;);IF(9 &lt; [.$G21];OFFSET(INDIRECT([.$M21]);9;0;1);&quot;&quot;);IF(10 &lt; [.$G21];CHAR(10);&quot;&quot;);IF(10 &lt; [.$G21];OFFSET(INDIRECT([.$M21]);10;0;1);&quot;&quot;);IF(11 &lt; [.$G21];CHAR(10);&quot;&quot;);IF(11 &lt; [.$G21];OFFSET(INDIRECT([.$M21]);11;0;1);&quot;&quot;);IF(12 &lt; [.$G21];CHAR(10);&quot;&quot;);IF(12 &lt; [.$G21];OFFSET(INDIRECT([.$M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97" table:formula="of:=OFFSET(INDIRECT([.$L21]);0;3;1)" office:value-type="string" office:string-value="Net" calcext:value-type="string">
            <text:p>Net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4" calcext:value-type="float">
            <text:p>4</text:p>
          </table:table-cell>
          <table:table-cell table:style-name="ce202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number-columns-repeated="1011"/>
        </table:table-row>
        <table:table-row table:style-name="ro32">
          <table:table-cell table:formula="of:=(1000*[.$B22])+[.$E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2]);0;1;1)" office:value-type="string" office:string-value="§ 4 Absatz 6" calcext:value-type="string">
            <text:p>§ 4 Absatz 6</text:p>
          </table:table-cell>
          <table:table-cell table:style-name="ce169" table:formula="of:=OFFSET(INDIRECT([.$L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2];OFFSET(INDIRECT([.$M22]);0;0;1);&quot;&quot;);IF(1 &lt; [.$G22];CHAR(10);&quot;&quot;);IF(1 &lt; [.$G22];OFFSET(INDIRECT([.$M22]);1;0;1);&quot;&quot;);IF(2 &lt; [.$G22];CHAR(10);&quot;&quot;);IF(2 &lt; [.$G22];OFFSET(INDIRECT([.$M22]);2;0;1);&quot;&quot;);IF(3 &lt; [.$G22];CHAR(10);&quot;&quot;);IF(3 &lt; [.$G22];OFFSET(INDIRECT([.$M22]);3;0;1);&quot;&quot;);IF(4 &lt; [.$G22];CHAR(10);&quot;&quot;);IF(4 &lt; [.$G22];OFFSET(INDIRECT([.$M22]);4;0;1);&quot;&quot;);IF(5 &lt; [.$G22];CHAR(10);&quot;&quot;);IF(5 &lt; [.$G22];OFFSET(INDIRECT([.$M22]);5;0;1);&quot;&quot;);IF(6 &lt; [.$G22];CHAR(10);&quot;&quot;);IF(6 &lt; [.$G22];OFFSET(INDIRECT([.$M22]);6;0;1);&quot;&quot;);IF(7 &lt; [.$G22];CHAR(10);&quot;&quot;);IF(7 &lt; [.$G22];OFFSET(INDIRECT([.$M22]);7;0;1);&quot;&quot;);IF(8 &lt; [.$G22];CHAR(10);&quot;&quot;);IF(8 &lt; [.$G22];OFFSET(INDIRECT([.$M22]);8;0;1);&quot;&quot;);IF(9 &lt; [.$G22];CHAR(10);&quot;&quot;);IF(9 &lt; [.$G22];OFFSET(INDIRECT([.$M22]);9;0;1);&quot;&quot;);IF(10 &lt; [.$G22];CHAR(10);&quot;&quot;);IF(10 &lt; [.$G22];OFFSET(INDIRECT([.$M22]);10;0;1);&quot;&quot;);IF(11 &lt; [.$G22];CHAR(10);&quot;&quot;);IF(11 &lt; [.$G22];OFFSET(INDIRECT([.$M22]);11;0;1);&quot;&quot;);IF(12 &lt; [.$G22];CHAR(10);&quot;&quot;);IF(12 &lt; [.$G22];OFFSET(INDIRECT([.$M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97" table:formula="of:=OFFSET(INDIRECT([.$L22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3" calcext:value-type="float">
            <text:p>13</text:p>
          </table:table-cell>
          <table:table-cell table:style-name="ce202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number-columns-repeated="1011"/>
        </table:table-row>
        <table:table-row table:style-name="ro40">
          <table:table-cell table:formula="of:=(1000*[.$B23])+[.$E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3]);0;1;1)" office:value-type="string" office:string-value="§ 4 Absatz 6" calcext:value-type="string">
            <text:p>§ 4 Absatz 6</text:p>
          </table:table-cell>
          <table:table-cell table:style-name="ce169" table:formula="of:=OFFSET(INDIRECT([.$L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23];OFFSET(INDIRECT([.$M23]);0;0;1);&quot;&quot;);IF(1 &lt; [.$G23];CHAR(10);&quot;&quot;);IF(1 &lt; [.$G23];OFFSET(INDIRECT([.$M23]);1;0;1);&quot;&quot;);IF(2 &lt; [.$G23];CHAR(10);&quot;&quot;);IF(2 &lt; [.$G23];OFFSET(INDIRECT([.$M23]);2;0;1);&quot;&quot;);IF(3 &lt; [.$G23];CHAR(10);&quot;&quot;);IF(3 &lt; [.$G23];OFFSET(INDIRECT([.$M23]);3;0;1);&quot;&quot;);IF(4 &lt; [.$G23];CHAR(10);&quot;&quot;);IF(4 &lt; [.$G23];OFFSET(INDIRECT([.$M23]);4;0;1);&quot;&quot;);IF(5 &lt; [.$G23];CHAR(10);&quot;&quot;);IF(5 &lt; [.$G23];OFFSET(INDIRECT([.$M23]);5;0;1);&quot;&quot;);IF(6 &lt; [.$G23];CHAR(10);&quot;&quot;);IF(6 &lt; [.$G23];OFFSET(INDIRECT([.$M23]);6;0;1);&quot;&quot;);IF(7 &lt; [.$G23];CHAR(10);&quot;&quot;);IF(7 &lt; [.$G23];OFFSET(INDIRECT([.$M23]);7;0;1);&quot;&quot;);IF(8 &lt; [.$G23];CHAR(10);&quot;&quot;);IF(8 &lt; [.$G23];OFFSET(INDIRECT([.$M23]);8;0;1);&quot;&quot;);IF(9 &lt; [.$G23];CHAR(10);&quot;&quot;);IF(9 &lt; [.$G23];OFFSET(INDIRECT([.$M23]);9;0;1);&quot;&quot;);IF(10 &lt; [.$G23];CHAR(10);&quot;&quot;);IF(10 &lt; [.$G23];OFFSET(INDIRECT([.$M23]);10;0;1);&quot;&quot;);IF(11 &lt; [.$G23];CHAR(10);&quot;&quot;);IF(11 &lt; [.$G23];OFFSET(INDIRECT([.$M23]);11;0;1);&quot;&quot;);IF(12 &lt; [.$G23];CHAR(10);&quot;&quot;);IF(12 &lt; [.$G23];OFFSET(INDIRECT([.$M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97" table:formula="of:=OFFSET(INDIRECT([.$L23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5" calcext:value-type="float">
            <text:p>15</text:p>
          </table:table-cell>
          <table:table-cell table:style-name="ce202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number-columns-repeated="1011"/>
        </table:table-row>
        <table:table-row table:style-name="ro41">
          <table:table-cell table:formula="of:=(1000*[.$B24])+[.$E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4]);0;1;1)" office:value-type="string" office:string-value="§ 4 Absatz 7" calcext:value-type="string">
            <text:p>§ 4 Absatz 7</text:p>
          </table:table-cell>
          <table:table-cell table:style-name="ce169" table:formula="of:=OFFSET(INDIRECT([.$L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Berufsbildung sowie Arbeits- und Tarifrecht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24];OFFSET(INDIRECT([.$M24]);0;0;1);&quot;&quot;);IF(1 &lt; [.$G24];CHAR(10);&quot;&quot;);IF(1 &lt; [.$G24];OFFSET(INDIRECT([.$M24]);1;0;1);&quot;&quot;);IF(2 &lt; [.$G24];CHAR(10);&quot;&quot;);IF(2 &lt; [.$G24];OFFSET(INDIRECT([.$M24]);2;0;1);&quot;&quot;);IF(3 &lt; [.$G24];CHAR(10);&quot;&quot;);IF(3 &lt; [.$G24];OFFSET(INDIRECT([.$M24]);3;0;1);&quot;&quot;);IF(4 &lt; [.$G24];CHAR(10);&quot;&quot;);IF(4 &lt; [.$G24];OFFSET(INDIRECT([.$M24]);4;0;1);&quot;&quot;);IF(5 &lt; [.$G24];CHAR(10);&quot;&quot;);IF(5 &lt; [.$G24];OFFSET(INDIRECT([.$M24]);5;0;1);&quot;&quot;);IF(6 &lt; [.$G24];CHAR(10);&quot;&quot;);IF(6 &lt; [.$G24];OFFSET(INDIRECT([.$M24]);6;0;1);&quot;&quot;);IF(7 &lt; [.$G24];CHAR(10);&quot;&quot;);IF(7 &lt; [.$G24];OFFSET(INDIRECT([.$M24]);7;0;1);&quot;&quot;);IF(8 &lt; [.$G24];CHAR(10);&quot;&quot;);IF(8 &lt; [.$G24];OFFSET(INDIRECT([.$M24]);8;0;1);&quot;&quot;);IF(9 &lt; [.$G24];CHAR(10);&quot;&quot;);IF(9 &lt; [.$G24];OFFSET(INDIRECT([.$M24]);9;0;1);&quot;&quot;);IF(10 &lt; [.$G24];CHAR(10);&quot;&quot;);IF(10 &lt; [.$G24];OFFSET(INDIRECT([.$M24]);10;0;1);&quot;&quot;);IF(11 &lt; [.$G24];CHAR(10);&quot;&quot;);IF(11 &lt; [.$G24];OFFSET(INDIRECT([.$M24]);11;0;1);&quot;&quot;);IF(12 &lt; [.$G24];CHAR(10);&quot;&quot;);IF(12 &lt; [.$G24];OFFSET(INDIRECT([.$M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97" table:formula="of:=OFFSET(INDIRECT([.$L24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number-columns-repeated="1011"/>
        </table:table-row>
        <table:table-row table:style-name="ro38">
          <table:table-cell table:formula="of:=(1000*[.$B25])+[.$E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5]);0;1;1)" office:value-type="string" office:string-value="§ 4 Absatz 7" calcext:value-type="string">
            <text:p>§ 4 Absatz 7</text:p>
          </table:table-cell>
          <table:table-cell table:style-name="ce169" table:formula="of:=OFFSET(INDIRECT([.$L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ufbau und Organisation des Ausbildungsbetriebes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25];OFFSET(INDIRECT([.$M25]);0;0;1);&quot;&quot;);IF(1 &lt; [.$G25];CHAR(10);&quot;&quot;);IF(1 &lt; [.$G25];OFFSET(INDIRECT([.$M25]);1;0;1);&quot;&quot;);IF(2 &lt; [.$G25];CHAR(10);&quot;&quot;);IF(2 &lt; [.$G25];OFFSET(INDIRECT([.$M25]);2;0;1);&quot;&quot;);IF(3 &lt; [.$G25];CHAR(10);&quot;&quot;);IF(3 &lt; [.$G25];OFFSET(INDIRECT([.$M25]);3;0;1);&quot;&quot;);IF(4 &lt; [.$G25];CHAR(10);&quot;&quot;);IF(4 &lt; [.$G25];OFFSET(INDIRECT([.$M25]);4;0;1);&quot;&quot;);IF(5 &lt; [.$G25];CHAR(10);&quot;&quot;);IF(5 &lt; [.$G25];OFFSET(INDIRECT([.$M25]);5;0;1);&quot;&quot;);IF(6 &lt; [.$G25];CHAR(10);&quot;&quot;);IF(6 &lt; [.$G25];OFFSET(INDIRECT([.$M25]);6;0;1);&quot;&quot;);IF(7 &lt; [.$G25];CHAR(10);&quot;&quot;);IF(7 &lt; [.$G25];OFFSET(INDIRECT([.$M25]);7;0;1);&quot;&quot;);IF(8 &lt; [.$G25];CHAR(10);&quot;&quot;);IF(8 &lt; [.$G25];OFFSET(INDIRECT([.$M25]);8;0;1);&quot;&quot;);IF(9 &lt; [.$G25];CHAR(10);&quot;&quot;);IF(9 &lt; [.$G25];OFFSET(INDIRECT([.$M25]);9;0;1);&quot;&quot;);IF(10 &lt; [.$G25];CHAR(10);&quot;&quot;);IF(10 &lt; [.$G25];OFFSET(INDIRECT([.$M25]);10;0;1);&quot;&quot;);IF(11 &lt; [.$G25];CHAR(10);&quot;&quot;);IF(11 &lt; [.$G25];OFFSET(INDIRECT([.$M25]);11;0;1);&quot;&quot;);IF(12 &lt; [.$G25];CHAR(10);&quot;&quot;);IF(12 &lt; [.$G25];OFFSET(INDIRECT([.$M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97" table:formula="of:=OFFSET(INDIRECT([.$L25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number-columns-repeated="1011"/>
        </table:table-row>
        <table:table-row table:style-name="ro29">
          <table:table-cell table:formula="of:=(1000*[.$B26])+[.$E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6]);0;1;1)" office:value-type="string" office:string-value="§ 4 Absatz 7" calcext:value-type="string">
            <text:p>§ 4 Absatz 7</text:p>
          </table:table-cell>
          <table:table-cell table:style-name="ce169" table:formula="of:=OFFSET(INDIRECT([.$L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6];OFFSET(INDIRECT([.$M26]);0;0;1);&quot;&quot;);IF(1 &lt; [.$G26];CHAR(10);&quot;&quot;);IF(1 &lt; [.$G26];OFFSET(INDIRECT([.$M26]);1;0;1);&quot;&quot;);IF(2 &lt; [.$G26];CHAR(10);&quot;&quot;);IF(2 &lt; [.$G26];OFFSET(INDIRECT([.$M26]);2;0;1);&quot;&quot;);IF(3 &lt; [.$G26];CHAR(10);&quot;&quot;);IF(3 &lt; [.$G26];OFFSET(INDIRECT([.$M26]);3;0;1);&quot;&quot;);IF(4 &lt; [.$G26];CHAR(10);&quot;&quot;);IF(4 &lt; [.$G26];OFFSET(INDIRECT([.$M26]);4;0;1);&quot;&quot;);IF(5 &lt; [.$G26];CHAR(10);&quot;&quot;);IF(5 &lt; [.$G26];OFFSET(INDIRECT([.$M26]);5;0;1);&quot;&quot;);IF(6 &lt; [.$G26];CHAR(10);&quot;&quot;);IF(6 &lt; [.$G26];OFFSET(INDIRECT([.$M26]);6;0;1);&quot;&quot;);IF(7 &lt; [.$G26];CHAR(10);&quot;&quot;);IF(7 &lt; [.$G26];OFFSET(INDIRECT([.$M26]);7;0;1);&quot;&quot;);IF(8 &lt; [.$G26];CHAR(10);&quot;&quot;);IF(8 &lt; [.$G26];OFFSET(INDIRECT([.$M26]);8;0;1);&quot;&quot;);IF(9 &lt; [.$G26];CHAR(10);&quot;&quot;);IF(9 &lt; [.$G26];OFFSET(INDIRECT([.$M26]);9;0;1);&quot;&quot;);IF(10 &lt; [.$G26];CHAR(10);&quot;&quot;);IF(10 &lt; [.$G26];OFFSET(INDIRECT([.$M26]);10;0;1);&quot;&quot;);IF(11 &lt; [.$G26];CHAR(10);&quot;&quot;);IF(11 &lt; [.$G26];OFFSET(INDIRECT([.$M26]);11;0;1);&quot;&quot;);IF(12 &lt; [.$G26];CHAR(10);&quot;&quot;);IF(12 &lt; [.$G26];OFFSET(INDIRECT([.$M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97" table:formula="of:=OFFSET(INDIRECT([.$L26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number-columns-repeated="1011"/>
        </table:table-row>
        <table:table-row table:style-name="ro39">
          <table:table-cell table:formula="of:=(1000*[.$B27])+[.$E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7]);0;1;1)" office:value-type="string" office:string-value="§ 4 Absatz 7" calcext:value-type="string">
            <text:p>§ 4 Absatz 7</text:p>
          </table:table-cell>
          <table:table-cell table:style-name="ce169" table:formula="of:=OFFSET(INDIRECT([.$L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7];OFFSET(INDIRECT([.$M27]);0;0;1);&quot;&quot;);IF(1 &lt; [.$G27];CHAR(10);&quot;&quot;);IF(1 &lt; [.$G27];OFFSET(INDIRECT([.$M27]);1;0;1);&quot;&quot;);IF(2 &lt; [.$G27];CHAR(10);&quot;&quot;);IF(2 &lt; [.$G27];OFFSET(INDIRECT([.$M27]);2;0;1);&quot;&quot;);IF(3 &lt; [.$G27];CHAR(10);&quot;&quot;);IF(3 &lt; [.$G27];OFFSET(INDIRECT([.$M27]);3;0;1);&quot;&quot;);IF(4 &lt; [.$G27];CHAR(10);&quot;&quot;);IF(4 &lt; [.$G27];OFFSET(INDIRECT([.$M27]);4;0;1);&quot;&quot;);IF(5 &lt; [.$G27];CHAR(10);&quot;&quot;);IF(5 &lt; [.$G27];OFFSET(INDIRECT([.$M27]);5;0;1);&quot;&quot;);IF(6 &lt; [.$G27];CHAR(10);&quot;&quot;);IF(6 &lt; [.$G27];OFFSET(INDIRECT([.$M27]);6;0;1);&quot;&quot;);IF(7 &lt; [.$G27];CHAR(10);&quot;&quot;);IF(7 &lt; [.$G27];OFFSET(INDIRECT([.$M27]);7;0;1);&quot;&quot;);IF(8 &lt; [.$G27];CHAR(10);&quot;&quot;);IF(8 &lt; [.$G27];OFFSET(INDIRECT([.$M27]);8;0;1);&quot;&quot;);IF(9 &lt; [.$G27];CHAR(10);&quot;&quot;);IF(9 &lt; [.$G27];OFFSET(INDIRECT([.$M27]);9;0;1);&quot;&quot;);IF(10 &lt; [.$G27];CHAR(10);&quot;&quot;);IF(10 &lt; [.$G27];OFFSET(INDIRECT([.$M27]);10;0;1);&quot;&quot;);IF(11 &lt; [.$G27];CHAR(10);&quot;&quot;);IF(11 &lt; [.$G27];OFFSET(INDIRECT([.$M27]);11;0;1);&quot;&quot;);IF(12 &lt; [.$G27];CHAR(10);&quot;&quot;);IF(12 &lt; [.$G27];OFFSET(INDIRECT([.$M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97" table:formula="of:=OFFSET(INDIRECT([.$L27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number-columns-repeated="1011"/>
        </table:table-row>
        <table:table-row table:style-name="ro35">
          <table:table-cell table:formula="of:=(1000*[.$B28])+[.$E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8]);0;1;1)" office:value-type="string" office:string-value="§ 4 Absatz 7" calcext:value-type="string">
            <text:p>§ 4 Absatz 7</text:p>
          </table:table-cell>
          <table:table-cell table:style-name="ce169" table:formula="of:=OFFSET(INDIRECT([.$L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8];OFFSET(INDIRECT([.$M28]);0;0;1);&quot;&quot;);IF(1 &lt; [.$G28];CHAR(10);&quot;&quot;);IF(1 &lt; [.$G28];OFFSET(INDIRECT([.$M28]);1;0;1);&quot;&quot;);IF(2 &lt; [.$G28];CHAR(10);&quot;&quot;);IF(2 &lt; [.$G28];OFFSET(INDIRECT([.$M28]);2;0;1);&quot;&quot;);IF(3 &lt; [.$G28];CHAR(10);&quot;&quot;);IF(3 &lt; [.$G28];OFFSET(INDIRECT([.$M28]);3;0;1);&quot;&quot;);IF(4 &lt; [.$G28];CHAR(10);&quot;&quot;);IF(4 &lt; [.$G28];OFFSET(INDIRECT([.$M28]);4;0;1);&quot;&quot;);IF(5 &lt; [.$G28];CHAR(10);&quot;&quot;);IF(5 &lt; [.$G28];OFFSET(INDIRECT([.$M28]);5;0;1);&quot;&quot;);IF(6 &lt; [.$G28];CHAR(10);&quot;&quot;);IF(6 &lt; [.$G28];OFFSET(INDIRECT([.$M28]);6;0;1);&quot;&quot;);IF(7 &lt; [.$G28];CHAR(10);&quot;&quot;);IF(7 &lt; [.$G28];OFFSET(INDIRECT([.$M28]);7;0;1);&quot;&quot;);IF(8 &lt; [.$G28];CHAR(10);&quot;&quot;);IF(8 &lt; [.$G28];OFFSET(INDIRECT([.$M28]);8;0;1);&quot;&quot;);IF(9 &lt; [.$G28];CHAR(10);&quot;&quot;);IF(9 &lt; [.$G28];OFFSET(INDIRECT([.$M28]);9;0;1);&quot;&quot;);IF(10 &lt; [.$G28];CHAR(10);&quot;&quot;);IF(10 &lt; [.$G28];OFFSET(INDIRECT([.$M28]);10;0;1);&quot;&quot;);IF(11 &lt; [.$G28];CHAR(10);&quot;&quot;);IF(11 &lt; [.$G28];OFFSET(INDIRECT([.$M28]);11;0;1);&quot;&quot;);IF(12 &lt; [.$G28];CHAR(10);&quot;&quot;);IF(12 &lt; [.$G28];OFFSET(INDIRECT([.$M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97" table:formula="of:=OFFSET(INDIRECT([.$L28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200"/>
          <table:table-cell table:style-name="ce202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number-columns-repeated="1011"/>
        </table:table-row>
        <table:table-row table:style-name="ro42">
          <table:table-cell table:formula="of:=(1000*[.$B29])+[.$E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66" table:formula="of:=OFFSET(INDIRECT([.$L29]);0;1;1)" office:value-type="float" office:value="99" calcext:value-type="float">
            <text:p>99</text:p>
          </table:table-cell>
          <table:table-cell table:style-name="ce169" table:formula="of:=OFFSET(INDIRECT([.$L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87" office:value-type="float" office:value="1" calcext:value-type="float">
            <text:p>1</text:p>
          </table:table-cell>
          <table:table-cell table:style-name="ce193" table:formula="of:=CONCATENATE(IF(0 &lt; [.$G29];OFFSET(INDIRECT([.$M29]);0;0;1);&quot;&quot;);IF(1 &lt; [.$G29];CHAR(10);&quot;&quot;);IF(1 &lt; [.$G29];OFFSET(INDIRECT([.$M29]);1;0;1);&quot;&quot;);IF(2 &lt; [.$G29];CHAR(10);&quot;&quot;);IF(2 &lt; [.$G29];OFFSET(INDIRECT([.$M29]);2;0;1);&quot;&quot;);IF(3 &lt; [.$G29];CHAR(10);&quot;&quot;);IF(3 &lt; [.$G29];OFFSET(INDIRECT([.$M29]);3;0;1);&quot;&quot;);IF(4 &lt; [.$G29];CHAR(10);&quot;&quot;);IF(4 &lt; [.$G29];OFFSET(INDIRECT([.$M29]);4;0;1);&quot;&quot;);IF(5 &lt; [.$G29];CHAR(10);&quot;&quot;);IF(5 &lt; [.$G29];OFFSET(INDIRECT([.$M29]);5;0;1);&quot;&quot;);IF(6 &lt; [.$G29];CHAR(10);&quot;&quot;);IF(6 &lt; [.$G29];OFFSET(INDIRECT([.$M29]);6;0;1);&quot;&quot;);IF(7 &lt; [.$G29];CHAR(10);&quot;&quot;);IF(7 &lt; [.$G29];OFFSET(INDIRECT([.$M29]);7;0;1);&quot;&quot;);IF(8 &lt; [.$G29];CHAR(10);&quot;&quot;);IF(8 &lt; [.$G29];OFFSET(INDIRECT([.$M29]);8;0;1);&quot;&quot;);IF(9 &lt; [.$G29];CHAR(10);&quot;&quot;);IF(9 &lt; [.$G29];OFFSET(INDIRECT([.$M29]);9;0;1);&quot;&quot;);IF(10 &lt; [.$G29];CHAR(10);&quot;&quot;);IF(10 &lt; [.$G29];OFFSET(INDIRECT([.$M29]);10;0;1);&quot;&quot;);IF(11 &lt; [.$G29];CHAR(10);&quot;&quot;);IF(11 &lt; [.$G29];OFFSET(INDIRECT([.$M29]);11;0;1);&quot;&quot;);IF(12 &lt; [.$G29];CHAR(10);&quot;&quot;);IF(12 &lt; [.$G29];OFFSET(INDIRECT([.$M29]);12;0;1);&quot;&quot;))" office:value-type="string" office:string-value="x) Last Card" calcext:value-type="string">
            <text:p>x) Last Card</text:p>
          </table:table-cell>
          <table:table-cell table:style-name="ce197" table:formula="of:=OFFSET(INDIRECT([.$L29]);0;3;1)" office:value-type="string" office:string-value="invisible" calcext:value-type="string">
            <text:p>invisible</text:p>
          </table:table-cell>
          <table:table-cell table:style-name="ce200" table:number-columns-repeated="2"/>
          <table:table-cell table:style-name="ce202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93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number-columns-repeated="101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menliste" table:style-name="ta1">
        <table:table-column table:style-name="co55" table:default-cell-style-name="ce208"/>
        <table:table-column table:style-name="co56" table:default-cell-style-name="ce216"/>
        <table:table-column table:style-name="co46" table:default-cell-style-name="ce217"/>
        <table:table-column table:style-name="co57" table:default-cell-style-name="ce220"/>
        <table:table-column table:style-name="co58" table:default-cell-style-name="ce223"/>
        <table:table-column table:style-name="co59" table:default-cell-style-name="ce276"/>
        <table:table-column table:style-name="co60" table:default-cell-style-name="ce277"/>
        <table:table-column table:style-name="co61" table:default-cell-style-name="ce201"/>
        <table:table-column table:style-name="co62" table:default-cell-style-name="ce277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51" table:default-cell-style-name="Default"/>
        <table:table-row table:style-name="ro6">
          <table:table-cell table:style-name="ce205" office:value-type="string" calcext:value-type="string">
            <text:p>id</text:p>
          </table:table-cell>
          <table:table-cell table:style-name="ce210" office:value-type="string" calcext:value-type="string">
            <text:p>Abschnitt</text:p>
          </table:table-cell>
          <table:table-cell table:style-name="ce205" office:value-type="string" calcext:value-type="string">
            <text:p>Bereich</text:p>
          </table:table-cell>
          <table:table-cell table:style-name="ce218" office:value-type="string" calcext:value-type="string">
            <text:p>idx</text:p>
          </table:table-cell>
          <table:table-cell table:style-name="ce177" office:value-type="string" calcext:value-type="string">
            <text:p>Thema</text:p>
          </table:table-cell>
          <table:table-cell table:style-name="ce225" office:value-type="string" calcext:value-type="string">
            <office:annotation draw:style-name="gr4" draw:text-style-name="P2" svg:width="2.899cm" svg:height="2.176cm" svg:x="25.105cm" svg:y="0cm" draw:caption-point-x="-0.61cm" draw:caption-point-y="0.01cm">
              <dc:date>2017-12-19T00:00:00</dc:date>
              <text:p text:style-name="P1"><text:span text:style-name="T1">Zusammengesetzt</text:span><text:span text:style-name="T1"><text:line-break/></text:span><text:span text:style-name="T1">aus idx und Thema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5" draw:text-style-name="P2" svg:width="2.899cm" svg:height="1.781cm" svg:x="29.252cm" svg:y="0cm" draw:caption-point-x="-0.61cm" draw:caption-point-y="0.01cm">
              <dc:date>2017-12-19T00:00:00</dc:date>
              <text:p text:style-name="P1"><text:span text:style-name="T1">Findet aus Bereichnamen die Bereichsid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4" draw:text-style-name="P2" svg:width="2.899cm" svg:height="2.176cm" svg:x="31.52cm" svg:y="0cm" draw:caption-point-x="-0.61cm" draw:caption-point-y="0.01cm">
              <dc:date>2020-05-11T00:00:00</dc:date>
              <text:p text:style-name="P1"><text:span text:style-name="T1">Eingabe in der Form:</text:span></text:p>
              <text:p text:style-name="P1"><text:span text:style-name="T1"/></text:p>
              <text:p text:style-name="P1"><text:span text:style-name="T1">= </text:span><text:span text:style-name="T3">$Bereiche.$A$6</text:span></text:p>
            </office:annotation>
            <text:p>Bereichskey</text:p>
          </table:table-cell>
          <table:table-cell table:style-name="ce192" office:value-type="string" calcext:value-type="string">
            <text:p>Fachrichtung</text:p>
          </table:table-cell>
          <table:table-cell table:style-name="ce144" table:number-columns-repeated="2"/>
          <table:table-cell table:style-name="ce144" office:value-type="string" calcext:value-type="string">
            <text:p>Ausbildungsteil</text:p>
          </table:table-cell>
          <table:table-cell table:style-name="ce144" office:value-type="string" calcext:value-type="string">
            <text:p>Bereich</text:p>
          </table:table-cell>
          <table:table-cell table:style-name="ce144" table:number-columns-repeated="47"/>
          <table:table-cell table:number-columns-repeated="4"/>
        </table:table-row>
        <table:table-row table:style-name="ro7">
          <table:table-cell table:style-name="ce206" table:formula="of:=CONCATENATE(OFFSET(INDIRECT([.$G2]);0;2;1);&quot; Nummer &quot;;OFFSET(INDIRECT([.$G2]);0;4;1);&quot; &quot;;[.D2])" office:value-type="string" office:string-value="§ 4 Absatz 2 Nummer 1 a" calcext:value-type="string">
            <text:p>§ 4 Absatz 2 Nummer 1 a</text:p>
          </table:table-cell>
          <table:table-cell table:formula="of:=OFFSET(INDIRECT([.$G2]);0;4;1)" office:value-type="float" office:value="1" calcext:value-type="float">
            <text:p>1</text:p>
          </table:table-cell>
          <table:table-cell table:formula="of:=OFFSET(INDIRECT([.$G2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2]);0;8;1)" office:value-type="string" office:string-value="alle" calcext:value-type="string">
            <text:p>alle</text:p>
          </table:table-cell>
          <table:table-cell table:style-name="ce148" table:formula="of:=OFFSET(INDIRECT([.$G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2]);0;9;1);&quot; Wo., Phase 2: &quot;;OFFSET(INDIRECT([.$G2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2]);0;2;1);&quot; Nummer &quot;;OFFSET(INDIRECT([.$G2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3]);0;2;1);&quot; Nummer &quot;;OFFSET(INDIRECT([.$G3]);0;4;1);&quot; &quot;;[.D3])" office:value-type="string" office:string-value="§ 4 Absatz 2 Nummer 1 b" calcext:value-type="string">
            <text:p>§ 4 Absatz 2 Nummer 1 b</text:p>
          </table:table-cell>
          <table:table-cell table:formula="of:=OFFSET(INDIRECT([.$G3]);0;4;1)" office:value-type="float" office:value="1" calcext:value-type="float">
            <text:p>1</text:p>
          </table:table-cell>
          <table:table-cell table:formula="of:=OFFSET(INDIRECT([.$G3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3]);0;8;1)" office:value-type="string" office:string-value="alle" calcext:value-type="string">
            <text:p>alle</text:p>
          </table:table-cell>
          <table:table-cell table:style-name="ce148" table:formula="of:=OFFSET(INDIRECT([.$G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3]);0;9;1);&quot; Wo., Phase 2: &quot;;OFFSET(INDIRECT([.$G3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3]);0;2;1);&quot; Nummer &quot;;OFFSET(INDIRECT([.$G3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]);0;2;1);&quot; Nummer &quot;;OFFSET(INDIRECT([.$G4]);0;4;1);&quot; &quot;;[.D4])" office:value-type="string" office:string-value="§ 4 Absatz 2 Nummer 1 c" calcext:value-type="string">
            <text:p>§ 4 Absatz 2 Nummer 1 c</text:p>
          </table:table-cell>
          <table:table-cell table:formula="of:=OFFSET(INDIRECT([.$G4]);0;4;1)" office:value-type="float" office:value="1" calcext:value-type="float">
            <text:p>1</text:p>
          </table:table-cell>
          <table:table-cell table:formula="of:=OFFSET(INDIRECT([.$G4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4]);0;8;1)" office:value-type="string" office:string-value="alle" calcext:value-type="string">
            <text:p>alle</text:p>
          </table:table-cell>
          <table:table-cell table:style-name="ce148" table:formula="of:=OFFSET(INDIRECT([.$G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4]);0;9;1);&quot; Wo., Phase 2: &quot;;OFFSET(INDIRECT([.$G4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4]);0;2;1);&quot; Nummer &quot;;OFFSET(INDIRECT([.$G4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]);0;2;1);&quot; Nummer &quot;;OFFSET(INDIRECT([.$G5]);0;4;1);&quot; &quot;;[.D5])" office:value-type="string" office:string-value="§ 4 Absatz 2 Nummer 1 d" calcext:value-type="string">
            <text:p>§ 4 Absatz 2 Nummer 1 d</text:p>
          </table:table-cell>
          <table:table-cell table:formula="of:=OFFSET(INDIRECT([.$G5]);0;4;1)" office:value-type="float" office:value="1" calcext:value-type="float">
            <text:p>1</text:p>
          </table:table-cell>
          <table:table-cell table:formula="of:=OFFSET(INDIRECT([.$G5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8"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5]);0;8;1)" office:value-type="string" office:string-value="alle" calcext:value-type="string">
            <text:p>alle</text:p>
          </table:table-cell>
          <table:table-cell table:style-name="ce148" table:formula="of:=OFFSET(INDIRECT([.$G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5]);0;9;1);&quot; Wo., Phase 2: &quot;;OFFSET(INDIRECT([.$G5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5]);0;2;1);&quot; Nummer &quot;;OFFSET(INDIRECT([.$G5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]);0;2;1);&quot; Nummer &quot;;OFFSET(INDIRECT([.$G6]);0;4;1);&quot; &quot;;[.D6])" office:value-type="string" office:string-value="§ 4 Absatz 2 Nummer 1 e" calcext:value-type="string">
            <text:p>§ 4 Absatz 2 Nummer 1 e</text:p>
          </table:table-cell>
          <table:table-cell table:formula="of:=OFFSET(INDIRECT([.$G6]);0;4;1)" office:value-type="float" office:value="1" calcext:value-type="float">
            <text:p>1</text:p>
          </table:table-cell>
          <table:table-cell table:formula="of:=OFFSET(INDIRECT([.$G6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8"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6]);0;8;1)" office:value-type="string" office:string-value="alle" calcext:value-type="string">
            <text:p>alle</text:p>
          </table:table-cell>
          <table:table-cell table:style-name="ce148" table:formula="of:=OFFSET(INDIRECT([.$G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6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6]);0;9;1);&quot; Wo., Phase 2: &quot;;OFFSET(INDIRECT([.$G6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6]);0;2;1);&quot; Nummer &quot;;OFFSET(INDIRECT([.$G6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]);0;2;1);&quot; Nummer &quot;;OFFSET(INDIRECT([.$G7]);0;4;1);&quot; &quot;;[.D7])" office:value-type="string" office:string-value="§ 4 Absatz 2 Nummer 1 f" calcext:value-type="string">
            <text:p>§ 4 Absatz 2 Nummer 1 f</text:p>
          </table:table-cell>
          <table:table-cell table:formula="of:=OFFSET(INDIRECT([.$G7]);0;4;1)" office:value-type="float" office:value="1" calcext:value-type="float">
            <text:p>1</text:p>
          </table:table-cell>
          <table:table-cell table:formula="of:=OFFSET(INDIRECT([.$G7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7]);0;8;1)" office:value-type="string" office:string-value="alle" calcext:value-type="string">
            <text:p>alle</text:p>
          </table:table-cell>
          <table:table-cell table:style-name="ce148" table:formula="of:=OFFSET(INDIRECT([.$G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7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7]);0;9;1);&quot; Wo., Phase 2: &quot;;OFFSET(INDIRECT([.$G7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7]);0;2;1);&quot; Nummer &quot;;OFFSET(INDIRECT([.$G7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]);0;2;1);&quot; Nummer &quot;;OFFSET(INDIRECT([.$G8]);0;4;1);&quot; &quot;;[.D8])" office:value-type="string" office:string-value="§ 4 Absatz 2 Nummer 1 g" calcext:value-type="string">
            <text:p>§ 4 Absatz 2 Nummer 1 g</text:p>
          </table:table-cell>
          <table:table-cell table:formula="of:=OFFSET(INDIRECT([.$G8]);0;4;1)" office:value-type="float" office:value="1" calcext:value-type="float">
            <text:p>1</text:p>
          </table:table-cell>
          <table:table-cell table:formula="of:=OFFSET(INDIRECT([.$G8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8]);0;8;1)" office:value-type="string" office:string-value="alle" calcext:value-type="string">
            <text:p>alle</text:p>
          </table:table-cell>
          <table:table-cell table:style-name="ce148" table:formula="of:=OFFSET(INDIRECT([.$G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8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8]);0;9;1);&quot; Wo., Phase 2: &quot;;OFFSET(INDIRECT([.$G8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8]);0;2;1);&quot; Nummer &quot;;OFFSET(INDIRECT([.$G8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9]);0;2;1);&quot; Nummer &quot;;OFFSET(INDIRECT([.$G9]);0;4;1);&quot; &quot;;[.D9])" office:value-type="string" office:string-value="§ 4 Absatz 2 Nummer 1 h" calcext:value-type="string">
            <text:p>§ 4 Absatz 2 Nummer 1 h</text:p>
          </table:table-cell>
          <table:table-cell table:formula="of:=OFFSET(INDIRECT([.$G9]);0;4;1)" office:value-type="float" office:value="1" calcext:value-type="float">
            <text:p>1</text:p>
          </table:table-cell>
          <table:table-cell table:formula="of:=OFFSET(INDIRECT([.$G9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9]);0;8;1)" office:value-type="string" office:string-value="alle" calcext:value-type="string">
            <text:p>alle</text:p>
          </table:table-cell>
          <table:table-cell table:style-name="ce148" table:formula="of:=OFFSET(INDIRECT([.$G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9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9]);0;9;1);&quot; Wo., Phase 2: &quot;;OFFSET(INDIRECT([.$G9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9]);0;2;1);&quot; Nummer &quot;;OFFSET(INDIRECT([.$G9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0]);0;2;1);&quot; Nummer &quot;;OFFSET(INDIRECT([.$G10]);0;4;1);&quot; &quot;;[.D10])" office:value-type="string" office:string-value="§ 4 Absatz 2 Nummer 1 i" calcext:value-type="string">
            <text:p>§ 4 Absatz 2 Nummer 1 i</text:p>
          </table:table-cell>
          <table:table-cell table:formula="of:=OFFSET(INDIRECT([.$G10]);0;4;1)" office:value-type="float" office:value="1" calcext:value-type="float">
            <text:p>1</text:p>
          </table:table-cell>
          <table:table-cell table:formula="of:=OFFSET(INDIRECT([.$G10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10]);0;8;1)" office:value-type="string" office:string-value="alle" calcext:value-type="string">
            <text:p>alle</text:p>
          </table:table-cell>
          <table:table-cell table:style-name="ce148" table:formula="of:=OFFSET(INDIRECT([.$G1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0]);0;5;1)" office:value-type="string" office:string-value="Planen, Vorbereiten und Durchführen von Arbeitsaufgaben in Abstimmung mit den kundenspezifischen&#10;Geschäfts- und Leistungsprozessen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table:formula="of:=CONCATENATE(&quot;Phase 1: &quot;;OFFSET(INDIRECT([.$G10]);0;9;1);&quot; Wo., Phase 2: &quot;;OFFSET(INDIRECT([.$G10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10]);0;2;1);&quot; Nummer &quot;;OFFSET(INDIRECT([.$G10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]);0;2;1);&quot; Nummer &quot;;OFFSET(INDIRECT([.$G11]);0;4;1);&quot; &quot;;[.D11])" office:value-type="string" office:string-value="§ 4 Absatz 2 Nummer 2 a" calcext:value-type="string">
            <text:p>§ 4 Absatz 2 Nummer 2 a</text:p>
          </table:table-cell>
          <table:table-cell table:formula="of:=OFFSET(INDIRECT([.$G11]);0;4;1)" office:value-type="float" office:value="2" calcext:value-type="float">
            <text:p>2</text:p>
          </table:table-cell>
          <table:table-cell table:formula="of:=OFFSET(INDIRECT([.$G11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1]);0;8;1)" office:value-type="string" office:string-value="alle" calcext:value-type="string">
            <text:p>alle</text:p>
          </table:table-cell>
          <table:table-cell table:style-name="ce148" table:formula="of:=OFFSET(INDIRECT([.$G1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1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1]);0;9;1);&quot; Wo., Phase 2: &quot;;OFFSET(INDIRECT([.$G11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1]);0;2;1);&quot; Nummer &quot;;OFFSET(INDIRECT([.$G11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]);0;2;1);&quot; Nummer &quot;;OFFSET(INDIRECT([.$G12]);0;4;1);&quot; &quot;;[.D12])" office:value-type="string" office:string-value="§ 4 Absatz 2 Nummer 2 b" calcext:value-type="string">
            <text:p>§ 4 Absatz 2 Nummer 2 b</text:p>
          </table:table-cell>
          <table:table-cell table:formula="of:=OFFSET(INDIRECT([.$G12]);0;4;1)" office:value-type="float" office:value="2" calcext:value-type="float">
            <text:p>2</text:p>
          </table:table-cell>
          <table:table-cell table:formula="of:=OFFSET(INDIRECT([.$G12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2]);0;8;1)" office:value-type="string" office:string-value="alle" calcext:value-type="string">
            <text:p>alle</text:p>
          </table:table-cell>
          <table:table-cell table:style-name="ce148" table:formula="of:=OFFSET(INDIRECT([.$G1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2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2]);0;9;1);&quot; Wo., Phase 2: &quot;;OFFSET(INDIRECT([.$G12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2]);0;2;1);&quot; Nummer &quot;;OFFSET(INDIRECT([.$G12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]);0;2;1);&quot; Nummer &quot;;OFFSET(INDIRECT([.$G13]);0;4;1);&quot; &quot;;[.D13])" office:value-type="string" office:string-value="§ 4 Absatz 2 Nummer 2 c" calcext:value-type="string">
            <text:p>§ 4 Absatz 2 Nummer 2 c</text:p>
          </table:table-cell>
          <table:table-cell table:formula="of:=OFFSET(INDIRECT([.$G13]);0;4;1)" office:value-type="float" office:value="2" calcext:value-type="float">
            <text:p>2</text:p>
          </table:table-cell>
          <table:table-cell table:formula="of:=OFFSET(INDIRECT([.$G13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3]);0;8;1)" office:value-type="string" office:string-value="alle" calcext:value-type="string">
            <text:p>alle</text:p>
          </table:table-cell>
          <table:table-cell table:style-name="ce148" table:formula="of:=OFFSET(INDIRECT([.$G1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3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3]);0;9;1);&quot; Wo., Phase 2: &quot;;OFFSET(INDIRECT([.$G13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3]);0;2;1);&quot; Nummer &quot;;OFFSET(INDIRECT([.$G13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4]);0;2;1);&quot; Nummer &quot;;OFFSET(INDIRECT([.$G14]);0;4;1);&quot; &quot;;[.D14])" office:value-type="string" office:string-value="§ 4 Absatz 2 Nummer 2 d" calcext:value-type="string">
            <text:p>§ 4 Absatz 2 Nummer 2 d</text:p>
          </table:table-cell>
          <table:table-cell table:formula="of:=OFFSET(INDIRECT([.$G14]);0;4;1)" office:value-type="float" office:value="2" calcext:value-type="float">
            <text:p>2</text:p>
          </table:table-cell>
          <table:table-cell table:formula="of:=OFFSET(INDIRECT([.$G14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4]);0;8;1)" office:value-type="string" office:string-value="alle" calcext:value-type="string">
            <text:p>alle</text:p>
          </table:table-cell>
          <table:table-cell table:style-name="ce148" table:formula="of:=OFFSET(INDIRECT([.$G1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4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4]);0;9;1);&quot; Wo., Phase 2: &quot;;OFFSET(INDIRECT([.$G14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4]);0;2;1);&quot; Nummer &quot;;OFFSET(INDIRECT([.$G14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5]);0;2;1);&quot; Nummer &quot;;OFFSET(INDIRECT([.$G15]);0;4;1);&quot; &quot;;[.D15])" office:value-type="string" office:string-value="§ 4 Absatz 2 Nummer 2 e" calcext:value-type="string">
            <text:p>§ 4 Absatz 2 Nummer 2 e</text:p>
          </table:table-cell>
          <table:table-cell table:formula="of:=OFFSET(INDIRECT([.$G15]);0;4;1)" office:value-type="float" office:value="2" calcext:value-type="float">
            <text:p>2</text:p>
          </table:table-cell>
          <table:table-cell table:formula="of:=OFFSET(INDIRECT([.$G15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5]);0;8;1)" office:value-type="string" office:string-value="alle" calcext:value-type="string">
            <text:p>alle</text:p>
          </table:table-cell>
          <table:table-cell table:style-name="ce148" table:formula="of:=OFFSET(INDIRECT([.$G1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5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5]);0;9;1);&quot; Wo., Phase 2: &quot;;OFFSET(INDIRECT([.$G15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5]);0;2;1);&quot; Nummer &quot;;OFFSET(INDIRECT([.$G15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6]);0;2;1);&quot; Nummer &quot;;OFFSET(INDIRECT([.$G16]);0;4;1);&quot; &quot;;[.D16])" office:value-type="string" office:string-value="§ 4 Absatz 2 Nummer 2 f" calcext:value-type="string">
            <text:p>§ 4 Absatz 2 Nummer 2 f</text:p>
          </table:table-cell>
          <table:table-cell table:formula="of:=OFFSET(INDIRECT([.$G16]);0;4;1)" office:value-type="float" office:value="2" calcext:value-type="float">
            <text:p>2</text:p>
          </table:table-cell>
          <table:table-cell table:formula="of:=OFFSET(INDIRECT([.$G16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6]);0;8;1)" office:value-type="string" office:string-value="alle" calcext:value-type="string">
            <text:p>alle</text:p>
          </table:table-cell>
          <table:table-cell table:style-name="ce148" table:formula="of:=OFFSET(INDIRECT([.$G1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6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6]);0;9;1);&quot; Wo., Phase 2: &quot;;OFFSET(INDIRECT([.$G16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6]);0;2;1);&quot; Nummer &quot;;OFFSET(INDIRECT([.$G16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7]);0;2;1);&quot; Nummer &quot;;OFFSET(INDIRECT([.$G17]);0;4;1);&quot; &quot;;[.D17])" office:value-type="string" office:string-value="§ 4 Absatz 2 Nummer 2 g" calcext:value-type="string">
            <text:p>§ 4 Absatz 2 Nummer 2 g</text:p>
          </table:table-cell>
          <table:table-cell table:formula="of:=OFFSET(INDIRECT([.$G17]);0;4;1)" office:value-type="float" office:value="2" calcext:value-type="float">
            <text:p>2</text:p>
          </table:table-cell>
          <table:table-cell table:formula="of:=OFFSET(INDIRECT([.$G17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8"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7]);0;8;1)" office:value-type="string" office:string-value="alle" calcext:value-type="string">
            <text:p>alle</text:p>
          </table:table-cell>
          <table:table-cell table:style-name="ce148" table:formula="of:=OFFSET(INDIRECT([.$G1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7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7]);0;9;1);&quot; Wo., Phase 2: &quot;;OFFSET(INDIRECT([.$G17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7]);0;2;1);&quot; Nummer &quot;;OFFSET(INDIRECT([.$G17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8]);0;2;1);&quot; Nummer &quot;;OFFSET(INDIRECT([.$G18]);0;4;1);&quot; &quot;;[.D18])" office:value-type="string" office:string-value="§ 4 Absatz 2 Nummer 2 h" calcext:value-type="string">
            <text:p>§ 4 Absatz 2 Nummer 2 h</text:p>
          </table:table-cell>
          <table:table-cell table:formula="of:=OFFSET(INDIRECT([.$G18]);0;4;1)" office:value-type="float" office:value="2" calcext:value-type="float">
            <text:p>2</text:p>
          </table:table-cell>
          <table:table-cell table:formula="of:=OFFSET(INDIRECT([.$G18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8"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8]);0;8;1)" office:value-type="string" office:string-value="alle" calcext:value-type="string">
            <text:p>alle</text:p>
          </table:table-cell>
          <table:table-cell table:style-name="ce148" table:formula="of:=OFFSET(INDIRECT([.$G1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8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8]);0;9;1);&quot; Wo., Phase 2: &quot;;OFFSET(INDIRECT([.$G18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8]);0;2;1);&quot; Nummer &quot;;OFFSET(INDIRECT([.$G18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9]);0;2;1);&quot; Nummer &quot;;OFFSET(INDIRECT([.$G19]);0;4;1);&quot; &quot;;[.D19])" office:value-type="string" office:string-value="§ 4 Absatz 2 Nummer 3 a" calcext:value-type="string">
            <text:p>§ 4 Absatz 2 Nummer 3 a</text:p>
          </table:table-cell>
          <table:table-cell table:formula="of:=OFFSET(INDIRECT([.$G19]);0;4;1)" office:value-type="float" office:value="3" calcext:value-type="float">
            <text:p>3</text:p>
          </table:table-cell>
          <table:table-cell table:formula="of:=OFFSET(INDIRECT([.$G19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19]);0;8;1)" office:value-type="string" office:string-value="alle" calcext:value-type="string">
            <text:p>alle</text:p>
          </table:table-cell>
          <table:table-cell table:style-name="ce148" table:formula="of:=OFFSET(INDIRECT([.$G1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19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19]);0;9;1);&quot; Wo., Phase 2: &quot;;OFFSET(INDIRECT([.$G19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19]);0;2;1);&quot; Nummer &quot;;OFFSET(INDIRECT([.$G19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0]);0;2;1);&quot; Nummer &quot;;OFFSET(INDIRECT([.$G20]);0;4;1);&quot; &quot;;[.D20])" office:value-type="string" office:string-value="§ 4 Absatz 2 Nummer 3 b" calcext:value-type="string">
            <text:p>§ 4 Absatz 2 Nummer 3 b</text:p>
          </table:table-cell>
          <table:table-cell table:formula="of:=OFFSET(INDIRECT([.$G20]);0;4;1)" office:value-type="float" office:value="3" calcext:value-type="float">
            <text:p>3</text:p>
          </table:table-cell>
          <table:table-cell table:formula="of:=OFFSET(INDIRECT([.$G20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0]);0;8;1)" office:value-type="string" office:string-value="alle" calcext:value-type="string">
            <text:p>alle</text:p>
          </table:table-cell>
          <table:table-cell table:style-name="ce148" table:formula="of:=OFFSET(INDIRECT([.$G2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0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0]);0;9;1);&quot; Wo., Phase 2: &quot;;OFFSET(INDIRECT([.$G20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0]);0;2;1);&quot; Nummer &quot;;OFFSET(INDIRECT([.$G20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1]);0;2;1);&quot; Nummer &quot;;OFFSET(INDIRECT([.$G21]);0;4;1);&quot; &quot;;[.D21])" office:value-type="string" office:string-value="§ 4 Absatz 2 Nummer 3 c" calcext:value-type="string">
            <text:p>§ 4 Absatz 2 Nummer 3 c</text:p>
          </table:table-cell>
          <table:table-cell table:formula="of:=OFFSET(INDIRECT([.$G21]);0;4;1)" office:value-type="float" office:value="3" calcext:value-type="float">
            <text:p>3</text:p>
          </table:table-cell>
          <table:table-cell table:formula="of:=OFFSET(INDIRECT([.$G21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1]);0;8;1)" office:value-type="string" office:string-value="alle" calcext:value-type="string">
            <text:p>alle</text:p>
          </table:table-cell>
          <table:table-cell table:style-name="ce148" table:formula="of:=OFFSET(INDIRECT([.$G2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1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1]);0;9;1);&quot; Wo., Phase 2: &quot;;OFFSET(INDIRECT([.$G21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1]);0;2;1);&quot; Nummer &quot;;OFFSET(INDIRECT([.$G21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2]);0;2;1);&quot; Nummer &quot;;OFFSET(INDIRECT([.$G22]);0;4;1);&quot; &quot;;[.D22])" office:value-type="string" office:string-value="§ 4 Absatz 2 Nummer 3 d" calcext:value-type="string">
            <text:p>§ 4 Absatz 2 Nummer 3 d</text:p>
          </table:table-cell>
          <table:table-cell table:formula="of:=OFFSET(INDIRECT([.$G22]);0;4;1)" office:value-type="float" office:value="3" calcext:value-type="float">
            <text:p>3</text:p>
          </table:table-cell>
          <table:table-cell table:formula="of:=OFFSET(INDIRECT([.$G22]);0;6;1)" office:value-type="float" office:value="3" calcext:value-type="float">
            <text:p>3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2]);0;8;1)" office:value-type="string" office:string-value="alle" calcext:value-type="string">
            <text:p>alle</text:p>
          </table:table-cell>
          <table:table-cell table:style-name="ce148" table:formula="of:=OFFSET(INDIRECT([.$G2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2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2]);0;9;1);&quot; Wo., Phase 2: &quot;;OFFSET(INDIRECT([.$G22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2]);0;2;1);&quot; Nummer &quot;;OFFSET(INDIRECT([.$G22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23]);0;2;1);&quot; Nummer &quot;;OFFSET(INDIRECT([.$G23]);0;4;1);&quot; &quot;;[.D23])" office:value-type="string" office:string-value="§ 4 Absatz 2 Nummer 4 a" calcext:value-type="string">
            <text:p>§ 4 Absatz 2 Nummer 4 a</text:p>
          </table:table-cell>
          <table:table-cell table:formula="of:=OFFSET(INDIRECT([.$G23]);0;4;1)" office:value-type="float" office:value="4" calcext:value-type="float">
            <text:p>4</text:p>
          </table:table-cell>
          <table:table-cell table:formula="of:=OFFSET(INDIRECT([.$G23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3]);0;8;1)" office:value-type="string" office:string-value="alle" calcext:value-type="string">
            <text:p>alle</text:p>
          </table:table-cell>
          <table:table-cell table:style-name="ce148" table:formula="of:=OFFSET(INDIRECT([.$G2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3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3]);0;9;1);&quot; Wo., Phase 2: &quot;;OFFSET(INDIRECT([.$G2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3]);0;2;1);&quot; Nummer &quot;;OFFSET(INDIRECT([.$G23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4]);0;2;1);&quot; Nummer &quot;;OFFSET(INDIRECT([.$G24]);0;4;1);&quot; &quot;;[.D24])" office:value-type="string" office:string-value="§ 4 Absatz 2 Nummer 4 b" calcext:value-type="string">
            <text:p>§ 4 Absatz 2 Nummer 4 b</text:p>
          </table:table-cell>
          <table:table-cell table:formula="of:=OFFSET(INDIRECT([.$G24]);0;4;1)" office:value-type="float" office:value="4" calcext:value-type="float">
            <text:p>4</text:p>
          </table:table-cell>
          <table:table-cell table:formula="of:=OFFSET(INDIRECT([.$G24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4]);0;8;1)" office:value-type="string" office:string-value="alle" calcext:value-type="string">
            <text:p>alle</text:p>
          </table:table-cell>
          <table:table-cell table:style-name="ce148" table:formula="of:=OFFSET(INDIRECT([.$G2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4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4]);0;9;1);&quot; Wo., Phase 2: &quot;;OFFSET(INDIRECT([.$G2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4]);0;2;1);&quot; Nummer &quot;;OFFSET(INDIRECT([.$G24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25]);0;2;1);&quot; Nummer &quot;;OFFSET(INDIRECT([.$G25]);0;4;1);&quot; &quot;;[.D25])" office:value-type="string" office:string-value="§ 4 Absatz 2 Nummer 4 c" calcext:value-type="string">
            <text:p>§ 4 Absatz 2 Nummer 4 c</text:p>
          </table:table-cell>
          <table:table-cell table:formula="of:=OFFSET(INDIRECT([.$G25]);0;4;1)" office:value-type="float" office:value="4" calcext:value-type="float">
            <text:p>4</text:p>
          </table:table-cell>
          <table:table-cell table:formula="of:=OFFSET(INDIRECT([.$G25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5]);0;8;1)" office:value-type="string" office:string-value="alle" calcext:value-type="string">
            <text:p>alle</text:p>
          </table:table-cell>
          <table:table-cell table:style-name="ce148" table:formula="of:=OFFSET(INDIRECT([.$G2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5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5]);0;9;1);&quot; Wo., Phase 2: &quot;;OFFSET(INDIRECT([.$G2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5]);0;2;1);&quot; Nummer &quot;;OFFSET(INDIRECT([.$G25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6]);0;2;1);&quot; Nummer &quot;;OFFSET(INDIRECT([.$G26]);0;4;1);&quot; &quot;;[.D26])" office:value-type="string" office:string-value="§ 4 Absatz 2 Nummer 4 d" calcext:value-type="string">
            <text:p>§ 4 Absatz 2 Nummer 4 d</text:p>
          </table:table-cell>
          <table:table-cell table:formula="of:=OFFSET(INDIRECT([.$G26]);0;4;1)" office:value-type="float" office:value="4" calcext:value-type="float">
            <text:p>4</text:p>
          </table:table-cell>
          <table:table-cell table:formula="of:=OFFSET(INDIRECT([.$G26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6]);0;8;1)" office:value-type="string" office:string-value="alle" calcext:value-type="string">
            <text:p>alle</text:p>
          </table:table-cell>
          <table:table-cell table:style-name="ce148" table:formula="of:=OFFSET(INDIRECT([.$G2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6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6]);0;9;1);&quot; Wo., Phase 2: &quot;;OFFSET(INDIRECT([.$G26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6]);0;2;1);&quot; Nummer &quot;;OFFSET(INDIRECT([.$G26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27]);0;2;1);&quot; Nummer &quot;;OFFSET(INDIRECT([.$G27]);0;4;1);&quot; &quot;;[.D27])" office:value-type="string" office:string-value="§ 4 Absatz 2 Nummer 4 e" calcext:value-type="string">
            <text:p>§ 4 Absatz 2 Nummer 4 e</text:p>
          </table:table-cell>
          <table:table-cell table:formula="of:=OFFSET(INDIRECT([.$G27]);0;4;1)" office:value-type="float" office:value="4" calcext:value-type="float">
            <text:p>4</text:p>
          </table:table-cell>
          <table:table-cell table:formula="of:=OFFSET(INDIRECT([.$G27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7]);0;8;1)" office:value-type="string" office:string-value="alle" calcext:value-type="string">
            <text:p>alle</text:p>
          </table:table-cell>
          <table:table-cell table:style-name="ce148" table:formula="of:=OFFSET(INDIRECT([.$G2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7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7]);0;9;1);&quot; Wo., Phase 2: &quot;;OFFSET(INDIRECT([.$G27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7]);0;2;1);&quot; Nummer &quot;;OFFSET(INDIRECT([.$G27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28]);0;2;1);&quot; Nummer &quot;;OFFSET(INDIRECT([.$G28]);0;4;1);&quot; &quot;;[.D28])" office:value-type="string" office:string-value="§ 4 Absatz 2 Nummer 5 a" calcext:value-type="string">
            <text:p>§ 4 Absatz 2 Nummer 5 a</text:p>
          </table:table-cell>
          <table:table-cell table:formula="of:=OFFSET(INDIRECT([.$G28]);0;4;1)" office:value-type="float" office:value="5" calcext:value-type="float">
            <text:p>5</text:p>
          </table:table-cell>
          <table:table-cell table:formula="of:=OFFSET(INDIRECT([.$G2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8]);0;8;1)" office:value-type="string" office:string-value="alle" calcext:value-type="string">
            <text:p>alle</text:p>
          </table:table-cell>
          <table:table-cell table:style-name="ce148" table:formula="of:=OFFSET(INDIRECT([.$G2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8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8]);0;9;1);&quot; Wo., Phase 2: &quot;;OFFSET(INDIRECT([.$G28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8]);0;2;1);&quot; Nummer &quot;;OFFSET(INDIRECT([.$G28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9]);0;2;1);&quot; Nummer &quot;;OFFSET(INDIRECT([.$G29]);0;4;1);&quot; &quot;;[.D29])" office:value-type="string" office:string-value="§ 4 Absatz 2 Nummer 5 b" calcext:value-type="string">
            <text:p>§ 4 Absatz 2 Nummer 5 b</text:p>
          </table:table-cell>
          <table:table-cell table:formula="of:=OFFSET(INDIRECT([.$G29]);0;4;1)" office:value-type="float" office:value="5" calcext:value-type="float">
            <text:p>5</text:p>
          </table:table-cell>
          <table:table-cell table:formula="of:=OFFSET(INDIRECT([.$G2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9]);0;8;1)" office:value-type="string" office:string-value="alle" calcext:value-type="string">
            <text:p>alle</text:p>
          </table:table-cell>
          <table:table-cell table:style-name="ce148" table:formula="of:=OFFSET(INDIRECT([.$G2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29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9]);0;9;1);&quot; Wo., Phase 2: &quot;;OFFSET(INDIRECT([.$G29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9]);0;2;1);&quot; Nummer &quot;;OFFSET(INDIRECT([.$G29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0]);0;2;1);&quot; Nummer &quot;;OFFSET(INDIRECT([.$G30]);0;4;1);&quot; &quot;;[.D30])" office:value-type="string" office:string-value="§ 4 Absatz 2 Nummer 5 c" calcext:value-type="string">
            <text:p>§ 4 Absatz 2 Nummer 5 c</text:p>
          </table:table-cell>
          <table:table-cell table:formula="of:=OFFSET(INDIRECT([.$G30]);0;4;1)" office:value-type="float" office:value="5" calcext:value-type="float">
            <text:p>5</text:p>
          </table:table-cell>
          <table:table-cell table:formula="of:=OFFSET(INDIRECT([.$G3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30]);0;8;1)" office:value-type="string" office:string-value="alle" calcext:value-type="string">
            <text:p>alle</text:p>
          </table:table-cell>
          <table:table-cell table:style-name="ce148" table:formula="of:=OFFSET(INDIRECT([.$G3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0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30]);0;9;1);&quot; Wo., Phase 2: &quot;;OFFSET(INDIRECT([.$G30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30]);0;2;1);&quot; Nummer &quot;;OFFSET(INDIRECT([.$G30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1]);0;2;1);&quot; Nummer &quot;;OFFSET(INDIRECT([.$G31]);0;4;1);&quot; &quot;;[.D31])" office:value-type="string" office:string-value="§ 4 Absatz 2 Nummer 6 a" calcext:value-type="string">
            <text:p>§ 4 Absatz 2 Nummer 6 a</text:p>
          </table:table-cell>
          <table:table-cell table:formula="of:=OFFSET(INDIRECT([.$G31]);0;4;1)" office:value-type="float" office:value="6" calcext:value-type="float">
            <text:p>6</text:p>
          </table:table-cell>
          <table:table-cell table:formula="of:=OFFSET(INDIRECT([.$G31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1]);0;8;1)" office:value-type="string" office:string-value="alle" calcext:value-type="string">
            <text:p>alle</text:p>
          </table:table-cell>
          <table:table-cell table:style-name="ce148" table:formula="of:=OFFSET(INDIRECT([.$G3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1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1]);0;9;1);&quot; Wo., Phase 2: &quot;;OFFSET(INDIRECT([.$G31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1]);0;2;1);&quot; Nummer &quot;;OFFSET(INDIRECT([.$G31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2]);0;2;1);&quot; Nummer &quot;;OFFSET(INDIRECT([.$G32]);0;4;1);&quot; &quot;;[.D32])" office:value-type="string" office:string-value="§ 4 Absatz 2 Nummer 6 b" calcext:value-type="string">
            <text:p>§ 4 Absatz 2 Nummer 6 b</text:p>
          </table:table-cell>
          <table:table-cell table:formula="of:=OFFSET(INDIRECT([.$G32]);0;4;1)" office:value-type="float" office:value="6" calcext:value-type="float">
            <text:p>6</text:p>
          </table:table-cell>
          <table:table-cell table:formula="of:=OFFSET(INDIRECT([.$G32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2]);0;8;1)" office:value-type="string" office:string-value="alle" calcext:value-type="string">
            <text:p>alle</text:p>
          </table:table-cell>
          <table:table-cell table:style-name="ce148" table:formula="of:=OFFSET(INDIRECT([.$G3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2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2]);0;9;1);&quot; Wo., Phase 2: &quot;;OFFSET(INDIRECT([.$G32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2]);0;2;1);&quot; Nummer &quot;;OFFSET(INDIRECT([.$G32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3]);0;2;1);&quot; Nummer &quot;;OFFSET(INDIRECT([.$G33]);0;4;1);&quot; &quot;;[.D33])" office:value-type="string" office:string-value="§ 4 Absatz 2 Nummer 6 c" calcext:value-type="string">
            <text:p>§ 4 Absatz 2 Nummer 6 c</text:p>
          </table:table-cell>
          <table:table-cell table:formula="of:=OFFSET(INDIRECT([.$G33]);0;4;1)" office:value-type="float" office:value="6" calcext:value-type="float">
            <text:p>6</text:p>
          </table:table-cell>
          <table:table-cell table:formula="of:=OFFSET(INDIRECT([.$G33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3]);0;8;1)" office:value-type="string" office:string-value="alle" calcext:value-type="string">
            <text:p>alle</text:p>
          </table:table-cell>
          <table:table-cell table:style-name="ce148" table:formula="of:=OFFSET(INDIRECT([.$G3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3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3]);0;9;1);&quot; Wo., Phase 2: &quot;;OFFSET(INDIRECT([.$G33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3]);0;2;1);&quot; Nummer &quot;;OFFSET(INDIRECT([.$G33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4]);0;2;1);&quot; Nummer &quot;;OFFSET(INDIRECT([.$G34]);0;4;1);&quot; &quot;;[.D34])" office:value-type="string" office:string-value="§ 4 Absatz 2 Nummer 6 d" calcext:value-type="string">
            <text:p>§ 4 Absatz 2 Nummer 6 d</text:p>
          </table:table-cell>
          <table:table-cell table:formula="of:=OFFSET(INDIRECT([.$G34]);0;4;1)" office:value-type="float" office:value="6" calcext:value-type="float">
            <text:p>6</text:p>
          </table:table-cell>
          <table:table-cell table:formula="of:=OFFSET(INDIRECT([.$G34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4]);0;8;1)" office:value-type="string" office:string-value="alle" calcext:value-type="string">
            <text:p>alle</text:p>
          </table:table-cell>
          <table:table-cell table:style-name="ce148" table:formula="of:=OFFSET(INDIRECT([.$G3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4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4]);0;9;1);&quot; Wo., Phase 2: &quot;;OFFSET(INDIRECT([.$G34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4]);0;2;1);&quot; Nummer &quot;;OFFSET(INDIRECT([.$G34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5]);0;2;1);&quot; Nummer &quot;;OFFSET(INDIRECT([.$G35]);0;4;1);&quot; &quot;;[.D35])" office:value-type="string" office:string-value="§ 4 Absatz 2 Nummer 6 e" calcext:value-type="string">
            <text:p>§ 4 Absatz 2 Nummer 6 e</text:p>
          </table:table-cell>
          <table:table-cell table:formula="of:=OFFSET(INDIRECT([.$G35]);0;4;1)" office:value-type="float" office:value="6" calcext:value-type="float">
            <text:p>6</text:p>
          </table:table-cell>
          <table:table-cell table:formula="of:=OFFSET(INDIRECT([.$G35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5]);0;8;1)" office:value-type="string" office:string-value="alle" calcext:value-type="string">
            <text:p>alle</text:p>
          </table:table-cell>
          <table:table-cell table:style-name="ce148" table:formula="of:=OFFSET(INDIRECT([.$G3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5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5]);0;9;1);&quot; Wo., Phase 2: &quot;;OFFSET(INDIRECT([.$G35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5]);0;2;1);&quot; Nummer &quot;;OFFSET(INDIRECT([.$G35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6]);0;2;1);&quot; Nummer &quot;;OFFSET(INDIRECT([.$G36]);0;4;1);&quot; &quot;;[.D36])" office:value-type="string" office:string-value="§ 4 Absatz 2 Nummer 7 a" calcext:value-type="string">
            <text:p>§ 4 Absatz 2 Nummer 7 a</text:p>
          </table:table-cell>
          <table:table-cell table:formula="of:=OFFSET(INDIRECT([.$G36]);0;4;1)" office:value-type="float" office:value="7" calcext:value-type="float">
            <text:p>7</text:p>
          </table:table-cell>
          <table:table-cell table:formula="of:=OFFSET(INDIRECT([.$G36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6]);0;8;1)" office:value-type="string" office:string-value="alle" calcext:value-type="string">
            <text:p>alle</text:p>
          </table:table-cell>
          <table:table-cell table:style-name="ce148" table:formula="of:=OFFSET(INDIRECT([.$G3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6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6]);0;9;1);&quot; Wo., Phase 2: &quot;;OFFSET(INDIRECT([.$G36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6]);0;2;1);&quot; Nummer &quot;;OFFSET(INDIRECT([.$G36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37]);0;2;1);&quot; Nummer &quot;;OFFSET(INDIRECT([.$G37]);0;4;1);&quot; &quot;;[.D37])" office:value-type="string" office:string-value="§ 4 Absatz 2 Nummer 7 b" calcext:value-type="string">
            <text:p>§ 4 Absatz 2 Nummer 7 b</text:p>
          </table:table-cell>
          <table:table-cell table:formula="of:=OFFSET(INDIRECT([.$G37]);0;4;1)" office:value-type="float" office:value="7" calcext:value-type="float">
            <text:p>7</text:p>
          </table:table-cell>
          <table:table-cell table:formula="of:=OFFSET(INDIRECT([.$G37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7]);0;8;1)" office:value-type="string" office:string-value="alle" calcext:value-type="string">
            <text:p>alle</text:p>
          </table:table-cell>
          <table:table-cell table:style-name="ce148" table:formula="of:=OFFSET(INDIRECT([.$G3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7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7]);0;9;1);&quot; Wo., Phase 2: &quot;;OFFSET(INDIRECT([.$G37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7]);0;2;1);&quot; Nummer &quot;;OFFSET(INDIRECT([.$G37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38]);0;2;1);&quot; Nummer &quot;;OFFSET(INDIRECT([.$G38]);0;4;1);&quot; &quot;;[.D38])" office:value-type="string" office:string-value="§ 4 Absatz 2 Nummer 7 c" calcext:value-type="string">
            <text:p>§ 4 Absatz 2 Nummer 7 c</text:p>
          </table:table-cell>
          <table:table-cell table:formula="of:=OFFSET(INDIRECT([.$G38]);0;4;1)" office:value-type="float" office:value="7" calcext:value-type="float">
            <text:p>7</text:p>
          </table:table-cell>
          <table:table-cell table:formula="of:=OFFSET(INDIRECT([.$G38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8]);0;8;1)" office:value-type="string" office:string-value="alle" calcext:value-type="string">
            <text:p>alle</text:p>
          </table:table-cell>
          <table:table-cell table:style-name="ce148" table:formula="of:=OFFSET(INDIRECT([.$G3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8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8]);0;9;1);&quot; Wo., Phase 2: &quot;;OFFSET(INDIRECT([.$G38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8]);0;2;1);&quot; Nummer &quot;;OFFSET(INDIRECT([.$G38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9]);0;2;1);&quot; Nummer &quot;;OFFSET(INDIRECT([.$G39]);0;4;1);&quot; &quot;;[.D39])" office:value-type="string" office:string-value="§ 4 Absatz 2 Nummer 7 d" calcext:value-type="string">
            <text:p>§ 4 Absatz 2 Nummer 7 d</text:p>
          </table:table-cell>
          <table:table-cell table:formula="of:=OFFSET(INDIRECT([.$G39]);0;4;1)" office:value-type="float" office:value="7" calcext:value-type="float">
            <text:p>7</text:p>
          </table:table-cell>
          <table:table-cell table:formula="of:=OFFSET(INDIRECT([.$G39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9]);0;8;1)" office:value-type="string" office:string-value="alle" calcext:value-type="string">
            <text:p>alle</text:p>
          </table:table-cell>
          <table:table-cell table:style-name="ce148" table:formula="of:=OFFSET(INDIRECT([.$G3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39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9]);0;9;1);&quot; Wo., Phase 2: &quot;;OFFSET(INDIRECT([.$G39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9]);0;2;1);&quot; Nummer &quot;;OFFSET(INDIRECT([.$G39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0]);0;2;1);&quot; Nummer &quot;;OFFSET(INDIRECT([.$G40]);0;4;1);&quot; &quot;;[.D40])" office:value-type="string" office:string-value="§ 4 Absatz 2 Nummer 7 e" calcext:value-type="string">
            <text:p>§ 4 Absatz 2 Nummer 7 e</text:p>
          </table:table-cell>
          <table:table-cell table:formula="of:=OFFSET(INDIRECT([.$G40]);0;4;1)" office:value-type="float" office:value="7" calcext:value-type="float">
            <text:p>7</text:p>
          </table:table-cell>
          <table:table-cell table:formula="of:=OFFSET(INDIRECT([.$G40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0]);0;8;1)" office:value-type="string" office:string-value="alle" calcext:value-type="string">
            <text:p>alle</text:p>
          </table:table-cell>
          <table:table-cell table:style-name="ce148" table:formula="of:=OFFSET(INDIRECT([.$G4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0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0]);0;9;1);&quot; Wo., Phase 2: &quot;;OFFSET(INDIRECT([.$G40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0]);0;2;1);&quot; Nummer &quot;;OFFSET(INDIRECT([.$G40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1]);0;2;1);&quot; Nummer &quot;;OFFSET(INDIRECT([.$G41]);0;4;1);&quot; &quot;;[.D41])" office:value-type="string" office:string-value="§ 4 Absatz 2 Nummer 7 f" calcext:value-type="string">
            <text:p>§ 4 Absatz 2 Nummer 7 f</text:p>
          </table:table-cell>
          <table:table-cell table:formula="of:=OFFSET(INDIRECT([.$G41]);0;4;1)" office:value-type="float" office:value="7" calcext:value-type="float">
            <text:p>7</text:p>
          </table:table-cell>
          <table:table-cell table:formula="of:=OFFSET(INDIRECT([.$G41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1]);0;8;1)" office:value-type="string" office:string-value="alle" calcext:value-type="string">
            <text:p>alle</text:p>
          </table:table-cell>
          <table:table-cell table:style-name="ce148" table:formula="of:=OFFSET(INDIRECT([.$G4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1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1]);0;9;1);&quot; Wo., Phase 2: &quot;;OFFSET(INDIRECT([.$G41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1]);0;2;1);&quot; Nummer &quot;;OFFSET(INDIRECT([.$G41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2]);0;2;1);&quot; Nummer &quot;;OFFSET(INDIRECT([.$G42]);0;4;1);&quot; &quot;;[.D42])" office:value-type="string" office:string-value="§ 4 Absatz 2 Nummer 8 a" calcext:value-type="string">
            <text:p>§ 4 Absatz 2 Nummer 8 a</text:p>
          </table:table-cell>
          <table:table-cell table:formula="of:=OFFSET(INDIRECT([.$G42]);0;4;1)" office:value-type="float" office:value="8" calcext:value-type="float">
            <text:p>8</text:p>
          </table:table-cell>
          <table:table-cell table:formula="of:=OFFSET(INDIRECT([.$G42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konzepte für unterschiedliche Anwedungsgebiete unterscheiden</text:p>
          </table:table-cell>
          <table:table-cell table:formula="of:=CONCATENATE([.D42];&quot;) &quot;;[.E42])" office:value-type="string" office:string-value="a) Netzwerkkonzepte für unterschiedliche Anwedungsgebiete unterscheiden" calcext:value-type="string">
            <text:p>a) Netzwerkkonzepte für unterschiedliche Anwe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2]);0;8;1)" office:value-type="string" office:string-value="alle" calcext:value-type="string">
            <text:p>alle</text:p>
          </table:table-cell>
          <table:table-cell table:style-name="ce148" table:formula="of:=OFFSET(INDIRECT([.$G4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2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2]);0;9;1);&quot; Wo., Phase 2: &quot;;OFFSET(INDIRECT([.$G42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2]);0;2;1);&quot; Nummer &quot;;OFFSET(INDIRECT([.$G42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3]);0;2;1);&quot; Nummer &quot;;OFFSET(INDIRECT([.$G43]);0;4;1);&quot; &quot;;[.D43])" office:value-type="string" office:string-value="§ 4 Absatz 2 Nummer 8 b" calcext:value-type="string">
            <text:p>§ 4 Absatz 2 Nummer 8 b</text:p>
          </table:table-cell>
          <table:table-cell table:formula="of:=OFFSET(INDIRECT([.$G43]);0;4;1)" office:value-type="float" office:value="8" calcext:value-type="float">
            <text:p>8</text:p>
          </table:table-cell>
          <table:table-cell table:formula="of:=OFFSET(INDIRECT([.$G43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3]);0;8;1)" office:value-type="string" office:string-value="alle" calcext:value-type="string">
            <text:p>alle</text:p>
          </table:table-cell>
          <table:table-cell table:style-name="ce148" table:formula="of:=OFFSET(INDIRECT([.$G4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3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3]);0;9;1);&quot; Wo., Phase 2: &quot;;OFFSET(INDIRECT([.$G43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3]);0;2;1);&quot; Nummer &quot;;OFFSET(INDIRECT([.$G43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4]);0;2;1);&quot; Nummer &quot;;OFFSET(INDIRECT([.$G44]);0;4;1);&quot; &quot;;[.D44])" office:value-type="string" office:string-value="§ 4 Absatz 2 Nummer 8 c" calcext:value-type="string">
            <text:p>§ 4 Absatz 2 Nummer 8 c</text:p>
          </table:table-cell>
          <table:table-cell table:formula="of:=OFFSET(INDIRECT([.$G44]);0;4;1)" office:value-type="float" office:value="8" calcext:value-type="float">
            <text:p>8</text:p>
          </table:table-cell>
          <table:table-cell table:formula="of:=OFFSET(INDIRECT([.$G44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4]);0;8;1)" office:value-type="string" office:string-value="alle" calcext:value-type="string">
            <text:p>alle</text:p>
          </table:table-cell>
          <table:table-cell table:style-name="ce148" table:formula="of:=OFFSET(INDIRECT([.$G4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4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4]);0;9;1);&quot; Wo., Phase 2: &quot;;OFFSET(INDIRECT([.$G44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4]);0;2;1);&quot; Nummer &quot;;OFFSET(INDIRECT([.$G44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5]);0;2;1);&quot; Nummer &quot;;OFFSET(INDIRECT([.$G45]);0;4;1);&quot; &quot;;[.D45])" office:value-type="string" office:string-value="§ 4 Absatz 2 Nummer 8 d" calcext:value-type="string">
            <text:p>§ 4 Absatz 2 Nummer 8 d</text:p>
          </table:table-cell>
          <table:table-cell table:formula="of:=OFFSET(INDIRECT([.$G45]);0;4;1)" office:value-type="float" office:value="8" calcext:value-type="float">
            <text:p>8</text:p>
          </table:table-cell>
          <table:table-cell table:formula="of:=OFFSET(INDIRECT([.$G45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5]);0;8;1)" office:value-type="string" office:string-value="alle" calcext:value-type="string">
            <text:p>alle</text:p>
          </table:table-cell>
          <table:table-cell table:style-name="ce148" table:formula="of:=OFFSET(INDIRECT([.$G4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5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5]);0;9;1);&quot; Wo., Phase 2: &quot;;OFFSET(INDIRECT([.$G45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5]);0;2;1);&quot; Nummer &quot;;OFFSET(INDIRECT([.$G45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6]);0;2;1);&quot; Nummer &quot;;OFFSET(INDIRECT([.$G46]);0;4;1);&quot; &quot;;[.D46])" office:value-type="string" office:string-value="§ 4 Absatz 2 Nummer 8 e" calcext:value-type="string">
            <text:p>§ 4 Absatz 2 Nummer 8 e</text:p>
          </table:table-cell>
          <table:table-cell table:formula="of:=OFFSET(INDIRECT([.$G46]);0;4;1)" office:value-type="float" office:value="8" calcext:value-type="float">
            <text:p>8</text:p>
          </table:table-cell>
          <table:table-cell table:formula="of:=OFFSET(INDIRECT([.$G46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6]);0;8;1)" office:value-type="string" office:string-value="alle" calcext:value-type="string">
            <text:p>alle</text:p>
          </table:table-cell>
          <table:table-cell table:style-name="ce148" table:formula="of:=OFFSET(INDIRECT([.$G4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6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6]);0;9;1);&quot; Wo., Phase 2: &quot;;OFFSET(INDIRECT([.$G46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6]);0;2;1);&quot; Nummer &quot;;OFFSET(INDIRECT([.$G46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47]);0;2;1);&quot; Nummer &quot;;OFFSET(INDIRECT([.$G47]);0;4;1);&quot; &quot;;[.D47])" office:value-type="string" office:string-value="§ 4 Absatz 2 Nummer 8 f" calcext:value-type="string">
            <text:p>§ 4 Absatz 2 Nummer 8 f</text:p>
          </table:table-cell>
          <table:table-cell table:formula="of:=OFFSET(INDIRECT([.$G47]);0;4;1)" office:value-type="float" office:value="8" calcext:value-type="float">
            <text:p>8</text:p>
          </table:table-cell>
          <table:table-cell table:formula="of:=OFFSET(INDIRECT([.$G47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7]);0;8;1)" office:value-type="string" office:string-value="alle" calcext:value-type="string">
            <text:p>alle</text:p>
          </table:table-cell>
          <table:table-cell table:style-name="ce148" table:formula="of:=OFFSET(INDIRECT([.$G4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7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7]);0;9;1);&quot; Wo., Phase 2: &quot;;OFFSET(INDIRECT([.$G47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7]);0;2;1);&quot; Nummer &quot;;OFFSET(INDIRECT([.$G47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8]);0;2;1);&quot; Nummer &quot;;OFFSET(INDIRECT([.$G48]);0;4;1);&quot; &quot;;[.D48])" office:value-type="string" office:string-value="§ 4 Absatz 2 Nummer 9 a" calcext:value-type="string">
            <text:p>§ 4 Absatz 2 Nummer 9 a</text:p>
          </table:table-cell>
          <table:table-cell table:formula="of:=OFFSET(INDIRECT([.$G48]);0;4;1)" office:value-type="float" office:value="9" calcext:value-type="float">
            <text:p>9</text:p>
          </table:table-cell>
          <table:table-cell table:formula="of:=OFFSET(INDIRECT([.$G48]);0;6;1)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8]);0;8;1)" office:value-type="string" office:string-value="alle" calcext:value-type="string">
            <text:p>alle</text:p>
          </table:table-cell>
          <table:table-cell table:style-name="ce148" table:formula="of:=OFFSET(INDIRECT([.$G4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8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8]);0;9;1);&quot; Wo., Phase 2: &quot;;OFFSET(INDIRECT([.$G48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8]);0;2;1);&quot; Nummer &quot;;OFFSET(INDIRECT([.$G48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9]);0;2;1);&quot; Nummer &quot;;OFFSET(INDIRECT([.$G49]);0;4;1);&quot; &quot;;[.D49])" office:value-type="string" office:string-value="§ 4 Absatz 2 Nummer 9 b" calcext:value-type="string">
            <text:p>§ 4 Absatz 2 Nummer 9 b</text:p>
          </table:table-cell>
          <table:table-cell table:formula="of:=OFFSET(INDIRECT([.$G49]);0;4;1)" office:value-type="float" office:value="9" calcext:value-type="float">
            <text:p>9</text:p>
          </table:table-cell>
          <table:table-cell table:formula="of:=OFFSET(INDIRECT([.$G49]);0;6;1)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1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9]);0;8;1)" office:value-type="string" office:string-value="alle" calcext:value-type="string">
            <text:p>alle</text:p>
          </table:table-cell>
          <table:table-cell table:style-name="ce148" table:formula="of:=OFFSET(INDIRECT([.$G4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49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9]);0;9;1);&quot; Wo., Phase 2: &quot;;OFFSET(INDIRECT([.$G49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9]);0;2;1);&quot; Nummer &quot;;OFFSET(INDIRECT([.$G49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0]);0;2;1);&quot; Nummer &quot;;OFFSET(INDIRECT([.$G50]);0;4;1);&quot; &quot;;[.D50])" office:value-type="string" office:string-value="§ 4 Absatz 2 Nummer 10 a" calcext:value-type="string">
            <text:p>§ 4 Absatz 2 Nummer 10 a</text:p>
          </table:table-cell>
          <table:table-cell table:formula="of:=OFFSET(INDIRECT([.$G50]);0;4;1)" office:value-type="float" office:value="10" calcext:value-type="float">
            <text:p>10</text:p>
          </table:table-cell>
          <table:table-cell table:formula="of:=OFFSET(INDIRECT([.$G50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0]);0;8;1)" office:value-type="string" office:string-value="alle" calcext:value-type="string">
            <text:p>alle</text:p>
          </table:table-cell>
          <table:table-cell table:style-name="ce148" table:formula="of:=OFFSET(INDIRECT([.$G5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0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0]);0;9;1);&quot; Wo., Phase 2: &quot;;OFFSET(INDIRECT([.$G50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0]);0;2;1);&quot; Nummer &quot;;OFFSET(INDIRECT([.$G50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1]);0;2;1);&quot; Nummer &quot;;OFFSET(INDIRECT([.$G51]);0;4;1);&quot; &quot;;[.D51])" office:value-type="string" office:string-value="§ 4 Absatz 2 Nummer 10 b" calcext:value-type="string">
            <text:p>§ 4 Absatz 2 Nummer 10 b</text:p>
          </table:table-cell>
          <table:table-cell table:formula="of:=OFFSET(INDIRECT([.$G51]);0;4;1)" office:value-type="float" office:value="10" calcext:value-type="float">
            <text:p>10</text:p>
          </table:table-cell>
          <table:table-cell table:formula="of:=OFFSET(INDIRECT([.$G51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1]);0;8;1)" office:value-type="string" office:string-value="alle" calcext:value-type="string">
            <text:p>alle</text:p>
          </table:table-cell>
          <table:table-cell table:style-name="ce148" table:formula="of:=OFFSET(INDIRECT([.$G5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1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1]);0;9;1);&quot; Wo., Phase 2: &quot;;OFFSET(INDIRECT([.$G51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1]);0;2;1);&quot; Nummer &quot;;OFFSET(INDIRECT([.$G51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2]);0;2;1);&quot; Nummer &quot;;OFFSET(INDIRECT([.$G52]);0;4;1);&quot; &quot;;[.D52])" office:value-type="string" office:string-value="§ 4 Absatz 2 Nummer 10 c" calcext:value-type="string">
            <text:p>§ 4 Absatz 2 Nummer 10 c</text:p>
          </table:table-cell>
          <table:table-cell table:formula="of:=OFFSET(INDIRECT([.$G52]);0;4;1)" office:value-type="float" office:value="10" calcext:value-type="float">
            <text:p>10</text:p>
          </table:table-cell>
          <table:table-cell table:formula="of:=OFFSET(INDIRECT([.$G52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2]);0;8;1)" office:value-type="string" office:string-value="alle" calcext:value-type="string">
            <text:p>alle</text:p>
          </table:table-cell>
          <table:table-cell table:style-name="ce148" table:formula="of:=OFFSET(INDIRECT([.$G5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48" table:formula="of:=OFFSET(INDIRECT([.$G52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2]);0;9;1);&quot; Wo., Phase 2: &quot;;OFFSET(INDIRECT([.$G52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2]);0;2;1);&quot; Nummer &quot;;OFFSET(INDIRECT([.$G52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3]);0;2;1);&quot; Nummer &quot;;OFFSET(INDIRECT([.$G53]);0;4;1);&quot; &quot;;[.D53])" office:value-type="string" office:string-value="§ 4 Absatz 3 Nummer 1 a" calcext:value-type="string">
            <text:p>§ 4 Absatz 3 Nummer 1 a</text:p>
          </table:table-cell>
          <table:table-cell table:formula="of:=OFFSET(INDIRECT([.$G53]);0;4;1)" office:value-type="float" office:value="1" calcext:value-type="float">
            <text:p>1</text:p>
          </table:table-cell>
          <table:table-cell table:formula="of:=OFFSET(INDIRECT([.$G53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3]);0;8;1)" office:value-type="string" office:string-value="Anw" calcext:value-type="string">
            <text:p>Anw</text:p>
          </table:table-cell>
          <table:table-cell table:style-name="ce148" table:formula="of:=OFFSET(INDIRECT([.$G5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3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3]);0;9;1);&quot; Wo., Phase 2: &quot;;OFFSET(INDIRECT([.$G53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3]);0;2;1);&quot; Nummer &quot;;OFFSET(INDIRECT([.$G53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4]);0;2;1);&quot; Nummer &quot;;OFFSET(INDIRECT([.$G54]);0;4;1);&quot; &quot;;[.D54])" office:value-type="string" office:string-value="§ 4 Absatz 3 Nummer 1 b" calcext:value-type="string">
            <text:p>§ 4 Absatz 3 Nummer 1 b</text:p>
          </table:table-cell>
          <table:table-cell table:formula="of:=OFFSET(INDIRECT([.$G54]);0;4;1)" office:value-type="float" office:value="1" calcext:value-type="float">
            <text:p>1</text:p>
          </table:table-cell>
          <table:table-cell table:formula="of:=OFFSET(INDIRECT([.$G54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4]);0;8;1)" office:value-type="string" office:string-value="Anw" calcext:value-type="string">
            <text:p>Anw</text:p>
          </table:table-cell>
          <table:table-cell table:style-name="ce148" table:formula="of:=OFFSET(INDIRECT([.$G5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4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4]);0;9;1);&quot; Wo., Phase 2: &quot;;OFFSET(INDIRECT([.$G54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4]);0;2;1);&quot; Nummer &quot;;OFFSET(INDIRECT([.$G54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5]);0;2;1);&quot; Nummer &quot;;OFFSET(INDIRECT([.$G55]);0;4;1);&quot; &quot;;[.D55])" office:value-type="string" office:string-value="§ 4 Absatz 3 Nummer 1 c" calcext:value-type="string">
            <text:p>§ 4 Absatz 3 Nummer 1 c</text:p>
          </table:table-cell>
          <table:table-cell table:formula="of:=OFFSET(INDIRECT([.$G55]);0;4;1)" office:value-type="float" office:value="1" calcext:value-type="float">
            <text:p>1</text:p>
          </table:table-cell>
          <table:table-cell table:formula="of:=OFFSET(INDIRECT([.$G55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5]);0;8;1)" office:value-type="string" office:string-value="Anw" calcext:value-type="string">
            <text:p>Anw</text:p>
          </table:table-cell>
          <table:table-cell table:style-name="ce148" table:formula="of:=OFFSET(INDIRECT([.$G5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5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5]);0;9;1);&quot; Wo., Phase 2: &quot;;OFFSET(INDIRECT([.$G55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5]);0;2;1);&quot; Nummer &quot;;OFFSET(INDIRECT([.$G55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6]);0;2;1);&quot; Nummer &quot;;OFFSET(INDIRECT([.$G56]);0;4;1);&quot; &quot;;[.D56])" office:value-type="string" office:string-value="§ 4 Absatz 3 Nummer 1 d" calcext:value-type="string">
            <text:p>§ 4 Absatz 3 Nummer 1 d</text:p>
          </table:table-cell>
          <table:table-cell table:formula="of:=OFFSET(INDIRECT([.$G56]);0;4;1)" office:value-type="float" office:value="1" calcext:value-type="float">
            <text:p>1</text:p>
          </table:table-cell>
          <table:table-cell table:formula="of:=OFFSET(INDIRECT([.$G56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6]);0;8;1)" office:value-type="string" office:string-value="Anw" calcext:value-type="string">
            <text:p>Anw</text:p>
          </table:table-cell>
          <table:table-cell table:style-name="ce148" table:formula="of:=OFFSET(INDIRECT([.$G56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6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6]);0;9;1);&quot; Wo., Phase 2: &quot;;OFFSET(INDIRECT([.$G56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6]);0;2;1);&quot; Nummer &quot;;OFFSET(INDIRECT([.$G56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7]);0;2;1);&quot; Nummer &quot;;OFFSET(INDIRECT([.$G57]);0;4;1);&quot; &quot;;[.D57])" office:value-type="string" office:string-value="§ 4 Absatz 3 Nummer 1 e" calcext:value-type="string">
            <text:p>§ 4 Absatz 3 Nummer 1 e</text:p>
          </table:table-cell>
          <table:table-cell table:formula="of:=OFFSET(INDIRECT([.$G57]);0;4;1)" office:value-type="float" office:value="1" calcext:value-type="float">
            <text:p>1</text:p>
          </table:table-cell>
          <table:table-cell table:formula="of:=OFFSET(INDIRECT([.$G57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7]);0;8;1)" office:value-type="string" office:string-value="Anw" calcext:value-type="string">
            <text:p>Anw</text:p>
          </table:table-cell>
          <table:table-cell table:style-name="ce148" table:formula="of:=OFFSET(INDIRECT([.$G57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7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7]);0;9;1);&quot; Wo., Phase 2: &quot;;OFFSET(INDIRECT([.$G57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7]);0;2;1);&quot; Nummer &quot;;OFFSET(INDIRECT([.$G57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8]);0;2;1);&quot; Nummer &quot;;OFFSET(INDIRECT([.$G58]);0;4;1);&quot; &quot;;[.D58])" office:value-type="string" office:string-value="§ 4 Absatz 3 Nummer 1 f" calcext:value-type="string">
            <text:p>§ 4 Absatz 3 Nummer 1 f</text:p>
          </table:table-cell>
          <table:table-cell table:formula="of:=OFFSET(INDIRECT([.$G58]);0;4;1)" office:value-type="float" office:value="1" calcext:value-type="float">
            <text:p>1</text:p>
          </table:table-cell>
          <table:table-cell table:formula="of:=OFFSET(INDIRECT([.$G58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8]);0;8;1)" office:value-type="string" office:string-value="Anw" calcext:value-type="string">
            <text:p>Anw</text:p>
          </table:table-cell>
          <table:table-cell table:style-name="ce148" table:formula="of:=OFFSET(INDIRECT([.$G58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8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8]);0;9;1);&quot; Wo., Phase 2: &quot;;OFFSET(INDIRECT([.$G58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8]);0;2;1);&quot; Nummer &quot;;OFFSET(INDIRECT([.$G58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9]);0;2;1);&quot; Nummer &quot;;OFFSET(INDIRECT([.$G59]);0;4;1);&quot; &quot;;[.D59])" office:value-type="string" office:string-value="§ 4 Absatz 3 Nummer 1 g" calcext:value-type="string">
            <text:p>§ 4 Absatz 3 Nummer 1 g</text:p>
          </table:table-cell>
          <table:table-cell table:formula="of:=OFFSET(INDIRECT([.$G59]);0;4;1)" office:value-type="float" office:value="1" calcext:value-type="float">
            <text:p>1</text:p>
          </table:table-cell>
          <table:table-cell table:formula="of:=OFFSET(INDIRECT([.$G59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9]);0;8;1)" office:value-type="string" office:string-value="Anw" calcext:value-type="string">
            <text:p>Anw</text:p>
          </table:table-cell>
          <table:table-cell table:style-name="ce148" table:formula="of:=OFFSET(INDIRECT([.$G59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59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9]);0;9;1);&quot; Wo., Phase 2: &quot;;OFFSET(INDIRECT([.$G59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9]);0;2;1);&quot; Nummer &quot;;OFFSET(INDIRECT([.$G59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0]);0;2;1);&quot; Nummer &quot;;OFFSET(INDIRECT([.$G60]);0;4;1);&quot; &quot;;[.D60])" office:value-type="string" office:string-value="§ 4 Absatz 3 Nummer 2 a" calcext:value-type="string">
            <text:p>§ 4 Absatz 3 Nummer 2 a</text:p>
          </table:table-cell>
          <table:table-cell table:formula="of:=OFFSET(INDIRECT([.$G60]);0;4;1)" office:value-type="float" office:value="2" calcext:value-type="float">
            <text:p>2</text:p>
          </table:table-cell>
          <table:table-cell table:formula="of:=OFFSET(INDIRECT([.$G6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0]);0;8;1)" office:value-type="string" office:string-value="Anw" calcext:value-type="string">
            <text:p>Anw</text:p>
          </table:table-cell>
          <table:table-cell table:style-name="ce148" table:formula="of:=OFFSET(INDIRECT([.$G60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0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0]);0;9;1);&quot; Wo., Phase 2: &quot;;OFFSET(INDIRECT([.$G60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0]);0;2;1);&quot; Nummer &quot;;OFFSET(INDIRECT([.$G60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1]);0;2;1);&quot; Nummer &quot;;OFFSET(INDIRECT([.$G61]);0;4;1);&quot; &quot;;[.D61])" office:value-type="string" office:string-value="§ 4 Absatz 3 Nummer 2 b" calcext:value-type="string">
            <text:p>§ 4 Absatz 3 Nummer 2 b</text:p>
          </table:table-cell>
          <table:table-cell table:formula="of:=OFFSET(INDIRECT([.$G61]);0;4;1)" office:value-type="float" office:value="2" calcext:value-type="float">
            <text:p>2</text:p>
          </table:table-cell>
          <table:table-cell table:formula="of:=OFFSET(INDIRECT([.$G6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1]);0;8;1)" office:value-type="string" office:string-value="Anw" calcext:value-type="string">
            <text:p>Anw</text:p>
          </table:table-cell>
          <table:table-cell table:style-name="ce148" table:formula="of:=OFFSET(INDIRECT([.$G61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1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1]);0;9;1);&quot; Wo., Phase 2: &quot;;OFFSET(INDIRECT([.$G61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1]);0;2;1);&quot; Nummer &quot;;OFFSET(INDIRECT([.$G61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2]);0;2;1);&quot; Nummer &quot;;OFFSET(INDIRECT([.$G62]);0;4;1);&quot; &quot;;[.D62])" office:value-type="string" office:string-value="§ 4 Absatz 3 Nummer 2 c" calcext:value-type="string">
            <text:p>§ 4 Absatz 3 Nummer 2 c</text:p>
          </table:table-cell>
          <table:table-cell table:formula="of:=OFFSET(INDIRECT([.$G62]);0;4;1)" office:value-type="float" office:value="2" calcext:value-type="float">
            <text:p>2</text:p>
          </table:table-cell>
          <table:table-cell table:formula="of:=OFFSET(INDIRECT([.$G6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2]);0;8;1)" office:value-type="string" office:string-value="Anw" calcext:value-type="string">
            <text:p>Anw</text:p>
          </table:table-cell>
          <table:table-cell table:style-name="ce148" table:formula="of:=OFFSET(INDIRECT([.$G62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2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2]);0;9;1);&quot; Wo., Phase 2: &quot;;OFFSET(INDIRECT([.$G62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2]);0;2;1);&quot; Nummer &quot;;OFFSET(INDIRECT([.$G62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3]);0;2;1);&quot; Nummer &quot;;OFFSET(INDIRECT([.$G63]);0;4;1);&quot; &quot;;[.D63])" office:value-type="string" office:string-value="§ 4 Absatz 3 Nummer 2 d" calcext:value-type="string">
            <text:p>§ 4 Absatz 3 Nummer 2 d</text:p>
          </table:table-cell>
          <table:table-cell table:formula="of:=OFFSET(INDIRECT([.$G63]);0;4;1)" office:value-type="float" office:value="2" calcext:value-type="float">
            <text:p>2</text:p>
          </table:table-cell>
          <table:table-cell table:formula="of:=OFFSET(INDIRECT([.$G6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3]);0;8;1)" office:value-type="string" office:string-value="Anw" calcext:value-type="string">
            <text:p>Anw</text:p>
          </table:table-cell>
          <table:table-cell table:style-name="ce148" table:formula="of:=OFFSET(INDIRECT([.$G6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3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3]);0;9;1);&quot; Wo., Phase 2: &quot;;OFFSET(INDIRECT([.$G6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3]);0;2;1);&quot; Nummer &quot;;OFFSET(INDIRECT([.$G63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4]);0;2;1);&quot; Nummer &quot;;OFFSET(INDIRECT([.$G64]);0;4;1);&quot; &quot;;[.D64])" office:value-type="string" office:string-value="§ 4 Absatz 3 Nummer 2 e" calcext:value-type="string">
            <text:p>§ 4 Absatz 3 Nummer 2 e</text:p>
          </table:table-cell>
          <table:table-cell table:formula="of:=OFFSET(INDIRECT([.$G64]);0;4;1)" office:value-type="float" office:value="2" calcext:value-type="float">
            <text:p>2</text:p>
          </table:table-cell>
          <table:table-cell table:formula="of:=OFFSET(INDIRECT([.$G6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4]);0;8;1)" office:value-type="string" office:string-value="Anw" calcext:value-type="string">
            <text:p>Anw</text:p>
          </table:table-cell>
          <table:table-cell table:style-name="ce148" table:formula="of:=OFFSET(INDIRECT([.$G6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4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4]);0;9;1);&quot; Wo., Phase 2: &quot;;OFFSET(INDIRECT([.$G6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4]);0;2;1);&quot; Nummer &quot;;OFFSET(INDIRECT([.$G64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65]);0;2;1);&quot; Nummer &quot;;OFFSET(INDIRECT([.$G65]);0;4;1);&quot; &quot;;[.D65])" office:value-type="string" office:string-value="§ 4 Absatz 3 Nummer 2 f" calcext:value-type="string">
            <text:p>§ 4 Absatz 3 Nummer 2 f</text:p>
          </table:table-cell>
          <table:table-cell table:formula="of:=OFFSET(INDIRECT([.$G65]);0;4;1)" office:value-type="float" office:value="2" calcext:value-type="float">
            <text:p>2</text:p>
          </table:table-cell>
          <table:table-cell table:formula="of:=OFFSET(INDIRECT([.$G6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5]);0;8;1)" office:value-type="string" office:string-value="Anw" calcext:value-type="string">
            <text:p>Anw</text:p>
          </table:table-cell>
          <table:table-cell table:style-name="ce148" table:formula="of:=OFFSET(INDIRECT([.$G6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48" table:formula="of:=OFFSET(INDIRECT([.$G65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5]);0;9;1);&quot; Wo., Phase 2: &quot;;OFFSET(INDIRECT([.$G6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5]);0;2;1);&quot; Nummer &quot;;OFFSET(INDIRECT([.$G65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66]);0;2;1);&quot; Nummer &quot;;OFFSET(INDIRECT([.$G66]);0;4;1);&quot; &quot;;[.D66])" office:value-type="string" office:string-value="§ 4 Absatz 4 Nummer 1 a" calcext:value-type="string">
            <text:p>§ 4 Absatz 4 Nummer 1 a</text:p>
          </table:table-cell>
          <table:table-cell table:formula="of:=OFFSET(INDIRECT([.$G66]);0;4;1)" office:value-type="float" office:value="1" calcext:value-type="float">
            <text:p>1</text:p>
          </table:table-cell>
          <table:table-cell table:formula="of:=OFFSET(INDIRECT([.$G66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6]);0;8;1)" office:value-type="string" office:string-value="FiSi" calcext:value-type="string">
            <text:p>FiSi</text:p>
          </table:table-cell>
          <table:table-cell table:style-name="ce148" table:formula="of:=OFFSET(INDIRECT([.$G6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6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6]);0;9;1);&quot; Wo., Phase 2: &quot;;OFFSET(INDIRECT([.$G66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6]);0;2;1);&quot; Nummer &quot;;OFFSET(INDIRECT([.$G66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7]);0;2;1);&quot; Nummer &quot;;OFFSET(INDIRECT([.$G67]);0;4;1);&quot; &quot;;[.D67])" office:value-type="string" office:string-value="§ 4 Absatz 4 Nummer 1 b" calcext:value-type="string">
            <text:p>§ 4 Absatz 4 Nummer 1 b</text:p>
          </table:table-cell>
          <table:table-cell table:formula="of:=OFFSET(INDIRECT([.$G67]);0;4;1)" office:value-type="float" office:value="1" calcext:value-type="float">
            <text:p>1</text:p>
          </table:table-cell>
          <table:table-cell table:formula="of:=OFFSET(INDIRECT([.$G67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7]);0;8;1)" office:value-type="string" office:string-value="FiSi" calcext:value-type="string">
            <text:p>FiSi</text:p>
          </table:table-cell>
          <table:table-cell table:style-name="ce148" table:formula="of:=OFFSET(INDIRECT([.$G6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7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7]);0;9;1);&quot; Wo., Phase 2: &quot;;OFFSET(INDIRECT([.$G67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7]);0;2;1);&quot; Nummer &quot;;OFFSET(INDIRECT([.$G67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68]);0;2;1);&quot; Nummer &quot;;OFFSET(INDIRECT([.$G68]);0;4;1);&quot; &quot;;[.D68])" office:value-type="string" office:string-value="§ 4 Absatz 4 Nummer 1 c" calcext:value-type="string">
            <text:p>§ 4 Absatz 4 Nummer 1 c</text:p>
          </table:table-cell>
          <table:table-cell table:formula="of:=OFFSET(INDIRECT([.$G68]);0;4;1)" office:value-type="float" office:value="1" calcext:value-type="float">
            <text:p>1</text:p>
          </table:table-cell>
          <table:table-cell table:formula="of:=OFFSET(INDIRECT([.$G68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8]);0;8;1)" office:value-type="string" office:string-value="FiSi" calcext:value-type="string">
            <text:p>FiSi</text:p>
          </table:table-cell>
          <table:table-cell table:style-name="ce148" table:formula="of:=OFFSET(INDIRECT([.$G6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8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8]);0;9;1);&quot; Wo., Phase 2: &quot;;OFFSET(INDIRECT([.$G68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8]);0;2;1);&quot; Nummer &quot;;OFFSET(INDIRECT([.$G68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9]);0;2;1);&quot; Nummer &quot;;OFFSET(INDIRECT([.$G69]);0;4;1);&quot; &quot;;[.D69])" office:value-type="string" office:string-value="§ 4 Absatz 4 Nummer 1 d" calcext:value-type="string">
            <text:p>§ 4 Absatz 4 Nummer 1 d</text:p>
          </table:table-cell>
          <table:table-cell table:formula="of:=OFFSET(INDIRECT([.$G69]);0;4;1)" office:value-type="float" office:value="1" calcext:value-type="float">
            <text:p>1</text:p>
          </table:table-cell>
          <table:table-cell table:formula="of:=OFFSET(INDIRECT([.$G69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9]);0;8;1)" office:value-type="string" office:string-value="FiSi" calcext:value-type="string">
            <text:p>FiSi</text:p>
          </table:table-cell>
          <table:table-cell table:style-name="ce148" table:formula="of:=OFFSET(INDIRECT([.$G6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69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9]);0;9;1);&quot; Wo., Phase 2: &quot;;OFFSET(INDIRECT([.$G69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9]);0;2;1);&quot; Nummer &quot;;OFFSET(INDIRECT([.$G69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0]);0;2;1);&quot; Nummer &quot;;OFFSET(INDIRECT([.$G70]);0;4;1);&quot; &quot;;[.D70])" office:value-type="string" office:string-value="§ 4 Absatz 4 Nummer 1 e" calcext:value-type="string">
            <text:p>§ 4 Absatz 4 Nummer 1 e</text:p>
          </table:table-cell>
          <table:table-cell table:formula="of:=OFFSET(INDIRECT([.$G70]);0;4;1)" office:value-type="float" office:value="1" calcext:value-type="float">
            <text:p>1</text:p>
          </table:table-cell>
          <table:table-cell table:formula="of:=OFFSET(INDIRECT([.$G70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0]);0;8;1)" office:value-type="string" office:string-value="FiSi" calcext:value-type="string">
            <text:p>FiSi</text:p>
          </table:table-cell>
          <table:table-cell table:style-name="ce148" table:formula="of:=OFFSET(INDIRECT([.$G7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0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0]);0;9;1);&quot; Wo., Phase 2: &quot;;OFFSET(INDIRECT([.$G70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0]);0;2;1);&quot; Nummer &quot;;OFFSET(INDIRECT([.$G70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1]);0;2;1);&quot; Nummer &quot;;OFFSET(INDIRECT([.$G71]);0;4;1);&quot; &quot;;[.D71])" office:value-type="string" office:string-value="§ 4 Absatz 4 Nummer 1 f" calcext:value-type="string">
            <text:p>§ 4 Absatz 4 Nummer 1 f</text:p>
          </table:table-cell>
          <table:table-cell table:formula="of:=OFFSET(INDIRECT([.$G71]);0;4;1)" office:value-type="float" office:value="1" calcext:value-type="float">
            <text:p>1</text:p>
          </table:table-cell>
          <table:table-cell table:formula="of:=OFFSET(INDIRECT([.$G71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1]);0;8;1)" office:value-type="string" office:string-value="FiSi" calcext:value-type="string">
            <text:p>FiSi</text:p>
          </table:table-cell>
          <table:table-cell table:style-name="ce148" table:formula="of:=OFFSET(INDIRECT([.$G7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1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1]);0;9;1);&quot; Wo., Phase 2: &quot;;OFFSET(INDIRECT([.$G71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1]);0;2;1);&quot; Nummer &quot;;OFFSET(INDIRECT([.$G71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2]);0;2;1);&quot; Nummer &quot;;OFFSET(INDIRECT([.$G72]);0;4;1);&quot; &quot;;[.D72])" office:value-type="string" office:string-value="§ 4 Absatz 4 Nummer 1 g" calcext:value-type="string">
            <text:p>§ 4 Absatz 4 Nummer 1 g</text:p>
          </table:table-cell>
          <table:table-cell table:formula="of:=OFFSET(INDIRECT([.$G72]);0;4;1)" office:value-type="float" office:value="1" calcext:value-type="float">
            <text:p>1</text:p>
          </table:table-cell>
          <table:table-cell table:formula="of:=OFFSET(INDIRECT([.$G72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2]);0;8;1)" office:value-type="string" office:string-value="FiSi" calcext:value-type="string">
            <text:p>FiSi</text:p>
          </table:table-cell>
          <table:table-cell table:style-name="ce148" table:formula="of:=OFFSET(INDIRECT([.$G7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2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2]);0;9;1);&quot; Wo., Phase 2: &quot;;OFFSET(INDIRECT([.$G72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2]);0;2;1);&quot; Nummer &quot;;OFFSET(INDIRECT([.$G72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73]);0;2;1);&quot; Nummer &quot;;OFFSET(INDIRECT([.$G73]);0;4;1);&quot; &quot;;[.D73])" office:value-type="string" office:string-value="§ 4 Absatz 4 Nummer 2 a" calcext:value-type="string">
            <text:p>§ 4 Absatz 4 Nummer 2 a</text:p>
          </table:table-cell>
          <table:table-cell table:formula="of:=OFFSET(INDIRECT([.$G73]);0;4;1)" office:value-type="float" office:value="2" calcext:value-type="float">
            <text:p>2</text:p>
          </table:table-cell>
          <table:table-cell table:formula="of:=OFFSET(INDIRECT([.$G73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3]);0;8;1)" office:value-type="string" office:string-value="FiSi" calcext:value-type="string">
            <text:p>FiSi</text:p>
          </table:table-cell>
          <table:table-cell table:style-name="ce148" table:formula="of:=OFFSET(INDIRECT([.$G7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3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3]);0;9;1);&quot; Wo., Phase 2: &quot;;OFFSET(INDIRECT([.$G73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3]);0;2;1);&quot; Nummer &quot;;OFFSET(INDIRECT([.$G73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4]);0;2;1);&quot; Nummer &quot;;OFFSET(INDIRECT([.$G74]);0;4;1);&quot; &quot;;[.D74])" office:value-type="string" office:string-value="§ 4 Absatz 4 Nummer 2 b" calcext:value-type="string">
            <text:p>§ 4 Absatz 4 Nummer 2 b</text:p>
          </table:table-cell>
          <table:table-cell table:formula="of:=OFFSET(INDIRECT([.$G74]);0;4;1)" office:value-type="float" office:value="2" calcext:value-type="float">
            <text:p>2</text:p>
          </table:table-cell>
          <table:table-cell table:formula="of:=OFFSET(INDIRECT([.$G74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4]);0;8;1)" office:value-type="string" office:string-value="FiSi" calcext:value-type="string">
            <text:p>FiSi</text:p>
          </table:table-cell>
          <table:table-cell table:style-name="ce148" table:formula="of:=OFFSET(INDIRECT([.$G7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4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4]);0;9;1);&quot; Wo., Phase 2: &quot;;OFFSET(INDIRECT([.$G74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4]);0;2;1);&quot; Nummer &quot;;OFFSET(INDIRECT([.$G74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5]);0;2;1);&quot; Nummer &quot;;OFFSET(INDIRECT([.$G75]);0;4;1);&quot; &quot;;[.D75])" office:value-type="string" office:string-value="§ 4 Absatz 4 Nummer 2 c" calcext:value-type="string">
            <text:p>§ 4 Absatz 4 Nummer 2 c</text:p>
          </table:table-cell>
          <table:table-cell table:formula="of:=OFFSET(INDIRECT([.$G75]);0;4;1)" office:value-type="float" office:value="2" calcext:value-type="float">
            <text:p>2</text:p>
          </table:table-cell>
          <table:table-cell table:formula="of:=OFFSET(INDIRECT([.$G75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5]);0;8;1)" office:value-type="string" office:string-value="FiSi" calcext:value-type="string">
            <text:p>FiSi</text:p>
          </table:table-cell>
          <table:table-cell table:style-name="ce148" table:formula="of:=OFFSET(INDIRECT([.$G75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5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5]);0;9;1);&quot; Wo., Phase 2: &quot;;OFFSET(INDIRECT([.$G75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5]);0;2;1);&quot; Nummer &quot;;OFFSET(INDIRECT([.$G75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6]);0;2;1);&quot; Nummer &quot;;OFFSET(INDIRECT([.$G76]);0;4;1);&quot; &quot;;[.D76])" office:value-type="string" office:string-value="§ 4 Absatz 4 Nummer 3 a" calcext:value-type="string">
            <text:p>§ 4 Absatz 4 Nummer 3 a</text:p>
          </table:table-cell>
          <table:table-cell table:formula="of:=OFFSET(INDIRECT([.$G76]);0;4;1)" office:value-type="float" office:value="3" calcext:value-type="float">
            <text:p>3</text:p>
          </table:table-cell>
          <table:table-cell table:formula="of:=OFFSET(INDIRECT([.$G76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6]);0;8;1)" office:value-type="string" office:string-value="FiSi" calcext:value-type="string">
            <text:p>FiSi</text:p>
          </table:table-cell>
          <table:table-cell table:style-name="ce148" table:formula="of:=OFFSET(INDIRECT([.$G7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6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6]);0;9;1);&quot; Wo., Phase 2: &quot;;OFFSET(INDIRECT([.$G76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6]);0;2;1);&quot; Nummer &quot;;OFFSET(INDIRECT([.$G76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7]);0;2;1);&quot; Nummer &quot;;OFFSET(INDIRECT([.$G77]);0;4;1);&quot; &quot;;[.D77])" office:value-type="string" office:string-value="§ 4 Absatz 4 Nummer 3 b" calcext:value-type="string">
            <text:p>§ 4 Absatz 4 Nummer 3 b</text:p>
          </table:table-cell>
          <table:table-cell table:formula="of:=OFFSET(INDIRECT([.$G77]);0;4;1)" office:value-type="float" office:value="3" calcext:value-type="float">
            <text:p>3</text:p>
          </table:table-cell>
          <table:table-cell table:formula="of:=OFFSET(INDIRECT([.$G77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7]);0;8;1)" office:value-type="string" office:string-value="FiSi" calcext:value-type="string">
            <text:p>FiSi</text:p>
          </table:table-cell>
          <table:table-cell table:style-name="ce148" table:formula="of:=OFFSET(INDIRECT([.$G7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7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7]);0;9;1);&quot; Wo., Phase 2: &quot;;OFFSET(INDIRECT([.$G77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7]);0;2;1);&quot; Nummer &quot;;OFFSET(INDIRECT([.$G77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8]);0;2;1);&quot; Nummer &quot;;OFFSET(INDIRECT([.$G78]);0;4;1);&quot; &quot;;[.D78])" office:value-type="string" office:string-value="§ 4 Absatz 4 Nummer 3 c" calcext:value-type="string">
            <text:p>§ 4 Absatz 4 Nummer 3 c</text:p>
          </table:table-cell>
          <table:table-cell table:formula="of:=OFFSET(INDIRECT([.$G78]);0;4;1)" office:value-type="float" office:value="3" calcext:value-type="float">
            <text:p>3</text:p>
          </table:table-cell>
          <table:table-cell table:formula="of:=OFFSET(INDIRECT([.$G78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8]);0;8;1)" office:value-type="string" office:string-value="FiSi" calcext:value-type="string">
            <text:p>FiSi</text:p>
          </table:table-cell>
          <table:table-cell table:style-name="ce148" table:formula="of:=OFFSET(INDIRECT([.$G7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8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8]);0;9;1);&quot; Wo., Phase 2: &quot;;OFFSET(INDIRECT([.$G78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8]);0;2;1);&quot; Nummer &quot;;OFFSET(INDIRECT([.$G78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9]);0;2;1);&quot; Nummer &quot;;OFFSET(INDIRECT([.$G79]);0;4;1);&quot; &quot;;[.D79])" office:value-type="string" office:string-value="§ 4 Absatz 4 Nummer 3 d" calcext:value-type="string">
            <text:p>§ 4 Absatz 4 Nummer 3 d</text:p>
          </table:table-cell>
          <table:table-cell table:formula="of:=OFFSET(INDIRECT([.$G79]);0;4;1)" office:value-type="float" office:value="3" calcext:value-type="float">
            <text:p>3</text:p>
          </table:table-cell>
          <table:table-cell table:formula="of:=OFFSET(INDIRECT([.$G79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9]);0;8;1)" office:value-type="string" office:string-value="FiSi" calcext:value-type="string">
            <text:p>FiSi</text:p>
          </table:table-cell>
          <table:table-cell table:style-name="ce148" table:formula="of:=OFFSET(INDIRECT([.$G7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79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79]);0;9;1);&quot; Wo., Phase 2: &quot;;OFFSET(INDIRECT([.$G79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9]);0;2;1);&quot; Nummer &quot;;OFFSET(INDIRECT([.$G79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0]);0;2;1);&quot; Nummer &quot;;OFFSET(INDIRECT([.$G80]);0;4;1);&quot; &quot;;[.D80])" office:value-type="string" office:string-value="§ 4 Absatz 4 Nummer 3 e" calcext:value-type="string">
            <text:p>§ 4 Absatz 4 Nummer 3 e</text:p>
          </table:table-cell>
          <table:table-cell table:formula="of:=OFFSET(INDIRECT([.$G80]);0;4;1)" office:value-type="float" office:value="3" calcext:value-type="float">
            <text:p>3</text:p>
          </table:table-cell>
          <table:table-cell table:formula="of:=OFFSET(INDIRECT([.$G80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0]);0;8;1)" office:value-type="string" office:string-value="FiSi" calcext:value-type="string">
            <text:p>FiSi</text:p>
          </table:table-cell>
          <table:table-cell table:style-name="ce148" table:formula="of:=OFFSET(INDIRECT([.$G8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0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0]);0;9;1);&quot; Wo., Phase 2: &quot;;OFFSET(INDIRECT([.$G80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0]);0;2;1);&quot; Nummer &quot;;OFFSET(INDIRECT([.$G80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1]);0;2;1);&quot; Nummer &quot;;OFFSET(INDIRECT([.$G81]);0;4;1);&quot; &quot;;[.D81])" office:value-type="string" office:string-value="§ 4 Absatz 4 Nummer 3 f" calcext:value-type="string">
            <text:p>§ 4 Absatz 4 Nummer 3 f</text:p>
          </table:table-cell>
          <table:table-cell table:formula="of:=OFFSET(INDIRECT([.$G81]);0;4;1)" office:value-type="float" office:value="3" calcext:value-type="float">
            <text:p>3</text:p>
          </table:table-cell>
          <table:table-cell table:formula="of:=OFFSET(INDIRECT([.$G81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1]);0;8;1)" office:value-type="string" office:string-value="FiSi" calcext:value-type="string">
            <text:p>FiSi</text:p>
          </table:table-cell>
          <table:table-cell table:style-name="ce148" table:formula="of:=OFFSET(INDIRECT([.$G8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1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1]);0;9;1);&quot; Wo., Phase 2: &quot;;OFFSET(INDIRECT([.$G81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1]);0;2;1);&quot; Nummer &quot;;OFFSET(INDIRECT([.$G81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2]);0;2;1);&quot; Nummer &quot;;OFFSET(INDIRECT([.$G82]);0;4;1);&quot; &quot;;[.D82])" office:value-type="string" office:string-value="§ 4 Absatz 4 Nummer 3 g" calcext:value-type="string">
            <text:p>§ 4 Absatz 4 Nummer 3 g</text:p>
          </table:table-cell>
          <table:table-cell table:formula="of:=OFFSET(INDIRECT([.$G82]);0;4;1)" office:value-type="float" office:value="3" calcext:value-type="float">
            <text:p>3</text:p>
          </table:table-cell>
          <table:table-cell table:formula="of:=OFFSET(INDIRECT([.$G82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2]);0;8;1)" office:value-type="string" office:string-value="FiSi" calcext:value-type="string">
            <text:p>FiSi</text:p>
          </table:table-cell>
          <table:table-cell table:style-name="ce148" table:formula="of:=OFFSET(INDIRECT([.$G8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2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2]);0;9;1);&quot; Wo., Phase 2: &quot;;OFFSET(INDIRECT([.$G82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2]);0;2;1);&quot; Nummer &quot;;OFFSET(INDIRECT([.$G82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3]);0;2;1);&quot; Nummer &quot;;OFFSET(INDIRECT([.$G83]);0;4;1);&quot; &quot;;[.D83])" office:value-type="string" office:string-value="§ 4 Absatz 4 Nummer 3 h" calcext:value-type="string">
            <text:p>§ 4 Absatz 4 Nummer 3 h</text:p>
          </table:table-cell>
          <table:table-cell table:formula="of:=OFFSET(INDIRECT([.$G83]);0;4;1)" office:value-type="float" office:value="3" calcext:value-type="float">
            <text:p>3</text:p>
          </table:table-cell>
          <table:table-cell table:formula="of:=OFFSET(INDIRECT([.$G83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3]);0;8;1)" office:value-type="string" office:string-value="FiSi" calcext:value-type="string">
            <text:p>FiSi</text:p>
          </table:table-cell>
          <table:table-cell table:style-name="ce148" table:formula="of:=OFFSET(INDIRECT([.$G8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3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3]);0;9;1);&quot; Wo., Phase 2: &quot;;OFFSET(INDIRECT([.$G83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3]);0;2;1);&quot; Nummer &quot;;OFFSET(INDIRECT([.$G83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4]);0;2;1);&quot; Nummer &quot;;OFFSET(INDIRECT([.$G84]);0;4;1);&quot; &quot;;[.D84])" office:value-type="string" office:string-value="§ 4 Absatz 4 Nummer 3 i" calcext:value-type="string">
            <text:p>§ 4 Absatz 4 Nummer 3 i</text:p>
          </table:table-cell>
          <table:table-cell table:formula="of:=OFFSET(INDIRECT([.$G84]);0;4;1)" office:value-type="float" office:value="3" calcext:value-type="float">
            <text:p>3</text:p>
          </table:table-cell>
          <table:table-cell table:formula="of:=OFFSET(INDIRECT([.$G84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4]);0;8;1)" office:value-type="string" office:string-value="FiSi" calcext:value-type="string">
            <text:p>FiSi</text:p>
          </table:table-cell>
          <table:table-cell table:style-name="ce148" table:formula="of:=OFFSET(INDIRECT([.$G8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48" table:formula="of:=OFFSET(INDIRECT([.$G84]);0;5;1)" office:value-type="string" office:string-value="Betreiben von vernetzten Systemen und Sicherstellen der Systemverfügbarkeit / Administrieren&#10;von IT-Systemen" calcext:value-type="string">
            <text:p>Betreiben von vernetzten Systemen und Sicherstellen der Systemverfügbarkeit / Administrieren</text:p>
            <text:p>von IT-Systemen</text:p>
          </table:table-cell>
          <table:table-cell table:formula="of:=CONCATENATE(&quot;Phase 1: &quot;;OFFSET(INDIRECT([.$G84]);0;9;1);&quot; Wo., Phase 2: &quot;;OFFSET(INDIRECT([.$G84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4]);0;2;1);&quot; Nummer &quot;;OFFSET(INDIRECT([.$G84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85]);0;2;1);&quot; Nummer &quot;;OFFSET(INDIRECT([.$G85]);0;4;1);&quot; &quot;;[.D85])" office:value-type="string" office:string-value="§ 4 Absatz 5 Nummer 1 a" calcext:value-type="string">
            <text:p>§ 4 Absatz 5 Nummer 1 a</text:p>
          </table:table-cell>
          <table:table-cell table:formula="of:=OFFSET(INDIRECT([.$G85]);0;4;1)" office:value-type="float" office:value="1" calcext:value-type="float">
            <text:p>1</text:p>
          </table:table-cell>
          <table:table-cell table:formula="of:=OFFSET(INDIRECT([.$G85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5]);0;8;1)" office:value-type="string" office:string-value="DaPro" calcext:value-type="string">
            <text:p>DaPro</text:p>
          </table:table-cell>
          <table:table-cell table:style-name="ce148" table:formula="of:=OFFSET(INDIRECT([.$G8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5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5]);0;9;1);&quot; Wo., Phase 2: &quot;;OFFSET(INDIRECT([.$G85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5]);0;2;1);&quot; Nummer &quot;;OFFSET(INDIRECT([.$G85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6]);0;2;1);&quot; Nummer &quot;;OFFSET(INDIRECT([.$G86]);0;4;1);&quot; &quot;;[.D86])" office:value-type="string" office:string-value="§ 4 Absatz 5 Nummer 1 b" calcext:value-type="string">
            <text:p>§ 4 Absatz 5 Nummer 1 b</text:p>
          </table:table-cell>
          <table:table-cell table:formula="of:=OFFSET(INDIRECT([.$G86]);0;4;1)" office:value-type="float" office:value="1" calcext:value-type="float">
            <text:p>1</text:p>
          </table:table-cell>
          <table:table-cell table:formula="of:=OFFSET(INDIRECT([.$G86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6]);0;8;1)" office:value-type="string" office:string-value="DaPro" calcext:value-type="string">
            <text:p>DaPro</text:p>
          </table:table-cell>
          <table:table-cell table:style-name="ce148" table:formula="of:=OFFSET(INDIRECT([.$G8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6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6]);0;9;1);&quot; Wo., Phase 2: &quot;;OFFSET(INDIRECT([.$G86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6]);0;2;1);&quot; Nummer &quot;;OFFSET(INDIRECT([.$G86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7]);0;2;1);&quot; Nummer &quot;;OFFSET(INDIRECT([.$G87]);0;4;1);&quot; &quot;;[.D87])" office:value-type="string" office:string-value="§ 4 Absatz 5 Nummer 1 c" calcext:value-type="string">
            <text:p>§ 4 Absatz 5 Nummer 1 c</text:p>
          </table:table-cell>
          <table:table-cell table:formula="of:=OFFSET(INDIRECT([.$G87]);0;4;1)" office:value-type="float" office:value="1" calcext:value-type="float">
            <text:p>1</text:p>
          </table:table-cell>
          <table:table-cell table:formula="of:=OFFSET(INDIRECT([.$G87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7]);0;8;1)" office:value-type="string" office:string-value="DaPro" calcext:value-type="string">
            <text:p>DaPro</text:p>
          </table:table-cell>
          <table:table-cell table:style-name="ce148" table:formula="of:=OFFSET(INDIRECT([.$G8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7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7]);0;9;1);&quot; Wo., Phase 2: &quot;;OFFSET(INDIRECT([.$G87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7]);0;2;1);&quot; Nummer &quot;;OFFSET(INDIRECT([.$G87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8]);0;2;1);&quot; Nummer &quot;;OFFSET(INDIRECT([.$G88]);0;4;1);&quot; &quot;;[.D88])" office:value-type="string" office:string-value="§ 4 Absatz 5 Nummer 2 a" calcext:value-type="string">
            <text:p>§ 4 Absatz 5 Nummer 2 a</text:p>
          </table:table-cell>
          <table:table-cell table:formula="of:=OFFSET(INDIRECT([.$G88]);0;4;1)" office:value-type="float" office:value="2" calcext:value-type="float">
            <text:p>2</text:p>
          </table:table-cell>
          <table:table-cell table:formula="of:=OFFSET(INDIRECT([.$G8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8]);0;8;1)" office:value-type="string" office:string-value="DaPro" calcext:value-type="string">
            <text:p>DaPro</text:p>
          </table:table-cell>
          <table:table-cell table:style-name="ce148" table:formula="of:=OFFSET(INDIRECT([.$G8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8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8]);0;9;1);&quot; Wo., Phase 2: &quot;;OFFSET(INDIRECT([.$G88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8]);0;2;1);&quot; Nummer &quot;;OFFSET(INDIRECT([.$G88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89]);0;2;1);&quot; Nummer &quot;;OFFSET(INDIRECT([.$G89]);0;4;1);&quot; &quot;;[.D89])" office:value-type="string" office:string-value="§ 4 Absatz 5 Nummer 2 b" calcext:value-type="string">
            <text:p>§ 4 Absatz 5 Nummer 2 b</text:p>
          </table:table-cell>
          <table:table-cell table:formula="of:=OFFSET(INDIRECT([.$G89]);0;4;1)" office:value-type="float" office:value="2" calcext:value-type="float">
            <text:p>2</text:p>
          </table:table-cell>
          <table:table-cell table:formula="of:=OFFSET(INDIRECT([.$G8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9]);0;8;1)" office:value-type="string" office:string-value="DaPro" calcext:value-type="string">
            <text:p>DaPro</text:p>
          </table:table-cell>
          <table:table-cell table:style-name="ce148" table:formula="of:=OFFSET(INDIRECT([.$G8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89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9]);0;9;1);&quot; Wo., Phase 2: &quot;;OFFSET(INDIRECT([.$G89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9]);0;2;1);&quot; Nummer &quot;;OFFSET(INDIRECT([.$G89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0]);0;2;1);&quot; Nummer &quot;;OFFSET(INDIRECT([.$G90]);0;4;1);&quot; &quot;;[.D90])" office:value-type="string" office:string-value="§ 4 Absatz 5 Nummer 2 c" calcext:value-type="string">
            <text:p>§ 4 Absatz 5 Nummer 2 c</text:p>
          </table:table-cell>
          <table:table-cell table:formula="of:=OFFSET(INDIRECT([.$G90]);0;4;1)" office:value-type="float" office:value="2" calcext:value-type="float">
            <text:p>2</text:p>
          </table:table-cell>
          <table:table-cell table:formula="of:=OFFSET(INDIRECT([.$G9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90]);0;8;1)" office:value-type="string" office:string-value="DaPro" calcext:value-type="string">
            <text:p>DaPro</text:p>
          </table:table-cell>
          <table:table-cell table:style-name="ce148" table:formula="of:=OFFSET(INDIRECT([.$G9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0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90]);0;9;1);&quot; Wo., Phase 2: &quot;;OFFSET(INDIRECT([.$G90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90]);0;2;1);&quot; Nummer &quot;;OFFSET(INDIRECT([.$G90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91]);0;2;1);&quot; Nummer &quot;;OFFSET(INDIRECT([.$G91]);0;4;1);&quot; &quot;;[.D91])" office:value-type="string" office:string-value="§ 4 Absatz 5 Nummer 3 a" calcext:value-type="string">
            <text:p>§ 4 Absatz 5 Nummer 3 a</text:p>
          </table:table-cell>
          <table:table-cell table:formula="of:=OFFSET(INDIRECT([.$G91]);0;4;1)" office:value-type="float" office:value="3" calcext:value-type="float">
            <text:p>3</text:p>
          </table:table-cell>
          <table:table-cell table:formula="of:=OFFSET(INDIRECT([.$G91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1]);0;8;1)" office:value-type="string" office:string-value="DaPro" calcext:value-type="string">
            <text:p>DaPro</text:p>
          </table:table-cell>
          <table:table-cell table:style-name="ce148" table:formula="of:=OFFSET(INDIRECT([.$G9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1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1]);0;9;1);&quot; Wo., Phase 2: &quot;;OFFSET(INDIRECT([.$G91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1]);0;2;1);&quot; Nummer &quot;;OFFSET(INDIRECT([.$G91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2]);0;2;1);&quot; Nummer &quot;;OFFSET(INDIRECT([.$G92]);0;4;1);&quot; &quot;;[.D92])" office:value-type="string" office:string-value="§ 4 Absatz 5 Nummer 3 b" calcext:value-type="string">
            <text:p>§ 4 Absatz 5 Nummer 3 b</text:p>
          </table:table-cell>
          <table:table-cell table:formula="of:=OFFSET(INDIRECT([.$G92]);0;4;1)" office:value-type="float" office:value="3" calcext:value-type="float">
            <text:p>3</text:p>
          </table:table-cell>
          <table:table-cell table:formula="of:=OFFSET(INDIRECT([.$G92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2]);0;8;1)" office:value-type="string" office:string-value="DaPro" calcext:value-type="string">
            <text:p>DaPro</text:p>
          </table:table-cell>
          <table:table-cell table:style-name="ce148" table:formula="of:=OFFSET(INDIRECT([.$G9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2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2]);0;9;1);&quot; Wo., Phase 2: &quot;;OFFSET(INDIRECT([.$G92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2]);0;2;1);&quot; Nummer &quot;;OFFSET(INDIRECT([.$G92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3]);0;2;1);&quot; Nummer &quot;;OFFSET(INDIRECT([.$G93]);0;4;1);&quot; &quot;;[.D93])" office:value-type="string" office:string-value="§ 4 Absatz 5 Nummer 3 c" calcext:value-type="string">
            <text:p>§ 4 Absatz 5 Nummer 3 c</text:p>
          </table:table-cell>
          <table:table-cell table:formula="of:=OFFSET(INDIRECT([.$G93]);0;4;1)" office:value-type="float" office:value="3" calcext:value-type="float">
            <text:p>3</text:p>
          </table:table-cell>
          <table:table-cell table:formula="of:=OFFSET(INDIRECT([.$G93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2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3]);0;8;1)" office:value-type="string" office:string-value="DaPro" calcext:value-type="string">
            <text:p>DaPro</text:p>
          </table:table-cell>
          <table:table-cell table:style-name="ce148" table:formula="of:=OFFSET(INDIRECT([.$G9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3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3]);0;9;1);&quot; Wo., Phase 2: &quot;;OFFSET(INDIRECT([.$G93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3]);0;2;1);&quot; Nummer &quot;;OFFSET(INDIRECT([.$G93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4]);0;2;1);&quot; Nummer &quot;;OFFSET(INDIRECT([.$G94]);0;4;1);&quot; &quot;;[.D94])" office:value-type="string" office:string-value="§ 4 Absatz 5 Nummer 3 d" calcext:value-type="string">
            <text:p>§ 4 Absatz 5 Nummer 3 d</text:p>
          </table:table-cell>
          <table:table-cell table:formula="of:=OFFSET(INDIRECT([.$G94]);0;4;1)" office:value-type="float" office:value="3" calcext:value-type="float">
            <text:p>3</text:p>
          </table:table-cell>
          <table:table-cell table:formula="of:=OFFSET(INDIRECT([.$G94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4]);0;8;1)" office:value-type="string" office:string-value="DaPro" calcext:value-type="string">
            <text:p>DaPro</text:p>
          </table:table-cell>
          <table:table-cell table:style-name="ce148" table:formula="of:=OFFSET(INDIRECT([.$G94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4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4]);0;9;1);&quot; Wo., Phase 2: &quot;;OFFSET(INDIRECT([.$G94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4]);0;2;1);&quot; Nummer &quot;;OFFSET(INDIRECT([.$G94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5]);0;2;1);&quot; Nummer &quot;;OFFSET(INDIRECT([.$G95]);0;4;1);&quot; &quot;;[.D95])" office:value-type="string" office:string-value="§ 4 Absatz 5 Nummer 3 e" calcext:value-type="string">
            <text:p>§ 4 Absatz 5 Nummer 3 e</text:p>
          </table:table-cell>
          <table:table-cell table:formula="of:=OFFSET(INDIRECT([.$G95]);0;4;1)" office:value-type="float" office:value="3" calcext:value-type="float">
            <text:p>3</text:p>
          </table:table-cell>
          <table:table-cell table:formula="of:=OFFSET(INDIRECT([.$G95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5]);0;8;1)" office:value-type="string" office:string-value="DaPro" calcext:value-type="string">
            <text:p>DaPro</text:p>
          </table:table-cell>
          <table:table-cell table:style-name="ce148" table:formula="of:=OFFSET(INDIRECT([.$G9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5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5]);0;9;1);&quot; Wo., Phase 2: &quot;;OFFSET(INDIRECT([.$G95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5]);0;2;1);&quot; Nummer &quot;;OFFSET(INDIRECT([.$G95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6]);0;2;1);&quot; Nummer &quot;;OFFSET(INDIRECT([.$G96]);0;4;1);&quot; &quot;;[.D96])" office:value-type="string" office:string-value="§ 4 Absatz 5 Nummer 3 f" calcext:value-type="string">
            <text:p>§ 4 Absatz 5 Nummer 3 f</text:p>
          </table:table-cell>
          <table:table-cell table:formula="of:=OFFSET(INDIRECT([.$G96]);0;4;1)" office:value-type="float" office:value="3" calcext:value-type="float">
            <text:p>3</text:p>
          </table:table-cell>
          <table:table-cell table:formula="of:=OFFSET(INDIRECT([.$G96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6]);0;8;1)" office:value-type="string" office:string-value="DaPro" calcext:value-type="string">
            <text:p>DaPro</text:p>
          </table:table-cell>
          <table:table-cell table:style-name="ce148" table:formula="of:=OFFSET(INDIRECT([.$G9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6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6]);0;9;1);&quot; Wo., Phase 2: &quot;;OFFSET(INDIRECT([.$G96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6]);0;2;1);&quot; Nummer &quot;;OFFSET(INDIRECT([.$G96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7]);0;2;1);&quot; Nummer &quot;;OFFSET(INDIRECT([.$G97]);0;4;1);&quot; &quot;;[.D97])" office:value-type="string" office:string-value="§ 4 Absatz 5 Nummer 3 g" calcext:value-type="string">
            <text:p>§ 4 Absatz 5 Nummer 3 g</text:p>
          </table:table-cell>
          <table:table-cell table:formula="of:=OFFSET(INDIRECT([.$G97]);0;4;1)" office:value-type="float" office:value="3" calcext:value-type="float">
            <text:p>3</text:p>
          </table:table-cell>
          <table:table-cell table:formula="of:=OFFSET(INDIRECT([.$G97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7]);0;8;1)" office:value-type="string" office:string-value="DaPro" calcext:value-type="string">
            <text:p>DaPro</text:p>
          </table:table-cell>
          <table:table-cell table:style-name="ce148" table:formula="of:=OFFSET(INDIRECT([.$G9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7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7]);0;9;1);&quot; Wo., Phase 2: &quot;;OFFSET(INDIRECT([.$G97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7]);0;2;1);&quot; Nummer &quot;;OFFSET(INDIRECT([.$G97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8]);0;2;1);&quot; Nummer &quot;;OFFSET(INDIRECT([.$G98]);0;4;1);&quot; &quot;;[.D98])" office:value-type="string" office:string-value="§ 4 Absatz 5 Nummer 3 h" calcext:value-type="string">
            <text:p>§ 4 Absatz 5 Nummer 3 h</text:p>
          </table:table-cell>
          <table:table-cell table:formula="of:=OFFSET(INDIRECT([.$G98]);0;4;1)" office:value-type="float" office:value="3" calcext:value-type="float">
            <text:p>3</text:p>
          </table:table-cell>
          <table:table-cell table:formula="of:=OFFSET(INDIRECT([.$G98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8]);0;8;1)" office:value-type="string" office:string-value="DaPro" calcext:value-type="string">
            <text:p>DaPro</text:p>
          </table:table-cell>
          <table:table-cell table:style-name="ce148" table:formula="of:=OFFSET(INDIRECT([.$G9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8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8]);0;9;1);&quot; Wo., Phase 2: &quot;;OFFSET(INDIRECT([.$G98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8]);0;2;1);&quot; Nummer &quot;;OFFSET(INDIRECT([.$G98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9]);0;2;1);&quot; Nummer &quot;;OFFSET(INDIRECT([.$G99]);0;4;1);&quot; &quot;;[.D99])" office:value-type="string" office:string-value="§ 4 Absatz 5 Nummer 3 i" calcext:value-type="string">
            <text:p>§ 4 Absatz 5 Nummer 3 i</text:p>
          </table:table-cell>
          <table:table-cell table:formula="of:=OFFSET(INDIRECT([.$G99]);0;4;1)" office:value-type="float" office:value="3" calcext:value-type="float">
            <text:p>3</text:p>
          </table:table-cell>
          <table:table-cell table:formula="of:=OFFSET(INDIRECT([.$G99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9]);0;8;1)" office:value-type="string" office:string-value="DaPro" calcext:value-type="string">
            <text:p>DaPro</text:p>
          </table:table-cell>
          <table:table-cell table:style-name="ce148" table:formula="of:=OFFSET(INDIRECT([.$G9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99]);0;5;1)" office:value-type="string" office:string-value="Nutzen der Daten zur Optimierung von Arbeits- und Geschäftsprozessen sowie zur Optimierung&#10;digitaler Geschäftsmodelle" calcext:value-type="string">
            <text:p>Nutzen der Daten zur Optimierung von Arbeits- und Geschäftsprozessen sowie zur Optimierung</text:p>
            <text:p>digitaler Geschäftsmodelle</text:p>
          </table:table-cell>
          <table:table-cell table:formula="of:=CONCATENATE(&quot;Phase 1: &quot;;OFFSET(INDIRECT([.$G99]);0;9;1);&quot; Wo., Phase 2: &quot;;OFFSET(INDIRECT([.$G99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9]);0;2;1);&quot; Nummer &quot;;OFFSET(INDIRECT([.$G99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0]);0;2;1);&quot; Nummer &quot;;OFFSET(INDIRECT([.$G100]);0;4;1);&quot; &quot;;[.D100])" office:value-type="string" office:string-value="§ 4 Absatz 5 Nummer 4 a" calcext:value-type="string">
            <text:p>§ 4 Absatz 5 Nummer 4 a</text:p>
          </table:table-cell>
          <table:table-cell table:formula="of:=OFFSET(INDIRECT([.$G100]);0;4;1)" office:value-type="float" office:value="4" calcext:value-type="float">
            <text:p>4</text:p>
          </table:table-cell>
          <table:table-cell table:formula="of:=OFFSET(INDIRECT([.$G100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0]);0;8;1)" office:value-type="string" office:string-value="DaPro" calcext:value-type="string">
            <text:p>DaPro</text:p>
          </table:table-cell>
          <table:table-cell table:style-name="ce148" table:formula="of:=OFFSET(INDIRECT([.$G10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0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0]);0;9;1);&quot; Wo., Phase 2: &quot;;OFFSET(INDIRECT([.$G100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0]);0;2;1);&quot; Nummer &quot;;OFFSET(INDIRECT([.$G100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1]);0;2;1);&quot; Nummer &quot;;OFFSET(INDIRECT([.$G101]);0;4;1);&quot; &quot;;[.D101])" office:value-type="string" office:string-value="§ 4 Absatz 5 Nummer 4 b" calcext:value-type="string">
            <text:p>§ 4 Absatz 5 Nummer 4 b</text:p>
          </table:table-cell>
          <table:table-cell table:formula="of:=OFFSET(INDIRECT([.$G101]);0;4;1)" office:value-type="float" office:value="4" calcext:value-type="float">
            <text:p>4</text:p>
          </table:table-cell>
          <table:table-cell table:formula="of:=OFFSET(INDIRECT([.$G101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1]);0;8;1)" office:value-type="string" office:string-value="DaPro" calcext:value-type="string">
            <text:p>DaPro</text:p>
          </table:table-cell>
          <table:table-cell table:style-name="ce148" table:formula="of:=OFFSET(INDIRECT([.$G10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1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1]);0;9;1);&quot; Wo., Phase 2: &quot;;OFFSET(INDIRECT([.$G101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1]);0;2;1);&quot; Nummer &quot;;OFFSET(INDIRECT([.$G101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2]);0;2;1);&quot; Nummer &quot;;OFFSET(INDIRECT([.$G102]);0;4;1);&quot; &quot;;[.D102])" office:value-type="string" office:string-value="§ 4 Absatz 5 Nummer 4 c" calcext:value-type="string">
            <text:p>§ 4 Absatz 5 Nummer 4 c</text:p>
          </table:table-cell>
          <table:table-cell table:formula="of:=OFFSET(INDIRECT([.$G102]);0;4;1)" office:value-type="float" office:value="4" calcext:value-type="float">
            <text:p>4</text:p>
          </table:table-cell>
          <table:table-cell table:formula="of:=OFFSET(INDIRECT([.$G102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2]);0;8;1)" office:value-type="string" office:string-value="DaPro" calcext:value-type="string">
            <text:p>DaPro</text:p>
          </table:table-cell>
          <table:table-cell table:style-name="ce148" table:formula="of:=OFFSET(INDIRECT([.$G10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2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2]);0;9;1);&quot; Wo., Phase 2: &quot;;OFFSET(INDIRECT([.$G102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2]);0;2;1);&quot; Nummer &quot;;OFFSET(INDIRECT([.$G102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3]);0;2;1);&quot; Nummer &quot;;OFFSET(INDIRECT([.$G103]);0;4;1);&quot; &quot;;[.D103])" office:value-type="string" office:string-value="§ 4 Absatz 5 Nummer 4 d" calcext:value-type="string">
            <text:p>§ 4 Absatz 5 Nummer 4 d</text:p>
          </table:table-cell>
          <table:table-cell table:formula="of:=OFFSET(INDIRECT([.$G103]);0;4;1)" office:value-type="float" office:value="4" calcext:value-type="float">
            <text:p>4</text:p>
          </table:table-cell>
          <table:table-cell table:formula="of:=OFFSET(INDIRECT([.$G103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3]);0;8;1)" office:value-type="string" office:string-value="DaPro" calcext:value-type="string">
            <text:p>DaPro</text:p>
          </table:table-cell>
          <table:table-cell table:style-name="ce148" table:formula="of:=OFFSET(INDIRECT([.$G10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48" table:formula="of:=OFFSET(INDIRECT([.$G103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3]);0;9;1);&quot; Wo., Phase 2: &quot;;OFFSET(INDIRECT([.$G103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3]);0;2;1);&quot; Nummer &quot;;OFFSET(INDIRECT([.$G103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4]);0;2;1);&quot; Nummer &quot;;OFFSET(INDIRECT([.$G104]);0;4;1);&quot; &quot;;[.D104])" office:value-type="string" office:string-value="§ 4 Absatz 6 Nummer 1 a" calcext:value-type="string">
            <text:p>§ 4 Absatz 6 Nummer 1 a</text:p>
          </table:table-cell>
          <table:table-cell table:formula="of:=OFFSET(INDIRECT([.$G104]);0;4;1)" office:value-type="float" office:value="1" calcext:value-type="float">
            <text:p>1</text:p>
          </table:table-cell>
          <table:table-cell table:formula="of:=OFFSET(INDIRECT([.$G104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4]);0;8;1)" office:value-type="string" office:string-value="Net" calcext:value-type="string">
            <text:p>Net</text:p>
          </table:table-cell>
          <table:table-cell table:style-name="ce148" table:formula="of:=OFFSET(INDIRECT([.$G10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4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4]);0;9;1);&quot; Wo., Phase 2: &quot;;OFFSET(INDIRECT([.$G104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4]);0;2;1);&quot; Nummer &quot;;OFFSET(INDIRECT([.$G104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5]);0;2;1);&quot; Nummer &quot;;OFFSET(INDIRECT([.$G105]);0;4;1);&quot; &quot;;[.D105])" office:value-type="string" office:string-value="§ 4 Absatz 6 Nummer 1 b" calcext:value-type="string">
            <text:p>§ 4 Absatz 6 Nummer 1 b</text:p>
          </table:table-cell>
          <table:table-cell table:formula="of:=OFFSET(INDIRECT([.$G105]);0;4;1)" office:value-type="float" office:value="1" calcext:value-type="float">
            <text:p>1</text:p>
          </table:table-cell>
          <table:table-cell table:formula="of:=OFFSET(INDIRECT([.$G105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5]);0;8;1)" office:value-type="string" office:string-value="Net" calcext:value-type="string">
            <text:p>Net</text:p>
          </table:table-cell>
          <table:table-cell table:style-name="ce148" table:formula="of:=OFFSET(INDIRECT([.$G10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5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5]);0;9;1);&quot; Wo., Phase 2: &quot;;OFFSET(INDIRECT([.$G105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5]);0;2;1);&quot; Nummer &quot;;OFFSET(INDIRECT([.$G105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6]);0;2;1);&quot; Nummer &quot;;OFFSET(INDIRECT([.$G106]);0;4;1);&quot; &quot;;[.D106])" office:value-type="string" office:string-value="§ 4 Absatz 6 Nummer 1 c" calcext:value-type="string">
            <text:p>§ 4 Absatz 6 Nummer 1 c</text:p>
          </table:table-cell>
          <table:table-cell table:formula="of:=OFFSET(INDIRECT([.$G106]);0;4;1)" office:value-type="float" office:value="1" calcext:value-type="float">
            <text:p>1</text:p>
          </table:table-cell>
          <table:table-cell table:formula="of:=OFFSET(INDIRECT([.$G106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6]);0;8;1)" office:value-type="string" office:string-value="Net" calcext:value-type="string">
            <text:p>Net</text:p>
          </table:table-cell>
          <table:table-cell table:style-name="ce148" table:formula="of:=OFFSET(INDIRECT([.$G10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6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6]);0;9;1);&quot; Wo., Phase 2: &quot;;OFFSET(INDIRECT([.$G106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6]);0;2;1);&quot; Nummer &quot;;OFFSET(INDIRECT([.$G106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7]);0;2;1);&quot; Nummer &quot;;OFFSET(INDIRECT([.$G107]);0;4;1);&quot; &quot;;[.D107])" office:value-type="string" office:string-value="§ 4 Absatz 6 Nummer 1 d" calcext:value-type="string">
            <text:p>§ 4 Absatz 6 Nummer 1 d</text:p>
          </table:table-cell>
          <table:table-cell table:formula="of:=OFFSET(INDIRECT([.$G107]);0;4;1)" office:value-type="float" office:value="1" calcext:value-type="float">
            <text:p>1</text:p>
          </table:table-cell>
          <table:table-cell table:formula="of:=OFFSET(INDIRECT([.$G107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7]);0;8;1)" office:value-type="string" office:string-value="Net" calcext:value-type="string">
            <text:p>Net</text:p>
          </table:table-cell>
          <table:table-cell table:style-name="ce148" table:formula="of:=OFFSET(INDIRECT([.$G10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7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7]);0;9;1);&quot; Wo., Phase 2: &quot;;OFFSET(INDIRECT([.$G107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7]);0;2;1);&quot; Nummer &quot;;OFFSET(INDIRECT([.$G107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8]);0;2;1);&quot; Nummer &quot;;OFFSET(INDIRECT([.$G108]);0;4;1);&quot; &quot;;[.D108])" office:value-type="string" office:string-value="§ 4 Absatz 6 Nummer 1 e" calcext:value-type="string">
            <text:p>§ 4 Absatz 6 Nummer 1 e</text:p>
          </table:table-cell>
          <table:table-cell table:formula="of:=OFFSET(INDIRECT([.$G108]);0;4;1)" office:value-type="float" office:value="1" calcext:value-type="float">
            <text:p>1</text:p>
          </table:table-cell>
          <table:table-cell table:formula="of:=OFFSET(INDIRECT([.$G108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8]);0;8;1)" office:value-type="string" office:string-value="Net" calcext:value-type="string">
            <text:p>Net</text:p>
          </table:table-cell>
          <table:table-cell table:style-name="ce148" table:formula="of:=OFFSET(INDIRECT([.$G10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8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8]);0;9;1);&quot; Wo., Phase 2: &quot;;OFFSET(INDIRECT([.$G108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8]);0;2;1);&quot; Nummer &quot;;OFFSET(INDIRECT([.$G108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9]);0;2;1);&quot; Nummer &quot;;OFFSET(INDIRECT([.$G109]);0;4;1);&quot; &quot;;[.D109])" office:value-type="string" office:string-value="§ 4 Absatz 6 Nummer 1 f" calcext:value-type="string">
            <text:p>§ 4 Absatz 6 Nummer 1 f</text:p>
          </table:table-cell>
          <table:table-cell table:formula="of:=OFFSET(INDIRECT([.$G109]);0;4;1)" office:value-type="float" office:value="1" calcext:value-type="float">
            <text:p>1</text:p>
          </table:table-cell>
          <table:table-cell table:formula="of:=OFFSET(INDIRECT([.$G109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9]);0;8;1)" office:value-type="string" office:string-value="Net" calcext:value-type="string">
            <text:p>Net</text:p>
          </table:table-cell>
          <table:table-cell table:style-name="ce148" table:formula="of:=OFFSET(INDIRECT([.$G10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09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9]);0;9;1);&quot; Wo., Phase 2: &quot;;OFFSET(INDIRECT([.$G109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9]);0;2;1);&quot; Nummer &quot;;OFFSET(INDIRECT([.$G109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0]);0;2;1);&quot; Nummer &quot;;OFFSET(INDIRECT([.$G110]);0;4;1);&quot; &quot;;[.D110])" office:value-type="string" office:string-value="§ 4 Absatz 6 Nummer 2 a" calcext:value-type="string">
            <text:p>§ 4 Absatz 6 Nummer 2 a</text:p>
          </table:table-cell>
          <table:table-cell table:formula="of:=OFFSET(INDIRECT([.$G110]);0;4;1)" office:value-type="float" office:value="2" calcext:value-type="float">
            <text:p>2</text:p>
          </table:table-cell>
          <table:table-cell table:formula="of:=OFFSET(INDIRECT([.$G11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0]);0;8;1)" office:value-type="string" office:string-value="Net" calcext:value-type="string">
            <text:p>Net</text:p>
          </table:table-cell>
          <table:table-cell table:style-name="ce148" table:formula="of:=OFFSET(INDIRECT([.$G11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0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0]);0;9;1);&quot; Wo., Phase 2: &quot;;OFFSET(INDIRECT([.$G110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0]);0;2;1);&quot; Nummer &quot;;OFFSET(INDIRECT([.$G110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1]);0;2;1);&quot; Nummer &quot;;OFFSET(INDIRECT([.$G111]);0;4;1);&quot; &quot;;[.D111])" office:value-type="string" office:string-value="§ 4 Absatz 6 Nummer 2 b" calcext:value-type="string">
            <text:p>§ 4 Absatz 6 Nummer 2 b</text:p>
          </table:table-cell>
          <table:table-cell table:formula="of:=OFFSET(INDIRECT([.$G111]);0;4;1)" office:value-type="float" office:value="2" calcext:value-type="float">
            <text:p>2</text:p>
          </table:table-cell>
          <table:table-cell table:formula="of:=OFFSET(INDIRECT([.$G11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1]);0;8;1)" office:value-type="string" office:string-value="Net" calcext:value-type="string">
            <text:p>Net</text:p>
          </table:table-cell>
          <table:table-cell table:style-name="ce148" table:formula="of:=OFFSET(INDIRECT([.$G11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1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1]);0;9;1);&quot; Wo., Phase 2: &quot;;OFFSET(INDIRECT([.$G111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1]);0;2;1);&quot; Nummer &quot;;OFFSET(INDIRECT([.$G111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2]);0;2;1);&quot; Nummer &quot;;OFFSET(INDIRECT([.$G112]);0;4;1);&quot; &quot;;[.D112])" office:value-type="string" office:string-value="§ 4 Absatz 6 Nummer 2 c" calcext:value-type="string">
            <text:p>§ 4 Absatz 6 Nummer 2 c</text:p>
          </table:table-cell>
          <table:table-cell table:formula="of:=OFFSET(INDIRECT([.$G112]);0;4;1)" office:value-type="float" office:value="2" calcext:value-type="float">
            <text:p>2</text:p>
          </table:table-cell>
          <table:table-cell table:formula="of:=OFFSET(INDIRECT([.$G11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2]);0;8;1)" office:value-type="string" office:string-value="Net" calcext:value-type="string">
            <text:p>Net</text:p>
          </table:table-cell>
          <table:table-cell table:style-name="ce148" table:formula="of:=OFFSET(INDIRECT([.$G11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2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2]);0;9;1);&quot; Wo., Phase 2: &quot;;OFFSET(INDIRECT([.$G112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2]);0;2;1);&quot; Nummer &quot;;OFFSET(INDIRECT([.$G112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13]);0;2;1);&quot; Nummer &quot;;OFFSET(INDIRECT([.$G113]);0;4;1);&quot; &quot;;[.D113])" office:value-type="string" office:string-value="§ 4 Absatz 6 Nummer 2 d" calcext:value-type="string">
            <text:p>§ 4 Absatz 6 Nummer 2 d</text:p>
          </table:table-cell>
          <table:table-cell table:formula="of:=OFFSET(INDIRECT([.$G113]);0;4;1)" office:value-type="float" office:value="2" calcext:value-type="float">
            <text:p>2</text:p>
          </table:table-cell>
          <table:table-cell table:formula="of:=OFFSET(INDIRECT([.$G11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3]);0;8;1)" office:value-type="string" office:string-value="Net" calcext:value-type="string">
            <text:p>Net</text:p>
          </table:table-cell>
          <table:table-cell table:style-name="ce148" table:formula="of:=OFFSET(INDIRECT([.$G11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3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3]);0;9;1);&quot; Wo., Phase 2: &quot;;OFFSET(INDIRECT([.$G113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3]);0;2;1);&quot; Nummer &quot;;OFFSET(INDIRECT([.$G113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4]);0;2;1);&quot; Nummer &quot;;OFFSET(INDIRECT([.$G114]);0;4;1);&quot; &quot;;[.D114])" office:value-type="string" office:string-value="§ 4 Absatz 6 Nummer 2 e" calcext:value-type="string">
            <text:p>§ 4 Absatz 6 Nummer 2 e</text:p>
          </table:table-cell>
          <table:table-cell table:formula="of:=OFFSET(INDIRECT([.$G114]);0;4;1)" office:value-type="float" office:value="2" calcext:value-type="float">
            <text:p>2</text:p>
          </table:table-cell>
          <table:table-cell table:formula="of:=OFFSET(INDIRECT([.$G11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4]);0;8;1)" office:value-type="string" office:string-value="Net" calcext:value-type="string">
            <text:p>Net</text:p>
          </table:table-cell>
          <table:table-cell table:style-name="ce148" table:formula="of:=OFFSET(INDIRECT([.$G11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4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4]);0;9;1);&quot; Wo., Phase 2: &quot;;OFFSET(INDIRECT([.$G114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4]);0;2;1);&quot; Nummer &quot;;OFFSET(INDIRECT([.$G114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5]);0;2;1);&quot; Nummer &quot;;OFFSET(INDIRECT([.$G115]);0;4;1);&quot; &quot;;[.D115])" office:value-type="string" office:string-value="§ 4 Absatz 6 Nummer 2 f" calcext:value-type="string">
            <text:p>§ 4 Absatz 6 Nummer 2 f</text:p>
          </table:table-cell>
          <table:table-cell table:formula="of:=OFFSET(INDIRECT([.$G115]);0;4;1)" office:value-type="float" office:value="2" calcext:value-type="float">
            <text:p>2</text:p>
          </table:table-cell>
          <table:table-cell table:formula="of:=OFFSET(INDIRECT([.$G11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5]);0;8;1)" office:value-type="string" office:string-value="Net" calcext:value-type="string">
            <text:p>Net</text:p>
          </table:table-cell>
          <table:table-cell table:style-name="ce148" table:formula="of:=OFFSET(INDIRECT([.$G11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5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5]);0;9;1);&quot; Wo., Phase 2: &quot;;OFFSET(INDIRECT([.$G115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5]);0;2;1);&quot; Nummer &quot;;OFFSET(INDIRECT([.$G115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16]);0;2;1);&quot; Nummer &quot;;OFFSET(INDIRECT([.$G116]);0;4;1);&quot; &quot;;[.D116])" office:value-type="string" office:string-value="§ 4 Absatz 6 Nummer 3 a" calcext:value-type="string">
            <text:p>§ 4 Absatz 6 Nummer 3 a</text:p>
          </table:table-cell>
          <table:table-cell table:formula="of:=OFFSET(INDIRECT([.$G116]);0;4;1)" office:value-type="float" office:value="3" calcext:value-type="float">
            <text:p>3</text:p>
          </table:table-cell>
          <table:table-cell table:formula="of:=OFFSET(INDIRECT([.$G116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6]);0;8;1)" office:value-type="string" office:string-value="Net" calcext:value-type="string">
            <text:p>Net</text:p>
          </table:table-cell>
          <table:table-cell table:style-name="ce148" table:formula="of:=OFFSET(INDIRECT([.$G11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6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6]);0;9;1);&quot; Wo., Phase 2: &quot;;OFFSET(INDIRECT([.$G116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6]);0;2;1);&quot; Nummer &quot;;OFFSET(INDIRECT([.$G116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7]);0;2;1);&quot; Nummer &quot;;OFFSET(INDIRECT([.$G117]);0;4;1);&quot; &quot;;[.D117])" office:value-type="string" office:string-value="§ 4 Absatz 6 Nummer 3 b" calcext:value-type="string">
            <text:p>§ 4 Absatz 6 Nummer 3 b</text:p>
          </table:table-cell>
          <table:table-cell table:formula="of:=OFFSET(INDIRECT([.$G117]);0;4;1)" office:value-type="float" office:value="3" calcext:value-type="float">
            <text:p>3</text:p>
          </table:table-cell>
          <table:table-cell table:formula="of:=OFFSET(INDIRECT([.$G117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7]);0;8;1)" office:value-type="string" office:string-value="Net" calcext:value-type="string">
            <text:p>Net</text:p>
          </table:table-cell>
          <table:table-cell table:style-name="ce148" table:formula="of:=OFFSET(INDIRECT([.$G11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7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7]);0;9;1);&quot; Wo., Phase 2: &quot;;OFFSET(INDIRECT([.$G117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7]);0;2;1);&quot; Nummer &quot;;OFFSET(INDIRECT([.$G117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8]);0;2;1);&quot; Nummer &quot;;OFFSET(INDIRECT([.$G118]);0;4;1);&quot; &quot;;[.D118])" office:value-type="string" office:string-value="§ 4 Absatz 6 Nummer 3 c" calcext:value-type="string">
            <text:p>§ 4 Absatz 6 Nummer 3 c</text:p>
          </table:table-cell>
          <table:table-cell table:formula="of:=OFFSET(INDIRECT([.$G118]);0;4;1)" office:value-type="float" office:value="3" calcext:value-type="float">
            <text:p>3</text:p>
          </table:table-cell>
          <table:table-cell table:formula="of:=OFFSET(INDIRECT([.$G118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8]);0;8;1)" office:value-type="string" office:string-value="Net" calcext:value-type="string">
            <text:p>Net</text:p>
          </table:table-cell>
          <table:table-cell table:style-name="ce148" table:formula="of:=OFFSET(INDIRECT([.$G11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8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8]);0;9;1);&quot; Wo., Phase 2: &quot;;OFFSET(INDIRECT([.$G118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8]);0;2;1);&quot; Nummer &quot;;OFFSET(INDIRECT([.$G118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9]);0;2;1);&quot; Nummer &quot;;OFFSET(INDIRECT([.$G119]);0;4;1);&quot; &quot;;[.D119])" office:value-type="string" office:string-value="§ 4 Absatz 6 Nummer 3 d" calcext:value-type="string">
            <text:p>§ 4 Absatz 6 Nummer 3 d</text:p>
          </table:table-cell>
          <table:table-cell table:formula="of:=OFFSET(INDIRECT([.$G119]);0;4;1)" office:value-type="float" office:value="3" calcext:value-type="float">
            <text:p>3</text:p>
          </table:table-cell>
          <table:table-cell table:formula="of:=OFFSET(INDIRECT([.$G119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9]);0;8;1)" office:value-type="string" office:string-value="Net" calcext:value-type="string">
            <text:p>Net</text:p>
          </table:table-cell>
          <table:table-cell table:style-name="ce148" table:formula="of:=OFFSET(INDIRECT([.$G11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19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9]);0;9;1);&quot; Wo., Phase 2: &quot;;OFFSET(INDIRECT([.$G119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9]);0;2;1);&quot; Nummer &quot;;OFFSET(INDIRECT([.$G119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0]);0;2;1);&quot; Nummer &quot;;OFFSET(INDIRECT([.$G120]);0;4;1);&quot; &quot;;[.D120])" office:value-type="string" office:string-value="§ 4 Absatz 6 Nummer 3 e" calcext:value-type="string">
            <text:p>§ 4 Absatz 6 Nummer 3 e</text:p>
          </table:table-cell>
          <table:table-cell table:formula="of:=OFFSET(INDIRECT([.$G120]);0;4;1)" office:value-type="float" office:value="3" calcext:value-type="float">
            <text:p>3</text:p>
          </table:table-cell>
          <table:table-cell table:formula="of:=OFFSET(INDIRECT([.$G120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0]);0;8;1)" office:value-type="string" office:string-value="Net" calcext:value-type="string">
            <text:p>Net</text:p>
          </table:table-cell>
          <table:table-cell table:style-name="ce148" table:formula="of:=OFFSET(INDIRECT([.$G12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0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0]);0;9;1);&quot; Wo., Phase 2: &quot;;OFFSET(INDIRECT([.$G120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0]);0;2;1);&quot; Nummer &quot;;OFFSET(INDIRECT([.$G120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1]);0;2;1);&quot; Nummer &quot;;OFFSET(INDIRECT([.$G121]);0;4;1);&quot; &quot;;[.D121])" office:value-type="string" office:string-value="§ 4 Absatz 6 Nummer 3 f" calcext:value-type="string">
            <text:p>§ 4 Absatz 6 Nummer 3 f</text:p>
          </table:table-cell>
          <table:table-cell table:formula="of:=OFFSET(INDIRECT([.$G121]);0;4;1)" office:value-type="float" office:value="3" calcext:value-type="float">
            <text:p>3</text:p>
          </table:table-cell>
          <table:table-cell table:formula="of:=OFFSET(INDIRECT([.$G121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1]);0;8;1)" office:value-type="string" office:string-value="Net" calcext:value-type="string">
            <text:p>Net</text:p>
          </table:table-cell>
          <table:table-cell table:style-name="ce148" table:formula="of:=OFFSET(INDIRECT([.$G12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1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1]);0;9;1);&quot; Wo., Phase 2: &quot;;OFFSET(INDIRECT([.$G121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1]);0;2;1);&quot; Nummer &quot;;OFFSET(INDIRECT([.$G121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2]);0;2;1);&quot; Nummer &quot;;OFFSET(INDIRECT([.$G122]);0;4;1);&quot; &quot;;[.D122])" office:value-type="string" office:string-value="§ 4 Absatz 6 Nummer 3 g" calcext:value-type="string">
            <text:p>§ 4 Absatz 6 Nummer 3 g</text:p>
          </table:table-cell>
          <table:table-cell table:formula="of:=OFFSET(INDIRECT([.$G122]);0;4;1)" office:value-type="float" office:value="3" calcext:value-type="float">
            <text:p>3</text:p>
          </table:table-cell>
          <table:table-cell table:formula="of:=OFFSET(INDIRECT([.$G122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2]);0;8;1)" office:value-type="string" office:string-value="Net" calcext:value-type="string">
            <text:p>Net</text:p>
          </table:table-cell>
          <table:table-cell table:style-name="ce148" table:formula="of:=OFFSET(INDIRECT([.$G12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2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2]);0;9;1);&quot; Wo., Phase 2: &quot;;OFFSET(INDIRECT([.$G122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2]);0;2;1);&quot; Nummer &quot;;OFFSET(INDIRECT([.$G122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3]);0;2;1);&quot; Nummer &quot;;OFFSET(INDIRECT([.$G123]);0;4;1);&quot; &quot;;[.D123])" office:value-type="string" office:string-value="§ 4 Absatz 6 Nummer 3 h" calcext:value-type="string">
            <text:p>§ 4 Absatz 6 Nummer 3 h</text:p>
          </table:table-cell>
          <table:table-cell table:formula="of:=OFFSET(INDIRECT([.$G123]);0;4;1)" office:value-type="float" office:value="3" calcext:value-type="float">
            <text:p>3</text:p>
          </table:table-cell>
          <table:table-cell table:formula="of:=OFFSET(INDIRECT([.$G123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3]);0;8;1)" office:value-type="string" office:string-value="Net" calcext:value-type="string">
            <text:p>Net</text:p>
          </table:table-cell>
          <table:table-cell table:style-name="ce148" table:formula="of:=OFFSET(INDIRECT([.$G12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48" table:formula="of:=OFFSET(INDIRECT([.$G123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3]);0;9;1);&quot; Wo., Phase 2: &quot;;OFFSET(INDIRECT([.$G123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3]);0;2;1);&quot; Nummer &quot;;OFFSET(INDIRECT([.$G123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24]);0;2;1);&quot; Nummer &quot;;OFFSET(INDIRECT([.$G124]);0;4;1);&quot; &quot;;[.D124])" office:value-type="string" office:string-value="§ 4 Absatz 7 Nummer 1 a" calcext:value-type="string">
            <text:p>§ 4 Absatz 7 Nummer 1 a</text:p>
          </table:table-cell>
          <table:table-cell table:formula="of:=OFFSET(INDIRECT([.$G124]);0;4;1)" office:value-type="float" office:value="1" calcext:value-type="float">
            <text:p>1</text:p>
          </table:table-cell>
          <table:table-cell table:formula="of:=OFFSET(INDIRECT([.$G124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4]);0;8;1)" office:value-type="string" office:string-value="alle" calcext:value-type="string">
            <text:p>alle</text:p>
          </table:table-cell>
          <table:table-cell table:style-name="ce148" table:formula="of:=OFFSET(INDIRECT([.$G12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4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4]);0;9;1);&quot; Wo., Phase 2: &quot;;OFFSET(INDIRECT([.$G12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4]);0;2;1);&quot; Nummer &quot;;OFFSET(INDIRECT([.$G124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5]);0;2;1);&quot; Nummer &quot;;OFFSET(INDIRECT([.$G125]);0;4;1);&quot; &quot;;[.D125])" office:value-type="string" office:string-value="§ 4 Absatz 7 Nummer 1 b" calcext:value-type="string">
            <text:p>§ 4 Absatz 7 Nummer 1 b</text:p>
          </table:table-cell>
          <table:table-cell table:formula="of:=OFFSET(INDIRECT([.$G125]);0;4;1)" office:value-type="float" office:value="1" calcext:value-type="float">
            <text:p>1</text:p>
          </table:table-cell>
          <table:table-cell table:formula="of:=OFFSET(INDIRECT([.$G125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5]);0;8;1)" office:value-type="string" office:string-value="alle" calcext:value-type="string">
            <text:p>alle</text:p>
          </table:table-cell>
          <table:table-cell table:style-name="ce148" table:formula="of:=OFFSET(INDIRECT([.$G12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5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5]);0;9;1);&quot; Wo., Phase 2: &quot;;OFFSET(INDIRECT([.$G12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5]);0;2;1);&quot; Nummer &quot;;OFFSET(INDIRECT([.$G125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6]);0;2;1);&quot; Nummer &quot;;OFFSET(INDIRECT([.$G126]);0;4;1);&quot; &quot;;[.D126])" office:value-type="string" office:string-value="§ 4 Absatz 7 Nummer 1 c" calcext:value-type="string">
            <text:p>§ 4 Absatz 7 Nummer 1 c</text:p>
          </table:table-cell>
          <table:table-cell table:formula="of:=OFFSET(INDIRECT([.$G126]);0;4;1)" office:value-type="float" office:value="1" calcext:value-type="float">
            <text:p>1</text:p>
          </table:table-cell>
          <table:table-cell table:formula="of:=OFFSET(INDIRECT([.$G126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6]);0;8;1)" office:value-type="string" office:string-value="alle" calcext:value-type="string">
            <text:p>alle</text:p>
          </table:table-cell>
          <table:table-cell table:style-name="ce148" table:formula="of:=OFFSET(INDIRECT([.$G12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6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6]);0;9;1);&quot; Wo., Phase 2: &quot;;OFFSET(INDIRECT([.$G12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6]);0;2;1);&quot; Nummer &quot;;OFFSET(INDIRECT([.$G126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27]);0;2;1);&quot; Nummer &quot;;OFFSET(INDIRECT([.$G127]);0;4;1);&quot; &quot;;[.D127])" office:value-type="string" office:string-value="§ 4 Absatz 7 Nummer 1 d" calcext:value-type="string">
            <text:p>§ 4 Absatz 7 Nummer 1 d</text:p>
          </table:table-cell>
          <table:table-cell table:formula="of:=OFFSET(INDIRECT([.$G127]);0;4;1)" office:value-type="float" office:value="1" calcext:value-type="float">
            <text:p>1</text:p>
          </table:table-cell>
          <table:table-cell table:formula="of:=OFFSET(INDIRECT([.$G127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7]);0;8;1)" office:value-type="string" office:string-value="alle" calcext:value-type="string">
            <text:p>alle</text:p>
          </table:table-cell>
          <table:table-cell table:style-name="ce148" table:formula="of:=OFFSET(INDIRECT([.$G12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7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7]);0;9;1);&quot; Wo., Phase 2: &quot;;OFFSET(INDIRECT([.$G12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7]);0;2;1);&quot; Nummer &quot;;OFFSET(INDIRECT([.$G127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28]);0;2;1);&quot; Nummer &quot;;OFFSET(INDIRECT([.$G128]);0;4;1);&quot; &quot;;[.D128])" office:value-type="string" office:string-value="§ 4 Absatz 7 Nummer 1 e" calcext:value-type="string">
            <text:p>§ 4 Absatz 7 Nummer 1 e</text:p>
          </table:table-cell>
          <table:table-cell table:formula="of:=OFFSET(INDIRECT([.$G128]);0;4;1)" office:value-type="float" office:value="1" calcext:value-type="float">
            <text:p>1</text:p>
          </table:table-cell>
          <table:table-cell table:formula="of:=OFFSET(INDIRECT([.$G128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8]);0;8;1)" office:value-type="string" office:string-value="alle" calcext:value-type="string">
            <text:p>alle</text:p>
          </table:table-cell>
          <table:table-cell table:style-name="ce148" table:formula="of:=OFFSET(INDIRECT([.$G12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8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8]);0;9;1);&quot; Wo., Phase 2: &quot;;OFFSET(INDIRECT([.$G12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8]);0;2;1);&quot; Nummer &quot;;OFFSET(INDIRECT([.$G128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9]);0;2;1);&quot; Nummer &quot;;OFFSET(INDIRECT([.$G129]);0;4;1);&quot; &quot;;[.D129])" office:value-type="string" office:string-value="§ 4 Absatz 7 Nummer 1 f" calcext:value-type="string">
            <text:p>§ 4 Absatz 7 Nummer 1 f</text:p>
          </table:table-cell>
          <table:table-cell table:formula="of:=OFFSET(INDIRECT([.$G129]);0;4;1)" office:value-type="float" office:value="1" calcext:value-type="float">
            <text:p>1</text:p>
          </table:table-cell>
          <table:table-cell table:formula="of:=OFFSET(INDIRECT([.$G129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9]);0;8;1)" office:value-type="string" office:string-value="alle" calcext:value-type="string">
            <text:p>alle</text:p>
          </table:table-cell>
          <table:table-cell table:style-name="ce148" table:formula="of:=OFFSET(INDIRECT([.$G12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29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9]);0;9;1);&quot; Wo., Phase 2: &quot;;OFFSET(INDIRECT([.$G12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9]);0;2;1);&quot; Nummer &quot;;OFFSET(INDIRECT([.$G129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0]);0;2;1);&quot; Nummer &quot;;OFFSET(INDIRECT([.$G130]);0;4;1);&quot; &quot;;[.D130])" office:value-type="string" office:string-value="§ 4 Absatz 7 Nummer 1 g" calcext:value-type="string">
            <text:p>§ 4 Absatz 7 Nummer 1 g</text:p>
          </table:table-cell>
          <table:table-cell table:formula="of:=OFFSET(INDIRECT([.$G130]);0;4;1)" office:value-type="float" office:value="1" calcext:value-type="float">
            <text:p>1</text:p>
          </table:table-cell>
          <table:table-cell table:formula="of:=OFFSET(INDIRECT([.$G130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30]);0;8;1)" office:value-type="string" office:string-value="alle" calcext:value-type="string">
            <text:p>alle</text:p>
          </table:table-cell>
          <table:table-cell table:style-name="ce148" table:formula="of:=OFFSET(INDIRECT([.$G13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0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30]);0;9;1);&quot; Wo., Phase 2: &quot;;OFFSET(INDIRECT([.$G13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0]);0;2;1);&quot; Nummer &quot;;OFFSET(INDIRECT([.$G130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31]);0;2;1);&quot; Nummer &quot;;OFFSET(INDIRECT([.$G131]);0;4;1);&quot; &quot;;[.D131])" office:value-type="string" office:string-value="§ 4 Absatz 7 Nummer 2 a" calcext:value-type="string">
            <text:p>§ 4 Absatz 7 Nummer 2 a</text:p>
          </table:table-cell>
          <table:table-cell table:formula="of:=OFFSET(INDIRECT([.$G131]);0;4;1)" office:value-type="float" office:value="2" calcext:value-type="float">
            <text:p>2</text:p>
          </table:table-cell>
          <table:table-cell table:formula="of:=OFFSET(INDIRECT([.$G131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1]);0;8;1)" office:value-type="string" office:string-value="alle" calcext:value-type="string">
            <text:p>alle</text:p>
          </table:table-cell>
          <table:table-cell table:style-name="ce148" table:formula="of:=OFFSET(INDIRECT([.$G13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1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1]);0;9;1);&quot; Wo., Phase 2: &quot;;OFFSET(INDIRECT([.$G13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1]);0;2;1);&quot; Nummer &quot;;OFFSET(INDIRECT([.$G131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2]);0;2;1);&quot; Nummer &quot;;OFFSET(INDIRECT([.$G132]);0;4;1);&quot; &quot;;[.D132])" office:value-type="string" office:string-value="§ 4 Absatz 7 Nummer 2 b" calcext:value-type="string">
            <text:p>§ 4 Absatz 7 Nummer 2 b</text:p>
          </table:table-cell>
          <table:table-cell table:formula="of:=OFFSET(INDIRECT([.$G132]);0;4;1)" office:value-type="float" office:value="2" calcext:value-type="float">
            <text:p>2</text:p>
          </table:table-cell>
          <table:table-cell table:formula="of:=OFFSET(INDIRECT([.$G132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2]);0;8;1)" office:value-type="string" office:string-value="alle" calcext:value-type="string">
            <text:p>alle</text:p>
          </table:table-cell>
          <table:table-cell table:style-name="ce148" table:formula="of:=OFFSET(INDIRECT([.$G13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2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2]);0;9;1);&quot; Wo., Phase 2: &quot;;OFFSET(INDIRECT([.$G132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2]);0;2;1);&quot; Nummer &quot;;OFFSET(INDIRECT([.$G132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3]);0;2;1);&quot; Nummer &quot;;OFFSET(INDIRECT([.$G133]);0;4;1);&quot; &quot;;[.D133])" office:value-type="string" office:string-value="§ 4 Absatz 7 Nummer 2 c" calcext:value-type="string">
            <text:p>§ 4 Absatz 7 Nummer 2 c</text:p>
          </table:table-cell>
          <table:table-cell table:formula="of:=OFFSET(INDIRECT([.$G133]);0;4;1)" office:value-type="float" office:value="2" calcext:value-type="float">
            <text:p>2</text:p>
          </table:table-cell>
          <table:table-cell table:formula="of:=OFFSET(INDIRECT([.$G133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3]);0;8;1)" office:value-type="string" office:string-value="alle" calcext:value-type="string">
            <text:p>alle</text:p>
          </table:table-cell>
          <table:table-cell table:style-name="ce148" table:formula="of:=OFFSET(INDIRECT([.$G13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3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3]);0;9;1);&quot; Wo., Phase 2: &quot;;OFFSET(INDIRECT([.$G133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3]);0;2;1);&quot; Nummer &quot;;OFFSET(INDIRECT([.$G133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4]);0;2;1);&quot; Nummer &quot;;OFFSET(INDIRECT([.$G134]);0;4;1);&quot; &quot;;[.D134])" office:value-type="string" office:string-value="§ 4 Absatz 7 Nummer 3 a" calcext:value-type="string">
            <text:p>§ 4 Absatz 7 Nummer 3 a</text:p>
          </table:table-cell>
          <table:table-cell table:formula="of:=OFFSET(INDIRECT([.$G134]);0;4;1)" office:value-type="float" office:value="3" calcext:value-type="float">
            <text:p>3</text:p>
          </table:table-cell>
          <table:table-cell table:formula="of:=OFFSET(INDIRECT([.$G134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4]);0;8;1)" office:value-type="string" office:string-value="alle" calcext:value-type="string">
            <text:p>alle</text:p>
          </table:table-cell>
          <table:table-cell table:style-name="ce148" table:formula="of:=OFFSET(INDIRECT([.$G13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4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4]);0;9;1);&quot; Wo., Phase 2: &quot;;OFFSET(INDIRECT([.$G13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4]);0;2;1);&quot; Nummer &quot;;OFFSET(INDIRECT([.$G134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5]);0;2;1);&quot; Nummer &quot;;OFFSET(INDIRECT([.$G135]);0;4;1);&quot; &quot;;[.D135])" office:value-type="string" office:string-value="§ 4 Absatz 7 Nummer 3 b" calcext:value-type="string">
            <text:p>§ 4 Absatz 7 Nummer 3 b</text:p>
          </table:table-cell>
          <table:table-cell table:formula="of:=OFFSET(INDIRECT([.$G135]);0;4;1)" office:value-type="float" office:value="3" calcext:value-type="float">
            <text:p>3</text:p>
          </table:table-cell>
          <table:table-cell table:formula="of:=OFFSET(INDIRECT([.$G135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5]);0;8;1)" office:value-type="string" office:string-value="alle" calcext:value-type="string">
            <text:p>alle</text:p>
          </table:table-cell>
          <table:table-cell table:style-name="ce148" table:formula="of:=OFFSET(INDIRECT([.$G13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5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5]);0;9;1);&quot; Wo., Phase 2: &quot;;OFFSET(INDIRECT([.$G13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5]);0;2;1);&quot; Nummer &quot;;OFFSET(INDIRECT([.$G135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6]);0;2;1);&quot; Nummer &quot;;OFFSET(INDIRECT([.$G136]);0;4;1);&quot; &quot;;[.D136])" office:value-type="string" office:string-value="§ 4 Absatz 7 Nummer 3 c" calcext:value-type="string">
            <text:p>§ 4 Absatz 7 Nummer 3 c</text:p>
          </table:table-cell>
          <table:table-cell table:formula="of:=OFFSET(INDIRECT([.$G136]);0;4;1)" office:value-type="float" office:value="3" calcext:value-type="float">
            <text:p>3</text:p>
          </table:table-cell>
          <table:table-cell table:formula="of:=OFFSET(INDIRECT([.$G136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6]);0;8;1)" office:value-type="string" office:string-value="alle" calcext:value-type="string">
            <text:p>alle</text:p>
          </table:table-cell>
          <table:table-cell table:style-name="ce148" table:formula="of:=OFFSET(INDIRECT([.$G13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6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6]);0;9;1);&quot; Wo., Phase 2: &quot;;OFFSET(INDIRECT([.$G13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6]);0;2;1);&quot; Nummer &quot;;OFFSET(INDIRECT([.$G136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7]);0;2;1);&quot; Nummer &quot;;OFFSET(INDIRECT([.$G137]);0;4;1);&quot; &quot;;[.D137])" office:value-type="string" office:string-value="§ 4 Absatz 7 Nummer 3 d" calcext:value-type="string">
            <text:p>§ 4 Absatz 7 Nummer 3 d</text:p>
          </table:table-cell>
          <table:table-cell table:formula="of:=OFFSET(INDIRECT([.$G137]);0;4;1)" office:value-type="float" office:value="3" calcext:value-type="float">
            <text:p>3</text:p>
          </table:table-cell>
          <table:table-cell table:formula="of:=OFFSET(INDIRECT([.$G137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7]);0;8;1)" office:value-type="string" office:string-value="alle" calcext:value-type="string">
            <text:p>alle</text:p>
          </table:table-cell>
          <table:table-cell table:style-name="ce148" table:formula="of:=OFFSET(INDIRECT([.$G13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7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7]);0;9;1);&quot; Wo., Phase 2: &quot;;OFFSET(INDIRECT([.$G13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7]);0;2;1);&quot; Nummer &quot;;OFFSET(INDIRECT([.$G137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138]);0;2;1);&quot; Nummer &quot;;OFFSET(INDIRECT([.$G138]);0;4;1);&quot; &quot;;[.D138])" office:value-type="string" office:string-value="§ 4 Absatz 7 Nummer 4 a" calcext:value-type="string">
            <text:p>§ 4 Absatz 7 Nummer 4 a</text:p>
          </table:table-cell>
          <table:table-cell table:formula="of:=OFFSET(INDIRECT([.$G138]);0;4;1)" office:value-type="float" office:value="4" calcext:value-type="float">
            <text:p>4</text:p>
          </table:table-cell>
          <table:table-cell table:formula="of:=OFFSET(INDIRECT([.$G138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8]);0;8;1)" office:value-type="string" office:string-value="alle" calcext:value-type="string">
            <text:p>alle</text:p>
          </table:table-cell>
          <table:table-cell table:style-name="ce148" table:formula="of:=OFFSET(INDIRECT([.$G13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8]);0;5;1)" office:value-type="string" office:string-value="Umweltschutz" calcext:value-type="string">
            <text:p>Umweltschutz</text:p>
          </table:table-cell>
          <table:table-cell table:formula="of:=CONCATENATE(&quot;Phase 1: &quot;;OFFSET(INDIRECT([.$G138]);0;9;1);&quot; Wo., Phase 2: &quot;;OFFSET(INDIRECT([.$G13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8]);0;2;1);&quot; Nummer &quot;;OFFSET(INDIRECT([.$G138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39]);0;2;1);&quot; Nummer &quot;;OFFSET(INDIRECT([.$G139]);0;4;1);&quot; &quot;;[.D139])" office:value-type="string" office:string-value="§ 4 Absatz 7 Nummer 4 b" calcext:value-type="string">
            <text:p>§ 4 Absatz 7 Nummer 4 b</text:p>
          </table:table-cell>
          <table:table-cell table:formula="of:=OFFSET(INDIRECT([.$G139]);0;4;1)" office:value-type="float" office:value="4" calcext:value-type="float">
            <text:p>4</text:p>
          </table:table-cell>
          <table:table-cell table:formula="of:=OFFSET(INDIRECT([.$G139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9]);0;8;1)" office:value-type="string" office:string-value="alle" calcext:value-type="string">
            <text:p>alle</text:p>
          </table:table-cell>
          <table:table-cell table:style-name="ce148" table:formula="of:=OFFSET(INDIRECT([.$G13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39]);0;5;1)" office:value-type="string" office:string-value="Umweltschutz" calcext:value-type="string">
            <text:p>Umweltschutz</text:p>
          </table:table-cell>
          <table:table-cell table:formula="of:=CONCATENATE(&quot;Phase 1: &quot;;OFFSET(INDIRECT([.$G139]);0;9;1);&quot; Wo., Phase 2: &quot;;OFFSET(INDIRECT([.$G13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9]);0;2;1);&quot; Nummer &quot;;OFFSET(INDIRECT([.$G139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40]);0;2;1);&quot; Nummer &quot;;OFFSET(INDIRECT([.$G140]);0;4;1);&quot; &quot;;[.D140])" office:value-type="string" office:string-value="§ 4 Absatz 7 Nummer 4 c" calcext:value-type="string">
            <text:p>§ 4 Absatz 7 Nummer 4 c</text:p>
          </table:table-cell>
          <table:table-cell table:formula="of:=OFFSET(INDIRECT([.$G140]);0;4;1)" office:value-type="float" office:value="4" calcext:value-type="float">
            <text:p>4</text:p>
          </table:table-cell>
          <table:table-cell table:formula="of:=OFFSET(INDIRECT([.$G140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0]);0;8;1)" office:value-type="string" office:string-value="alle" calcext:value-type="string">
            <text:p>alle</text:p>
          </table:table-cell>
          <table:table-cell table:style-name="ce148" table:formula="of:=OFFSET(INDIRECT([.$G14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0]);0;5;1)" office:value-type="string" office:string-value="Umweltschutz" calcext:value-type="string">
            <text:p>Umweltschutz</text:p>
          </table:table-cell>
          <table:table-cell table:formula="of:=CONCATENATE(&quot;Phase 1: &quot;;OFFSET(INDIRECT([.$G140]);0;9;1);&quot; Wo., Phase 2: &quot;;OFFSET(INDIRECT([.$G14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0]);0;2;1);&quot; Nummer &quot;;OFFSET(INDIRECT([.$G140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206" table:formula="of:=CONCATENATE(OFFSET(INDIRECT([.$G141]);0;2;1);&quot; Nummer &quot;;OFFSET(INDIRECT([.$G141]);0;4;1);&quot; &quot;;[.D141])" office:value-type="string" office:string-value="§ 4 Absatz 7 Nummer 4 d" calcext:value-type="string">
            <text:p>§ 4 Absatz 7 Nummer 4 d</text:p>
          </table:table-cell>
          <table:table-cell table:formula="of:=OFFSET(INDIRECT([.$G141]);0;4;1)" office:value-type="float" office:value="4" calcext:value-type="float">
            <text:p>4</text:p>
          </table:table-cell>
          <table:table-cell table:formula="of:=OFFSET(INDIRECT([.$G141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1]);0;8;1)" office:value-type="string" office:string-value="alle" calcext:value-type="string">
            <text:p>alle</text:p>
          </table:table-cell>
          <table:table-cell table:style-name="ce148" table:formula="of:=OFFSET(INDIRECT([.$G14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1]);0;5;1)" office:value-type="string" office:string-value="Umweltschutz" calcext:value-type="string">
            <text:p>Umweltschutz</text:p>
          </table:table-cell>
          <table:table-cell table:formula="of:=CONCATENATE(&quot;Phase 1: &quot;;OFFSET(INDIRECT([.$G141]);0;9;1);&quot; Wo., Phase 2: &quot;;OFFSET(INDIRECT([.$G14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1]);0;2;1);&quot; Nummer &quot;;OFFSET(INDIRECT([.$G141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2]);0;2;1);&quot; Nummer &quot;;OFFSET(INDIRECT([.$G142]);0;4;1);&quot; &quot;;[.D142])" office:value-type="string" office:string-value="§ 4 Absatz 7 Nummer 5 a" calcext:value-type="string">
            <text:p>§ 4 Absatz 7 Nummer 5 a</text:p>
          </table:table-cell>
          <table:table-cell table:formula="of:=OFFSET(INDIRECT([.$G142]);0;4;1)" office:value-type="float" office:value="5" calcext:value-type="float">
            <text:p>5</text:p>
          </table:table-cell>
          <table:table-cell table:formula="of:=OFFSET(INDIRECT([.$G142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2]);0;8;1)" office:value-type="string" office:string-value="alle" calcext:value-type="string">
            <text:p>alle</text:p>
          </table:table-cell>
          <table:table-cell table:style-name="ce148" table:formula="of:=OFFSET(INDIRECT([.$G14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2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2]);0;9;1);&quot; Wo., Phase 2: &quot;;OFFSET(INDIRECT([.$G142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2]);0;2;1);&quot; Nummer &quot;;OFFSET(INDIRECT([.$G142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43]);0;2;1);&quot; Nummer &quot;;OFFSET(INDIRECT([.$G143]);0;4;1);&quot; &quot;;[.D143])" office:value-type="string" office:string-value="§ 4 Absatz 7 Nummer 5 b" calcext:value-type="string">
            <text:p>§ 4 Absatz 7 Nummer 5 b</text:p>
          </table:table-cell>
          <table:table-cell table:formula="of:=OFFSET(INDIRECT([.$G143]);0;4;1)" office:value-type="float" office:value="5" calcext:value-type="float">
            <text:p>5</text:p>
          </table:table-cell>
          <table:table-cell table:formula="of:=OFFSET(INDIRECT([.$G143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3]);0;8;1)" office:value-type="string" office:string-value="alle" calcext:value-type="string">
            <text:p>alle</text:p>
          </table:table-cell>
          <table:table-cell table:style-name="ce148" table:formula="of:=OFFSET(INDIRECT([.$G14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3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3]);0;9;1);&quot; Wo., Phase 2: &quot;;OFFSET(INDIRECT([.$G143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3]);0;2;1);&quot; Nummer &quot;;OFFSET(INDIRECT([.$G143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44]);0;2;1);&quot; Nummer &quot;;OFFSET(INDIRECT([.$G144]);0;4;1);&quot; &quot;;[.D144])" office:value-type="string" office:string-value="§ 4 Absatz 7 Nummer 5 c" calcext:value-type="string">
            <text:p>§ 4 Absatz 7 Nummer 5 c</text:p>
          </table:table-cell>
          <table:table-cell table:formula="of:=OFFSET(INDIRECT([.$G144]);0;4;1)" office:value-type="float" office:value="5" calcext:value-type="float">
            <text:p>5</text:p>
          </table:table-cell>
          <table:table-cell table:formula="of:=OFFSET(INDIRECT([.$G144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4]);0;8;1)" office:value-type="string" office:string-value="alle" calcext:value-type="string">
            <text:p>alle</text:p>
          </table:table-cell>
          <table:table-cell table:style-name="ce148" table:formula="of:=OFFSET(INDIRECT([.$G14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4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4]);0;9;1);&quot; Wo., Phase 2: &quot;;OFFSET(INDIRECT([.$G144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4]);0;2;1);&quot; Nummer &quot;;OFFSET(INDIRECT([.$G144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5]);0;2;1);&quot; Nummer &quot;;OFFSET(INDIRECT([.$G145]);0;4;1);&quot; &quot;;[.D145])" office:value-type="string" office:string-value="§ 4 Absatz 7 Nummer 5 d" calcext:value-type="string">
            <text:p>§ 4 Absatz 7 Nummer 5 d</text:p>
          </table:table-cell>
          <table:table-cell table:formula="of:=OFFSET(INDIRECT([.$G145]);0;4;1)" office:value-type="float" office:value="5" calcext:value-type="float">
            <text:p>5</text:p>
          </table:table-cell>
          <table:table-cell table:formula="of:=OFFSET(INDIRECT([.$G145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5]);0;8;1)" office:value-type="string" office:string-value="alle" calcext:value-type="string">
            <text:p>alle</text:p>
          </table:table-cell>
          <table:table-cell table:style-name="ce148" table:formula="of:=OFFSET(INDIRECT([.$G14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48" table:formula="of:=OFFSET(INDIRECT([.$G145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5]);0;9;1);&quot; Wo., Phase 2: &quot;;OFFSET(INDIRECT([.$G145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5]);0;2;1);&quot; Nummer &quot;;OFFSET(INDIRECT([.$G145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3">
          <table:table-cell table:style-name="ce206" table:formula="of:=CONCATENATE(OFFSET(INDIRECT([.$G146]);0;2;1);&quot; Nummer &quot;;OFFSET(INDIRECT([.$G146]);0;4;1);&quot; &quot;;[.D146])" office:value-type="string" office:string-value="99 Nummer 99 x" calcext:value-type="string">
            <text:p>99 Nummer 99 x</text:p>
          </table:table-cell>
          <table:table-cell table:formula="of:=OFFSET(INDIRECT([.$G146]);0;4;1)" office:value-type="float" office:value="99" calcext:value-type="float">
            <text:p>99</text:p>
          </table:table-cell>
          <table:table-cell table:formula="of:=OFFSET(INDIRECT([.$G146]);0;6;1)" office:value-type="float" office:value="1" calcext:value-type="float">
            <text:p>1</text:p>
          </table:table-cell>
          <table:table-cell table:style-name="ce219" office:value-type="string" calcext:value-type="string">
            <text:p>x</text:p>
          </table:table-cell>
          <table:table-cell table:style-name="ce178"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278" table:formula="of:=OFFSET(INDIRECT([.$G146]);0;8;1)" office:value-type="string" office:string-value="invisible" calcext:value-type="string">
            <text:p>invisible</text:p>
          </table:table-cell>
          <table:table-cell table:style-name="ce148" table:formula="of:=OFFSET(INDIRECT([.$G146]);0;3;1)" office:value-type="string" office:string-value="Last Line" calcext:value-type="string">
            <text:p>Last Line</text:p>
          </table:table-cell>
          <table:table-cell table:style-name="ce148" table:formula="of:=OFFSET(INDIRECT([.$G146]);0;5;1)" office:value-type="string" office:string-value="Last Line" calcext:value-type="string">
            <text:p>Last Line</text:p>
          </table:table-cell>
          <table:table-cell table:formula="of:=CONCATENATE(&quot;Phase 1: &quot;;OFFSET(INDIRECT([.$G146]);0;9;1);&quot; Wo., Phase 2: &quot;;OFFSET(INDIRECT([.$G146]);0;10;1);&quot; Wo.&quot;)" office:value-type="string" office:string-value="Phase 1:  Wo., Phase 2:  Wo." calcext:value-type="string">
            <text:p>Phase 1: <text:s/>Wo., Phase 2: <text:s/>Wo.</text:p>
          </table:table-cell>
          <table:table-cell table:formula="of:=CONCATENATE(OFFSET(INDIRECT([.$G146]);0;2;1);&quot; Nummer &quot;;OFFSET(INDIRECT([.$G146]);0;4;1))" office:value-type="string" office:string-value="99 Nummer 99" calcext:value-type="string">
            <text:p>99 Nummer 99</text:p>
          </table:table-cell>
          <table:table-cell table:number-columns-repeated="51"/>
        </table:table-row>
        <table:table-row table:style-name="ro3" table:number-rows-repeated="7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48">
          <table:table-cell table:style-name="ce207"/>
          <table:table-cell table:number-columns-repeated="2"/>
          <table:table-cell table:style-name="ce219"/>
          <table:table-cell table:style-name="ce221"/>
          <table:table-cell table:number-columns-repeated="59"/>
        </table:table-row>
        <table:table-row table:style-name="ro3" table:number-rows-repeated="58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1048231">
          <table:table-cell table:number-columns-repeated="64"/>
        </table:table-row>
        <table:table-row table:style-name="ro3" table:number-rows-repeated="85">
          <table:table-cell table:style-name="ce209"/>
          <table:table-cell table:number-columns-repeated="63"/>
        </table:table-row>
        <table:table-row table:style-name="ro3">
          <table:table-cell table:style-name="ce209"/>
          <table:table-cell table:number-columns-repeated="63"/>
        </table:table-row>
      </table:table>
      <table:table table:name="ATTIC" table:style-name="ta1">
        <table:table-column table:style-name="co6" table:default-cell-style-name="ce233"/>
        <table:table-column table:style-name="co6" table:number-columns-repeated="12" table:default-cell-style-name="Default"/>
        <table:table-row table:style-name="ro43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15:07:19.2881680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1T15:55:49.966283276</dc:date>
    <meta:editing-duration>P1DT4H12M29S</meta:editing-duration>
    <meta:editing-cycles>283</meta:editing-cycles>
    <meta:generator>LibreOffice/7.0.6.2$Linux_X86_64 LibreOffice_project/00$Build-2</meta:generator>
    <meta:document-statistic meta:table-count="13" meta:cell-count="6036" meta:object-count="0"/>
  </office:meta>
</office:document-meta>
</file>